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2.032in"/>
    </style:style>
    <style:style style:name="ta1co2" style:family="table-column">
      <style:table-column-properties fo:break-before="auto" style:column-width="2.17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1.96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825in"/>
    </style:style>
    <style:style style:name="ta2co2" style:family="table-column">
      <style:table-column-properties fo:break-before="auto" style:column-width="2.17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1.96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1/hclasp-2-bas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1/clasp-vsi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freecell.freecell-2-1.asp/1</text:p>
          </table:table-cell>
          <table:table-cell office:value-type="float" office:value="20.1042"/>
          <table:table-cell office:value-type="float" office:value="19.9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9270.0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20.2243"/>
          <table:table-cell office:value-type="float" office:value="20.0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49270.0"/>
          <table:table-cell office:value-type="float" office:value="10.0"/>
          <table:table-cell office:value-type="float" office:value="0.0"/>
          <table:table-cell office:value-type="float" office:value="0.0"/>
          <table:table-cell table:formula="of:=MIN([.$B3];[.$O3])" office:value-type="float"/>
          <table:table-cell table:formula="of:=MIN([.$C3];[.$P3])" office:value-type="float"/>
          <table:table-cell table:formula="of:=MIN([.$D3];[.$Q3])" office:value-type="float"/>
          <table:table-cell table:formula="of:=MIN([.$E3];[.$R3])" office:value-type="float"/>
          <table:table-cell table:formula="of:=MIN([.$F3];[.$S3])" office:value-type="float"/>
          <table:table-cell table:formula="of:=MIN([.$G3];[.$T3])" office:value-type="float"/>
          <table:table-cell table:formula="of:=MIN([.$H3];[.$U3])" office:value-type="float"/>
          <table:table-cell table:formula="of:=MIN([.$I3];[.$V3])" office:value-type="float"/>
          <table:table-cell table:formula="of:=MIN([.$J3])" office:value-type="float"/>
          <table:table-cell table:formula="of:=MIN([.$K3];[.$W3])" office:value-type="float"/>
          <table:table-cell table:formula="of:=MIN([.$L3];[.$X3])" office:value-type="float"/>
          <table:table-cell table:formula="of:=MIN([.$M3];[.$Y3])" office:value-type="float"/>
          <table:table-cell table:formula="of:=MIN([.$N3];[.$Z3])" office:value-type="float"/>
          <table:table-cell table:formula="of:=MEDIAN([.$B3];[.$O3])" office:value-type="float"/>
          <table:table-cell table:formula="of:=MEDIAN([.$C3];[.$P3])" office:value-type="float"/>
          <table:table-cell table:formula="of:=MEDIAN([.$D3];[.$Q3])" office:value-type="float"/>
          <table:table-cell table:formula="of:=MEDIAN([.$E3];[.$R3])" office:value-type="float"/>
          <table:table-cell table:formula="of:=MEDIAN([.$F3];[.$S3])" office:value-type="float"/>
          <table:table-cell table:formula="of:=MEDIAN([.$G3];[.$T3])" office:value-type="float"/>
          <table:table-cell table:formula="of:=MEDIAN([.$H3];[.$U3])" office:value-type="float"/>
          <table:table-cell table:formula="of:=MEDIAN([.$I3];[.$V3])" office:value-type="float"/>
          <table:table-cell table:formula="of:=MEDIAN([.$J3])" office:value-type="float"/>
          <table:table-cell table:formula="of:=MEDIAN([.$K3];[.$W3])" office:value-type="float"/>
          <table:table-cell table:formula="of:=MEDIAN([.$L3];[.$X3])" office:value-type="float"/>
          <table:table-cell table:formula="of:=MEDIAN([.$M3];[.$Y3])" office:value-type="float"/>
          <table:table-cell table:formula="of:=MEDIAN([.$N3];[.$Z3])" office:value-type="float"/>
          <table:table-cell table:formula="of:=MAX([.$B3];[.$O3])" office:value-type="float"/>
          <table:table-cell table:formula="of:=MAX([.$C3];[.$P3])" office:value-type="float"/>
          <table:table-cell table:formula="of:=MAX([.$D3];[.$Q3])" office:value-type="float"/>
          <table:table-cell table:formula="of:=MAX([.$E3];[.$R3])" office:value-type="float"/>
          <table:table-cell table:formula="of:=MAX([.$F3];[.$S3])" office:value-type="float"/>
          <table:table-cell table:formula="of:=MAX([.$G3];[.$T3])" office:value-type="float"/>
          <table:table-cell table:formula="of:=MAX([.$H3];[.$U3])" office:value-type="float"/>
          <table:table-cell table:formula="of:=MAX([.$I3];[.$V3])" office:value-type="float"/>
          <table:table-cell table:formula="of:=MAX([.$J3])" office:value-type="float"/>
          <table:table-cell table:formula="of:=MAX([.$K3];[.$W3])" office:value-type="float"/>
          <table:table-cell table:formula="of:=MAX([.$L3];[.$X3])" office:value-type="float"/>
          <table:table-cell table:formula="of:=MAX([.$M3];[.$Y3])" office:value-type="float"/>
          <table:table-cell table:formula="of:=MAX([.$N3];[.$Z3])" office:value-type="float"/>
        </table:table-row>
        <table:table-row table:style-name="ro1">
          <table:table-cell office:value-type="string">
            <text:p>freecell.freecell-2-1.asp/10</text:p>
          </table:table-cell>
          <table:table-cell office:value-type="float" office:value="30.2743"/>
          <table:table-cell office:value-type="float" office:value="30.048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7.0"/>
          <table:table-cell office:value-type="float" office:value="681.0"/>
          <table:table-cell office:value-type="float" office:value="502.0"/>
          <table:table-cell office:value-type="float" office:value="1054400.0"/>
          <table:table-cell office:value-type="float" office:value="148168.0"/>
          <table:table-cell office:value-type="float" office:value="0.0"/>
          <table:table-cell office:value-type="float" office:value="0.0"/>
          <table:table-cell office:value-type="float" office:value="68.8273"/>
          <table:table-cell office:value-type="float" office:value="68.616"/>
          <table:table-cell office:value-type="float" office:value="38.91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4404.0"/>
          <table:table-cell office:value-type="float" office:value="67268.0"/>
          <table:table-cell office:value-type="float" office:value="1054400.0"/>
          <table:table-cell office:value-type="float" office:value="148168.0"/>
          <table:table-cell office:value-type="float" office:value="0.0"/>
          <table:table-cell office:value-type="float" office:value="0.0"/>
          <table:table-cell table:formula="of:=MIN([.$B4];[.$O4])" office:value-type="float"/>
          <table:table-cell table:formula="of:=MIN([.$C4];[.$P4])" office:value-type="float"/>
          <table:table-cell table:formula="of:=MIN([.$D4];[.$Q4])" office:value-type="float"/>
          <table:table-cell table:formula="of:=MIN([.$E4];[.$R4])" office:value-type="float"/>
          <table:table-cell table:formula="of:=MIN([.$F4];[.$S4])" office:value-type="float"/>
          <table:table-cell table:formula="of:=MIN([.$G4];[.$T4])" office:value-type="float"/>
          <table:table-cell table:formula="of:=MIN([.$H4];[.$U4])" office:value-type="float"/>
          <table:table-cell table:formula="of:=MIN([.$I4];[.$V4])" office:value-type="float"/>
          <table:table-cell table:formula="of:=MIN([.$J4])" office:value-type="float"/>
          <table:table-cell table:formula="of:=MIN([.$K4];[.$W4])" office:value-type="float"/>
          <table:table-cell table:formula="of:=MIN([.$L4];[.$X4])" office:value-type="float"/>
          <table:table-cell table:formula="of:=MIN([.$M4];[.$Y4])" office:value-type="float"/>
          <table:table-cell table:formula="of:=MIN([.$N4];[.$Z4])" office:value-type="float"/>
          <table:table-cell table:formula="of:=MEDIAN([.$B4];[.$O4])" office:value-type="float"/>
          <table:table-cell table:formula="of:=MEDIAN([.$C4];[.$P4])" office:value-type="float"/>
          <table:table-cell table:formula="of:=MEDIAN([.$D4];[.$Q4])" office:value-type="float"/>
          <table:table-cell table:formula="of:=MEDIAN([.$E4];[.$R4])" office:value-type="float"/>
          <table:table-cell table:formula="of:=MEDIAN([.$F4];[.$S4])" office:value-type="float"/>
          <table:table-cell table:formula="of:=MEDIAN([.$G4];[.$T4])" office:value-type="float"/>
          <table:table-cell table:formula="of:=MEDIAN([.$H4];[.$U4])" office:value-type="float"/>
          <table:table-cell table:formula="of:=MEDIAN([.$I4];[.$V4])" office:value-type="float"/>
          <table:table-cell table:formula="of:=MEDIAN([.$J4])" office:value-type="float"/>
          <table:table-cell table:formula="of:=MEDIAN([.$K4];[.$W4])" office:value-type="float"/>
          <table:table-cell table:formula="of:=MEDIAN([.$L4];[.$X4])" office:value-type="float"/>
          <table:table-cell table:formula="of:=MEDIAN([.$M4];[.$Y4])" office:value-type="float"/>
          <table:table-cell table:formula="of:=MEDIAN([.$N4];[.$Z4])" office:value-type="float"/>
          <table:table-cell table:formula="of:=MAX([.$B4];[.$O4])" office:value-type="float"/>
          <table:table-cell table:formula="of:=MAX([.$C4];[.$P4])" office:value-type="float"/>
          <table:table-cell table:formula="of:=MAX([.$D4];[.$Q4])" office:value-type="float"/>
          <table:table-cell table:formula="of:=MAX([.$E4];[.$R4])" office:value-type="float"/>
          <table:table-cell table:formula="of:=MAX([.$F4];[.$S4])" office:value-type="float"/>
          <table:table-cell table:formula="of:=MAX([.$G4];[.$T4])" office:value-type="float"/>
          <table:table-cell table:formula="of:=MAX([.$H4];[.$U4])" office:value-type="float"/>
          <table:table-cell table:formula="of:=MAX([.$I4];[.$V4])" office:value-type="float"/>
          <table:table-cell table:formula="of:=MAX([.$J4])" office:value-type="float"/>
          <table:table-cell table:formula="of:=MAX([.$K4];[.$W4])" office:value-type="float"/>
          <table:table-cell table:formula="of:=MAX([.$L4];[.$X4])" office:value-type="float"/>
          <table:table-cell table:formula="of:=MAX([.$M4];[.$Y4])" office:value-type="float"/>
          <table:table-cell table:formula="of:=MAX([.$N4];[.$Z4])" office:value-type="float"/>
        </table:table-row>
        <table:table-row table:style-name="ro1">
          <table:table-cell office:value-type="string">
            <text:p>freecell.freecell-2-1.asp/11</text:p>
          </table:table-cell>
          <table:table-cell office:value-type="float" office:value="31.5809"/>
          <table:table-cell office:value-type="float" office:value="31.337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1286.0"/>
          <table:table-cell office:value-type="float" office:value="1096.0"/>
          <table:table-cell office:value-type="float" office:value="1154970.0"/>
          <table:table-cell office:value-type="float" office:value="182056.0"/>
          <table:table-cell office:value-type="float" office:value="0.0"/>
          <table:table-cell office:value-type="float" office:value="0.0"/>
          <table:table-cell office:value-type="float" office:value="44.0647"/>
          <table:table-cell office:value-type="float" office:value="43.852"/>
          <table:table-cell office:value-type="float" office:value="12.58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2373.0"/>
          <table:table-cell office:value-type="float" office:value="37750.0"/>
          <table:table-cell office:value-type="float" office:value="1154970.0"/>
          <table:table-cell office:value-type="float" office:value="182056.0"/>
          <table:table-cell office:value-type="float" office:value="0.0"/>
          <table:table-cell office:value-type="float" office:value="0.0"/>
          <table:table-cell table:formula="of:=MIN([.$B5];[.$O5])" office:value-type="float"/>
          <table:table-cell table:formula="of:=MIN([.$C5];[.$P5])" office:value-type="float"/>
          <table:table-cell table:formula="of:=MIN([.$D5];[.$Q5])" office:value-type="float"/>
          <table:table-cell table:formula="of:=MIN([.$E5];[.$R5])" office:value-type="float"/>
          <table:table-cell table:formula="of:=MIN([.$F5];[.$S5])" office:value-type="float"/>
          <table:table-cell table:formula="of:=MIN([.$G5];[.$T5])" office:value-type="float"/>
          <table:table-cell table:formula="of:=MIN([.$H5];[.$U5])" office:value-type="float"/>
          <table:table-cell table:formula="of:=MIN([.$I5];[.$V5])" office:value-type="float"/>
          <table:table-cell table:formula="of:=MIN([.$J5])" office:value-type="float"/>
          <table:table-cell table:formula="of:=MIN([.$K5];[.$W5])" office:value-type="float"/>
          <table:table-cell table:formula="of:=MIN([.$L5];[.$X5])" office:value-type="float"/>
          <table:table-cell table:formula="of:=MIN([.$M5];[.$Y5])" office:value-type="float"/>
          <table:table-cell table:formula="of:=MIN([.$N5];[.$Z5])" office:value-type="float"/>
          <table:table-cell table:formula="of:=MEDIAN([.$B5];[.$O5])" office:value-type="float"/>
          <table:table-cell table:formula="of:=MEDIAN([.$C5];[.$P5])" office:value-type="float"/>
          <table:table-cell table:formula="of:=MEDIAN([.$D5];[.$Q5])" office:value-type="float"/>
          <table:table-cell table:formula="of:=MEDIAN([.$E5];[.$R5])" office:value-type="float"/>
          <table:table-cell table:formula="of:=MEDIAN([.$F5];[.$S5])" office:value-type="float"/>
          <table:table-cell table:formula="of:=MEDIAN([.$G5];[.$T5])" office:value-type="float"/>
          <table:table-cell table:formula="of:=MEDIAN([.$H5];[.$U5])" office:value-type="float"/>
          <table:table-cell table:formula="of:=MEDIAN([.$I5];[.$V5])" office:value-type="float"/>
          <table:table-cell table:formula="of:=MEDIAN([.$J5])" office:value-type="float"/>
          <table:table-cell table:formula="of:=MEDIAN([.$K5];[.$W5])" office:value-type="float"/>
          <table:table-cell table:formula="of:=MEDIAN([.$L5];[.$X5])" office:value-type="float"/>
          <table:table-cell table:formula="of:=MEDIAN([.$M5];[.$Y5])" office:value-type="float"/>
          <table:table-cell table:formula="of:=MEDIAN([.$N5];[.$Z5])" office:value-type="float"/>
          <table:table-cell table:formula="of:=MAX([.$B5];[.$O5])" office:value-type="float"/>
          <table:table-cell table:formula="of:=MAX([.$C5];[.$P5])" office:value-type="float"/>
          <table:table-cell table:formula="of:=MAX([.$D5];[.$Q5])" office:value-type="float"/>
          <table:table-cell table:formula="of:=MAX([.$E5];[.$R5])" office:value-type="float"/>
          <table:table-cell table:formula="of:=MAX([.$F5];[.$S5])" office:value-type="float"/>
          <table:table-cell table:formula="of:=MAX([.$G5];[.$T5])" office:value-type="float"/>
          <table:table-cell table:formula="of:=MAX([.$H5];[.$U5])" office:value-type="float"/>
          <table:table-cell table:formula="of:=MAX([.$I5];[.$V5])" office:value-type="float"/>
          <table:table-cell table:formula="of:=MAX([.$J5])" office:value-type="float"/>
          <table:table-cell table:formula="of:=MAX([.$K5];[.$W5])" office:value-type="float"/>
          <table:table-cell table:formula="of:=MAX([.$L5];[.$X5])" office:value-type="float"/>
          <table:table-cell table:formula="of:=MAX([.$M5];[.$Y5])" office:value-type="float"/>
          <table:table-cell table:formula="of:=MAX([.$N5];[.$Z5])" office:value-type="float"/>
        </table:table-row>
        <table:table-row table:style-name="ro1">
          <table:table-cell office:value-type="string">
            <text:p>freecell.freecell-2-1.asp/12</text:p>
          </table:table-cell>
          <table:table-cell office:value-type="float" office:value="33.0764"/>
          <table:table-cell office:value-type="float" office:value="32.83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96.0"/>
          <table:table-cell office:value-type="float" office:value="1858.0"/>
          <table:table-cell office:value-type="float" office:value="1235.0"/>
          <table:table-cell office:value-type="float" office:value="1255540.0"/>
          <table:table-cell office:value-type="float" office:value="216726.0"/>
          <table:table-cell office:value-type="float" office:value="0.0"/>
          <table:table-cell office:value-type="float" office:value="0.0"/>
          <table:table-cell office:value-type="float" office:value="33.5842"/>
          <table:table-cell office:value-type="float" office:value="33.363"/>
          <table:table-cell office:value-type="float" office:value="0.5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209.0"/>
          <table:table-cell office:value-type="float" office:value="7562.0"/>
          <table:table-cell office:value-type="float" office:value="1255540.0"/>
          <table:table-cell office:value-type="float" office:value="216726.0"/>
          <table:table-cell office:value-type="float" office:value="0.0"/>
          <table:table-cell office:value-type="float" office:value="0.0"/>
          <table:table-cell table:formula="of:=MIN([.$B6];[.$O6])" office:value-type="float"/>
          <table:table-cell table:formula="of:=MIN([.$C6];[.$P6])" office:value-type="float"/>
          <table:table-cell table:formula="of:=MIN([.$D6];[.$Q6])" office:value-type="float"/>
          <table:table-cell table:formula="of:=MIN([.$E6];[.$R6])" office:value-type="float"/>
          <table:table-cell table:formula="of:=MIN([.$F6];[.$S6])" office:value-type="float"/>
          <table:table-cell table:formula="of:=MIN([.$G6];[.$T6])" office:value-type="float"/>
          <table:table-cell table:formula="of:=MIN([.$H6];[.$U6])" office:value-type="float"/>
          <table:table-cell table:formula="of:=MIN([.$I6];[.$V6])" office:value-type="float"/>
          <table:table-cell table:formula="of:=MIN([.$J6])" office:value-type="float"/>
          <table:table-cell table:formula="of:=MIN([.$K6];[.$W6])" office:value-type="float"/>
          <table:table-cell table:formula="of:=MIN([.$L6];[.$X6])" office:value-type="float"/>
          <table:table-cell table:formula="of:=MIN([.$M6];[.$Y6])" office:value-type="float"/>
          <table:table-cell table:formula="of:=MIN([.$N6];[.$Z6])" office:value-type="float"/>
          <table:table-cell table:formula="of:=MEDIAN([.$B6];[.$O6])" office:value-type="float"/>
          <table:table-cell table:formula="of:=MEDIAN([.$C6];[.$P6])" office:value-type="float"/>
          <table:table-cell table:formula="of:=MEDIAN([.$D6];[.$Q6])" office:value-type="float"/>
          <table:table-cell table:formula="of:=MEDIAN([.$E6];[.$R6])" office:value-type="float"/>
          <table:table-cell table:formula="of:=MEDIAN([.$F6];[.$S6])" office:value-type="float"/>
          <table:table-cell table:formula="of:=MEDIAN([.$G6];[.$T6])" office:value-type="float"/>
          <table:table-cell table:formula="of:=MEDIAN([.$H6];[.$U6])" office:value-type="float"/>
          <table:table-cell table:formula="of:=MEDIAN([.$I6];[.$V6])" office:value-type="float"/>
          <table:table-cell table:formula="of:=MEDIAN([.$J6])" office:value-type="float"/>
          <table:table-cell table:formula="of:=MEDIAN([.$K6];[.$W6])" office:value-type="float"/>
          <table:table-cell table:formula="of:=MEDIAN([.$L6];[.$X6])" office:value-type="float"/>
          <table:table-cell table:formula="of:=MEDIAN([.$M6];[.$Y6])" office:value-type="float"/>
          <table:table-cell table:formula="of:=MEDIAN([.$N6];[.$Z6])" office:value-type="float"/>
          <table:table-cell table:formula="of:=MAX([.$B6];[.$O6])" office:value-type="float"/>
          <table:table-cell table:formula="of:=MAX([.$C6];[.$P6])" office:value-type="float"/>
          <table:table-cell table:formula="of:=MAX([.$D6];[.$Q6])" office:value-type="float"/>
          <table:table-cell table:formula="of:=MAX([.$E6];[.$R6])" office:value-type="float"/>
          <table:table-cell table:formula="of:=MAX([.$F6];[.$S6])" office:value-type="float"/>
          <table:table-cell table:formula="of:=MAX([.$G6];[.$T6])" office:value-type="float"/>
          <table:table-cell table:formula="of:=MAX([.$H6];[.$U6])" office:value-type="float"/>
          <table:table-cell table:formula="of:=MAX([.$I6];[.$V6])" office:value-type="float"/>
          <table:table-cell table:formula="of:=MAX([.$J6])" office:value-type="float"/>
          <table:table-cell table:formula="of:=MAX([.$K6];[.$W6])" office:value-type="float"/>
          <table:table-cell table:formula="of:=MAX([.$L6];[.$X6])" office:value-type="float"/>
          <table:table-cell table:formula="of:=MAX([.$M6];[.$Y6])" office:value-type="float"/>
          <table:table-cell table:formula="of:=MAX([.$N6];[.$Z6])" office:value-type="float"/>
        </table:table-row>
        <table:table-row table:style-name="ro1">
          <table:table-cell office:value-type="string">
            <text:p>freecell.freecell-2-1.asp/13</text:p>
          </table:table-cell>
          <table:table-cell office:value-type="float" office:value="35.0467"/>
          <table:table-cell office:value-type="float" office:value="34.783"/>
          <table:table-cell office:value-type="float" office:value="1.26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179.0"/>
          <table:table-cell office:value-type="float" office:value="4945.0"/>
          <table:table-cell office:value-type="float" office:value="4066.0"/>
          <table:table-cell office:value-type="float" office:value="1356110.0"/>
          <table:table-cell office:value-type="float" office:value="251396.0"/>
          <table:table-cell office:value-type="float" office:value="0.0"/>
          <table:table-cell office:value-type="float" office:value="0.0"/>
          <table:table-cell office:value-type="float" office:value="36.2244"/>
          <table:table-cell office:value-type="float" office:value="35.977"/>
          <table:table-cell office:value-type="float" office:value="2.26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908.0"/>
          <table:table-cell office:value-type="float" office:value="14882.0"/>
          <table:table-cell office:value-type="float" office:value="1356110.0"/>
          <table:table-cell office:value-type="float" office:value="251396.0"/>
          <table:table-cell office:value-type="float" office:value="0.0"/>
          <table:table-cell office:value-type="float" office:value="0.0"/>
          <table:table-cell table:formula="of:=MIN([.$B7];[.$O7])" office:value-type="float"/>
          <table:table-cell table:formula="of:=MIN([.$C7];[.$P7])" office:value-type="float"/>
          <table:table-cell table:formula="of:=MIN([.$D7];[.$Q7])" office:value-type="float"/>
          <table:table-cell table:formula="of:=MIN([.$E7];[.$R7])" office:value-type="float"/>
          <table:table-cell table:formula="of:=MIN([.$F7];[.$S7])" office:value-type="float"/>
          <table:table-cell table:formula="of:=MIN([.$G7];[.$T7])" office:value-type="float"/>
          <table:table-cell table:formula="of:=MIN([.$H7];[.$U7])" office:value-type="float"/>
          <table:table-cell table:formula="of:=MIN([.$I7];[.$V7])" office:value-type="float"/>
          <table:table-cell table:formula="of:=MIN([.$J7])" office:value-type="float"/>
          <table:table-cell table:formula="of:=MIN([.$K7];[.$W7])" office:value-type="float"/>
          <table:table-cell table:formula="of:=MIN([.$L7];[.$X7])" office:value-type="float"/>
          <table:table-cell table:formula="of:=MIN([.$M7];[.$Y7])" office:value-type="float"/>
          <table:table-cell table:formula="of:=MIN([.$N7];[.$Z7])" office:value-type="float"/>
          <table:table-cell table:formula="of:=MEDIAN([.$B7];[.$O7])" office:value-type="float"/>
          <table:table-cell table:formula="of:=MEDIAN([.$C7];[.$P7])" office:value-type="float"/>
          <table:table-cell table:formula="of:=MEDIAN([.$D7];[.$Q7])" office:value-type="float"/>
          <table:table-cell table:formula="of:=MEDIAN([.$E7];[.$R7])" office:value-type="float"/>
          <table:table-cell table:formula="of:=MEDIAN([.$F7];[.$S7])" office:value-type="float"/>
          <table:table-cell table:formula="of:=MEDIAN([.$G7];[.$T7])" office:value-type="float"/>
          <table:table-cell table:formula="of:=MEDIAN([.$H7];[.$U7])" office:value-type="float"/>
          <table:table-cell table:formula="of:=MEDIAN([.$I7];[.$V7])" office:value-type="float"/>
          <table:table-cell table:formula="of:=MEDIAN([.$J7])" office:value-type="float"/>
          <table:table-cell table:formula="of:=MEDIAN([.$K7];[.$W7])" office:value-type="float"/>
          <table:table-cell table:formula="of:=MEDIAN([.$L7];[.$X7])" office:value-type="float"/>
          <table:table-cell table:formula="of:=MEDIAN([.$M7];[.$Y7])" office:value-type="float"/>
          <table:table-cell table:formula="of:=MEDIAN([.$N7];[.$Z7])" office:value-type="float"/>
          <table:table-cell table:formula="of:=MAX([.$B7];[.$O7])" office:value-type="float"/>
          <table:table-cell table:formula="of:=MAX([.$C7];[.$P7])" office:value-type="float"/>
          <table:table-cell table:formula="of:=MAX([.$D7];[.$Q7])" office:value-type="float"/>
          <table:table-cell table:formula="of:=MAX([.$E7];[.$R7])" office:value-type="float"/>
          <table:table-cell table:formula="of:=MAX([.$F7];[.$S7])" office:value-type="float"/>
          <table:table-cell table:formula="of:=MAX([.$G7];[.$T7])" office:value-type="float"/>
          <table:table-cell table:formula="of:=MAX([.$H7];[.$U7])" office:value-type="float"/>
          <table:table-cell table:formula="of:=MAX([.$I7];[.$V7])" office:value-type="float"/>
          <table:table-cell table:formula="of:=MAX([.$J7])" office:value-type="float"/>
          <table:table-cell table:formula="of:=MAX([.$K7];[.$W7])" office:value-type="float"/>
          <table:table-cell table:formula="of:=MAX([.$L7];[.$X7])" office:value-type="float"/>
          <table:table-cell table:formula="of:=MAX([.$M7];[.$Y7])" office:value-type="float"/>
          <table:table-cell table:formula="of:=MAX([.$N7];[.$Z7])" office:value-type="float"/>
        </table:table-row>
        <table:table-row table:style-name="ro1">
          <table:table-cell office:value-type="string">
            <text:p>freecell.freecell-2-1.asp/14</text:p>
          </table:table-cell>
          <table:table-cell office:value-type="float" office:value="35.3426"/>
          <table:table-cell office:value-type="float" office:value="35.061"/>
          <table:table-cell office:value-type="float" office:value="0.3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26.0"/>
          <table:table-cell office:value-type="float" office:value="994.0"/>
          <table:table-cell office:value-type="float" office:value="786.0"/>
          <table:table-cell office:value-type="float" office:value="1456680.0"/>
          <table:table-cell office:value-type="float" office:value="286066.0"/>
          <table:table-cell office:value-type="float" office:value="0.0"/>
          <table:table-cell office:value-type="float" office:value="0.0"/>
          <table:table-cell office:value-type="float" office:value="39.5416"/>
          <table:table-cell office:value-type="float" office:value="39.284"/>
          <table:table-cell office:value-type="float" office:value="4.79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3394.0"/>
          <table:table-cell office:value-type="float" office:value="17495.0"/>
          <table:table-cell office:value-type="float" office:value="1456680.0"/>
          <table:table-cell office:value-type="float" office:value="286066.0"/>
          <table:table-cell office:value-type="float" office:value="0.0"/>
          <table:table-cell office:value-type="float" office:value="0.0"/>
          <table:table-cell table:formula="of:=MIN([.$B8];[.$O8])" office:value-type="float"/>
          <table:table-cell table:formula="of:=MIN([.$C8];[.$P8])" office:value-type="float"/>
          <table:table-cell table:formula="of:=MIN([.$D8];[.$Q8])" office:value-type="float"/>
          <table:table-cell table:formula="of:=MIN([.$E8];[.$R8])" office:value-type="float"/>
          <table:table-cell table:formula="of:=MIN([.$F8];[.$S8])" office:value-type="float"/>
          <table:table-cell table:formula="of:=MIN([.$G8];[.$T8])" office:value-type="float"/>
          <table:table-cell table:formula="of:=MIN([.$H8];[.$U8])" office:value-type="float"/>
          <table:table-cell table:formula="of:=MIN([.$I8];[.$V8])" office:value-type="float"/>
          <table:table-cell table:formula="of:=MIN([.$J8])" office:value-type="float"/>
          <table:table-cell table:formula="of:=MIN([.$K8];[.$W8])" office:value-type="float"/>
          <table:table-cell table:formula="of:=MIN([.$L8];[.$X8])" office:value-type="float"/>
          <table:table-cell table:formula="of:=MIN([.$M8];[.$Y8])" office:value-type="float"/>
          <table:table-cell table:formula="of:=MIN([.$N8];[.$Z8])" office:value-type="float"/>
          <table:table-cell table:formula="of:=MEDIAN([.$B8];[.$O8])" office:value-type="float"/>
          <table:table-cell table:formula="of:=MEDIAN([.$C8];[.$P8])" office:value-type="float"/>
          <table:table-cell table:formula="of:=MEDIAN([.$D8];[.$Q8])" office:value-type="float"/>
          <table:table-cell table:formula="of:=MEDIAN([.$E8];[.$R8])" office:value-type="float"/>
          <table:table-cell table:formula="of:=MEDIAN([.$F8];[.$S8])" office:value-type="float"/>
          <table:table-cell table:formula="of:=MEDIAN([.$G8];[.$T8])" office:value-type="float"/>
          <table:table-cell table:formula="of:=MEDIAN([.$H8];[.$U8])" office:value-type="float"/>
          <table:table-cell table:formula="of:=MEDIAN([.$I8];[.$V8])" office:value-type="float"/>
          <table:table-cell table:formula="of:=MEDIAN([.$J8])" office:value-type="float"/>
          <table:table-cell table:formula="of:=MEDIAN([.$K8];[.$W8])" office:value-type="float"/>
          <table:table-cell table:formula="of:=MEDIAN([.$L8];[.$X8])" office:value-type="float"/>
          <table:table-cell table:formula="of:=MEDIAN([.$M8];[.$Y8])" office:value-type="float"/>
          <table:table-cell table:formula="of:=MEDIAN([.$N8];[.$Z8])" office:value-type="float"/>
          <table:table-cell table:formula="of:=MAX([.$B8];[.$O8])" office:value-type="float"/>
          <table:table-cell table:formula="of:=MAX([.$C8];[.$P8])" office:value-type="float"/>
          <table:table-cell table:formula="of:=MAX([.$D8];[.$Q8])" office:value-type="float"/>
          <table:table-cell table:formula="of:=MAX([.$E8];[.$R8])" office:value-type="float"/>
          <table:table-cell table:formula="of:=MAX([.$F8];[.$S8])" office:value-type="float"/>
          <table:table-cell table:formula="of:=MAX([.$G8];[.$T8])" office:value-type="float"/>
          <table:table-cell table:formula="of:=MAX([.$H8];[.$U8])" office:value-type="float"/>
          <table:table-cell table:formula="of:=MAX([.$I8];[.$V8])" office:value-type="float"/>
          <table:table-cell table:formula="of:=MAX([.$J8])" office:value-type="float"/>
          <table:table-cell table:formula="of:=MAX([.$K8];[.$W8])" office:value-type="float"/>
          <table:table-cell table:formula="of:=MAX([.$L8];[.$X8])" office:value-type="float"/>
          <table:table-cell table:formula="of:=MAX([.$M8];[.$Y8])" office:value-type="float"/>
          <table:table-cell table:formula="of:=MAX([.$N8];[.$Z8])" office:value-type="float"/>
        </table:table-row>
        <table:table-row table:style-name="ro1">
          <table:table-cell office:value-type="string">
            <text:p>freecell.freecell-2-1.asp/15</text:p>
          </table:table-cell>
          <table:table-cell office:value-type="float" office:value="37.0273"/>
          <table:table-cell office:value-type="float" office:value="36.732"/>
          <table:table-cell office:value-type="float" office:value="0.6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72.0"/>
          <table:table-cell office:value-type="float" office:value="1839.0"/>
          <table:table-cell office:value-type="float" office:value="1442.0"/>
          <table:table-cell office:value-type="float" office:value="1557250.0"/>
          <table:table-cell office:value-type="float" office:value="320736.0"/>
          <table:table-cell office:value-type="float" office:value="0.0"/>
          <table:table-cell office:value-type="float" office:value="0.0"/>
          <table:table-cell office:value-type="float" office:value="37.8958"/>
          <table:table-cell office:value-type="float" office:value="37.624"/>
          <table:table-cell office:value-type="float" office:value="1.26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822.0"/>
          <table:table-cell office:value-type="float" office:value="7318.0"/>
          <table:table-cell office:value-type="float" office:value="1557250.0"/>
          <table:table-cell office:value-type="float" office:value="320736.0"/>
          <table:table-cell office:value-type="float" office:value="0.0"/>
          <table:table-cell office:value-type="float" office:value="0.0"/>
          <table:table-cell table:formula="of:=MIN([.$B9];[.$O9])" office:value-type="float"/>
          <table:table-cell table:formula="of:=MIN([.$C9];[.$P9])" office:value-type="float"/>
          <table:table-cell table:formula="of:=MIN([.$D9];[.$Q9])" office:value-type="float"/>
          <table:table-cell table:formula="of:=MIN([.$E9];[.$R9])" office:value-type="float"/>
          <table:table-cell table:formula="of:=MIN([.$F9];[.$S9])" office:value-type="float"/>
          <table:table-cell table:formula="of:=MIN([.$G9];[.$T9])" office:value-type="float"/>
          <table:table-cell table:formula="of:=MIN([.$H9];[.$U9])" office:value-type="float"/>
          <table:table-cell table:formula="of:=MIN([.$I9];[.$V9])" office:value-type="float"/>
          <table:table-cell table:formula="of:=MIN([.$J9])" office:value-type="float"/>
          <table:table-cell table:formula="of:=MIN([.$K9];[.$W9])" office:value-type="float"/>
          <table:table-cell table:formula="of:=MIN([.$L9];[.$X9])" office:value-type="float"/>
          <table:table-cell table:formula="of:=MIN([.$M9];[.$Y9])" office:value-type="float"/>
          <table:table-cell table:formula="of:=MIN([.$N9];[.$Z9])" office:value-type="float"/>
          <table:table-cell table:formula="of:=MEDIAN([.$B9];[.$O9])" office:value-type="float"/>
          <table:table-cell table:formula="of:=MEDIAN([.$C9];[.$P9])" office:value-type="float"/>
          <table:table-cell table:formula="of:=MEDIAN([.$D9];[.$Q9])" office:value-type="float"/>
          <table:table-cell table:formula="of:=MEDIAN([.$E9];[.$R9])" office:value-type="float"/>
          <table:table-cell table:formula="of:=MEDIAN([.$F9];[.$S9])" office:value-type="float"/>
          <table:table-cell table:formula="of:=MEDIAN([.$G9];[.$T9])" office:value-type="float"/>
          <table:table-cell table:formula="of:=MEDIAN([.$H9];[.$U9])" office:value-type="float"/>
          <table:table-cell table:formula="of:=MEDIAN([.$I9];[.$V9])" office:value-type="float"/>
          <table:table-cell table:formula="of:=MEDIAN([.$J9])" office:value-type="float"/>
          <table:table-cell table:formula="of:=MEDIAN([.$K9];[.$W9])" office:value-type="float"/>
          <table:table-cell table:formula="of:=MEDIAN([.$L9];[.$X9])" office:value-type="float"/>
          <table:table-cell table:formula="of:=MEDIAN([.$M9];[.$Y9])" office:value-type="float"/>
          <table:table-cell table:formula="of:=MEDIAN([.$N9];[.$Z9])" office:value-type="float"/>
          <table:table-cell table:formula="of:=MAX([.$B9];[.$O9])" office:value-type="float"/>
          <table:table-cell table:formula="of:=MAX([.$C9];[.$P9])" office:value-type="float"/>
          <table:table-cell table:formula="of:=MAX([.$D9];[.$Q9])" office:value-type="float"/>
          <table:table-cell table:formula="of:=MAX([.$E9];[.$R9])" office:value-type="float"/>
          <table:table-cell table:formula="of:=MAX([.$F9];[.$S9])" office:value-type="float"/>
          <table:table-cell table:formula="of:=MAX([.$G9];[.$T9])" office:value-type="float"/>
          <table:table-cell table:formula="of:=MAX([.$H9];[.$U9])" office:value-type="float"/>
          <table:table-cell table:formula="of:=MAX([.$I9];[.$V9])" office:value-type="float"/>
          <table:table-cell table:formula="of:=MAX([.$J9])" office:value-type="float"/>
          <table:table-cell table:formula="of:=MAX([.$K9];[.$W9])" office:value-type="float"/>
          <table:table-cell table:formula="of:=MAX([.$L9];[.$X9])" office:value-type="float"/>
          <table:table-cell table:formula="of:=MAX([.$M9];[.$Y9])" office:value-type="float"/>
          <table:table-cell table:formula="of:=MAX([.$N9];[.$Z9])" office:value-type="float"/>
        </table:table-row>
        <table:table-row table:style-name="ro1">
          <table:table-cell office:value-type="string">
            <text:p>freecell.freecell-2-1.asp/2</text:p>
          </table:table-cell>
          <table:table-cell office:value-type="float" office:value="22.4344"/>
          <table:table-cell office:value-type="float" office:value="22.3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9840.0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22.2928"/>
          <table:table-cell office:value-type="float" office:value="22.2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49840.0"/>
          <table:table-cell office:value-type="float" office:value="129.0"/>
          <table:table-cell office:value-type="float" office:value="0.0"/>
          <table:table-cell office:value-type="float" office:value="0.0"/>
          <table:table-cell table:formula="of:=MIN([.$B10];[.$O10])" office:value-type="float"/>
          <table:table-cell table:formula="of:=MIN([.$C10];[.$P10])" office:value-type="float"/>
          <table:table-cell table:formula="of:=MIN([.$D10];[.$Q10])" office:value-type="float"/>
          <table:table-cell table:formula="of:=MIN([.$E10];[.$R10])" office:value-type="float"/>
          <table:table-cell table:formula="of:=MIN([.$F10];[.$S10])" office:value-type="float"/>
          <table:table-cell table:formula="of:=MIN([.$G10];[.$T10])" office:value-type="float"/>
          <table:table-cell table:formula="of:=MIN([.$H10];[.$U10])" office:value-type="float"/>
          <table:table-cell table:formula="of:=MIN([.$I10];[.$V10])" office:value-type="float"/>
          <table:table-cell table:formula="of:=MIN([.$J10])" office:value-type="float"/>
          <table:table-cell table:formula="of:=MIN([.$K10];[.$W10])" office:value-type="float"/>
          <table:table-cell table:formula="of:=MIN([.$L10];[.$X10])" office:value-type="float"/>
          <table:table-cell table:formula="of:=MIN([.$M10];[.$Y10])" office:value-type="float"/>
          <table:table-cell table:formula="of:=MIN([.$N10];[.$Z10])" office:value-type="float"/>
          <table:table-cell table:formula="of:=MEDIAN([.$B10];[.$O10])" office:value-type="float"/>
          <table:table-cell table:formula="of:=MEDIAN([.$C10];[.$P10])" office:value-type="float"/>
          <table:table-cell table:formula="of:=MEDIAN([.$D10];[.$Q10])" office:value-type="float"/>
          <table:table-cell table:formula="of:=MEDIAN([.$E10];[.$R10])" office:value-type="float"/>
          <table:table-cell table:formula="of:=MEDIAN([.$F10];[.$S10])" office:value-type="float"/>
          <table:table-cell table:formula="of:=MEDIAN([.$G10];[.$T10])" office:value-type="float"/>
          <table:table-cell table:formula="of:=MEDIAN([.$H10];[.$U10])" office:value-type="float"/>
          <table:table-cell table:formula="of:=MEDIAN([.$I10];[.$V10])" office:value-type="float"/>
          <table:table-cell table:formula="of:=MEDIAN([.$J10])" office:value-type="float"/>
          <table:table-cell table:formula="of:=MEDIAN([.$K10];[.$W10])" office:value-type="float"/>
          <table:table-cell table:formula="of:=MEDIAN([.$L10];[.$X10])" office:value-type="float"/>
          <table:table-cell table:formula="of:=MEDIAN([.$M10];[.$Y10])" office:value-type="float"/>
          <table:table-cell table:formula="of:=MEDIAN([.$N10];[.$Z10])" office:value-type="float"/>
          <table:table-cell table:formula="of:=MAX([.$B10];[.$O10])" office:value-type="float"/>
          <table:table-cell table:formula="of:=MAX([.$C10];[.$P10])" office:value-type="float"/>
          <table:table-cell table:formula="of:=MAX([.$D10];[.$Q10])" office:value-type="float"/>
          <table:table-cell table:formula="of:=MAX([.$E10];[.$R10])" office:value-type="float"/>
          <table:table-cell table:formula="of:=MAX([.$F10];[.$S10])" office:value-type="float"/>
          <table:table-cell table:formula="of:=MAX([.$G10];[.$T10])" office:value-type="float"/>
          <table:table-cell table:formula="of:=MAX([.$H10];[.$U10])" office:value-type="float"/>
          <table:table-cell table:formula="of:=MAX([.$I10];[.$V10])" office:value-type="float"/>
          <table:table-cell table:formula="of:=MAX([.$J10])" office:value-type="float"/>
          <table:table-cell table:formula="of:=MAX([.$K10];[.$W10])" office:value-type="float"/>
          <table:table-cell table:formula="of:=MAX([.$L10];[.$X10])" office:value-type="float"/>
          <table:table-cell table:formula="of:=MAX([.$M10];[.$Y10])" office:value-type="float"/>
          <table:table-cell table:formula="of:=MAX([.$N10];[.$Z10])" office:value-type="float"/>
        </table:table-row>
        <table:table-row table:style-name="ro1">
          <table:table-cell office:value-type="string">
            <text:p>freecell.freecell-2-1.asp/3</text:p>
          </table:table-cell>
          <table:table-cell office:value-type="float" office:value="21.5373"/>
          <table:table-cell office:value-type="float" office:value="21.4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0410.0"/>
          <table:table-cell office:value-type="float" office:value="293.0"/>
          <table:table-cell office:value-type="float" office:value="0.0"/>
          <table:table-cell office:value-type="float" office:value="0.0"/>
          <table:table-cell office:value-type="float" office:value="21.6931"/>
          <table:table-cell office:value-type="float" office:value="21.59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50410.0"/>
          <table:table-cell office:value-type="float" office:value="293.0"/>
          <table:table-cell office:value-type="float" office:value="0.0"/>
          <table:table-cell office:value-type="float" office:value="0.0"/>
          <table:table-cell table:formula="of:=MIN([.$B11];[.$O11])" office:value-type="float"/>
          <table:table-cell table:formula="of:=MIN([.$C11];[.$P11])" office:value-type="float"/>
          <table:table-cell table:formula="of:=MIN([.$D11];[.$Q11])" office:value-type="float"/>
          <table:table-cell table:formula="of:=MIN([.$E11];[.$R11])" office:value-type="float"/>
          <table:table-cell table:formula="of:=MIN([.$F11];[.$S11])" office:value-type="float"/>
          <table:table-cell table:formula="of:=MIN([.$G11];[.$T11])" office:value-type="float"/>
          <table:table-cell table:formula="of:=MIN([.$H11];[.$U11])" office:value-type="float"/>
          <table:table-cell table:formula="of:=MIN([.$I11];[.$V11])" office:value-type="float"/>
          <table:table-cell table:formula="of:=MIN([.$J11])" office:value-type="float"/>
          <table:table-cell table:formula="of:=MIN([.$K11];[.$W11])" office:value-type="float"/>
          <table:table-cell table:formula="of:=MIN([.$L11];[.$X11])" office:value-type="float"/>
          <table:table-cell table:formula="of:=MIN([.$M11];[.$Y11])" office:value-type="float"/>
          <table:table-cell table:formula="of:=MIN([.$N11];[.$Z11])" office:value-type="float"/>
          <table:table-cell table:formula="of:=MEDIAN([.$B11];[.$O11])" office:value-type="float"/>
          <table:table-cell table:formula="of:=MEDIAN([.$C11];[.$P11])" office:value-type="float"/>
          <table:table-cell table:formula="of:=MEDIAN([.$D11];[.$Q11])" office:value-type="float"/>
          <table:table-cell table:formula="of:=MEDIAN([.$E11];[.$R11])" office:value-type="float"/>
          <table:table-cell table:formula="of:=MEDIAN([.$F11];[.$S11])" office:value-type="float"/>
          <table:table-cell table:formula="of:=MEDIAN([.$G11];[.$T11])" office:value-type="float"/>
          <table:table-cell table:formula="of:=MEDIAN([.$H11];[.$U11])" office:value-type="float"/>
          <table:table-cell table:formula="of:=MEDIAN([.$I11];[.$V11])" office:value-type="float"/>
          <table:table-cell table:formula="of:=MEDIAN([.$J11])" office:value-type="float"/>
          <table:table-cell table:formula="of:=MEDIAN([.$K11];[.$W11])" office:value-type="float"/>
          <table:table-cell table:formula="of:=MEDIAN([.$L11];[.$X11])" office:value-type="float"/>
          <table:table-cell table:formula="of:=MEDIAN([.$M11];[.$Y11])" office:value-type="float"/>
          <table:table-cell table:formula="of:=MEDIAN([.$N11];[.$Z11])" office:value-type="float"/>
          <table:table-cell table:formula="of:=MAX([.$B11];[.$O11])" office:value-type="float"/>
          <table:table-cell table:formula="of:=MAX([.$C11];[.$P11])" office:value-type="float"/>
          <table:table-cell table:formula="of:=MAX([.$D11];[.$Q11])" office:value-type="float"/>
          <table:table-cell table:formula="of:=MAX([.$E11];[.$R11])" office:value-type="float"/>
          <table:table-cell table:formula="of:=MAX([.$F11];[.$S11])" office:value-type="float"/>
          <table:table-cell table:formula="of:=MAX([.$G11];[.$T11])" office:value-type="float"/>
          <table:table-cell table:formula="of:=MAX([.$H11];[.$U11])" office:value-type="float"/>
          <table:table-cell table:formula="of:=MAX([.$I11];[.$V11])" office:value-type="float"/>
          <table:table-cell table:formula="of:=MAX([.$J11])" office:value-type="float"/>
          <table:table-cell table:formula="of:=MAX([.$K11];[.$W11])" office:value-type="float"/>
          <table:table-cell table:formula="of:=MAX([.$L11];[.$X11])" office:value-type="float"/>
          <table:table-cell table:formula="of:=MAX([.$M11];[.$Y11])" office:value-type="float"/>
          <table:table-cell table:formula="of:=MAX([.$N11];[.$Z11])" office:value-type="float"/>
        </table:table-row>
        <table:table-row table:style-name="ro1">
          <table:table-cell office:value-type="string">
            <text:p>freecell.freecell-2-1.asp/4</text:p>
          </table:table-cell>
          <table:table-cell office:value-type="float" office:value="22.892"/>
          <table:table-cell office:value-type="float" office:value="22.776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135.0"/>
          <table:table-cell office:value-type="float" office:value="33.0"/>
          <table:table-cell office:value-type="float" office:value="450980.0"/>
          <table:table-cell office:value-type="float" office:value="18987.0"/>
          <table:table-cell office:value-type="float" office:value="0.0"/>
          <table:table-cell office:value-type="float" office:value="0.0"/>
          <table:table-cell office:value-type="float" office:value="23.1956"/>
          <table:table-cell office:value-type="float" office:value="23.09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1.0"/>
          <table:table-cell office:value-type="float" office:value="164.0"/>
          <table:table-cell office:value-type="float" office:value="450980.0"/>
          <table:table-cell office:value-type="float" office:value="18987.0"/>
          <table:table-cell office:value-type="float" office:value="0.0"/>
          <table:table-cell office:value-type="float" office:value="0.0"/>
          <table:table-cell table:formula="of:=MIN([.$B12];[.$O12])" office:value-type="float"/>
          <table:table-cell table:formula="of:=MIN([.$C12];[.$P12])" office:value-type="float"/>
          <table:table-cell table:formula="of:=MIN([.$D12];[.$Q12])" office:value-type="float"/>
          <table:table-cell table:formula="of:=MIN([.$E12];[.$R12])" office:value-type="float"/>
          <table:table-cell table:formula="of:=MIN([.$F12];[.$S12])" office:value-type="float"/>
          <table:table-cell table:formula="of:=MIN([.$G12];[.$T12])" office:value-type="float"/>
          <table:table-cell table:formula="of:=MIN([.$H12];[.$U12])" office:value-type="float"/>
          <table:table-cell table:formula="of:=MIN([.$I12];[.$V12])" office:value-type="float"/>
          <table:table-cell table:formula="of:=MIN([.$J12])" office:value-type="float"/>
          <table:table-cell table:formula="of:=MIN([.$K12];[.$W12])" office:value-type="float"/>
          <table:table-cell table:formula="of:=MIN([.$L12];[.$X12])" office:value-type="float"/>
          <table:table-cell table:formula="of:=MIN([.$M12];[.$Y12])" office:value-type="float"/>
          <table:table-cell table:formula="of:=MIN([.$N12];[.$Z12])" office:value-type="float"/>
          <table:table-cell table:formula="of:=MEDIAN([.$B12];[.$O12])" office:value-type="float"/>
          <table:table-cell table:formula="of:=MEDIAN([.$C12];[.$P12])" office:value-type="float"/>
          <table:table-cell table:formula="of:=MEDIAN([.$D12];[.$Q12])" office:value-type="float"/>
          <table:table-cell table:formula="of:=MEDIAN([.$E12];[.$R12])" office:value-type="float"/>
          <table:table-cell table:formula="of:=MEDIAN([.$F12];[.$S12])" office:value-type="float"/>
          <table:table-cell table:formula="of:=MEDIAN([.$G12];[.$T12])" office:value-type="float"/>
          <table:table-cell table:formula="of:=MEDIAN([.$H12];[.$U12])" office:value-type="float"/>
          <table:table-cell table:formula="of:=MEDIAN([.$I12];[.$V12])" office:value-type="float"/>
          <table:table-cell table:formula="of:=MEDIAN([.$J12])" office:value-type="float"/>
          <table:table-cell table:formula="of:=MEDIAN([.$K12];[.$W12])" office:value-type="float"/>
          <table:table-cell table:formula="of:=MEDIAN([.$L12];[.$X12])" office:value-type="float"/>
          <table:table-cell table:formula="of:=MEDIAN([.$M12];[.$Y12])" office:value-type="float"/>
          <table:table-cell table:formula="of:=MEDIAN([.$N12];[.$Z12])" office:value-type="float"/>
          <table:table-cell table:formula="of:=MAX([.$B12];[.$O12])" office:value-type="float"/>
          <table:table-cell table:formula="of:=MAX([.$C12];[.$P12])" office:value-type="float"/>
          <table:table-cell table:formula="of:=MAX([.$D12];[.$Q12])" office:value-type="float"/>
          <table:table-cell table:formula="of:=MAX([.$E12];[.$R12])" office:value-type="float"/>
          <table:table-cell table:formula="of:=MAX([.$F12];[.$S12])" office:value-type="float"/>
          <table:table-cell table:formula="of:=MAX([.$G12];[.$T12])" office:value-type="float"/>
          <table:table-cell table:formula="of:=MAX([.$H12];[.$U12])" office:value-type="float"/>
          <table:table-cell table:formula="of:=MAX([.$I12];[.$V12])" office:value-type="float"/>
          <table:table-cell table:formula="of:=MAX([.$J12])" office:value-type="float"/>
          <table:table-cell table:formula="of:=MAX([.$K12];[.$W12])" office:value-type="float"/>
          <table:table-cell table:formula="of:=MAX([.$L12];[.$X12])" office:value-type="float"/>
          <table:table-cell table:formula="of:=MAX([.$M12];[.$Y12])" office:value-type="float"/>
          <table:table-cell table:formula="of:=MAX([.$N12];[.$Z12])" office:value-type="float"/>
        </table:table-row>
        <table:table-row table:style-name="ro1">
          <table:table-cell office:value-type="string">
            <text:p>freecell.freecell-2-1.asp/5</text:p>
          </table:table-cell>
          <table:table-cell office:value-type="float" office:value="24.4454"/>
          <table:table-cell office:value-type="float" office:value="24.313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40.0"/>
          <table:table-cell office:value-type="float" office:value="1199.0"/>
          <table:table-cell office:value-type="float" office:value="435.0"/>
          <table:table-cell office:value-type="float" office:value="551550.0"/>
          <table:table-cell office:value-type="float" office:value="31724.0"/>
          <table:table-cell office:value-type="float" office:value="0.0"/>
          <table:table-cell office:value-type="float" office:value="0.0"/>
          <table:table-cell office:value-type="float" office:value="24.3558"/>
          <table:table-cell office:value-type="float" office:value="24.234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39.0"/>
          <table:table-cell office:value-type="float" office:value="1058.0"/>
          <table:table-cell office:value-type="float" office:value="551550.0"/>
          <table:table-cell office:value-type="float" office:value="31724.0"/>
          <table:table-cell office:value-type="float" office:value="0.0"/>
          <table:table-cell office:value-type="float" office:value="0.0"/>
          <table:table-cell table:formula="of:=MIN([.$B13];[.$O13])" office:value-type="float"/>
          <table:table-cell table:formula="of:=MIN([.$C13];[.$P13])" office:value-type="float"/>
          <table:table-cell table:formula="of:=MIN([.$D13];[.$Q13])" office:value-type="float"/>
          <table:table-cell table:formula="of:=MIN([.$E13];[.$R13])" office:value-type="float"/>
          <table:table-cell table:formula="of:=MIN([.$F13];[.$S13])" office:value-type="float"/>
          <table:table-cell table:formula="of:=MIN([.$G13];[.$T13])" office:value-type="float"/>
          <table:table-cell table:formula="of:=MIN([.$H13];[.$U13])" office:value-type="float"/>
          <table:table-cell table:formula="of:=MIN([.$I13];[.$V13])" office:value-type="float"/>
          <table:table-cell table:formula="of:=MIN([.$J13])" office:value-type="float"/>
          <table:table-cell table:formula="of:=MIN([.$K13];[.$W13])" office:value-type="float"/>
          <table:table-cell table:formula="of:=MIN([.$L13];[.$X13])" office:value-type="float"/>
          <table:table-cell table:formula="of:=MIN([.$M13];[.$Y13])" office:value-type="float"/>
          <table:table-cell table:formula="of:=MIN([.$N13];[.$Z13])" office:value-type="float"/>
          <table:table-cell table:formula="of:=MEDIAN([.$B13];[.$O13])" office:value-type="float"/>
          <table:table-cell table:formula="of:=MEDIAN([.$C13];[.$P13])" office:value-type="float"/>
          <table:table-cell table:formula="of:=MEDIAN([.$D13];[.$Q13])" office:value-type="float"/>
          <table:table-cell table:formula="of:=MEDIAN([.$E13];[.$R13])" office:value-type="float"/>
          <table:table-cell table:formula="of:=MEDIAN([.$F13];[.$S13])" office:value-type="float"/>
          <table:table-cell table:formula="of:=MEDIAN([.$G13];[.$T13])" office:value-type="float"/>
          <table:table-cell table:formula="of:=MEDIAN([.$H13];[.$U13])" office:value-type="float"/>
          <table:table-cell table:formula="of:=MEDIAN([.$I13];[.$V13])" office:value-type="float"/>
          <table:table-cell table:formula="of:=MEDIAN([.$J13])" office:value-type="float"/>
          <table:table-cell table:formula="of:=MEDIAN([.$K13];[.$W13])" office:value-type="float"/>
          <table:table-cell table:formula="of:=MEDIAN([.$L13];[.$X13])" office:value-type="float"/>
          <table:table-cell table:formula="of:=MEDIAN([.$M13];[.$Y13])" office:value-type="float"/>
          <table:table-cell table:formula="of:=MEDIAN([.$N13];[.$Z13])" office:value-type="float"/>
          <table:table-cell table:formula="of:=MAX([.$B13];[.$O13])" office:value-type="float"/>
          <table:table-cell table:formula="of:=MAX([.$C13];[.$P13])" office:value-type="float"/>
          <table:table-cell table:formula="of:=MAX([.$D13];[.$Q13])" office:value-type="float"/>
          <table:table-cell table:formula="of:=MAX([.$E13];[.$R13])" office:value-type="float"/>
          <table:table-cell table:formula="of:=MAX([.$F13];[.$S13])" office:value-type="float"/>
          <table:table-cell table:formula="of:=MAX([.$G13];[.$T13])" office:value-type="float"/>
          <table:table-cell table:formula="of:=MAX([.$H13];[.$U13])" office:value-type="float"/>
          <table:table-cell table:formula="of:=MAX([.$I13];[.$V13])" office:value-type="float"/>
          <table:table-cell table:formula="of:=MAX([.$J13])" office:value-type="float"/>
          <table:table-cell table:formula="of:=MAX([.$K13];[.$W13])" office:value-type="float"/>
          <table:table-cell table:formula="of:=MAX([.$L13];[.$X13])" office:value-type="float"/>
          <table:table-cell table:formula="of:=MAX([.$M13];[.$Y13])" office:value-type="float"/>
          <table:table-cell table:formula="of:=MAX([.$N13];[.$Z13])" office:value-type="float"/>
        </table:table-row>
        <table:table-row table:style-name="ro1">
          <table:table-cell office:value-type="string">
            <text:p>freecell.freecell-2-1.asp/6</text:p>
          </table:table-cell>
          <table:table-cell office:value-type="float" office:value="26.1965"/>
          <table:table-cell office:value-type="float" office:value="26.051"/>
          <table:table-cell office:value-type="float" office:value="0.9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015.0"/>
          <table:table-cell office:value-type="float" office:value="4667.0"/>
          <table:table-cell office:value-type="float" office:value="1993.0"/>
          <table:table-cell office:value-type="float" office:value="652120.0"/>
          <table:table-cell office:value-type="float" office:value="47556.0"/>
          <table:table-cell office:value-type="float" office:value="0.0"/>
          <table:table-cell office:value-type="float" office:value="0.0"/>
          <table:table-cell office:value-type="float" office:value="26.5313"/>
          <table:table-cell office:value-type="float" office:value="26.161"/>
          <table:table-cell office:value-type="float" office:value="1.0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170.0"/>
          <table:table-cell office:value-type="float" office:value="5025.0"/>
          <table:table-cell office:value-type="float" office:value="652120.0"/>
          <table:table-cell office:value-type="float" office:value="47556.0"/>
          <table:table-cell office:value-type="float" office:value="0.0"/>
          <table:table-cell office:value-type="float" office:value="0.0"/>
          <table:table-cell table:formula="of:=MIN([.$B14];[.$O14])" office:value-type="float"/>
          <table:table-cell table:formula="of:=MIN([.$C14];[.$P14])" office:value-type="float"/>
          <table:table-cell table:formula="of:=MIN([.$D14];[.$Q14])" office:value-type="float"/>
          <table:table-cell table:formula="of:=MIN([.$E14];[.$R14])" office:value-type="float"/>
          <table:table-cell table:formula="of:=MIN([.$F14];[.$S14])" office:value-type="float"/>
          <table:table-cell table:formula="of:=MIN([.$G14];[.$T14])" office:value-type="float"/>
          <table:table-cell table:formula="of:=MIN([.$H14];[.$U14])" office:value-type="float"/>
          <table:table-cell table:formula="of:=MIN([.$I14];[.$V14])" office:value-type="float"/>
          <table:table-cell table:formula="of:=MIN([.$J14])" office:value-type="float"/>
          <table:table-cell table:formula="of:=MIN([.$K14];[.$W14])" office:value-type="float"/>
          <table:table-cell table:formula="of:=MIN([.$L14];[.$X14])" office:value-type="float"/>
          <table:table-cell table:formula="of:=MIN([.$M14];[.$Y14])" office:value-type="float"/>
          <table:table-cell table:formula="of:=MIN([.$N14];[.$Z14])" office:value-type="float"/>
          <table:table-cell table:formula="of:=MEDIAN([.$B14];[.$O14])" office:value-type="float"/>
          <table:table-cell table:formula="of:=MEDIAN([.$C14];[.$P14])" office:value-type="float"/>
          <table:table-cell table:formula="of:=MEDIAN([.$D14];[.$Q14])" office:value-type="float"/>
          <table:table-cell table:formula="of:=MEDIAN([.$E14];[.$R14])" office:value-type="float"/>
          <table:table-cell table:formula="of:=MEDIAN([.$F14];[.$S14])" office:value-type="float"/>
          <table:table-cell table:formula="of:=MEDIAN([.$G14];[.$T14])" office:value-type="float"/>
          <table:table-cell table:formula="of:=MEDIAN([.$H14];[.$U14])" office:value-type="float"/>
          <table:table-cell table:formula="of:=MEDIAN([.$I14];[.$V14])" office:value-type="float"/>
          <table:table-cell table:formula="of:=MEDIAN([.$J14])" office:value-type="float"/>
          <table:table-cell table:formula="of:=MEDIAN([.$K14];[.$W14])" office:value-type="float"/>
          <table:table-cell table:formula="of:=MEDIAN([.$L14];[.$X14])" office:value-type="float"/>
          <table:table-cell table:formula="of:=MEDIAN([.$M14];[.$Y14])" office:value-type="float"/>
          <table:table-cell table:formula="of:=MEDIAN([.$N14];[.$Z14])" office:value-type="float"/>
          <table:table-cell table:formula="of:=MAX([.$B14];[.$O14])" office:value-type="float"/>
          <table:table-cell table:formula="of:=MAX([.$C14];[.$P14])" office:value-type="float"/>
          <table:table-cell table:formula="of:=MAX([.$D14];[.$Q14])" office:value-type="float"/>
          <table:table-cell table:formula="of:=MAX([.$E14];[.$R14])" office:value-type="float"/>
          <table:table-cell table:formula="of:=MAX([.$F14];[.$S14])" office:value-type="float"/>
          <table:table-cell table:formula="of:=MAX([.$G14];[.$T14])" office:value-type="float"/>
          <table:table-cell table:formula="of:=MAX([.$H14];[.$U14])" office:value-type="float"/>
          <table:table-cell table:formula="of:=MAX([.$I14];[.$V14])" office:value-type="float"/>
          <table:table-cell table:formula="of:=MAX([.$J14])" office:value-type="float"/>
          <table:table-cell table:formula="of:=MAX([.$K14];[.$W14])" office:value-type="float"/>
          <table:table-cell table:formula="of:=MAX([.$L14];[.$X14])" office:value-type="float"/>
          <table:table-cell table:formula="of:=MAX([.$M14];[.$Y14])" office:value-type="float"/>
          <table:table-cell table:formula="of:=MAX([.$N14];[.$Z14])" office:value-type="float"/>
        </table:table-row>
        <table:table-row table:style-name="ro1">
          <table:table-cell office:value-type="string">
            <text:p>freecell.freecell-2-1.asp/7</text:p>
          </table:table-cell>
          <table:table-cell office:value-type="float" office:value="30.9322"/>
          <table:table-cell office:value-type="float" office:value="30.77"/>
          <table:table-cell office:value-type="float" office:value="4.48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154.0"/>
          <table:table-cell office:value-type="float" office:value="15533.0"/>
          <table:table-cell office:value-type="float" office:value="7286.0"/>
          <table:table-cell office:value-type="float" office:value="752690.0"/>
          <table:table-cell office:value-type="float" office:value="66814.0"/>
          <table:table-cell office:value-type="float" office:value="0.0"/>
          <table:table-cell office:value-type="float" office:value="0.0"/>
          <table:table-cell office:value-type="float" office:value="34.041"/>
          <table:table-cell office:value-type="float" office:value="33.86"/>
          <table:table-cell office:value-type="float" office:value="7.6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9068.0"/>
          <table:table-cell office:value-type="float" office:value="23111.0"/>
          <table:table-cell office:value-type="float" office:value="752690.0"/>
          <table:table-cell office:value-type="float" office:value="66814.0"/>
          <table:table-cell office:value-type="float" office:value="0.0"/>
          <table:table-cell office:value-type="float" office:value="0.0"/>
          <table:table-cell table:formula="of:=MIN([.$B15];[.$O15])" office:value-type="float"/>
          <table:table-cell table:formula="of:=MIN([.$C15];[.$P15])" office:value-type="float"/>
          <table:table-cell table:formula="of:=MIN([.$D15];[.$Q15])" office:value-type="float"/>
          <table:table-cell table:formula="of:=MIN([.$E15];[.$R15])" office:value-type="float"/>
          <table:table-cell table:formula="of:=MIN([.$F15];[.$S15])" office:value-type="float"/>
          <table:table-cell table:formula="of:=MIN([.$G15];[.$T15])" office:value-type="float"/>
          <table:table-cell table:formula="of:=MIN([.$H15];[.$U15])" office:value-type="float"/>
          <table:table-cell table:formula="of:=MIN([.$I15];[.$V15])" office:value-type="float"/>
          <table:table-cell table:formula="of:=MIN([.$J15])" office:value-type="float"/>
          <table:table-cell table:formula="of:=MIN([.$K15];[.$W15])" office:value-type="float"/>
          <table:table-cell table:formula="of:=MIN([.$L15];[.$X15])" office:value-type="float"/>
          <table:table-cell table:formula="of:=MIN([.$M15];[.$Y15])" office:value-type="float"/>
          <table:table-cell table:formula="of:=MIN([.$N15];[.$Z15])" office:value-type="float"/>
          <table:table-cell table:formula="of:=MEDIAN([.$B15];[.$O15])" office:value-type="float"/>
          <table:table-cell table:formula="of:=MEDIAN([.$C15];[.$P15])" office:value-type="float"/>
          <table:table-cell table:formula="of:=MEDIAN([.$D15];[.$Q15])" office:value-type="float"/>
          <table:table-cell table:formula="of:=MEDIAN([.$E15];[.$R15])" office:value-type="float"/>
          <table:table-cell table:formula="of:=MEDIAN([.$F15];[.$S15])" office:value-type="float"/>
          <table:table-cell table:formula="of:=MEDIAN([.$G15];[.$T15])" office:value-type="float"/>
          <table:table-cell table:formula="of:=MEDIAN([.$H15];[.$U15])" office:value-type="float"/>
          <table:table-cell table:formula="of:=MEDIAN([.$I15];[.$V15])" office:value-type="float"/>
          <table:table-cell table:formula="of:=MEDIAN([.$J15])" office:value-type="float"/>
          <table:table-cell table:formula="of:=MEDIAN([.$K15];[.$W15])" office:value-type="float"/>
          <table:table-cell table:formula="of:=MEDIAN([.$L15];[.$X15])" office:value-type="float"/>
          <table:table-cell table:formula="of:=MEDIAN([.$M15];[.$Y15])" office:value-type="float"/>
          <table:table-cell table:formula="of:=MEDIAN([.$N15];[.$Z15])" office:value-type="float"/>
          <table:table-cell table:formula="of:=MAX([.$B15];[.$O15])" office:value-type="float"/>
          <table:table-cell table:formula="of:=MAX([.$C15];[.$P15])" office:value-type="float"/>
          <table:table-cell table:formula="of:=MAX([.$D15];[.$Q15])" office:value-type="float"/>
          <table:table-cell table:formula="of:=MAX([.$E15];[.$R15])" office:value-type="float"/>
          <table:table-cell table:formula="of:=MAX([.$F15];[.$S15])" office:value-type="float"/>
          <table:table-cell table:formula="of:=MAX([.$G15];[.$T15])" office:value-type="float"/>
          <table:table-cell table:formula="of:=MAX([.$H15];[.$U15])" office:value-type="float"/>
          <table:table-cell table:formula="of:=MAX([.$I15];[.$V15])" office:value-type="float"/>
          <table:table-cell table:formula="of:=MAX([.$J15])" office:value-type="float"/>
          <table:table-cell table:formula="of:=MAX([.$K15];[.$W15])" office:value-type="float"/>
          <table:table-cell table:formula="of:=MAX([.$L15];[.$X15])" office:value-type="float"/>
          <table:table-cell table:formula="of:=MAX([.$M15];[.$Y15])" office:value-type="float"/>
          <table:table-cell table:formula="of:=MAX([.$N15];[.$Z15])" office:value-type="float"/>
        </table:table-row>
        <table:table-row table:style-name="ro1">
          <table:table-cell office:value-type="string">
            <text:p>freecell.freecell-2-1.asp/8</text:p>
          </table:table-cell>
          <table:table-cell office:value-type="float" office:value="45.887"/>
          <table:table-cell office:value-type="float" office:value="45.715"/>
          <table:table-cell office:value-type="float" office:value="18.1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9163.0"/>
          <table:table-cell office:value-type="float" office:value="42478.0"/>
          <table:table-cell office:value-type="float" office:value="20579.0"/>
          <table:table-cell office:value-type="float" office:value="853260.0"/>
          <table:table-cell office:value-type="float" office:value="89834.0"/>
          <table:table-cell office:value-type="float" office:value="0.0"/>
          <table:table-cell office:value-type="float" office:value="0.0"/>
          <table:table-cell office:value-type="float" office:value="52.87"/>
          <table:table-cell office:value-type="float" office:value="52.704"/>
          <table:table-cell office:value-type="float" office:value="25.1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7249.0"/>
          <table:table-cell office:value-type="float" office:value="46115.0"/>
          <table:table-cell office:value-type="float" office:value="853260.0"/>
          <table:table-cell office:value-type="float" office:value="89834.0"/>
          <table:table-cell office:value-type="float" office:value="0.0"/>
          <table:table-cell office:value-type="float" office:value="0.0"/>
          <table:table-cell table:formula="of:=MIN([.$B16];[.$O16])" office:value-type="float"/>
          <table:table-cell table:formula="of:=MIN([.$C16];[.$P16])" office:value-type="float"/>
          <table:table-cell table:formula="of:=MIN([.$D16];[.$Q16])" office:value-type="float"/>
          <table:table-cell table:formula="of:=MIN([.$E16];[.$R16])" office:value-type="float"/>
          <table:table-cell table:formula="of:=MIN([.$F16];[.$S16])" office:value-type="float"/>
          <table:table-cell table:formula="of:=MIN([.$G16];[.$T16])" office:value-type="float"/>
          <table:table-cell table:formula="of:=MIN([.$H16];[.$U16])" office:value-type="float"/>
          <table:table-cell table:formula="of:=MIN([.$I16];[.$V16])" office:value-type="float"/>
          <table:table-cell table:formula="of:=MIN([.$J16])" office:value-type="float"/>
          <table:table-cell table:formula="of:=MIN([.$K16];[.$W16])" office:value-type="float"/>
          <table:table-cell table:formula="of:=MIN([.$L16];[.$X16])" office:value-type="float"/>
          <table:table-cell table:formula="of:=MIN([.$M16];[.$Y16])" office:value-type="float"/>
          <table:table-cell table:formula="of:=MIN([.$N16];[.$Z16])" office:value-type="float"/>
          <table:table-cell table:formula="of:=MEDIAN([.$B16];[.$O16])" office:value-type="float"/>
          <table:table-cell table:formula="of:=MEDIAN([.$C16];[.$P16])" office:value-type="float"/>
          <table:table-cell table:formula="of:=MEDIAN([.$D16];[.$Q16])" office:value-type="float"/>
          <table:table-cell table:formula="of:=MEDIAN([.$E16];[.$R16])" office:value-type="float"/>
          <table:table-cell table:formula="of:=MEDIAN([.$F16];[.$S16])" office:value-type="float"/>
          <table:table-cell table:formula="of:=MEDIAN([.$G16];[.$T16])" office:value-type="float"/>
          <table:table-cell table:formula="of:=MEDIAN([.$H16];[.$U16])" office:value-type="float"/>
          <table:table-cell table:formula="of:=MEDIAN([.$I16];[.$V16])" office:value-type="float"/>
          <table:table-cell table:formula="of:=MEDIAN([.$J16])" office:value-type="float"/>
          <table:table-cell table:formula="of:=MEDIAN([.$K16];[.$W16])" office:value-type="float"/>
          <table:table-cell table:formula="of:=MEDIAN([.$L16];[.$X16])" office:value-type="float"/>
          <table:table-cell table:formula="of:=MEDIAN([.$M16];[.$Y16])" office:value-type="float"/>
          <table:table-cell table:formula="of:=MEDIAN([.$N16];[.$Z16])" office:value-type="float"/>
          <table:table-cell table:formula="of:=MAX([.$B16];[.$O16])" office:value-type="float"/>
          <table:table-cell table:formula="of:=MAX([.$C16];[.$P16])" office:value-type="float"/>
          <table:table-cell table:formula="of:=MAX([.$D16];[.$Q16])" office:value-type="float"/>
          <table:table-cell table:formula="of:=MAX([.$E16];[.$R16])" office:value-type="float"/>
          <table:table-cell table:formula="of:=MAX([.$F16];[.$S16])" office:value-type="float"/>
          <table:table-cell table:formula="of:=MAX([.$G16];[.$T16])" office:value-type="float"/>
          <table:table-cell table:formula="of:=MAX([.$H16];[.$U16])" office:value-type="float"/>
          <table:table-cell table:formula="of:=MAX([.$I16];[.$V16])" office:value-type="float"/>
          <table:table-cell table:formula="of:=MAX([.$J16])" office:value-type="float"/>
          <table:table-cell table:formula="of:=MAX([.$K16];[.$W16])" office:value-type="float"/>
          <table:table-cell table:formula="of:=MAX([.$L16];[.$X16])" office:value-type="float"/>
          <table:table-cell table:formula="of:=MAX([.$M16];[.$Y16])" office:value-type="float"/>
          <table:table-cell table:formula="of:=MAX([.$N16];[.$Z16])" office:value-type="float"/>
        </table:table-row>
        <table:table-row table:style-name="ro1">
          <table:table-cell office:value-type="string">
            <text:p>freecell.freecell-2-1.asp/9</text:p>
          </table:table-cell>
          <table:table-cell office:value-type="float" office:value="29.0333"/>
          <table:table-cell office:value-type="float" office:value="28.842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0.0"/>
          <table:table-cell office:value-type="float" office:value="396.0"/>
          <table:table-cell office:value-type="float" office:value="301.0"/>
          <table:table-cell office:value-type="float" office:value="953830.0"/>
          <table:table-cell office:value-type="float" office:value="116952.0"/>
          <table:table-cell office:value-type="float" office:value="0.0"/>
          <table:table-cell office:value-type="float" office:value="0.0"/>
          <table:table-cell office:value-type="float" office:value="61.1343"/>
          <table:table-cell office:value-type="float" office:value="60.949"/>
          <table:table-cell office:value-type="float" office:value="31.99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3514.0"/>
          <table:table-cell office:value-type="float" office:value="65142.0"/>
          <table:table-cell office:value-type="float" office:value="953830.0"/>
          <table:table-cell office:value-type="float" office:value="116952.0"/>
          <table:table-cell office:value-type="float" office:value="0.0"/>
          <table:table-cell office:value-type="float" office:value="0.0"/>
          <table:table-cell table:formula="of:=MIN([.$B17];[.$O17])" office:value-type="float"/>
          <table:table-cell table:formula="of:=MIN([.$C17];[.$P17])" office:value-type="float"/>
          <table:table-cell table:formula="of:=MIN([.$D17];[.$Q17])" office:value-type="float"/>
          <table:table-cell table:formula="of:=MIN([.$E17];[.$R17])" office:value-type="float"/>
          <table:table-cell table:formula="of:=MIN([.$F17];[.$S17])" office:value-type="float"/>
          <table:table-cell table:formula="of:=MIN([.$G17];[.$T17])" office:value-type="float"/>
          <table:table-cell table:formula="of:=MIN([.$H17];[.$U17])" office:value-type="float"/>
          <table:table-cell table:formula="of:=MIN([.$I17];[.$V17])" office:value-type="float"/>
          <table:table-cell table:formula="of:=MIN([.$J17])" office:value-type="float"/>
          <table:table-cell table:formula="of:=MIN([.$K17];[.$W17])" office:value-type="float"/>
          <table:table-cell table:formula="of:=MIN([.$L17];[.$X17])" office:value-type="float"/>
          <table:table-cell table:formula="of:=MIN([.$M17];[.$Y17])" office:value-type="float"/>
          <table:table-cell table:formula="of:=MIN([.$N17];[.$Z17])" office:value-type="float"/>
          <table:table-cell table:formula="of:=MEDIAN([.$B17];[.$O17])" office:value-type="float"/>
          <table:table-cell table:formula="of:=MEDIAN([.$C17];[.$P17])" office:value-type="float"/>
          <table:table-cell table:formula="of:=MEDIAN([.$D17];[.$Q17])" office:value-type="float"/>
          <table:table-cell table:formula="of:=MEDIAN([.$E17];[.$R17])" office:value-type="float"/>
          <table:table-cell table:formula="of:=MEDIAN([.$F17];[.$S17])" office:value-type="float"/>
          <table:table-cell table:formula="of:=MEDIAN([.$G17];[.$T17])" office:value-type="float"/>
          <table:table-cell table:formula="of:=MEDIAN([.$H17];[.$U17])" office:value-type="float"/>
          <table:table-cell table:formula="of:=MEDIAN([.$I17];[.$V17])" office:value-type="float"/>
          <table:table-cell table:formula="of:=MEDIAN([.$J17])" office:value-type="float"/>
          <table:table-cell table:formula="of:=MEDIAN([.$K17];[.$W17])" office:value-type="float"/>
          <table:table-cell table:formula="of:=MEDIAN([.$L17];[.$X17])" office:value-type="float"/>
          <table:table-cell table:formula="of:=MEDIAN([.$M17];[.$Y17])" office:value-type="float"/>
          <table:table-cell table:formula="of:=MEDIAN([.$N17];[.$Z17])" office:value-type="float"/>
          <table:table-cell table:formula="of:=MAX([.$B17];[.$O17])" office:value-type="float"/>
          <table:table-cell table:formula="of:=MAX([.$C17];[.$P17])" office:value-type="float"/>
          <table:table-cell table:formula="of:=MAX([.$D17];[.$Q17])" office:value-type="float"/>
          <table:table-cell table:formula="of:=MAX([.$E17];[.$R17])" office:value-type="float"/>
          <table:table-cell table:formula="of:=MAX([.$F17];[.$S17])" office:value-type="float"/>
          <table:table-cell table:formula="of:=MAX([.$G17];[.$T17])" office:value-type="float"/>
          <table:table-cell table:formula="of:=MAX([.$H17];[.$U17])" office:value-type="float"/>
          <table:table-cell table:formula="of:=MAX([.$I17];[.$V17])" office:value-type="float"/>
          <table:table-cell table:formula="of:=MAX([.$J17])" office:value-type="float"/>
          <table:table-cell table:formula="of:=MAX([.$K17];[.$W17])" office:value-type="float"/>
          <table:table-cell table:formula="of:=MAX([.$L17];[.$X17])" office:value-type="float"/>
          <table:table-cell table:formula="of:=MAX([.$M17];[.$Y17])" office:value-type="float"/>
          <table:table-cell table:formula="of:=MAX([.$N17];[.$Z17])" office:value-type="float"/>
        </table:table-row>
        <table:table-row table:style-name="ro1">
          <table:table-cell office:value-type="string">
            <text:p>freecell.freecell-2-2.asp/1</text:p>
          </table:table-cell>
          <table:table-cell office:value-type="float" office:value="20.1492"/>
          <table:table-cell office:value-type="float" office:value="20.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9270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20.672"/>
          <table:table-cell office:value-type="float" office:value="20.4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49270.0"/>
          <table:table-cell office:value-type="float" office:value="12.0"/>
          <table:table-cell office:value-type="float" office:value="0.0"/>
          <table:table-cell office:value-type="float" office:value="0.0"/>
          <table:table-cell table:formula="of:=MIN([.$B18];[.$O18])" office:value-type="float"/>
          <table:table-cell table:formula="of:=MIN([.$C18];[.$P18])" office:value-type="float"/>
          <table:table-cell table:formula="of:=MIN([.$D18];[.$Q18])" office:value-type="float"/>
          <table:table-cell table:formula="of:=MIN([.$E18];[.$R18])" office:value-type="float"/>
          <table:table-cell table:formula="of:=MIN([.$F18];[.$S18])" office:value-type="float"/>
          <table:table-cell table:formula="of:=MIN([.$G18];[.$T18])" office:value-type="float"/>
          <table:table-cell table:formula="of:=MIN([.$H18];[.$U18])" office:value-type="float"/>
          <table:table-cell table:formula="of:=MIN([.$I18];[.$V18])" office:value-type="float"/>
          <table:table-cell table:formula="of:=MIN([.$J18])" office:value-type="float"/>
          <table:table-cell table:formula="of:=MIN([.$K18];[.$W18])" office:value-type="float"/>
          <table:table-cell table:formula="of:=MIN([.$L18];[.$X18])" office:value-type="float"/>
          <table:table-cell table:formula="of:=MIN([.$M18];[.$Y18])" office:value-type="float"/>
          <table:table-cell table:formula="of:=MIN([.$N18];[.$Z18])" office:value-type="float"/>
          <table:table-cell table:formula="of:=MEDIAN([.$B18];[.$O18])" office:value-type="float"/>
          <table:table-cell table:formula="of:=MEDIAN([.$C18];[.$P18])" office:value-type="float"/>
          <table:table-cell table:formula="of:=MEDIAN([.$D18];[.$Q18])" office:value-type="float"/>
          <table:table-cell table:formula="of:=MEDIAN([.$E18];[.$R18])" office:value-type="float"/>
          <table:table-cell table:formula="of:=MEDIAN([.$F18];[.$S18])" office:value-type="float"/>
          <table:table-cell table:formula="of:=MEDIAN([.$G18];[.$T18])" office:value-type="float"/>
          <table:table-cell table:formula="of:=MEDIAN([.$H18];[.$U18])" office:value-type="float"/>
          <table:table-cell table:formula="of:=MEDIAN([.$I18];[.$V18])" office:value-type="float"/>
          <table:table-cell table:formula="of:=MEDIAN([.$J18])" office:value-type="float"/>
          <table:table-cell table:formula="of:=MEDIAN([.$K18];[.$W18])" office:value-type="float"/>
          <table:table-cell table:formula="of:=MEDIAN([.$L18];[.$X18])" office:value-type="float"/>
          <table:table-cell table:formula="of:=MEDIAN([.$M18];[.$Y18])" office:value-type="float"/>
          <table:table-cell table:formula="of:=MEDIAN([.$N18];[.$Z18])" office:value-type="float"/>
          <table:table-cell table:formula="of:=MAX([.$B18];[.$O18])" office:value-type="float"/>
          <table:table-cell table:formula="of:=MAX([.$C18];[.$P18])" office:value-type="float"/>
          <table:table-cell table:formula="of:=MAX([.$D18];[.$Q18])" office:value-type="float"/>
          <table:table-cell table:formula="of:=MAX([.$E18];[.$R18])" office:value-type="float"/>
          <table:table-cell table:formula="of:=MAX([.$F18];[.$S18])" office:value-type="float"/>
          <table:table-cell table:formula="of:=MAX([.$G18];[.$T18])" office:value-type="float"/>
          <table:table-cell table:formula="of:=MAX([.$H18];[.$U18])" office:value-type="float"/>
          <table:table-cell table:formula="of:=MAX([.$I18];[.$V18])" office:value-type="float"/>
          <table:table-cell table:formula="of:=MAX([.$J18])" office:value-type="float"/>
          <table:table-cell table:formula="of:=MAX([.$K18];[.$W18])" office:value-type="float"/>
          <table:table-cell table:formula="of:=MAX([.$L18];[.$X18])" office:value-type="float"/>
          <table:table-cell table:formula="of:=MAX([.$M18];[.$Y18])" office:value-type="float"/>
          <table:table-cell table:formula="of:=MAX([.$N18];[.$Z18])" office:value-type="float"/>
        </table:table-row>
        <table:table-row table:style-name="ro1">
          <table:table-cell office:value-type="string">
            <text:p>freecell.freecell-2-2.asp/10</text:p>
          </table:table-cell>
          <table:table-cell office:value-type="float" office:value="30.1499"/>
          <table:table-cell office:value-type="float" office:value="29.936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93.0"/>
          <table:table-cell office:value-type="float" office:value="1615.0"/>
          <table:table-cell office:value-type="float" office:value="1374.0"/>
          <table:table-cell office:value-type="float" office:value="1054400.0"/>
          <table:table-cell office:value-type="float" office:value="147871.0"/>
          <table:table-cell office:value-type="float" office:value="0.0"/>
          <table:table-cell office:value-type="float" office:value="0.0"/>
          <table:table-cell office:value-type="float" office:value="30.9162"/>
          <table:table-cell office:value-type="float" office:value="30.112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252.0"/>
          <table:table-cell office:value-type="float" office:value="4339.0"/>
          <table:table-cell office:value-type="float" office:value="1054400.0"/>
          <table:table-cell office:value-type="float" office:value="147871.0"/>
          <table:table-cell office:value-type="float" office:value="0.0"/>
          <table:table-cell office:value-type="float" office:value="0.0"/>
          <table:table-cell table:formula="of:=MIN([.$B19];[.$O19])" office:value-type="float"/>
          <table:table-cell table:formula="of:=MIN([.$C19];[.$P19])" office:value-type="float"/>
          <table:table-cell table:formula="of:=MIN([.$D19];[.$Q19])" office:value-type="float"/>
          <table:table-cell table:formula="of:=MIN([.$E19];[.$R19])" office:value-type="float"/>
          <table:table-cell table:formula="of:=MIN([.$F19];[.$S19])" office:value-type="float"/>
          <table:table-cell table:formula="of:=MIN([.$G19];[.$T19])" office:value-type="float"/>
          <table:table-cell table:formula="of:=MIN([.$H19];[.$U19])" office:value-type="float"/>
          <table:table-cell table:formula="of:=MIN([.$I19];[.$V19])" office:value-type="float"/>
          <table:table-cell table:formula="of:=MIN([.$J19])" office:value-type="float"/>
          <table:table-cell table:formula="of:=MIN([.$K19];[.$W19])" office:value-type="float"/>
          <table:table-cell table:formula="of:=MIN([.$L19];[.$X19])" office:value-type="float"/>
          <table:table-cell table:formula="of:=MIN([.$M19];[.$Y19])" office:value-type="float"/>
          <table:table-cell table:formula="of:=MIN([.$N19];[.$Z19])" office:value-type="float"/>
          <table:table-cell table:formula="of:=MEDIAN([.$B19];[.$O19])" office:value-type="float"/>
          <table:table-cell table:formula="of:=MEDIAN([.$C19];[.$P19])" office:value-type="float"/>
          <table:table-cell table:formula="of:=MEDIAN([.$D19];[.$Q19])" office:value-type="float"/>
          <table:table-cell table:formula="of:=MEDIAN([.$E19];[.$R19])" office:value-type="float"/>
          <table:table-cell table:formula="of:=MEDIAN([.$F19];[.$S19])" office:value-type="float"/>
          <table:table-cell table:formula="of:=MEDIAN([.$G19];[.$T19])" office:value-type="float"/>
          <table:table-cell table:formula="of:=MEDIAN([.$H19];[.$U19])" office:value-type="float"/>
          <table:table-cell table:formula="of:=MEDIAN([.$I19];[.$V19])" office:value-type="float"/>
          <table:table-cell table:formula="of:=MEDIAN([.$J19])" office:value-type="float"/>
          <table:table-cell table:formula="of:=MEDIAN([.$K19];[.$W19])" office:value-type="float"/>
          <table:table-cell table:formula="of:=MEDIAN([.$L19];[.$X19])" office:value-type="float"/>
          <table:table-cell table:formula="of:=MEDIAN([.$M19];[.$Y19])" office:value-type="float"/>
          <table:table-cell table:formula="of:=MEDIAN([.$N19];[.$Z19])" office:value-type="float"/>
          <table:table-cell table:formula="of:=MAX([.$B19];[.$O19])" office:value-type="float"/>
          <table:table-cell table:formula="of:=MAX([.$C19];[.$P19])" office:value-type="float"/>
          <table:table-cell table:formula="of:=MAX([.$D19];[.$Q19])" office:value-type="float"/>
          <table:table-cell table:formula="of:=MAX([.$E19];[.$R19])" office:value-type="float"/>
          <table:table-cell table:formula="of:=MAX([.$F19];[.$S19])" office:value-type="float"/>
          <table:table-cell table:formula="of:=MAX([.$G19];[.$T19])" office:value-type="float"/>
          <table:table-cell table:formula="of:=MAX([.$H19];[.$U19])" office:value-type="float"/>
          <table:table-cell table:formula="of:=MAX([.$I19];[.$V19])" office:value-type="float"/>
          <table:table-cell table:formula="of:=MAX([.$J19])" office:value-type="float"/>
          <table:table-cell table:formula="of:=MAX([.$K19];[.$W19])" office:value-type="float"/>
          <table:table-cell table:formula="of:=MAX([.$L19];[.$X19])" office:value-type="float"/>
          <table:table-cell table:formula="of:=MAX([.$M19];[.$Y19])" office:value-type="float"/>
          <table:table-cell table:formula="of:=MAX([.$N19];[.$Z19])" office:value-type="float"/>
        </table:table-row>
        <table:table-row table:style-name="ro1">
          <table:table-cell office:value-type="string">
            <text:p>freecell.freecell-2-2.asp/11</text:p>
          </table:table-cell>
          <table:table-cell office:value-type="float" office:value="31.3616"/>
          <table:table-cell office:value-type="float" office:value="31.126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6.0"/>
          <table:table-cell office:value-type="float" office:value="957.0"/>
          <table:table-cell office:value-type="float" office:value="743.0"/>
          <table:table-cell office:value-type="float" office:value="1154970.0"/>
          <table:table-cell office:value-type="float" office:value="181533.0"/>
          <table:table-cell office:value-type="float" office:value="0.0"/>
          <table:table-cell office:value-type="float" office:value="0.0"/>
          <table:table-cell office:value-type="float" office:value="34.6136"/>
          <table:table-cell office:value-type="float" office:value="34.399"/>
          <table:table-cell office:value-type="float" office:value="3.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704.0"/>
          <table:table-cell office:value-type="float" office:value="13363.0"/>
          <table:table-cell office:value-type="float" office:value="1154970.0"/>
          <table:table-cell office:value-type="float" office:value="181533.0"/>
          <table:table-cell office:value-type="float" office:value="0.0"/>
          <table:table-cell office:value-type="float" office:value="0.0"/>
          <table:table-cell table:formula="of:=MIN([.$B20];[.$O20])" office:value-type="float"/>
          <table:table-cell table:formula="of:=MIN([.$C20];[.$P20])" office:value-type="float"/>
          <table:table-cell table:formula="of:=MIN([.$D20];[.$Q20])" office:value-type="float"/>
          <table:table-cell table:formula="of:=MIN([.$E20];[.$R20])" office:value-type="float"/>
          <table:table-cell table:formula="of:=MIN([.$F20];[.$S20])" office:value-type="float"/>
          <table:table-cell table:formula="of:=MIN([.$G20];[.$T20])" office:value-type="float"/>
          <table:table-cell table:formula="of:=MIN([.$H20];[.$U20])" office:value-type="float"/>
          <table:table-cell table:formula="of:=MIN([.$I20];[.$V20])" office:value-type="float"/>
          <table:table-cell table:formula="of:=MIN([.$J20])" office:value-type="float"/>
          <table:table-cell table:formula="of:=MIN([.$K20];[.$W20])" office:value-type="float"/>
          <table:table-cell table:formula="of:=MIN([.$L20];[.$X20])" office:value-type="float"/>
          <table:table-cell table:formula="of:=MIN([.$M20];[.$Y20])" office:value-type="float"/>
          <table:table-cell table:formula="of:=MIN([.$N20];[.$Z20])" office:value-type="float"/>
          <table:table-cell table:formula="of:=MEDIAN([.$B20];[.$O20])" office:value-type="float"/>
          <table:table-cell table:formula="of:=MEDIAN([.$C20];[.$P20])" office:value-type="float"/>
          <table:table-cell table:formula="of:=MEDIAN([.$D20];[.$Q20])" office:value-type="float"/>
          <table:table-cell table:formula="of:=MEDIAN([.$E20];[.$R20])" office:value-type="float"/>
          <table:table-cell table:formula="of:=MEDIAN([.$F20];[.$S20])" office:value-type="float"/>
          <table:table-cell table:formula="of:=MEDIAN([.$G20];[.$T20])" office:value-type="float"/>
          <table:table-cell table:formula="of:=MEDIAN([.$H20];[.$U20])" office:value-type="float"/>
          <table:table-cell table:formula="of:=MEDIAN([.$I20];[.$V20])" office:value-type="float"/>
          <table:table-cell table:formula="of:=MEDIAN([.$J20])" office:value-type="float"/>
          <table:table-cell table:formula="of:=MEDIAN([.$K20];[.$W20])" office:value-type="float"/>
          <table:table-cell table:formula="of:=MEDIAN([.$L20];[.$X20])" office:value-type="float"/>
          <table:table-cell table:formula="of:=MEDIAN([.$M20];[.$Y20])" office:value-type="float"/>
          <table:table-cell table:formula="of:=MEDIAN([.$N20];[.$Z20])" office:value-type="float"/>
          <table:table-cell table:formula="of:=MAX([.$B20];[.$O20])" office:value-type="float"/>
          <table:table-cell table:formula="of:=MAX([.$C20];[.$P20])" office:value-type="float"/>
          <table:table-cell table:formula="of:=MAX([.$D20];[.$Q20])" office:value-type="float"/>
          <table:table-cell table:formula="of:=MAX([.$E20];[.$R20])" office:value-type="float"/>
          <table:table-cell table:formula="of:=MAX([.$F20];[.$S20])" office:value-type="float"/>
          <table:table-cell table:formula="of:=MAX([.$G20];[.$T20])" office:value-type="float"/>
          <table:table-cell table:formula="of:=MAX([.$H20];[.$U20])" office:value-type="float"/>
          <table:table-cell table:formula="of:=MAX([.$I20];[.$V20])" office:value-type="float"/>
          <table:table-cell table:formula="of:=MAX([.$J20])" office:value-type="float"/>
          <table:table-cell table:formula="of:=MAX([.$K20];[.$W20])" office:value-type="float"/>
          <table:table-cell table:formula="of:=MAX([.$L20];[.$X20])" office:value-type="float"/>
          <table:table-cell table:formula="of:=MAX([.$M20];[.$Y20])" office:value-type="float"/>
          <table:table-cell table:formula="of:=MAX([.$N20];[.$Z20])" office:value-type="float"/>
        </table:table-row>
        <table:table-row table:style-name="ro1">
          <table:table-cell office:value-type="string">
            <text:p>freecell.freecell-2-2.asp/12</text:p>
          </table:table-cell>
          <table:table-cell office:value-type="float" office:value="32.5946"/>
          <table:table-cell office:value-type="float" office:value="32.355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7.0"/>
          <table:table-cell office:value-type="float" office:value="1074.0"/>
          <table:table-cell office:value-type="float" office:value="920.0"/>
          <table:table-cell office:value-type="float" office:value="1255540.0"/>
          <table:table-cell office:value-type="float" office:value="215972.0"/>
          <table:table-cell office:value-type="float" office:value="0.0"/>
          <table:table-cell office:value-type="float" office:value="0.0"/>
          <table:table-cell office:value-type="float" office:value="38.6881"/>
          <table:table-cell office:value-type="float" office:value="38.455"/>
          <table:table-cell office:value-type="float" office:value="6.07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7906.0"/>
          <table:table-cell office:value-type="float" office:value="26353.0"/>
          <table:table-cell office:value-type="float" office:value="1255540.0"/>
          <table:table-cell office:value-type="float" office:value="215972.0"/>
          <table:table-cell office:value-type="float" office:value="0.0"/>
          <table:table-cell office:value-type="float" office:value="0.0"/>
          <table:table-cell table:formula="of:=MIN([.$B21];[.$O21])" office:value-type="float"/>
          <table:table-cell table:formula="of:=MIN([.$C21];[.$P21])" office:value-type="float"/>
          <table:table-cell table:formula="of:=MIN([.$D21];[.$Q21])" office:value-type="float"/>
          <table:table-cell table:formula="of:=MIN([.$E21];[.$R21])" office:value-type="float"/>
          <table:table-cell table:formula="of:=MIN([.$F21];[.$S21])" office:value-type="float"/>
          <table:table-cell table:formula="of:=MIN([.$G21];[.$T21])" office:value-type="float"/>
          <table:table-cell table:formula="of:=MIN([.$H21];[.$U21])" office:value-type="float"/>
          <table:table-cell table:formula="of:=MIN([.$I21];[.$V21])" office:value-type="float"/>
          <table:table-cell table:formula="of:=MIN([.$J21])" office:value-type="float"/>
          <table:table-cell table:formula="of:=MIN([.$K21];[.$W21])" office:value-type="float"/>
          <table:table-cell table:formula="of:=MIN([.$L21];[.$X21])" office:value-type="float"/>
          <table:table-cell table:formula="of:=MIN([.$M21];[.$Y21])" office:value-type="float"/>
          <table:table-cell table:formula="of:=MIN([.$N21];[.$Z21])" office:value-type="float"/>
          <table:table-cell table:formula="of:=MEDIAN([.$B21];[.$O21])" office:value-type="float"/>
          <table:table-cell table:formula="of:=MEDIAN([.$C21];[.$P21])" office:value-type="float"/>
          <table:table-cell table:formula="of:=MEDIAN([.$D21];[.$Q21])" office:value-type="float"/>
          <table:table-cell table:formula="of:=MEDIAN([.$E21];[.$R21])" office:value-type="float"/>
          <table:table-cell table:formula="of:=MEDIAN([.$F21];[.$S21])" office:value-type="float"/>
          <table:table-cell table:formula="of:=MEDIAN([.$G21];[.$T21])" office:value-type="float"/>
          <table:table-cell table:formula="of:=MEDIAN([.$H21];[.$U21])" office:value-type="float"/>
          <table:table-cell table:formula="of:=MEDIAN([.$I21];[.$V21])" office:value-type="float"/>
          <table:table-cell table:formula="of:=MEDIAN([.$J21])" office:value-type="float"/>
          <table:table-cell table:formula="of:=MEDIAN([.$K21];[.$W21])" office:value-type="float"/>
          <table:table-cell table:formula="of:=MEDIAN([.$L21];[.$X21])" office:value-type="float"/>
          <table:table-cell table:formula="of:=MEDIAN([.$M21];[.$Y21])" office:value-type="float"/>
          <table:table-cell table:formula="of:=MEDIAN([.$N21];[.$Z21])" office:value-type="float"/>
          <table:table-cell table:formula="of:=MAX([.$B21];[.$O21])" office:value-type="float"/>
          <table:table-cell table:formula="of:=MAX([.$C21];[.$P21])" office:value-type="float"/>
          <table:table-cell table:formula="of:=MAX([.$D21];[.$Q21])" office:value-type="float"/>
          <table:table-cell table:formula="of:=MAX([.$E21];[.$R21])" office:value-type="float"/>
          <table:table-cell table:formula="of:=MAX([.$F21];[.$S21])" office:value-type="float"/>
          <table:table-cell table:formula="of:=MAX([.$G21];[.$T21])" office:value-type="float"/>
          <table:table-cell table:formula="of:=MAX([.$H21];[.$U21])" office:value-type="float"/>
          <table:table-cell table:formula="of:=MAX([.$I21];[.$V21])" office:value-type="float"/>
          <table:table-cell table:formula="of:=MAX([.$J21])" office:value-type="float"/>
          <table:table-cell table:formula="of:=MAX([.$K21];[.$W21])" office:value-type="float"/>
          <table:table-cell table:formula="of:=MAX([.$L21];[.$X21])" office:value-type="float"/>
          <table:table-cell table:formula="of:=MAX([.$M21];[.$Y21])" office:value-type="float"/>
          <table:table-cell table:formula="of:=MAX([.$N21];[.$Z21])" office:value-type="float"/>
        </table:table-row>
        <table:table-row table:style-name="ro1">
          <table:table-cell office:value-type="string">
            <text:p>freecell.freecell-2-2.asp/13</text:p>
          </table:table-cell>
          <table:table-cell office:value-type="float" office:value="34.0462"/>
          <table:table-cell office:value-type="float" office:value="33.784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0.0"/>
          <table:table-cell office:value-type="float" office:value="964.0"/>
          <table:table-cell office:value-type="float" office:value="738.0"/>
          <table:table-cell office:value-type="float" office:value="1356110.0"/>
          <table:table-cell office:value-type="float" office:value="250411.0"/>
          <table:table-cell office:value-type="float" office:value="0.0"/>
          <table:table-cell office:value-type="float" office:value="0.0"/>
          <table:table-cell office:value-type="float" office:value="37.0667"/>
          <table:table-cell office:value-type="float" office:value="36.822"/>
          <table:table-cell office:value-type="float" office:value="3.64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0316.0"/>
          <table:table-cell office:value-type="float" office:value="14130.0"/>
          <table:table-cell office:value-type="float" office:value="1356110.0"/>
          <table:table-cell office:value-type="float" office:value="250411.0"/>
          <table:table-cell office:value-type="float" office:value="0.0"/>
          <table:table-cell office:value-type="float" office:value="0.0"/>
          <table:table-cell table:formula="of:=MIN([.$B22];[.$O22])" office:value-type="float"/>
          <table:table-cell table:formula="of:=MIN([.$C22];[.$P22])" office:value-type="float"/>
          <table:table-cell table:formula="of:=MIN([.$D22];[.$Q22])" office:value-type="float"/>
          <table:table-cell table:formula="of:=MIN([.$E22];[.$R22])" office:value-type="float"/>
          <table:table-cell table:formula="of:=MIN([.$F22];[.$S22])" office:value-type="float"/>
          <table:table-cell table:formula="of:=MIN([.$G22];[.$T22])" office:value-type="float"/>
          <table:table-cell table:formula="of:=MIN([.$H22];[.$U22])" office:value-type="float"/>
          <table:table-cell table:formula="of:=MIN([.$I22];[.$V22])" office:value-type="float"/>
          <table:table-cell table:formula="of:=MIN([.$J22])" office:value-type="float"/>
          <table:table-cell table:formula="of:=MIN([.$K22];[.$W22])" office:value-type="float"/>
          <table:table-cell table:formula="of:=MIN([.$L22];[.$X22])" office:value-type="float"/>
          <table:table-cell table:formula="of:=MIN([.$M22];[.$Y22])" office:value-type="float"/>
          <table:table-cell table:formula="of:=MIN([.$N22];[.$Z22])" office:value-type="float"/>
          <table:table-cell table:formula="of:=MEDIAN([.$B22];[.$O22])" office:value-type="float"/>
          <table:table-cell table:formula="of:=MEDIAN([.$C22];[.$P22])" office:value-type="float"/>
          <table:table-cell table:formula="of:=MEDIAN([.$D22];[.$Q22])" office:value-type="float"/>
          <table:table-cell table:formula="of:=MEDIAN([.$E22];[.$R22])" office:value-type="float"/>
          <table:table-cell table:formula="of:=MEDIAN([.$F22];[.$S22])" office:value-type="float"/>
          <table:table-cell table:formula="of:=MEDIAN([.$G22];[.$T22])" office:value-type="float"/>
          <table:table-cell table:formula="of:=MEDIAN([.$H22];[.$U22])" office:value-type="float"/>
          <table:table-cell table:formula="of:=MEDIAN([.$I22];[.$V22])" office:value-type="float"/>
          <table:table-cell table:formula="of:=MEDIAN([.$J22])" office:value-type="float"/>
          <table:table-cell table:formula="of:=MEDIAN([.$K22];[.$W22])" office:value-type="float"/>
          <table:table-cell table:formula="of:=MEDIAN([.$L22];[.$X22])" office:value-type="float"/>
          <table:table-cell table:formula="of:=MEDIAN([.$M22];[.$Y22])" office:value-type="float"/>
          <table:table-cell table:formula="of:=MEDIAN([.$N22];[.$Z22])" office:value-type="float"/>
          <table:table-cell table:formula="of:=MAX([.$B22];[.$O22])" office:value-type="float"/>
          <table:table-cell table:formula="of:=MAX([.$C22];[.$P22])" office:value-type="float"/>
          <table:table-cell table:formula="of:=MAX([.$D22];[.$Q22])" office:value-type="float"/>
          <table:table-cell table:formula="of:=MAX([.$E22];[.$R22])" office:value-type="float"/>
          <table:table-cell table:formula="of:=MAX([.$F22];[.$S22])" office:value-type="float"/>
          <table:table-cell table:formula="of:=MAX([.$G22];[.$T22])" office:value-type="float"/>
          <table:table-cell table:formula="of:=MAX([.$H22];[.$U22])" office:value-type="float"/>
          <table:table-cell table:formula="of:=MAX([.$I22];[.$V22])" office:value-type="float"/>
          <table:table-cell table:formula="of:=MAX([.$J22])" office:value-type="float"/>
          <table:table-cell table:formula="of:=MAX([.$K22];[.$W22])" office:value-type="float"/>
          <table:table-cell table:formula="of:=MAX([.$L22];[.$X22])" office:value-type="float"/>
          <table:table-cell table:formula="of:=MAX([.$M22];[.$Y22])" office:value-type="float"/>
          <table:table-cell table:formula="of:=MAX([.$N22];[.$Z22])" office:value-type="float"/>
        </table:table-row>
        <table:table-row table:style-name="ro1">
          <table:table-cell office:value-type="string">
            <text:p>freecell.freecell-2-2.asp/14</text:p>
          </table:table-cell>
          <table:table-cell office:value-type="float" office:value="35.7704"/>
          <table:table-cell office:value-type="float" office:value="35.496"/>
          <table:table-cell office:value-type="float" office:value="0.88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25.0"/>
          <table:table-cell office:value-type="float" office:value="5873.0"/>
          <table:table-cell office:value-type="float" office:value="4988.0"/>
          <table:table-cell office:value-type="float" office:value="1456680.0"/>
          <table:table-cell office:value-type="float" office:value="284850.0"/>
          <table:table-cell office:value-type="float" office:value="0.0"/>
          <table:table-cell office:value-type="float" office:value="0.0"/>
          <table:table-cell office:value-type="float" office:value="65.8296"/>
          <table:table-cell office:value-type="float" office:value="65.326"/>
          <table:table-cell office:value-type="float" office:value="30.3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0597.0"/>
          <table:table-cell office:value-type="float" office:value="58868.0"/>
          <table:table-cell office:value-type="float" office:value="1456680.0"/>
          <table:table-cell office:value-type="float" office:value="284850.0"/>
          <table:table-cell office:value-type="float" office:value="0.0"/>
          <table:table-cell office:value-type="float" office:value="0.0"/>
          <table:table-cell table:formula="of:=MIN([.$B23];[.$O23])" office:value-type="float"/>
          <table:table-cell table:formula="of:=MIN([.$C23];[.$P23])" office:value-type="float"/>
          <table:table-cell table:formula="of:=MIN([.$D23];[.$Q23])" office:value-type="float"/>
          <table:table-cell table:formula="of:=MIN([.$E23];[.$R23])" office:value-type="float"/>
          <table:table-cell table:formula="of:=MIN([.$F23];[.$S23])" office:value-type="float"/>
          <table:table-cell table:formula="of:=MIN([.$G23];[.$T23])" office:value-type="float"/>
          <table:table-cell table:formula="of:=MIN([.$H23];[.$U23])" office:value-type="float"/>
          <table:table-cell table:formula="of:=MIN([.$I23];[.$V23])" office:value-type="float"/>
          <table:table-cell table:formula="of:=MIN([.$J23])" office:value-type="float"/>
          <table:table-cell table:formula="of:=MIN([.$K23];[.$W23])" office:value-type="float"/>
          <table:table-cell table:formula="of:=MIN([.$L23];[.$X23])" office:value-type="float"/>
          <table:table-cell table:formula="of:=MIN([.$M23];[.$Y23])" office:value-type="float"/>
          <table:table-cell table:formula="of:=MIN([.$N23];[.$Z23])" office:value-type="float"/>
          <table:table-cell table:formula="of:=MEDIAN([.$B23];[.$O23])" office:value-type="float"/>
          <table:table-cell table:formula="of:=MEDIAN([.$C23];[.$P23])" office:value-type="float"/>
          <table:table-cell table:formula="of:=MEDIAN([.$D23];[.$Q23])" office:value-type="float"/>
          <table:table-cell table:formula="of:=MEDIAN([.$E23];[.$R23])" office:value-type="float"/>
          <table:table-cell table:formula="of:=MEDIAN([.$F23];[.$S23])" office:value-type="float"/>
          <table:table-cell table:formula="of:=MEDIAN([.$G23];[.$T23])" office:value-type="float"/>
          <table:table-cell table:formula="of:=MEDIAN([.$H23];[.$U23])" office:value-type="float"/>
          <table:table-cell table:formula="of:=MEDIAN([.$I23];[.$V23])" office:value-type="float"/>
          <table:table-cell table:formula="of:=MEDIAN([.$J23])" office:value-type="float"/>
          <table:table-cell table:formula="of:=MEDIAN([.$K23];[.$W23])" office:value-type="float"/>
          <table:table-cell table:formula="of:=MEDIAN([.$L23];[.$X23])" office:value-type="float"/>
          <table:table-cell table:formula="of:=MEDIAN([.$M23];[.$Y23])" office:value-type="float"/>
          <table:table-cell table:formula="of:=MEDIAN([.$N23];[.$Z23])" office:value-type="float"/>
          <table:table-cell table:formula="of:=MAX([.$B23];[.$O23])" office:value-type="float"/>
          <table:table-cell table:formula="of:=MAX([.$C23];[.$P23])" office:value-type="float"/>
          <table:table-cell table:formula="of:=MAX([.$D23];[.$Q23])" office:value-type="float"/>
          <table:table-cell table:formula="of:=MAX([.$E23];[.$R23])" office:value-type="float"/>
          <table:table-cell table:formula="of:=MAX([.$F23];[.$S23])" office:value-type="float"/>
          <table:table-cell table:formula="of:=MAX([.$G23];[.$T23])" office:value-type="float"/>
          <table:table-cell table:formula="of:=MAX([.$H23];[.$U23])" office:value-type="float"/>
          <table:table-cell table:formula="of:=MAX([.$I23];[.$V23])" office:value-type="float"/>
          <table:table-cell table:formula="of:=MAX([.$J23])" office:value-type="float"/>
          <table:table-cell table:formula="of:=MAX([.$K23];[.$W23])" office:value-type="float"/>
          <table:table-cell table:formula="of:=MAX([.$L23];[.$X23])" office:value-type="float"/>
          <table:table-cell table:formula="of:=MAX([.$M23];[.$Y23])" office:value-type="float"/>
          <table:table-cell table:formula="of:=MAX([.$N23];[.$Z23])" office:value-type="float"/>
        </table:table-row>
        <table:table-row table:style-name="ro1">
          <table:table-cell office:value-type="string">
            <text:p>freecell.freecell-2-2.asp/15</text:p>
          </table:table-cell>
          <table:table-cell office:value-type="float" office:value="37.6403"/>
          <table:table-cell office:value-type="float" office:value="37.349"/>
          <table:table-cell office:value-type="float" office:value="1.58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143.0"/>
          <table:table-cell office:value-type="float" office:value="3203.0"/>
          <table:table-cell office:value-type="float" office:value="2389.0"/>
          <table:table-cell office:value-type="float" office:value="1557250.0"/>
          <table:table-cell office:value-type="float" office:value="319289.0"/>
          <table:table-cell office:value-type="float" office:value="0.0"/>
          <table:table-cell office:value-type="float" office:value="0.0"/>
          <table:table-cell office:value-type="float" office:value="40.1824"/>
          <table:table-cell office:value-type="float" office:value="37.861"/>
          <table:table-cell office:value-type="float" office:value="2.16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7074.0"/>
          <table:table-cell office:value-type="float" office:value="13417.0"/>
          <table:table-cell office:value-type="float" office:value="1557250.0"/>
          <table:table-cell office:value-type="float" office:value="319289.0"/>
          <table:table-cell office:value-type="float" office:value="0.0"/>
          <table:table-cell office:value-type="float" office:value="0.0"/>
          <table:table-cell table:formula="of:=MIN([.$B24];[.$O24])" office:value-type="float"/>
          <table:table-cell table:formula="of:=MIN([.$C24];[.$P24])" office:value-type="float"/>
          <table:table-cell table:formula="of:=MIN([.$D24];[.$Q24])" office:value-type="float"/>
          <table:table-cell table:formula="of:=MIN([.$E24];[.$R24])" office:value-type="float"/>
          <table:table-cell table:formula="of:=MIN([.$F24];[.$S24])" office:value-type="float"/>
          <table:table-cell table:formula="of:=MIN([.$G24];[.$T24])" office:value-type="float"/>
          <table:table-cell table:formula="of:=MIN([.$H24];[.$U24])" office:value-type="float"/>
          <table:table-cell table:formula="of:=MIN([.$I24];[.$V24])" office:value-type="float"/>
          <table:table-cell table:formula="of:=MIN([.$J24])" office:value-type="float"/>
          <table:table-cell table:formula="of:=MIN([.$K24];[.$W24])" office:value-type="float"/>
          <table:table-cell table:formula="of:=MIN([.$L24];[.$X24])" office:value-type="float"/>
          <table:table-cell table:formula="of:=MIN([.$M24];[.$Y24])" office:value-type="float"/>
          <table:table-cell table:formula="of:=MIN([.$N24];[.$Z24])" office:value-type="float"/>
          <table:table-cell table:formula="of:=MEDIAN([.$B24];[.$O24])" office:value-type="float"/>
          <table:table-cell table:formula="of:=MEDIAN([.$C24];[.$P24])" office:value-type="float"/>
          <table:table-cell table:formula="of:=MEDIAN([.$D24];[.$Q24])" office:value-type="float"/>
          <table:table-cell table:formula="of:=MEDIAN([.$E24];[.$R24])" office:value-type="float"/>
          <table:table-cell table:formula="of:=MEDIAN([.$F24];[.$S24])" office:value-type="float"/>
          <table:table-cell table:formula="of:=MEDIAN([.$G24];[.$T24])" office:value-type="float"/>
          <table:table-cell table:formula="of:=MEDIAN([.$H24];[.$U24])" office:value-type="float"/>
          <table:table-cell table:formula="of:=MEDIAN([.$I24];[.$V24])" office:value-type="float"/>
          <table:table-cell table:formula="of:=MEDIAN([.$J24])" office:value-type="float"/>
          <table:table-cell table:formula="of:=MEDIAN([.$K24];[.$W24])" office:value-type="float"/>
          <table:table-cell table:formula="of:=MEDIAN([.$L24];[.$X24])" office:value-type="float"/>
          <table:table-cell table:formula="of:=MEDIAN([.$M24];[.$Y24])" office:value-type="float"/>
          <table:table-cell table:formula="of:=MEDIAN([.$N24];[.$Z24])" office:value-type="float"/>
          <table:table-cell table:formula="of:=MAX([.$B24];[.$O24])" office:value-type="float"/>
          <table:table-cell table:formula="of:=MAX([.$C24];[.$P24])" office:value-type="float"/>
          <table:table-cell table:formula="of:=MAX([.$D24];[.$Q24])" office:value-type="float"/>
          <table:table-cell table:formula="of:=MAX([.$E24];[.$R24])" office:value-type="float"/>
          <table:table-cell table:formula="of:=MAX([.$F24];[.$S24])" office:value-type="float"/>
          <table:table-cell table:formula="of:=MAX([.$G24];[.$T24])" office:value-type="float"/>
          <table:table-cell table:formula="of:=MAX([.$H24];[.$U24])" office:value-type="float"/>
          <table:table-cell table:formula="of:=MAX([.$I24];[.$V24])" office:value-type="float"/>
          <table:table-cell table:formula="of:=MAX([.$J24])" office:value-type="float"/>
          <table:table-cell table:formula="of:=MAX([.$K24];[.$W24])" office:value-type="float"/>
          <table:table-cell table:formula="of:=MAX([.$L24];[.$X24])" office:value-type="float"/>
          <table:table-cell table:formula="of:=MAX([.$M24];[.$Y24])" office:value-type="float"/>
          <table:table-cell table:formula="of:=MAX([.$N24];[.$Z24])" office:value-type="float"/>
        </table:table-row>
        <table:table-row table:style-name="ro1">
          <table:table-cell office:value-type="string">
            <text:p>freecell.freecell-2-2.asp/2</text:p>
          </table:table-cell>
          <table:table-cell office:value-type="float" office:value="22.1485"/>
          <table:table-cell office:value-type="float" office:value="22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9840.0"/>
          <table:table-cell office:value-type="float" office:value="134.0"/>
          <table:table-cell office:value-type="float" office:value="0.0"/>
          <table:table-cell office:value-type="float" office:value="0.0"/>
          <table:table-cell office:value-type="float" office:value="22.5344"/>
          <table:table-cell office:value-type="float" office:value="22.4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49840.0"/>
          <table:table-cell office:value-type="float" office:value="134.0"/>
          <table:table-cell office:value-type="float" office:value="0.0"/>
          <table:table-cell office:value-type="float" office:value="0.0"/>
          <table:table-cell table:formula="of:=MIN([.$B25];[.$O25])" office:value-type="float"/>
          <table:table-cell table:formula="of:=MIN([.$C25];[.$P25])" office:value-type="float"/>
          <table:table-cell table:formula="of:=MIN([.$D25];[.$Q25])" office:value-type="float"/>
          <table:table-cell table:formula="of:=MIN([.$E25];[.$R25])" office:value-type="float"/>
          <table:table-cell table:formula="of:=MIN([.$F25];[.$S25])" office:value-type="float"/>
          <table:table-cell table:formula="of:=MIN([.$G25];[.$T25])" office:value-type="float"/>
          <table:table-cell table:formula="of:=MIN([.$H25];[.$U25])" office:value-type="float"/>
          <table:table-cell table:formula="of:=MIN([.$I25];[.$V25])" office:value-type="float"/>
          <table:table-cell table:formula="of:=MIN([.$J25])" office:value-type="float"/>
          <table:table-cell table:formula="of:=MIN([.$K25];[.$W25])" office:value-type="float"/>
          <table:table-cell table:formula="of:=MIN([.$L25];[.$X25])" office:value-type="float"/>
          <table:table-cell table:formula="of:=MIN([.$M25];[.$Y25])" office:value-type="float"/>
          <table:table-cell table:formula="of:=MIN([.$N25];[.$Z25])" office:value-type="float"/>
          <table:table-cell table:formula="of:=MEDIAN([.$B25];[.$O25])" office:value-type="float"/>
          <table:table-cell table:formula="of:=MEDIAN([.$C25];[.$P25])" office:value-type="float"/>
          <table:table-cell table:formula="of:=MEDIAN([.$D25];[.$Q25])" office:value-type="float"/>
          <table:table-cell table:formula="of:=MEDIAN([.$E25];[.$R25])" office:value-type="float"/>
          <table:table-cell table:formula="of:=MEDIAN([.$F25];[.$S25])" office:value-type="float"/>
          <table:table-cell table:formula="of:=MEDIAN([.$G25];[.$T25])" office:value-type="float"/>
          <table:table-cell table:formula="of:=MEDIAN([.$H25];[.$U25])" office:value-type="float"/>
          <table:table-cell table:formula="of:=MEDIAN([.$I25];[.$V25])" office:value-type="float"/>
          <table:table-cell table:formula="of:=MEDIAN([.$J25])" office:value-type="float"/>
          <table:table-cell table:formula="of:=MEDIAN([.$K25];[.$W25])" office:value-type="float"/>
          <table:table-cell table:formula="of:=MEDIAN([.$L25];[.$X25])" office:value-type="float"/>
          <table:table-cell table:formula="of:=MEDIAN([.$M25];[.$Y25])" office:value-type="float"/>
          <table:table-cell table:formula="of:=MEDIAN([.$N25];[.$Z25])" office:value-type="float"/>
          <table:table-cell table:formula="of:=MAX([.$B25];[.$O25])" office:value-type="float"/>
          <table:table-cell table:formula="of:=MAX([.$C25];[.$P25])" office:value-type="float"/>
          <table:table-cell table:formula="of:=MAX([.$D25];[.$Q25])" office:value-type="float"/>
          <table:table-cell table:formula="of:=MAX([.$E25];[.$R25])" office:value-type="float"/>
          <table:table-cell table:formula="of:=MAX([.$F25];[.$S25])" office:value-type="float"/>
          <table:table-cell table:formula="of:=MAX([.$G25];[.$T25])" office:value-type="float"/>
          <table:table-cell table:formula="of:=MAX([.$H25];[.$U25])" office:value-type="float"/>
          <table:table-cell table:formula="of:=MAX([.$I25];[.$V25])" office:value-type="float"/>
          <table:table-cell table:formula="of:=MAX([.$J25])" office:value-type="float"/>
          <table:table-cell table:formula="of:=MAX([.$K25];[.$W25])" office:value-type="float"/>
          <table:table-cell table:formula="of:=MAX([.$L25];[.$X25])" office:value-type="float"/>
          <table:table-cell table:formula="of:=MAX([.$M25];[.$Y25])" office:value-type="float"/>
          <table:table-cell table:formula="of:=MAX([.$N25];[.$Z25])" office:value-type="float"/>
        </table:table-row>
        <table:table-row table:style-name="ro1">
          <table:table-cell office:value-type="string">
            <text:p>freecell.freecell-2-2.asp/3</text:p>
          </table:table-cell>
          <table:table-cell office:value-type="float" office:value="21.5131"/>
          <table:table-cell office:value-type="float" office:value="21.41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47.0"/>
          <table:table-cell office:value-type="float" office:value="13.0"/>
          <table:table-cell office:value-type="float" office:value="350410.0"/>
          <table:table-cell office:value-type="float" office:value="10201.0"/>
          <table:table-cell office:value-type="float" office:value="0.0"/>
          <table:table-cell office:value-type="float" office:value="0.0"/>
          <table:table-cell office:value-type="float" office:value="21.8023"/>
          <table:table-cell office:value-type="float" office:value="21.61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81.0"/>
          <table:table-cell office:value-type="float" office:value="350410.0"/>
          <table:table-cell office:value-type="float" office:value="10201.0"/>
          <table:table-cell office:value-type="float" office:value="0.0"/>
          <table:table-cell office:value-type="float" office:value="0.0"/>
          <table:table-cell table:formula="of:=MIN([.$B26];[.$O26])" office:value-type="float"/>
          <table:table-cell table:formula="of:=MIN([.$C26];[.$P26])" office:value-type="float"/>
          <table:table-cell table:formula="of:=MIN([.$D26];[.$Q26])" office:value-type="float"/>
          <table:table-cell table:formula="of:=MIN([.$E26];[.$R26])" office:value-type="float"/>
          <table:table-cell table:formula="of:=MIN([.$F26];[.$S26])" office:value-type="float"/>
          <table:table-cell table:formula="of:=MIN([.$G26];[.$T26])" office:value-type="float"/>
          <table:table-cell table:formula="of:=MIN([.$H26];[.$U26])" office:value-type="float"/>
          <table:table-cell table:formula="of:=MIN([.$I26];[.$V26])" office:value-type="float"/>
          <table:table-cell table:formula="of:=MIN([.$J26])" office:value-type="float"/>
          <table:table-cell table:formula="of:=MIN([.$K26];[.$W26])" office:value-type="float"/>
          <table:table-cell table:formula="of:=MIN([.$L26];[.$X26])" office:value-type="float"/>
          <table:table-cell table:formula="of:=MIN([.$M26];[.$Y26])" office:value-type="float"/>
          <table:table-cell table:formula="of:=MIN([.$N26];[.$Z26])" office:value-type="float"/>
          <table:table-cell table:formula="of:=MEDIAN([.$B26];[.$O26])" office:value-type="float"/>
          <table:table-cell table:formula="of:=MEDIAN([.$C26];[.$P26])" office:value-type="float"/>
          <table:table-cell table:formula="of:=MEDIAN([.$D26];[.$Q26])" office:value-type="float"/>
          <table:table-cell table:formula="of:=MEDIAN([.$E26];[.$R26])" office:value-type="float"/>
          <table:table-cell table:formula="of:=MEDIAN([.$F26];[.$S26])" office:value-type="float"/>
          <table:table-cell table:formula="of:=MEDIAN([.$G26];[.$T26])" office:value-type="float"/>
          <table:table-cell table:formula="of:=MEDIAN([.$H26];[.$U26])" office:value-type="float"/>
          <table:table-cell table:formula="of:=MEDIAN([.$I26];[.$V26])" office:value-type="float"/>
          <table:table-cell table:formula="of:=MEDIAN([.$J26])" office:value-type="float"/>
          <table:table-cell table:formula="of:=MEDIAN([.$K26];[.$W26])" office:value-type="float"/>
          <table:table-cell table:formula="of:=MEDIAN([.$L26];[.$X26])" office:value-type="float"/>
          <table:table-cell table:formula="of:=MEDIAN([.$M26];[.$Y26])" office:value-type="float"/>
          <table:table-cell table:formula="of:=MEDIAN([.$N26];[.$Z26])" office:value-type="float"/>
          <table:table-cell table:formula="of:=MAX([.$B26];[.$O26])" office:value-type="float"/>
          <table:table-cell table:formula="of:=MAX([.$C26];[.$P26])" office:value-type="float"/>
          <table:table-cell table:formula="of:=MAX([.$D26];[.$Q26])" office:value-type="float"/>
          <table:table-cell table:formula="of:=MAX([.$E26];[.$R26])" office:value-type="float"/>
          <table:table-cell table:formula="of:=MAX([.$F26];[.$S26])" office:value-type="float"/>
          <table:table-cell table:formula="of:=MAX([.$G26];[.$T26])" office:value-type="float"/>
          <table:table-cell table:formula="of:=MAX([.$H26];[.$U26])" office:value-type="float"/>
          <table:table-cell table:formula="of:=MAX([.$I26];[.$V26])" office:value-type="float"/>
          <table:table-cell table:formula="of:=MAX([.$J26])" office:value-type="float"/>
          <table:table-cell table:formula="of:=MAX([.$K26];[.$W26])" office:value-type="float"/>
          <table:table-cell table:formula="of:=MAX([.$L26];[.$X26])" office:value-type="float"/>
          <table:table-cell table:formula="of:=MAX([.$M26];[.$Y26])" office:value-type="float"/>
          <table:table-cell table:formula="of:=MAX([.$N26];[.$Z26])" office:value-type="float"/>
        </table:table-row>
        <table:table-row table:style-name="ro1">
          <table:table-cell office:value-type="string">
            <text:p>freecell.freecell-2-2.asp/4</text:p>
          </table:table-cell>
          <table:table-cell office:value-type="float" office:value="22.8339"/>
          <table:table-cell office:value-type="float" office:value="22.718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23.0"/>
          <table:table-cell office:value-type="float" office:value="806.0"/>
          <table:table-cell office:value-type="float" office:value="280.0"/>
          <table:table-cell office:value-type="float" office:value="450980.0"/>
          <table:table-cell office:value-type="float" office:value="19706.0"/>
          <table:table-cell office:value-type="float" office:value="0.0"/>
          <table:table-cell office:value-type="float" office:value="0.0"/>
          <table:table-cell office:value-type="float" office:value="22.813"/>
          <table:table-cell office:value-type="float" office:value="22.702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31.0"/>
          <table:table-cell office:value-type="float" office:value="462.0"/>
          <table:table-cell office:value-type="float" office:value="450980.0"/>
          <table:table-cell office:value-type="float" office:value="19706.0"/>
          <table:table-cell office:value-type="float" office:value="0.0"/>
          <table:table-cell office:value-type="float" office:value="0.0"/>
          <table:table-cell table:formula="of:=MIN([.$B27];[.$O27])" office:value-type="float"/>
          <table:table-cell table:formula="of:=MIN([.$C27];[.$P27])" office:value-type="float"/>
          <table:table-cell table:formula="of:=MIN([.$D27];[.$Q27])" office:value-type="float"/>
          <table:table-cell table:formula="of:=MIN([.$E27];[.$R27])" office:value-type="float"/>
          <table:table-cell table:formula="of:=MIN([.$F27];[.$S27])" office:value-type="float"/>
          <table:table-cell table:formula="of:=MIN([.$G27];[.$T27])" office:value-type="float"/>
          <table:table-cell table:formula="of:=MIN([.$H27];[.$U27])" office:value-type="float"/>
          <table:table-cell table:formula="of:=MIN([.$I27];[.$V27])" office:value-type="float"/>
          <table:table-cell table:formula="of:=MIN([.$J27])" office:value-type="float"/>
          <table:table-cell table:formula="of:=MIN([.$K27];[.$W27])" office:value-type="float"/>
          <table:table-cell table:formula="of:=MIN([.$L27];[.$X27])" office:value-type="float"/>
          <table:table-cell table:formula="of:=MIN([.$M27];[.$Y27])" office:value-type="float"/>
          <table:table-cell table:formula="of:=MIN([.$N27];[.$Z27])" office:value-type="float"/>
          <table:table-cell table:formula="of:=MEDIAN([.$B27];[.$O27])" office:value-type="float"/>
          <table:table-cell table:formula="of:=MEDIAN([.$C27];[.$P27])" office:value-type="float"/>
          <table:table-cell table:formula="of:=MEDIAN([.$D27];[.$Q27])" office:value-type="float"/>
          <table:table-cell table:formula="of:=MEDIAN([.$E27];[.$R27])" office:value-type="float"/>
          <table:table-cell table:formula="of:=MEDIAN([.$F27];[.$S27])" office:value-type="float"/>
          <table:table-cell table:formula="of:=MEDIAN([.$G27];[.$T27])" office:value-type="float"/>
          <table:table-cell table:formula="of:=MEDIAN([.$H27];[.$U27])" office:value-type="float"/>
          <table:table-cell table:formula="of:=MEDIAN([.$I27];[.$V27])" office:value-type="float"/>
          <table:table-cell table:formula="of:=MEDIAN([.$J27])" office:value-type="float"/>
          <table:table-cell table:formula="of:=MEDIAN([.$K27];[.$W27])" office:value-type="float"/>
          <table:table-cell table:formula="of:=MEDIAN([.$L27];[.$X27])" office:value-type="float"/>
          <table:table-cell table:formula="of:=MEDIAN([.$M27];[.$Y27])" office:value-type="float"/>
          <table:table-cell table:formula="of:=MEDIAN([.$N27];[.$Z27])" office:value-type="float"/>
          <table:table-cell table:formula="of:=MAX([.$B27];[.$O27])" office:value-type="float"/>
          <table:table-cell table:formula="of:=MAX([.$C27];[.$P27])" office:value-type="float"/>
          <table:table-cell table:formula="of:=MAX([.$D27];[.$Q27])" office:value-type="float"/>
          <table:table-cell table:formula="of:=MAX([.$E27];[.$R27])" office:value-type="float"/>
          <table:table-cell table:formula="of:=MAX([.$F27];[.$S27])" office:value-type="float"/>
          <table:table-cell table:formula="of:=MAX([.$G27];[.$T27])" office:value-type="float"/>
          <table:table-cell table:formula="of:=MAX([.$H27];[.$U27])" office:value-type="float"/>
          <table:table-cell table:formula="of:=MAX([.$I27];[.$V27])" office:value-type="float"/>
          <table:table-cell table:formula="of:=MAX([.$J27])" office:value-type="float"/>
          <table:table-cell table:formula="of:=MAX([.$K27];[.$W27])" office:value-type="float"/>
          <table:table-cell table:formula="of:=MAX([.$L27];[.$X27])" office:value-type="float"/>
          <table:table-cell table:formula="of:=MAX([.$M27];[.$Y27])" office:value-type="float"/>
          <table:table-cell table:formula="of:=MAX([.$N27];[.$Z27])" office:value-type="float"/>
        </table:table-row>
        <table:table-row table:style-name="ro1">
          <table:table-cell office:value-type="string">
            <text:p>freecell.freecell-2-2.asp/5</text:p>
          </table:table-cell>
          <table:table-cell office:value-type="float" office:value="24.3185"/>
          <table:table-cell office:value-type="float" office:value="24.184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10.0"/>
          <table:table-cell office:value-type="float" office:value="1909.0"/>
          <table:table-cell office:value-type="float" office:value="820.0"/>
          <table:table-cell office:value-type="float" office:value="551550.0"/>
          <table:table-cell office:value-type="float" office:value="32317.0"/>
          <table:table-cell office:value-type="float" office:value="0.0"/>
          <table:table-cell office:value-type="float" office:value="0.0"/>
          <table:table-cell office:value-type="float" office:value="33.288"/>
          <table:table-cell office:value-type="float" office:value="33.166"/>
          <table:table-cell office:value-type="float" office:value="0.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024.0"/>
          <table:table-cell office:value-type="float" office:value="2598.0"/>
          <table:table-cell office:value-type="float" office:value="551550.0"/>
          <table:table-cell office:value-type="float" office:value="32317.0"/>
          <table:table-cell office:value-type="float" office:value="0.0"/>
          <table:table-cell office:value-type="float" office:value="0.0"/>
          <table:table-cell table:formula="of:=MIN([.$B28];[.$O28])" office:value-type="float"/>
          <table:table-cell table:formula="of:=MIN([.$C28];[.$P28])" office:value-type="float"/>
          <table:table-cell table:formula="of:=MIN([.$D28];[.$Q28])" office:value-type="float"/>
          <table:table-cell table:formula="of:=MIN([.$E28];[.$R28])" office:value-type="float"/>
          <table:table-cell table:formula="of:=MIN([.$F28];[.$S28])" office:value-type="float"/>
          <table:table-cell table:formula="of:=MIN([.$G28];[.$T28])" office:value-type="float"/>
          <table:table-cell table:formula="of:=MIN([.$H28];[.$U28])" office:value-type="float"/>
          <table:table-cell table:formula="of:=MIN([.$I28];[.$V28])" office:value-type="float"/>
          <table:table-cell table:formula="of:=MIN([.$J28])" office:value-type="float"/>
          <table:table-cell table:formula="of:=MIN([.$K28];[.$W28])" office:value-type="float"/>
          <table:table-cell table:formula="of:=MIN([.$L28];[.$X28])" office:value-type="float"/>
          <table:table-cell table:formula="of:=MIN([.$M28];[.$Y28])" office:value-type="float"/>
          <table:table-cell table:formula="of:=MIN([.$N28];[.$Z28])" office:value-type="float"/>
          <table:table-cell table:formula="of:=MEDIAN([.$B28];[.$O28])" office:value-type="float"/>
          <table:table-cell table:formula="of:=MEDIAN([.$C28];[.$P28])" office:value-type="float"/>
          <table:table-cell table:formula="of:=MEDIAN([.$D28];[.$Q28])" office:value-type="float"/>
          <table:table-cell table:formula="of:=MEDIAN([.$E28];[.$R28])" office:value-type="float"/>
          <table:table-cell table:formula="of:=MEDIAN([.$F28];[.$S28])" office:value-type="float"/>
          <table:table-cell table:formula="of:=MEDIAN([.$G28];[.$T28])" office:value-type="float"/>
          <table:table-cell table:formula="of:=MEDIAN([.$H28];[.$U28])" office:value-type="float"/>
          <table:table-cell table:formula="of:=MEDIAN([.$I28];[.$V28])" office:value-type="float"/>
          <table:table-cell table:formula="of:=MEDIAN([.$J28])" office:value-type="float"/>
          <table:table-cell table:formula="of:=MEDIAN([.$K28];[.$W28])" office:value-type="float"/>
          <table:table-cell table:formula="of:=MEDIAN([.$L28];[.$X28])" office:value-type="float"/>
          <table:table-cell table:formula="of:=MEDIAN([.$M28];[.$Y28])" office:value-type="float"/>
          <table:table-cell table:formula="of:=MEDIAN([.$N28];[.$Z28])" office:value-type="float"/>
          <table:table-cell table:formula="of:=MAX([.$B28];[.$O28])" office:value-type="float"/>
          <table:table-cell table:formula="of:=MAX([.$C28];[.$P28])" office:value-type="float"/>
          <table:table-cell table:formula="of:=MAX([.$D28];[.$Q28])" office:value-type="float"/>
          <table:table-cell table:formula="of:=MAX([.$E28];[.$R28])" office:value-type="float"/>
          <table:table-cell table:formula="of:=MAX([.$F28];[.$S28])" office:value-type="float"/>
          <table:table-cell table:formula="of:=MAX([.$G28];[.$T28])" office:value-type="float"/>
          <table:table-cell table:formula="of:=MAX([.$H28];[.$U28])" office:value-type="float"/>
          <table:table-cell table:formula="of:=MAX([.$I28];[.$V28])" office:value-type="float"/>
          <table:table-cell table:formula="of:=MAX([.$J28])" office:value-type="float"/>
          <table:table-cell table:formula="of:=MAX([.$K28];[.$W28])" office:value-type="float"/>
          <table:table-cell table:formula="of:=MAX([.$L28];[.$X28])" office:value-type="float"/>
          <table:table-cell table:formula="of:=MAX([.$M28];[.$Y28])" office:value-type="float"/>
          <table:table-cell table:formula="of:=MAX([.$N28];[.$Z28])" office:value-type="float"/>
        </table:table-row>
        <table:table-row table:style-name="ro1">
          <table:table-cell office:value-type="string">
            <text:p>freecell.freecell-2-2.asp/6</text:p>
          </table:table-cell>
          <table:table-cell office:value-type="float" office:value="26.565"/>
          <table:table-cell office:value-type="float" office:value="26.416"/>
          <table:table-cell office:value-type="float" office:value="1.46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636.0"/>
          <table:table-cell office:value-type="float" office:value="7409.0"/>
          <table:table-cell office:value-type="float" office:value="3276.0"/>
          <table:table-cell office:value-type="float" office:value="652120.0"/>
          <table:table-cell office:value-type="float" office:value="48005.0"/>
          <table:table-cell office:value-type="float" office:value="0.0"/>
          <table:table-cell office:value-type="float" office:value="0.0"/>
          <table:table-cell office:value-type="float" office:value="32.1795"/>
          <table:table-cell office:value-type="float" office:value="28.013"/>
          <table:table-cell office:value-type="float" office:value="3.03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203.0"/>
          <table:table-cell office:value-type="float" office:value="12312.0"/>
          <table:table-cell office:value-type="float" office:value="652120.0"/>
          <table:table-cell office:value-type="float" office:value="48005.0"/>
          <table:table-cell office:value-type="float" office:value="0.0"/>
          <table:table-cell office:value-type="float" office:value="0.0"/>
          <table:table-cell table:formula="of:=MIN([.$B29];[.$O29])" office:value-type="float"/>
          <table:table-cell table:formula="of:=MIN([.$C29];[.$P29])" office:value-type="float"/>
          <table:table-cell table:formula="of:=MIN([.$D29];[.$Q29])" office:value-type="float"/>
          <table:table-cell table:formula="of:=MIN([.$E29];[.$R29])" office:value-type="float"/>
          <table:table-cell table:formula="of:=MIN([.$F29];[.$S29])" office:value-type="float"/>
          <table:table-cell table:formula="of:=MIN([.$G29];[.$T29])" office:value-type="float"/>
          <table:table-cell table:formula="of:=MIN([.$H29];[.$U29])" office:value-type="float"/>
          <table:table-cell table:formula="of:=MIN([.$I29];[.$V29])" office:value-type="float"/>
          <table:table-cell table:formula="of:=MIN([.$J29])" office:value-type="float"/>
          <table:table-cell table:formula="of:=MIN([.$K29];[.$W29])" office:value-type="float"/>
          <table:table-cell table:formula="of:=MIN([.$L29];[.$X29])" office:value-type="float"/>
          <table:table-cell table:formula="of:=MIN([.$M29];[.$Y29])" office:value-type="float"/>
          <table:table-cell table:formula="of:=MIN([.$N29];[.$Z29])" office:value-type="float"/>
          <table:table-cell table:formula="of:=MEDIAN([.$B29];[.$O29])" office:value-type="float"/>
          <table:table-cell table:formula="of:=MEDIAN([.$C29];[.$P29])" office:value-type="float"/>
          <table:table-cell table:formula="of:=MEDIAN([.$D29];[.$Q29])" office:value-type="float"/>
          <table:table-cell table:formula="of:=MEDIAN([.$E29];[.$R29])" office:value-type="float"/>
          <table:table-cell table:formula="of:=MEDIAN([.$F29];[.$S29])" office:value-type="float"/>
          <table:table-cell table:formula="of:=MEDIAN([.$G29];[.$T29])" office:value-type="float"/>
          <table:table-cell table:formula="of:=MEDIAN([.$H29];[.$U29])" office:value-type="float"/>
          <table:table-cell table:formula="of:=MEDIAN([.$I29];[.$V29])" office:value-type="float"/>
          <table:table-cell table:formula="of:=MEDIAN([.$J29])" office:value-type="float"/>
          <table:table-cell table:formula="of:=MEDIAN([.$K29];[.$W29])" office:value-type="float"/>
          <table:table-cell table:formula="of:=MEDIAN([.$L29];[.$X29])" office:value-type="float"/>
          <table:table-cell table:formula="of:=MEDIAN([.$M29];[.$Y29])" office:value-type="float"/>
          <table:table-cell table:formula="of:=MEDIAN([.$N29];[.$Z29])" office:value-type="float"/>
          <table:table-cell table:formula="of:=MAX([.$B29];[.$O29])" office:value-type="float"/>
          <table:table-cell table:formula="of:=MAX([.$C29];[.$P29])" office:value-type="float"/>
          <table:table-cell table:formula="of:=MAX([.$D29];[.$Q29])" office:value-type="float"/>
          <table:table-cell table:formula="of:=MAX([.$E29];[.$R29])" office:value-type="float"/>
          <table:table-cell table:formula="of:=MAX([.$F29];[.$S29])" office:value-type="float"/>
          <table:table-cell table:formula="of:=MAX([.$G29];[.$T29])" office:value-type="float"/>
          <table:table-cell table:formula="of:=MAX([.$H29];[.$U29])" office:value-type="float"/>
          <table:table-cell table:formula="of:=MAX([.$I29];[.$V29])" office:value-type="float"/>
          <table:table-cell table:formula="of:=MAX([.$J29])" office:value-type="float"/>
          <table:table-cell table:formula="of:=MAX([.$K29];[.$W29])" office:value-type="float"/>
          <table:table-cell table:formula="of:=MAX([.$L29];[.$X29])" office:value-type="float"/>
          <table:table-cell table:formula="of:=MAX([.$M29];[.$Y29])" office:value-type="float"/>
          <table:table-cell table:formula="of:=MAX([.$N29];[.$Z29])" office:value-type="float"/>
        </table:table-row>
        <table:table-row table:style-name="ro1">
          <table:table-cell office:value-type="string">
            <text:p>freecell.freecell-2-2.asp/7</text:p>
          </table:table-cell>
          <table:table-cell office:value-type="float" office:value="35.7623"/>
          <table:table-cell office:value-type="float" office:value="35.603"/>
          <table:table-cell office:value-type="float" office:value="9.46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1982.0"/>
          <table:table-cell office:value-type="float" office:value="30810.0"/>
          <table:table-cell office:value-type="float" office:value="14480.0"/>
          <table:table-cell office:value-type="float" office:value="752690.0"/>
          <table:table-cell office:value-type="float" office:value="67102.0"/>
          <table:table-cell office:value-type="float" office:value="0.0"/>
          <table:table-cell office:value-type="float" office:value="0.0"/>
          <table:table-cell office:value-type="float" office:value="37.5461"/>
          <table:table-cell office:value-type="float" office:value="35.611"/>
          <table:table-cell office:value-type="float" office:value="9.56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2526.0"/>
          <table:table-cell office:value-type="float" office:value="27101.0"/>
          <table:table-cell office:value-type="float" office:value="752690.0"/>
          <table:table-cell office:value-type="float" office:value="67102.0"/>
          <table:table-cell office:value-type="float" office:value="0.0"/>
          <table:table-cell office:value-type="float" office:value="0.0"/>
          <table:table-cell table:formula="of:=MIN([.$B30];[.$O30])" office:value-type="float"/>
          <table:table-cell table:formula="of:=MIN([.$C30];[.$P30])" office:value-type="float"/>
          <table:table-cell table:formula="of:=MIN([.$D30];[.$Q30])" office:value-type="float"/>
          <table:table-cell table:formula="of:=MIN([.$E30];[.$R30])" office:value-type="float"/>
          <table:table-cell table:formula="of:=MIN([.$F30];[.$S30])" office:value-type="float"/>
          <table:table-cell table:formula="of:=MIN([.$G30];[.$T30])" office:value-type="float"/>
          <table:table-cell table:formula="of:=MIN([.$H30];[.$U30])" office:value-type="float"/>
          <table:table-cell table:formula="of:=MIN([.$I30];[.$V30])" office:value-type="float"/>
          <table:table-cell table:formula="of:=MIN([.$J30])" office:value-type="float"/>
          <table:table-cell table:formula="of:=MIN([.$K30];[.$W30])" office:value-type="float"/>
          <table:table-cell table:formula="of:=MIN([.$L30];[.$X30])" office:value-type="float"/>
          <table:table-cell table:formula="of:=MIN([.$M30];[.$Y30])" office:value-type="float"/>
          <table:table-cell table:formula="of:=MIN([.$N30];[.$Z30])" office:value-type="float"/>
          <table:table-cell table:formula="of:=MEDIAN([.$B30];[.$O30])" office:value-type="float"/>
          <table:table-cell table:formula="of:=MEDIAN([.$C30];[.$P30])" office:value-type="float"/>
          <table:table-cell table:formula="of:=MEDIAN([.$D30];[.$Q30])" office:value-type="float"/>
          <table:table-cell table:formula="of:=MEDIAN([.$E30];[.$R30])" office:value-type="float"/>
          <table:table-cell table:formula="of:=MEDIAN([.$F30];[.$S30])" office:value-type="float"/>
          <table:table-cell table:formula="of:=MEDIAN([.$G30];[.$T30])" office:value-type="float"/>
          <table:table-cell table:formula="of:=MEDIAN([.$H30];[.$U30])" office:value-type="float"/>
          <table:table-cell table:formula="of:=MEDIAN([.$I30];[.$V30])" office:value-type="float"/>
          <table:table-cell table:formula="of:=MEDIAN([.$J30])" office:value-type="float"/>
          <table:table-cell table:formula="of:=MEDIAN([.$K30];[.$W30])" office:value-type="float"/>
          <table:table-cell table:formula="of:=MEDIAN([.$L30];[.$X30])" office:value-type="float"/>
          <table:table-cell table:formula="of:=MEDIAN([.$M30];[.$Y30])" office:value-type="float"/>
          <table:table-cell table:formula="of:=MEDIAN([.$N30];[.$Z30])" office:value-type="float"/>
          <table:table-cell table:formula="of:=MAX([.$B30];[.$O30])" office:value-type="float"/>
          <table:table-cell table:formula="of:=MAX([.$C30];[.$P30])" office:value-type="float"/>
          <table:table-cell table:formula="of:=MAX([.$D30];[.$Q30])" office:value-type="float"/>
          <table:table-cell table:formula="of:=MAX([.$E30];[.$R30])" office:value-type="float"/>
          <table:table-cell table:formula="of:=MAX([.$F30];[.$S30])" office:value-type="float"/>
          <table:table-cell table:formula="of:=MAX([.$G30];[.$T30])" office:value-type="float"/>
          <table:table-cell table:formula="of:=MAX([.$H30];[.$U30])" office:value-type="float"/>
          <table:table-cell table:formula="of:=MAX([.$I30];[.$V30])" office:value-type="float"/>
          <table:table-cell table:formula="of:=MAX([.$J30])" office:value-type="float"/>
          <table:table-cell table:formula="of:=MAX([.$K30];[.$W30])" office:value-type="float"/>
          <table:table-cell table:formula="of:=MAX([.$L30];[.$X30])" office:value-type="float"/>
          <table:table-cell table:formula="of:=MAX([.$M30];[.$Y30])" office:value-type="float"/>
          <table:table-cell table:formula="of:=MAX([.$N30];[.$Z30])" office:value-type="float"/>
        </table:table-row>
        <table:table-row table:style-name="ro1">
          <table:table-cell office:value-type="string">
            <text:p>freecell.freecell-2-2.asp/8</text:p>
          </table:table-cell>
          <table:table-cell office:value-type="float" office:value="27.6914"/>
          <table:table-cell office:value-type="float" office:value="27.513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5.0"/>
          <table:table-cell office:value-type="float" office:value="966.0"/>
          <table:table-cell office:value-type="float" office:value="761.0"/>
          <table:table-cell office:value-type="float" office:value="853260.0"/>
          <table:table-cell office:value-type="float" office:value="89944.0"/>
          <table:table-cell office:value-type="float" office:value="0.0"/>
          <table:table-cell office:value-type="float" office:value="0.0"/>
          <table:table-cell office:value-type="float" office:value="68.4516"/>
          <table:table-cell office:value-type="float" office:value="68.282"/>
          <table:table-cell office:value-type="float" office:value="40.8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71294.0"/>
          <table:table-cell office:value-type="float" office:value="86379.0"/>
          <table:table-cell office:value-type="float" office:value="853260.0"/>
          <table:table-cell office:value-type="float" office:value="89944.0"/>
          <table:table-cell office:value-type="float" office:value="0.0"/>
          <table:table-cell office:value-type="float" office:value="0.0"/>
          <table:table-cell table:formula="of:=MIN([.$B31];[.$O31])" office:value-type="float"/>
          <table:table-cell table:formula="of:=MIN([.$C31];[.$P31])" office:value-type="float"/>
          <table:table-cell table:formula="of:=MIN([.$D31];[.$Q31])" office:value-type="float"/>
          <table:table-cell table:formula="of:=MIN([.$E31];[.$R31])" office:value-type="float"/>
          <table:table-cell table:formula="of:=MIN([.$F31];[.$S31])" office:value-type="float"/>
          <table:table-cell table:formula="of:=MIN([.$G31];[.$T31])" office:value-type="float"/>
          <table:table-cell table:formula="of:=MIN([.$H31];[.$U31])" office:value-type="float"/>
          <table:table-cell table:formula="of:=MIN([.$I31];[.$V31])" office:value-type="float"/>
          <table:table-cell table:formula="of:=MIN([.$J31])" office:value-type="float"/>
          <table:table-cell table:formula="of:=MIN([.$K31];[.$W31])" office:value-type="float"/>
          <table:table-cell table:formula="of:=MIN([.$L31];[.$X31])" office:value-type="float"/>
          <table:table-cell table:formula="of:=MIN([.$M31];[.$Y31])" office:value-type="float"/>
          <table:table-cell table:formula="of:=MIN([.$N31];[.$Z31])" office:value-type="float"/>
          <table:table-cell table:formula="of:=MEDIAN([.$B31];[.$O31])" office:value-type="float"/>
          <table:table-cell table:formula="of:=MEDIAN([.$C31];[.$P31])" office:value-type="float"/>
          <table:table-cell table:formula="of:=MEDIAN([.$D31];[.$Q31])" office:value-type="float"/>
          <table:table-cell table:formula="of:=MEDIAN([.$E31];[.$R31])" office:value-type="float"/>
          <table:table-cell table:formula="of:=MEDIAN([.$F31];[.$S31])" office:value-type="float"/>
          <table:table-cell table:formula="of:=MEDIAN([.$G31];[.$T31])" office:value-type="float"/>
          <table:table-cell table:formula="of:=MEDIAN([.$H31];[.$U31])" office:value-type="float"/>
          <table:table-cell table:formula="of:=MEDIAN([.$I31];[.$V31])" office:value-type="float"/>
          <table:table-cell table:formula="of:=MEDIAN([.$J31])" office:value-type="float"/>
          <table:table-cell table:formula="of:=MEDIAN([.$K31];[.$W31])" office:value-type="float"/>
          <table:table-cell table:formula="of:=MEDIAN([.$L31];[.$X31])" office:value-type="float"/>
          <table:table-cell table:formula="of:=MEDIAN([.$M31];[.$Y31])" office:value-type="float"/>
          <table:table-cell table:formula="of:=MEDIAN([.$N31];[.$Z31])" office:value-type="float"/>
          <table:table-cell table:formula="of:=MAX([.$B31];[.$O31])" office:value-type="float"/>
          <table:table-cell table:formula="of:=MAX([.$C31];[.$P31])" office:value-type="float"/>
          <table:table-cell table:formula="of:=MAX([.$D31];[.$Q31])" office:value-type="float"/>
          <table:table-cell table:formula="of:=MAX([.$E31];[.$R31])" office:value-type="float"/>
          <table:table-cell table:formula="of:=MAX([.$F31];[.$S31])" office:value-type="float"/>
          <table:table-cell table:formula="of:=MAX([.$G31];[.$T31])" office:value-type="float"/>
          <table:table-cell table:formula="of:=MAX([.$H31];[.$U31])" office:value-type="float"/>
          <table:table-cell table:formula="of:=MAX([.$I31];[.$V31])" office:value-type="float"/>
          <table:table-cell table:formula="of:=MAX([.$J31])" office:value-type="float"/>
          <table:table-cell table:formula="of:=MAX([.$K31];[.$W31])" office:value-type="float"/>
          <table:table-cell table:formula="of:=MAX([.$L31];[.$X31])" office:value-type="float"/>
          <table:table-cell table:formula="of:=MAX([.$M31];[.$Y31])" office:value-type="float"/>
          <table:table-cell table:formula="of:=MAX([.$N31];[.$Z31])" office:value-type="float"/>
        </table:table-row>
        <table:table-row table:style-name="ro1">
          <table:table-cell office:value-type="string">
            <text:p>freecell.freecell-2-2.asp/9</text:p>
          </table:table-cell>
          <table:table-cell office:value-type="float" office:value="28.9362"/>
          <table:table-cell office:value-type="float" office:value="28.741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17.0"/>
          <table:table-cell office:value-type="float" office:value="1477.0"/>
          <table:table-cell office:value-type="float" office:value="1170.0"/>
          <table:table-cell office:value-type="float" office:value="953830.0"/>
          <table:table-cell office:value-type="float" office:value="116867.0"/>
          <table:table-cell office:value-type="float" office:value="0.0"/>
          <table:table-cell office:value-type="float" office:value="0.0"/>
          <table:table-cell office:value-type="float" office:value="35.1848"/>
          <table:table-cell office:value-type="float" office:value="35.009"/>
          <table:table-cell office:value-type="float" office:value="6.24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4562.0"/>
          <table:table-cell office:value-type="float" office:value="17778.0"/>
          <table:table-cell office:value-type="float" office:value="953830.0"/>
          <table:table-cell office:value-type="float" office:value="116867.0"/>
          <table:table-cell office:value-type="float" office:value="0.0"/>
          <table:table-cell office:value-type="float" office:value="0.0"/>
          <table:table-cell table:formula="of:=MIN([.$B32];[.$O32])" office:value-type="float"/>
          <table:table-cell table:formula="of:=MIN([.$C32];[.$P32])" office:value-type="float"/>
          <table:table-cell table:formula="of:=MIN([.$D32];[.$Q32])" office:value-type="float"/>
          <table:table-cell table:formula="of:=MIN([.$E32];[.$R32])" office:value-type="float"/>
          <table:table-cell table:formula="of:=MIN([.$F32];[.$S32])" office:value-type="float"/>
          <table:table-cell table:formula="of:=MIN([.$G32];[.$T32])" office:value-type="float"/>
          <table:table-cell table:formula="of:=MIN([.$H32];[.$U32])" office:value-type="float"/>
          <table:table-cell table:formula="of:=MIN([.$I32];[.$V32])" office:value-type="float"/>
          <table:table-cell table:formula="of:=MIN([.$J32])" office:value-type="float"/>
          <table:table-cell table:formula="of:=MIN([.$K32];[.$W32])" office:value-type="float"/>
          <table:table-cell table:formula="of:=MIN([.$L32];[.$X32])" office:value-type="float"/>
          <table:table-cell table:formula="of:=MIN([.$M32];[.$Y32])" office:value-type="float"/>
          <table:table-cell table:formula="of:=MIN([.$N32];[.$Z32])" office:value-type="float"/>
          <table:table-cell table:formula="of:=MEDIAN([.$B32];[.$O32])" office:value-type="float"/>
          <table:table-cell table:formula="of:=MEDIAN([.$C32];[.$P32])" office:value-type="float"/>
          <table:table-cell table:formula="of:=MEDIAN([.$D32];[.$Q32])" office:value-type="float"/>
          <table:table-cell table:formula="of:=MEDIAN([.$E32];[.$R32])" office:value-type="float"/>
          <table:table-cell table:formula="of:=MEDIAN([.$F32];[.$S32])" office:value-type="float"/>
          <table:table-cell table:formula="of:=MEDIAN([.$G32];[.$T32])" office:value-type="float"/>
          <table:table-cell table:formula="of:=MEDIAN([.$H32];[.$U32])" office:value-type="float"/>
          <table:table-cell table:formula="of:=MEDIAN([.$I32];[.$V32])" office:value-type="float"/>
          <table:table-cell table:formula="of:=MEDIAN([.$J32])" office:value-type="float"/>
          <table:table-cell table:formula="of:=MEDIAN([.$K32];[.$W32])" office:value-type="float"/>
          <table:table-cell table:formula="of:=MEDIAN([.$L32];[.$X32])" office:value-type="float"/>
          <table:table-cell table:formula="of:=MEDIAN([.$M32];[.$Y32])" office:value-type="float"/>
          <table:table-cell table:formula="of:=MEDIAN([.$N32];[.$Z32])" office:value-type="float"/>
          <table:table-cell table:formula="of:=MAX([.$B32];[.$O32])" office:value-type="float"/>
          <table:table-cell table:formula="of:=MAX([.$C32];[.$P32])" office:value-type="float"/>
          <table:table-cell table:formula="of:=MAX([.$D32];[.$Q32])" office:value-type="float"/>
          <table:table-cell table:formula="of:=MAX([.$E32];[.$R32])" office:value-type="float"/>
          <table:table-cell table:formula="of:=MAX([.$F32];[.$S32])" office:value-type="float"/>
          <table:table-cell table:formula="of:=MAX([.$G32];[.$T32])" office:value-type="float"/>
          <table:table-cell table:formula="of:=MAX([.$H32];[.$U32])" office:value-type="float"/>
          <table:table-cell table:formula="of:=MAX([.$I32];[.$V32])" office:value-type="float"/>
          <table:table-cell table:formula="of:=MAX([.$J32])" office:value-type="float"/>
          <table:table-cell table:formula="of:=MAX([.$K32];[.$W32])" office:value-type="float"/>
          <table:table-cell table:formula="of:=MAX([.$L32];[.$X32])" office:value-type="float"/>
          <table:table-cell table:formula="of:=MAX([.$M32];[.$Y32])" office:value-type="float"/>
          <table:table-cell table:formula="of:=MAX([.$N32];[.$Z32])" office:value-type="float"/>
        </table:table-row>
        <table:table-row table:style-name="ro1">
          <table:table-cell office:value-type="string">
            <text:p>freecell.freecell-2-3.asp/1</text:p>
          </table:table-cell>
          <table:table-cell office:value-type="float" office:value="20.1861"/>
          <table:table-cell office:value-type="float" office:value="20.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9270.0"/>
          <table:table-cell office:value-type="float" office:value="11.0"/>
          <table:table-cell office:value-type="float" office:value="0.0"/>
          <table:table-cell office:value-type="float" office:value="0.0"/>
          <table:table-cell office:value-type="float" office:value="20.2278"/>
          <table:table-cell office:value-type="float" office:value="20.1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49270.0"/>
          <table:table-cell office:value-type="float" office:value="11.0"/>
          <table:table-cell office:value-type="float" office:value="0.0"/>
          <table:table-cell office:value-type="float" office:value="0.0"/>
          <table:table-cell table:formula="of:=MIN([.$B33];[.$O33])" office:value-type="float"/>
          <table:table-cell table:formula="of:=MIN([.$C33];[.$P33])" office:value-type="float"/>
          <table:table-cell table:formula="of:=MIN([.$D33];[.$Q33])" office:value-type="float"/>
          <table:table-cell table:formula="of:=MIN([.$E33];[.$R33])" office:value-type="float"/>
          <table:table-cell table:formula="of:=MIN([.$F33];[.$S33])" office:value-type="float"/>
          <table:table-cell table:formula="of:=MIN([.$G33];[.$T33])" office:value-type="float"/>
          <table:table-cell table:formula="of:=MIN([.$H33];[.$U33])" office:value-type="float"/>
          <table:table-cell table:formula="of:=MIN([.$I33];[.$V33])" office:value-type="float"/>
          <table:table-cell table:formula="of:=MIN([.$J33])" office:value-type="float"/>
          <table:table-cell table:formula="of:=MIN([.$K33];[.$W33])" office:value-type="float"/>
          <table:table-cell table:formula="of:=MIN([.$L33];[.$X33])" office:value-type="float"/>
          <table:table-cell table:formula="of:=MIN([.$M33];[.$Y33])" office:value-type="float"/>
          <table:table-cell table:formula="of:=MIN([.$N33];[.$Z33])" office:value-type="float"/>
          <table:table-cell table:formula="of:=MEDIAN([.$B33];[.$O33])" office:value-type="float"/>
          <table:table-cell table:formula="of:=MEDIAN([.$C33];[.$P33])" office:value-type="float"/>
          <table:table-cell table:formula="of:=MEDIAN([.$D33];[.$Q33])" office:value-type="float"/>
          <table:table-cell table:formula="of:=MEDIAN([.$E33];[.$R33])" office:value-type="float"/>
          <table:table-cell table:formula="of:=MEDIAN([.$F33];[.$S33])" office:value-type="float"/>
          <table:table-cell table:formula="of:=MEDIAN([.$G33];[.$T33])" office:value-type="float"/>
          <table:table-cell table:formula="of:=MEDIAN([.$H33];[.$U33])" office:value-type="float"/>
          <table:table-cell table:formula="of:=MEDIAN([.$I33];[.$V33])" office:value-type="float"/>
          <table:table-cell table:formula="of:=MEDIAN([.$J33])" office:value-type="float"/>
          <table:table-cell table:formula="of:=MEDIAN([.$K33];[.$W33])" office:value-type="float"/>
          <table:table-cell table:formula="of:=MEDIAN([.$L33];[.$X33])" office:value-type="float"/>
          <table:table-cell table:formula="of:=MEDIAN([.$M33];[.$Y33])" office:value-type="float"/>
          <table:table-cell table:formula="of:=MEDIAN([.$N33];[.$Z33])" office:value-type="float"/>
          <table:table-cell table:formula="of:=MAX([.$B33];[.$O33])" office:value-type="float"/>
          <table:table-cell table:formula="of:=MAX([.$C33];[.$P33])" office:value-type="float"/>
          <table:table-cell table:formula="of:=MAX([.$D33];[.$Q33])" office:value-type="float"/>
          <table:table-cell table:formula="of:=MAX([.$E33];[.$R33])" office:value-type="float"/>
          <table:table-cell table:formula="of:=MAX([.$F33];[.$S33])" office:value-type="float"/>
          <table:table-cell table:formula="of:=MAX([.$G33];[.$T33])" office:value-type="float"/>
          <table:table-cell table:formula="of:=MAX([.$H33];[.$U33])" office:value-type="float"/>
          <table:table-cell table:formula="of:=MAX([.$I33];[.$V33])" office:value-type="float"/>
          <table:table-cell table:formula="of:=MAX([.$J33])" office:value-type="float"/>
          <table:table-cell table:formula="of:=MAX([.$K33];[.$W33])" office:value-type="float"/>
          <table:table-cell table:formula="of:=MAX([.$L33];[.$X33])" office:value-type="float"/>
          <table:table-cell table:formula="of:=MAX([.$M33];[.$Y33])" office:value-type="float"/>
          <table:table-cell table:formula="of:=MAX([.$N33];[.$Z33])" office:value-type="float"/>
        </table:table-row>
        <table:table-row table:style-name="ro1">
          <table:table-cell office:value-type="string">
            <text:p>freecell.freecell-2-3.asp/10</text:p>
          </table:table-cell>
          <table:table-cell office:value-type="float" office:value="30.2687"/>
          <table:table-cell office:value-type="float" office:value="30.052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35.0"/>
          <table:table-cell office:value-type="float" office:value="1585.0"/>
          <table:table-cell office:value-type="float" office:value="1231.0"/>
          <table:table-cell office:value-type="float" office:value="1054400.0"/>
          <table:table-cell office:value-type="float" office:value="161787.0"/>
          <table:table-cell office:value-type="float" office:value="0.0"/>
          <table:table-cell office:value-type="float" office:value="0.0"/>
          <table:table-cell office:value-type="float" office:value="31.6517"/>
          <table:table-cell office:value-type="float" office:value="31.449"/>
          <table:table-cell office:value-type="float" office:value="1.62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788.0"/>
          <table:table-cell office:value-type="float" office:value="10375.0"/>
          <table:table-cell office:value-type="float" office:value="1054400.0"/>
          <table:table-cell office:value-type="float" office:value="161787.0"/>
          <table:table-cell office:value-type="float" office:value="0.0"/>
          <table:table-cell office:value-type="float" office:value="0.0"/>
          <table:table-cell table:formula="of:=MIN([.$B34];[.$O34])" office:value-type="float"/>
          <table:table-cell table:formula="of:=MIN([.$C34];[.$P34])" office:value-type="float"/>
          <table:table-cell table:formula="of:=MIN([.$D34];[.$Q34])" office:value-type="float"/>
          <table:table-cell table:formula="of:=MIN([.$E34];[.$R34])" office:value-type="float"/>
          <table:table-cell table:formula="of:=MIN([.$F34];[.$S34])" office:value-type="float"/>
          <table:table-cell table:formula="of:=MIN([.$G34];[.$T34])" office:value-type="float"/>
          <table:table-cell table:formula="of:=MIN([.$H34];[.$U34])" office:value-type="float"/>
          <table:table-cell table:formula="of:=MIN([.$I34];[.$V34])" office:value-type="float"/>
          <table:table-cell table:formula="of:=MIN([.$J34])" office:value-type="float"/>
          <table:table-cell table:formula="of:=MIN([.$K34];[.$W34])" office:value-type="float"/>
          <table:table-cell table:formula="of:=MIN([.$L34];[.$X34])" office:value-type="float"/>
          <table:table-cell table:formula="of:=MIN([.$M34];[.$Y34])" office:value-type="float"/>
          <table:table-cell table:formula="of:=MIN([.$N34];[.$Z34])" office:value-type="float"/>
          <table:table-cell table:formula="of:=MEDIAN([.$B34];[.$O34])" office:value-type="float"/>
          <table:table-cell table:formula="of:=MEDIAN([.$C34];[.$P34])" office:value-type="float"/>
          <table:table-cell table:formula="of:=MEDIAN([.$D34];[.$Q34])" office:value-type="float"/>
          <table:table-cell table:formula="of:=MEDIAN([.$E34];[.$R34])" office:value-type="float"/>
          <table:table-cell table:formula="of:=MEDIAN([.$F34];[.$S34])" office:value-type="float"/>
          <table:table-cell table:formula="of:=MEDIAN([.$G34];[.$T34])" office:value-type="float"/>
          <table:table-cell table:formula="of:=MEDIAN([.$H34];[.$U34])" office:value-type="float"/>
          <table:table-cell table:formula="of:=MEDIAN([.$I34];[.$V34])" office:value-type="float"/>
          <table:table-cell table:formula="of:=MEDIAN([.$J34])" office:value-type="float"/>
          <table:table-cell table:formula="of:=MEDIAN([.$K34];[.$W34])" office:value-type="float"/>
          <table:table-cell table:formula="of:=MEDIAN([.$L34];[.$X34])" office:value-type="float"/>
          <table:table-cell table:formula="of:=MEDIAN([.$M34];[.$Y34])" office:value-type="float"/>
          <table:table-cell table:formula="of:=MEDIAN([.$N34];[.$Z34])" office:value-type="float"/>
          <table:table-cell table:formula="of:=MAX([.$B34];[.$O34])" office:value-type="float"/>
          <table:table-cell table:formula="of:=MAX([.$C34];[.$P34])" office:value-type="float"/>
          <table:table-cell table:formula="of:=MAX([.$D34];[.$Q34])" office:value-type="float"/>
          <table:table-cell table:formula="of:=MAX([.$E34];[.$R34])" office:value-type="float"/>
          <table:table-cell table:formula="of:=MAX([.$F34];[.$S34])" office:value-type="float"/>
          <table:table-cell table:formula="of:=MAX([.$G34];[.$T34])" office:value-type="float"/>
          <table:table-cell table:formula="of:=MAX([.$H34];[.$U34])" office:value-type="float"/>
          <table:table-cell table:formula="of:=MAX([.$I34];[.$V34])" office:value-type="float"/>
          <table:table-cell table:formula="of:=MAX([.$J34])" office:value-type="float"/>
          <table:table-cell table:formula="of:=MAX([.$K34];[.$W34])" office:value-type="float"/>
          <table:table-cell table:formula="of:=MAX([.$L34];[.$X34])" office:value-type="float"/>
          <table:table-cell table:formula="of:=MAX([.$M34];[.$Y34])" office:value-type="float"/>
          <table:table-cell table:formula="of:=MAX([.$N34];[.$Z34])" office:value-type="float"/>
        </table:table-row>
        <table:table-row table:style-name="ro1">
          <table:table-cell office:value-type="string">
            <text:p>freecell.freecell-2-3.asp/11</text:p>
          </table:table-cell>
          <table:table-cell office:value-type="float" office:value="31.6229"/>
          <table:table-cell office:value-type="float" office:value="31.381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65.0"/>
          <table:table-cell office:value-type="float" office:value="2609.0"/>
          <table:table-cell office:value-type="float" office:value="1769.0"/>
          <table:table-cell office:value-type="float" office:value="1154970.0"/>
          <table:table-cell office:value-type="float" office:value="196457.0"/>
          <table:table-cell office:value-type="float" office:value="0.0"/>
          <table:table-cell office:value-type="float" office:value="0.0"/>
          <table:table-cell office:value-type="float" office:value="32.7279"/>
          <table:table-cell office:value-type="float" office:value="32.456"/>
          <table:table-cell office:value-type="float" office:value="0.92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299.0"/>
          <table:table-cell office:value-type="float" office:value="7836.0"/>
          <table:table-cell office:value-type="float" office:value="1154970.0"/>
          <table:table-cell office:value-type="float" office:value="196457.0"/>
          <table:table-cell office:value-type="float" office:value="0.0"/>
          <table:table-cell office:value-type="float" office:value="0.0"/>
          <table:table-cell table:formula="of:=MIN([.$B35];[.$O35])" office:value-type="float"/>
          <table:table-cell table:formula="of:=MIN([.$C35];[.$P35])" office:value-type="float"/>
          <table:table-cell table:formula="of:=MIN([.$D35];[.$Q35])" office:value-type="float"/>
          <table:table-cell table:formula="of:=MIN([.$E35];[.$R35])" office:value-type="float"/>
          <table:table-cell table:formula="of:=MIN([.$F35];[.$S35])" office:value-type="float"/>
          <table:table-cell table:formula="of:=MIN([.$G35];[.$T35])" office:value-type="float"/>
          <table:table-cell table:formula="of:=MIN([.$H35];[.$U35])" office:value-type="float"/>
          <table:table-cell table:formula="of:=MIN([.$I35];[.$V35])" office:value-type="float"/>
          <table:table-cell table:formula="of:=MIN([.$J35])" office:value-type="float"/>
          <table:table-cell table:formula="of:=MIN([.$K35];[.$W35])" office:value-type="float"/>
          <table:table-cell table:formula="of:=MIN([.$L35];[.$X35])" office:value-type="float"/>
          <table:table-cell table:formula="of:=MIN([.$M35];[.$Y35])" office:value-type="float"/>
          <table:table-cell table:formula="of:=MIN([.$N35];[.$Z35])" office:value-type="float"/>
          <table:table-cell table:formula="of:=MEDIAN([.$B35];[.$O35])" office:value-type="float"/>
          <table:table-cell table:formula="of:=MEDIAN([.$C35];[.$P35])" office:value-type="float"/>
          <table:table-cell table:formula="of:=MEDIAN([.$D35];[.$Q35])" office:value-type="float"/>
          <table:table-cell table:formula="of:=MEDIAN([.$E35];[.$R35])" office:value-type="float"/>
          <table:table-cell table:formula="of:=MEDIAN([.$F35];[.$S35])" office:value-type="float"/>
          <table:table-cell table:formula="of:=MEDIAN([.$G35];[.$T35])" office:value-type="float"/>
          <table:table-cell table:formula="of:=MEDIAN([.$H35];[.$U35])" office:value-type="float"/>
          <table:table-cell table:formula="of:=MEDIAN([.$I35];[.$V35])" office:value-type="float"/>
          <table:table-cell table:formula="of:=MEDIAN([.$J35])" office:value-type="float"/>
          <table:table-cell table:formula="of:=MEDIAN([.$K35];[.$W35])" office:value-type="float"/>
          <table:table-cell table:formula="of:=MEDIAN([.$L35];[.$X35])" office:value-type="float"/>
          <table:table-cell table:formula="of:=MEDIAN([.$M35];[.$Y35])" office:value-type="float"/>
          <table:table-cell table:formula="of:=MEDIAN([.$N35];[.$Z35])" office:value-type="float"/>
          <table:table-cell table:formula="of:=MAX([.$B35];[.$O35])" office:value-type="float"/>
          <table:table-cell table:formula="of:=MAX([.$C35];[.$P35])" office:value-type="float"/>
          <table:table-cell table:formula="of:=MAX([.$D35];[.$Q35])" office:value-type="float"/>
          <table:table-cell table:formula="of:=MAX([.$E35];[.$R35])" office:value-type="float"/>
          <table:table-cell table:formula="of:=MAX([.$F35];[.$S35])" office:value-type="float"/>
          <table:table-cell table:formula="of:=MAX([.$G35];[.$T35])" office:value-type="float"/>
          <table:table-cell table:formula="of:=MAX([.$H35];[.$U35])" office:value-type="float"/>
          <table:table-cell table:formula="of:=MAX([.$I35];[.$V35])" office:value-type="float"/>
          <table:table-cell table:formula="of:=MAX([.$J35])" office:value-type="float"/>
          <table:table-cell table:formula="of:=MAX([.$K35];[.$W35])" office:value-type="float"/>
          <table:table-cell table:formula="of:=MAX([.$L35];[.$X35])" office:value-type="float"/>
          <table:table-cell table:formula="of:=MAX([.$M35];[.$Y35])" office:value-type="float"/>
          <table:table-cell table:formula="of:=MAX([.$N35];[.$Z35])" office:value-type="float"/>
        </table:table-row>
        <table:table-row table:style-name="ro1">
          <table:table-cell office:value-type="string">
            <text:p>freecell.freecell-2-3.asp/12</text:p>
          </table:table-cell>
          <table:table-cell office:value-type="float" office:value="33.4121"/>
          <table:table-cell office:value-type="float" office:value="33.16"/>
          <table:table-cell office:value-type="float" office:value="0.7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184.0"/>
          <table:table-cell office:value-type="float" office:value="5370.0"/>
          <table:table-cell office:value-type="float" office:value="4091.0"/>
          <table:table-cell office:value-type="float" office:value="1255540.0"/>
          <table:table-cell office:value-type="float" office:value="231127.0"/>
          <table:table-cell office:value-type="float" office:value="0.0"/>
          <table:table-cell office:value-type="float" office:value="0.0"/>
          <table:table-cell office:value-type="float" office:value="39.7594"/>
          <table:table-cell office:value-type="float" office:value="39.515"/>
          <table:table-cell office:value-type="float" office:value="6.97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8545.0"/>
          <table:table-cell office:value-type="float" office:value="21837.0"/>
          <table:table-cell office:value-type="float" office:value="1255540.0"/>
          <table:table-cell office:value-type="float" office:value="231127.0"/>
          <table:table-cell office:value-type="float" office:value="0.0"/>
          <table:table-cell office:value-type="float" office:value="0.0"/>
          <table:table-cell table:formula="of:=MIN([.$B36];[.$O36])" office:value-type="float"/>
          <table:table-cell table:formula="of:=MIN([.$C36];[.$P36])" office:value-type="float"/>
          <table:table-cell table:formula="of:=MIN([.$D36];[.$Q36])" office:value-type="float"/>
          <table:table-cell table:formula="of:=MIN([.$E36];[.$R36])" office:value-type="float"/>
          <table:table-cell table:formula="of:=MIN([.$F36];[.$S36])" office:value-type="float"/>
          <table:table-cell table:formula="of:=MIN([.$G36];[.$T36])" office:value-type="float"/>
          <table:table-cell table:formula="of:=MIN([.$H36];[.$U36])" office:value-type="float"/>
          <table:table-cell table:formula="of:=MIN([.$I36];[.$V36])" office:value-type="float"/>
          <table:table-cell table:formula="of:=MIN([.$J36])" office:value-type="float"/>
          <table:table-cell table:formula="of:=MIN([.$K36];[.$W36])" office:value-type="float"/>
          <table:table-cell table:formula="of:=MIN([.$L36];[.$X36])" office:value-type="float"/>
          <table:table-cell table:formula="of:=MIN([.$M36];[.$Y36])" office:value-type="float"/>
          <table:table-cell table:formula="of:=MIN([.$N36];[.$Z36])" office:value-type="float"/>
          <table:table-cell table:formula="of:=MEDIAN([.$B36];[.$O36])" office:value-type="float"/>
          <table:table-cell table:formula="of:=MEDIAN([.$C36];[.$P36])" office:value-type="float"/>
          <table:table-cell table:formula="of:=MEDIAN([.$D36];[.$Q36])" office:value-type="float"/>
          <table:table-cell table:formula="of:=MEDIAN([.$E36];[.$R36])" office:value-type="float"/>
          <table:table-cell table:formula="of:=MEDIAN([.$F36];[.$S36])" office:value-type="float"/>
          <table:table-cell table:formula="of:=MEDIAN([.$G36];[.$T36])" office:value-type="float"/>
          <table:table-cell table:formula="of:=MEDIAN([.$H36];[.$U36])" office:value-type="float"/>
          <table:table-cell table:formula="of:=MEDIAN([.$I36];[.$V36])" office:value-type="float"/>
          <table:table-cell table:formula="of:=MEDIAN([.$J36])" office:value-type="float"/>
          <table:table-cell table:formula="of:=MEDIAN([.$K36];[.$W36])" office:value-type="float"/>
          <table:table-cell table:formula="of:=MEDIAN([.$L36];[.$X36])" office:value-type="float"/>
          <table:table-cell table:formula="of:=MEDIAN([.$M36];[.$Y36])" office:value-type="float"/>
          <table:table-cell table:formula="of:=MEDIAN([.$N36];[.$Z36])" office:value-type="float"/>
          <table:table-cell table:formula="of:=MAX([.$B36];[.$O36])" office:value-type="float"/>
          <table:table-cell table:formula="of:=MAX([.$C36];[.$P36])" office:value-type="float"/>
          <table:table-cell table:formula="of:=MAX([.$D36];[.$Q36])" office:value-type="float"/>
          <table:table-cell table:formula="of:=MAX([.$E36];[.$R36])" office:value-type="float"/>
          <table:table-cell table:formula="of:=MAX([.$F36];[.$S36])" office:value-type="float"/>
          <table:table-cell table:formula="of:=MAX([.$G36];[.$T36])" office:value-type="float"/>
          <table:table-cell table:formula="of:=MAX([.$H36];[.$U36])" office:value-type="float"/>
          <table:table-cell table:formula="of:=MAX([.$I36];[.$V36])" office:value-type="float"/>
          <table:table-cell table:formula="of:=MAX([.$J36])" office:value-type="float"/>
          <table:table-cell table:formula="of:=MAX([.$K36];[.$W36])" office:value-type="float"/>
          <table:table-cell table:formula="of:=MAX([.$L36];[.$X36])" office:value-type="float"/>
          <table:table-cell table:formula="of:=MAX([.$M36];[.$Y36])" office:value-type="float"/>
          <table:table-cell table:formula="of:=MAX([.$N36];[.$Z36])" office:value-type="float"/>
        </table:table-row>
        <table:table-row table:style-name="ro1">
          <table:table-cell office:value-type="string">
            <text:p>freecell.freecell-2-3.asp/13</text:p>
          </table:table-cell>
          <table:table-cell office:value-type="float" office:value="34.0858"/>
          <table:table-cell office:value-type="float" office:value="33.822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47.0"/>
          <table:table-cell office:value-type="float" office:value="2875.0"/>
          <table:table-cell office:value-type="float" office:value="2212.0"/>
          <table:table-cell office:value-type="float" office:value="1356110.0"/>
          <table:table-cell office:value-type="float" office:value="265797.0"/>
          <table:table-cell office:value-type="float" office:value="0.0"/>
          <table:table-cell office:value-type="float" office:value="0.0"/>
          <table:table-cell office:value-type="float" office:value="35.4237"/>
          <table:table-cell office:value-type="float" office:value="35.178"/>
          <table:table-cell office:value-type="float" office:value="1.85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6258.0"/>
          <table:table-cell office:value-type="float" office:value="11263.0"/>
          <table:table-cell office:value-type="float" office:value="1356110.0"/>
          <table:table-cell office:value-type="float" office:value="265797.0"/>
          <table:table-cell office:value-type="float" office:value="0.0"/>
          <table:table-cell office:value-type="float" office:value="0.0"/>
          <table:table-cell table:formula="of:=MIN([.$B37];[.$O37])" office:value-type="float"/>
          <table:table-cell table:formula="of:=MIN([.$C37];[.$P37])" office:value-type="float"/>
          <table:table-cell table:formula="of:=MIN([.$D37];[.$Q37])" office:value-type="float"/>
          <table:table-cell table:formula="of:=MIN([.$E37];[.$R37])" office:value-type="float"/>
          <table:table-cell table:formula="of:=MIN([.$F37];[.$S37])" office:value-type="float"/>
          <table:table-cell table:formula="of:=MIN([.$G37];[.$T37])" office:value-type="float"/>
          <table:table-cell table:formula="of:=MIN([.$H37];[.$U37])" office:value-type="float"/>
          <table:table-cell table:formula="of:=MIN([.$I37];[.$V37])" office:value-type="float"/>
          <table:table-cell table:formula="of:=MIN([.$J37])" office:value-type="float"/>
          <table:table-cell table:formula="of:=MIN([.$K37];[.$W37])" office:value-type="float"/>
          <table:table-cell table:formula="of:=MIN([.$L37];[.$X37])" office:value-type="float"/>
          <table:table-cell table:formula="of:=MIN([.$M37];[.$Y37])" office:value-type="float"/>
          <table:table-cell table:formula="of:=MIN([.$N37];[.$Z37])" office:value-type="float"/>
          <table:table-cell table:formula="of:=MEDIAN([.$B37];[.$O37])" office:value-type="float"/>
          <table:table-cell table:formula="of:=MEDIAN([.$C37];[.$P37])" office:value-type="float"/>
          <table:table-cell table:formula="of:=MEDIAN([.$D37];[.$Q37])" office:value-type="float"/>
          <table:table-cell table:formula="of:=MEDIAN([.$E37];[.$R37])" office:value-type="float"/>
          <table:table-cell table:formula="of:=MEDIAN([.$F37];[.$S37])" office:value-type="float"/>
          <table:table-cell table:formula="of:=MEDIAN([.$G37];[.$T37])" office:value-type="float"/>
          <table:table-cell table:formula="of:=MEDIAN([.$H37];[.$U37])" office:value-type="float"/>
          <table:table-cell table:formula="of:=MEDIAN([.$I37];[.$V37])" office:value-type="float"/>
          <table:table-cell table:formula="of:=MEDIAN([.$J37])" office:value-type="float"/>
          <table:table-cell table:formula="of:=MEDIAN([.$K37];[.$W37])" office:value-type="float"/>
          <table:table-cell table:formula="of:=MEDIAN([.$L37];[.$X37])" office:value-type="float"/>
          <table:table-cell table:formula="of:=MEDIAN([.$M37];[.$Y37])" office:value-type="float"/>
          <table:table-cell table:formula="of:=MEDIAN([.$N37];[.$Z37])" office:value-type="float"/>
          <table:table-cell table:formula="of:=MAX([.$B37];[.$O37])" office:value-type="float"/>
          <table:table-cell table:formula="of:=MAX([.$C37];[.$P37])" office:value-type="float"/>
          <table:table-cell table:formula="of:=MAX([.$D37];[.$Q37])" office:value-type="float"/>
          <table:table-cell table:formula="of:=MAX([.$E37];[.$R37])" office:value-type="float"/>
          <table:table-cell table:formula="of:=MAX([.$F37];[.$S37])" office:value-type="float"/>
          <table:table-cell table:formula="of:=MAX([.$G37];[.$T37])" office:value-type="float"/>
          <table:table-cell table:formula="of:=MAX([.$H37];[.$U37])" office:value-type="float"/>
          <table:table-cell table:formula="of:=MAX([.$I37];[.$V37])" office:value-type="float"/>
          <table:table-cell table:formula="of:=MAX([.$J37])" office:value-type="float"/>
          <table:table-cell table:formula="of:=MAX([.$K37];[.$W37])" office:value-type="float"/>
          <table:table-cell table:formula="of:=MAX([.$L37];[.$X37])" office:value-type="float"/>
          <table:table-cell table:formula="of:=MAX([.$M37];[.$Y37])" office:value-type="float"/>
          <table:table-cell table:formula="of:=MAX([.$N37];[.$Z37])" office:value-type="float"/>
        </table:table-row>
        <table:table-row table:style-name="ro1">
          <table:table-cell office:value-type="string">
            <text:p>freecell.freecell-2-3.asp/14</text:p>
          </table:table-cell>
          <table:table-cell office:value-type="float" office:value="35.8206"/>
          <table:table-cell office:value-type="float" office:value="35.535"/>
          <table:table-cell office:value-type="float" office:value="0.5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30.0"/>
          <table:table-cell office:value-type="float" office:value="2109.0"/>
          <table:table-cell office:value-type="float" office:value="1671.0"/>
          <table:table-cell office:value-type="float" office:value="1456680.0"/>
          <table:table-cell office:value-type="float" office:value="300467.0"/>
          <table:table-cell office:value-type="float" office:value="0.0"/>
          <table:table-cell office:value-type="float" office:value="0.0"/>
          <table:table-cell office:value-type="float" office:value="38.3906"/>
          <table:table-cell office:value-type="float" office:value="38.119"/>
          <table:table-cell office:value-type="float" office:value="3.35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728.0"/>
          <table:table-cell office:value-type="float" office:value="14357.0"/>
          <table:table-cell office:value-type="float" office:value="1456680.0"/>
          <table:table-cell office:value-type="float" office:value="300467.0"/>
          <table:table-cell office:value-type="float" office:value="0.0"/>
          <table:table-cell office:value-type="float" office:value="0.0"/>
          <table:table-cell table:formula="of:=MIN([.$B38];[.$O38])" office:value-type="float"/>
          <table:table-cell table:formula="of:=MIN([.$C38];[.$P38])" office:value-type="float"/>
          <table:table-cell table:formula="of:=MIN([.$D38];[.$Q38])" office:value-type="float"/>
          <table:table-cell table:formula="of:=MIN([.$E38];[.$R38])" office:value-type="float"/>
          <table:table-cell table:formula="of:=MIN([.$F38];[.$S38])" office:value-type="float"/>
          <table:table-cell table:formula="of:=MIN([.$G38];[.$T38])" office:value-type="float"/>
          <table:table-cell table:formula="of:=MIN([.$H38];[.$U38])" office:value-type="float"/>
          <table:table-cell table:formula="of:=MIN([.$I38];[.$V38])" office:value-type="float"/>
          <table:table-cell table:formula="of:=MIN([.$J38])" office:value-type="float"/>
          <table:table-cell table:formula="of:=MIN([.$K38];[.$W38])" office:value-type="float"/>
          <table:table-cell table:formula="of:=MIN([.$L38];[.$X38])" office:value-type="float"/>
          <table:table-cell table:formula="of:=MIN([.$M38];[.$Y38])" office:value-type="float"/>
          <table:table-cell table:formula="of:=MIN([.$N38];[.$Z38])" office:value-type="float"/>
          <table:table-cell table:formula="of:=MEDIAN([.$B38];[.$O38])" office:value-type="float"/>
          <table:table-cell table:formula="of:=MEDIAN([.$C38];[.$P38])" office:value-type="float"/>
          <table:table-cell table:formula="of:=MEDIAN([.$D38];[.$Q38])" office:value-type="float"/>
          <table:table-cell table:formula="of:=MEDIAN([.$E38];[.$R38])" office:value-type="float"/>
          <table:table-cell table:formula="of:=MEDIAN([.$F38];[.$S38])" office:value-type="float"/>
          <table:table-cell table:formula="of:=MEDIAN([.$G38];[.$T38])" office:value-type="float"/>
          <table:table-cell table:formula="of:=MEDIAN([.$H38];[.$U38])" office:value-type="float"/>
          <table:table-cell table:formula="of:=MEDIAN([.$I38];[.$V38])" office:value-type="float"/>
          <table:table-cell table:formula="of:=MEDIAN([.$J38])" office:value-type="float"/>
          <table:table-cell table:formula="of:=MEDIAN([.$K38];[.$W38])" office:value-type="float"/>
          <table:table-cell table:formula="of:=MEDIAN([.$L38];[.$X38])" office:value-type="float"/>
          <table:table-cell table:formula="of:=MEDIAN([.$M38];[.$Y38])" office:value-type="float"/>
          <table:table-cell table:formula="of:=MEDIAN([.$N38];[.$Z38])" office:value-type="float"/>
          <table:table-cell table:formula="of:=MAX([.$B38];[.$O38])" office:value-type="float"/>
          <table:table-cell table:formula="of:=MAX([.$C38];[.$P38])" office:value-type="float"/>
          <table:table-cell table:formula="of:=MAX([.$D38];[.$Q38])" office:value-type="float"/>
          <table:table-cell table:formula="of:=MAX([.$E38];[.$R38])" office:value-type="float"/>
          <table:table-cell table:formula="of:=MAX([.$F38];[.$S38])" office:value-type="float"/>
          <table:table-cell table:formula="of:=MAX([.$G38];[.$T38])" office:value-type="float"/>
          <table:table-cell table:formula="of:=MAX([.$H38];[.$U38])" office:value-type="float"/>
          <table:table-cell table:formula="of:=MAX([.$I38];[.$V38])" office:value-type="float"/>
          <table:table-cell table:formula="of:=MAX([.$J38])" office:value-type="float"/>
          <table:table-cell table:formula="of:=MAX([.$K38];[.$W38])" office:value-type="float"/>
          <table:table-cell table:formula="of:=MAX([.$L38];[.$X38])" office:value-type="float"/>
          <table:table-cell table:formula="of:=MAX([.$M38];[.$Y38])" office:value-type="float"/>
          <table:table-cell table:formula="of:=MAX([.$N38];[.$Z38])" office:value-type="float"/>
        </table:table-row>
        <table:table-row table:style-name="ro1">
          <table:table-cell office:value-type="string">
            <text:p>freecell.freecell-2-3.asp/15</text:p>
          </table:table-cell>
          <table:table-cell office:value-type="float" office:value="40.7168"/>
          <table:table-cell office:value-type="float" office:value="40.419"/>
          <table:table-cell office:value-type="float" office:value="4.17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832.0"/>
          <table:table-cell office:value-type="float" office:value="12366.0"/>
          <table:table-cell office:value-type="float" office:value="9190.0"/>
          <table:table-cell office:value-type="float" office:value="1557250.0"/>
          <table:table-cell office:value-type="float" office:value="335137.0"/>
          <table:table-cell office:value-type="float" office:value="0.0"/>
          <table:table-cell office:value-type="float" office:value="0.0"/>
          <table:table-cell office:value-type="float" office:value="48.4811"/>
          <table:table-cell office:value-type="float" office:value="48.2"/>
          <table:table-cell office:value-type="float" office:value="12.46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4499.0"/>
          <table:table-cell office:value-type="float" office:value="29184.0"/>
          <table:table-cell office:value-type="float" office:value="1557250.0"/>
          <table:table-cell office:value-type="float" office:value="335137.0"/>
          <table:table-cell office:value-type="float" office:value="0.0"/>
          <table:table-cell office:value-type="float" office:value="0.0"/>
          <table:table-cell table:formula="of:=MIN([.$B39];[.$O39])" office:value-type="float"/>
          <table:table-cell table:formula="of:=MIN([.$C39];[.$P39])" office:value-type="float"/>
          <table:table-cell table:formula="of:=MIN([.$D39];[.$Q39])" office:value-type="float"/>
          <table:table-cell table:formula="of:=MIN([.$E39];[.$R39])" office:value-type="float"/>
          <table:table-cell table:formula="of:=MIN([.$F39];[.$S39])" office:value-type="float"/>
          <table:table-cell table:formula="of:=MIN([.$G39];[.$T39])" office:value-type="float"/>
          <table:table-cell table:formula="of:=MIN([.$H39];[.$U39])" office:value-type="float"/>
          <table:table-cell table:formula="of:=MIN([.$I39];[.$V39])" office:value-type="float"/>
          <table:table-cell table:formula="of:=MIN([.$J39])" office:value-type="float"/>
          <table:table-cell table:formula="of:=MIN([.$K39];[.$W39])" office:value-type="float"/>
          <table:table-cell table:formula="of:=MIN([.$L39];[.$X39])" office:value-type="float"/>
          <table:table-cell table:formula="of:=MIN([.$M39];[.$Y39])" office:value-type="float"/>
          <table:table-cell table:formula="of:=MIN([.$N39];[.$Z39])" office:value-type="float"/>
          <table:table-cell table:formula="of:=MEDIAN([.$B39];[.$O39])" office:value-type="float"/>
          <table:table-cell table:formula="of:=MEDIAN([.$C39];[.$P39])" office:value-type="float"/>
          <table:table-cell table:formula="of:=MEDIAN([.$D39];[.$Q39])" office:value-type="float"/>
          <table:table-cell table:formula="of:=MEDIAN([.$E39];[.$R39])" office:value-type="float"/>
          <table:table-cell table:formula="of:=MEDIAN([.$F39];[.$S39])" office:value-type="float"/>
          <table:table-cell table:formula="of:=MEDIAN([.$G39];[.$T39])" office:value-type="float"/>
          <table:table-cell table:formula="of:=MEDIAN([.$H39];[.$U39])" office:value-type="float"/>
          <table:table-cell table:formula="of:=MEDIAN([.$I39];[.$V39])" office:value-type="float"/>
          <table:table-cell table:formula="of:=MEDIAN([.$J39])" office:value-type="float"/>
          <table:table-cell table:formula="of:=MEDIAN([.$K39];[.$W39])" office:value-type="float"/>
          <table:table-cell table:formula="of:=MEDIAN([.$L39];[.$X39])" office:value-type="float"/>
          <table:table-cell table:formula="of:=MEDIAN([.$M39];[.$Y39])" office:value-type="float"/>
          <table:table-cell table:formula="of:=MEDIAN([.$N39];[.$Z39])" office:value-type="float"/>
          <table:table-cell table:formula="of:=MAX([.$B39];[.$O39])" office:value-type="float"/>
          <table:table-cell table:formula="of:=MAX([.$C39];[.$P39])" office:value-type="float"/>
          <table:table-cell table:formula="of:=MAX([.$D39];[.$Q39])" office:value-type="float"/>
          <table:table-cell table:formula="of:=MAX([.$E39];[.$R39])" office:value-type="float"/>
          <table:table-cell table:formula="of:=MAX([.$F39];[.$S39])" office:value-type="float"/>
          <table:table-cell table:formula="of:=MAX([.$G39];[.$T39])" office:value-type="float"/>
          <table:table-cell table:formula="of:=MAX([.$H39];[.$U39])" office:value-type="float"/>
          <table:table-cell table:formula="of:=MAX([.$I39];[.$V39])" office:value-type="float"/>
          <table:table-cell table:formula="of:=MAX([.$J39])" office:value-type="float"/>
          <table:table-cell table:formula="of:=MAX([.$K39];[.$W39])" office:value-type="float"/>
          <table:table-cell table:formula="of:=MAX([.$L39];[.$X39])" office:value-type="float"/>
          <table:table-cell table:formula="of:=MAX([.$M39];[.$Y39])" office:value-type="float"/>
          <table:table-cell table:formula="of:=MAX([.$N39];[.$Z39])" office:value-type="float"/>
        </table:table-row>
        <table:table-row table:style-name="ro1">
          <table:table-cell office:value-type="string">
            <text:p>freecell.freecell-2-3.asp/2</text:p>
          </table:table-cell>
          <table:table-cell office:value-type="float" office:value="22.18"/>
          <table:table-cell office:value-type="float" office:value="22.0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9840.0"/>
          <table:table-cell office:value-type="float" office:value="130.0"/>
          <table:table-cell office:value-type="float" office:value="0.0"/>
          <table:table-cell office:value-type="float" office:value="0.0"/>
          <table:table-cell office:value-type="float" office:value="22.4223"/>
          <table:table-cell office:value-type="float" office:value="22.3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49840.0"/>
          <table:table-cell office:value-type="float" office:value="130.0"/>
          <table:table-cell office:value-type="float" office:value="0.0"/>
          <table:table-cell office:value-type="float" office:value="0.0"/>
          <table:table-cell table:formula="of:=MIN([.$B40];[.$O40])" office:value-type="float"/>
          <table:table-cell table:formula="of:=MIN([.$C40];[.$P40])" office:value-type="float"/>
          <table:table-cell table:formula="of:=MIN([.$D40];[.$Q40])" office:value-type="float"/>
          <table:table-cell table:formula="of:=MIN([.$E40];[.$R40])" office:value-type="float"/>
          <table:table-cell table:formula="of:=MIN([.$F40];[.$S40])" office:value-type="float"/>
          <table:table-cell table:formula="of:=MIN([.$G40];[.$T40])" office:value-type="float"/>
          <table:table-cell table:formula="of:=MIN([.$H40];[.$U40])" office:value-type="float"/>
          <table:table-cell table:formula="of:=MIN([.$I40];[.$V40])" office:value-type="float"/>
          <table:table-cell table:formula="of:=MIN([.$J40])" office:value-type="float"/>
          <table:table-cell table:formula="of:=MIN([.$K40];[.$W40])" office:value-type="float"/>
          <table:table-cell table:formula="of:=MIN([.$L40];[.$X40])" office:value-type="float"/>
          <table:table-cell table:formula="of:=MIN([.$M40];[.$Y40])" office:value-type="float"/>
          <table:table-cell table:formula="of:=MIN([.$N40];[.$Z40])" office:value-type="float"/>
          <table:table-cell table:formula="of:=MEDIAN([.$B40];[.$O40])" office:value-type="float"/>
          <table:table-cell table:formula="of:=MEDIAN([.$C40];[.$P40])" office:value-type="float"/>
          <table:table-cell table:formula="of:=MEDIAN([.$D40];[.$Q40])" office:value-type="float"/>
          <table:table-cell table:formula="of:=MEDIAN([.$E40];[.$R40])" office:value-type="float"/>
          <table:table-cell table:formula="of:=MEDIAN([.$F40];[.$S40])" office:value-type="float"/>
          <table:table-cell table:formula="of:=MEDIAN([.$G40];[.$T40])" office:value-type="float"/>
          <table:table-cell table:formula="of:=MEDIAN([.$H40];[.$U40])" office:value-type="float"/>
          <table:table-cell table:formula="of:=MEDIAN([.$I40];[.$V40])" office:value-type="float"/>
          <table:table-cell table:formula="of:=MEDIAN([.$J40])" office:value-type="float"/>
          <table:table-cell table:formula="of:=MEDIAN([.$K40];[.$W40])" office:value-type="float"/>
          <table:table-cell table:formula="of:=MEDIAN([.$L40];[.$X40])" office:value-type="float"/>
          <table:table-cell table:formula="of:=MEDIAN([.$M40];[.$Y40])" office:value-type="float"/>
          <table:table-cell table:formula="of:=MEDIAN([.$N40];[.$Z40])" office:value-type="float"/>
          <table:table-cell table:formula="of:=MAX([.$B40];[.$O40])" office:value-type="float"/>
          <table:table-cell table:formula="of:=MAX([.$C40];[.$P40])" office:value-type="float"/>
          <table:table-cell table:formula="of:=MAX([.$D40];[.$Q40])" office:value-type="float"/>
          <table:table-cell table:formula="of:=MAX([.$E40];[.$R40])" office:value-type="float"/>
          <table:table-cell table:formula="of:=MAX([.$F40];[.$S40])" office:value-type="float"/>
          <table:table-cell table:formula="of:=MAX([.$G40];[.$T40])" office:value-type="float"/>
          <table:table-cell table:formula="of:=MAX([.$H40];[.$U40])" office:value-type="float"/>
          <table:table-cell table:formula="of:=MAX([.$I40];[.$V40])" office:value-type="float"/>
          <table:table-cell table:formula="of:=MAX([.$J40])" office:value-type="float"/>
          <table:table-cell table:formula="of:=MAX([.$K40];[.$W40])" office:value-type="float"/>
          <table:table-cell table:formula="of:=MAX([.$L40];[.$X40])" office:value-type="float"/>
          <table:table-cell table:formula="of:=MAX([.$M40];[.$Y40])" office:value-type="float"/>
          <table:table-cell table:formula="of:=MAX([.$N40];[.$Z40])" office:value-type="float"/>
        </table:table-row>
        <table:table-row table:style-name="ro1">
          <table:table-cell office:value-type="string">
            <text:p>freecell.freecell-2-3.asp/3</text:p>
          </table:table-cell>
          <table:table-cell office:value-type="float" office:value="21.6898"/>
          <table:table-cell office:value-type="float" office:value="21.5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.0"/>
          <table:table-cell office:value-type="float" office:value="7.0"/>
          <table:table-cell office:value-type="float" office:value="350410.0"/>
          <table:table-cell office:value-type="float" office:value="10400.0"/>
          <table:table-cell office:value-type="float" office:value="0.0"/>
          <table:table-cell office:value-type="float" office:value="0.0"/>
          <table:table-cell office:value-type="float" office:value="21.6189"/>
          <table:table-cell office:value-type="float" office:value="21.5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29.0"/>
          <table:table-cell office:value-type="float" office:value="350410.0"/>
          <table:table-cell office:value-type="float" office:value="10400.0"/>
          <table:table-cell office:value-type="float" office:value="0.0"/>
          <table:table-cell office:value-type="float" office:value="0.0"/>
          <table:table-cell table:formula="of:=MIN([.$B41];[.$O41])" office:value-type="float"/>
          <table:table-cell table:formula="of:=MIN([.$C41];[.$P41])" office:value-type="float"/>
          <table:table-cell table:formula="of:=MIN([.$D41];[.$Q41])" office:value-type="float"/>
          <table:table-cell table:formula="of:=MIN([.$E41];[.$R41])" office:value-type="float"/>
          <table:table-cell table:formula="of:=MIN([.$F41];[.$S41])" office:value-type="float"/>
          <table:table-cell table:formula="of:=MIN([.$G41];[.$T41])" office:value-type="float"/>
          <table:table-cell table:formula="of:=MIN([.$H41];[.$U41])" office:value-type="float"/>
          <table:table-cell table:formula="of:=MIN([.$I41];[.$V41])" office:value-type="float"/>
          <table:table-cell table:formula="of:=MIN([.$J41])" office:value-type="float"/>
          <table:table-cell table:formula="of:=MIN([.$K41];[.$W41])" office:value-type="float"/>
          <table:table-cell table:formula="of:=MIN([.$L41];[.$X41])" office:value-type="float"/>
          <table:table-cell table:formula="of:=MIN([.$M41];[.$Y41])" office:value-type="float"/>
          <table:table-cell table:formula="of:=MIN([.$N41];[.$Z41])" office:value-type="float"/>
          <table:table-cell table:formula="of:=MEDIAN([.$B41];[.$O41])" office:value-type="float"/>
          <table:table-cell table:formula="of:=MEDIAN([.$C41];[.$P41])" office:value-type="float"/>
          <table:table-cell table:formula="of:=MEDIAN([.$D41];[.$Q41])" office:value-type="float"/>
          <table:table-cell table:formula="of:=MEDIAN([.$E41];[.$R41])" office:value-type="float"/>
          <table:table-cell table:formula="of:=MEDIAN([.$F41];[.$S41])" office:value-type="float"/>
          <table:table-cell table:formula="of:=MEDIAN([.$G41];[.$T41])" office:value-type="float"/>
          <table:table-cell table:formula="of:=MEDIAN([.$H41];[.$U41])" office:value-type="float"/>
          <table:table-cell table:formula="of:=MEDIAN([.$I41];[.$V41])" office:value-type="float"/>
          <table:table-cell table:formula="of:=MEDIAN([.$J41])" office:value-type="float"/>
          <table:table-cell table:formula="of:=MEDIAN([.$K41];[.$W41])" office:value-type="float"/>
          <table:table-cell table:formula="of:=MEDIAN([.$L41];[.$X41])" office:value-type="float"/>
          <table:table-cell table:formula="of:=MEDIAN([.$M41];[.$Y41])" office:value-type="float"/>
          <table:table-cell table:formula="of:=MEDIAN([.$N41];[.$Z41])" office:value-type="float"/>
          <table:table-cell table:formula="of:=MAX([.$B41];[.$O41])" office:value-type="float"/>
          <table:table-cell table:formula="of:=MAX([.$C41];[.$P41])" office:value-type="float"/>
          <table:table-cell table:formula="of:=MAX([.$D41];[.$Q41])" office:value-type="float"/>
          <table:table-cell table:formula="of:=MAX([.$E41];[.$R41])" office:value-type="float"/>
          <table:table-cell table:formula="of:=MAX([.$F41];[.$S41])" office:value-type="float"/>
          <table:table-cell table:formula="of:=MAX([.$G41];[.$T41])" office:value-type="float"/>
          <table:table-cell table:formula="of:=MAX([.$H41];[.$U41])" office:value-type="float"/>
          <table:table-cell table:formula="of:=MAX([.$I41];[.$V41])" office:value-type="float"/>
          <table:table-cell table:formula="of:=MAX([.$J41])" office:value-type="float"/>
          <table:table-cell table:formula="of:=MAX([.$K41];[.$W41])" office:value-type="float"/>
          <table:table-cell table:formula="of:=MAX([.$L41];[.$X41])" office:value-type="float"/>
          <table:table-cell table:formula="of:=MAX([.$M41];[.$Y41])" office:value-type="float"/>
          <table:table-cell table:formula="of:=MAX([.$N41];[.$Z41])" office:value-type="float"/>
        </table:table-row>
        <table:table-row table:style-name="ro1">
          <table:table-cell office:value-type="string">
            <text:p>freecell.freecell-2-3.asp/4</text:p>
          </table:table-cell>
          <table:table-cell office:value-type="float" office:value="22.8153"/>
          <table:table-cell office:value-type="float" office:value="22.659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2.0"/>
          <table:table-cell office:value-type="float" office:value="393.0"/>
          <table:table-cell office:value-type="float" office:value="47.0"/>
          <table:table-cell office:value-type="float" office:value="450980.0"/>
          <table:table-cell office:value-type="float" office:value="21325.0"/>
          <table:table-cell office:value-type="float" office:value="0.0"/>
          <table:table-cell office:value-type="float" office:value="0.0"/>
          <table:table-cell office:value-type="float" office:value="22.7558"/>
          <table:table-cell office:value-type="float" office:value="22.652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9.0"/>
          <table:table-cell office:value-type="float" office:value="297.0"/>
          <table:table-cell office:value-type="float" office:value="450980.0"/>
          <table:table-cell office:value-type="float" office:value="21325.0"/>
          <table:table-cell office:value-type="float" office:value="0.0"/>
          <table:table-cell office:value-type="float" office:value="0.0"/>
          <table:table-cell table:formula="of:=MIN([.$B42];[.$O42])" office:value-type="float"/>
          <table:table-cell table:formula="of:=MIN([.$C42];[.$P42])" office:value-type="float"/>
          <table:table-cell table:formula="of:=MIN([.$D42];[.$Q42])" office:value-type="float"/>
          <table:table-cell table:formula="of:=MIN([.$E42];[.$R42])" office:value-type="float"/>
          <table:table-cell table:formula="of:=MIN([.$F42];[.$S42])" office:value-type="float"/>
          <table:table-cell table:formula="of:=MIN([.$G42];[.$T42])" office:value-type="float"/>
          <table:table-cell table:formula="of:=MIN([.$H42];[.$U42])" office:value-type="float"/>
          <table:table-cell table:formula="of:=MIN([.$I42];[.$V42])" office:value-type="float"/>
          <table:table-cell table:formula="of:=MIN([.$J42])" office:value-type="float"/>
          <table:table-cell table:formula="of:=MIN([.$K42];[.$W42])" office:value-type="float"/>
          <table:table-cell table:formula="of:=MIN([.$L42];[.$X42])" office:value-type="float"/>
          <table:table-cell table:formula="of:=MIN([.$M42];[.$Y42])" office:value-type="float"/>
          <table:table-cell table:formula="of:=MIN([.$N42];[.$Z42])" office:value-type="float"/>
          <table:table-cell table:formula="of:=MEDIAN([.$B42];[.$O42])" office:value-type="float"/>
          <table:table-cell table:formula="of:=MEDIAN([.$C42];[.$P42])" office:value-type="float"/>
          <table:table-cell table:formula="of:=MEDIAN([.$D42];[.$Q42])" office:value-type="float"/>
          <table:table-cell table:formula="of:=MEDIAN([.$E42];[.$R42])" office:value-type="float"/>
          <table:table-cell table:formula="of:=MEDIAN([.$F42];[.$S42])" office:value-type="float"/>
          <table:table-cell table:formula="of:=MEDIAN([.$G42];[.$T42])" office:value-type="float"/>
          <table:table-cell table:formula="of:=MEDIAN([.$H42];[.$U42])" office:value-type="float"/>
          <table:table-cell table:formula="of:=MEDIAN([.$I42];[.$V42])" office:value-type="float"/>
          <table:table-cell table:formula="of:=MEDIAN([.$J42])" office:value-type="float"/>
          <table:table-cell table:formula="of:=MEDIAN([.$K42];[.$W42])" office:value-type="float"/>
          <table:table-cell table:formula="of:=MEDIAN([.$L42];[.$X42])" office:value-type="float"/>
          <table:table-cell table:formula="of:=MEDIAN([.$M42];[.$Y42])" office:value-type="float"/>
          <table:table-cell table:formula="of:=MEDIAN([.$N42];[.$Z42])" office:value-type="float"/>
          <table:table-cell table:formula="of:=MAX([.$B42];[.$O42])" office:value-type="float"/>
          <table:table-cell table:formula="of:=MAX([.$C42];[.$P42])" office:value-type="float"/>
          <table:table-cell table:formula="of:=MAX([.$D42];[.$Q42])" office:value-type="float"/>
          <table:table-cell table:formula="of:=MAX([.$E42];[.$R42])" office:value-type="float"/>
          <table:table-cell table:formula="of:=MAX([.$F42];[.$S42])" office:value-type="float"/>
          <table:table-cell table:formula="of:=MAX([.$G42];[.$T42])" office:value-type="float"/>
          <table:table-cell table:formula="of:=MAX([.$H42];[.$U42])" office:value-type="float"/>
          <table:table-cell table:formula="of:=MAX([.$I42];[.$V42])" office:value-type="float"/>
          <table:table-cell table:formula="of:=MAX([.$J42])" office:value-type="float"/>
          <table:table-cell table:formula="of:=MAX([.$K42];[.$W42])" office:value-type="float"/>
          <table:table-cell table:formula="of:=MAX([.$L42];[.$X42])" office:value-type="float"/>
          <table:table-cell table:formula="of:=MAX([.$M42];[.$Y42])" office:value-type="float"/>
          <table:table-cell table:formula="of:=MAX([.$N42];[.$Z42])" office:value-type="float"/>
        </table:table-row>
        <table:table-row table:style-name="ro1">
          <table:table-cell office:value-type="string">
            <text:p>freecell.freecell-2-3.asp/5</text:p>
          </table:table-cell>
          <table:table-cell office:value-type="float" office:value="24.3576"/>
          <table:table-cell office:value-type="float" office:value="24.222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75.0"/>
          <table:table-cell office:value-type="float" office:value="1645.0"/>
          <table:table-cell office:value-type="float" office:value="528.0"/>
          <table:table-cell office:value-type="float" office:value="551550.0"/>
          <table:table-cell office:value-type="float" office:value="35607.0"/>
          <table:table-cell office:value-type="float" office:value="0.0"/>
          <table:table-cell office:value-type="float" office:value="0.0"/>
          <table:table-cell office:value-type="float" office:value="24.8179"/>
          <table:table-cell office:value-type="float" office:value="24.627"/>
          <table:table-cell office:value-type="float" office:value="0.2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22.0"/>
          <table:table-cell office:value-type="float" office:value="1111.0"/>
          <table:table-cell office:value-type="float" office:value="551550.0"/>
          <table:table-cell office:value-type="float" office:value="35607.0"/>
          <table:table-cell office:value-type="float" office:value="0.0"/>
          <table:table-cell office:value-type="float" office:value="0.0"/>
          <table:table-cell table:formula="of:=MIN([.$B43];[.$O43])" office:value-type="float"/>
          <table:table-cell table:formula="of:=MIN([.$C43];[.$P43])" office:value-type="float"/>
          <table:table-cell table:formula="of:=MIN([.$D43];[.$Q43])" office:value-type="float"/>
          <table:table-cell table:formula="of:=MIN([.$E43];[.$R43])" office:value-type="float"/>
          <table:table-cell table:formula="of:=MIN([.$F43];[.$S43])" office:value-type="float"/>
          <table:table-cell table:formula="of:=MIN([.$G43];[.$T43])" office:value-type="float"/>
          <table:table-cell table:formula="of:=MIN([.$H43];[.$U43])" office:value-type="float"/>
          <table:table-cell table:formula="of:=MIN([.$I43];[.$V43])" office:value-type="float"/>
          <table:table-cell table:formula="of:=MIN([.$J43])" office:value-type="float"/>
          <table:table-cell table:formula="of:=MIN([.$K43];[.$W43])" office:value-type="float"/>
          <table:table-cell table:formula="of:=MIN([.$L43];[.$X43])" office:value-type="float"/>
          <table:table-cell table:formula="of:=MIN([.$M43];[.$Y43])" office:value-type="float"/>
          <table:table-cell table:formula="of:=MIN([.$N43];[.$Z43])" office:value-type="float"/>
          <table:table-cell table:formula="of:=MEDIAN([.$B43];[.$O43])" office:value-type="float"/>
          <table:table-cell table:formula="of:=MEDIAN([.$C43];[.$P43])" office:value-type="float"/>
          <table:table-cell table:formula="of:=MEDIAN([.$D43];[.$Q43])" office:value-type="float"/>
          <table:table-cell table:formula="of:=MEDIAN([.$E43];[.$R43])" office:value-type="float"/>
          <table:table-cell table:formula="of:=MEDIAN([.$F43];[.$S43])" office:value-type="float"/>
          <table:table-cell table:formula="of:=MEDIAN([.$G43];[.$T43])" office:value-type="float"/>
          <table:table-cell table:formula="of:=MEDIAN([.$H43];[.$U43])" office:value-type="float"/>
          <table:table-cell table:formula="of:=MEDIAN([.$I43];[.$V43])" office:value-type="float"/>
          <table:table-cell table:formula="of:=MEDIAN([.$J43])" office:value-type="float"/>
          <table:table-cell table:formula="of:=MEDIAN([.$K43];[.$W43])" office:value-type="float"/>
          <table:table-cell table:formula="of:=MEDIAN([.$L43];[.$X43])" office:value-type="float"/>
          <table:table-cell table:formula="of:=MEDIAN([.$M43];[.$Y43])" office:value-type="float"/>
          <table:table-cell table:formula="of:=MEDIAN([.$N43];[.$Z43])" office:value-type="float"/>
          <table:table-cell table:formula="of:=MAX([.$B43];[.$O43])" office:value-type="float"/>
          <table:table-cell table:formula="of:=MAX([.$C43];[.$P43])" office:value-type="float"/>
          <table:table-cell table:formula="of:=MAX([.$D43];[.$Q43])" office:value-type="float"/>
          <table:table-cell table:formula="of:=MAX([.$E43];[.$R43])" office:value-type="float"/>
          <table:table-cell table:formula="of:=MAX([.$F43];[.$S43])" office:value-type="float"/>
          <table:table-cell table:formula="of:=MAX([.$G43];[.$T43])" office:value-type="float"/>
          <table:table-cell table:formula="of:=MAX([.$H43];[.$U43])" office:value-type="float"/>
          <table:table-cell table:formula="of:=MAX([.$I43];[.$V43])" office:value-type="float"/>
          <table:table-cell table:formula="of:=MAX([.$J43])" office:value-type="float"/>
          <table:table-cell table:formula="of:=MAX([.$K43];[.$W43])" office:value-type="float"/>
          <table:table-cell table:formula="of:=MAX([.$L43];[.$X43])" office:value-type="float"/>
          <table:table-cell table:formula="of:=MAX([.$M43];[.$Y43])" office:value-type="float"/>
          <table:table-cell table:formula="of:=MAX([.$N43];[.$Z43])" office:value-type="float"/>
        </table:table-row>
        <table:table-row table:style-name="ro1">
          <table:table-cell office:value-type="string">
            <text:p>freecell.freecell-2-3.asp/6</text:p>
          </table:table-cell>
          <table:table-cell office:value-type="float" office:value="26.748"/>
          <table:table-cell office:value-type="float" office:value="26.597"/>
          <table:table-cell office:value-type="float" office:value="1.58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356.0"/>
          <table:table-cell office:value-type="float" office:value="7937.0"/>
          <table:table-cell office:value-type="float" office:value="3440.0"/>
          <table:table-cell office:value-type="float" office:value="652120.0"/>
          <table:table-cell office:value-type="float" office:value="53151.0"/>
          <table:table-cell office:value-type="float" office:value="0.0"/>
          <table:table-cell office:value-type="float" office:value="0.0"/>
          <table:table-cell office:value-type="float" office:value="26.6129"/>
          <table:table-cell office:value-type="float" office:value="26.477"/>
          <table:table-cell office:value-type="float" office:value="1.23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279.0"/>
          <table:table-cell office:value-type="float" office:value="5254.0"/>
          <table:table-cell office:value-type="float" office:value="652120.0"/>
          <table:table-cell office:value-type="float" office:value="53151.0"/>
          <table:table-cell office:value-type="float" office:value="0.0"/>
          <table:table-cell office:value-type="float" office:value="0.0"/>
          <table:table-cell table:formula="of:=MIN([.$B44];[.$O44])" office:value-type="float"/>
          <table:table-cell table:formula="of:=MIN([.$C44];[.$P44])" office:value-type="float"/>
          <table:table-cell table:formula="of:=MIN([.$D44];[.$Q44])" office:value-type="float"/>
          <table:table-cell table:formula="of:=MIN([.$E44];[.$R44])" office:value-type="float"/>
          <table:table-cell table:formula="of:=MIN([.$F44];[.$S44])" office:value-type="float"/>
          <table:table-cell table:formula="of:=MIN([.$G44];[.$T44])" office:value-type="float"/>
          <table:table-cell table:formula="of:=MIN([.$H44];[.$U44])" office:value-type="float"/>
          <table:table-cell table:formula="of:=MIN([.$I44];[.$V44])" office:value-type="float"/>
          <table:table-cell table:formula="of:=MIN([.$J44])" office:value-type="float"/>
          <table:table-cell table:formula="of:=MIN([.$K44];[.$W44])" office:value-type="float"/>
          <table:table-cell table:formula="of:=MIN([.$L44];[.$X44])" office:value-type="float"/>
          <table:table-cell table:formula="of:=MIN([.$M44];[.$Y44])" office:value-type="float"/>
          <table:table-cell table:formula="of:=MIN([.$N44];[.$Z44])" office:value-type="float"/>
          <table:table-cell table:formula="of:=MEDIAN([.$B44];[.$O44])" office:value-type="float"/>
          <table:table-cell table:formula="of:=MEDIAN([.$C44];[.$P44])" office:value-type="float"/>
          <table:table-cell table:formula="of:=MEDIAN([.$D44];[.$Q44])" office:value-type="float"/>
          <table:table-cell table:formula="of:=MEDIAN([.$E44];[.$R44])" office:value-type="float"/>
          <table:table-cell table:formula="of:=MEDIAN([.$F44];[.$S44])" office:value-type="float"/>
          <table:table-cell table:formula="of:=MEDIAN([.$G44];[.$T44])" office:value-type="float"/>
          <table:table-cell table:formula="of:=MEDIAN([.$H44];[.$U44])" office:value-type="float"/>
          <table:table-cell table:formula="of:=MEDIAN([.$I44];[.$V44])" office:value-type="float"/>
          <table:table-cell table:formula="of:=MEDIAN([.$J44])" office:value-type="float"/>
          <table:table-cell table:formula="of:=MEDIAN([.$K44];[.$W44])" office:value-type="float"/>
          <table:table-cell table:formula="of:=MEDIAN([.$L44];[.$X44])" office:value-type="float"/>
          <table:table-cell table:formula="of:=MEDIAN([.$M44];[.$Y44])" office:value-type="float"/>
          <table:table-cell table:formula="of:=MEDIAN([.$N44];[.$Z44])" office:value-type="float"/>
          <table:table-cell table:formula="of:=MAX([.$B44];[.$O44])" office:value-type="float"/>
          <table:table-cell table:formula="of:=MAX([.$C44];[.$P44])" office:value-type="float"/>
          <table:table-cell table:formula="of:=MAX([.$D44];[.$Q44])" office:value-type="float"/>
          <table:table-cell table:formula="of:=MAX([.$E44];[.$R44])" office:value-type="float"/>
          <table:table-cell table:formula="of:=MAX([.$F44];[.$S44])" office:value-type="float"/>
          <table:table-cell table:formula="of:=MAX([.$G44];[.$T44])" office:value-type="float"/>
          <table:table-cell table:formula="of:=MAX([.$H44];[.$U44])" office:value-type="float"/>
          <table:table-cell table:formula="of:=MAX([.$I44];[.$V44])" office:value-type="float"/>
          <table:table-cell table:formula="of:=MAX([.$J44])" office:value-type="float"/>
          <table:table-cell table:formula="of:=MAX([.$K44];[.$W44])" office:value-type="float"/>
          <table:table-cell table:formula="of:=MAX([.$L44];[.$X44])" office:value-type="float"/>
          <table:table-cell table:formula="of:=MAX([.$M44];[.$Y44])" office:value-type="float"/>
          <table:table-cell table:formula="of:=MAX([.$N44];[.$Z44])" office:value-type="float"/>
        </table:table-row>
        <table:table-row table:style-name="ro1">
          <table:table-cell office:value-type="string">
            <text:p>freecell.freecell-2-3.asp/7</text:p>
          </table:table-cell>
          <table:table-cell office:value-type="float" office:value="30.1922"/>
          <table:table-cell office:value-type="float" office:value="29.977"/>
          <table:table-cell office:value-type="float" office:value="3.76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0650.0"/>
          <table:table-cell office:value-type="float" office:value="17498.0"/>
          <table:table-cell office:value-type="float" office:value="8457.0"/>
          <table:table-cell office:value-type="float" office:value="752690.0"/>
          <table:table-cell office:value-type="float" office:value="74289.0"/>
          <table:table-cell office:value-type="float" office:value="0.0"/>
          <table:table-cell office:value-type="float" office:value="0.0"/>
          <table:table-cell office:value-type="float" office:value="33.5961"/>
          <table:table-cell office:value-type="float" office:value="33.452"/>
          <table:table-cell office:value-type="float" office:value="7.04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6077.0"/>
          <table:table-cell office:value-type="float" office:value="19555.0"/>
          <table:table-cell office:value-type="float" office:value="752690.0"/>
          <table:table-cell office:value-type="float" office:value="74289.0"/>
          <table:table-cell office:value-type="float" office:value="0.0"/>
          <table:table-cell office:value-type="float" office:value="0.0"/>
          <table:table-cell table:formula="of:=MIN([.$B45];[.$O45])" office:value-type="float"/>
          <table:table-cell table:formula="of:=MIN([.$C45];[.$P45])" office:value-type="float"/>
          <table:table-cell table:formula="of:=MIN([.$D45];[.$Q45])" office:value-type="float"/>
          <table:table-cell table:formula="of:=MIN([.$E45];[.$R45])" office:value-type="float"/>
          <table:table-cell table:formula="of:=MIN([.$F45];[.$S45])" office:value-type="float"/>
          <table:table-cell table:formula="of:=MIN([.$G45];[.$T45])" office:value-type="float"/>
          <table:table-cell table:formula="of:=MIN([.$H45];[.$U45])" office:value-type="float"/>
          <table:table-cell table:formula="of:=MIN([.$I45];[.$V45])" office:value-type="float"/>
          <table:table-cell table:formula="of:=MIN([.$J45])" office:value-type="float"/>
          <table:table-cell table:formula="of:=MIN([.$K45];[.$W45])" office:value-type="float"/>
          <table:table-cell table:formula="of:=MIN([.$L45];[.$X45])" office:value-type="float"/>
          <table:table-cell table:formula="of:=MIN([.$M45];[.$Y45])" office:value-type="float"/>
          <table:table-cell table:formula="of:=MIN([.$N45];[.$Z45])" office:value-type="float"/>
          <table:table-cell table:formula="of:=MEDIAN([.$B45];[.$O45])" office:value-type="float"/>
          <table:table-cell table:formula="of:=MEDIAN([.$C45];[.$P45])" office:value-type="float"/>
          <table:table-cell table:formula="of:=MEDIAN([.$D45];[.$Q45])" office:value-type="float"/>
          <table:table-cell table:formula="of:=MEDIAN([.$E45];[.$R45])" office:value-type="float"/>
          <table:table-cell table:formula="of:=MEDIAN([.$F45];[.$S45])" office:value-type="float"/>
          <table:table-cell table:formula="of:=MEDIAN([.$G45];[.$T45])" office:value-type="float"/>
          <table:table-cell table:formula="of:=MEDIAN([.$H45];[.$U45])" office:value-type="float"/>
          <table:table-cell table:formula="of:=MEDIAN([.$I45];[.$V45])" office:value-type="float"/>
          <table:table-cell table:formula="of:=MEDIAN([.$J45])" office:value-type="float"/>
          <table:table-cell table:formula="of:=MEDIAN([.$K45];[.$W45])" office:value-type="float"/>
          <table:table-cell table:formula="of:=MEDIAN([.$L45];[.$X45])" office:value-type="float"/>
          <table:table-cell table:formula="of:=MEDIAN([.$M45];[.$Y45])" office:value-type="float"/>
          <table:table-cell table:formula="of:=MEDIAN([.$N45];[.$Z45])" office:value-type="float"/>
          <table:table-cell table:formula="of:=MAX([.$B45];[.$O45])" office:value-type="float"/>
          <table:table-cell table:formula="of:=MAX([.$C45];[.$P45])" office:value-type="float"/>
          <table:table-cell table:formula="of:=MAX([.$D45];[.$Q45])" office:value-type="float"/>
          <table:table-cell table:formula="of:=MAX([.$E45];[.$R45])" office:value-type="float"/>
          <table:table-cell table:formula="of:=MAX([.$F45];[.$S45])" office:value-type="float"/>
          <table:table-cell table:formula="of:=MAX([.$G45];[.$T45])" office:value-type="float"/>
          <table:table-cell table:formula="of:=MAX([.$H45];[.$U45])" office:value-type="float"/>
          <table:table-cell table:formula="of:=MAX([.$I45];[.$V45])" office:value-type="float"/>
          <table:table-cell table:formula="of:=MAX([.$J45])" office:value-type="float"/>
          <table:table-cell table:formula="of:=MAX([.$K45];[.$W45])" office:value-type="float"/>
          <table:table-cell table:formula="of:=MAX([.$L45];[.$X45])" office:value-type="float"/>
          <table:table-cell table:formula="of:=MAX([.$M45];[.$Y45])" office:value-type="float"/>
          <table:table-cell table:formula="of:=MAX([.$N45];[.$Z45])" office:value-type="float"/>
        </table:table-row>
        <table:table-row table:style-name="ro1">
          <table:table-cell office:value-type="string">
            <text:p>freecell.freecell-2-3.asp/8</text:p>
          </table:table-cell>
          <table:table-cell office:value-type="float" office:value="27.7642"/>
          <table:table-cell office:value-type="float" office:value="27.579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5.0"/>
          <table:table-cell office:value-type="float" office:value="1419.0"/>
          <table:table-cell office:value-type="float" office:value="994.0"/>
          <table:table-cell office:value-type="float" office:value="853260.0"/>
          <table:table-cell office:value-type="float" office:value="99357.0"/>
          <table:table-cell office:value-type="float" office:value="0.0"/>
          <table:table-cell office:value-type="float" office:value="0.0"/>
          <table:table-cell office:value-type="float" office:value="48.8392"/>
          <table:table-cell office:value-type="float" office:value="48.672"/>
          <table:table-cell office:value-type="float" office:value="21.06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36101.0"/>
          <table:table-cell office:value-type="float" office:value="44132.0"/>
          <table:table-cell office:value-type="float" office:value="853260.0"/>
          <table:table-cell office:value-type="float" office:value="99357.0"/>
          <table:table-cell office:value-type="float" office:value="0.0"/>
          <table:table-cell office:value-type="float" office:value="0.0"/>
          <table:table-cell table:formula="of:=MIN([.$B46];[.$O46])" office:value-type="float"/>
          <table:table-cell table:formula="of:=MIN([.$C46];[.$P46])" office:value-type="float"/>
          <table:table-cell table:formula="of:=MIN([.$D46];[.$Q46])" office:value-type="float"/>
          <table:table-cell table:formula="of:=MIN([.$E46];[.$R46])" office:value-type="float"/>
          <table:table-cell table:formula="of:=MIN([.$F46];[.$S46])" office:value-type="float"/>
          <table:table-cell table:formula="of:=MIN([.$G46];[.$T46])" office:value-type="float"/>
          <table:table-cell table:formula="of:=MIN([.$H46];[.$U46])" office:value-type="float"/>
          <table:table-cell table:formula="of:=MIN([.$I46];[.$V46])" office:value-type="float"/>
          <table:table-cell table:formula="of:=MIN([.$J46])" office:value-type="float"/>
          <table:table-cell table:formula="of:=MIN([.$K46];[.$W46])" office:value-type="float"/>
          <table:table-cell table:formula="of:=MIN([.$L46];[.$X46])" office:value-type="float"/>
          <table:table-cell table:formula="of:=MIN([.$M46];[.$Y46])" office:value-type="float"/>
          <table:table-cell table:formula="of:=MIN([.$N46];[.$Z46])" office:value-type="float"/>
          <table:table-cell table:formula="of:=MEDIAN([.$B46];[.$O46])" office:value-type="float"/>
          <table:table-cell table:formula="of:=MEDIAN([.$C46];[.$P46])" office:value-type="float"/>
          <table:table-cell table:formula="of:=MEDIAN([.$D46];[.$Q46])" office:value-type="float"/>
          <table:table-cell table:formula="of:=MEDIAN([.$E46];[.$R46])" office:value-type="float"/>
          <table:table-cell table:formula="of:=MEDIAN([.$F46];[.$S46])" office:value-type="float"/>
          <table:table-cell table:formula="of:=MEDIAN([.$G46];[.$T46])" office:value-type="float"/>
          <table:table-cell table:formula="of:=MEDIAN([.$H46];[.$U46])" office:value-type="float"/>
          <table:table-cell table:formula="of:=MEDIAN([.$I46];[.$V46])" office:value-type="float"/>
          <table:table-cell table:formula="of:=MEDIAN([.$J46])" office:value-type="float"/>
          <table:table-cell table:formula="of:=MEDIAN([.$K46];[.$W46])" office:value-type="float"/>
          <table:table-cell table:formula="of:=MEDIAN([.$L46];[.$X46])" office:value-type="float"/>
          <table:table-cell table:formula="of:=MEDIAN([.$M46];[.$Y46])" office:value-type="float"/>
          <table:table-cell table:formula="of:=MEDIAN([.$N46];[.$Z46])" office:value-type="float"/>
          <table:table-cell table:formula="of:=MAX([.$B46];[.$O46])" office:value-type="float"/>
          <table:table-cell table:formula="of:=MAX([.$C46];[.$P46])" office:value-type="float"/>
          <table:table-cell table:formula="of:=MAX([.$D46];[.$Q46])" office:value-type="float"/>
          <table:table-cell table:formula="of:=MAX([.$E46];[.$R46])" office:value-type="float"/>
          <table:table-cell table:formula="of:=MAX([.$F46];[.$S46])" office:value-type="float"/>
          <table:table-cell table:formula="of:=MAX([.$G46];[.$T46])" office:value-type="float"/>
          <table:table-cell table:formula="of:=MAX([.$H46];[.$U46])" office:value-type="float"/>
          <table:table-cell table:formula="of:=MAX([.$I46];[.$V46])" office:value-type="float"/>
          <table:table-cell table:formula="of:=MAX([.$J46])" office:value-type="float"/>
          <table:table-cell table:formula="of:=MAX([.$K46];[.$W46])" office:value-type="float"/>
          <table:table-cell table:formula="of:=MAX([.$L46];[.$X46])" office:value-type="float"/>
          <table:table-cell table:formula="of:=MAX([.$M46];[.$Y46])" office:value-type="float"/>
          <table:table-cell table:formula="of:=MAX([.$N46];[.$Z46])" office:value-type="float"/>
        </table:table-row>
        <table:table-row table:style-name="ro1">
          <table:table-cell office:value-type="string">
            <text:p>freecell.freecell-2-3.asp/9</text:p>
          </table:table-cell>
          <table:table-cell office:value-type="float" office:value="28.9495"/>
          <table:table-cell office:value-type="float" office:value="28.747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41.0"/>
          <table:table-cell office:value-type="float" office:value="1438.0"/>
          <table:table-cell office:value-type="float" office:value="1063.0"/>
          <table:table-cell office:value-type="float" office:value="953830.0"/>
          <table:table-cell office:value-type="float" office:value="128691.0"/>
          <table:table-cell office:value-type="float" office:value="0.0"/>
          <table:table-cell office:value-type="float" office:value="0.0"/>
          <table:table-cell office:value-type="float" office:value="65.8466"/>
          <table:table-cell office:value-type="float" office:value="65.649"/>
          <table:table-cell office:value-type="float" office:value="37.0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5762.0"/>
          <table:table-cell office:value-type="float" office:value="67217.0"/>
          <table:table-cell office:value-type="float" office:value="953830.0"/>
          <table:table-cell office:value-type="float" office:value="128691.0"/>
          <table:table-cell office:value-type="float" office:value="0.0"/>
          <table:table-cell office:value-type="float" office:value="0.0"/>
          <table:table-cell table:formula="of:=MIN([.$B47];[.$O47])" office:value-type="float"/>
          <table:table-cell table:formula="of:=MIN([.$C47];[.$P47])" office:value-type="float"/>
          <table:table-cell table:formula="of:=MIN([.$D47];[.$Q47])" office:value-type="float"/>
          <table:table-cell table:formula="of:=MIN([.$E47];[.$R47])" office:value-type="float"/>
          <table:table-cell table:formula="of:=MIN([.$F47];[.$S47])" office:value-type="float"/>
          <table:table-cell table:formula="of:=MIN([.$G47];[.$T47])" office:value-type="float"/>
          <table:table-cell table:formula="of:=MIN([.$H47];[.$U47])" office:value-type="float"/>
          <table:table-cell table:formula="of:=MIN([.$I47];[.$V47])" office:value-type="float"/>
          <table:table-cell table:formula="of:=MIN([.$J47])" office:value-type="float"/>
          <table:table-cell table:formula="of:=MIN([.$K47];[.$W47])" office:value-type="float"/>
          <table:table-cell table:formula="of:=MIN([.$L47];[.$X47])" office:value-type="float"/>
          <table:table-cell table:formula="of:=MIN([.$M47];[.$Y47])" office:value-type="float"/>
          <table:table-cell table:formula="of:=MIN([.$N47];[.$Z47])" office:value-type="float"/>
          <table:table-cell table:formula="of:=MEDIAN([.$B47];[.$O47])" office:value-type="float"/>
          <table:table-cell table:formula="of:=MEDIAN([.$C47];[.$P47])" office:value-type="float"/>
          <table:table-cell table:formula="of:=MEDIAN([.$D47];[.$Q47])" office:value-type="float"/>
          <table:table-cell table:formula="of:=MEDIAN([.$E47];[.$R47])" office:value-type="float"/>
          <table:table-cell table:formula="of:=MEDIAN([.$F47];[.$S47])" office:value-type="float"/>
          <table:table-cell table:formula="of:=MEDIAN([.$G47];[.$T47])" office:value-type="float"/>
          <table:table-cell table:formula="of:=MEDIAN([.$H47];[.$U47])" office:value-type="float"/>
          <table:table-cell table:formula="of:=MEDIAN([.$I47];[.$V47])" office:value-type="float"/>
          <table:table-cell table:formula="of:=MEDIAN([.$J47])" office:value-type="float"/>
          <table:table-cell table:formula="of:=MEDIAN([.$K47];[.$W47])" office:value-type="float"/>
          <table:table-cell table:formula="of:=MEDIAN([.$L47];[.$X47])" office:value-type="float"/>
          <table:table-cell table:formula="of:=MEDIAN([.$M47];[.$Y47])" office:value-type="float"/>
          <table:table-cell table:formula="of:=MEDIAN([.$N47];[.$Z47])" office:value-type="float"/>
          <table:table-cell table:formula="of:=MAX([.$B47];[.$O47])" office:value-type="float"/>
          <table:table-cell table:formula="of:=MAX([.$C47];[.$P47])" office:value-type="float"/>
          <table:table-cell table:formula="of:=MAX([.$D47];[.$Q47])" office:value-type="float"/>
          <table:table-cell table:formula="of:=MAX([.$E47];[.$R47])" office:value-type="float"/>
          <table:table-cell table:formula="of:=MAX([.$F47];[.$S47])" office:value-type="float"/>
          <table:table-cell table:formula="of:=MAX([.$G47];[.$T47])" office:value-type="float"/>
          <table:table-cell table:formula="of:=MAX([.$H47];[.$U47])" office:value-type="float"/>
          <table:table-cell table:formula="of:=MAX([.$I47];[.$V47])" office:value-type="float"/>
          <table:table-cell table:formula="of:=MAX([.$J47])" office:value-type="float"/>
          <table:table-cell table:formula="of:=MAX([.$K47];[.$W47])" office:value-type="float"/>
          <table:table-cell table:formula="of:=MAX([.$L47];[.$X47])" office:value-type="float"/>
          <table:table-cell table:formula="of:=MAX([.$M47];[.$Y47])" office:value-type="float"/>
          <table:table-cell table:formula="of:=MAX([.$N47];[.$Z47])" office:value-type="float"/>
        </table:table-row>
        <table:table-row table:style-name="ro1">
          <table:table-cell office:value-type="string">
            <text:p>freecell.freecell-2-4.asp/1</text:p>
          </table:table-cell>
          <table:table-cell office:value-type="float" office:value="20.1302"/>
          <table:table-cell office:value-type="float" office:value="20.0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9270.0"/>
          <table:table-cell office:value-type="float" office:value="13.0"/>
          <table:table-cell office:value-type="float" office:value="0.0"/>
          <table:table-cell office:value-type="float" office:value="0.0"/>
          <table:table-cell office:value-type="float" office:value="20.1009"/>
          <table:table-cell office:value-type="float" office:value="19.9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49270.0"/>
          <table:table-cell office:value-type="float" office:value="13.0"/>
          <table:table-cell office:value-type="float" office:value="0.0"/>
          <table:table-cell office:value-type="float" office:value="0.0"/>
          <table:table-cell table:formula="of:=MIN([.$B48];[.$O48])" office:value-type="float"/>
          <table:table-cell table:formula="of:=MIN([.$C48];[.$P48])" office:value-type="float"/>
          <table:table-cell table:formula="of:=MIN([.$D48];[.$Q48])" office:value-type="float"/>
          <table:table-cell table:formula="of:=MIN([.$E48];[.$R48])" office:value-type="float"/>
          <table:table-cell table:formula="of:=MIN([.$F48];[.$S48])" office:value-type="float"/>
          <table:table-cell table:formula="of:=MIN([.$G48];[.$T48])" office:value-type="float"/>
          <table:table-cell table:formula="of:=MIN([.$H48];[.$U48])" office:value-type="float"/>
          <table:table-cell table:formula="of:=MIN([.$I48];[.$V48])" office:value-type="float"/>
          <table:table-cell table:formula="of:=MIN([.$J48])" office:value-type="float"/>
          <table:table-cell table:formula="of:=MIN([.$K48];[.$W48])" office:value-type="float"/>
          <table:table-cell table:formula="of:=MIN([.$L48];[.$X48])" office:value-type="float"/>
          <table:table-cell table:formula="of:=MIN([.$M48];[.$Y48])" office:value-type="float"/>
          <table:table-cell table:formula="of:=MIN([.$N48];[.$Z48])" office:value-type="float"/>
          <table:table-cell table:formula="of:=MEDIAN([.$B48];[.$O48])" office:value-type="float"/>
          <table:table-cell table:formula="of:=MEDIAN([.$C48];[.$P48])" office:value-type="float"/>
          <table:table-cell table:formula="of:=MEDIAN([.$D48];[.$Q48])" office:value-type="float"/>
          <table:table-cell table:formula="of:=MEDIAN([.$E48];[.$R48])" office:value-type="float"/>
          <table:table-cell table:formula="of:=MEDIAN([.$F48];[.$S48])" office:value-type="float"/>
          <table:table-cell table:formula="of:=MEDIAN([.$G48];[.$T48])" office:value-type="float"/>
          <table:table-cell table:formula="of:=MEDIAN([.$H48];[.$U48])" office:value-type="float"/>
          <table:table-cell table:formula="of:=MEDIAN([.$I48];[.$V48])" office:value-type="float"/>
          <table:table-cell table:formula="of:=MEDIAN([.$J48])" office:value-type="float"/>
          <table:table-cell table:formula="of:=MEDIAN([.$K48];[.$W48])" office:value-type="float"/>
          <table:table-cell table:formula="of:=MEDIAN([.$L48];[.$X48])" office:value-type="float"/>
          <table:table-cell table:formula="of:=MEDIAN([.$M48];[.$Y48])" office:value-type="float"/>
          <table:table-cell table:formula="of:=MEDIAN([.$N48];[.$Z48])" office:value-type="float"/>
          <table:table-cell table:formula="of:=MAX([.$B48];[.$O48])" office:value-type="float"/>
          <table:table-cell table:formula="of:=MAX([.$C48];[.$P48])" office:value-type="float"/>
          <table:table-cell table:formula="of:=MAX([.$D48];[.$Q48])" office:value-type="float"/>
          <table:table-cell table:formula="of:=MAX([.$E48];[.$R48])" office:value-type="float"/>
          <table:table-cell table:formula="of:=MAX([.$F48];[.$S48])" office:value-type="float"/>
          <table:table-cell table:formula="of:=MAX([.$G48];[.$T48])" office:value-type="float"/>
          <table:table-cell table:formula="of:=MAX([.$H48];[.$U48])" office:value-type="float"/>
          <table:table-cell table:formula="of:=MAX([.$I48];[.$V48])" office:value-type="float"/>
          <table:table-cell table:formula="of:=MAX([.$J48])" office:value-type="float"/>
          <table:table-cell table:formula="of:=MAX([.$K48];[.$W48])" office:value-type="float"/>
          <table:table-cell table:formula="of:=MAX([.$L48];[.$X48])" office:value-type="float"/>
          <table:table-cell table:formula="of:=MAX([.$M48];[.$Y48])" office:value-type="float"/>
          <table:table-cell table:formula="of:=MAX([.$N48];[.$Z48])" office:value-type="float"/>
        </table:table-row>
        <table:table-row table:style-name="ro1">
          <table:table-cell office:value-type="string">
            <text:p>freecell.freecell-2-4.asp/10</text:p>
          </table:table-cell>
          <table:table-cell office:value-type="float" office:value="30.1207"/>
          <table:table-cell office:value-type="float" office:value="29.906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7.0"/>
          <table:table-cell office:value-type="float" office:value="540.0"/>
          <table:table-cell office:value-type="float" office:value="473.0"/>
          <table:table-cell office:value-type="float" office:value="1054400.0"/>
          <table:table-cell office:value-type="float" office:value="149209.0"/>
          <table:table-cell office:value-type="float" office:value="0.0"/>
          <table:table-cell office:value-type="float" office:value="0.0"/>
          <table:table-cell office:value-type="float" office:value="30.795"/>
          <table:table-cell office:value-type="float" office:value="30.594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674.0"/>
          <table:table-cell office:value-type="float" office:value="3541.0"/>
          <table:table-cell office:value-type="float" office:value="1054400.0"/>
          <table:table-cell office:value-type="float" office:value="149209.0"/>
          <table:table-cell office:value-type="float" office:value="0.0"/>
          <table:table-cell office:value-type="float" office:value="0.0"/>
          <table:table-cell table:formula="of:=MIN([.$B49];[.$O49])" office:value-type="float"/>
          <table:table-cell table:formula="of:=MIN([.$C49];[.$P49])" office:value-type="float"/>
          <table:table-cell table:formula="of:=MIN([.$D49];[.$Q49])" office:value-type="float"/>
          <table:table-cell table:formula="of:=MIN([.$E49];[.$R49])" office:value-type="float"/>
          <table:table-cell table:formula="of:=MIN([.$F49];[.$S49])" office:value-type="float"/>
          <table:table-cell table:formula="of:=MIN([.$G49];[.$T49])" office:value-type="float"/>
          <table:table-cell table:formula="of:=MIN([.$H49];[.$U49])" office:value-type="float"/>
          <table:table-cell table:formula="of:=MIN([.$I49];[.$V49])" office:value-type="float"/>
          <table:table-cell table:formula="of:=MIN([.$J49])" office:value-type="float"/>
          <table:table-cell table:formula="of:=MIN([.$K49];[.$W49])" office:value-type="float"/>
          <table:table-cell table:formula="of:=MIN([.$L49];[.$X49])" office:value-type="float"/>
          <table:table-cell table:formula="of:=MIN([.$M49];[.$Y49])" office:value-type="float"/>
          <table:table-cell table:formula="of:=MIN([.$N49];[.$Z49])" office:value-type="float"/>
          <table:table-cell table:formula="of:=MEDIAN([.$B49];[.$O49])" office:value-type="float"/>
          <table:table-cell table:formula="of:=MEDIAN([.$C49];[.$P49])" office:value-type="float"/>
          <table:table-cell table:formula="of:=MEDIAN([.$D49];[.$Q49])" office:value-type="float"/>
          <table:table-cell table:formula="of:=MEDIAN([.$E49];[.$R49])" office:value-type="float"/>
          <table:table-cell table:formula="of:=MEDIAN([.$F49];[.$S49])" office:value-type="float"/>
          <table:table-cell table:formula="of:=MEDIAN([.$G49];[.$T49])" office:value-type="float"/>
          <table:table-cell table:formula="of:=MEDIAN([.$H49];[.$U49])" office:value-type="float"/>
          <table:table-cell table:formula="of:=MEDIAN([.$I49];[.$V49])" office:value-type="float"/>
          <table:table-cell table:formula="of:=MEDIAN([.$J49])" office:value-type="float"/>
          <table:table-cell table:formula="of:=MEDIAN([.$K49];[.$W49])" office:value-type="float"/>
          <table:table-cell table:formula="of:=MEDIAN([.$L49];[.$X49])" office:value-type="float"/>
          <table:table-cell table:formula="of:=MEDIAN([.$M49];[.$Y49])" office:value-type="float"/>
          <table:table-cell table:formula="of:=MEDIAN([.$N49];[.$Z49])" office:value-type="float"/>
          <table:table-cell table:formula="of:=MAX([.$B49];[.$O49])" office:value-type="float"/>
          <table:table-cell table:formula="of:=MAX([.$C49];[.$P49])" office:value-type="float"/>
          <table:table-cell table:formula="of:=MAX([.$D49];[.$Q49])" office:value-type="float"/>
          <table:table-cell table:formula="of:=MAX([.$E49];[.$R49])" office:value-type="float"/>
          <table:table-cell table:formula="of:=MAX([.$F49];[.$S49])" office:value-type="float"/>
          <table:table-cell table:formula="of:=MAX([.$G49];[.$T49])" office:value-type="float"/>
          <table:table-cell table:formula="of:=MAX([.$H49];[.$U49])" office:value-type="float"/>
          <table:table-cell table:formula="of:=MAX([.$I49];[.$V49])" office:value-type="float"/>
          <table:table-cell table:formula="of:=MAX([.$J49])" office:value-type="float"/>
          <table:table-cell table:formula="of:=MAX([.$K49];[.$W49])" office:value-type="float"/>
          <table:table-cell table:formula="of:=MAX([.$L49];[.$X49])" office:value-type="float"/>
          <table:table-cell table:formula="of:=MAX([.$M49];[.$Y49])" office:value-type="float"/>
          <table:table-cell table:formula="of:=MAX([.$N49];[.$Z49])" office:value-type="float"/>
        </table:table-row>
        <table:table-row table:style-name="ro1">
          <table:table-cell office:value-type="string">
            <text:p>freecell.freecell-2-4.asp/11</text:p>
          </table:table-cell>
          <table:table-cell office:value-type="float" office:value="31.389"/>
          <table:table-cell office:value-type="float" office:value="31.143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8.0"/>
          <table:table-cell office:value-type="float" office:value="550.0"/>
          <table:table-cell office:value-type="float" office:value="449.0"/>
          <table:table-cell office:value-type="float" office:value="1154970.0"/>
          <table:table-cell office:value-type="float" office:value="183097.0"/>
          <table:table-cell office:value-type="float" office:value="0.0"/>
          <table:table-cell office:value-type="float" office:value="0.0"/>
          <table:table-cell office:value-type="float" office:value="34.1573"/>
          <table:table-cell office:value-type="float" office:value="33.949"/>
          <table:table-cell office:value-type="float" office:value="3.03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9030.0"/>
          <table:table-cell office:value-type="float" office:value="14995.0"/>
          <table:table-cell office:value-type="float" office:value="1154970.0"/>
          <table:table-cell office:value-type="float" office:value="183097.0"/>
          <table:table-cell office:value-type="float" office:value="0.0"/>
          <table:table-cell office:value-type="float" office:value="0.0"/>
          <table:table-cell table:formula="of:=MIN([.$B50];[.$O50])" office:value-type="float"/>
          <table:table-cell table:formula="of:=MIN([.$C50];[.$P50])" office:value-type="float"/>
          <table:table-cell table:formula="of:=MIN([.$D50];[.$Q50])" office:value-type="float"/>
          <table:table-cell table:formula="of:=MIN([.$E50];[.$R50])" office:value-type="float"/>
          <table:table-cell table:formula="of:=MIN([.$F50];[.$S50])" office:value-type="float"/>
          <table:table-cell table:formula="of:=MIN([.$G50];[.$T50])" office:value-type="float"/>
          <table:table-cell table:formula="of:=MIN([.$H50];[.$U50])" office:value-type="float"/>
          <table:table-cell table:formula="of:=MIN([.$I50];[.$V50])" office:value-type="float"/>
          <table:table-cell table:formula="of:=MIN([.$J50])" office:value-type="float"/>
          <table:table-cell table:formula="of:=MIN([.$K50];[.$W50])" office:value-type="float"/>
          <table:table-cell table:formula="of:=MIN([.$L50];[.$X50])" office:value-type="float"/>
          <table:table-cell table:formula="of:=MIN([.$M50];[.$Y50])" office:value-type="float"/>
          <table:table-cell table:formula="of:=MIN([.$N50];[.$Z50])" office:value-type="float"/>
          <table:table-cell table:formula="of:=MEDIAN([.$B50];[.$O50])" office:value-type="float"/>
          <table:table-cell table:formula="of:=MEDIAN([.$C50];[.$P50])" office:value-type="float"/>
          <table:table-cell table:formula="of:=MEDIAN([.$D50];[.$Q50])" office:value-type="float"/>
          <table:table-cell table:formula="of:=MEDIAN([.$E50];[.$R50])" office:value-type="float"/>
          <table:table-cell table:formula="of:=MEDIAN([.$F50];[.$S50])" office:value-type="float"/>
          <table:table-cell table:formula="of:=MEDIAN([.$G50];[.$T50])" office:value-type="float"/>
          <table:table-cell table:formula="of:=MEDIAN([.$H50];[.$U50])" office:value-type="float"/>
          <table:table-cell table:formula="of:=MEDIAN([.$I50];[.$V50])" office:value-type="float"/>
          <table:table-cell table:formula="of:=MEDIAN([.$J50])" office:value-type="float"/>
          <table:table-cell table:formula="of:=MEDIAN([.$K50];[.$W50])" office:value-type="float"/>
          <table:table-cell table:formula="of:=MEDIAN([.$L50];[.$X50])" office:value-type="float"/>
          <table:table-cell table:formula="of:=MEDIAN([.$M50];[.$Y50])" office:value-type="float"/>
          <table:table-cell table:formula="of:=MEDIAN([.$N50];[.$Z50])" office:value-type="float"/>
          <table:table-cell table:formula="of:=MAX([.$B50];[.$O50])" office:value-type="float"/>
          <table:table-cell table:formula="of:=MAX([.$C50];[.$P50])" office:value-type="float"/>
          <table:table-cell table:formula="of:=MAX([.$D50];[.$Q50])" office:value-type="float"/>
          <table:table-cell table:formula="of:=MAX([.$E50];[.$R50])" office:value-type="float"/>
          <table:table-cell table:formula="of:=MAX([.$F50];[.$S50])" office:value-type="float"/>
          <table:table-cell table:formula="of:=MAX([.$G50];[.$T50])" office:value-type="float"/>
          <table:table-cell table:formula="of:=MAX([.$H50];[.$U50])" office:value-type="float"/>
          <table:table-cell table:formula="of:=MAX([.$I50];[.$V50])" office:value-type="float"/>
          <table:table-cell table:formula="of:=MAX([.$J50])" office:value-type="float"/>
          <table:table-cell table:formula="of:=MAX([.$K50];[.$W50])" office:value-type="float"/>
          <table:table-cell table:formula="of:=MAX([.$L50];[.$X50])" office:value-type="float"/>
          <table:table-cell table:formula="of:=MAX([.$M50];[.$Y50])" office:value-type="float"/>
          <table:table-cell table:formula="of:=MAX([.$N50];[.$Z50])" office:value-type="float"/>
        </table:table-row>
        <table:table-row table:style-name="ro1">
          <table:table-cell office:value-type="string">
            <text:p>freecell.freecell-2-4.asp/12</text:p>
          </table:table-cell>
          <table:table-cell office:value-type="float" office:value="32.7798"/>
          <table:table-cell office:value-type="float" office:value="32.521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7.0"/>
          <table:table-cell office:value-type="float" office:value="1523.0"/>
          <table:table-cell office:value-type="float" office:value="1311.0"/>
          <table:table-cell office:value-type="float" office:value="1255540.0"/>
          <table:table-cell office:value-type="float" office:value="217767.0"/>
          <table:table-cell office:value-type="float" office:value="0.0"/>
          <table:table-cell office:value-type="float" office:value="0.0"/>
          <table:table-cell office:value-type="float" office:value="64.2833"/>
          <table:table-cell office:value-type="float" office:value="64.031"/>
          <table:table-cell office:value-type="float" office:value="31.7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1603.0"/>
          <table:table-cell office:value-type="float" office:value="67723.0"/>
          <table:table-cell office:value-type="float" office:value="1255540.0"/>
          <table:table-cell office:value-type="float" office:value="217767.0"/>
          <table:table-cell office:value-type="float" office:value="0.0"/>
          <table:table-cell office:value-type="float" office:value="0.0"/>
          <table:table-cell table:formula="of:=MIN([.$B51];[.$O51])" office:value-type="float"/>
          <table:table-cell table:formula="of:=MIN([.$C51];[.$P51])" office:value-type="float"/>
          <table:table-cell table:formula="of:=MIN([.$D51];[.$Q51])" office:value-type="float"/>
          <table:table-cell table:formula="of:=MIN([.$E51];[.$R51])" office:value-type="float"/>
          <table:table-cell table:formula="of:=MIN([.$F51];[.$S51])" office:value-type="float"/>
          <table:table-cell table:formula="of:=MIN([.$G51];[.$T51])" office:value-type="float"/>
          <table:table-cell table:formula="of:=MIN([.$H51];[.$U51])" office:value-type="float"/>
          <table:table-cell table:formula="of:=MIN([.$I51];[.$V51])" office:value-type="float"/>
          <table:table-cell table:formula="of:=MIN([.$J51])" office:value-type="float"/>
          <table:table-cell table:formula="of:=MIN([.$K51];[.$W51])" office:value-type="float"/>
          <table:table-cell table:formula="of:=MIN([.$L51];[.$X51])" office:value-type="float"/>
          <table:table-cell table:formula="of:=MIN([.$M51];[.$Y51])" office:value-type="float"/>
          <table:table-cell table:formula="of:=MIN([.$N51];[.$Z51])" office:value-type="float"/>
          <table:table-cell table:formula="of:=MEDIAN([.$B51];[.$O51])" office:value-type="float"/>
          <table:table-cell table:formula="of:=MEDIAN([.$C51];[.$P51])" office:value-type="float"/>
          <table:table-cell table:formula="of:=MEDIAN([.$D51];[.$Q51])" office:value-type="float"/>
          <table:table-cell table:formula="of:=MEDIAN([.$E51];[.$R51])" office:value-type="float"/>
          <table:table-cell table:formula="of:=MEDIAN([.$F51];[.$S51])" office:value-type="float"/>
          <table:table-cell table:formula="of:=MEDIAN([.$G51];[.$T51])" office:value-type="float"/>
          <table:table-cell table:formula="of:=MEDIAN([.$H51];[.$U51])" office:value-type="float"/>
          <table:table-cell table:formula="of:=MEDIAN([.$I51];[.$V51])" office:value-type="float"/>
          <table:table-cell table:formula="of:=MEDIAN([.$J51])" office:value-type="float"/>
          <table:table-cell table:formula="of:=MEDIAN([.$K51];[.$W51])" office:value-type="float"/>
          <table:table-cell table:formula="of:=MEDIAN([.$L51];[.$X51])" office:value-type="float"/>
          <table:table-cell table:formula="of:=MEDIAN([.$M51];[.$Y51])" office:value-type="float"/>
          <table:table-cell table:formula="of:=MEDIAN([.$N51];[.$Z51])" office:value-type="float"/>
          <table:table-cell table:formula="of:=MAX([.$B51];[.$O51])" office:value-type="float"/>
          <table:table-cell table:formula="of:=MAX([.$C51];[.$P51])" office:value-type="float"/>
          <table:table-cell table:formula="of:=MAX([.$D51];[.$Q51])" office:value-type="float"/>
          <table:table-cell table:formula="of:=MAX([.$E51];[.$R51])" office:value-type="float"/>
          <table:table-cell table:formula="of:=MAX([.$F51];[.$S51])" office:value-type="float"/>
          <table:table-cell table:formula="of:=MAX([.$G51];[.$T51])" office:value-type="float"/>
          <table:table-cell table:formula="of:=MAX([.$H51];[.$U51])" office:value-type="float"/>
          <table:table-cell table:formula="of:=MAX([.$I51];[.$V51])" office:value-type="float"/>
          <table:table-cell table:formula="of:=MAX([.$J51])" office:value-type="float"/>
          <table:table-cell table:formula="of:=MAX([.$K51];[.$W51])" office:value-type="float"/>
          <table:table-cell table:formula="of:=MAX([.$L51];[.$X51])" office:value-type="float"/>
          <table:table-cell table:formula="of:=MAX([.$M51];[.$Y51])" office:value-type="float"/>
          <table:table-cell table:formula="of:=MAX([.$N51];[.$Z51])" office:value-type="float"/>
        </table:table-row>
        <table:table-row table:style-name="ro1">
          <table:table-cell office:value-type="string">
            <text:p>freecell.freecell-2-4.asp/13</text:p>
          </table:table-cell>
          <table:table-cell office:value-type="float" office:value="34.1676"/>
          <table:table-cell office:value-type="float" office:value="33.906"/>
          <table:table-cell office:value-type="float" office:value="0.4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54.0"/>
          <table:table-cell office:value-type="float" office:value="2234.0"/>
          <table:table-cell office:value-type="float" office:value="1869.0"/>
          <table:table-cell office:value-type="float" office:value="1356110.0"/>
          <table:table-cell office:value-type="float" office:value="252437.0"/>
          <table:table-cell office:value-type="float" office:value="0.0"/>
          <table:table-cell office:value-type="float" office:value="0.0"/>
          <table:table-cell office:value-type="float" office:value="46.657"/>
          <table:table-cell office:value-type="float" office:value="46.407"/>
          <table:table-cell office:value-type="float" office:value="12.66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5971.0"/>
          <table:table-cell office:value-type="float" office:value="30602.0"/>
          <table:table-cell office:value-type="float" office:value="1356110.0"/>
          <table:table-cell office:value-type="float" office:value="252437.0"/>
          <table:table-cell office:value-type="float" office:value="0.0"/>
          <table:table-cell office:value-type="float" office:value="0.0"/>
          <table:table-cell table:formula="of:=MIN([.$B52];[.$O52])" office:value-type="float"/>
          <table:table-cell table:formula="of:=MIN([.$C52];[.$P52])" office:value-type="float"/>
          <table:table-cell table:formula="of:=MIN([.$D52];[.$Q52])" office:value-type="float"/>
          <table:table-cell table:formula="of:=MIN([.$E52];[.$R52])" office:value-type="float"/>
          <table:table-cell table:formula="of:=MIN([.$F52];[.$S52])" office:value-type="float"/>
          <table:table-cell table:formula="of:=MIN([.$G52];[.$T52])" office:value-type="float"/>
          <table:table-cell table:formula="of:=MIN([.$H52];[.$U52])" office:value-type="float"/>
          <table:table-cell table:formula="of:=MIN([.$I52];[.$V52])" office:value-type="float"/>
          <table:table-cell table:formula="of:=MIN([.$J52])" office:value-type="float"/>
          <table:table-cell table:formula="of:=MIN([.$K52];[.$W52])" office:value-type="float"/>
          <table:table-cell table:formula="of:=MIN([.$L52];[.$X52])" office:value-type="float"/>
          <table:table-cell table:formula="of:=MIN([.$M52];[.$Y52])" office:value-type="float"/>
          <table:table-cell table:formula="of:=MIN([.$N52];[.$Z52])" office:value-type="float"/>
          <table:table-cell table:formula="of:=MEDIAN([.$B52];[.$O52])" office:value-type="float"/>
          <table:table-cell table:formula="of:=MEDIAN([.$C52];[.$P52])" office:value-type="float"/>
          <table:table-cell table:formula="of:=MEDIAN([.$D52];[.$Q52])" office:value-type="float"/>
          <table:table-cell table:formula="of:=MEDIAN([.$E52];[.$R52])" office:value-type="float"/>
          <table:table-cell table:formula="of:=MEDIAN([.$F52];[.$S52])" office:value-type="float"/>
          <table:table-cell table:formula="of:=MEDIAN([.$G52];[.$T52])" office:value-type="float"/>
          <table:table-cell table:formula="of:=MEDIAN([.$H52];[.$U52])" office:value-type="float"/>
          <table:table-cell table:formula="of:=MEDIAN([.$I52];[.$V52])" office:value-type="float"/>
          <table:table-cell table:formula="of:=MEDIAN([.$J52])" office:value-type="float"/>
          <table:table-cell table:formula="of:=MEDIAN([.$K52];[.$W52])" office:value-type="float"/>
          <table:table-cell table:formula="of:=MEDIAN([.$L52];[.$X52])" office:value-type="float"/>
          <table:table-cell table:formula="of:=MEDIAN([.$M52];[.$Y52])" office:value-type="float"/>
          <table:table-cell table:formula="of:=MEDIAN([.$N52];[.$Z52])" office:value-type="float"/>
          <table:table-cell table:formula="of:=MAX([.$B52];[.$O52])" office:value-type="float"/>
          <table:table-cell table:formula="of:=MAX([.$C52];[.$P52])" office:value-type="float"/>
          <table:table-cell table:formula="of:=MAX([.$D52];[.$Q52])" office:value-type="float"/>
          <table:table-cell table:formula="of:=MAX([.$E52];[.$R52])" office:value-type="float"/>
          <table:table-cell table:formula="of:=MAX([.$F52];[.$S52])" office:value-type="float"/>
          <table:table-cell table:formula="of:=MAX([.$G52];[.$T52])" office:value-type="float"/>
          <table:table-cell table:formula="of:=MAX([.$H52];[.$U52])" office:value-type="float"/>
          <table:table-cell table:formula="of:=MAX([.$I52];[.$V52])" office:value-type="float"/>
          <table:table-cell table:formula="of:=MAX([.$J52])" office:value-type="float"/>
          <table:table-cell table:formula="of:=MAX([.$K52];[.$W52])" office:value-type="float"/>
          <table:table-cell table:formula="of:=MAX([.$L52];[.$X52])" office:value-type="float"/>
          <table:table-cell table:formula="of:=MAX([.$M52];[.$Y52])" office:value-type="float"/>
          <table:table-cell table:formula="of:=MAX([.$N52];[.$Z52])" office:value-type="float"/>
        </table:table-row>
        <table:table-row table:style-name="ro1">
          <table:table-cell office:value-type="string">
            <text:p>freecell.freecell-2-4.asp/14</text:p>
          </table:table-cell>
          <table:table-cell office:value-type="float" office:value="35.3445"/>
          <table:table-cell office:value-type="float" office:value="35.053"/>
          <table:table-cell office:value-type="float" office:value="0.3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26.0"/>
          <table:table-cell office:value-type="float" office:value="1117.0"/>
          <table:table-cell office:value-type="float" office:value="897.0"/>
          <table:table-cell office:value-type="float" office:value="1456680.0"/>
          <table:table-cell office:value-type="float" office:value="287107.0"/>
          <table:table-cell office:value-type="float" office:value="0.0"/>
          <table:table-cell office:value-type="float" office:value="0.0"/>
          <table:table-cell office:value-type="float" office:value="42.0047"/>
          <table:table-cell office:value-type="float" office:value="41.739"/>
          <table:table-cell office:value-type="float" office:value="7.33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332.0"/>
          <table:table-cell office:value-type="float" office:value="24271.0"/>
          <table:table-cell office:value-type="float" office:value="1456680.0"/>
          <table:table-cell office:value-type="float" office:value="287107.0"/>
          <table:table-cell office:value-type="float" office:value="0.0"/>
          <table:table-cell office:value-type="float" office:value="0.0"/>
          <table:table-cell table:formula="of:=MIN([.$B53];[.$O53])" office:value-type="float"/>
          <table:table-cell table:formula="of:=MIN([.$C53];[.$P53])" office:value-type="float"/>
          <table:table-cell table:formula="of:=MIN([.$D53];[.$Q53])" office:value-type="float"/>
          <table:table-cell table:formula="of:=MIN([.$E53];[.$R53])" office:value-type="float"/>
          <table:table-cell table:formula="of:=MIN([.$F53];[.$S53])" office:value-type="float"/>
          <table:table-cell table:formula="of:=MIN([.$G53];[.$T53])" office:value-type="float"/>
          <table:table-cell table:formula="of:=MIN([.$H53];[.$U53])" office:value-type="float"/>
          <table:table-cell table:formula="of:=MIN([.$I53];[.$V53])" office:value-type="float"/>
          <table:table-cell table:formula="of:=MIN([.$J53])" office:value-type="float"/>
          <table:table-cell table:formula="of:=MIN([.$K53];[.$W53])" office:value-type="float"/>
          <table:table-cell table:formula="of:=MIN([.$L53];[.$X53])" office:value-type="float"/>
          <table:table-cell table:formula="of:=MIN([.$M53];[.$Y53])" office:value-type="float"/>
          <table:table-cell table:formula="of:=MIN([.$N53];[.$Z53])" office:value-type="float"/>
          <table:table-cell table:formula="of:=MEDIAN([.$B53];[.$O53])" office:value-type="float"/>
          <table:table-cell table:formula="of:=MEDIAN([.$C53];[.$P53])" office:value-type="float"/>
          <table:table-cell table:formula="of:=MEDIAN([.$D53];[.$Q53])" office:value-type="float"/>
          <table:table-cell table:formula="of:=MEDIAN([.$E53];[.$R53])" office:value-type="float"/>
          <table:table-cell table:formula="of:=MEDIAN([.$F53];[.$S53])" office:value-type="float"/>
          <table:table-cell table:formula="of:=MEDIAN([.$G53];[.$T53])" office:value-type="float"/>
          <table:table-cell table:formula="of:=MEDIAN([.$H53];[.$U53])" office:value-type="float"/>
          <table:table-cell table:formula="of:=MEDIAN([.$I53];[.$V53])" office:value-type="float"/>
          <table:table-cell table:formula="of:=MEDIAN([.$J53])" office:value-type="float"/>
          <table:table-cell table:formula="of:=MEDIAN([.$K53];[.$W53])" office:value-type="float"/>
          <table:table-cell table:formula="of:=MEDIAN([.$L53];[.$X53])" office:value-type="float"/>
          <table:table-cell table:formula="of:=MEDIAN([.$M53];[.$Y53])" office:value-type="float"/>
          <table:table-cell table:formula="of:=MEDIAN([.$N53];[.$Z53])" office:value-type="float"/>
          <table:table-cell table:formula="of:=MAX([.$B53];[.$O53])" office:value-type="float"/>
          <table:table-cell table:formula="of:=MAX([.$C53];[.$P53])" office:value-type="float"/>
          <table:table-cell table:formula="of:=MAX([.$D53];[.$Q53])" office:value-type="float"/>
          <table:table-cell table:formula="of:=MAX([.$E53];[.$R53])" office:value-type="float"/>
          <table:table-cell table:formula="of:=MAX([.$F53];[.$S53])" office:value-type="float"/>
          <table:table-cell table:formula="of:=MAX([.$G53];[.$T53])" office:value-type="float"/>
          <table:table-cell table:formula="of:=MAX([.$H53];[.$U53])" office:value-type="float"/>
          <table:table-cell table:formula="of:=MAX([.$I53];[.$V53])" office:value-type="float"/>
          <table:table-cell table:formula="of:=MAX([.$J53])" office:value-type="float"/>
          <table:table-cell table:formula="of:=MAX([.$K53];[.$W53])" office:value-type="float"/>
          <table:table-cell table:formula="of:=MAX([.$L53];[.$X53])" office:value-type="float"/>
          <table:table-cell table:formula="of:=MAX([.$M53];[.$Y53])" office:value-type="float"/>
          <table:table-cell table:formula="of:=MAX([.$N53];[.$Z53])" office:value-type="float"/>
        </table:table-row>
        <table:table-row table:style-name="ro1">
          <table:table-cell office:value-type="string">
            <text:p>freecell.freecell-2-4.asp/15</text:p>
          </table:table-cell>
          <table:table-cell office:value-type="float" office:value="37.2452"/>
          <table:table-cell office:value-type="float" office:value="36.944"/>
          <table:table-cell office:value-type="float" office:value="1.09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50.0"/>
          <table:table-cell office:value-type="float" office:value="2406.0"/>
          <table:table-cell office:value-type="float" office:value="1834.0"/>
          <table:table-cell office:value-type="float" office:value="1557250.0"/>
          <table:table-cell office:value-type="float" office:value="321777.0"/>
          <table:table-cell office:value-type="float" office:value="0.0"/>
          <table:table-cell office:value-type="float" office:value="0.0"/>
          <table:table-cell office:value-type="float" office:value="40.6929"/>
          <table:table-cell office:value-type="float" office:value="40.41"/>
          <table:table-cell office:value-type="float" office:value="4.75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3296.0"/>
          <table:table-cell office:value-type="float" office:value="18834.0"/>
          <table:table-cell office:value-type="float" office:value="1557250.0"/>
          <table:table-cell office:value-type="float" office:value="321777.0"/>
          <table:table-cell office:value-type="float" office:value="0.0"/>
          <table:table-cell office:value-type="float" office:value="0.0"/>
          <table:table-cell table:formula="of:=MIN([.$B54];[.$O54])" office:value-type="float"/>
          <table:table-cell table:formula="of:=MIN([.$C54];[.$P54])" office:value-type="float"/>
          <table:table-cell table:formula="of:=MIN([.$D54];[.$Q54])" office:value-type="float"/>
          <table:table-cell table:formula="of:=MIN([.$E54];[.$R54])" office:value-type="float"/>
          <table:table-cell table:formula="of:=MIN([.$F54];[.$S54])" office:value-type="float"/>
          <table:table-cell table:formula="of:=MIN([.$G54];[.$T54])" office:value-type="float"/>
          <table:table-cell table:formula="of:=MIN([.$H54];[.$U54])" office:value-type="float"/>
          <table:table-cell table:formula="of:=MIN([.$I54];[.$V54])" office:value-type="float"/>
          <table:table-cell table:formula="of:=MIN([.$J54])" office:value-type="float"/>
          <table:table-cell table:formula="of:=MIN([.$K54];[.$W54])" office:value-type="float"/>
          <table:table-cell table:formula="of:=MIN([.$L54];[.$X54])" office:value-type="float"/>
          <table:table-cell table:formula="of:=MIN([.$M54];[.$Y54])" office:value-type="float"/>
          <table:table-cell table:formula="of:=MIN([.$N54];[.$Z54])" office:value-type="float"/>
          <table:table-cell table:formula="of:=MEDIAN([.$B54];[.$O54])" office:value-type="float"/>
          <table:table-cell table:formula="of:=MEDIAN([.$C54];[.$P54])" office:value-type="float"/>
          <table:table-cell table:formula="of:=MEDIAN([.$D54];[.$Q54])" office:value-type="float"/>
          <table:table-cell table:formula="of:=MEDIAN([.$E54];[.$R54])" office:value-type="float"/>
          <table:table-cell table:formula="of:=MEDIAN([.$F54];[.$S54])" office:value-type="float"/>
          <table:table-cell table:formula="of:=MEDIAN([.$G54];[.$T54])" office:value-type="float"/>
          <table:table-cell table:formula="of:=MEDIAN([.$H54];[.$U54])" office:value-type="float"/>
          <table:table-cell table:formula="of:=MEDIAN([.$I54];[.$V54])" office:value-type="float"/>
          <table:table-cell table:formula="of:=MEDIAN([.$J54])" office:value-type="float"/>
          <table:table-cell table:formula="of:=MEDIAN([.$K54];[.$W54])" office:value-type="float"/>
          <table:table-cell table:formula="of:=MEDIAN([.$L54];[.$X54])" office:value-type="float"/>
          <table:table-cell table:formula="of:=MEDIAN([.$M54];[.$Y54])" office:value-type="float"/>
          <table:table-cell table:formula="of:=MEDIAN([.$N54];[.$Z54])" office:value-type="float"/>
          <table:table-cell table:formula="of:=MAX([.$B54];[.$O54])" office:value-type="float"/>
          <table:table-cell table:formula="of:=MAX([.$C54];[.$P54])" office:value-type="float"/>
          <table:table-cell table:formula="of:=MAX([.$D54];[.$Q54])" office:value-type="float"/>
          <table:table-cell table:formula="of:=MAX([.$E54];[.$R54])" office:value-type="float"/>
          <table:table-cell table:formula="of:=MAX([.$F54];[.$S54])" office:value-type="float"/>
          <table:table-cell table:formula="of:=MAX([.$G54];[.$T54])" office:value-type="float"/>
          <table:table-cell table:formula="of:=MAX([.$H54];[.$U54])" office:value-type="float"/>
          <table:table-cell table:formula="of:=MAX([.$I54];[.$V54])" office:value-type="float"/>
          <table:table-cell table:formula="of:=MAX([.$J54])" office:value-type="float"/>
          <table:table-cell table:formula="of:=MAX([.$K54];[.$W54])" office:value-type="float"/>
          <table:table-cell table:formula="of:=MAX([.$L54];[.$X54])" office:value-type="float"/>
          <table:table-cell table:formula="of:=MAX([.$M54];[.$Y54])" office:value-type="float"/>
          <table:table-cell table:formula="of:=MAX([.$N54];[.$Z54])" office:value-type="float"/>
        </table:table-row>
        <table:table-row table:style-name="ro1">
          <table:table-cell office:value-type="string">
            <text:p>freecell.freecell-2-4.asp/2</text:p>
          </table:table-cell>
          <table:table-cell office:value-type="float" office:value="22.3316"/>
          <table:table-cell office:value-type="float" office:value="22.2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9.0"/>
          <table:table-cell office:value-type="float" office:value="2.0"/>
          <table:table-cell office:value-type="float" office:value="249840.0"/>
          <table:table-cell office:value-type="float" office:value="3991.0"/>
          <table:table-cell office:value-type="float" office:value="0.0"/>
          <table:table-cell office:value-type="float" office:value="0.0"/>
          <table:table-cell office:value-type="float" office:value="22.3307"/>
          <table:table-cell office:value-type="float" office:value="22.2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.0"/>
          <table:table-cell office:value-type="float" office:value="249840.0"/>
          <table:table-cell office:value-type="float" office:value="3991.0"/>
          <table:table-cell office:value-type="float" office:value="0.0"/>
          <table:table-cell office:value-type="float" office:value="0.0"/>
          <table:table-cell table:formula="of:=MIN([.$B55];[.$O55])" office:value-type="float"/>
          <table:table-cell table:formula="of:=MIN([.$C55];[.$P55])" office:value-type="float"/>
          <table:table-cell table:formula="of:=MIN([.$D55];[.$Q55])" office:value-type="float"/>
          <table:table-cell table:formula="of:=MIN([.$E55];[.$R55])" office:value-type="float"/>
          <table:table-cell table:formula="of:=MIN([.$F55];[.$S55])" office:value-type="float"/>
          <table:table-cell table:formula="of:=MIN([.$G55];[.$T55])" office:value-type="float"/>
          <table:table-cell table:formula="of:=MIN([.$H55];[.$U55])" office:value-type="float"/>
          <table:table-cell table:formula="of:=MIN([.$I55];[.$V55])" office:value-type="float"/>
          <table:table-cell table:formula="of:=MIN([.$J55])" office:value-type="float"/>
          <table:table-cell table:formula="of:=MIN([.$K55];[.$W55])" office:value-type="float"/>
          <table:table-cell table:formula="of:=MIN([.$L55];[.$X55])" office:value-type="float"/>
          <table:table-cell table:formula="of:=MIN([.$M55];[.$Y55])" office:value-type="float"/>
          <table:table-cell table:formula="of:=MIN([.$N55];[.$Z55])" office:value-type="float"/>
          <table:table-cell table:formula="of:=MEDIAN([.$B55];[.$O55])" office:value-type="float"/>
          <table:table-cell table:formula="of:=MEDIAN([.$C55];[.$P55])" office:value-type="float"/>
          <table:table-cell table:formula="of:=MEDIAN([.$D55];[.$Q55])" office:value-type="float"/>
          <table:table-cell table:formula="of:=MEDIAN([.$E55];[.$R55])" office:value-type="float"/>
          <table:table-cell table:formula="of:=MEDIAN([.$F55];[.$S55])" office:value-type="float"/>
          <table:table-cell table:formula="of:=MEDIAN([.$G55];[.$T55])" office:value-type="float"/>
          <table:table-cell table:formula="of:=MEDIAN([.$H55];[.$U55])" office:value-type="float"/>
          <table:table-cell table:formula="of:=MEDIAN([.$I55];[.$V55])" office:value-type="float"/>
          <table:table-cell table:formula="of:=MEDIAN([.$J55])" office:value-type="float"/>
          <table:table-cell table:formula="of:=MEDIAN([.$K55];[.$W55])" office:value-type="float"/>
          <table:table-cell table:formula="of:=MEDIAN([.$L55];[.$X55])" office:value-type="float"/>
          <table:table-cell table:formula="of:=MEDIAN([.$M55];[.$Y55])" office:value-type="float"/>
          <table:table-cell table:formula="of:=MEDIAN([.$N55];[.$Z55])" office:value-type="float"/>
          <table:table-cell table:formula="of:=MAX([.$B55];[.$O55])" office:value-type="float"/>
          <table:table-cell table:formula="of:=MAX([.$C55];[.$P55])" office:value-type="float"/>
          <table:table-cell table:formula="of:=MAX([.$D55];[.$Q55])" office:value-type="float"/>
          <table:table-cell table:formula="of:=MAX([.$E55];[.$R55])" office:value-type="float"/>
          <table:table-cell table:formula="of:=MAX([.$F55];[.$S55])" office:value-type="float"/>
          <table:table-cell table:formula="of:=MAX([.$G55];[.$T55])" office:value-type="float"/>
          <table:table-cell table:formula="of:=MAX([.$H55];[.$U55])" office:value-type="float"/>
          <table:table-cell table:formula="of:=MAX([.$I55];[.$V55])" office:value-type="float"/>
          <table:table-cell table:formula="of:=MAX([.$J55])" office:value-type="float"/>
          <table:table-cell table:formula="of:=MAX([.$K55];[.$W55])" office:value-type="float"/>
          <table:table-cell table:formula="of:=MAX([.$L55];[.$X55])" office:value-type="float"/>
          <table:table-cell table:formula="of:=MAX([.$M55];[.$Y55])" office:value-type="float"/>
          <table:table-cell table:formula="of:=MAX([.$N55];[.$Z55])" office:value-type="float"/>
        </table:table-row>
        <table:table-row table:style-name="ro1">
          <table:table-cell office:value-type="string">
            <text:p>freecell.freecell-2-4.asp/3</text:p>
          </table:table-cell>
          <table:table-cell office:value-type="float" office:value="21.5695"/>
          <table:table-cell office:value-type="float" office:value="21.465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68.0"/>
          <table:table-cell office:value-type="float" office:value="16.0"/>
          <table:table-cell office:value-type="float" office:value="350410.0"/>
          <table:table-cell office:value-type="float" office:value="10411.0"/>
          <table:table-cell office:value-type="float" office:value="0.0"/>
          <table:table-cell office:value-type="float" office:value="0.0"/>
          <table:table-cell office:value-type="float" office:value="21.6653"/>
          <table:table-cell office:value-type="float" office:value="21.56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162.0"/>
          <table:table-cell office:value-type="float" office:value="350410.0"/>
          <table:table-cell office:value-type="float" office:value="10411.0"/>
          <table:table-cell office:value-type="float" office:value="0.0"/>
          <table:table-cell office:value-type="float" office:value="0.0"/>
          <table:table-cell table:formula="of:=MIN([.$B56];[.$O56])" office:value-type="float"/>
          <table:table-cell table:formula="of:=MIN([.$C56];[.$P56])" office:value-type="float"/>
          <table:table-cell table:formula="of:=MIN([.$D56];[.$Q56])" office:value-type="float"/>
          <table:table-cell table:formula="of:=MIN([.$E56];[.$R56])" office:value-type="float"/>
          <table:table-cell table:formula="of:=MIN([.$F56];[.$S56])" office:value-type="float"/>
          <table:table-cell table:formula="of:=MIN([.$G56];[.$T56])" office:value-type="float"/>
          <table:table-cell table:formula="of:=MIN([.$H56];[.$U56])" office:value-type="float"/>
          <table:table-cell table:formula="of:=MIN([.$I56];[.$V56])" office:value-type="float"/>
          <table:table-cell table:formula="of:=MIN([.$J56])" office:value-type="float"/>
          <table:table-cell table:formula="of:=MIN([.$K56];[.$W56])" office:value-type="float"/>
          <table:table-cell table:formula="of:=MIN([.$L56];[.$X56])" office:value-type="float"/>
          <table:table-cell table:formula="of:=MIN([.$M56];[.$Y56])" office:value-type="float"/>
          <table:table-cell table:formula="of:=MIN([.$N56];[.$Z56])" office:value-type="float"/>
          <table:table-cell table:formula="of:=MEDIAN([.$B56];[.$O56])" office:value-type="float"/>
          <table:table-cell table:formula="of:=MEDIAN([.$C56];[.$P56])" office:value-type="float"/>
          <table:table-cell table:formula="of:=MEDIAN([.$D56];[.$Q56])" office:value-type="float"/>
          <table:table-cell table:formula="of:=MEDIAN([.$E56];[.$R56])" office:value-type="float"/>
          <table:table-cell table:formula="of:=MEDIAN([.$F56];[.$S56])" office:value-type="float"/>
          <table:table-cell table:formula="of:=MEDIAN([.$G56];[.$T56])" office:value-type="float"/>
          <table:table-cell table:formula="of:=MEDIAN([.$H56];[.$U56])" office:value-type="float"/>
          <table:table-cell table:formula="of:=MEDIAN([.$I56];[.$V56])" office:value-type="float"/>
          <table:table-cell table:formula="of:=MEDIAN([.$J56])" office:value-type="float"/>
          <table:table-cell table:formula="of:=MEDIAN([.$K56];[.$W56])" office:value-type="float"/>
          <table:table-cell table:formula="of:=MEDIAN([.$L56];[.$X56])" office:value-type="float"/>
          <table:table-cell table:formula="of:=MEDIAN([.$M56];[.$Y56])" office:value-type="float"/>
          <table:table-cell table:formula="of:=MEDIAN([.$N56];[.$Z56])" office:value-type="float"/>
          <table:table-cell table:formula="of:=MAX([.$B56];[.$O56])" office:value-type="float"/>
          <table:table-cell table:formula="of:=MAX([.$C56];[.$P56])" office:value-type="float"/>
          <table:table-cell table:formula="of:=MAX([.$D56];[.$Q56])" office:value-type="float"/>
          <table:table-cell table:formula="of:=MAX([.$E56];[.$R56])" office:value-type="float"/>
          <table:table-cell table:formula="of:=MAX([.$F56];[.$S56])" office:value-type="float"/>
          <table:table-cell table:formula="of:=MAX([.$G56];[.$T56])" office:value-type="float"/>
          <table:table-cell table:formula="of:=MAX([.$H56];[.$U56])" office:value-type="float"/>
          <table:table-cell table:formula="of:=MAX([.$I56];[.$V56])" office:value-type="float"/>
          <table:table-cell table:formula="of:=MAX([.$J56])" office:value-type="float"/>
          <table:table-cell table:formula="of:=MAX([.$K56];[.$W56])" office:value-type="float"/>
          <table:table-cell table:formula="of:=MAX([.$L56];[.$X56])" office:value-type="float"/>
          <table:table-cell table:formula="of:=MAX([.$M56];[.$Y56])" office:value-type="float"/>
          <table:table-cell table:formula="of:=MAX([.$N56];[.$Z56])" office:value-type="float"/>
        </table:table-row>
        <table:table-row table:style-name="ro1">
          <table:table-cell office:value-type="string">
            <text:p>freecell.freecell-2-4.asp/4</text:p>
          </table:table-cell>
          <table:table-cell office:value-type="float" office:value="22.9188"/>
          <table:table-cell office:value-type="float" office:value="22.803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18.0"/>
          <table:table-cell office:value-type="float" office:value="779.0"/>
          <table:table-cell office:value-type="float" office:value="260.0"/>
          <table:table-cell office:value-type="float" office:value="450980.0"/>
          <table:table-cell office:value-type="float" office:value="20027.0"/>
          <table:table-cell office:value-type="float" office:value="0.0"/>
          <table:table-cell office:value-type="float" office:value="0.0"/>
          <table:table-cell office:value-type="float" office:value="23.0428"/>
          <table:table-cell office:value-type="float" office:value="22.929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61.0"/>
          <table:table-cell office:value-type="float" office:value="467.0"/>
          <table:table-cell office:value-type="float" office:value="450980.0"/>
          <table:table-cell office:value-type="float" office:value="20027.0"/>
          <table:table-cell office:value-type="float" office:value="0.0"/>
          <table:table-cell office:value-type="float" office:value="0.0"/>
          <table:table-cell table:formula="of:=MIN([.$B57];[.$O57])" office:value-type="float"/>
          <table:table-cell table:formula="of:=MIN([.$C57];[.$P57])" office:value-type="float"/>
          <table:table-cell table:formula="of:=MIN([.$D57];[.$Q57])" office:value-type="float"/>
          <table:table-cell table:formula="of:=MIN([.$E57];[.$R57])" office:value-type="float"/>
          <table:table-cell table:formula="of:=MIN([.$F57];[.$S57])" office:value-type="float"/>
          <table:table-cell table:formula="of:=MIN([.$G57];[.$T57])" office:value-type="float"/>
          <table:table-cell table:formula="of:=MIN([.$H57];[.$U57])" office:value-type="float"/>
          <table:table-cell table:formula="of:=MIN([.$I57];[.$V57])" office:value-type="float"/>
          <table:table-cell table:formula="of:=MIN([.$J57])" office:value-type="float"/>
          <table:table-cell table:formula="of:=MIN([.$K57];[.$W57])" office:value-type="float"/>
          <table:table-cell table:formula="of:=MIN([.$L57];[.$X57])" office:value-type="float"/>
          <table:table-cell table:formula="of:=MIN([.$M57];[.$Y57])" office:value-type="float"/>
          <table:table-cell table:formula="of:=MIN([.$N57];[.$Z57])" office:value-type="float"/>
          <table:table-cell table:formula="of:=MEDIAN([.$B57];[.$O57])" office:value-type="float"/>
          <table:table-cell table:formula="of:=MEDIAN([.$C57];[.$P57])" office:value-type="float"/>
          <table:table-cell table:formula="of:=MEDIAN([.$D57];[.$Q57])" office:value-type="float"/>
          <table:table-cell table:formula="of:=MEDIAN([.$E57];[.$R57])" office:value-type="float"/>
          <table:table-cell table:formula="of:=MEDIAN([.$F57];[.$S57])" office:value-type="float"/>
          <table:table-cell table:formula="of:=MEDIAN([.$G57];[.$T57])" office:value-type="float"/>
          <table:table-cell table:formula="of:=MEDIAN([.$H57];[.$U57])" office:value-type="float"/>
          <table:table-cell table:formula="of:=MEDIAN([.$I57];[.$V57])" office:value-type="float"/>
          <table:table-cell table:formula="of:=MEDIAN([.$J57])" office:value-type="float"/>
          <table:table-cell table:formula="of:=MEDIAN([.$K57];[.$W57])" office:value-type="float"/>
          <table:table-cell table:formula="of:=MEDIAN([.$L57];[.$X57])" office:value-type="float"/>
          <table:table-cell table:formula="of:=MEDIAN([.$M57];[.$Y57])" office:value-type="float"/>
          <table:table-cell table:formula="of:=MEDIAN([.$N57];[.$Z57])" office:value-type="float"/>
          <table:table-cell table:formula="of:=MAX([.$B57];[.$O57])" office:value-type="float"/>
          <table:table-cell table:formula="of:=MAX([.$C57];[.$P57])" office:value-type="float"/>
          <table:table-cell table:formula="of:=MAX([.$D57];[.$Q57])" office:value-type="float"/>
          <table:table-cell table:formula="of:=MAX([.$E57];[.$R57])" office:value-type="float"/>
          <table:table-cell table:formula="of:=MAX([.$F57];[.$S57])" office:value-type="float"/>
          <table:table-cell table:formula="of:=MAX([.$G57];[.$T57])" office:value-type="float"/>
          <table:table-cell table:formula="of:=MAX([.$H57];[.$U57])" office:value-type="float"/>
          <table:table-cell table:formula="of:=MAX([.$I57];[.$V57])" office:value-type="float"/>
          <table:table-cell table:formula="of:=MAX([.$J57])" office:value-type="float"/>
          <table:table-cell table:formula="of:=MAX([.$K57];[.$W57])" office:value-type="float"/>
          <table:table-cell table:formula="of:=MAX([.$L57];[.$X57])" office:value-type="float"/>
          <table:table-cell table:formula="of:=MAX([.$M57];[.$Y57])" office:value-type="float"/>
          <table:table-cell table:formula="of:=MAX([.$N57];[.$Z57])" office:value-type="float"/>
        </table:table-row>
        <table:table-row table:style-name="ro1">
          <table:table-cell office:value-type="string">
            <text:p>freecell.freecell-2-4.asp/5</text:p>
          </table:table-cell>
          <table:table-cell office:value-type="float" office:value="24.4207"/>
          <table:table-cell office:value-type="float" office:value="24.277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97.0"/>
          <table:table-cell office:value-type="float" office:value="2424.0"/>
          <table:table-cell office:value-type="float" office:value="1207.0"/>
          <table:table-cell office:value-type="float" office:value="551550.0"/>
          <table:table-cell office:value-type="float" office:value="32765.0"/>
          <table:table-cell office:value-type="float" office:value="0.0"/>
          <table:table-cell office:value-type="float" office:value="0.0"/>
          <table:table-cell office:value-type="float" office:value="24.6188"/>
          <table:table-cell office:value-type="float" office:value="24.493"/>
          <table:table-cell office:value-type="float" office:value="0.6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539.0"/>
          <table:table-cell office:value-type="float" office:value="3045.0"/>
          <table:table-cell office:value-type="float" office:value="551550.0"/>
          <table:table-cell office:value-type="float" office:value="32765.0"/>
          <table:table-cell office:value-type="float" office:value="0.0"/>
          <table:table-cell office:value-type="float" office:value="0.0"/>
          <table:table-cell table:formula="of:=MIN([.$B58];[.$O58])" office:value-type="float"/>
          <table:table-cell table:formula="of:=MIN([.$C58];[.$P58])" office:value-type="float"/>
          <table:table-cell table:formula="of:=MIN([.$D58];[.$Q58])" office:value-type="float"/>
          <table:table-cell table:formula="of:=MIN([.$E58];[.$R58])" office:value-type="float"/>
          <table:table-cell table:formula="of:=MIN([.$F58];[.$S58])" office:value-type="float"/>
          <table:table-cell table:formula="of:=MIN([.$G58];[.$T58])" office:value-type="float"/>
          <table:table-cell table:formula="of:=MIN([.$H58];[.$U58])" office:value-type="float"/>
          <table:table-cell table:formula="of:=MIN([.$I58];[.$V58])" office:value-type="float"/>
          <table:table-cell table:formula="of:=MIN([.$J58])" office:value-type="float"/>
          <table:table-cell table:formula="of:=MIN([.$K58];[.$W58])" office:value-type="float"/>
          <table:table-cell table:formula="of:=MIN([.$L58];[.$X58])" office:value-type="float"/>
          <table:table-cell table:formula="of:=MIN([.$M58];[.$Y58])" office:value-type="float"/>
          <table:table-cell table:formula="of:=MIN([.$N58];[.$Z58])" office:value-type="float"/>
          <table:table-cell table:formula="of:=MEDIAN([.$B58];[.$O58])" office:value-type="float"/>
          <table:table-cell table:formula="of:=MEDIAN([.$C58];[.$P58])" office:value-type="float"/>
          <table:table-cell table:formula="of:=MEDIAN([.$D58];[.$Q58])" office:value-type="float"/>
          <table:table-cell table:formula="of:=MEDIAN([.$E58];[.$R58])" office:value-type="float"/>
          <table:table-cell table:formula="of:=MEDIAN([.$F58];[.$S58])" office:value-type="float"/>
          <table:table-cell table:formula="of:=MEDIAN([.$G58];[.$T58])" office:value-type="float"/>
          <table:table-cell table:formula="of:=MEDIAN([.$H58];[.$U58])" office:value-type="float"/>
          <table:table-cell table:formula="of:=MEDIAN([.$I58];[.$V58])" office:value-type="float"/>
          <table:table-cell table:formula="of:=MEDIAN([.$J58])" office:value-type="float"/>
          <table:table-cell table:formula="of:=MEDIAN([.$K58];[.$W58])" office:value-type="float"/>
          <table:table-cell table:formula="of:=MEDIAN([.$L58];[.$X58])" office:value-type="float"/>
          <table:table-cell table:formula="of:=MEDIAN([.$M58];[.$Y58])" office:value-type="float"/>
          <table:table-cell table:formula="of:=MEDIAN([.$N58];[.$Z58])" office:value-type="float"/>
          <table:table-cell table:formula="of:=MAX([.$B58];[.$O58])" office:value-type="float"/>
          <table:table-cell table:formula="of:=MAX([.$C58];[.$P58])" office:value-type="float"/>
          <table:table-cell table:formula="of:=MAX([.$D58];[.$Q58])" office:value-type="float"/>
          <table:table-cell table:formula="of:=MAX([.$E58];[.$R58])" office:value-type="float"/>
          <table:table-cell table:formula="of:=MAX([.$F58];[.$S58])" office:value-type="float"/>
          <table:table-cell table:formula="of:=MAX([.$G58];[.$T58])" office:value-type="float"/>
          <table:table-cell table:formula="of:=MAX([.$H58];[.$U58])" office:value-type="float"/>
          <table:table-cell table:formula="of:=MAX([.$I58];[.$V58])" office:value-type="float"/>
          <table:table-cell table:formula="of:=MAX([.$J58])" office:value-type="float"/>
          <table:table-cell table:formula="of:=MAX([.$K58];[.$W58])" office:value-type="float"/>
          <table:table-cell table:formula="of:=MAX([.$L58];[.$X58])" office:value-type="float"/>
          <table:table-cell table:formula="of:=MAX([.$M58];[.$Y58])" office:value-type="float"/>
          <table:table-cell table:formula="of:=MAX([.$N58];[.$Z58])" office:value-type="float"/>
        </table:table-row>
        <table:table-row table:style-name="ro1">
          <table:table-cell office:value-type="string">
            <text:p>freecell.freecell-2-4.asp/6</text:p>
          </table:table-cell>
          <table:table-cell office:value-type="float" office:value="28.0987"/>
          <table:table-cell office:value-type="float" office:value="27.95"/>
          <table:table-cell office:value-type="float" office:value="2.71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7585.0"/>
          <table:table-cell office:value-type="float" office:value="11019.0"/>
          <table:table-cell office:value-type="float" office:value="4702.0"/>
          <table:table-cell office:value-type="float" office:value="652120.0"/>
          <table:table-cell office:value-type="float" office:value="48597.0"/>
          <table:table-cell office:value-type="float" office:value="0.0"/>
          <table:table-cell office:value-type="float" office:value="0.0"/>
          <table:table-cell office:value-type="float" office:value="29.4694"/>
          <table:table-cell office:value-type="float" office:value="29.336"/>
          <table:table-cell office:value-type="float" office:value="3.85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124.0"/>
          <table:table-cell office:value-type="float" office:value="13383.0"/>
          <table:table-cell office:value-type="float" office:value="652120.0"/>
          <table:table-cell office:value-type="float" office:value="48597.0"/>
          <table:table-cell office:value-type="float" office:value="0.0"/>
          <table:table-cell office:value-type="float" office:value="0.0"/>
          <table:table-cell table:formula="of:=MIN([.$B59];[.$O59])" office:value-type="float"/>
          <table:table-cell table:formula="of:=MIN([.$C59];[.$P59])" office:value-type="float"/>
          <table:table-cell table:formula="of:=MIN([.$D59];[.$Q59])" office:value-type="float"/>
          <table:table-cell table:formula="of:=MIN([.$E59];[.$R59])" office:value-type="float"/>
          <table:table-cell table:formula="of:=MIN([.$F59];[.$S59])" office:value-type="float"/>
          <table:table-cell table:formula="of:=MIN([.$G59];[.$T59])" office:value-type="float"/>
          <table:table-cell table:formula="of:=MIN([.$H59];[.$U59])" office:value-type="float"/>
          <table:table-cell table:formula="of:=MIN([.$I59];[.$V59])" office:value-type="float"/>
          <table:table-cell table:formula="of:=MIN([.$J59])" office:value-type="float"/>
          <table:table-cell table:formula="of:=MIN([.$K59];[.$W59])" office:value-type="float"/>
          <table:table-cell table:formula="of:=MIN([.$L59];[.$X59])" office:value-type="float"/>
          <table:table-cell table:formula="of:=MIN([.$M59];[.$Y59])" office:value-type="float"/>
          <table:table-cell table:formula="of:=MIN([.$N59];[.$Z59])" office:value-type="float"/>
          <table:table-cell table:formula="of:=MEDIAN([.$B59];[.$O59])" office:value-type="float"/>
          <table:table-cell table:formula="of:=MEDIAN([.$C59];[.$P59])" office:value-type="float"/>
          <table:table-cell table:formula="of:=MEDIAN([.$D59];[.$Q59])" office:value-type="float"/>
          <table:table-cell table:formula="of:=MEDIAN([.$E59];[.$R59])" office:value-type="float"/>
          <table:table-cell table:formula="of:=MEDIAN([.$F59];[.$S59])" office:value-type="float"/>
          <table:table-cell table:formula="of:=MEDIAN([.$G59];[.$T59])" office:value-type="float"/>
          <table:table-cell table:formula="of:=MEDIAN([.$H59];[.$U59])" office:value-type="float"/>
          <table:table-cell table:formula="of:=MEDIAN([.$I59];[.$V59])" office:value-type="float"/>
          <table:table-cell table:formula="of:=MEDIAN([.$J59])" office:value-type="float"/>
          <table:table-cell table:formula="of:=MEDIAN([.$K59];[.$W59])" office:value-type="float"/>
          <table:table-cell table:formula="of:=MEDIAN([.$L59];[.$X59])" office:value-type="float"/>
          <table:table-cell table:formula="of:=MEDIAN([.$M59];[.$Y59])" office:value-type="float"/>
          <table:table-cell table:formula="of:=MEDIAN([.$N59];[.$Z59])" office:value-type="float"/>
          <table:table-cell table:formula="of:=MAX([.$B59];[.$O59])" office:value-type="float"/>
          <table:table-cell table:formula="of:=MAX([.$C59];[.$P59])" office:value-type="float"/>
          <table:table-cell table:formula="of:=MAX([.$D59];[.$Q59])" office:value-type="float"/>
          <table:table-cell table:formula="of:=MAX([.$E59];[.$R59])" office:value-type="float"/>
          <table:table-cell table:formula="of:=MAX([.$F59];[.$S59])" office:value-type="float"/>
          <table:table-cell table:formula="of:=MAX([.$G59];[.$T59])" office:value-type="float"/>
          <table:table-cell table:formula="of:=MAX([.$H59];[.$U59])" office:value-type="float"/>
          <table:table-cell table:formula="of:=MAX([.$I59];[.$V59])" office:value-type="float"/>
          <table:table-cell table:formula="of:=MAX([.$J59])" office:value-type="float"/>
          <table:table-cell table:formula="of:=MAX([.$K59];[.$W59])" office:value-type="float"/>
          <table:table-cell table:formula="of:=MAX([.$L59];[.$X59])" office:value-type="float"/>
          <table:table-cell table:formula="of:=MAX([.$M59];[.$Y59])" office:value-type="float"/>
          <table:table-cell table:formula="of:=MAX([.$N59];[.$Z59])" office:value-type="float"/>
        </table:table-row>
        <table:table-row table:style-name="ro1">
          <table:table-cell office:value-type="string">
            <text:p>freecell.freecell-2-4.asp/7</text:p>
          </table:table-cell>
          <table:table-cell office:value-type="float" office:value="38.8059"/>
          <table:table-cell office:value-type="float" office:value="38.622"/>
          <table:table-cell office:value-type="float" office:value="12.21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5250.0"/>
          <table:table-cell office:value-type="float" office:value="35559.0"/>
          <table:table-cell office:value-type="float" office:value="16461.0"/>
          <table:table-cell office:value-type="float" office:value="752690.0"/>
          <table:table-cell office:value-type="float" office:value="67855.0"/>
          <table:table-cell office:value-type="float" office:value="0.0"/>
          <table:table-cell office:value-type="float" office:value="0.0"/>
          <table:table-cell office:value-type="float" office:value="44.2616"/>
          <table:table-cell office:value-type="float" office:value="44.112"/>
          <table:table-cell office:value-type="float" office:value="17.5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3671.0"/>
          <table:table-cell office:value-type="float" office:value="40784.0"/>
          <table:table-cell office:value-type="float" office:value="752690.0"/>
          <table:table-cell office:value-type="float" office:value="67855.0"/>
          <table:table-cell office:value-type="float" office:value="0.0"/>
          <table:table-cell office:value-type="float" office:value="0.0"/>
          <table:table-cell table:formula="of:=MIN([.$B60];[.$O60])" office:value-type="float"/>
          <table:table-cell table:formula="of:=MIN([.$C60];[.$P60])" office:value-type="float"/>
          <table:table-cell table:formula="of:=MIN([.$D60];[.$Q60])" office:value-type="float"/>
          <table:table-cell table:formula="of:=MIN([.$E60];[.$R60])" office:value-type="float"/>
          <table:table-cell table:formula="of:=MIN([.$F60];[.$S60])" office:value-type="float"/>
          <table:table-cell table:formula="of:=MIN([.$G60];[.$T60])" office:value-type="float"/>
          <table:table-cell table:formula="of:=MIN([.$H60];[.$U60])" office:value-type="float"/>
          <table:table-cell table:formula="of:=MIN([.$I60];[.$V60])" office:value-type="float"/>
          <table:table-cell table:formula="of:=MIN([.$J60])" office:value-type="float"/>
          <table:table-cell table:formula="of:=MIN([.$K60];[.$W60])" office:value-type="float"/>
          <table:table-cell table:formula="of:=MIN([.$L60];[.$X60])" office:value-type="float"/>
          <table:table-cell table:formula="of:=MIN([.$M60];[.$Y60])" office:value-type="float"/>
          <table:table-cell table:formula="of:=MIN([.$N60];[.$Z60])" office:value-type="float"/>
          <table:table-cell table:formula="of:=MEDIAN([.$B60];[.$O60])" office:value-type="float"/>
          <table:table-cell table:formula="of:=MEDIAN([.$C60];[.$P60])" office:value-type="float"/>
          <table:table-cell table:formula="of:=MEDIAN([.$D60];[.$Q60])" office:value-type="float"/>
          <table:table-cell table:formula="of:=MEDIAN([.$E60];[.$R60])" office:value-type="float"/>
          <table:table-cell table:formula="of:=MEDIAN([.$F60];[.$S60])" office:value-type="float"/>
          <table:table-cell table:formula="of:=MEDIAN([.$G60];[.$T60])" office:value-type="float"/>
          <table:table-cell table:formula="of:=MEDIAN([.$H60];[.$U60])" office:value-type="float"/>
          <table:table-cell table:formula="of:=MEDIAN([.$I60];[.$V60])" office:value-type="float"/>
          <table:table-cell table:formula="of:=MEDIAN([.$J60])" office:value-type="float"/>
          <table:table-cell table:formula="of:=MEDIAN([.$K60];[.$W60])" office:value-type="float"/>
          <table:table-cell table:formula="of:=MEDIAN([.$L60];[.$X60])" office:value-type="float"/>
          <table:table-cell table:formula="of:=MEDIAN([.$M60];[.$Y60])" office:value-type="float"/>
          <table:table-cell table:formula="of:=MEDIAN([.$N60];[.$Z60])" office:value-type="float"/>
          <table:table-cell table:formula="of:=MAX([.$B60];[.$O60])" office:value-type="float"/>
          <table:table-cell table:formula="of:=MAX([.$C60];[.$P60])" office:value-type="float"/>
          <table:table-cell table:formula="of:=MAX([.$D60];[.$Q60])" office:value-type="float"/>
          <table:table-cell table:formula="of:=MAX([.$E60];[.$R60])" office:value-type="float"/>
          <table:table-cell table:formula="of:=MAX([.$F60];[.$S60])" office:value-type="float"/>
          <table:table-cell table:formula="of:=MAX([.$G60];[.$T60])" office:value-type="float"/>
          <table:table-cell table:formula="of:=MAX([.$H60];[.$U60])" office:value-type="float"/>
          <table:table-cell table:formula="of:=MAX([.$I60];[.$V60])" office:value-type="float"/>
          <table:table-cell table:formula="of:=MAX([.$J60])" office:value-type="float"/>
          <table:table-cell table:formula="of:=MAX([.$K60];[.$W60])" office:value-type="float"/>
          <table:table-cell table:formula="of:=MAX([.$L60];[.$X60])" office:value-type="float"/>
          <table:table-cell table:formula="of:=MAX([.$M60];[.$Y60])" office:value-type="float"/>
          <table:table-cell table:formula="of:=MAX([.$N60];[.$Z60])" office:value-type="float"/>
        </table:table-row>
        <table:table-row table:style-name="ro1">
          <table:table-cell office:value-type="string">
            <text:p>freecell.freecell-2-4.asp/8</text:p>
          </table:table-cell>
          <table:table-cell office:value-type="float" office:value="28.0217"/>
          <table:table-cell office:value-type="float" office:value="27.81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268.0"/>
          <table:table-cell office:value-type="float" office:value="217.0"/>
          <table:table-cell office:value-type="float" office:value="853260.0"/>
          <table:table-cell office:value-type="float" office:value="90875.0"/>
          <table:table-cell office:value-type="float" office:value="0.0"/>
          <table:table-cell office:value-type="float" office:value="0.0"/>
          <table:table-cell office:value-type="float" office:value="55.3221"/>
          <table:table-cell office:value-type="float" office:value="54.924"/>
          <table:table-cell office:value-type="float" office:value="27.33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8854.0"/>
          <table:table-cell office:value-type="float" office:value="58559.0"/>
          <table:table-cell office:value-type="float" office:value="853260.0"/>
          <table:table-cell office:value-type="float" office:value="90875.0"/>
          <table:table-cell office:value-type="float" office:value="0.0"/>
          <table:table-cell office:value-type="float" office:value="0.0"/>
          <table:table-cell table:formula="of:=MIN([.$B61];[.$O61])" office:value-type="float"/>
          <table:table-cell table:formula="of:=MIN([.$C61];[.$P61])" office:value-type="float"/>
          <table:table-cell table:formula="of:=MIN([.$D61];[.$Q61])" office:value-type="float"/>
          <table:table-cell table:formula="of:=MIN([.$E61];[.$R61])" office:value-type="float"/>
          <table:table-cell table:formula="of:=MIN([.$F61];[.$S61])" office:value-type="float"/>
          <table:table-cell table:formula="of:=MIN([.$G61];[.$T61])" office:value-type="float"/>
          <table:table-cell table:formula="of:=MIN([.$H61];[.$U61])" office:value-type="float"/>
          <table:table-cell table:formula="of:=MIN([.$I61];[.$V61])" office:value-type="float"/>
          <table:table-cell table:formula="of:=MIN([.$J61])" office:value-type="float"/>
          <table:table-cell table:formula="of:=MIN([.$K61];[.$W61])" office:value-type="float"/>
          <table:table-cell table:formula="of:=MIN([.$L61];[.$X61])" office:value-type="float"/>
          <table:table-cell table:formula="of:=MIN([.$M61];[.$Y61])" office:value-type="float"/>
          <table:table-cell table:formula="of:=MIN([.$N61];[.$Z61])" office:value-type="float"/>
          <table:table-cell table:formula="of:=MEDIAN([.$B61];[.$O61])" office:value-type="float"/>
          <table:table-cell table:formula="of:=MEDIAN([.$C61];[.$P61])" office:value-type="float"/>
          <table:table-cell table:formula="of:=MEDIAN([.$D61];[.$Q61])" office:value-type="float"/>
          <table:table-cell table:formula="of:=MEDIAN([.$E61];[.$R61])" office:value-type="float"/>
          <table:table-cell table:formula="of:=MEDIAN([.$F61];[.$S61])" office:value-type="float"/>
          <table:table-cell table:formula="of:=MEDIAN([.$G61];[.$T61])" office:value-type="float"/>
          <table:table-cell table:formula="of:=MEDIAN([.$H61];[.$U61])" office:value-type="float"/>
          <table:table-cell table:formula="of:=MEDIAN([.$I61];[.$V61])" office:value-type="float"/>
          <table:table-cell table:formula="of:=MEDIAN([.$J61])" office:value-type="float"/>
          <table:table-cell table:formula="of:=MEDIAN([.$K61];[.$W61])" office:value-type="float"/>
          <table:table-cell table:formula="of:=MEDIAN([.$L61];[.$X61])" office:value-type="float"/>
          <table:table-cell table:formula="of:=MEDIAN([.$M61];[.$Y61])" office:value-type="float"/>
          <table:table-cell table:formula="of:=MEDIAN([.$N61];[.$Z61])" office:value-type="float"/>
          <table:table-cell table:formula="of:=MAX([.$B61];[.$O61])" office:value-type="float"/>
          <table:table-cell table:formula="of:=MAX([.$C61];[.$P61])" office:value-type="float"/>
          <table:table-cell table:formula="of:=MAX([.$D61];[.$Q61])" office:value-type="float"/>
          <table:table-cell table:formula="of:=MAX([.$E61];[.$R61])" office:value-type="float"/>
          <table:table-cell table:formula="of:=MAX([.$F61];[.$S61])" office:value-type="float"/>
          <table:table-cell table:formula="of:=MAX([.$G61];[.$T61])" office:value-type="float"/>
          <table:table-cell table:formula="of:=MAX([.$H61];[.$U61])" office:value-type="float"/>
          <table:table-cell table:formula="of:=MAX([.$I61];[.$V61])" office:value-type="float"/>
          <table:table-cell table:formula="of:=MAX([.$J61])" office:value-type="float"/>
          <table:table-cell table:formula="of:=MAX([.$K61];[.$W61])" office:value-type="float"/>
          <table:table-cell table:formula="of:=MAX([.$L61];[.$X61])" office:value-type="float"/>
          <table:table-cell table:formula="of:=MAX([.$M61];[.$Y61])" office:value-type="float"/>
          <table:table-cell table:formula="of:=MAX([.$N61];[.$Z61])" office:value-type="float"/>
        </table:table-row>
        <table:table-row table:style-name="ro1">
          <table:table-cell office:value-type="string">
            <text:p>freecell.freecell-2-4.asp/9</text:p>
          </table:table-cell>
          <table:table-cell office:value-type="float" office:value="29.0174"/>
          <table:table-cell office:value-type="float" office:value="28.81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182.0"/>
          <table:table-cell office:value-type="float" office:value="156.0"/>
          <table:table-cell office:value-type="float" office:value="953830.0"/>
          <table:table-cell office:value-type="float" office:value="117993.0"/>
          <table:table-cell office:value-type="float" office:value="0.0"/>
          <table:table-cell office:value-type="float" office:value="0.0"/>
          <table:table-cell office:value-type="float" office:value="146.552"/>
          <table:table-cell office:value-type="float" office:value="146.362"/>
          <table:table-cell office:value-type="float" office:value="117.32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51330.0"/>
          <table:table-cell office:value-type="float" office:value="179110.0"/>
          <table:table-cell office:value-type="float" office:value="953830.0"/>
          <table:table-cell office:value-type="float" office:value="117993.0"/>
          <table:table-cell office:value-type="float" office:value="0.0"/>
          <table:table-cell office:value-type="float" office:value="0.0"/>
          <table:table-cell table:formula="of:=MIN([.$B62];[.$O62])" office:value-type="float"/>
          <table:table-cell table:formula="of:=MIN([.$C62];[.$P62])" office:value-type="float"/>
          <table:table-cell table:formula="of:=MIN([.$D62];[.$Q62])" office:value-type="float"/>
          <table:table-cell table:formula="of:=MIN([.$E62];[.$R62])" office:value-type="float"/>
          <table:table-cell table:formula="of:=MIN([.$F62];[.$S62])" office:value-type="float"/>
          <table:table-cell table:formula="of:=MIN([.$G62];[.$T62])" office:value-type="float"/>
          <table:table-cell table:formula="of:=MIN([.$H62];[.$U62])" office:value-type="float"/>
          <table:table-cell table:formula="of:=MIN([.$I62];[.$V62])" office:value-type="float"/>
          <table:table-cell table:formula="of:=MIN([.$J62])" office:value-type="float"/>
          <table:table-cell table:formula="of:=MIN([.$K62];[.$W62])" office:value-type="float"/>
          <table:table-cell table:formula="of:=MIN([.$L62];[.$X62])" office:value-type="float"/>
          <table:table-cell table:formula="of:=MIN([.$M62];[.$Y62])" office:value-type="float"/>
          <table:table-cell table:formula="of:=MIN([.$N62];[.$Z62])" office:value-type="float"/>
          <table:table-cell table:formula="of:=MEDIAN([.$B62];[.$O62])" office:value-type="float"/>
          <table:table-cell table:formula="of:=MEDIAN([.$C62];[.$P62])" office:value-type="float"/>
          <table:table-cell table:formula="of:=MEDIAN([.$D62];[.$Q62])" office:value-type="float"/>
          <table:table-cell table:formula="of:=MEDIAN([.$E62];[.$R62])" office:value-type="float"/>
          <table:table-cell table:formula="of:=MEDIAN([.$F62];[.$S62])" office:value-type="float"/>
          <table:table-cell table:formula="of:=MEDIAN([.$G62];[.$T62])" office:value-type="float"/>
          <table:table-cell table:formula="of:=MEDIAN([.$H62];[.$U62])" office:value-type="float"/>
          <table:table-cell table:formula="of:=MEDIAN([.$I62];[.$V62])" office:value-type="float"/>
          <table:table-cell table:formula="of:=MEDIAN([.$J62])" office:value-type="float"/>
          <table:table-cell table:formula="of:=MEDIAN([.$K62];[.$W62])" office:value-type="float"/>
          <table:table-cell table:formula="of:=MEDIAN([.$L62];[.$X62])" office:value-type="float"/>
          <table:table-cell table:formula="of:=MEDIAN([.$M62];[.$Y62])" office:value-type="float"/>
          <table:table-cell table:formula="of:=MEDIAN([.$N62];[.$Z62])" office:value-type="float"/>
          <table:table-cell table:formula="of:=MAX([.$B62];[.$O62])" office:value-type="float"/>
          <table:table-cell table:formula="of:=MAX([.$C62];[.$P62])" office:value-type="float"/>
          <table:table-cell table:formula="of:=MAX([.$D62];[.$Q62])" office:value-type="float"/>
          <table:table-cell table:formula="of:=MAX([.$E62];[.$R62])" office:value-type="float"/>
          <table:table-cell table:formula="of:=MAX([.$F62];[.$S62])" office:value-type="float"/>
          <table:table-cell table:formula="of:=MAX([.$G62];[.$T62])" office:value-type="float"/>
          <table:table-cell table:formula="of:=MAX([.$H62];[.$U62])" office:value-type="float"/>
          <table:table-cell table:formula="of:=MAX([.$I62];[.$V62])" office:value-type="float"/>
          <table:table-cell table:formula="of:=MAX([.$J62])" office:value-type="float"/>
          <table:table-cell table:formula="of:=MAX([.$K62];[.$W62])" office:value-type="float"/>
          <table:table-cell table:formula="of:=MAX([.$L62];[.$X62])" office:value-type="float"/>
          <table:table-cell table:formula="of:=MAX([.$M62];[.$Y62])" office:value-type="float"/>
          <table:table-cell table:formula="of:=MAX([.$N62];[.$Z62])" office:value-type="float"/>
        </table:table-row>
        <table:table-row table:style-name="ro1">
          <table:table-cell office:value-type="string">
            <text:p>freecell.freecell-2-5.asp/1</text:p>
          </table:table-cell>
          <table:table-cell office:value-type="float" office:value="20.115"/>
          <table:table-cell office:value-type="float" office:value="19.9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9270.0"/>
          <table:table-cell office:value-type="float" office:value="9.0"/>
          <table:table-cell office:value-type="float" office:value="0.0"/>
          <table:table-cell office:value-type="float" office:value="0.0"/>
          <table:table-cell office:value-type="float" office:value="20.0814"/>
          <table:table-cell office:value-type="float" office:value="19.9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49270.0"/>
          <table:table-cell office:value-type="float" office:value="9.0"/>
          <table:table-cell office:value-type="float" office:value="0.0"/>
          <table:table-cell office:value-type="float" office:value="0.0"/>
          <table:table-cell table:formula="of:=MIN([.$B63];[.$O63])" office:value-type="float"/>
          <table:table-cell table:formula="of:=MIN([.$C63];[.$P63])" office:value-type="float"/>
          <table:table-cell table:formula="of:=MIN([.$D63];[.$Q63])" office:value-type="float"/>
          <table:table-cell table:formula="of:=MIN([.$E63];[.$R63])" office:value-type="float"/>
          <table:table-cell table:formula="of:=MIN([.$F63];[.$S63])" office:value-type="float"/>
          <table:table-cell table:formula="of:=MIN([.$G63];[.$T63])" office:value-type="float"/>
          <table:table-cell table:formula="of:=MIN([.$H63];[.$U63])" office:value-type="float"/>
          <table:table-cell table:formula="of:=MIN([.$I63];[.$V63])" office:value-type="float"/>
          <table:table-cell table:formula="of:=MIN([.$J63])" office:value-type="float"/>
          <table:table-cell table:formula="of:=MIN([.$K63];[.$W63])" office:value-type="float"/>
          <table:table-cell table:formula="of:=MIN([.$L63];[.$X63])" office:value-type="float"/>
          <table:table-cell table:formula="of:=MIN([.$M63];[.$Y63])" office:value-type="float"/>
          <table:table-cell table:formula="of:=MIN([.$N63];[.$Z63])" office:value-type="float"/>
          <table:table-cell table:formula="of:=MEDIAN([.$B63];[.$O63])" office:value-type="float"/>
          <table:table-cell table:formula="of:=MEDIAN([.$C63];[.$P63])" office:value-type="float"/>
          <table:table-cell table:formula="of:=MEDIAN([.$D63];[.$Q63])" office:value-type="float"/>
          <table:table-cell table:formula="of:=MEDIAN([.$E63];[.$R63])" office:value-type="float"/>
          <table:table-cell table:formula="of:=MEDIAN([.$F63];[.$S63])" office:value-type="float"/>
          <table:table-cell table:formula="of:=MEDIAN([.$G63];[.$T63])" office:value-type="float"/>
          <table:table-cell table:formula="of:=MEDIAN([.$H63];[.$U63])" office:value-type="float"/>
          <table:table-cell table:formula="of:=MEDIAN([.$I63];[.$V63])" office:value-type="float"/>
          <table:table-cell table:formula="of:=MEDIAN([.$J63])" office:value-type="float"/>
          <table:table-cell table:formula="of:=MEDIAN([.$K63];[.$W63])" office:value-type="float"/>
          <table:table-cell table:formula="of:=MEDIAN([.$L63];[.$X63])" office:value-type="float"/>
          <table:table-cell table:formula="of:=MEDIAN([.$M63];[.$Y63])" office:value-type="float"/>
          <table:table-cell table:formula="of:=MEDIAN([.$N63];[.$Z63])" office:value-type="float"/>
          <table:table-cell table:formula="of:=MAX([.$B63];[.$O63])" office:value-type="float"/>
          <table:table-cell table:formula="of:=MAX([.$C63];[.$P63])" office:value-type="float"/>
          <table:table-cell table:formula="of:=MAX([.$D63];[.$Q63])" office:value-type="float"/>
          <table:table-cell table:formula="of:=MAX([.$E63];[.$R63])" office:value-type="float"/>
          <table:table-cell table:formula="of:=MAX([.$F63];[.$S63])" office:value-type="float"/>
          <table:table-cell table:formula="of:=MAX([.$G63];[.$T63])" office:value-type="float"/>
          <table:table-cell table:formula="of:=MAX([.$H63];[.$U63])" office:value-type="float"/>
          <table:table-cell table:formula="of:=MAX([.$I63];[.$V63])" office:value-type="float"/>
          <table:table-cell table:formula="of:=MAX([.$J63])" office:value-type="float"/>
          <table:table-cell table:formula="of:=MAX([.$K63];[.$W63])" office:value-type="float"/>
          <table:table-cell table:formula="of:=MAX([.$L63];[.$X63])" office:value-type="float"/>
          <table:table-cell table:formula="of:=MAX([.$M63];[.$Y63])" office:value-type="float"/>
          <table:table-cell table:formula="of:=MAX([.$N63];[.$Z63])" office:value-type="float"/>
        </table:table-row>
        <table:table-row table:style-name="ro1">
          <table:table-cell office:value-type="string">
            <text:p>freecell.freecell-2-5.asp/10</text:p>
          </table:table-cell>
          <table:table-cell office:value-type="float" office:value="30.2046"/>
          <table:table-cell office:value-type="float" office:value="29.985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18.0"/>
          <table:table-cell office:value-type="float" office:value="840.0"/>
          <table:table-cell office:value-type="float" office:value="735.0"/>
          <table:table-cell office:value-type="float" office:value="1054400.0"/>
          <table:table-cell office:value-type="float" office:value="148996.0"/>
          <table:table-cell office:value-type="float" office:value="0.0"/>
          <table:table-cell office:value-type="float" office:value="0.0"/>
          <table:table-cell office:value-type="float" office:value="38.2138"/>
          <table:table-cell office:value-type="float" office:value="36.781"/>
          <table:table-cell office:value-type="float" office:value="7.01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20473.0"/>
          <table:table-cell office:value-type="float" office:value="28864.0"/>
          <table:table-cell office:value-type="float" office:value="1054400.0"/>
          <table:table-cell office:value-type="float" office:value="148996.0"/>
          <table:table-cell office:value-type="float" office:value="0.0"/>
          <table:table-cell office:value-type="float" office:value="0.0"/>
          <table:table-cell table:formula="of:=MIN([.$B64];[.$O64])" office:value-type="float"/>
          <table:table-cell table:formula="of:=MIN([.$C64];[.$P64])" office:value-type="float"/>
          <table:table-cell table:formula="of:=MIN([.$D64];[.$Q64])" office:value-type="float"/>
          <table:table-cell table:formula="of:=MIN([.$E64];[.$R64])" office:value-type="float"/>
          <table:table-cell table:formula="of:=MIN([.$F64];[.$S64])" office:value-type="float"/>
          <table:table-cell table:formula="of:=MIN([.$G64];[.$T64])" office:value-type="float"/>
          <table:table-cell table:formula="of:=MIN([.$H64];[.$U64])" office:value-type="float"/>
          <table:table-cell table:formula="of:=MIN([.$I64];[.$V64])" office:value-type="float"/>
          <table:table-cell table:formula="of:=MIN([.$J64])" office:value-type="float"/>
          <table:table-cell table:formula="of:=MIN([.$K64];[.$W64])" office:value-type="float"/>
          <table:table-cell table:formula="of:=MIN([.$L64];[.$X64])" office:value-type="float"/>
          <table:table-cell table:formula="of:=MIN([.$M64];[.$Y64])" office:value-type="float"/>
          <table:table-cell table:formula="of:=MIN([.$N64];[.$Z64])" office:value-type="float"/>
          <table:table-cell table:formula="of:=MEDIAN([.$B64];[.$O64])" office:value-type="float"/>
          <table:table-cell table:formula="of:=MEDIAN([.$C64];[.$P64])" office:value-type="float"/>
          <table:table-cell table:formula="of:=MEDIAN([.$D64];[.$Q64])" office:value-type="float"/>
          <table:table-cell table:formula="of:=MEDIAN([.$E64];[.$R64])" office:value-type="float"/>
          <table:table-cell table:formula="of:=MEDIAN([.$F64];[.$S64])" office:value-type="float"/>
          <table:table-cell table:formula="of:=MEDIAN([.$G64];[.$T64])" office:value-type="float"/>
          <table:table-cell table:formula="of:=MEDIAN([.$H64];[.$U64])" office:value-type="float"/>
          <table:table-cell table:formula="of:=MEDIAN([.$I64];[.$V64])" office:value-type="float"/>
          <table:table-cell table:formula="of:=MEDIAN([.$J64])" office:value-type="float"/>
          <table:table-cell table:formula="of:=MEDIAN([.$K64];[.$W64])" office:value-type="float"/>
          <table:table-cell table:formula="of:=MEDIAN([.$L64];[.$X64])" office:value-type="float"/>
          <table:table-cell table:formula="of:=MEDIAN([.$M64];[.$Y64])" office:value-type="float"/>
          <table:table-cell table:formula="of:=MEDIAN([.$N64];[.$Z64])" office:value-type="float"/>
          <table:table-cell table:formula="of:=MAX([.$B64];[.$O64])" office:value-type="float"/>
          <table:table-cell table:formula="of:=MAX([.$C64];[.$P64])" office:value-type="float"/>
          <table:table-cell table:formula="of:=MAX([.$D64];[.$Q64])" office:value-type="float"/>
          <table:table-cell table:formula="of:=MAX([.$E64];[.$R64])" office:value-type="float"/>
          <table:table-cell table:formula="of:=MAX([.$F64];[.$S64])" office:value-type="float"/>
          <table:table-cell table:formula="of:=MAX([.$G64];[.$T64])" office:value-type="float"/>
          <table:table-cell table:formula="of:=MAX([.$H64];[.$U64])" office:value-type="float"/>
          <table:table-cell table:formula="of:=MAX([.$I64];[.$V64])" office:value-type="float"/>
          <table:table-cell table:formula="of:=MAX([.$J64])" office:value-type="float"/>
          <table:table-cell table:formula="of:=MAX([.$K64];[.$W64])" office:value-type="float"/>
          <table:table-cell table:formula="of:=MAX([.$L64];[.$X64])" office:value-type="float"/>
          <table:table-cell table:formula="of:=MAX([.$M64];[.$Y64])" office:value-type="float"/>
          <table:table-cell table:formula="of:=MAX([.$N64];[.$Z64])" office:value-type="float"/>
        </table:table-row>
        <table:table-row table:style-name="ro1">
          <table:table-cell office:value-type="string">
            <text:p>freecell.freecell-2-5.asp/11</text:p>
          </table:table-cell>
          <table:table-cell office:value-type="float" office:value="31.7067"/>
          <table:table-cell office:value-type="float" office:value="31.463"/>
          <table:table-cell office:value-type="float" office:value="0.4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08.0"/>
          <table:table-cell office:value-type="float" office:value="2132.0"/>
          <table:table-cell office:value-type="float" office:value="1634.0"/>
          <table:table-cell office:value-type="float" office:value="1154970.0"/>
          <table:table-cell office:value-type="float" office:value="182884.0"/>
          <table:table-cell office:value-type="float" office:value="0.0"/>
          <table:table-cell office:value-type="float" office:value="0.0"/>
          <table:table-cell office:value-type="float" office:value="52.8119"/>
          <table:table-cell office:value-type="float" office:value="52.589"/>
          <table:table-cell office:value-type="float" office:value="21.38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39850.0"/>
          <table:table-cell office:value-type="float" office:value="51820.0"/>
          <table:table-cell office:value-type="float" office:value="1154970.0"/>
          <table:table-cell office:value-type="float" office:value="182884.0"/>
          <table:table-cell office:value-type="float" office:value="0.0"/>
          <table:table-cell office:value-type="float" office:value="0.0"/>
          <table:table-cell table:formula="of:=MIN([.$B65];[.$O65])" office:value-type="float"/>
          <table:table-cell table:formula="of:=MIN([.$C65];[.$P65])" office:value-type="float"/>
          <table:table-cell table:formula="of:=MIN([.$D65];[.$Q65])" office:value-type="float"/>
          <table:table-cell table:formula="of:=MIN([.$E65];[.$R65])" office:value-type="float"/>
          <table:table-cell table:formula="of:=MIN([.$F65];[.$S65])" office:value-type="float"/>
          <table:table-cell table:formula="of:=MIN([.$G65];[.$T65])" office:value-type="float"/>
          <table:table-cell table:formula="of:=MIN([.$H65];[.$U65])" office:value-type="float"/>
          <table:table-cell table:formula="of:=MIN([.$I65];[.$V65])" office:value-type="float"/>
          <table:table-cell table:formula="of:=MIN([.$J65])" office:value-type="float"/>
          <table:table-cell table:formula="of:=MIN([.$K65];[.$W65])" office:value-type="float"/>
          <table:table-cell table:formula="of:=MIN([.$L65];[.$X65])" office:value-type="float"/>
          <table:table-cell table:formula="of:=MIN([.$M65];[.$Y65])" office:value-type="float"/>
          <table:table-cell table:formula="of:=MIN([.$N65];[.$Z65])" office:value-type="float"/>
          <table:table-cell table:formula="of:=MEDIAN([.$B65];[.$O65])" office:value-type="float"/>
          <table:table-cell table:formula="of:=MEDIAN([.$C65];[.$P65])" office:value-type="float"/>
          <table:table-cell table:formula="of:=MEDIAN([.$D65];[.$Q65])" office:value-type="float"/>
          <table:table-cell table:formula="of:=MEDIAN([.$E65];[.$R65])" office:value-type="float"/>
          <table:table-cell table:formula="of:=MEDIAN([.$F65];[.$S65])" office:value-type="float"/>
          <table:table-cell table:formula="of:=MEDIAN([.$G65];[.$T65])" office:value-type="float"/>
          <table:table-cell table:formula="of:=MEDIAN([.$H65];[.$U65])" office:value-type="float"/>
          <table:table-cell table:formula="of:=MEDIAN([.$I65];[.$V65])" office:value-type="float"/>
          <table:table-cell table:formula="of:=MEDIAN([.$J65])" office:value-type="float"/>
          <table:table-cell table:formula="of:=MEDIAN([.$K65];[.$W65])" office:value-type="float"/>
          <table:table-cell table:formula="of:=MEDIAN([.$L65];[.$X65])" office:value-type="float"/>
          <table:table-cell table:formula="of:=MEDIAN([.$M65];[.$Y65])" office:value-type="float"/>
          <table:table-cell table:formula="of:=MEDIAN([.$N65];[.$Z65])" office:value-type="float"/>
          <table:table-cell table:formula="of:=MAX([.$B65];[.$O65])" office:value-type="float"/>
          <table:table-cell table:formula="of:=MAX([.$C65];[.$P65])" office:value-type="float"/>
          <table:table-cell table:formula="of:=MAX([.$D65];[.$Q65])" office:value-type="float"/>
          <table:table-cell table:formula="of:=MAX([.$E65];[.$R65])" office:value-type="float"/>
          <table:table-cell table:formula="of:=MAX([.$F65];[.$S65])" office:value-type="float"/>
          <table:table-cell table:formula="of:=MAX([.$G65];[.$T65])" office:value-type="float"/>
          <table:table-cell table:formula="of:=MAX([.$H65];[.$U65])" office:value-type="float"/>
          <table:table-cell table:formula="of:=MAX([.$I65];[.$V65])" office:value-type="float"/>
          <table:table-cell table:formula="of:=MAX([.$J65])" office:value-type="float"/>
          <table:table-cell table:formula="of:=MAX([.$K65];[.$W65])" office:value-type="float"/>
          <table:table-cell table:formula="of:=MAX([.$L65];[.$X65])" office:value-type="float"/>
          <table:table-cell table:formula="of:=MAX([.$M65];[.$Y65])" office:value-type="float"/>
          <table:table-cell table:formula="of:=MAX([.$N65];[.$Z65])" office:value-type="float"/>
        </table:table-row>
        <table:table-row table:style-name="ro1">
          <table:table-cell office:value-type="string">
            <text:p>freecell.freecell-2-5.asp/12</text:p>
          </table:table-cell>
          <table:table-cell office:value-type="float" office:value="32.7327"/>
          <table:table-cell office:value-type="float" office:value="32.483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0.0"/>
          <table:table-cell office:value-type="float" office:value="1489.0"/>
          <table:table-cell office:value-type="float" office:value="1270.0"/>
          <table:table-cell office:value-type="float" office:value="1255540.0"/>
          <table:table-cell office:value-type="float" office:value="217554.0"/>
          <table:table-cell office:value-type="float" office:value="0.0"/>
          <table:table-cell office:value-type="float" office:value="0.0"/>
          <table:table-cell office:value-type="float" office:value="65.4909"/>
          <table:table-cell office:value-type="float" office:value="65.242"/>
          <table:table-cell office:value-type="float" office:value="32.54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50372.0"/>
          <table:table-cell office:value-type="float" office:value="62440.0"/>
          <table:table-cell office:value-type="float" office:value="1255540.0"/>
          <table:table-cell office:value-type="float" office:value="217554.0"/>
          <table:table-cell office:value-type="float" office:value="0.0"/>
          <table:table-cell office:value-type="float" office:value="0.0"/>
          <table:table-cell table:formula="of:=MIN([.$B66];[.$O66])" office:value-type="float"/>
          <table:table-cell table:formula="of:=MIN([.$C66];[.$P66])" office:value-type="float"/>
          <table:table-cell table:formula="of:=MIN([.$D66];[.$Q66])" office:value-type="float"/>
          <table:table-cell table:formula="of:=MIN([.$E66];[.$R66])" office:value-type="float"/>
          <table:table-cell table:formula="of:=MIN([.$F66];[.$S66])" office:value-type="float"/>
          <table:table-cell table:formula="of:=MIN([.$G66];[.$T66])" office:value-type="float"/>
          <table:table-cell table:formula="of:=MIN([.$H66];[.$U66])" office:value-type="float"/>
          <table:table-cell table:formula="of:=MIN([.$I66];[.$V66])" office:value-type="float"/>
          <table:table-cell table:formula="of:=MIN([.$J66])" office:value-type="float"/>
          <table:table-cell table:formula="of:=MIN([.$K66];[.$W66])" office:value-type="float"/>
          <table:table-cell table:formula="of:=MIN([.$L66];[.$X66])" office:value-type="float"/>
          <table:table-cell table:formula="of:=MIN([.$M66];[.$Y66])" office:value-type="float"/>
          <table:table-cell table:formula="of:=MIN([.$N66];[.$Z66])" office:value-type="float"/>
          <table:table-cell table:formula="of:=MEDIAN([.$B66];[.$O66])" office:value-type="float"/>
          <table:table-cell table:formula="of:=MEDIAN([.$C66];[.$P66])" office:value-type="float"/>
          <table:table-cell table:formula="of:=MEDIAN([.$D66];[.$Q66])" office:value-type="float"/>
          <table:table-cell table:formula="of:=MEDIAN([.$E66];[.$R66])" office:value-type="float"/>
          <table:table-cell table:formula="of:=MEDIAN([.$F66];[.$S66])" office:value-type="float"/>
          <table:table-cell table:formula="of:=MEDIAN([.$G66];[.$T66])" office:value-type="float"/>
          <table:table-cell table:formula="of:=MEDIAN([.$H66];[.$U66])" office:value-type="float"/>
          <table:table-cell table:formula="of:=MEDIAN([.$I66];[.$V66])" office:value-type="float"/>
          <table:table-cell table:formula="of:=MEDIAN([.$J66])" office:value-type="float"/>
          <table:table-cell table:formula="of:=MEDIAN([.$K66];[.$W66])" office:value-type="float"/>
          <table:table-cell table:formula="of:=MEDIAN([.$L66];[.$X66])" office:value-type="float"/>
          <table:table-cell table:formula="of:=MEDIAN([.$M66];[.$Y66])" office:value-type="float"/>
          <table:table-cell table:formula="of:=MEDIAN([.$N66];[.$Z66])" office:value-type="float"/>
          <table:table-cell table:formula="of:=MAX([.$B66];[.$O66])" office:value-type="float"/>
          <table:table-cell table:formula="of:=MAX([.$C66];[.$P66])" office:value-type="float"/>
          <table:table-cell table:formula="of:=MAX([.$D66];[.$Q66])" office:value-type="float"/>
          <table:table-cell table:formula="of:=MAX([.$E66];[.$R66])" office:value-type="float"/>
          <table:table-cell table:formula="of:=MAX([.$F66];[.$S66])" office:value-type="float"/>
          <table:table-cell table:formula="of:=MAX([.$G66];[.$T66])" office:value-type="float"/>
          <table:table-cell table:formula="of:=MAX([.$H66];[.$U66])" office:value-type="float"/>
          <table:table-cell table:formula="of:=MAX([.$I66];[.$V66])" office:value-type="float"/>
          <table:table-cell table:formula="of:=MAX([.$J66])" office:value-type="float"/>
          <table:table-cell table:formula="of:=MAX([.$K66];[.$W66])" office:value-type="float"/>
          <table:table-cell table:formula="of:=MAX([.$L66];[.$X66])" office:value-type="float"/>
          <table:table-cell table:formula="of:=MAX([.$M66];[.$Y66])" office:value-type="float"/>
          <table:table-cell table:formula="of:=MAX([.$N66];[.$Z66])" office:value-type="float"/>
        </table:table-row>
        <table:table-row table:style-name="ro1">
          <table:table-cell office:value-type="string">
            <text:p>freecell.freecell-2-5.asp/13</text:p>
          </table:table-cell>
          <table:table-cell office:value-type="float" office:value="35.0944"/>
          <table:table-cell office:value-type="float" office:value="34.824"/>
          <table:table-cell office:value-type="float" office:value="1.4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45.0"/>
          <table:table-cell office:value-type="float" office:value="4215.0"/>
          <table:table-cell office:value-type="float" office:value="3554.0"/>
          <table:table-cell office:value-type="float" office:value="1356110.0"/>
          <table:table-cell office:value-type="float" office:value="252224.0"/>
          <table:table-cell office:value-type="float" office:value="0.0"/>
          <table:table-cell office:value-type="float" office:value="0.0"/>
          <table:table-cell office:value-type="float" office:value="35.1226"/>
          <table:table-cell office:value-type="float" office:value="34.876"/>
          <table:table-cell office:value-type="float" office:value="1.6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497.0"/>
          <table:table-cell office:value-type="float" office:value="5604.0"/>
          <table:table-cell office:value-type="float" office:value="1356110.0"/>
          <table:table-cell office:value-type="float" office:value="252224.0"/>
          <table:table-cell office:value-type="float" office:value="0.0"/>
          <table:table-cell office:value-type="float" office:value="0.0"/>
          <table:table-cell table:formula="of:=MIN([.$B67];[.$O67])" office:value-type="float"/>
          <table:table-cell table:formula="of:=MIN([.$C67];[.$P67])" office:value-type="float"/>
          <table:table-cell table:formula="of:=MIN([.$D67];[.$Q67])" office:value-type="float"/>
          <table:table-cell table:formula="of:=MIN([.$E67];[.$R67])" office:value-type="float"/>
          <table:table-cell table:formula="of:=MIN([.$F67];[.$S67])" office:value-type="float"/>
          <table:table-cell table:formula="of:=MIN([.$G67];[.$T67])" office:value-type="float"/>
          <table:table-cell table:formula="of:=MIN([.$H67];[.$U67])" office:value-type="float"/>
          <table:table-cell table:formula="of:=MIN([.$I67];[.$V67])" office:value-type="float"/>
          <table:table-cell table:formula="of:=MIN([.$J67])" office:value-type="float"/>
          <table:table-cell table:formula="of:=MIN([.$K67];[.$W67])" office:value-type="float"/>
          <table:table-cell table:formula="of:=MIN([.$L67];[.$X67])" office:value-type="float"/>
          <table:table-cell table:formula="of:=MIN([.$M67];[.$Y67])" office:value-type="float"/>
          <table:table-cell table:formula="of:=MIN([.$N67];[.$Z67])" office:value-type="float"/>
          <table:table-cell table:formula="of:=MEDIAN([.$B67];[.$O67])" office:value-type="float"/>
          <table:table-cell table:formula="of:=MEDIAN([.$C67];[.$P67])" office:value-type="float"/>
          <table:table-cell table:formula="of:=MEDIAN([.$D67];[.$Q67])" office:value-type="float"/>
          <table:table-cell table:formula="of:=MEDIAN([.$E67];[.$R67])" office:value-type="float"/>
          <table:table-cell table:formula="of:=MEDIAN([.$F67];[.$S67])" office:value-type="float"/>
          <table:table-cell table:formula="of:=MEDIAN([.$G67];[.$T67])" office:value-type="float"/>
          <table:table-cell table:formula="of:=MEDIAN([.$H67];[.$U67])" office:value-type="float"/>
          <table:table-cell table:formula="of:=MEDIAN([.$I67];[.$V67])" office:value-type="float"/>
          <table:table-cell table:formula="of:=MEDIAN([.$J67])" office:value-type="float"/>
          <table:table-cell table:formula="of:=MEDIAN([.$K67];[.$W67])" office:value-type="float"/>
          <table:table-cell table:formula="of:=MEDIAN([.$L67];[.$X67])" office:value-type="float"/>
          <table:table-cell table:formula="of:=MEDIAN([.$M67];[.$Y67])" office:value-type="float"/>
          <table:table-cell table:formula="of:=MEDIAN([.$N67];[.$Z67])" office:value-type="float"/>
          <table:table-cell table:formula="of:=MAX([.$B67];[.$O67])" office:value-type="float"/>
          <table:table-cell table:formula="of:=MAX([.$C67];[.$P67])" office:value-type="float"/>
          <table:table-cell table:formula="of:=MAX([.$D67];[.$Q67])" office:value-type="float"/>
          <table:table-cell table:formula="of:=MAX([.$E67];[.$R67])" office:value-type="float"/>
          <table:table-cell table:formula="of:=MAX([.$F67];[.$S67])" office:value-type="float"/>
          <table:table-cell table:formula="of:=MAX([.$G67];[.$T67])" office:value-type="float"/>
          <table:table-cell table:formula="of:=MAX([.$H67];[.$U67])" office:value-type="float"/>
          <table:table-cell table:formula="of:=MAX([.$I67];[.$V67])" office:value-type="float"/>
          <table:table-cell table:formula="of:=MAX([.$J67])" office:value-type="float"/>
          <table:table-cell table:formula="of:=MAX([.$K67];[.$W67])" office:value-type="float"/>
          <table:table-cell table:formula="of:=MAX([.$L67];[.$X67])" office:value-type="float"/>
          <table:table-cell table:formula="of:=MAX([.$M67];[.$Y67])" office:value-type="float"/>
          <table:table-cell table:formula="of:=MAX([.$N67];[.$Z67])" office:value-type="float"/>
        </table:table-row>
        <table:table-row table:style-name="ro1">
          <table:table-cell office:value-type="string">
            <text:p>freecell.freecell-2-5.asp/14</text:p>
          </table:table-cell>
          <table:table-cell office:value-type="float" office:value="35.9094"/>
          <table:table-cell office:value-type="float" office:value="35.628"/>
          <table:table-cell office:value-type="float" office:value="0.94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971.0"/>
          <table:table-cell office:value-type="float" office:value="5688.0"/>
          <table:table-cell office:value-type="float" office:value="4404.0"/>
          <table:table-cell office:value-type="float" office:value="1456680.0"/>
          <table:table-cell office:value-type="float" office:value="286894.0"/>
          <table:table-cell office:value-type="float" office:value="0.0"/>
          <table:table-cell office:value-type="float" office:value="0.0"/>
          <table:table-cell office:value-type="float" office:value="63.0415"/>
          <table:table-cell office:value-type="float" office:value="62.766"/>
          <table:table-cell office:value-type="float" office:value="28.2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49815.0"/>
          <table:table-cell office:value-type="float" office:value="57670.0"/>
          <table:table-cell office:value-type="float" office:value="1456680.0"/>
          <table:table-cell office:value-type="float" office:value="286894.0"/>
          <table:table-cell office:value-type="float" office:value="0.0"/>
          <table:table-cell office:value-type="float" office:value="0.0"/>
          <table:table-cell table:formula="of:=MIN([.$B68];[.$O68])" office:value-type="float"/>
          <table:table-cell table:formula="of:=MIN([.$C68];[.$P68])" office:value-type="float"/>
          <table:table-cell table:formula="of:=MIN([.$D68];[.$Q68])" office:value-type="float"/>
          <table:table-cell table:formula="of:=MIN([.$E68];[.$R68])" office:value-type="float"/>
          <table:table-cell table:formula="of:=MIN([.$F68];[.$S68])" office:value-type="float"/>
          <table:table-cell table:formula="of:=MIN([.$G68];[.$T68])" office:value-type="float"/>
          <table:table-cell table:formula="of:=MIN([.$H68];[.$U68])" office:value-type="float"/>
          <table:table-cell table:formula="of:=MIN([.$I68];[.$V68])" office:value-type="float"/>
          <table:table-cell table:formula="of:=MIN([.$J68])" office:value-type="float"/>
          <table:table-cell table:formula="of:=MIN([.$K68];[.$W68])" office:value-type="float"/>
          <table:table-cell table:formula="of:=MIN([.$L68];[.$X68])" office:value-type="float"/>
          <table:table-cell table:formula="of:=MIN([.$M68];[.$Y68])" office:value-type="float"/>
          <table:table-cell table:formula="of:=MIN([.$N68];[.$Z68])" office:value-type="float"/>
          <table:table-cell table:formula="of:=MEDIAN([.$B68];[.$O68])" office:value-type="float"/>
          <table:table-cell table:formula="of:=MEDIAN([.$C68];[.$P68])" office:value-type="float"/>
          <table:table-cell table:formula="of:=MEDIAN([.$D68];[.$Q68])" office:value-type="float"/>
          <table:table-cell table:formula="of:=MEDIAN([.$E68];[.$R68])" office:value-type="float"/>
          <table:table-cell table:formula="of:=MEDIAN([.$F68];[.$S68])" office:value-type="float"/>
          <table:table-cell table:formula="of:=MEDIAN([.$G68];[.$T68])" office:value-type="float"/>
          <table:table-cell table:formula="of:=MEDIAN([.$H68];[.$U68])" office:value-type="float"/>
          <table:table-cell table:formula="of:=MEDIAN([.$I68];[.$V68])" office:value-type="float"/>
          <table:table-cell table:formula="of:=MEDIAN([.$J68])" office:value-type="float"/>
          <table:table-cell table:formula="of:=MEDIAN([.$K68];[.$W68])" office:value-type="float"/>
          <table:table-cell table:formula="of:=MEDIAN([.$L68];[.$X68])" office:value-type="float"/>
          <table:table-cell table:formula="of:=MEDIAN([.$M68];[.$Y68])" office:value-type="float"/>
          <table:table-cell table:formula="of:=MEDIAN([.$N68];[.$Z68])" office:value-type="float"/>
          <table:table-cell table:formula="of:=MAX([.$B68];[.$O68])" office:value-type="float"/>
          <table:table-cell table:formula="of:=MAX([.$C68];[.$P68])" office:value-type="float"/>
          <table:table-cell table:formula="of:=MAX([.$D68];[.$Q68])" office:value-type="float"/>
          <table:table-cell table:formula="of:=MAX([.$E68];[.$R68])" office:value-type="float"/>
          <table:table-cell table:formula="of:=MAX([.$F68];[.$S68])" office:value-type="float"/>
          <table:table-cell table:formula="of:=MAX([.$G68];[.$T68])" office:value-type="float"/>
          <table:table-cell table:formula="of:=MAX([.$H68];[.$U68])" office:value-type="float"/>
          <table:table-cell table:formula="of:=MAX([.$I68];[.$V68])" office:value-type="float"/>
          <table:table-cell table:formula="of:=MAX([.$J68])" office:value-type="float"/>
          <table:table-cell table:formula="of:=MAX([.$K68];[.$W68])" office:value-type="float"/>
          <table:table-cell table:formula="of:=MAX([.$L68];[.$X68])" office:value-type="float"/>
          <table:table-cell table:formula="of:=MAX([.$M68];[.$Y68])" office:value-type="float"/>
          <table:table-cell table:formula="of:=MAX([.$N68];[.$Z68])" office:value-type="float"/>
        </table:table-row>
        <table:table-row table:style-name="ro1">
          <table:table-cell office:value-type="string">
            <text:p>freecell.freecell-2-5.asp/15</text:p>
          </table:table-cell>
          <table:table-cell office:value-type="float" office:value="38.6581"/>
          <table:table-cell office:value-type="float" office:value="38.352"/>
          <table:table-cell office:value-type="float" office:value="2.6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15.0"/>
          <table:table-cell office:value-type="float" office:value="7618.0"/>
          <table:table-cell office:value-type="float" office:value="6245.0"/>
          <table:table-cell office:value-type="float" office:value="1557250.0"/>
          <table:table-cell office:value-type="float" office:value="321564.0"/>
          <table:table-cell office:value-type="float" office:value="0.0"/>
          <table:table-cell office:value-type="float" office:value="0.0"/>
          <table:table-cell office:value-type="float" office:value="42.7388"/>
          <table:table-cell office:value-type="float" office:value="42.463"/>
          <table:table-cell office:value-type="float" office:value="6.58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7775.0"/>
          <table:table-cell office:value-type="float" office:value="23848.0"/>
          <table:table-cell office:value-type="float" office:value="1557250.0"/>
          <table:table-cell office:value-type="float" office:value="321564.0"/>
          <table:table-cell office:value-type="float" office:value="0.0"/>
          <table:table-cell office:value-type="float" office:value="0.0"/>
          <table:table-cell table:formula="of:=MIN([.$B69];[.$O69])" office:value-type="float"/>
          <table:table-cell table:formula="of:=MIN([.$C69];[.$P69])" office:value-type="float"/>
          <table:table-cell table:formula="of:=MIN([.$D69];[.$Q69])" office:value-type="float"/>
          <table:table-cell table:formula="of:=MIN([.$E69];[.$R69])" office:value-type="float"/>
          <table:table-cell table:formula="of:=MIN([.$F69];[.$S69])" office:value-type="float"/>
          <table:table-cell table:formula="of:=MIN([.$G69];[.$T69])" office:value-type="float"/>
          <table:table-cell table:formula="of:=MIN([.$H69];[.$U69])" office:value-type="float"/>
          <table:table-cell table:formula="of:=MIN([.$I69];[.$V69])" office:value-type="float"/>
          <table:table-cell table:formula="of:=MIN([.$J69])" office:value-type="float"/>
          <table:table-cell table:formula="of:=MIN([.$K69];[.$W69])" office:value-type="float"/>
          <table:table-cell table:formula="of:=MIN([.$L69];[.$X69])" office:value-type="float"/>
          <table:table-cell table:formula="of:=MIN([.$M69];[.$Y69])" office:value-type="float"/>
          <table:table-cell table:formula="of:=MIN([.$N69];[.$Z69])" office:value-type="float"/>
          <table:table-cell table:formula="of:=MEDIAN([.$B69];[.$O69])" office:value-type="float"/>
          <table:table-cell table:formula="of:=MEDIAN([.$C69];[.$P69])" office:value-type="float"/>
          <table:table-cell table:formula="of:=MEDIAN([.$D69];[.$Q69])" office:value-type="float"/>
          <table:table-cell table:formula="of:=MEDIAN([.$E69];[.$R69])" office:value-type="float"/>
          <table:table-cell table:formula="of:=MEDIAN([.$F69];[.$S69])" office:value-type="float"/>
          <table:table-cell table:formula="of:=MEDIAN([.$G69];[.$T69])" office:value-type="float"/>
          <table:table-cell table:formula="of:=MEDIAN([.$H69];[.$U69])" office:value-type="float"/>
          <table:table-cell table:formula="of:=MEDIAN([.$I69];[.$V69])" office:value-type="float"/>
          <table:table-cell table:formula="of:=MEDIAN([.$J69])" office:value-type="float"/>
          <table:table-cell table:formula="of:=MEDIAN([.$K69];[.$W69])" office:value-type="float"/>
          <table:table-cell table:formula="of:=MEDIAN([.$L69];[.$X69])" office:value-type="float"/>
          <table:table-cell table:formula="of:=MEDIAN([.$M69];[.$Y69])" office:value-type="float"/>
          <table:table-cell table:formula="of:=MEDIAN([.$N69];[.$Z69])" office:value-type="float"/>
          <table:table-cell table:formula="of:=MAX([.$B69];[.$O69])" office:value-type="float"/>
          <table:table-cell table:formula="of:=MAX([.$C69];[.$P69])" office:value-type="float"/>
          <table:table-cell table:formula="of:=MAX([.$D69];[.$Q69])" office:value-type="float"/>
          <table:table-cell table:formula="of:=MAX([.$E69];[.$R69])" office:value-type="float"/>
          <table:table-cell table:formula="of:=MAX([.$F69];[.$S69])" office:value-type="float"/>
          <table:table-cell table:formula="of:=MAX([.$G69];[.$T69])" office:value-type="float"/>
          <table:table-cell table:formula="of:=MAX([.$H69];[.$U69])" office:value-type="float"/>
          <table:table-cell table:formula="of:=MAX([.$I69];[.$V69])" office:value-type="float"/>
          <table:table-cell table:formula="of:=MAX([.$J69])" office:value-type="float"/>
          <table:table-cell table:formula="of:=MAX([.$K69];[.$W69])" office:value-type="float"/>
          <table:table-cell table:formula="of:=MAX([.$L69];[.$X69])" office:value-type="float"/>
          <table:table-cell table:formula="of:=MAX([.$M69];[.$Y69])" office:value-type="float"/>
          <table:table-cell table:formula="of:=MAX([.$N69];[.$Z69])" office:value-type="float"/>
        </table:table-row>
        <table:table-row table:style-name="ro1">
          <table:table-cell office:value-type="string">
            <text:p>freecell.freecell-2-5.asp/2</text:p>
          </table:table-cell>
          <table:table-cell office:value-type="float" office:value="22.1246"/>
          <table:table-cell office:value-type="float" office:value="22.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9840.0"/>
          <table:table-cell office:value-type="float" office:value="130.0"/>
          <table:table-cell office:value-type="float" office:value="0.0"/>
          <table:table-cell office:value-type="float" office:value="0.0"/>
          <table:table-cell office:value-type="float" office:value="22.2996"/>
          <table:table-cell office:value-type="float" office:value="22.2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49840.0"/>
          <table:table-cell office:value-type="float" office:value="130.0"/>
          <table:table-cell office:value-type="float" office:value="0.0"/>
          <table:table-cell office:value-type="float" office:value="0.0"/>
          <table:table-cell table:formula="of:=MIN([.$B70];[.$O70])" office:value-type="float"/>
          <table:table-cell table:formula="of:=MIN([.$C70];[.$P70])" office:value-type="float"/>
          <table:table-cell table:formula="of:=MIN([.$D70];[.$Q70])" office:value-type="float"/>
          <table:table-cell table:formula="of:=MIN([.$E70];[.$R70])" office:value-type="float"/>
          <table:table-cell table:formula="of:=MIN([.$F70];[.$S70])" office:value-type="float"/>
          <table:table-cell table:formula="of:=MIN([.$G70];[.$T70])" office:value-type="float"/>
          <table:table-cell table:formula="of:=MIN([.$H70];[.$U70])" office:value-type="float"/>
          <table:table-cell table:formula="of:=MIN([.$I70];[.$V70])" office:value-type="float"/>
          <table:table-cell table:formula="of:=MIN([.$J70])" office:value-type="float"/>
          <table:table-cell table:formula="of:=MIN([.$K70];[.$W70])" office:value-type="float"/>
          <table:table-cell table:formula="of:=MIN([.$L70];[.$X70])" office:value-type="float"/>
          <table:table-cell table:formula="of:=MIN([.$M70];[.$Y70])" office:value-type="float"/>
          <table:table-cell table:formula="of:=MIN([.$N70];[.$Z70])" office:value-type="float"/>
          <table:table-cell table:formula="of:=MEDIAN([.$B70];[.$O70])" office:value-type="float"/>
          <table:table-cell table:formula="of:=MEDIAN([.$C70];[.$P70])" office:value-type="float"/>
          <table:table-cell table:formula="of:=MEDIAN([.$D70];[.$Q70])" office:value-type="float"/>
          <table:table-cell table:formula="of:=MEDIAN([.$E70];[.$R70])" office:value-type="float"/>
          <table:table-cell table:formula="of:=MEDIAN([.$F70];[.$S70])" office:value-type="float"/>
          <table:table-cell table:formula="of:=MEDIAN([.$G70];[.$T70])" office:value-type="float"/>
          <table:table-cell table:formula="of:=MEDIAN([.$H70];[.$U70])" office:value-type="float"/>
          <table:table-cell table:formula="of:=MEDIAN([.$I70];[.$V70])" office:value-type="float"/>
          <table:table-cell table:formula="of:=MEDIAN([.$J70])" office:value-type="float"/>
          <table:table-cell table:formula="of:=MEDIAN([.$K70];[.$W70])" office:value-type="float"/>
          <table:table-cell table:formula="of:=MEDIAN([.$L70];[.$X70])" office:value-type="float"/>
          <table:table-cell table:formula="of:=MEDIAN([.$M70];[.$Y70])" office:value-type="float"/>
          <table:table-cell table:formula="of:=MEDIAN([.$N70];[.$Z70])" office:value-type="float"/>
          <table:table-cell table:formula="of:=MAX([.$B70];[.$O70])" office:value-type="float"/>
          <table:table-cell table:formula="of:=MAX([.$C70];[.$P70])" office:value-type="float"/>
          <table:table-cell table:formula="of:=MAX([.$D70];[.$Q70])" office:value-type="float"/>
          <table:table-cell table:formula="of:=MAX([.$E70];[.$R70])" office:value-type="float"/>
          <table:table-cell table:formula="of:=MAX([.$F70];[.$S70])" office:value-type="float"/>
          <table:table-cell table:formula="of:=MAX([.$G70];[.$T70])" office:value-type="float"/>
          <table:table-cell table:formula="of:=MAX([.$H70];[.$U70])" office:value-type="float"/>
          <table:table-cell table:formula="of:=MAX([.$I70];[.$V70])" office:value-type="float"/>
          <table:table-cell table:formula="of:=MAX([.$J70])" office:value-type="float"/>
          <table:table-cell table:formula="of:=MAX([.$K70];[.$W70])" office:value-type="float"/>
          <table:table-cell table:formula="of:=MAX([.$L70];[.$X70])" office:value-type="float"/>
          <table:table-cell table:formula="of:=MAX([.$M70];[.$Y70])" office:value-type="float"/>
          <table:table-cell table:formula="of:=MAX([.$N70];[.$Z70])" office:value-type="float"/>
        </table:table-row>
        <table:table-row table:style-name="ro1">
          <table:table-cell office:value-type="string">
            <text:p>freecell.freecell-2-5.asp/3</text:p>
          </table:table-cell>
          <table:table-cell office:value-type="float" office:value="21.5419"/>
          <table:table-cell office:value-type="float" office:value="21.434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02.0"/>
          <table:table-cell office:value-type="float" office:value="10.0"/>
          <table:table-cell office:value-type="float" office:value="350410.0"/>
          <table:table-cell office:value-type="float" office:value="10200.0"/>
          <table:table-cell office:value-type="float" office:value="0.0"/>
          <table:table-cell office:value-type="float" office:value="0.0"/>
          <table:table-cell office:value-type="float" office:value="21.6303"/>
          <table:table-cell office:value-type="float" office:value="21.5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45.0"/>
          <table:table-cell office:value-type="float" office:value="350410.0"/>
          <table:table-cell office:value-type="float" office:value="10200.0"/>
          <table:table-cell office:value-type="float" office:value="0.0"/>
          <table:table-cell office:value-type="float" office:value="0.0"/>
          <table:table-cell table:formula="of:=MIN([.$B71];[.$O71])" office:value-type="float"/>
          <table:table-cell table:formula="of:=MIN([.$C71];[.$P71])" office:value-type="float"/>
          <table:table-cell table:formula="of:=MIN([.$D71];[.$Q71])" office:value-type="float"/>
          <table:table-cell table:formula="of:=MIN([.$E71];[.$R71])" office:value-type="float"/>
          <table:table-cell table:formula="of:=MIN([.$F71];[.$S71])" office:value-type="float"/>
          <table:table-cell table:formula="of:=MIN([.$G71];[.$T71])" office:value-type="float"/>
          <table:table-cell table:formula="of:=MIN([.$H71];[.$U71])" office:value-type="float"/>
          <table:table-cell table:formula="of:=MIN([.$I71];[.$V71])" office:value-type="float"/>
          <table:table-cell table:formula="of:=MIN([.$J71])" office:value-type="float"/>
          <table:table-cell table:formula="of:=MIN([.$K71];[.$W71])" office:value-type="float"/>
          <table:table-cell table:formula="of:=MIN([.$L71];[.$X71])" office:value-type="float"/>
          <table:table-cell table:formula="of:=MIN([.$M71];[.$Y71])" office:value-type="float"/>
          <table:table-cell table:formula="of:=MIN([.$N71];[.$Z71])" office:value-type="float"/>
          <table:table-cell table:formula="of:=MEDIAN([.$B71];[.$O71])" office:value-type="float"/>
          <table:table-cell table:formula="of:=MEDIAN([.$C71];[.$P71])" office:value-type="float"/>
          <table:table-cell table:formula="of:=MEDIAN([.$D71];[.$Q71])" office:value-type="float"/>
          <table:table-cell table:formula="of:=MEDIAN([.$E71];[.$R71])" office:value-type="float"/>
          <table:table-cell table:formula="of:=MEDIAN([.$F71];[.$S71])" office:value-type="float"/>
          <table:table-cell table:formula="of:=MEDIAN([.$G71];[.$T71])" office:value-type="float"/>
          <table:table-cell table:formula="of:=MEDIAN([.$H71];[.$U71])" office:value-type="float"/>
          <table:table-cell table:formula="of:=MEDIAN([.$I71];[.$V71])" office:value-type="float"/>
          <table:table-cell table:formula="of:=MEDIAN([.$J71])" office:value-type="float"/>
          <table:table-cell table:formula="of:=MEDIAN([.$K71];[.$W71])" office:value-type="float"/>
          <table:table-cell table:formula="of:=MEDIAN([.$L71];[.$X71])" office:value-type="float"/>
          <table:table-cell table:formula="of:=MEDIAN([.$M71];[.$Y71])" office:value-type="float"/>
          <table:table-cell table:formula="of:=MEDIAN([.$N71];[.$Z71])" office:value-type="float"/>
          <table:table-cell table:formula="of:=MAX([.$B71];[.$O71])" office:value-type="float"/>
          <table:table-cell table:formula="of:=MAX([.$C71];[.$P71])" office:value-type="float"/>
          <table:table-cell table:formula="of:=MAX([.$D71];[.$Q71])" office:value-type="float"/>
          <table:table-cell table:formula="of:=MAX([.$E71];[.$R71])" office:value-type="float"/>
          <table:table-cell table:formula="of:=MAX([.$F71];[.$S71])" office:value-type="float"/>
          <table:table-cell table:formula="of:=MAX([.$G71];[.$T71])" office:value-type="float"/>
          <table:table-cell table:formula="of:=MAX([.$H71];[.$U71])" office:value-type="float"/>
          <table:table-cell table:formula="of:=MAX([.$I71];[.$V71])" office:value-type="float"/>
          <table:table-cell table:formula="of:=MAX([.$J71])" office:value-type="float"/>
          <table:table-cell table:formula="of:=MAX([.$K71];[.$W71])" office:value-type="float"/>
          <table:table-cell table:formula="of:=MAX([.$L71];[.$X71])" office:value-type="float"/>
          <table:table-cell table:formula="of:=MAX([.$M71];[.$Y71])" office:value-type="float"/>
          <table:table-cell table:formula="of:=MAX([.$N71];[.$Z71])" office:value-type="float"/>
        </table:table-row>
        <table:table-row table:style-name="ro1">
          <table:table-cell office:value-type="string">
            <text:p>freecell.freecell-2-5.asp/4</text:p>
          </table:table-cell>
          <table:table-cell office:value-type="float" office:value="22.8696"/>
          <table:table-cell office:value-type="float" office:value="22.751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28.0"/>
          <table:table-cell office:value-type="float" office:value="599.0"/>
          <table:table-cell office:value-type="float" office:value="182.0"/>
          <table:table-cell office:value-type="float" office:value="450980.0"/>
          <table:table-cell office:value-type="float" office:value="19814.0"/>
          <table:table-cell office:value-type="float" office:value="0.0"/>
          <table:table-cell office:value-type="float" office:value="0.0"/>
          <table:table-cell office:value-type="float" office:value="23.527"/>
          <table:table-cell office:value-type="float" office:value="23.422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1.0"/>
          <table:table-cell office:value-type="float" office:value="269.0"/>
          <table:table-cell office:value-type="float" office:value="450980.0"/>
          <table:table-cell office:value-type="float" office:value="19814.0"/>
          <table:table-cell office:value-type="float" office:value="0.0"/>
          <table:table-cell office:value-type="float" office:value="0.0"/>
          <table:table-cell table:formula="of:=MIN([.$B72];[.$O72])" office:value-type="float"/>
          <table:table-cell table:formula="of:=MIN([.$C72];[.$P72])" office:value-type="float"/>
          <table:table-cell table:formula="of:=MIN([.$D72];[.$Q72])" office:value-type="float"/>
          <table:table-cell table:formula="of:=MIN([.$E72];[.$R72])" office:value-type="float"/>
          <table:table-cell table:formula="of:=MIN([.$F72];[.$S72])" office:value-type="float"/>
          <table:table-cell table:formula="of:=MIN([.$G72];[.$T72])" office:value-type="float"/>
          <table:table-cell table:formula="of:=MIN([.$H72];[.$U72])" office:value-type="float"/>
          <table:table-cell table:formula="of:=MIN([.$I72];[.$V72])" office:value-type="float"/>
          <table:table-cell table:formula="of:=MIN([.$J72])" office:value-type="float"/>
          <table:table-cell table:formula="of:=MIN([.$K72];[.$W72])" office:value-type="float"/>
          <table:table-cell table:formula="of:=MIN([.$L72];[.$X72])" office:value-type="float"/>
          <table:table-cell table:formula="of:=MIN([.$M72];[.$Y72])" office:value-type="float"/>
          <table:table-cell table:formula="of:=MIN([.$N72];[.$Z72])" office:value-type="float"/>
          <table:table-cell table:formula="of:=MEDIAN([.$B72];[.$O72])" office:value-type="float"/>
          <table:table-cell table:formula="of:=MEDIAN([.$C72];[.$P72])" office:value-type="float"/>
          <table:table-cell table:formula="of:=MEDIAN([.$D72];[.$Q72])" office:value-type="float"/>
          <table:table-cell table:formula="of:=MEDIAN([.$E72];[.$R72])" office:value-type="float"/>
          <table:table-cell table:formula="of:=MEDIAN([.$F72];[.$S72])" office:value-type="float"/>
          <table:table-cell table:formula="of:=MEDIAN([.$G72];[.$T72])" office:value-type="float"/>
          <table:table-cell table:formula="of:=MEDIAN([.$H72];[.$U72])" office:value-type="float"/>
          <table:table-cell table:formula="of:=MEDIAN([.$I72];[.$V72])" office:value-type="float"/>
          <table:table-cell table:formula="of:=MEDIAN([.$J72])" office:value-type="float"/>
          <table:table-cell table:formula="of:=MEDIAN([.$K72];[.$W72])" office:value-type="float"/>
          <table:table-cell table:formula="of:=MEDIAN([.$L72];[.$X72])" office:value-type="float"/>
          <table:table-cell table:formula="of:=MEDIAN([.$M72];[.$Y72])" office:value-type="float"/>
          <table:table-cell table:formula="of:=MEDIAN([.$N72];[.$Z72])" office:value-type="float"/>
          <table:table-cell table:formula="of:=MAX([.$B72];[.$O72])" office:value-type="float"/>
          <table:table-cell table:formula="of:=MAX([.$C72];[.$P72])" office:value-type="float"/>
          <table:table-cell table:formula="of:=MAX([.$D72];[.$Q72])" office:value-type="float"/>
          <table:table-cell table:formula="of:=MAX([.$E72];[.$R72])" office:value-type="float"/>
          <table:table-cell table:formula="of:=MAX([.$F72];[.$S72])" office:value-type="float"/>
          <table:table-cell table:formula="of:=MAX([.$G72];[.$T72])" office:value-type="float"/>
          <table:table-cell table:formula="of:=MAX([.$H72];[.$U72])" office:value-type="float"/>
          <table:table-cell table:formula="of:=MAX([.$I72];[.$V72])" office:value-type="float"/>
          <table:table-cell table:formula="of:=MAX([.$J72])" office:value-type="float"/>
          <table:table-cell table:formula="of:=MAX([.$K72];[.$W72])" office:value-type="float"/>
          <table:table-cell table:formula="of:=MAX([.$L72];[.$X72])" office:value-type="float"/>
          <table:table-cell table:formula="of:=MAX([.$M72];[.$Y72])" office:value-type="float"/>
          <table:table-cell table:formula="of:=MAX([.$N72];[.$Z72])" office:value-type="float"/>
        </table:table-row>
        <table:table-row table:style-name="ro1">
          <table:table-cell office:value-type="string">
            <text:p>freecell.freecell-2-5.asp/5</text:p>
          </table:table-cell>
          <table:table-cell office:value-type="float" office:value="24.401"/>
          <table:table-cell office:value-type="float" office:value="24.267"/>
          <table:table-cell office:value-type="float" office:value="0.4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09.0"/>
          <table:table-cell office:value-type="float" office:value="2944.0"/>
          <table:table-cell office:value-type="float" office:value="993.0"/>
          <table:table-cell office:value-type="float" office:value="551550.0"/>
          <table:table-cell office:value-type="float" office:value="32552.0"/>
          <table:table-cell office:value-type="float" office:value="0.0"/>
          <table:table-cell office:value-type="float" office:value="0.0"/>
          <table:table-cell office:value-type="float" office:value="24.1749"/>
          <table:table-cell office:value-type="float" office:value="24.046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23.0"/>
          <table:table-cell office:value-type="float" office:value="1329.0"/>
          <table:table-cell office:value-type="float" office:value="551550.0"/>
          <table:table-cell office:value-type="float" office:value="32552.0"/>
          <table:table-cell office:value-type="float" office:value="0.0"/>
          <table:table-cell office:value-type="float" office:value="0.0"/>
          <table:table-cell table:formula="of:=MIN([.$B73];[.$O73])" office:value-type="float"/>
          <table:table-cell table:formula="of:=MIN([.$C73];[.$P73])" office:value-type="float"/>
          <table:table-cell table:formula="of:=MIN([.$D73];[.$Q73])" office:value-type="float"/>
          <table:table-cell table:formula="of:=MIN([.$E73];[.$R73])" office:value-type="float"/>
          <table:table-cell table:formula="of:=MIN([.$F73];[.$S73])" office:value-type="float"/>
          <table:table-cell table:formula="of:=MIN([.$G73];[.$T73])" office:value-type="float"/>
          <table:table-cell table:formula="of:=MIN([.$H73];[.$U73])" office:value-type="float"/>
          <table:table-cell table:formula="of:=MIN([.$I73];[.$V73])" office:value-type="float"/>
          <table:table-cell table:formula="of:=MIN([.$J73])" office:value-type="float"/>
          <table:table-cell table:formula="of:=MIN([.$K73];[.$W73])" office:value-type="float"/>
          <table:table-cell table:formula="of:=MIN([.$L73];[.$X73])" office:value-type="float"/>
          <table:table-cell table:formula="of:=MIN([.$M73];[.$Y73])" office:value-type="float"/>
          <table:table-cell table:formula="of:=MIN([.$N73];[.$Z73])" office:value-type="float"/>
          <table:table-cell table:formula="of:=MEDIAN([.$B73];[.$O73])" office:value-type="float"/>
          <table:table-cell table:formula="of:=MEDIAN([.$C73];[.$P73])" office:value-type="float"/>
          <table:table-cell table:formula="of:=MEDIAN([.$D73];[.$Q73])" office:value-type="float"/>
          <table:table-cell table:formula="of:=MEDIAN([.$E73];[.$R73])" office:value-type="float"/>
          <table:table-cell table:formula="of:=MEDIAN([.$F73];[.$S73])" office:value-type="float"/>
          <table:table-cell table:formula="of:=MEDIAN([.$G73];[.$T73])" office:value-type="float"/>
          <table:table-cell table:formula="of:=MEDIAN([.$H73];[.$U73])" office:value-type="float"/>
          <table:table-cell table:formula="of:=MEDIAN([.$I73];[.$V73])" office:value-type="float"/>
          <table:table-cell table:formula="of:=MEDIAN([.$J73])" office:value-type="float"/>
          <table:table-cell table:formula="of:=MEDIAN([.$K73];[.$W73])" office:value-type="float"/>
          <table:table-cell table:formula="of:=MEDIAN([.$L73];[.$X73])" office:value-type="float"/>
          <table:table-cell table:formula="of:=MEDIAN([.$M73];[.$Y73])" office:value-type="float"/>
          <table:table-cell table:formula="of:=MEDIAN([.$N73];[.$Z73])" office:value-type="float"/>
          <table:table-cell table:formula="of:=MAX([.$B73];[.$O73])" office:value-type="float"/>
          <table:table-cell table:formula="of:=MAX([.$C73];[.$P73])" office:value-type="float"/>
          <table:table-cell table:formula="of:=MAX([.$D73];[.$Q73])" office:value-type="float"/>
          <table:table-cell table:formula="of:=MAX([.$E73];[.$R73])" office:value-type="float"/>
          <table:table-cell table:formula="of:=MAX([.$F73];[.$S73])" office:value-type="float"/>
          <table:table-cell table:formula="of:=MAX([.$G73];[.$T73])" office:value-type="float"/>
          <table:table-cell table:formula="of:=MAX([.$H73];[.$U73])" office:value-type="float"/>
          <table:table-cell table:formula="of:=MAX([.$I73];[.$V73])" office:value-type="float"/>
          <table:table-cell table:formula="of:=MAX([.$J73])" office:value-type="float"/>
          <table:table-cell table:formula="of:=MAX([.$K73];[.$W73])" office:value-type="float"/>
          <table:table-cell table:formula="of:=MAX([.$L73];[.$X73])" office:value-type="float"/>
          <table:table-cell table:formula="of:=MAX([.$M73];[.$Y73])" office:value-type="float"/>
          <table:table-cell table:formula="of:=MAX([.$N73];[.$Z73])" office:value-type="float"/>
        </table:table-row>
        <table:table-row table:style-name="ro1">
          <table:table-cell office:value-type="string">
            <text:p>freecell.freecell-2-5.asp/6</text:p>
          </table:table-cell>
          <table:table-cell office:value-type="float" office:value="26.1645"/>
          <table:table-cell office:value-type="float" office:value="26.016"/>
          <table:table-cell office:value-type="float" office:value="1.06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413.0"/>
          <table:table-cell office:value-type="float" office:value="5817.0"/>
          <table:table-cell office:value-type="float" office:value="2661.0"/>
          <table:table-cell office:value-type="float" office:value="652120.0"/>
          <table:table-cell office:value-type="float" office:value="48384.0"/>
          <table:table-cell office:value-type="float" office:value="0.0"/>
          <table:table-cell office:value-type="float" office:value="0.0"/>
          <table:table-cell office:value-type="float" office:value="26.5803"/>
          <table:table-cell office:value-type="float" office:value="26.443"/>
          <table:table-cell office:value-type="float" office:value="1.46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053.0"/>
          <table:table-cell office:value-type="float" office:value="6293.0"/>
          <table:table-cell office:value-type="float" office:value="652120.0"/>
          <table:table-cell office:value-type="float" office:value="48384.0"/>
          <table:table-cell office:value-type="float" office:value="0.0"/>
          <table:table-cell office:value-type="float" office:value="0.0"/>
          <table:table-cell table:formula="of:=MIN([.$B74];[.$O74])" office:value-type="float"/>
          <table:table-cell table:formula="of:=MIN([.$C74];[.$P74])" office:value-type="float"/>
          <table:table-cell table:formula="of:=MIN([.$D74];[.$Q74])" office:value-type="float"/>
          <table:table-cell table:formula="of:=MIN([.$E74];[.$R74])" office:value-type="float"/>
          <table:table-cell table:formula="of:=MIN([.$F74];[.$S74])" office:value-type="float"/>
          <table:table-cell table:formula="of:=MIN([.$G74];[.$T74])" office:value-type="float"/>
          <table:table-cell table:formula="of:=MIN([.$H74];[.$U74])" office:value-type="float"/>
          <table:table-cell table:formula="of:=MIN([.$I74];[.$V74])" office:value-type="float"/>
          <table:table-cell table:formula="of:=MIN([.$J74])" office:value-type="float"/>
          <table:table-cell table:formula="of:=MIN([.$K74];[.$W74])" office:value-type="float"/>
          <table:table-cell table:formula="of:=MIN([.$L74];[.$X74])" office:value-type="float"/>
          <table:table-cell table:formula="of:=MIN([.$M74];[.$Y74])" office:value-type="float"/>
          <table:table-cell table:formula="of:=MIN([.$N74];[.$Z74])" office:value-type="float"/>
          <table:table-cell table:formula="of:=MEDIAN([.$B74];[.$O74])" office:value-type="float"/>
          <table:table-cell table:formula="of:=MEDIAN([.$C74];[.$P74])" office:value-type="float"/>
          <table:table-cell table:formula="of:=MEDIAN([.$D74];[.$Q74])" office:value-type="float"/>
          <table:table-cell table:formula="of:=MEDIAN([.$E74];[.$R74])" office:value-type="float"/>
          <table:table-cell table:formula="of:=MEDIAN([.$F74];[.$S74])" office:value-type="float"/>
          <table:table-cell table:formula="of:=MEDIAN([.$G74];[.$T74])" office:value-type="float"/>
          <table:table-cell table:formula="of:=MEDIAN([.$H74];[.$U74])" office:value-type="float"/>
          <table:table-cell table:formula="of:=MEDIAN([.$I74];[.$V74])" office:value-type="float"/>
          <table:table-cell table:formula="of:=MEDIAN([.$J74])" office:value-type="float"/>
          <table:table-cell table:formula="of:=MEDIAN([.$K74];[.$W74])" office:value-type="float"/>
          <table:table-cell table:formula="of:=MEDIAN([.$L74];[.$X74])" office:value-type="float"/>
          <table:table-cell table:formula="of:=MEDIAN([.$M74];[.$Y74])" office:value-type="float"/>
          <table:table-cell table:formula="of:=MEDIAN([.$N74];[.$Z74])" office:value-type="float"/>
          <table:table-cell table:formula="of:=MAX([.$B74];[.$O74])" office:value-type="float"/>
          <table:table-cell table:formula="of:=MAX([.$C74];[.$P74])" office:value-type="float"/>
          <table:table-cell table:formula="of:=MAX([.$D74];[.$Q74])" office:value-type="float"/>
          <table:table-cell table:formula="of:=MAX([.$E74];[.$R74])" office:value-type="float"/>
          <table:table-cell table:formula="of:=MAX([.$F74];[.$S74])" office:value-type="float"/>
          <table:table-cell table:formula="of:=MAX([.$G74];[.$T74])" office:value-type="float"/>
          <table:table-cell table:formula="of:=MAX([.$H74];[.$U74])" office:value-type="float"/>
          <table:table-cell table:formula="of:=MAX([.$I74];[.$V74])" office:value-type="float"/>
          <table:table-cell table:formula="of:=MAX([.$J74])" office:value-type="float"/>
          <table:table-cell table:formula="of:=MAX([.$K74];[.$W74])" office:value-type="float"/>
          <table:table-cell table:formula="of:=MAX([.$L74];[.$X74])" office:value-type="float"/>
          <table:table-cell table:formula="of:=MAX([.$M74];[.$Y74])" office:value-type="float"/>
          <table:table-cell table:formula="of:=MAX([.$N74];[.$Z74])" office:value-type="float"/>
        </table:table-row>
        <table:table-row table:style-name="ro1">
          <table:table-cell office:value-type="string">
            <text:p>freecell.freecell-2-5.asp/7</text:p>
          </table:table-cell>
          <table:table-cell office:value-type="float" office:value="36.2933"/>
          <table:table-cell office:value-type="float" office:value="36.132"/>
          <table:table-cell office:value-type="float" office:value="9.9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9453.0"/>
          <table:table-cell office:value-type="float" office:value="27641.0"/>
          <table:table-cell office:value-type="float" office:value="13001.0"/>
          <table:table-cell office:value-type="float" office:value="752690.0"/>
          <table:table-cell office:value-type="float" office:value="67642.0"/>
          <table:table-cell office:value-type="float" office:value="0.0"/>
          <table:table-cell office:value-type="float" office:value="0.0"/>
          <table:table-cell office:value-type="float" office:value="33.7991"/>
          <table:table-cell office:value-type="float" office:value="32.882"/>
          <table:table-cell office:value-type="float" office:value="6.72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6586.0"/>
          <table:table-cell office:value-type="float" office:value="20885.0"/>
          <table:table-cell office:value-type="float" office:value="752690.0"/>
          <table:table-cell office:value-type="float" office:value="67642.0"/>
          <table:table-cell office:value-type="float" office:value="0.0"/>
          <table:table-cell office:value-type="float" office:value="0.0"/>
          <table:table-cell table:formula="of:=MIN([.$B75];[.$O75])" office:value-type="float"/>
          <table:table-cell table:formula="of:=MIN([.$C75];[.$P75])" office:value-type="float"/>
          <table:table-cell table:formula="of:=MIN([.$D75];[.$Q75])" office:value-type="float"/>
          <table:table-cell table:formula="of:=MIN([.$E75];[.$R75])" office:value-type="float"/>
          <table:table-cell table:formula="of:=MIN([.$F75];[.$S75])" office:value-type="float"/>
          <table:table-cell table:formula="of:=MIN([.$G75];[.$T75])" office:value-type="float"/>
          <table:table-cell table:formula="of:=MIN([.$H75];[.$U75])" office:value-type="float"/>
          <table:table-cell table:formula="of:=MIN([.$I75];[.$V75])" office:value-type="float"/>
          <table:table-cell table:formula="of:=MIN([.$J75])" office:value-type="float"/>
          <table:table-cell table:formula="of:=MIN([.$K75];[.$W75])" office:value-type="float"/>
          <table:table-cell table:formula="of:=MIN([.$L75];[.$X75])" office:value-type="float"/>
          <table:table-cell table:formula="of:=MIN([.$M75];[.$Y75])" office:value-type="float"/>
          <table:table-cell table:formula="of:=MIN([.$N75];[.$Z75])" office:value-type="float"/>
          <table:table-cell table:formula="of:=MEDIAN([.$B75];[.$O75])" office:value-type="float"/>
          <table:table-cell table:formula="of:=MEDIAN([.$C75];[.$P75])" office:value-type="float"/>
          <table:table-cell table:formula="of:=MEDIAN([.$D75];[.$Q75])" office:value-type="float"/>
          <table:table-cell table:formula="of:=MEDIAN([.$E75];[.$R75])" office:value-type="float"/>
          <table:table-cell table:formula="of:=MEDIAN([.$F75];[.$S75])" office:value-type="float"/>
          <table:table-cell table:formula="of:=MEDIAN([.$G75];[.$T75])" office:value-type="float"/>
          <table:table-cell table:formula="of:=MEDIAN([.$H75];[.$U75])" office:value-type="float"/>
          <table:table-cell table:formula="of:=MEDIAN([.$I75];[.$V75])" office:value-type="float"/>
          <table:table-cell table:formula="of:=MEDIAN([.$J75])" office:value-type="float"/>
          <table:table-cell table:formula="of:=MEDIAN([.$K75];[.$W75])" office:value-type="float"/>
          <table:table-cell table:formula="of:=MEDIAN([.$L75];[.$X75])" office:value-type="float"/>
          <table:table-cell table:formula="of:=MEDIAN([.$M75];[.$Y75])" office:value-type="float"/>
          <table:table-cell table:formula="of:=MEDIAN([.$N75];[.$Z75])" office:value-type="float"/>
          <table:table-cell table:formula="of:=MAX([.$B75];[.$O75])" office:value-type="float"/>
          <table:table-cell table:formula="of:=MAX([.$C75];[.$P75])" office:value-type="float"/>
          <table:table-cell table:formula="of:=MAX([.$D75];[.$Q75])" office:value-type="float"/>
          <table:table-cell table:formula="of:=MAX([.$E75];[.$R75])" office:value-type="float"/>
          <table:table-cell table:formula="of:=MAX([.$F75];[.$S75])" office:value-type="float"/>
          <table:table-cell table:formula="of:=MAX([.$G75];[.$T75])" office:value-type="float"/>
          <table:table-cell table:formula="of:=MAX([.$H75];[.$U75])" office:value-type="float"/>
          <table:table-cell table:formula="of:=MAX([.$I75];[.$V75])" office:value-type="float"/>
          <table:table-cell table:formula="of:=MAX([.$J75])" office:value-type="float"/>
          <table:table-cell table:formula="of:=MAX([.$K75];[.$W75])" office:value-type="float"/>
          <table:table-cell table:formula="of:=MAX([.$L75];[.$X75])" office:value-type="float"/>
          <table:table-cell table:formula="of:=MAX([.$M75];[.$Y75])" office:value-type="float"/>
          <table:table-cell table:formula="of:=MAX([.$N75];[.$Z75])" office:value-type="float"/>
        </table:table-row>
        <table:table-row table:style-name="ro1">
          <table:table-cell office:value-type="string">
            <text:p>freecell.freecell-2-5.asp/8</text:p>
          </table:table-cell>
          <table:table-cell office:value-type="float" office:value="101.468"/>
          <table:table-cell office:value-type="float" office:value="101.292"/>
          <table:table-cell office:value-type="float" office:value="73.87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8918.0"/>
          <table:table-cell office:value-type="float" office:value="131193.0"/>
          <table:table-cell office:value-type="float" office:value="68756.0"/>
          <table:table-cell office:value-type="float" office:value="853260.0"/>
          <table:table-cell office:value-type="float" office:value="90662.0"/>
          <table:table-cell office:value-type="float" office:value="0.0"/>
          <table:table-cell office:value-type="float" office:value="0.0"/>
          <table:table-cell office:value-type="float" office:value="54.1416"/>
          <table:table-cell office:value-type="float" office:value="53.965"/>
          <table:table-cell office:value-type="float" office:value="26.16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0056.0"/>
          <table:table-cell office:value-type="float" office:value="50032.0"/>
          <table:table-cell office:value-type="float" office:value="853260.0"/>
          <table:table-cell office:value-type="float" office:value="90662.0"/>
          <table:table-cell office:value-type="float" office:value="0.0"/>
          <table:table-cell office:value-type="float" office:value="0.0"/>
          <table:table-cell table:formula="of:=MIN([.$B76];[.$O76])" office:value-type="float"/>
          <table:table-cell table:formula="of:=MIN([.$C76];[.$P76])" office:value-type="float"/>
          <table:table-cell table:formula="of:=MIN([.$D76];[.$Q76])" office:value-type="float"/>
          <table:table-cell table:formula="of:=MIN([.$E76];[.$R76])" office:value-type="float"/>
          <table:table-cell table:formula="of:=MIN([.$F76];[.$S76])" office:value-type="float"/>
          <table:table-cell table:formula="of:=MIN([.$G76];[.$T76])" office:value-type="float"/>
          <table:table-cell table:formula="of:=MIN([.$H76];[.$U76])" office:value-type="float"/>
          <table:table-cell table:formula="of:=MIN([.$I76];[.$V76])" office:value-type="float"/>
          <table:table-cell table:formula="of:=MIN([.$J76])" office:value-type="float"/>
          <table:table-cell table:formula="of:=MIN([.$K76];[.$W76])" office:value-type="float"/>
          <table:table-cell table:formula="of:=MIN([.$L76];[.$X76])" office:value-type="float"/>
          <table:table-cell table:formula="of:=MIN([.$M76];[.$Y76])" office:value-type="float"/>
          <table:table-cell table:formula="of:=MIN([.$N76];[.$Z76])" office:value-type="float"/>
          <table:table-cell table:formula="of:=MEDIAN([.$B76];[.$O76])" office:value-type="float"/>
          <table:table-cell table:formula="of:=MEDIAN([.$C76];[.$P76])" office:value-type="float"/>
          <table:table-cell table:formula="of:=MEDIAN([.$D76];[.$Q76])" office:value-type="float"/>
          <table:table-cell table:formula="of:=MEDIAN([.$E76];[.$R76])" office:value-type="float"/>
          <table:table-cell table:formula="of:=MEDIAN([.$F76];[.$S76])" office:value-type="float"/>
          <table:table-cell table:formula="of:=MEDIAN([.$G76];[.$T76])" office:value-type="float"/>
          <table:table-cell table:formula="of:=MEDIAN([.$H76];[.$U76])" office:value-type="float"/>
          <table:table-cell table:formula="of:=MEDIAN([.$I76];[.$V76])" office:value-type="float"/>
          <table:table-cell table:formula="of:=MEDIAN([.$J76])" office:value-type="float"/>
          <table:table-cell table:formula="of:=MEDIAN([.$K76];[.$W76])" office:value-type="float"/>
          <table:table-cell table:formula="of:=MEDIAN([.$L76];[.$X76])" office:value-type="float"/>
          <table:table-cell table:formula="of:=MEDIAN([.$M76];[.$Y76])" office:value-type="float"/>
          <table:table-cell table:formula="of:=MEDIAN([.$N76];[.$Z76])" office:value-type="float"/>
          <table:table-cell table:formula="of:=MAX([.$B76];[.$O76])" office:value-type="float"/>
          <table:table-cell table:formula="of:=MAX([.$C76];[.$P76])" office:value-type="float"/>
          <table:table-cell table:formula="of:=MAX([.$D76];[.$Q76])" office:value-type="float"/>
          <table:table-cell table:formula="of:=MAX([.$E76];[.$R76])" office:value-type="float"/>
          <table:table-cell table:formula="of:=MAX([.$F76];[.$S76])" office:value-type="float"/>
          <table:table-cell table:formula="of:=MAX([.$G76];[.$T76])" office:value-type="float"/>
          <table:table-cell table:formula="of:=MAX([.$H76];[.$U76])" office:value-type="float"/>
          <table:table-cell table:formula="of:=MAX([.$I76];[.$V76])" office:value-type="float"/>
          <table:table-cell table:formula="of:=MAX([.$J76])" office:value-type="float"/>
          <table:table-cell table:formula="of:=MAX([.$K76];[.$W76])" office:value-type="float"/>
          <table:table-cell table:formula="of:=MAX([.$L76];[.$X76])" office:value-type="float"/>
          <table:table-cell table:formula="of:=MAX([.$M76];[.$Y76])" office:value-type="float"/>
          <table:table-cell table:formula="of:=MAX([.$N76];[.$Z76])" office:value-type="float"/>
        </table:table-row>
        <table:table-row table:style-name="ro1">
          <table:table-cell office:value-type="string">
            <text:p>freecell.freecell-2-5.asp/9</text:p>
          </table:table-cell>
          <table:table-cell office:value-type="float" office:value="28.9369"/>
          <table:table-cell office:value-type="float" office:value="28.743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380.0"/>
          <table:table-cell office:value-type="float" office:value="323.0"/>
          <table:table-cell office:value-type="float" office:value="953830.0"/>
          <table:table-cell office:value-type="float" office:value="117780.0"/>
          <table:table-cell office:value-type="float" office:value="0.0"/>
          <table:table-cell office:value-type="float" office:value="0.0"/>
          <table:table-cell office:value-type="float" office:value="34.1494"/>
          <table:table-cell office:value-type="float" office:value="33.97"/>
          <table:table-cell office:value-type="float" office:value="4.92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3916.0"/>
          <table:table-cell office:value-type="float" office:value="17237.0"/>
          <table:table-cell office:value-type="float" office:value="953830.0"/>
          <table:table-cell office:value-type="float" office:value="117780.0"/>
          <table:table-cell office:value-type="float" office:value="0.0"/>
          <table:table-cell office:value-type="float" office:value="0.0"/>
          <table:table-cell table:formula="of:=MIN([.$B77];[.$O77])" office:value-type="float"/>
          <table:table-cell table:formula="of:=MIN([.$C77];[.$P77])" office:value-type="float"/>
          <table:table-cell table:formula="of:=MIN([.$D77];[.$Q77])" office:value-type="float"/>
          <table:table-cell table:formula="of:=MIN([.$E77];[.$R77])" office:value-type="float"/>
          <table:table-cell table:formula="of:=MIN([.$F77];[.$S77])" office:value-type="float"/>
          <table:table-cell table:formula="of:=MIN([.$G77];[.$T77])" office:value-type="float"/>
          <table:table-cell table:formula="of:=MIN([.$H77];[.$U77])" office:value-type="float"/>
          <table:table-cell table:formula="of:=MIN([.$I77];[.$V77])" office:value-type="float"/>
          <table:table-cell table:formula="of:=MIN([.$J77])" office:value-type="float"/>
          <table:table-cell table:formula="of:=MIN([.$K77];[.$W77])" office:value-type="float"/>
          <table:table-cell table:formula="of:=MIN([.$L77];[.$X77])" office:value-type="float"/>
          <table:table-cell table:formula="of:=MIN([.$M77];[.$Y77])" office:value-type="float"/>
          <table:table-cell table:formula="of:=MIN([.$N77];[.$Z77])" office:value-type="float"/>
          <table:table-cell table:formula="of:=MEDIAN([.$B77];[.$O77])" office:value-type="float"/>
          <table:table-cell table:formula="of:=MEDIAN([.$C77];[.$P77])" office:value-type="float"/>
          <table:table-cell table:formula="of:=MEDIAN([.$D77];[.$Q77])" office:value-type="float"/>
          <table:table-cell table:formula="of:=MEDIAN([.$E77];[.$R77])" office:value-type="float"/>
          <table:table-cell table:formula="of:=MEDIAN([.$F77];[.$S77])" office:value-type="float"/>
          <table:table-cell table:formula="of:=MEDIAN([.$G77];[.$T77])" office:value-type="float"/>
          <table:table-cell table:formula="of:=MEDIAN([.$H77];[.$U77])" office:value-type="float"/>
          <table:table-cell table:formula="of:=MEDIAN([.$I77];[.$V77])" office:value-type="float"/>
          <table:table-cell table:formula="of:=MEDIAN([.$J77])" office:value-type="float"/>
          <table:table-cell table:formula="of:=MEDIAN([.$K77];[.$W77])" office:value-type="float"/>
          <table:table-cell table:formula="of:=MEDIAN([.$L77];[.$X77])" office:value-type="float"/>
          <table:table-cell table:formula="of:=MEDIAN([.$M77];[.$Y77])" office:value-type="float"/>
          <table:table-cell table:formula="of:=MEDIAN([.$N77];[.$Z77])" office:value-type="float"/>
          <table:table-cell table:formula="of:=MAX([.$B77];[.$O77])" office:value-type="float"/>
          <table:table-cell table:formula="of:=MAX([.$C77];[.$P77])" office:value-type="float"/>
          <table:table-cell table:formula="of:=MAX([.$D77];[.$Q77])" office:value-type="float"/>
          <table:table-cell table:formula="of:=MAX([.$E77];[.$R77])" office:value-type="float"/>
          <table:table-cell table:formula="of:=MAX([.$F77];[.$S77])" office:value-type="float"/>
          <table:table-cell table:formula="of:=MAX([.$G77];[.$T77])" office:value-type="float"/>
          <table:table-cell table:formula="of:=MAX([.$H77];[.$U77])" office:value-type="float"/>
          <table:table-cell table:formula="of:=MAX([.$I77];[.$V77])" office:value-type="float"/>
          <table:table-cell table:formula="of:=MAX([.$J77])" office:value-type="float"/>
          <table:table-cell table:formula="of:=MAX([.$K77];[.$W77])" office:value-type="float"/>
          <table:table-cell table:formula="of:=MAX([.$L77];[.$X77])" office:value-type="float"/>
          <table:table-cell table:formula="of:=MAX([.$M77];[.$Y77])" office:value-type="float"/>
          <table:table-cell table:formula="of:=MAX([.$N77];[.$Z77])" office:value-type="float"/>
        </table:table-row>
        <table:table-row table:style-name="ro1">
          <table:table-cell office:value-type="string">
            <text:p>freecell.freecell-3-1.asp/1</text:p>
          </table:table-cell>
          <table:table-cell office:value-type="float" office:value="39.4532"/>
          <table:table-cell office:value-type="float" office:value="39.2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1594.0"/>
          <table:table-cell office:value-type="float" office:value="11.0"/>
          <table:table-cell office:value-type="float" office:value="0.0"/>
          <table:table-cell office:value-type="float" office:value="0.0"/>
          <table:table-cell office:value-type="float" office:value="39.4373"/>
          <table:table-cell office:value-type="float" office:value="39.2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1594.0"/>
          <table:table-cell office:value-type="float" office:value="11.0"/>
          <table:table-cell office:value-type="float" office:value="0.0"/>
          <table:table-cell office:value-type="float" office:value="0.0"/>
          <table:table-cell table:formula="of:=MIN([.$B78];[.$O78])" office:value-type="float"/>
          <table:table-cell table:formula="of:=MIN([.$C78];[.$P78])" office:value-type="float"/>
          <table:table-cell table:formula="of:=MIN([.$D78];[.$Q78])" office:value-type="float"/>
          <table:table-cell table:formula="of:=MIN([.$E78];[.$R78])" office:value-type="float"/>
          <table:table-cell table:formula="of:=MIN([.$F78];[.$S78])" office:value-type="float"/>
          <table:table-cell table:formula="of:=MIN([.$G78];[.$T78])" office:value-type="float"/>
          <table:table-cell table:formula="of:=MIN([.$H78];[.$U78])" office:value-type="float"/>
          <table:table-cell table:formula="of:=MIN([.$I78];[.$V78])" office:value-type="float"/>
          <table:table-cell table:formula="of:=MIN([.$J78])" office:value-type="float"/>
          <table:table-cell table:formula="of:=MIN([.$K78];[.$W78])" office:value-type="float"/>
          <table:table-cell table:formula="of:=MIN([.$L78];[.$X78])" office:value-type="float"/>
          <table:table-cell table:formula="of:=MIN([.$M78];[.$Y78])" office:value-type="float"/>
          <table:table-cell table:formula="of:=MIN([.$N78];[.$Z78])" office:value-type="float"/>
          <table:table-cell table:formula="of:=MEDIAN([.$B78];[.$O78])" office:value-type="float"/>
          <table:table-cell table:formula="of:=MEDIAN([.$C78];[.$P78])" office:value-type="float"/>
          <table:table-cell table:formula="of:=MEDIAN([.$D78];[.$Q78])" office:value-type="float"/>
          <table:table-cell table:formula="of:=MEDIAN([.$E78];[.$R78])" office:value-type="float"/>
          <table:table-cell table:formula="of:=MEDIAN([.$F78];[.$S78])" office:value-type="float"/>
          <table:table-cell table:formula="of:=MEDIAN([.$G78];[.$T78])" office:value-type="float"/>
          <table:table-cell table:formula="of:=MEDIAN([.$H78];[.$U78])" office:value-type="float"/>
          <table:table-cell table:formula="of:=MEDIAN([.$I78];[.$V78])" office:value-type="float"/>
          <table:table-cell table:formula="of:=MEDIAN([.$J78])" office:value-type="float"/>
          <table:table-cell table:formula="of:=MEDIAN([.$K78];[.$W78])" office:value-type="float"/>
          <table:table-cell table:formula="of:=MEDIAN([.$L78];[.$X78])" office:value-type="float"/>
          <table:table-cell table:formula="of:=MEDIAN([.$M78];[.$Y78])" office:value-type="float"/>
          <table:table-cell table:formula="of:=MEDIAN([.$N78];[.$Z78])" office:value-type="float"/>
          <table:table-cell table:formula="of:=MAX([.$B78];[.$O78])" office:value-type="float"/>
          <table:table-cell table:formula="of:=MAX([.$C78];[.$P78])" office:value-type="float"/>
          <table:table-cell table:formula="of:=MAX([.$D78];[.$Q78])" office:value-type="float"/>
          <table:table-cell table:formula="of:=MAX([.$E78];[.$R78])" office:value-type="float"/>
          <table:table-cell table:formula="of:=MAX([.$F78];[.$S78])" office:value-type="float"/>
          <table:table-cell table:formula="of:=MAX([.$G78];[.$T78])" office:value-type="float"/>
          <table:table-cell table:formula="of:=MAX([.$H78];[.$U78])" office:value-type="float"/>
          <table:table-cell table:formula="of:=MAX([.$I78];[.$V78])" office:value-type="float"/>
          <table:table-cell table:formula="of:=MAX([.$J78])" office:value-type="float"/>
          <table:table-cell table:formula="of:=MAX([.$K78];[.$W78])" office:value-type="float"/>
          <table:table-cell table:formula="of:=MAX([.$L78];[.$X78])" office:value-type="float"/>
          <table:table-cell table:formula="of:=MAX([.$M78];[.$Y78])" office:value-type="float"/>
          <table:table-cell table:formula="of:=MAX([.$N78];[.$Z78])" office:value-type="float"/>
        </table:table-row>
        <table:table-row table:style-name="ro1">
          <table:table-cell office:value-type="string">
            <text:p>freecell.freecell-3-1.asp/10</text:p>
          </table:table-cell>
          <table:table-cell office:value-type="float" office:value="287.218"/>
          <table:table-cell office:value-type="float" office:value="286.925"/>
          <table:table-cell office:value-type="float" office:value="231.92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37738.0"/>
          <table:table-cell office:value-type="float" office:value="194418.0"/>
          <table:table-cell office:value-type="float" office:value="120232.0"/>
          <table:table-cell office:value-type="float" office:value="1634460.0"/>
          <table:table-cell office:value-type="float" office:value="210404.0"/>
          <table:table-cell office:value-type="float" office:value="0.0"/>
          <table:table-cell office:value-type="float" office:value="0.0"/>
          <table:table-cell office:value-type="float" office:value="78.0144"/>
          <table:table-cell office:value-type="float" office:value="77.744"/>
          <table:table-cell office:value-type="float" office:value="23.45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8559.0"/>
          <table:table-cell office:value-type="float" office:value="36463.0"/>
          <table:table-cell office:value-type="float" office:value="1634460.0"/>
          <table:table-cell office:value-type="float" office:value="210404.0"/>
          <table:table-cell office:value-type="float" office:value="0.0"/>
          <table:table-cell office:value-type="float" office:value="0.0"/>
          <table:table-cell table:formula="of:=MIN([.$B79];[.$O79])" office:value-type="float"/>
          <table:table-cell table:formula="of:=MIN([.$C79];[.$P79])" office:value-type="float"/>
          <table:table-cell table:formula="of:=MIN([.$D79];[.$Q79])" office:value-type="float"/>
          <table:table-cell table:formula="of:=MIN([.$E79];[.$R79])" office:value-type="float"/>
          <table:table-cell table:formula="of:=MIN([.$F79];[.$S79])" office:value-type="float"/>
          <table:table-cell table:formula="of:=MIN([.$G79];[.$T79])" office:value-type="float"/>
          <table:table-cell table:formula="of:=MIN([.$H79];[.$U79])" office:value-type="float"/>
          <table:table-cell table:formula="of:=MIN([.$I79];[.$V79])" office:value-type="float"/>
          <table:table-cell table:formula="of:=MIN([.$J79])" office:value-type="float"/>
          <table:table-cell table:formula="of:=MIN([.$K79];[.$W79])" office:value-type="float"/>
          <table:table-cell table:formula="of:=MIN([.$L79];[.$X79])" office:value-type="float"/>
          <table:table-cell table:formula="of:=MIN([.$M79];[.$Y79])" office:value-type="float"/>
          <table:table-cell table:formula="of:=MIN([.$N79];[.$Z79])" office:value-type="float"/>
          <table:table-cell table:formula="of:=MEDIAN([.$B79];[.$O79])" office:value-type="float"/>
          <table:table-cell table:formula="of:=MEDIAN([.$C79];[.$P79])" office:value-type="float"/>
          <table:table-cell table:formula="of:=MEDIAN([.$D79];[.$Q79])" office:value-type="float"/>
          <table:table-cell table:formula="of:=MEDIAN([.$E79];[.$R79])" office:value-type="float"/>
          <table:table-cell table:formula="of:=MEDIAN([.$F79];[.$S79])" office:value-type="float"/>
          <table:table-cell table:formula="of:=MEDIAN([.$G79];[.$T79])" office:value-type="float"/>
          <table:table-cell table:formula="of:=MEDIAN([.$H79];[.$U79])" office:value-type="float"/>
          <table:table-cell table:formula="of:=MEDIAN([.$I79];[.$V79])" office:value-type="float"/>
          <table:table-cell table:formula="of:=MEDIAN([.$J79])" office:value-type="float"/>
          <table:table-cell table:formula="of:=MEDIAN([.$K79];[.$W79])" office:value-type="float"/>
          <table:table-cell table:formula="of:=MEDIAN([.$L79];[.$X79])" office:value-type="float"/>
          <table:table-cell table:formula="of:=MEDIAN([.$M79];[.$Y79])" office:value-type="float"/>
          <table:table-cell table:formula="of:=MEDIAN([.$N79];[.$Z79])" office:value-type="float"/>
          <table:table-cell table:formula="of:=MAX([.$B79];[.$O79])" office:value-type="float"/>
          <table:table-cell table:formula="of:=MAX([.$C79];[.$P79])" office:value-type="float"/>
          <table:table-cell table:formula="of:=MAX([.$D79];[.$Q79])" office:value-type="float"/>
          <table:table-cell table:formula="of:=MAX([.$E79];[.$R79])" office:value-type="float"/>
          <table:table-cell table:formula="of:=MAX([.$F79];[.$S79])" office:value-type="float"/>
          <table:table-cell table:formula="of:=MAX([.$G79];[.$T79])" office:value-type="float"/>
          <table:table-cell table:formula="of:=MAX([.$H79];[.$U79])" office:value-type="float"/>
          <table:table-cell table:formula="of:=MAX([.$I79];[.$V79])" office:value-type="float"/>
          <table:table-cell table:formula="of:=MAX([.$J79])" office:value-type="float"/>
          <table:table-cell table:formula="of:=MAX([.$K79];[.$W79])" office:value-type="float"/>
          <table:table-cell table:formula="of:=MAX([.$L79];[.$X79])" office:value-type="float"/>
          <table:table-cell table:formula="of:=MAX([.$M79];[.$Y79])" office:value-type="float"/>
          <table:table-cell table:formula="of:=MAX([.$N79];[.$Z79])" office:value-type="float"/>
        </table:table-row>
        <table:table-row table:style-name="ro1">
          <table:table-cell office:value-type="string">
            <text:p>freecell.freecell-3-1.asp/11</text:p>
          </table:table-cell>
          <table:table-cell office:value-type="float" office:value="300.0"/>
          <table:table-cell office:value-type="float" office:value="299.978"/>
          <table:table-cell office:value-type="float" office:value="243.84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26836.0"/>
          <table:table-cell office:value-type="float" office:value="205013.0"/>
          <table:table-cell office:value-type="float" office:value="133255.0"/>
          <table:table-cell office:value-type="float" office:value="1790334.0"/>
          <table:table-cell office:value-type="float" office:value="260548.0"/>
          <table:table-cell office:value-type="float" office:value="0.0"/>
          <table:table-cell office:value-type="float" office:value="0.0"/>
          <table:table-cell office:value-type="float" office:value="153.38"/>
          <table:table-cell office:value-type="float" office:value="153.078"/>
          <table:table-cell office:value-type="float" office:value="96.6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81253.0"/>
          <table:table-cell office:value-type="float" office:value="113039.0"/>
          <table:table-cell office:value-type="float" office:value="1790334.0"/>
          <table:table-cell office:value-type="float" office:value="260548.0"/>
          <table:table-cell office:value-type="float" office:value="0.0"/>
          <table:table-cell office:value-type="float" office:value="0.0"/>
          <table:table-cell table:formula="of:=MIN([.$B80];[.$O80])" office:value-type="float"/>
          <table:table-cell table:formula="of:=MIN([.$C80];[.$P80])" office:value-type="float"/>
          <table:table-cell table:formula="of:=MIN([.$D80];[.$Q80])" office:value-type="float"/>
          <table:table-cell table:formula="of:=MIN([.$E80];[.$R80])" office:value-type="float"/>
          <table:table-cell table:formula="of:=MIN([.$F80];[.$S80])" office:value-type="float"/>
          <table:table-cell table:formula="of:=MIN([.$G80];[.$T80])" office:value-type="float"/>
          <table:table-cell table:formula="of:=MIN([.$H80];[.$U80])" office:value-type="float"/>
          <table:table-cell table:formula="of:=MIN([.$I80];[.$V80])" office:value-type="float"/>
          <table:table-cell table:formula="of:=MIN([.$J80])" office:value-type="float"/>
          <table:table-cell table:formula="of:=MIN([.$K80];[.$W80])" office:value-type="float"/>
          <table:table-cell table:formula="of:=MIN([.$L80];[.$X80])" office:value-type="float"/>
          <table:table-cell table:formula="of:=MIN([.$M80];[.$Y80])" office:value-type="float"/>
          <table:table-cell table:formula="of:=MIN([.$N80];[.$Z80])" office:value-type="float"/>
          <table:table-cell table:formula="of:=MEDIAN([.$B80];[.$O80])" office:value-type="float"/>
          <table:table-cell table:formula="of:=MEDIAN([.$C80];[.$P80])" office:value-type="float"/>
          <table:table-cell table:formula="of:=MEDIAN([.$D80];[.$Q80])" office:value-type="float"/>
          <table:table-cell table:formula="of:=MEDIAN([.$E80];[.$R80])" office:value-type="float"/>
          <table:table-cell table:formula="of:=MEDIAN([.$F80];[.$S80])" office:value-type="float"/>
          <table:table-cell table:formula="of:=MEDIAN([.$G80];[.$T80])" office:value-type="float"/>
          <table:table-cell table:formula="of:=MEDIAN([.$H80];[.$U80])" office:value-type="float"/>
          <table:table-cell table:formula="of:=MEDIAN([.$I80];[.$V80])" office:value-type="float"/>
          <table:table-cell table:formula="of:=MEDIAN([.$J80])" office:value-type="float"/>
          <table:table-cell table:formula="of:=MEDIAN([.$K80];[.$W80])" office:value-type="float"/>
          <table:table-cell table:formula="of:=MEDIAN([.$L80];[.$X80])" office:value-type="float"/>
          <table:table-cell table:formula="of:=MEDIAN([.$M80];[.$Y80])" office:value-type="float"/>
          <table:table-cell table:formula="of:=MEDIAN([.$N80];[.$Z80])" office:value-type="float"/>
          <table:table-cell table:formula="of:=MAX([.$B80];[.$O80])" office:value-type="float"/>
          <table:table-cell table:formula="of:=MAX([.$C80];[.$P80])" office:value-type="float"/>
          <table:table-cell table:formula="of:=MAX([.$D80];[.$Q80])" office:value-type="float"/>
          <table:table-cell table:formula="of:=MAX([.$E80];[.$R80])" office:value-type="float"/>
          <table:table-cell table:formula="of:=MAX([.$F80];[.$S80])" office:value-type="float"/>
          <table:table-cell table:formula="of:=MAX([.$G80];[.$T80])" office:value-type="float"/>
          <table:table-cell table:formula="of:=MAX([.$H80];[.$U80])" office:value-type="float"/>
          <table:table-cell table:formula="of:=MAX([.$I80];[.$V80])" office:value-type="float"/>
          <table:table-cell table:formula="of:=MAX([.$J80])" office:value-type="float"/>
          <table:table-cell table:formula="of:=MAX([.$K80];[.$W80])" office:value-type="float"/>
          <table:table-cell table:formula="of:=MAX([.$L80];[.$X80])" office:value-type="float"/>
          <table:table-cell table:formula="of:=MAX([.$M80];[.$Y80])" office:value-type="float"/>
          <table:table-cell table:formula="of:=MAX([.$N80];[.$Z80])" office:value-type="float"/>
        </table:table-row>
        <table:table-row table:style-name="ro1">
          <table:table-cell office:value-type="string">
            <text:p>freecell.freecell-3-1.asp/12</text:p>
          </table:table-cell>
          <table:table-cell office:value-type="float" office:value="300.0"/>
          <table:table-cell office:value-type="float" office:value="299.986"/>
          <table:table-cell office:value-type="float" office:value="241.81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12198.0"/>
          <table:table-cell office:value-type="float" office:value="181792.0"/>
          <table:table-cell office:value-type="float" office:value="110830.0"/>
          <table:table-cell office:value-type="float" office:value="1946208.0"/>
          <table:table-cell office:value-type="float" office:value="31366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9"/>
          <table:table-cell office:value-type="float" office:value="241.7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2438.0"/>
          <table:table-cell office:value-type="float" office:value="204845.0"/>
          <table:table-cell office:value-type="float" office:value="1946208.0"/>
          <table:table-cell office:value-type="float" office:value="313664.0"/>
          <table:table-cell office:value-type="float" office:value="0.0"/>
          <table:table-cell office:value-type="float" office:value="0.0"/>
          <table:table-cell table:formula="of:=MIN([.$B81];[.$O81])" office:value-type="float"/>
          <table:table-cell table:formula="of:=MIN([.$C81];[.$P81])" office:value-type="float"/>
          <table:table-cell table:formula="of:=MIN([.$D81];[.$Q81])" office:value-type="float"/>
          <table:table-cell table:formula="of:=MIN([.$E81];[.$R81])" office:value-type="float"/>
          <table:table-cell table:formula="of:=MIN([.$F81];[.$S81])" office:value-type="float"/>
          <table:table-cell table:formula="of:=MIN([.$G81];[.$T81])" office:value-type="float"/>
          <table:table-cell table:formula="of:=MIN([.$H81];[.$U81])" office:value-type="float"/>
          <table:table-cell table:formula="of:=MIN([.$I81];[.$V81])" office:value-type="float"/>
          <table:table-cell table:formula="of:=MIN([.$J81])" office:value-type="float"/>
          <table:table-cell table:formula="of:=MIN([.$K81];[.$W81])" office:value-type="float"/>
          <table:table-cell table:formula="of:=MIN([.$L81];[.$X81])" office:value-type="float"/>
          <table:table-cell table:formula="of:=MIN([.$M81];[.$Y81])" office:value-type="float"/>
          <table:table-cell table:formula="of:=MIN([.$N81];[.$Z81])" office:value-type="float"/>
          <table:table-cell table:formula="of:=MEDIAN([.$B81];[.$O81])" office:value-type="float"/>
          <table:table-cell table:formula="of:=MEDIAN([.$C81];[.$P81])" office:value-type="float"/>
          <table:table-cell table:formula="of:=MEDIAN([.$D81];[.$Q81])" office:value-type="float"/>
          <table:table-cell table:formula="of:=MEDIAN([.$E81];[.$R81])" office:value-type="float"/>
          <table:table-cell table:formula="of:=MEDIAN([.$F81];[.$S81])" office:value-type="float"/>
          <table:table-cell table:formula="of:=MEDIAN([.$G81];[.$T81])" office:value-type="float"/>
          <table:table-cell table:formula="of:=MEDIAN([.$H81];[.$U81])" office:value-type="float"/>
          <table:table-cell table:formula="of:=MEDIAN([.$I81];[.$V81])" office:value-type="float"/>
          <table:table-cell table:formula="of:=MEDIAN([.$J81])" office:value-type="float"/>
          <table:table-cell table:formula="of:=MEDIAN([.$K81];[.$W81])" office:value-type="float"/>
          <table:table-cell table:formula="of:=MEDIAN([.$L81];[.$X81])" office:value-type="float"/>
          <table:table-cell table:formula="of:=MEDIAN([.$M81];[.$Y81])" office:value-type="float"/>
          <table:table-cell table:formula="of:=MEDIAN([.$N81];[.$Z81])" office:value-type="float"/>
          <table:table-cell table:formula="of:=MAX([.$B81];[.$O81])" office:value-type="float"/>
          <table:table-cell table:formula="of:=MAX([.$C81];[.$P81])" office:value-type="float"/>
          <table:table-cell table:formula="of:=MAX([.$D81];[.$Q81])" office:value-type="float"/>
          <table:table-cell table:formula="of:=MAX([.$E81];[.$R81])" office:value-type="float"/>
          <table:table-cell table:formula="of:=MAX([.$F81];[.$S81])" office:value-type="float"/>
          <table:table-cell table:formula="of:=MAX([.$G81];[.$T81])" office:value-type="float"/>
          <table:table-cell table:formula="of:=MAX([.$H81];[.$U81])" office:value-type="float"/>
          <table:table-cell table:formula="of:=MAX([.$I81];[.$V81])" office:value-type="float"/>
          <table:table-cell table:formula="of:=MAX([.$J81])" office:value-type="float"/>
          <table:table-cell table:formula="of:=MAX([.$K81];[.$W81])" office:value-type="float"/>
          <table:table-cell table:formula="of:=MAX([.$L81];[.$X81])" office:value-type="float"/>
          <table:table-cell table:formula="of:=MAX([.$M81];[.$Y81])" office:value-type="float"/>
          <table:table-cell table:formula="of:=MAX([.$N81];[.$Z81])" office:value-type="float"/>
        </table:table-row>
        <table:table-row table:style-name="ro1">
          <table:table-cell office:value-type="string">
            <text:p>freecell.freecell-3-1.asp/13</text:p>
          </table:table-cell>
          <table:table-cell office:value-type="float" office:value="300.0"/>
          <table:table-cell office:value-type="float" office:value="299.987"/>
          <table:table-cell office:value-type="float" office:value="239.81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01164.0"/>
          <table:table-cell office:value-type="float" office:value="159854.0"/>
          <table:table-cell office:value-type="float" office:value="90222.0"/>
          <table:table-cell office:value-type="float" office:value="2102082.0"/>
          <table:table-cell office:value-type="float" office:value="36798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7"/>
          <table:table-cell office:value-type="float" office:value="239.9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8523.0"/>
          <table:table-cell office:value-type="float" office:value="189571.0"/>
          <table:table-cell office:value-type="float" office:value="2102082.0"/>
          <table:table-cell office:value-type="float" office:value="367981.0"/>
          <table:table-cell office:value-type="float" office:value="0.0"/>
          <table:table-cell office:value-type="float" office:value="0.0"/>
          <table:table-cell table:formula="of:=MIN([.$B82];[.$O82])" office:value-type="float"/>
          <table:table-cell table:formula="of:=MIN([.$C82];[.$P82])" office:value-type="float"/>
          <table:table-cell table:formula="of:=MIN([.$D82];[.$Q82])" office:value-type="float"/>
          <table:table-cell table:formula="of:=MIN([.$E82];[.$R82])" office:value-type="float"/>
          <table:table-cell table:formula="of:=MIN([.$F82];[.$S82])" office:value-type="float"/>
          <table:table-cell table:formula="of:=MIN([.$G82];[.$T82])" office:value-type="float"/>
          <table:table-cell table:formula="of:=MIN([.$H82];[.$U82])" office:value-type="float"/>
          <table:table-cell table:formula="of:=MIN([.$I82];[.$V82])" office:value-type="float"/>
          <table:table-cell table:formula="of:=MIN([.$J82])" office:value-type="float"/>
          <table:table-cell table:formula="of:=MIN([.$K82];[.$W82])" office:value-type="float"/>
          <table:table-cell table:formula="of:=MIN([.$L82];[.$X82])" office:value-type="float"/>
          <table:table-cell table:formula="of:=MIN([.$M82];[.$Y82])" office:value-type="float"/>
          <table:table-cell table:formula="of:=MIN([.$N82];[.$Z82])" office:value-type="float"/>
          <table:table-cell table:formula="of:=MEDIAN([.$B82];[.$O82])" office:value-type="float"/>
          <table:table-cell table:formula="of:=MEDIAN([.$C82];[.$P82])" office:value-type="float"/>
          <table:table-cell table:formula="of:=MEDIAN([.$D82];[.$Q82])" office:value-type="float"/>
          <table:table-cell table:formula="of:=MEDIAN([.$E82];[.$R82])" office:value-type="float"/>
          <table:table-cell table:formula="of:=MEDIAN([.$F82];[.$S82])" office:value-type="float"/>
          <table:table-cell table:formula="of:=MEDIAN([.$G82];[.$T82])" office:value-type="float"/>
          <table:table-cell table:formula="of:=MEDIAN([.$H82];[.$U82])" office:value-type="float"/>
          <table:table-cell table:formula="of:=MEDIAN([.$I82];[.$V82])" office:value-type="float"/>
          <table:table-cell table:formula="of:=MEDIAN([.$J82])" office:value-type="float"/>
          <table:table-cell table:formula="of:=MEDIAN([.$K82];[.$W82])" office:value-type="float"/>
          <table:table-cell table:formula="of:=MEDIAN([.$L82];[.$X82])" office:value-type="float"/>
          <table:table-cell table:formula="of:=MEDIAN([.$M82];[.$Y82])" office:value-type="float"/>
          <table:table-cell table:formula="of:=MEDIAN([.$N82];[.$Z82])" office:value-type="float"/>
          <table:table-cell table:formula="of:=MAX([.$B82];[.$O82])" office:value-type="float"/>
          <table:table-cell table:formula="of:=MAX([.$C82];[.$P82])" office:value-type="float"/>
          <table:table-cell table:formula="of:=MAX([.$D82];[.$Q82])" office:value-type="float"/>
          <table:table-cell table:formula="of:=MAX([.$E82];[.$R82])" office:value-type="float"/>
          <table:table-cell table:formula="of:=MAX([.$F82];[.$S82])" office:value-type="float"/>
          <table:table-cell table:formula="of:=MAX([.$G82];[.$T82])" office:value-type="float"/>
          <table:table-cell table:formula="of:=MAX([.$H82];[.$U82])" office:value-type="float"/>
          <table:table-cell table:formula="of:=MAX([.$I82];[.$V82])" office:value-type="float"/>
          <table:table-cell table:formula="of:=MAX([.$J82])" office:value-type="float"/>
          <table:table-cell table:formula="of:=MAX([.$K82];[.$W82])" office:value-type="float"/>
          <table:table-cell table:formula="of:=MAX([.$L82];[.$X82])" office:value-type="float"/>
          <table:table-cell table:formula="of:=MAX([.$M82];[.$Y82])" office:value-type="float"/>
          <table:table-cell table:formula="of:=MAX([.$N82];[.$Z82])" office:value-type="float"/>
        </table:table-row>
        <table:table-row table:style-name="ro1">
          <table:table-cell office:value-type="string">
            <text:p>freecell.freecell-3-1.asp/14</text:p>
          </table:table-cell>
          <table:table-cell office:value-type="float" office:value="93.2627"/>
          <table:table-cell office:value-type="float" office:value="92.856"/>
          <table:table-cell office:value-type="float" office:value="30.69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25798.0"/>
          <table:table-cell office:value-type="float" office:value="50423.0"/>
          <table:table-cell office:value-type="float" office:value="28185.0"/>
          <table:table-cell office:value-type="float" office:value="2257956.0"/>
          <table:table-cell office:value-type="float" office:value="42229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9"/>
          <table:table-cell office:value-type="float" office:value="237.28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8098.0"/>
          <table:table-cell office:value-type="float" office:value="200890.0"/>
          <table:table-cell office:value-type="float" office:value="2257956.0"/>
          <table:table-cell office:value-type="float" office:value="422298.0"/>
          <table:table-cell office:value-type="float" office:value="0.0"/>
          <table:table-cell office:value-type="float" office:value="0.0"/>
          <table:table-cell table:formula="of:=MIN([.$B83];[.$O83])" office:value-type="float"/>
          <table:table-cell table:formula="of:=MIN([.$C83];[.$P83])" office:value-type="float"/>
          <table:table-cell table:formula="of:=MIN([.$D83];[.$Q83])" office:value-type="float"/>
          <table:table-cell table:formula="of:=MIN([.$E83];[.$R83])" office:value-type="float"/>
          <table:table-cell table:formula="of:=MIN([.$F83];[.$S83])" office:value-type="float"/>
          <table:table-cell table:formula="of:=MIN([.$G83];[.$T83])" office:value-type="float"/>
          <table:table-cell table:formula="of:=MIN([.$H83];[.$U83])" office:value-type="float"/>
          <table:table-cell table:formula="of:=MIN([.$I83];[.$V83])" office:value-type="float"/>
          <table:table-cell table:formula="of:=MIN([.$J83])" office:value-type="float"/>
          <table:table-cell table:formula="of:=MIN([.$K83];[.$W83])" office:value-type="float"/>
          <table:table-cell table:formula="of:=MIN([.$L83];[.$X83])" office:value-type="float"/>
          <table:table-cell table:formula="of:=MIN([.$M83];[.$Y83])" office:value-type="float"/>
          <table:table-cell table:formula="of:=MIN([.$N83];[.$Z83])" office:value-type="float"/>
          <table:table-cell table:formula="of:=MEDIAN([.$B83];[.$O83])" office:value-type="float"/>
          <table:table-cell table:formula="of:=MEDIAN([.$C83];[.$P83])" office:value-type="float"/>
          <table:table-cell table:formula="of:=MEDIAN([.$D83];[.$Q83])" office:value-type="float"/>
          <table:table-cell table:formula="of:=MEDIAN([.$E83];[.$R83])" office:value-type="float"/>
          <table:table-cell table:formula="of:=MEDIAN([.$F83];[.$S83])" office:value-type="float"/>
          <table:table-cell table:formula="of:=MEDIAN([.$G83];[.$T83])" office:value-type="float"/>
          <table:table-cell table:formula="of:=MEDIAN([.$H83];[.$U83])" office:value-type="float"/>
          <table:table-cell table:formula="of:=MEDIAN([.$I83];[.$V83])" office:value-type="float"/>
          <table:table-cell table:formula="of:=MEDIAN([.$J83])" office:value-type="float"/>
          <table:table-cell table:formula="of:=MEDIAN([.$K83];[.$W83])" office:value-type="float"/>
          <table:table-cell table:formula="of:=MEDIAN([.$L83];[.$X83])" office:value-type="float"/>
          <table:table-cell table:formula="of:=MEDIAN([.$M83];[.$Y83])" office:value-type="float"/>
          <table:table-cell table:formula="of:=MEDIAN([.$N83];[.$Z83])" office:value-type="float"/>
          <table:table-cell table:formula="of:=MAX([.$B83];[.$O83])" office:value-type="float"/>
          <table:table-cell table:formula="of:=MAX([.$C83];[.$P83])" office:value-type="float"/>
          <table:table-cell table:formula="of:=MAX([.$D83];[.$Q83])" office:value-type="float"/>
          <table:table-cell table:formula="of:=MAX([.$E83];[.$R83])" office:value-type="float"/>
          <table:table-cell table:formula="of:=MAX([.$F83];[.$S83])" office:value-type="float"/>
          <table:table-cell table:formula="of:=MAX([.$G83];[.$T83])" office:value-type="float"/>
          <table:table-cell table:formula="of:=MAX([.$H83];[.$U83])" office:value-type="float"/>
          <table:table-cell table:formula="of:=MAX([.$I83];[.$V83])" office:value-type="float"/>
          <table:table-cell table:formula="of:=MAX([.$J83])" office:value-type="float"/>
          <table:table-cell table:formula="of:=MAX([.$K83];[.$W83])" office:value-type="float"/>
          <table:table-cell table:formula="of:=MAX([.$L83];[.$X83])" office:value-type="float"/>
          <table:table-cell table:formula="of:=MAX([.$M83];[.$Y83])" office:value-type="float"/>
          <table:table-cell table:formula="of:=MAX([.$N83];[.$Z83])" office:value-type="float"/>
        </table:table-row>
        <table:table-row table:style-name="ro1">
          <table:table-cell office:value-type="string">
            <text:p>freecell.freecell-3-1.asp/15</text:p>
          </table:table-cell>
          <table:table-cell office:value-type="float" office:value="65.3512"/>
          <table:table-cell office:value-type="float" office:value="64.916"/>
          <table:table-cell office:value-type="float" office:value="1.18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031.0"/>
          <table:table-cell office:value-type="float" office:value="5402.0"/>
          <table:table-cell office:value-type="float" office:value="3504.0"/>
          <table:table-cell office:value-type="float" office:value="2413830.0"/>
          <table:table-cell office:value-type="float" office:value="47661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"/>
          <table:table-cell office:value-type="float" office:value="236.6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31365.0"/>
          <table:table-cell office:value-type="float" office:value="165855.0"/>
          <table:table-cell office:value-type="float" office:value="2413830.0"/>
          <table:table-cell office:value-type="float" office:value="476615.0"/>
          <table:table-cell office:value-type="float" office:value="0.0"/>
          <table:table-cell office:value-type="float" office:value="0.0"/>
          <table:table-cell table:formula="of:=MIN([.$B84];[.$O84])" office:value-type="float"/>
          <table:table-cell table:formula="of:=MIN([.$C84];[.$P84])" office:value-type="float"/>
          <table:table-cell table:formula="of:=MIN([.$D84];[.$Q84])" office:value-type="float"/>
          <table:table-cell table:formula="of:=MIN([.$E84];[.$R84])" office:value-type="float"/>
          <table:table-cell table:formula="of:=MIN([.$F84];[.$S84])" office:value-type="float"/>
          <table:table-cell table:formula="of:=MIN([.$G84];[.$T84])" office:value-type="float"/>
          <table:table-cell table:formula="of:=MIN([.$H84];[.$U84])" office:value-type="float"/>
          <table:table-cell table:formula="of:=MIN([.$I84];[.$V84])" office:value-type="float"/>
          <table:table-cell table:formula="of:=MIN([.$J84])" office:value-type="float"/>
          <table:table-cell table:formula="of:=MIN([.$K84];[.$W84])" office:value-type="float"/>
          <table:table-cell table:formula="of:=MIN([.$L84];[.$X84])" office:value-type="float"/>
          <table:table-cell table:formula="of:=MIN([.$M84];[.$Y84])" office:value-type="float"/>
          <table:table-cell table:formula="of:=MIN([.$N84];[.$Z84])" office:value-type="float"/>
          <table:table-cell table:formula="of:=MEDIAN([.$B84];[.$O84])" office:value-type="float"/>
          <table:table-cell table:formula="of:=MEDIAN([.$C84];[.$P84])" office:value-type="float"/>
          <table:table-cell table:formula="of:=MEDIAN([.$D84];[.$Q84])" office:value-type="float"/>
          <table:table-cell table:formula="of:=MEDIAN([.$E84];[.$R84])" office:value-type="float"/>
          <table:table-cell table:formula="of:=MEDIAN([.$F84];[.$S84])" office:value-type="float"/>
          <table:table-cell table:formula="of:=MEDIAN([.$G84];[.$T84])" office:value-type="float"/>
          <table:table-cell table:formula="of:=MEDIAN([.$H84];[.$U84])" office:value-type="float"/>
          <table:table-cell table:formula="of:=MEDIAN([.$I84];[.$V84])" office:value-type="float"/>
          <table:table-cell table:formula="of:=MEDIAN([.$J84])" office:value-type="float"/>
          <table:table-cell table:formula="of:=MEDIAN([.$K84];[.$W84])" office:value-type="float"/>
          <table:table-cell table:formula="of:=MEDIAN([.$L84];[.$X84])" office:value-type="float"/>
          <table:table-cell table:formula="of:=MEDIAN([.$M84];[.$Y84])" office:value-type="float"/>
          <table:table-cell table:formula="of:=MEDIAN([.$N84];[.$Z84])" office:value-type="float"/>
          <table:table-cell table:formula="of:=MAX([.$B84];[.$O84])" office:value-type="float"/>
          <table:table-cell table:formula="of:=MAX([.$C84];[.$P84])" office:value-type="float"/>
          <table:table-cell table:formula="of:=MAX([.$D84];[.$Q84])" office:value-type="float"/>
          <table:table-cell table:formula="of:=MAX([.$E84];[.$R84])" office:value-type="float"/>
          <table:table-cell table:formula="of:=MAX([.$F84];[.$S84])" office:value-type="float"/>
          <table:table-cell table:formula="of:=MAX([.$G84];[.$T84])" office:value-type="float"/>
          <table:table-cell table:formula="of:=MAX([.$H84];[.$U84])" office:value-type="float"/>
          <table:table-cell table:formula="of:=MAX([.$I84];[.$V84])" office:value-type="float"/>
          <table:table-cell table:formula="of:=MAX([.$J84])" office:value-type="float"/>
          <table:table-cell table:formula="of:=MAX([.$K84];[.$W84])" office:value-type="float"/>
          <table:table-cell table:formula="of:=MAX([.$L84];[.$X84])" office:value-type="float"/>
          <table:table-cell table:formula="of:=MAX([.$M84];[.$Y84])" office:value-type="float"/>
          <table:table-cell table:formula="of:=MAX([.$N84];[.$Z84])" office:value-type="float"/>
        </table:table-row>
        <table:table-row table:style-name="ro1">
          <table:table-cell office:value-type="string">
            <text:p>freecell.freecell-3-1.asp/2</text:p>
          </table:table-cell>
          <table:table-cell office:value-type="float" office:value="39.1719"/>
          <table:table-cell office:value-type="float" office:value="39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7468.0"/>
          <table:table-cell office:value-type="float" office:value="164.0"/>
          <table:table-cell office:value-type="float" office:value="0.0"/>
          <table:table-cell office:value-type="float" office:value="0.0"/>
          <table:table-cell office:value-type="float" office:value="39.3459"/>
          <table:table-cell office:value-type="float" office:value="39.2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87468.0"/>
          <table:table-cell office:value-type="float" office:value="164.0"/>
          <table:table-cell office:value-type="float" office:value="0.0"/>
          <table:table-cell office:value-type="float" office:value="0.0"/>
          <table:table-cell table:formula="of:=MIN([.$B85];[.$O85])" office:value-type="float"/>
          <table:table-cell table:formula="of:=MIN([.$C85];[.$P85])" office:value-type="float"/>
          <table:table-cell table:formula="of:=MIN([.$D85];[.$Q85])" office:value-type="float"/>
          <table:table-cell table:formula="of:=MIN([.$E85];[.$R85])" office:value-type="float"/>
          <table:table-cell table:formula="of:=MIN([.$F85];[.$S85])" office:value-type="float"/>
          <table:table-cell table:formula="of:=MIN([.$G85];[.$T85])" office:value-type="float"/>
          <table:table-cell table:formula="of:=MIN([.$H85];[.$U85])" office:value-type="float"/>
          <table:table-cell table:formula="of:=MIN([.$I85];[.$V85])" office:value-type="float"/>
          <table:table-cell table:formula="of:=MIN([.$J85])" office:value-type="float"/>
          <table:table-cell table:formula="of:=MIN([.$K85];[.$W85])" office:value-type="float"/>
          <table:table-cell table:formula="of:=MIN([.$L85];[.$X85])" office:value-type="float"/>
          <table:table-cell table:formula="of:=MIN([.$M85];[.$Y85])" office:value-type="float"/>
          <table:table-cell table:formula="of:=MIN([.$N85];[.$Z85])" office:value-type="float"/>
          <table:table-cell table:formula="of:=MEDIAN([.$B85];[.$O85])" office:value-type="float"/>
          <table:table-cell table:formula="of:=MEDIAN([.$C85];[.$P85])" office:value-type="float"/>
          <table:table-cell table:formula="of:=MEDIAN([.$D85];[.$Q85])" office:value-type="float"/>
          <table:table-cell table:formula="of:=MEDIAN([.$E85];[.$R85])" office:value-type="float"/>
          <table:table-cell table:formula="of:=MEDIAN([.$F85];[.$S85])" office:value-type="float"/>
          <table:table-cell table:formula="of:=MEDIAN([.$G85];[.$T85])" office:value-type="float"/>
          <table:table-cell table:formula="of:=MEDIAN([.$H85];[.$U85])" office:value-type="float"/>
          <table:table-cell table:formula="of:=MEDIAN([.$I85];[.$V85])" office:value-type="float"/>
          <table:table-cell table:formula="of:=MEDIAN([.$J85])" office:value-type="float"/>
          <table:table-cell table:formula="of:=MEDIAN([.$K85];[.$W85])" office:value-type="float"/>
          <table:table-cell table:formula="of:=MEDIAN([.$L85];[.$X85])" office:value-type="float"/>
          <table:table-cell table:formula="of:=MEDIAN([.$M85];[.$Y85])" office:value-type="float"/>
          <table:table-cell table:formula="of:=MEDIAN([.$N85];[.$Z85])" office:value-type="float"/>
          <table:table-cell table:formula="of:=MAX([.$B85];[.$O85])" office:value-type="float"/>
          <table:table-cell table:formula="of:=MAX([.$C85];[.$P85])" office:value-type="float"/>
          <table:table-cell table:formula="of:=MAX([.$D85];[.$Q85])" office:value-type="float"/>
          <table:table-cell table:formula="of:=MAX([.$E85];[.$R85])" office:value-type="float"/>
          <table:table-cell table:formula="of:=MAX([.$F85];[.$S85])" office:value-type="float"/>
          <table:table-cell table:formula="of:=MAX([.$G85];[.$T85])" office:value-type="float"/>
          <table:table-cell table:formula="of:=MAX([.$H85];[.$U85])" office:value-type="float"/>
          <table:table-cell table:formula="of:=MAX([.$I85];[.$V85])" office:value-type="float"/>
          <table:table-cell table:formula="of:=MAX([.$J85])" office:value-type="float"/>
          <table:table-cell table:formula="of:=MAX([.$K85];[.$W85])" office:value-type="float"/>
          <table:table-cell table:formula="of:=MAX([.$L85];[.$X85])" office:value-type="float"/>
          <table:table-cell table:formula="of:=MAX([.$M85];[.$Y85])" office:value-type="float"/>
          <table:table-cell table:formula="of:=MAX([.$N85];[.$Z85])" office:value-type="float"/>
        </table:table-row>
        <table:table-row table:style-name="ro1">
          <table:table-cell office:value-type="string">
            <text:p>freecell.freecell-3-1.asp/3</text:p>
          </table:table-cell>
          <table:table-cell office:value-type="float" office:value="41.023"/>
          <table:table-cell office:value-type="float" office:value="40.8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43342.0"/>
          <table:table-cell office:value-type="float" office:value="379.0"/>
          <table:table-cell office:value-type="float" office:value="0.0"/>
          <table:table-cell office:value-type="float" office:value="0.0"/>
          <table:table-cell office:value-type="float" office:value="40.994"/>
          <table:table-cell office:value-type="float" office:value="40.8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43342.0"/>
          <table:table-cell office:value-type="float" office:value="379.0"/>
          <table:table-cell office:value-type="float" office:value="0.0"/>
          <table:table-cell office:value-type="float" office:value="0.0"/>
          <table:table-cell table:formula="of:=MIN([.$B86];[.$O86])" office:value-type="float"/>
          <table:table-cell table:formula="of:=MIN([.$C86];[.$P86])" office:value-type="float"/>
          <table:table-cell table:formula="of:=MIN([.$D86];[.$Q86])" office:value-type="float"/>
          <table:table-cell table:formula="of:=MIN([.$E86];[.$R86])" office:value-type="float"/>
          <table:table-cell table:formula="of:=MIN([.$F86];[.$S86])" office:value-type="float"/>
          <table:table-cell table:formula="of:=MIN([.$G86];[.$T86])" office:value-type="float"/>
          <table:table-cell table:formula="of:=MIN([.$H86];[.$U86])" office:value-type="float"/>
          <table:table-cell table:formula="of:=MIN([.$I86];[.$V86])" office:value-type="float"/>
          <table:table-cell table:formula="of:=MIN([.$J86])" office:value-type="float"/>
          <table:table-cell table:formula="of:=MIN([.$K86];[.$W86])" office:value-type="float"/>
          <table:table-cell table:formula="of:=MIN([.$L86];[.$X86])" office:value-type="float"/>
          <table:table-cell table:formula="of:=MIN([.$M86];[.$Y86])" office:value-type="float"/>
          <table:table-cell table:formula="of:=MIN([.$N86];[.$Z86])" office:value-type="float"/>
          <table:table-cell table:formula="of:=MEDIAN([.$B86];[.$O86])" office:value-type="float"/>
          <table:table-cell table:formula="of:=MEDIAN([.$C86];[.$P86])" office:value-type="float"/>
          <table:table-cell table:formula="of:=MEDIAN([.$D86];[.$Q86])" office:value-type="float"/>
          <table:table-cell table:formula="of:=MEDIAN([.$E86];[.$R86])" office:value-type="float"/>
          <table:table-cell table:formula="of:=MEDIAN([.$F86];[.$S86])" office:value-type="float"/>
          <table:table-cell table:formula="of:=MEDIAN([.$G86];[.$T86])" office:value-type="float"/>
          <table:table-cell table:formula="of:=MEDIAN([.$H86];[.$U86])" office:value-type="float"/>
          <table:table-cell table:formula="of:=MEDIAN([.$I86];[.$V86])" office:value-type="float"/>
          <table:table-cell table:formula="of:=MEDIAN([.$J86])" office:value-type="float"/>
          <table:table-cell table:formula="of:=MEDIAN([.$K86];[.$W86])" office:value-type="float"/>
          <table:table-cell table:formula="of:=MEDIAN([.$L86];[.$X86])" office:value-type="float"/>
          <table:table-cell table:formula="of:=MEDIAN([.$M86];[.$Y86])" office:value-type="float"/>
          <table:table-cell table:formula="of:=MEDIAN([.$N86];[.$Z86])" office:value-type="float"/>
          <table:table-cell table:formula="of:=MAX([.$B86];[.$O86])" office:value-type="float"/>
          <table:table-cell table:formula="of:=MAX([.$C86];[.$P86])" office:value-type="float"/>
          <table:table-cell table:formula="of:=MAX([.$D86];[.$Q86])" office:value-type="float"/>
          <table:table-cell table:formula="of:=MAX([.$E86];[.$R86])" office:value-type="float"/>
          <table:table-cell table:formula="of:=MAX([.$F86];[.$S86])" office:value-type="float"/>
          <table:table-cell table:formula="of:=MAX([.$G86];[.$T86])" office:value-type="float"/>
          <table:table-cell table:formula="of:=MAX([.$H86];[.$U86])" office:value-type="float"/>
          <table:table-cell table:formula="of:=MAX([.$I86];[.$V86])" office:value-type="float"/>
          <table:table-cell table:formula="of:=MAX([.$J86])" office:value-type="float"/>
          <table:table-cell table:formula="of:=MAX([.$K86];[.$W86])" office:value-type="float"/>
          <table:table-cell table:formula="of:=MAX([.$L86];[.$X86])" office:value-type="float"/>
          <table:table-cell table:formula="of:=MAX([.$M86];[.$Y86])" office:value-type="float"/>
          <table:table-cell table:formula="of:=MAX([.$N86];[.$Z86])" office:value-type="float"/>
        </table:table-row>
        <table:table-row table:style-name="ro1">
          <table:table-cell office:value-type="string">
            <text:p>freecell.freecell-3-1.asp/4</text:p>
          </table:table-cell>
          <table:table-cell office:value-type="float" office:value="42.6786"/>
          <table:table-cell office:value-type="float" office:value="42.4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99216.0"/>
          <table:table-cell office:value-type="float" office:value="594.0"/>
          <table:table-cell office:value-type="float" office:value="0.0"/>
          <table:table-cell office:value-type="float" office:value="0.0"/>
          <table:table-cell office:value-type="float" office:value="42.655"/>
          <table:table-cell office:value-type="float" office:value="42.4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99216.0"/>
          <table:table-cell office:value-type="float" office:value="594.0"/>
          <table:table-cell office:value-type="float" office:value="0.0"/>
          <table:table-cell office:value-type="float" office:value="0.0"/>
          <table:table-cell table:formula="of:=MIN([.$B87];[.$O87])" office:value-type="float"/>
          <table:table-cell table:formula="of:=MIN([.$C87];[.$P87])" office:value-type="float"/>
          <table:table-cell table:formula="of:=MIN([.$D87];[.$Q87])" office:value-type="float"/>
          <table:table-cell table:formula="of:=MIN([.$E87];[.$R87])" office:value-type="float"/>
          <table:table-cell table:formula="of:=MIN([.$F87];[.$S87])" office:value-type="float"/>
          <table:table-cell table:formula="of:=MIN([.$G87];[.$T87])" office:value-type="float"/>
          <table:table-cell table:formula="of:=MIN([.$H87];[.$U87])" office:value-type="float"/>
          <table:table-cell table:formula="of:=MIN([.$I87];[.$V87])" office:value-type="float"/>
          <table:table-cell table:formula="of:=MIN([.$J87])" office:value-type="float"/>
          <table:table-cell table:formula="of:=MIN([.$K87];[.$W87])" office:value-type="float"/>
          <table:table-cell table:formula="of:=MIN([.$L87];[.$X87])" office:value-type="float"/>
          <table:table-cell table:formula="of:=MIN([.$M87];[.$Y87])" office:value-type="float"/>
          <table:table-cell table:formula="of:=MIN([.$N87];[.$Z87])" office:value-type="float"/>
          <table:table-cell table:formula="of:=MEDIAN([.$B87];[.$O87])" office:value-type="float"/>
          <table:table-cell table:formula="of:=MEDIAN([.$C87];[.$P87])" office:value-type="float"/>
          <table:table-cell table:formula="of:=MEDIAN([.$D87];[.$Q87])" office:value-type="float"/>
          <table:table-cell table:formula="of:=MEDIAN([.$E87];[.$R87])" office:value-type="float"/>
          <table:table-cell table:formula="of:=MEDIAN([.$F87];[.$S87])" office:value-type="float"/>
          <table:table-cell table:formula="of:=MEDIAN([.$G87];[.$T87])" office:value-type="float"/>
          <table:table-cell table:formula="of:=MEDIAN([.$H87];[.$U87])" office:value-type="float"/>
          <table:table-cell table:formula="of:=MEDIAN([.$I87];[.$V87])" office:value-type="float"/>
          <table:table-cell table:formula="of:=MEDIAN([.$J87])" office:value-type="float"/>
          <table:table-cell table:formula="of:=MEDIAN([.$K87];[.$W87])" office:value-type="float"/>
          <table:table-cell table:formula="of:=MEDIAN([.$L87];[.$X87])" office:value-type="float"/>
          <table:table-cell table:formula="of:=MEDIAN([.$M87];[.$Y87])" office:value-type="float"/>
          <table:table-cell table:formula="of:=MEDIAN([.$N87];[.$Z87])" office:value-type="float"/>
          <table:table-cell table:formula="of:=MAX([.$B87];[.$O87])" office:value-type="float"/>
          <table:table-cell table:formula="of:=MAX([.$C87];[.$P87])" office:value-type="float"/>
          <table:table-cell table:formula="of:=MAX([.$D87];[.$Q87])" office:value-type="float"/>
          <table:table-cell table:formula="of:=MAX([.$E87];[.$R87])" office:value-type="float"/>
          <table:table-cell table:formula="of:=MAX([.$F87];[.$S87])" office:value-type="float"/>
          <table:table-cell table:formula="of:=MAX([.$G87];[.$T87])" office:value-type="float"/>
          <table:table-cell table:formula="of:=MAX([.$H87];[.$U87])" office:value-type="float"/>
          <table:table-cell table:formula="of:=MAX([.$I87];[.$V87])" office:value-type="float"/>
          <table:table-cell table:formula="of:=MAX([.$J87])" office:value-type="float"/>
          <table:table-cell table:formula="of:=MAX([.$K87];[.$W87])" office:value-type="float"/>
          <table:table-cell table:formula="of:=MAX([.$L87];[.$X87])" office:value-type="float"/>
          <table:table-cell table:formula="of:=MAX([.$M87];[.$Y87])" office:value-type="float"/>
          <table:table-cell table:formula="of:=MAX([.$N87];[.$Z87])" office:value-type="float"/>
        </table:table-row>
        <table:table-row table:style-name="ro1">
          <table:table-cell office:value-type="string">
            <text:p>freecell.freecell-3-1.asp/5</text:p>
          </table:table-cell>
          <table:table-cell office:value-type="float" office:value="45.726"/>
          <table:table-cell office:value-type="float" office:value="45.5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55090.0"/>
          <table:table-cell office:value-type="float" office:value="809.0"/>
          <table:table-cell office:value-type="float" office:value="0.0"/>
          <table:table-cell office:value-type="float" office:value="0.0"/>
          <table:table-cell office:value-type="float" office:value="44.2203"/>
          <table:table-cell office:value-type="float" office:value="44.0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855090.0"/>
          <table:table-cell office:value-type="float" office:value="809.0"/>
          <table:table-cell office:value-type="float" office:value="0.0"/>
          <table:table-cell office:value-type="float" office:value="0.0"/>
          <table:table-cell table:formula="of:=MIN([.$B88];[.$O88])" office:value-type="float"/>
          <table:table-cell table:formula="of:=MIN([.$C88];[.$P88])" office:value-type="float"/>
          <table:table-cell table:formula="of:=MIN([.$D88];[.$Q88])" office:value-type="float"/>
          <table:table-cell table:formula="of:=MIN([.$E88];[.$R88])" office:value-type="float"/>
          <table:table-cell table:formula="of:=MIN([.$F88];[.$S88])" office:value-type="float"/>
          <table:table-cell table:formula="of:=MIN([.$G88];[.$T88])" office:value-type="float"/>
          <table:table-cell table:formula="of:=MIN([.$H88];[.$U88])" office:value-type="float"/>
          <table:table-cell table:formula="of:=MIN([.$I88];[.$V88])" office:value-type="float"/>
          <table:table-cell table:formula="of:=MIN([.$J88])" office:value-type="float"/>
          <table:table-cell table:formula="of:=MIN([.$K88];[.$W88])" office:value-type="float"/>
          <table:table-cell table:formula="of:=MIN([.$L88];[.$X88])" office:value-type="float"/>
          <table:table-cell table:formula="of:=MIN([.$M88];[.$Y88])" office:value-type="float"/>
          <table:table-cell table:formula="of:=MIN([.$N88];[.$Z88])" office:value-type="float"/>
          <table:table-cell table:formula="of:=MEDIAN([.$B88];[.$O88])" office:value-type="float"/>
          <table:table-cell table:formula="of:=MEDIAN([.$C88];[.$P88])" office:value-type="float"/>
          <table:table-cell table:formula="of:=MEDIAN([.$D88];[.$Q88])" office:value-type="float"/>
          <table:table-cell table:formula="of:=MEDIAN([.$E88];[.$R88])" office:value-type="float"/>
          <table:table-cell table:formula="of:=MEDIAN([.$F88];[.$S88])" office:value-type="float"/>
          <table:table-cell table:formula="of:=MEDIAN([.$G88];[.$T88])" office:value-type="float"/>
          <table:table-cell table:formula="of:=MEDIAN([.$H88];[.$U88])" office:value-type="float"/>
          <table:table-cell table:formula="of:=MEDIAN([.$I88];[.$V88])" office:value-type="float"/>
          <table:table-cell table:formula="of:=MEDIAN([.$J88])" office:value-type="float"/>
          <table:table-cell table:formula="of:=MEDIAN([.$K88];[.$W88])" office:value-type="float"/>
          <table:table-cell table:formula="of:=MEDIAN([.$L88];[.$X88])" office:value-type="float"/>
          <table:table-cell table:formula="of:=MEDIAN([.$M88];[.$Y88])" office:value-type="float"/>
          <table:table-cell table:formula="of:=MEDIAN([.$N88];[.$Z88])" office:value-type="float"/>
          <table:table-cell table:formula="of:=MAX([.$B88];[.$O88])" office:value-type="float"/>
          <table:table-cell table:formula="of:=MAX([.$C88];[.$P88])" office:value-type="float"/>
          <table:table-cell table:formula="of:=MAX([.$D88];[.$Q88])" office:value-type="float"/>
          <table:table-cell table:formula="of:=MAX([.$E88];[.$R88])" office:value-type="float"/>
          <table:table-cell table:formula="of:=MAX([.$F88];[.$S88])" office:value-type="float"/>
          <table:table-cell table:formula="of:=MAX([.$G88];[.$T88])" office:value-type="float"/>
          <table:table-cell table:formula="of:=MAX([.$H88];[.$U88])" office:value-type="float"/>
          <table:table-cell table:formula="of:=MAX([.$I88];[.$V88])" office:value-type="float"/>
          <table:table-cell table:formula="of:=MAX([.$J88])" office:value-type="float"/>
          <table:table-cell table:formula="of:=MAX([.$K88];[.$W88])" office:value-type="float"/>
          <table:table-cell table:formula="of:=MAX([.$L88];[.$X88])" office:value-type="float"/>
          <table:table-cell table:formula="of:=MAX([.$M88];[.$Y88])" office:value-type="float"/>
          <table:table-cell table:formula="of:=MAX([.$N88];[.$Z88])" office:value-type="float"/>
        </table:table-row>
        <table:table-row table:style-name="ro1">
          <table:table-cell office:value-type="string">
            <text:p>freecell.freecell-3-1.asp/6</text:p>
          </table:table-cell>
          <table:table-cell office:value-type="float" office:value="46.9498"/>
          <table:table-cell office:value-type="float" office:value="46.742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34.0"/>
          <table:table-cell office:value-type="float" office:value="2282.0"/>
          <table:table-cell office:value-type="float" office:value="563.0"/>
          <table:table-cell office:value-type="float" office:value="1010964.0"/>
          <table:table-cell office:value-type="float" office:value="64859.0"/>
          <table:table-cell office:value-type="float" office:value="0.0"/>
          <table:table-cell office:value-type="float" office:value="0.0"/>
          <table:table-cell office:value-type="float" office:value="46.7919"/>
          <table:table-cell office:value-type="float" office:value="46.608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2.0"/>
          <table:table-cell office:value-type="float" office:value="191.0"/>
          <table:table-cell office:value-type="float" office:value="1010964.0"/>
          <table:table-cell office:value-type="float" office:value="64859.0"/>
          <table:table-cell office:value-type="float" office:value="0.0"/>
          <table:table-cell office:value-type="float" office:value="0.0"/>
          <table:table-cell table:formula="of:=MIN([.$B89];[.$O89])" office:value-type="float"/>
          <table:table-cell table:formula="of:=MIN([.$C89];[.$P89])" office:value-type="float"/>
          <table:table-cell table:formula="of:=MIN([.$D89];[.$Q89])" office:value-type="float"/>
          <table:table-cell table:formula="of:=MIN([.$E89];[.$R89])" office:value-type="float"/>
          <table:table-cell table:formula="of:=MIN([.$F89];[.$S89])" office:value-type="float"/>
          <table:table-cell table:formula="of:=MIN([.$G89];[.$T89])" office:value-type="float"/>
          <table:table-cell table:formula="of:=MIN([.$H89];[.$U89])" office:value-type="float"/>
          <table:table-cell table:formula="of:=MIN([.$I89];[.$V89])" office:value-type="float"/>
          <table:table-cell table:formula="of:=MIN([.$J89])" office:value-type="float"/>
          <table:table-cell table:formula="of:=MIN([.$K89];[.$W89])" office:value-type="float"/>
          <table:table-cell table:formula="of:=MIN([.$L89];[.$X89])" office:value-type="float"/>
          <table:table-cell table:formula="of:=MIN([.$M89];[.$Y89])" office:value-type="float"/>
          <table:table-cell table:formula="of:=MIN([.$N89];[.$Z89])" office:value-type="float"/>
          <table:table-cell table:formula="of:=MEDIAN([.$B89];[.$O89])" office:value-type="float"/>
          <table:table-cell table:formula="of:=MEDIAN([.$C89];[.$P89])" office:value-type="float"/>
          <table:table-cell table:formula="of:=MEDIAN([.$D89];[.$Q89])" office:value-type="float"/>
          <table:table-cell table:formula="of:=MEDIAN([.$E89];[.$R89])" office:value-type="float"/>
          <table:table-cell table:formula="of:=MEDIAN([.$F89];[.$S89])" office:value-type="float"/>
          <table:table-cell table:formula="of:=MEDIAN([.$G89];[.$T89])" office:value-type="float"/>
          <table:table-cell table:formula="of:=MEDIAN([.$H89];[.$U89])" office:value-type="float"/>
          <table:table-cell table:formula="of:=MEDIAN([.$I89];[.$V89])" office:value-type="float"/>
          <table:table-cell table:formula="of:=MEDIAN([.$J89])" office:value-type="float"/>
          <table:table-cell table:formula="of:=MEDIAN([.$K89];[.$W89])" office:value-type="float"/>
          <table:table-cell table:formula="of:=MEDIAN([.$L89];[.$X89])" office:value-type="float"/>
          <table:table-cell table:formula="of:=MEDIAN([.$M89];[.$Y89])" office:value-type="float"/>
          <table:table-cell table:formula="of:=MEDIAN([.$N89];[.$Z89])" office:value-type="float"/>
          <table:table-cell table:formula="of:=MAX([.$B89];[.$O89])" office:value-type="float"/>
          <table:table-cell table:formula="of:=MAX([.$C89];[.$P89])" office:value-type="float"/>
          <table:table-cell table:formula="of:=MAX([.$D89];[.$Q89])" office:value-type="float"/>
          <table:table-cell table:formula="of:=MAX([.$E89];[.$R89])" office:value-type="float"/>
          <table:table-cell table:formula="of:=MAX([.$F89];[.$S89])" office:value-type="float"/>
          <table:table-cell table:formula="of:=MAX([.$G89];[.$T89])" office:value-type="float"/>
          <table:table-cell table:formula="of:=MAX([.$H89];[.$U89])" office:value-type="float"/>
          <table:table-cell table:formula="of:=MAX([.$I89];[.$V89])" office:value-type="float"/>
          <table:table-cell table:formula="of:=MAX([.$J89])" office:value-type="float"/>
          <table:table-cell table:formula="of:=MAX([.$K89];[.$W89])" office:value-type="float"/>
          <table:table-cell table:formula="of:=MAX([.$L89];[.$X89])" office:value-type="float"/>
          <table:table-cell table:formula="of:=MAX([.$M89];[.$Y89])" office:value-type="float"/>
          <table:table-cell table:formula="of:=MAX([.$N89];[.$Z89])" office:value-type="float"/>
        </table:table-row>
        <table:table-row table:style-name="ro1">
          <table:table-cell office:value-type="string">
            <text:p>freecell.freecell-3-1.asp/7</text:p>
          </table:table-cell>
          <table:table-cell office:value-type="float" office:value="50.5073"/>
          <table:table-cell office:value-type="float" office:value="50.276"/>
          <table:table-cell office:value-type="float" office:value="0.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704.0"/>
          <table:table-cell office:value-type="float" office:value="4811.0"/>
          <table:table-cell office:value-type="float" office:value="1682.0"/>
          <table:table-cell office:value-type="float" office:value="1166838.0"/>
          <table:table-cell office:value-type="float" office:value="92513.0"/>
          <table:table-cell office:value-type="float" office:value="0.0"/>
          <table:table-cell office:value-type="float" office:value="0.0"/>
          <table:table-cell office:value-type="float" office:value="49.1683"/>
          <table:table-cell office:value-type="float" office:value="48.956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24.0"/>
          <table:table-cell office:value-type="float" office:value="678.0"/>
          <table:table-cell office:value-type="float" office:value="1166838.0"/>
          <table:table-cell office:value-type="float" office:value="92513.0"/>
          <table:table-cell office:value-type="float" office:value="0.0"/>
          <table:table-cell office:value-type="float" office:value="0.0"/>
          <table:table-cell table:formula="of:=MIN([.$B90];[.$O90])" office:value-type="float"/>
          <table:table-cell table:formula="of:=MIN([.$C90];[.$P90])" office:value-type="float"/>
          <table:table-cell table:formula="of:=MIN([.$D90];[.$Q90])" office:value-type="float"/>
          <table:table-cell table:formula="of:=MIN([.$E90];[.$R90])" office:value-type="float"/>
          <table:table-cell table:formula="of:=MIN([.$F90];[.$S90])" office:value-type="float"/>
          <table:table-cell table:formula="of:=MIN([.$G90];[.$T90])" office:value-type="float"/>
          <table:table-cell table:formula="of:=MIN([.$H90];[.$U90])" office:value-type="float"/>
          <table:table-cell table:formula="of:=MIN([.$I90];[.$V90])" office:value-type="float"/>
          <table:table-cell table:formula="of:=MIN([.$J90])" office:value-type="float"/>
          <table:table-cell table:formula="of:=MIN([.$K90];[.$W90])" office:value-type="float"/>
          <table:table-cell table:formula="of:=MIN([.$L90];[.$X90])" office:value-type="float"/>
          <table:table-cell table:formula="of:=MIN([.$M90];[.$Y90])" office:value-type="float"/>
          <table:table-cell table:formula="of:=MIN([.$N90];[.$Z90])" office:value-type="float"/>
          <table:table-cell table:formula="of:=MEDIAN([.$B90];[.$O90])" office:value-type="float"/>
          <table:table-cell table:formula="of:=MEDIAN([.$C90];[.$P90])" office:value-type="float"/>
          <table:table-cell table:formula="of:=MEDIAN([.$D90];[.$Q90])" office:value-type="float"/>
          <table:table-cell table:formula="of:=MEDIAN([.$E90];[.$R90])" office:value-type="float"/>
          <table:table-cell table:formula="of:=MEDIAN([.$F90];[.$S90])" office:value-type="float"/>
          <table:table-cell table:formula="of:=MEDIAN([.$G90];[.$T90])" office:value-type="float"/>
          <table:table-cell table:formula="of:=MEDIAN([.$H90];[.$U90])" office:value-type="float"/>
          <table:table-cell table:formula="of:=MEDIAN([.$I90];[.$V90])" office:value-type="float"/>
          <table:table-cell table:formula="of:=MEDIAN([.$J90])" office:value-type="float"/>
          <table:table-cell table:formula="of:=MEDIAN([.$K90];[.$W90])" office:value-type="float"/>
          <table:table-cell table:formula="of:=MEDIAN([.$L90];[.$X90])" office:value-type="float"/>
          <table:table-cell table:formula="of:=MEDIAN([.$M90];[.$Y90])" office:value-type="float"/>
          <table:table-cell table:formula="of:=MEDIAN([.$N90];[.$Z90])" office:value-type="float"/>
          <table:table-cell table:formula="of:=MAX([.$B90];[.$O90])" office:value-type="float"/>
          <table:table-cell table:formula="of:=MAX([.$C90];[.$P90])" office:value-type="float"/>
          <table:table-cell table:formula="of:=MAX([.$D90];[.$Q90])" office:value-type="float"/>
          <table:table-cell table:formula="of:=MAX([.$E90];[.$R90])" office:value-type="float"/>
          <table:table-cell table:formula="of:=MAX([.$F90];[.$S90])" office:value-type="float"/>
          <table:table-cell table:formula="of:=MAX([.$G90];[.$T90])" office:value-type="float"/>
          <table:table-cell table:formula="of:=MAX([.$H90];[.$U90])" office:value-type="float"/>
          <table:table-cell table:formula="of:=MAX([.$I90];[.$V90])" office:value-type="float"/>
          <table:table-cell table:formula="of:=MAX([.$J90])" office:value-type="float"/>
          <table:table-cell table:formula="of:=MAX([.$K90];[.$W90])" office:value-type="float"/>
          <table:table-cell table:formula="of:=MAX([.$L90];[.$X90])" office:value-type="float"/>
          <table:table-cell table:formula="of:=MAX([.$M90];[.$Y90])" office:value-type="float"/>
          <table:table-cell table:formula="of:=MAX([.$N90];[.$Z90])" office:value-type="float"/>
        </table:table-row>
        <table:table-row table:style-name="ro1">
          <table:table-cell office:value-type="string">
            <text:p>freecell.freecell-3-1.asp/8</text:p>
          </table:table-cell>
          <table:table-cell office:value-type="float" office:value="53.2151"/>
          <table:table-cell office:value-type="float" office:value="52.965"/>
          <table:table-cell office:value-type="float" office:value="1.75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556.0"/>
          <table:table-cell office:value-type="float" office:value="8029.0"/>
          <table:table-cell office:value-type="float" office:value="4066.0"/>
          <table:table-cell office:value-type="float" office:value="1322712.0"/>
          <table:table-cell office:value-type="float" office:value="125733.0"/>
          <table:table-cell office:value-type="float" office:value="0.0"/>
          <table:table-cell office:value-type="float" office:value="0.0"/>
          <table:table-cell office:value-type="float" office:value="51.6411"/>
          <table:table-cell office:value-type="float" office:value="51.403"/>
          <table:table-cell office:value-type="float" office:value="1.1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777.0"/>
          <table:table-cell office:value-type="float" office:value="4494.0"/>
          <table:table-cell office:value-type="float" office:value="1322712.0"/>
          <table:table-cell office:value-type="float" office:value="125733.0"/>
          <table:table-cell office:value-type="float" office:value="0.0"/>
          <table:table-cell office:value-type="float" office:value="0.0"/>
          <table:table-cell table:formula="of:=MIN([.$B91];[.$O91])" office:value-type="float"/>
          <table:table-cell table:formula="of:=MIN([.$C91];[.$P91])" office:value-type="float"/>
          <table:table-cell table:formula="of:=MIN([.$D91];[.$Q91])" office:value-type="float"/>
          <table:table-cell table:formula="of:=MIN([.$E91];[.$R91])" office:value-type="float"/>
          <table:table-cell table:formula="of:=MIN([.$F91];[.$S91])" office:value-type="float"/>
          <table:table-cell table:formula="of:=MIN([.$G91];[.$T91])" office:value-type="float"/>
          <table:table-cell table:formula="of:=MIN([.$H91];[.$U91])" office:value-type="float"/>
          <table:table-cell table:formula="of:=MIN([.$I91];[.$V91])" office:value-type="float"/>
          <table:table-cell table:formula="of:=MIN([.$J91])" office:value-type="float"/>
          <table:table-cell table:formula="of:=MIN([.$K91];[.$W91])" office:value-type="float"/>
          <table:table-cell table:formula="of:=MIN([.$L91];[.$X91])" office:value-type="float"/>
          <table:table-cell table:formula="of:=MIN([.$M91];[.$Y91])" office:value-type="float"/>
          <table:table-cell table:formula="of:=MIN([.$N91];[.$Z91])" office:value-type="float"/>
          <table:table-cell table:formula="of:=MEDIAN([.$B91];[.$O91])" office:value-type="float"/>
          <table:table-cell table:formula="of:=MEDIAN([.$C91];[.$P91])" office:value-type="float"/>
          <table:table-cell table:formula="of:=MEDIAN([.$D91];[.$Q91])" office:value-type="float"/>
          <table:table-cell table:formula="of:=MEDIAN([.$E91];[.$R91])" office:value-type="float"/>
          <table:table-cell table:formula="of:=MEDIAN([.$F91];[.$S91])" office:value-type="float"/>
          <table:table-cell table:formula="of:=MEDIAN([.$G91];[.$T91])" office:value-type="float"/>
          <table:table-cell table:formula="of:=MEDIAN([.$H91];[.$U91])" office:value-type="float"/>
          <table:table-cell table:formula="of:=MEDIAN([.$I91];[.$V91])" office:value-type="float"/>
          <table:table-cell table:formula="of:=MEDIAN([.$J91])" office:value-type="float"/>
          <table:table-cell table:formula="of:=MEDIAN([.$K91];[.$W91])" office:value-type="float"/>
          <table:table-cell table:formula="of:=MEDIAN([.$L91];[.$X91])" office:value-type="float"/>
          <table:table-cell table:formula="of:=MEDIAN([.$M91];[.$Y91])" office:value-type="float"/>
          <table:table-cell table:formula="of:=MEDIAN([.$N91];[.$Z91])" office:value-type="float"/>
          <table:table-cell table:formula="of:=MAX([.$B91];[.$O91])" office:value-type="float"/>
          <table:table-cell table:formula="of:=MAX([.$C91];[.$P91])" office:value-type="float"/>
          <table:table-cell table:formula="of:=MAX([.$D91];[.$Q91])" office:value-type="float"/>
          <table:table-cell table:formula="of:=MAX([.$E91];[.$R91])" office:value-type="float"/>
          <table:table-cell table:formula="of:=MAX([.$F91];[.$S91])" office:value-type="float"/>
          <table:table-cell table:formula="of:=MAX([.$G91];[.$T91])" office:value-type="float"/>
          <table:table-cell table:formula="of:=MAX([.$H91];[.$U91])" office:value-type="float"/>
          <table:table-cell table:formula="of:=MAX([.$I91];[.$V91])" office:value-type="float"/>
          <table:table-cell table:formula="of:=MAX([.$J91])" office:value-type="float"/>
          <table:table-cell table:formula="of:=MAX([.$K91];[.$W91])" office:value-type="float"/>
          <table:table-cell table:formula="of:=MAX([.$L91];[.$X91])" office:value-type="float"/>
          <table:table-cell table:formula="of:=MAX([.$M91];[.$Y91])" office:value-type="float"/>
          <table:table-cell table:formula="of:=MAX([.$N91];[.$Z91])" office:value-type="float"/>
        </table:table-row>
        <table:table-row table:style-name="ro1">
          <table:table-cell office:value-type="string">
            <text:p>freecell.freecell-3-1.asp/9</text:p>
          </table:table-cell>
          <table:table-cell office:value-type="float" office:value="74.5411"/>
          <table:table-cell office:value-type="float" office:value="74.27"/>
          <table:table-cell office:value-type="float" office:value="21.8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6062.0"/>
          <table:table-cell office:value-type="float" office:value="41894.0"/>
          <table:table-cell office:value-type="float" office:value="23788.0"/>
          <table:table-cell office:value-type="float" office:value="1478586.0"/>
          <table:table-cell office:value-type="float" office:value="165022.0"/>
          <table:table-cell office:value-type="float" office:value="0.0"/>
          <table:table-cell office:value-type="float" office:value="0.0"/>
          <table:table-cell office:value-type="float" office:value="59.9224"/>
          <table:table-cell office:value-type="float" office:value="59.668"/>
          <table:table-cell office:value-type="float" office:value="6.75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069.0"/>
          <table:table-cell office:value-type="float" office:value="14958.0"/>
          <table:table-cell office:value-type="float" office:value="1478586.0"/>
          <table:table-cell office:value-type="float" office:value="165022.0"/>
          <table:table-cell office:value-type="float" office:value="0.0"/>
          <table:table-cell office:value-type="float" office:value="0.0"/>
          <table:table-cell table:formula="of:=MIN([.$B92];[.$O92])" office:value-type="float"/>
          <table:table-cell table:formula="of:=MIN([.$C92];[.$P92])" office:value-type="float"/>
          <table:table-cell table:formula="of:=MIN([.$D92];[.$Q92])" office:value-type="float"/>
          <table:table-cell table:formula="of:=MIN([.$E92];[.$R92])" office:value-type="float"/>
          <table:table-cell table:formula="of:=MIN([.$F92];[.$S92])" office:value-type="float"/>
          <table:table-cell table:formula="of:=MIN([.$G92];[.$T92])" office:value-type="float"/>
          <table:table-cell table:formula="of:=MIN([.$H92];[.$U92])" office:value-type="float"/>
          <table:table-cell table:formula="of:=MIN([.$I92];[.$V92])" office:value-type="float"/>
          <table:table-cell table:formula="of:=MIN([.$J92])" office:value-type="float"/>
          <table:table-cell table:formula="of:=MIN([.$K92];[.$W92])" office:value-type="float"/>
          <table:table-cell table:formula="of:=MIN([.$L92];[.$X92])" office:value-type="float"/>
          <table:table-cell table:formula="of:=MIN([.$M92];[.$Y92])" office:value-type="float"/>
          <table:table-cell table:formula="of:=MIN([.$N92];[.$Z92])" office:value-type="float"/>
          <table:table-cell table:formula="of:=MEDIAN([.$B92];[.$O92])" office:value-type="float"/>
          <table:table-cell table:formula="of:=MEDIAN([.$C92];[.$P92])" office:value-type="float"/>
          <table:table-cell table:formula="of:=MEDIAN([.$D92];[.$Q92])" office:value-type="float"/>
          <table:table-cell table:formula="of:=MEDIAN([.$E92];[.$R92])" office:value-type="float"/>
          <table:table-cell table:formula="of:=MEDIAN([.$F92];[.$S92])" office:value-type="float"/>
          <table:table-cell table:formula="of:=MEDIAN([.$G92];[.$T92])" office:value-type="float"/>
          <table:table-cell table:formula="of:=MEDIAN([.$H92];[.$U92])" office:value-type="float"/>
          <table:table-cell table:formula="of:=MEDIAN([.$I92];[.$V92])" office:value-type="float"/>
          <table:table-cell table:formula="of:=MEDIAN([.$J92])" office:value-type="float"/>
          <table:table-cell table:formula="of:=MEDIAN([.$K92];[.$W92])" office:value-type="float"/>
          <table:table-cell table:formula="of:=MEDIAN([.$L92];[.$X92])" office:value-type="float"/>
          <table:table-cell table:formula="of:=MEDIAN([.$M92];[.$Y92])" office:value-type="float"/>
          <table:table-cell table:formula="of:=MEDIAN([.$N92];[.$Z92])" office:value-type="float"/>
          <table:table-cell table:formula="of:=MAX([.$B92];[.$O92])" office:value-type="float"/>
          <table:table-cell table:formula="of:=MAX([.$C92];[.$P92])" office:value-type="float"/>
          <table:table-cell table:formula="of:=MAX([.$D92];[.$Q92])" office:value-type="float"/>
          <table:table-cell table:formula="of:=MAX([.$E92];[.$R92])" office:value-type="float"/>
          <table:table-cell table:formula="of:=MAX([.$F92];[.$S92])" office:value-type="float"/>
          <table:table-cell table:formula="of:=MAX([.$G92];[.$T92])" office:value-type="float"/>
          <table:table-cell table:formula="of:=MAX([.$H92];[.$U92])" office:value-type="float"/>
          <table:table-cell table:formula="of:=MAX([.$I92];[.$V92])" office:value-type="float"/>
          <table:table-cell table:formula="of:=MAX([.$J92])" office:value-type="float"/>
          <table:table-cell table:formula="of:=MAX([.$K92];[.$W92])" office:value-type="float"/>
          <table:table-cell table:formula="of:=MAX([.$L92];[.$X92])" office:value-type="float"/>
          <table:table-cell table:formula="of:=MAX([.$M92];[.$Y92])" office:value-type="float"/>
          <table:table-cell table:formula="of:=MAX([.$N92];[.$Z92])" office:value-type="float"/>
        </table:table-row>
        <table:table-row table:style-name="ro1">
          <table:table-cell office:value-type="string">
            <text:p>freecell.freecell-3-2.asp/1</text:p>
          </table:table-cell>
          <table:table-cell office:value-type="float" office:value="39.2454"/>
          <table:table-cell office:value-type="float" office:value="39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1594.0"/>
          <table:table-cell office:value-type="float" office:value="13.0"/>
          <table:table-cell office:value-type="float" office:value="0.0"/>
          <table:table-cell office:value-type="float" office:value="0.0"/>
          <table:table-cell office:value-type="float" office:value="39.1497"/>
          <table:table-cell office:value-type="float" office:value="38.9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1594.0"/>
          <table:table-cell office:value-type="float" office:value="13.0"/>
          <table:table-cell office:value-type="float" office:value="0.0"/>
          <table:table-cell office:value-type="float" office:value="0.0"/>
          <table:table-cell table:formula="of:=MIN([.$B93];[.$O93])" office:value-type="float"/>
          <table:table-cell table:formula="of:=MIN([.$C93];[.$P93])" office:value-type="float"/>
          <table:table-cell table:formula="of:=MIN([.$D93];[.$Q93])" office:value-type="float"/>
          <table:table-cell table:formula="of:=MIN([.$E93];[.$R93])" office:value-type="float"/>
          <table:table-cell table:formula="of:=MIN([.$F93];[.$S93])" office:value-type="float"/>
          <table:table-cell table:formula="of:=MIN([.$G93];[.$T93])" office:value-type="float"/>
          <table:table-cell table:formula="of:=MIN([.$H93];[.$U93])" office:value-type="float"/>
          <table:table-cell table:formula="of:=MIN([.$I93];[.$V93])" office:value-type="float"/>
          <table:table-cell table:formula="of:=MIN([.$J93])" office:value-type="float"/>
          <table:table-cell table:formula="of:=MIN([.$K93];[.$W93])" office:value-type="float"/>
          <table:table-cell table:formula="of:=MIN([.$L93];[.$X93])" office:value-type="float"/>
          <table:table-cell table:formula="of:=MIN([.$M93];[.$Y93])" office:value-type="float"/>
          <table:table-cell table:formula="of:=MIN([.$N93];[.$Z93])" office:value-type="float"/>
          <table:table-cell table:formula="of:=MEDIAN([.$B93];[.$O93])" office:value-type="float"/>
          <table:table-cell table:formula="of:=MEDIAN([.$C93];[.$P93])" office:value-type="float"/>
          <table:table-cell table:formula="of:=MEDIAN([.$D93];[.$Q93])" office:value-type="float"/>
          <table:table-cell table:formula="of:=MEDIAN([.$E93];[.$R93])" office:value-type="float"/>
          <table:table-cell table:formula="of:=MEDIAN([.$F93];[.$S93])" office:value-type="float"/>
          <table:table-cell table:formula="of:=MEDIAN([.$G93];[.$T93])" office:value-type="float"/>
          <table:table-cell table:formula="of:=MEDIAN([.$H93];[.$U93])" office:value-type="float"/>
          <table:table-cell table:formula="of:=MEDIAN([.$I93];[.$V93])" office:value-type="float"/>
          <table:table-cell table:formula="of:=MEDIAN([.$J93])" office:value-type="float"/>
          <table:table-cell table:formula="of:=MEDIAN([.$K93];[.$W93])" office:value-type="float"/>
          <table:table-cell table:formula="of:=MEDIAN([.$L93];[.$X93])" office:value-type="float"/>
          <table:table-cell table:formula="of:=MEDIAN([.$M93];[.$Y93])" office:value-type="float"/>
          <table:table-cell table:formula="of:=MEDIAN([.$N93];[.$Z93])" office:value-type="float"/>
          <table:table-cell table:formula="of:=MAX([.$B93];[.$O93])" office:value-type="float"/>
          <table:table-cell table:formula="of:=MAX([.$C93];[.$P93])" office:value-type="float"/>
          <table:table-cell table:formula="of:=MAX([.$D93];[.$Q93])" office:value-type="float"/>
          <table:table-cell table:formula="of:=MAX([.$E93];[.$R93])" office:value-type="float"/>
          <table:table-cell table:formula="of:=MAX([.$F93];[.$S93])" office:value-type="float"/>
          <table:table-cell table:formula="of:=MAX([.$G93];[.$T93])" office:value-type="float"/>
          <table:table-cell table:formula="of:=MAX([.$H93];[.$U93])" office:value-type="float"/>
          <table:table-cell table:formula="of:=MAX([.$I93];[.$V93])" office:value-type="float"/>
          <table:table-cell table:formula="of:=MAX([.$J93])" office:value-type="float"/>
          <table:table-cell table:formula="of:=MAX([.$K93];[.$W93])" office:value-type="float"/>
          <table:table-cell table:formula="of:=MAX([.$L93];[.$X93])" office:value-type="float"/>
          <table:table-cell table:formula="of:=MAX([.$M93];[.$Y93])" office:value-type="float"/>
          <table:table-cell table:formula="of:=MAX([.$N93];[.$Z93])" office:value-type="float"/>
        </table:table-row>
        <table:table-row table:style-name="ro1">
          <table:table-cell office:value-type="string">
            <text:p>freecell.freecell-3-2.asp/10</text:p>
          </table:table-cell>
          <table:table-cell office:value-type="float" office:value="234.886"/>
          <table:table-cell office:value-type="float" office:value="234.571"/>
          <table:table-cell office:value-type="float" office:value="180.1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39689.0"/>
          <table:table-cell office:value-type="float" office:value="213248.0"/>
          <table:table-cell office:value-type="float" office:value="128097.0"/>
          <table:table-cell office:value-type="float" office:value="1634460.0"/>
          <table:table-cell office:value-type="float" office:value="211136.0"/>
          <table:table-cell office:value-type="float" office:value="0.0"/>
          <table:table-cell office:value-type="float" office:value="0.0"/>
          <table:table-cell office:value-type="float" office:value="123.751"/>
          <table:table-cell office:value-type="float" office:value="123.47"/>
          <table:table-cell office:value-type="float" office:value="69.1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84696.0"/>
          <table:table-cell office:value-type="float" office:value="104862.0"/>
          <table:table-cell office:value-type="float" office:value="1634460.0"/>
          <table:table-cell office:value-type="float" office:value="211136.0"/>
          <table:table-cell office:value-type="float" office:value="0.0"/>
          <table:table-cell office:value-type="float" office:value="0.0"/>
          <table:table-cell table:formula="of:=MIN([.$B94];[.$O94])" office:value-type="float"/>
          <table:table-cell table:formula="of:=MIN([.$C94];[.$P94])" office:value-type="float"/>
          <table:table-cell table:formula="of:=MIN([.$D94];[.$Q94])" office:value-type="float"/>
          <table:table-cell table:formula="of:=MIN([.$E94];[.$R94])" office:value-type="float"/>
          <table:table-cell table:formula="of:=MIN([.$F94];[.$S94])" office:value-type="float"/>
          <table:table-cell table:formula="of:=MIN([.$G94];[.$T94])" office:value-type="float"/>
          <table:table-cell table:formula="of:=MIN([.$H94];[.$U94])" office:value-type="float"/>
          <table:table-cell table:formula="of:=MIN([.$I94];[.$V94])" office:value-type="float"/>
          <table:table-cell table:formula="of:=MIN([.$J94])" office:value-type="float"/>
          <table:table-cell table:formula="of:=MIN([.$K94];[.$W94])" office:value-type="float"/>
          <table:table-cell table:formula="of:=MIN([.$L94];[.$X94])" office:value-type="float"/>
          <table:table-cell table:formula="of:=MIN([.$M94];[.$Y94])" office:value-type="float"/>
          <table:table-cell table:formula="of:=MIN([.$N94];[.$Z94])" office:value-type="float"/>
          <table:table-cell table:formula="of:=MEDIAN([.$B94];[.$O94])" office:value-type="float"/>
          <table:table-cell table:formula="of:=MEDIAN([.$C94];[.$P94])" office:value-type="float"/>
          <table:table-cell table:formula="of:=MEDIAN([.$D94];[.$Q94])" office:value-type="float"/>
          <table:table-cell table:formula="of:=MEDIAN([.$E94];[.$R94])" office:value-type="float"/>
          <table:table-cell table:formula="of:=MEDIAN([.$F94];[.$S94])" office:value-type="float"/>
          <table:table-cell table:formula="of:=MEDIAN([.$G94];[.$T94])" office:value-type="float"/>
          <table:table-cell table:formula="of:=MEDIAN([.$H94];[.$U94])" office:value-type="float"/>
          <table:table-cell table:formula="of:=MEDIAN([.$I94];[.$V94])" office:value-type="float"/>
          <table:table-cell table:formula="of:=MEDIAN([.$J94])" office:value-type="float"/>
          <table:table-cell table:formula="of:=MEDIAN([.$K94];[.$W94])" office:value-type="float"/>
          <table:table-cell table:formula="of:=MEDIAN([.$L94];[.$X94])" office:value-type="float"/>
          <table:table-cell table:formula="of:=MEDIAN([.$M94];[.$Y94])" office:value-type="float"/>
          <table:table-cell table:formula="of:=MEDIAN([.$N94];[.$Z94])" office:value-type="float"/>
          <table:table-cell table:formula="of:=MAX([.$B94];[.$O94])" office:value-type="float"/>
          <table:table-cell table:formula="of:=MAX([.$C94];[.$P94])" office:value-type="float"/>
          <table:table-cell table:formula="of:=MAX([.$D94];[.$Q94])" office:value-type="float"/>
          <table:table-cell table:formula="of:=MAX([.$E94];[.$R94])" office:value-type="float"/>
          <table:table-cell table:formula="of:=MAX([.$F94];[.$S94])" office:value-type="float"/>
          <table:table-cell table:formula="of:=MAX([.$G94];[.$T94])" office:value-type="float"/>
          <table:table-cell table:formula="of:=MAX([.$H94];[.$U94])" office:value-type="float"/>
          <table:table-cell table:formula="of:=MAX([.$I94];[.$V94])" office:value-type="float"/>
          <table:table-cell table:formula="of:=MAX([.$J94])" office:value-type="float"/>
          <table:table-cell table:formula="of:=MAX([.$K94];[.$W94])" office:value-type="float"/>
          <table:table-cell table:formula="of:=MAX([.$L94];[.$X94])" office:value-type="float"/>
          <table:table-cell table:formula="of:=MAX([.$M94];[.$Y94])" office:value-type="float"/>
          <table:table-cell table:formula="of:=MAX([.$N94];[.$Z94])" office:value-type="float"/>
        </table:table-row>
        <table:table-row table:style-name="ro1">
          <table:table-cell office:value-type="string">
            <text:p>freecell.freecell-3-2.asp/11</text:p>
          </table:table-cell>
          <table:table-cell office:value-type="float" office:value="300.0"/>
          <table:table-cell office:value-type="float" office:value="299.961"/>
          <table:table-cell office:value-type="float" office:value="243.7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2721.0"/>
          <table:table-cell office:value-type="float" office:value="229484.0"/>
          <table:table-cell office:value-type="float" office:value="144978.0"/>
          <table:table-cell office:value-type="float" office:value="1790334.0"/>
          <table:table-cell office:value-type="float" office:value="26106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2"/>
          <table:table-cell office:value-type="float" office:value="243.77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0020.0"/>
          <table:table-cell office:value-type="float" office:value="239000.0"/>
          <table:table-cell office:value-type="float" office:value="1790334.0"/>
          <table:table-cell office:value-type="float" office:value="261062.0"/>
          <table:table-cell office:value-type="float" office:value="0.0"/>
          <table:table-cell office:value-type="float" office:value="0.0"/>
          <table:table-cell table:formula="of:=MIN([.$B95];[.$O95])" office:value-type="float"/>
          <table:table-cell table:formula="of:=MIN([.$C95];[.$P95])" office:value-type="float"/>
          <table:table-cell table:formula="of:=MIN([.$D95];[.$Q95])" office:value-type="float"/>
          <table:table-cell table:formula="of:=MIN([.$E95];[.$R95])" office:value-type="float"/>
          <table:table-cell table:formula="of:=MIN([.$F95];[.$S95])" office:value-type="float"/>
          <table:table-cell table:formula="of:=MIN([.$G95];[.$T95])" office:value-type="float"/>
          <table:table-cell table:formula="of:=MIN([.$H95];[.$U95])" office:value-type="float"/>
          <table:table-cell table:formula="of:=MIN([.$I95];[.$V95])" office:value-type="float"/>
          <table:table-cell table:formula="of:=MIN([.$J95])" office:value-type="float"/>
          <table:table-cell table:formula="of:=MIN([.$K95];[.$W95])" office:value-type="float"/>
          <table:table-cell table:formula="of:=MIN([.$L95];[.$X95])" office:value-type="float"/>
          <table:table-cell table:formula="of:=MIN([.$M95];[.$Y95])" office:value-type="float"/>
          <table:table-cell table:formula="of:=MIN([.$N95];[.$Z95])" office:value-type="float"/>
          <table:table-cell table:formula="of:=MEDIAN([.$B95];[.$O95])" office:value-type="float"/>
          <table:table-cell table:formula="of:=MEDIAN([.$C95];[.$P95])" office:value-type="float"/>
          <table:table-cell table:formula="of:=MEDIAN([.$D95];[.$Q95])" office:value-type="float"/>
          <table:table-cell table:formula="of:=MEDIAN([.$E95];[.$R95])" office:value-type="float"/>
          <table:table-cell table:formula="of:=MEDIAN([.$F95];[.$S95])" office:value-type="float"/>
          <table:table-cell table:formula="of:=MEDIAN([.$G95];[.$T95])" office:value-type="float"/>
          <table:table-cell table:formula="of:=MEDIAN([.$H95];[.$U95])" office:value-type="float"/>
          <table:table-cell table:formula="of:=MEDIAN([.$I95];[.$V95])" office:value-type="float"/>
          <table:table-cell table:formula="of:=MEDIAN([.$J95])" office:value-type="float"/>
          <table:table-cell table:formula="of:=MEDIAN([.$K95];[.$W95])" office:value-type="float"/>
          <table:table-cell table:formula="of:=MEDIAN([.$L95];[.$X95])" office:value-type="float"/>
          <table:table-cell table:formula="of:=MEDIAN([.$M95];[.$Y95])" office:value-type="float"/>
          <table:table-cell table:formula="of:=MEDIAN([.$N95];[.$Z95])" office:value-type="float"/>
          <table:table-cell table:formula="of:=MAX([.$B95];[.$O95])" office:value-type="float"/>
          <table:table-cell table:formula="of:=MAX([.$C95];[.$P95])" office:value-type="float"/>
          <table:table-cell table:formula="of:=MAX([.$D95];[.$Q95])" office:value-type="float"/>
          <table:table-cell table:formula="of:=MAX([.$E95];[.$R95])" office:value-type="float"/>
          <table:table-cell table:formula="of:=MAX([.$F95];[.$S95])" office:value-type="float"/>
          <table:table-cell table:formula="of:=MAX([.$G95];[.$T95])" office:value-type="float"/>
          <table:table-cell table:formula="of:=MAX([.$H95];[.$U95])" office:value-type="float"/>
          <table:table-cell table:formula="of:=MAX([.$I95];[.$V95])" office:value-type="float"/>
          <table:table-cell table:formula="of:=MAX([.$J95])" office:value-type="float"/>
          <table:table-cell table:formula="of:=MAX([.$K95];[.$W95])" office:value-type="float"/>
          <table:table-cell table:formula="of:=MAX([.$L95];[.$X95])" office:value-type="float"/>
          <table:table-cell table:formula="of:=MAX([.$M95];[.$Y95])" office:value-type="float"/>
          <table:table-cell table:formula="of:=MAX([.$N95];[.$Z95])" office:value-type="float"/>
        </table:table-row>
        <table:table-row table:style-name="ro1">
          <table:table-cell office:value-type="string">
            <text:p>freecell.freecell-3-2.asp/12</text:p>
          </table:table-cell>
          <table:table-cell office:value-type="float" office:value="300.0"/>
          <table:table-cell office:value-type="float" office:value="299.978"/>
          <table:table-cell office:value-type="float" office:value="241.63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98072.0"/>
          <table:table-cell office:value-type="float" office:value="164033.0"/>
          <table:table-cell office:value-type="float" office:value="103757.0"/>
          <table:table-cell office:value-type="float" office:value="1946208.0"/>
          <table:table-cell office:value-type="float" office:value="313952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5"/>
          <table:table-cell office:value-type="float" office:value="241.84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4279.0"/>
          <table:table-cell office:value-type="float" office:value="234827.0"/>
          <table:table-cell office:value-type="float" office:value="1946208.0"/>
          <table:table-cell office:value-type="float" office:value="313952.0"/>
          <table:table-cell office:value-type="float" office:value="0.0"/>
          <table:table-cell office:value-type="float" office:value="0.0"/>
          <table:table-cell table:formula="of:=MIN([.$B96];[.$O96])" office:value-type="float"/>
          <table:table-cell table:formula="of:=MIN([.$C96];[.$P96])" office:value-type="float"/>
          <table:table-cell table:formula="of:=MIN([.$D96];[.$Q96])" office:value-type="float"/>
          <table:table-cell table:formula="of:=MIN([.$E96];[.$R96])" office:value-type="float"/>
          <table:table-cell table:formula="of:=MIN([.$F96];[.$S96])" office:value-type="float"/>
          <table:table-cell table:formula="of:=MIN([.$G96];[.$T96])" office:value-type="float"/>
          <table:table-cell table:formula="of:=MIN([.$H96];[.$U96])" office:value-type="float"/>
          <table:table-cell table:formula="of:=MIN([.$I96];[.$V96])" office:value-type="float"/>
          <table:table-cell table:formula="of:=MIN([.$J96])" office:value-type="float"/>
          <table:table-cell table:formula="of:=MIN([.$K96];[.$W96])" office:value-type="float"/>
          <table:table-cell table:formula="of:=MIN([.$L96];[.$X96])" office:value-type="float"/>
          <table:table-cell table:formula="of:=MIN([.$M96];[.$Y96])" office:value-type="float"/>
          <table:table-cell table:formula="of:=MIN([.$N96];[.$Z96])" office:value-type="float"/>
          <table:table-cell table:formula="of:=MEDIAN([.$B96];[.$O96])" office:value-type="float"/>
          <table:table-cell table:formula="of:=MEDIAN([.$C96];[.$P96])" office:value-type="float"/>
          <table:table-cell table:formula="of:=MEDIAN([.$D96];[.$Q96])" office:value-type="float"/>
          <table:table-cell table:formula="of:=MEDIAN([.$E96];[.$R96])" office:value-type="float"/>
          <table:table-cell table:formula="of:=MEDIAN([.$F96];[.$S96])" office:value-type="float"/>
          <table:table-cell table:formula="of:=MEDIAN([.$G96];[.$T96])" office:value-type="float"/>
          <table:table-cell table:formula="of:=MEDIAN([.$H96];[.$U96])" office:value-type="float"/>
          <table:table-cell table:formula="of:=MEDIAN([.$I96];[.$V96])" office:value-type="float"/>
          <table:table-cell table:formula="of:=MEDIAN([.$J96])" office:value-type="float"/>
          <table:table-cell table:formula="of:=MEDIAN([.$K96];[.$W96])" office:value-type="float"/>
          <table:table-cell table:formula="of:=MEDIAN([.$L96];[.$X96])" office:value-type="float"/>
          <table:table-cell table:formula="of:=MEDIAN([.$M96];[.$Y96])" office:value-type="float"/>
          <table:table-cell table:formula="of:=MEDIAN([.$N96];[.$Z96])" office:value-type="float"/>
          <table:table-cell table:formula="of:=MAX([.$B96];[.$O96])" office:value-type="float"/>
          <table:table-cell table:formula="of:=MAX([.$C96];[.$P96])" office:value-type="float"/>
          <table:table-cell table:formula="of:=MAX([.$D96];[.$Q96])" office:value-type="float"/>
          <table:table-cell table:formula="of:=MAX([.$E96];[.$R96])" office:value-type="float"/>
          <table:table-cell table:formula="of:=MAX([.$F96];[.$S96])" office:value-type="float"/>
          <table:table-cell table:formula="of:=MAX([.$G96];[.$T96])" office:value-type="float"/>
          <table:table-cell table:formula="of:=MAX([.$H96];[.$U96])" office:value-type="float"/>
          <table:table-cell table:formula="of:=MAX([.$I96];[.$V96])" office:value-type="float"/>
          <table:table-cell table:formula="of:=MAX([.$J96])" office:value-type="float"/>
          <table:table-cell table:formula="of:=MAX([.$K96];[.$W96])" office:value-type="float"/>
          <table:table-cell table:formula="of:=MAX([.$L96];[.$X96])" office:value-type="float"/>
          <table:table-cell table:formula="of:=MAX([.$M96];[.$Y96])" office:value-type="float"/>
          <table:table-cell table:formula="of:=MAX([.$N96];[.$Z96])" office:value-type="float"/>
        </table:table-row>
        <table:table-row table:style-name="ro1">
          <table:table-cell office:value-type="string">
            <text:p>freecell.freecell-3-2.asp/13</text:p>
          </table:table-cell>
          <table:table-cell office:value-type="float" office:value="61.8495"/>
          <table:table-cell office:value-type="float" office:value="61.459"/>
          <table:table-cell office:value-type="float" office:value="1.24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544.0"/>
          <table:table-cell office:value-type="float" office:value="7963.0"/>
          <table:table-cell office:value-type="float" office:value="5702.0"/>
          <table:table-cell office:value-type="float" office:value="2102082.0"/>
          <table:table-cell office:value-type="float" office:value="36803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8"/>
          <table:table-cell office:value-type="float" office:value="239.64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0850.0"/>
          <table:table-cell office:value-type="float" office:value="214645.0"/>
          <table:table-cell office:value-type="float" office:value="2102082.0"/>
          <table:table-cell office:value-type="float" office:value="368038.0"/>
          <table:table-cell office:value-type="float" office:value="0.0"/>
          <table:table-cell office:value-type="float" office:value="0.0"/>
          <table:table-cell table:formula="of:=MIN([.$B97];[.$O97])" office:value-type="float"/>
          <table:table-cell table:formula="of:=MIN([.$C97];[.$P97])" office:value-type="float"/>
          <table:table-cell table:formula="of:=MIN([.$D97];[.$Q97])" office:value-type="float"/>
          <table:table-cell table:formula="of:=MIN([.$E97];[.$R97])" office:value-type="float"/>
          <table:table-cell table:formula="of:=MIN([.$F97];[.$S97])" office:value-type="float"/>
          <table:table-cell table:formula="of:=MIN([.$G97];[.$T97])" office:value-type="float"/>
          <table:table-cell table:formula="of:=MIN([.$H97];[.$U97])" office:value-type="float"/>
          <table:table-cell table:formula="of:=MIN([.$I97];[.$V97])" office:value-type="float"/>
          <table:table-cell table:formula="of:=MIN([.$J97])" office:value-type="float"/>
          <table:table-cell table:formula="of:=MIN([.$K97];[.$W97])" office:value-type="float"/>
          <table:table-cell table:formula="of:=MIN([.$L97];[.$X97])" office:value-type="float"/>
          <table:table-cell table:formula="of:=MIN([.$M97];[.$Y97])" office:value-type="float"/>
          <table:table-cell table:formula="of:=MIN([.$N97];[.$Z97])" office:value-type="float"/>
          <table:table-cell table:formula="of:=MEDIAN([.$B97];[.$O97])" office:value-type="float"/>
          <table:table-cell table:formula="of:=MEDIAN([.$C97];[.$P97])" office:value-type="float"/>
          <table:table-cell table:formula="of:=MEDIAN([.$D97];[.$Q97])" office:value-type="float"/>
          <table:table-cell table:formula="of:=MEDIAN([.$E97];[.$R97])" office:value-type="float"/>
          <table:table-cell table:formula="of:=MEDIAN([.$F97];[.$S97])" office:value-type="float"/>
          <table:table-cell table:formula="of:=MEDIAN([.$G97];[.$T97])" office:value-type="float"/>
          <table:table-cell table:formula="of:=MEDIAN([.$H97];[.$U97])" office:value-type="float"/>
          <table:table-cell table:formula="of:=MEDIAN([.$I97];[.$V97])" office:value-type="float"/>
          <table:table-cell table:formula="of:=MEDIAN([.$J97])" office:value-type="float"/>
          <table:table-cell table:formula="of:=MEDIAN([.$K97];[.$W97])" office:value-type="float"/>
          <table:table-cell table:formula="of:=MEDIAN([.$L97];[.$X97])" office:value-type="float"/>
          <table:table-cell table:formula="of:=MEDIAN([.$M97];[.$Y97])" office:value-type="float"/>
          <table:table-cell table:formula="of:=MEDIAN([.$N97];[.$Z97])" office:value-type="float"/>
          <table:table-cell table:formula="of:=MAX([.$B97];[.$O97])" office:value-type="float"/>
          <table:table-cell table:formula="of:=MAX([.$C97];[.$P97])" office:value-type="float"/>
          <table:table-cell table:formula="of:=MAX([.$D97];[.$Q97])" office:value-type="float"/>
          <table:table-cell table:formula="of:=MAX([.$E97];[.$R97])" office:value-type="float"/>
          <table:table-cell table:formula="of:=MAX([.$F97];[.$S97])" office:value-type="float"/>
          <table:table-cell table:formula="of:=MAX([.$G97];[.$T97])" office:value-type="float"/>
          <table:table-cell table:formula="of:=MAX([.$H97];[.$U97])" office:value-type="float"/>
          <table:table-cell table:formula="of:=MAX([.$I97];[.$V97])" office:value-type="float"/>
          <table:table-cell table:formula="of:=MAX([.$J97])" office:value-type="float"/>
          <table:table-cell table:formula="of:=MAX([.$K97];[.$W97])" office:value-type="float"/>
          <table:table-cell table:formula="of:=MAX([.$L97];[.$X97])" office:value-type="float"/>
          <table:table-cell table:formula="of:=MAX([.$M97];[.$Y97])" office:value-type="float"/>
          <table:table-cell table:formula="of:=MAX([.$N97];[.$Z97])" office:value-type="float"/>
        </table:table-row>
        <table:table-row table:style-name="ro1">
          <table:table-cell office:value-type="string">
            <text:p>freecell.freecell-3-2.asp/14</text:p>
          </table:table-cell>
          <table:table-cell office:value-type="float" office:value="64.955"/>
          <table:table-cell office:value-type="float" office:value="64.527"/>
          <table:table-cell office:value-type="float" office:value="2.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375.0"/>
          <table:table-cell office:value-type="float" office:value="10570.0"/>
          <table:table-cell office:value-type="float" office:value="7610.0"/>
          <table:table-cell office:value-type="float" office:value="2257956.0"/>
          <table:table-cell office:value-type="float" office:value="42212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8"/>
          <table:table-cell office:value-type="float" office:value="237.79"/>
          <table:table-cell office:value-type="float" office:value="0.0"/>
          <table:table-cell office:value-type="float" office:value="1.0"/>
          <table:table-cell office:value-type="float" office:value="17.0"/>
          <table:table-cell office:value-type="float" office:value="221649.0"/>
          <table:table-cell office:value-type="float" office:value="293198.0"/>
          <table:table-cell office:value-type="float" office:value="2257956.0"/>
          <table:table-cell office:value-type="float" office:value="422124.0"/>
          <table:table-cell office:value-type="float" office:value="0.0"/>
          <table:table-cell office:value-type="float" office:value="0.0"/>
          <table:table-cell table:formula="of:=MIN([.$B98];[.$O98])" office:value-type="float"/>
          <table:table-cell table:formula="of:=MIN([.$C98];[.$P98])" office:value-type="float"/>
          <table:table-cell table:formula="of:=MIN([.$D98];[.$Q98])" office:value-type="float"/>
          <table:table-cell table:formula="of:=MIN([.$E98];[.$R98])" office:value-type="float"/>
          <table:table-cell table:formula="of:=MIN([.$F98];[.$S98])" office:value-type="float"/>
          <table:table-cell table:formula="of:=MIN([.$G98];[.$T98])" office:value-type="float"/>
          <table:table-cell table:formula="of:=MIN([.$H98];[.$U98])" office:value-type="float"/>
          <table:table-cell table:formula="of:=MIN([.$I98];[.$V98])" office:value-type="float"/>
          <table:table-cell table:formula="of:=MIN([.$J98])" office:value-type="float"/>
          <table:table-cell table:formula="of:=MIN([.$K98];[.$W98])" office:value-type="float"/>
          <table:table-cell table:formula="of:=MIN([.$L98];[.$X98])" office:value-type="float"/>
          <table:table-cell table:formula="of:=MIN([.$M98];[.$Y98])" office:value-type="float"/>
          <table:table-cell table:formula="of:=MIN([.$N98];[.$Z98])" office:value-type="float"/>
          <table:table-cell table:formula="of:=MEDIAN([.$B98];[.$O98])" office:value-type="float"/>
          <table:table-cell table:formula="of:=MEDIAN([.$C98];[.$P98])" office:value-type="float"/>
          <table:table-cell table:formula="of:=MEDIAN([.$D98];[.$Q98])" office:value-type="float"/>
          <table:table-cell table:formula="of:=MEDIAN([.$E98];[.$R98])" office:value-type="float"/>
          <table:table-cell table:formula="of:=MEDIAN([.$F98];[.$S98])" office:value-type="float"/>
          <table:table-cell table:formula="of:=MEDIAN([.$G98];[.$T98])" office:value-type="float"/>
          <table:table-cell table:formula="of:=MEDIAN([.$H98];[.$U98])" office:value-type="float"/>
          <table:table-cell table:formula="of:=MEDIAN([.$I98];[.$V98])" office:value-type="float"/>
          <table:table-cell table:formula="of:=MEDIAN([.$J98])" office:value-type="float"/>
          <table:table-cell table:formula="of:=MEDIAN([.$K98];[.$W98])" office:value-type="float"/>
          <table:table-cell table:formula="of:=MEDIAN([.$L98];[.$X98])" office:value-type="float"/>
          <table:table-cell table:formula="of:=MEDIAN([.$M98];[.$Y98])" office:value-type="float"/>
          <table:table-cell table:formula="of:=MEDIAN([.$N98];[.$Z98])" office:value-type="float"/>
          <table:table-cell table:formula="of:=MAX([.$B98];[.$O98])" office:value-type="float"/>
          <table:table-cell table:formula="of:=MAX([.$C98];[.$P98])" office:value-type="float"/>
          <table:table-cell table:formula="of:=MAX([.$D98];[.$Q98])" office:value-type="float"/>
          <table:table-cell table:formula="of:=MAX([.$E98];[.$R98])" office:value-type="float"/>
          <table:table-cell table:formula="of:=MAX([.$F98];[.$S98])" office:value-type="float"/>
          <table:table-cell table:formula="of:=MAX([.$G98];[.$T98])" office:value-type="float"/>
          <table:table-cell table:formula="of:=MAX([.$H98];[.$U98])" office:value-type="float"/>
          <table:table-cell table:formula="of:=MAX([.$I98];[.$V98])" office:value-type="float"/>
          <table:table-cell table:formula="of:=MAX([.$J98])" office:value-type="float"/>
          <table:table-cell table:formula="of:=MAX([.$K98];[.$W98])" office:value-type="float"/>
          <table:table-cell table:formula="of:=MAX([.$L98];[.$X98])" office:value-type="float"/>
          <table:table-cell table:formula="of:=MAX([.$M98];[.$Y98])" office:value-type="float"/>
          <table:table-cell table:formula="of:=MAX([.$N98];[.$Z98])" office:value-type="float"/>
        </table:table-row>
        <table:table-row table:style-name="ro1">
          <table:table-cell office:value-type="string">
            <text:p>freecell.freecell-3-2.asp/15</text:p>
          </table:table-cell>
          <table:table-cell office:value-type="float" office:value="66.5807"/>
          <table:table-cell office:value-type="float" office:value="66.135"/>
          <table:table-cell office:value-type="float" office:value="2.2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1988.0"/>
          <table:table-cell office:value-type="float" office:value="9141.0"/>
          <table:table-cell office:value-type="float" office:value="6313.0"/>
          <table:table-cell office:value-type="float" office:value="2413830.0"/>
          <table:table-cell office:value-type="float" office:value="47621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9"/>
          <table:table-cell office:value-type="float" office:value="236.03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2554.0"/>
          <table:table-cell office:value-type="float" office:value="198579.0"/>
          <table:table-cell office:value-type="float" office:value="2413830.0"/>
          <table:table-cell office:value-type="float" office:value="476210.0"/>
          <table:table-cell office:value-type="float" office:value="0.0"/>
          <table:table-cell office:value-type="float" office:value="0.0"/>
          <table:table-cell table:formula="of:=MIN([.$B99];[.$O99])" office:value-type="float"/>
          <table:table-cell table:formula="of:=MIN([.$C99];[.$P99])" office:value-type="float"/>
          <table:table-cell table:formula="of:=MIN([.$D99];[.$Q99])" office:value-type="float"/>
          <table:table-cell table:formula="of:=MIN([.$E99];[.$R99])" office:value-type="float"/>
          <table:table-cell table:formula="of:=MIN([.$F99];[.$S99])" office:value-type="float"/>
          <table:table-cell table:formula="of:=MIN([.$G99];[.$T99])" office:value-type="float"/>
          <table:table-cell table:formula="of:=MIN([.$H99];[.$U99])" office:value-type="float"/>
          <table:table-cell table:formula="of:=MIN([.$I99];[.$V99])" office:value-type="float"/>
          <table:table-cell table:formula="of:=MIN([.$J99])" office:value-type="float"/>
          <table:table-cell table:formula="of:=MIN([.$K99];[.$W99])" office:value-type="float"/>
          <table:table-cell table:formula="of:=MIN([.$L99];[.$X99])" office:value-type="float"/>
          <table:table-cell table:formula="of:=MIN([.$M99];[.$Y99])" office:value-type="float"/>
          <table:table-cell table:formula="of:=MIN([.$N99];[.$Z99])" office:value-type="float"/>
          <table:table-cell table:formula="of:=MEDIAN([.$B99];[.$O99])" office:value-type="float"/>
          <table:table-cell table:formula="of:=MEDIAN([.$C99];[.$P99])" office:value-type="float"/>
          <table:table-cell table:formula="of:=MEDIAN([.$D99];[.$Q99])" office:value-type="float"/>
          <table:table-cell table:formula="of:=MEDIAN([.$E99];[.$R99])" office:value-type="float"/>
          <table:table-cell table:formula="of:=MEDIAN([.$F99];[.$S99])" office:value-type="float"/>
          <table:table-cell table:formula="of:=MEDIAN([.$G99];[.$T99])" office:value-type="float"/>
          <table:table-cell table:formula="of:=MEDIAN([.$H99];[.$U99])" office:value-type="float"/>
          <table:table-cell table:formula="of:=MEDIAN([.$I99];[.$V99])" office:value-type="float"/>
          <table:table-cell table:formula="of:=MEDIAN([.$J99])" office:value-type="float"/>
          <table:table-cell table:formula="of:=MEDIAN([.$K99];[.$W99])" office:value-type="float"/>
          <table:table-cell table:formula="of:=MEDIAN([.$L99];[.$X99])" office:value-type="float"/>
          <table:table-cell table:formula="of:=MEDIAN([.$M99];[.$Y99])" office:value-type="float"/>
          <table:table-cell table:formula="of:=MEDIAN([.$N99];[.$Z99])" office:value-type="float"/>
          <table:table-cell table:formula="of:=MAX([.$B99];[.$O99])" office:value-type="float"/>
          <table:table-cell table:formula="of:=MAX([.$C99];[.$P99])" office:value-type="float"/>
          <table:table-cell table:formula="of:=MAX([.$D99];[.$Q99])" office:value-type="float"/>
          <table:table-cell table:formula="of:=MAX([.$E99];[.$R99])" office:value-type="float"/>
          <table:table-cell table:formula="of:=MAX([.$F99];[.$S99])" office:value-type="float"/>
          <table:table-cell table:formula="of:=MAX([.$G99];[.$T99])" office:value-type="float"/>
          <table:table-cell table:formula="of:=MAX([.$H99];[.$U99])" office:value-type="float"/>
          <table:table-cell table:formula="of:=MAX([.$I99];[.$V99])" office:value-type="float"/>
          <table:table-cell table:formula="of:=MAX([.$J99])" office:value-type="float"/>
          <table:table-cell table:formula="of:=MAX([.$K99];[.$W99])" office:value-type="float"/>
          <table:table-cell table:formula="of:=MAX([.$L99];[.$X99])" office:value-type="float"/>
          <table:table-cell table:formula="of:=MAX([.$M99];[.$Y99])" office:value-type="float"/>
          <table:table-cell table:formula="of:=MAX([.$N99];[.$Z99])" office:value-type="float"/>
        </table:table-row>
        <table:table-row table:style-name="ro1">
          <table:table-cell office:value-type="string">
            <text:p>freecell.freecell-3-2.asp/2</text:p>
          </table:table-cell>
          <table:table-cell office:value-type="float" office:value="39.2482"/>
          <table:table-cell office:value-type="float" office:value="39.1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7468.0"/>
          <table:table-cell office:value-type="float" office:value="168.0"/>
          <table:table-cell office:value-type="float" office:value="0.0"/>
          <table:table-cell office:value-type="float" office:value="0.0"/>
          <table:table-cell office:value-type="float" office:value="39.1475"/>
          <table:table-cell office:value-type="float" office:value="39.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87468.0"/>
          <table:table-cell office:value-type="float" office:value="168.0"/>
          <table:table-cell office:value-type="float" office:value="0.0"/>
          <table:table-cell office:value-type="float" office:value="0.0"/>
          <table:table-cell table:formula="of:=MIN([.$B100];[.$O100])" office:value-type="float"/>
          <table:table-cell table:formula="of:=MIN([.$C100];[.$P100])" office:value-type="float"/>
          <table:table-cell table:formula="of:=MIN([.$D100];[.$Q100])" office:value-type="float"/>
          <table:table-cell table:formula="of:=MIN([.$E100];[.$R100])" office:value-type="float"/>
          <table:table-cell table:formula="of:=MIN([.$F100];[.$S100])" office:value-type="float"/>
          <table:table-cell table:formula="of:=MIN([.$G100];[.$T100])" office:value-type="float"/>
          <table:table-cell table:formula="of:=MIN([.$H100];[.$U100])" office:value-type="float"/>
          <table:table-cell table:formula="of:=MIN([.$I100];[.$V100])" office:value-type="float"/>
          <table:table-cell table:formula="of:=MIN([.$J100])" office:value-type="float"/>
          <table:table-cell table:formula="of:=MIN([.$K100];[.$W100])" office:value-type="float"/>
          <table:table-cell table:formula="of:=MIN([.$L100];[.$X100])" office:value-type="float"/>
          <table:table-cell table:formula="of:=MIN([.$M100];[.$Y100])" office:value-type="float"/>
          <table:table-cell table:formula="of:=MIN([.$N100];[.$Z100])" office:value-type="float"/>
          <table:table-cell table:formula="of:=MEDIAN([.$B100];[.$O100])" office:value-type="float"/>
          <table:table-cell table:formula="of:=MEDIAN([.$C100];[.$P100])" office:value-type="float"/>
          <table:table-cell table:formula="of:=MEDIAN([.$D100];[.$Q100])" office:value-type="float"/>
          <table:table-cell table:formula="of:=MEDIAN([.$E100];[.$R100])" office:value-type="float"/>
          <table:table-cell table:formula="of:=MEDIAN([.$F100];[.$S100])" office:value-type="float"/>
          <table:table-cell table:formula="of:=MEDIAN([.$G100];[.$T100])" office:value-type="float"/>
          <table:table-cell table:formula="of:=MEDIAN([.$H100];[.$U100])" office:value-type="float"/>
          <table:table-cell table:formula="of:=MEDIAN([.$I100];[.$V100])" office:value-type="float"/>
          <table:table-cell table:formula="of:=MEDIAN([.$J100])" office:value-type="float"/>
          <table:table-cell table:formula="of:=MEDIAN([.$K100];[.$W100])" office:value-type="float"/>
          <table:table-cell table:formula="of:=MEDIAN([.$L100];[.$X100])" office:value-type="float"/>
          <table:table-cell table:formula="of:=MEDIAN([.$M100];[.$Y100])" office:value-type="float"/>
          <table:table-cell table:formula="of:=MEDIAN([.$N100];[.$Z100])" office:value-type="float"/>
          <table:table-cell table:formula="of:=MAX([.$B100];[.$O100])" office:value-type="float"/>
          <table:table-cell table:formula="of:=MAX([.$C100];[.$P100])" office:value-type="float"/>
          <table:table-cell table:formula="of:=MAX([.$D100];[.$Q100])" office:value-type="float"/>
          <table:table-cell table:formula="of:=MAX([.$E100];[.$R100])" office:value-type="float"/>
          <table:table-cell table:formula="of:=MAX([.$F100];[.$S100])" office:value-type="float"/>
          <table:table-cell table:formula="of:=MAX([.$G100];[.$T100])" office:value-type="float"/>
          <table:table-cell table:formula="of:=MAX([.$H100];[.$U100])" office:value-type="float"/>
          <table:table-cell table:formula="of:=MAX([.$I100];[.$V100])" office:value-type="float"/>
          <table:table-cell table:formula="of:=MAX([.$J100])" office:value-type="float"/>
          <table:table-cell table:formula="of:=MAX([.$K100];[.$W100])" office:value-type="float"/>
          <table:table-cell table:formula="of:=MAX([.$L100];[.$X100])" office:value-type="float"/>
          <table:table-cell table:formula="of:=MAX([.$M100];[.$Y100])" office:value-type="float"/>
          <table:table-cell table:formula="of:=MAX([.$N100];[.$Z100])" office:value-type="float"/>
        </table:table-row>
        <table:table-row table:style-name="ro1">
          <table:table-cell office:value-type="string">
            <text:p>freecell.freecell-3-2.asp/3</text:p>
          </table:table-cell>
          <table:table-cell office:value-type="float" office:value="40.9765"/>
          <table:table-cell office:value-type="float" office:value="40.8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43342.0"/>
          <table:table-cell office:value-type="float" office:value="382.0"/>
          <table:table-cell office:value-type="float" office:value="0.0"/>
          <table:table-cell office:value-type="float" office:value="0.0"/>
          <table:table-cell office:value-type="float" office:value="40.8517"/>
          <table:table-cell office:value-type="float" office:value="40.6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43342.0"/>
          <table:table-cell office:value-type="float" office:value="382.0"/>
          <table:table-cell office:value-type="float" office:value="0.0"/>
          <table:table-cell office:value-type="float" office:value="0.0"/>
          <table:table-cell table:formula="of:=MIN([.$B101];[.$O101])" office:value-type="float"/>
          <table:table-cell table:formula="of:=MIN([.$C101];[.$P101])" office:value-type="float"/>
          <table:table-cell table:formula="of:=MIN([.$D101];[.$Q101])" office:value-type="float"/>
          <table:table-cell table:formula="of:=MIN([.$E101];[.$R101])" office:value-type="float"/>
          <table:table-cell table:formula="of:=MIN([.$F101];[.$S101])" office:value-type="float"/>
          <table:table-cell table:formula="of:=MIN([.$G101];[.$T101])" office:value-type="float"/>
          <table:table-cell table:formula="of:=MIN([.$H101];[.$U101])" office:value-type="float"/>
          <table:table-cell table:formula="of:=MIN([.$I101];[.$V101])" office:value-type="float"/>
          <table:table-cell table:formula="of:=MIN([.$J101])" office:value-type="float"/>
          <table:table-cell table:formula="of:=MIN([.$K101];[.$W101])" office:value-type="float"/>
          <table:table-cell table:formula="of:=MIN([.$L101];[.$X101])" office:value-type="float"/>
          <table:table-cell table:formula="of:=MIN([.$M101];[.$Y101])" office:value-type="float"/>
          <table:table-cell table:formula="of:=MIN([.$N101];[.$Z101])" office:value-type="float"/>
          <table:table-cell table:formula="of:=MEDIAN([.$B101];[.$O101])" office:value-type="float"/>
          <table:table-cell table:formula="of:=MEDIAN([.$C101];[.$P101])" office:value-type="float"/>
          <table:table-cell table:formula="of:=MEDIAN([.$D101];[.$Q101])" office:value-type="float"/>
          <table:table-cell table:formula="of:=MEDIAN([.$E101];[.$R101])" office:value-type="float"/>
          <table:table-cell table:formula="of:=MEDIAN([.$F101];[.$S101])" office:value-type="float"/>
          <table:table-cell table:formula="of:=MEDIAN([.$G101];[.$T101])" office:value-type="float"/>
          <table:table-cell table:formula="of:=MEDIAN([.$H101];[.$U101])" office:value-type="float"/>
          <table:table-cell table:formula="of:=MEDIAN([.$I101];[.$V101])" office:value-type="float"/>
          <table:table-cell table:formula="of:=MEDIAN([.$J101])" office:value-type="float"/>
          <table:table-cell table:formula="of:=MEDIAN([.$K101];[.$W101])" office:value-type="float"/>
          <table:table-cell table:formula="of:=MEDIAN([.$L101];[.$X101])" office:value-type="float"/>
          <table:table-cell table:formula="of:=MEDIAN([.$M101];[.$Y101])" office:value-type="float"/>
          <table:table-cell table:formula="of:=MEDIAN([.$N101];[.$Z101])" office:value-type="float"/>
          <table:table-cell table:formula="of:=MAX([.$B101];[.$O101])" office:value-type="float"/>
          <table:table-cell table:formula="of:=MAX([.$C101];[.$P101])" office:value-type="float"/>
          <table:table-cell table:formula="of:=MAX([.$D101];[.$Q101])" office:value-type="float"/>
          <table:table-cell table:formula="of:=MAX([.$E101];[.$R101])" office:value-type="float"/>
          <table:table-cell table:formula="of:=MAX([.$F101];[.$S101])" office:value-type="float"/>
          <table:table-cell table:formula="of:=MAX([.$G101];[.$T101])" office:value-type="float"/>
          <table:table-cell table:formula="of:=MAX([.$H101];[.$U101])" office:value-type="float"/>
          <table:table-cell table:formula="of:=MAX([.$I101];[.$V101])" office:value-type="float"/>
          <table:table-cell table:formula="of:=MAX([.$J101])" office:value-type="float"/>
          <table:table-cell table:formula="of:=MAX([.$K101];[.$W101])" office:value-type="float"/>
          <table:table-cell table:formula="of:=MAX([.$L101];[.$X101])" office:value-type="float"/>
          <table:table-cell table:formula="of:=MAX([.$M101];[.$Y101])" office:value-type="float"/>
          <table:table-cell table:formula="of:=MAX([.$N101];[.$Z101])" office:value-type="float"/>
        </table:table-row>
        <table:table-row table:style-name="ro1">
          <table:table-cell office:value-type="string">
            <text:p>freecell.freecell-3-2.asp/4</text:p>
          </table:table-cell>
          <table:table-cell office:value-type="float" office:value="42.7163"/>
          <table:table-cell office:value-type="float" office:value="42.5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99216.0"/>
          <table:table-cell office:value-type="float" office:value="596.0"/>
          <table:table-cell office:value-type="float" office:value="0.0"/>
          <table:table-cell office:value-type="float" office:value="0.0"/>
          <table:table-cell office:value-type="float" office:value="42.5891"/>
          <table:table-cell office:value-type="float" office:value="42.4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99216.0"/>
          <table:table-cell office:value-type="float" office:value="596.0"/>
          <table:table-cell office:value-type="float" office:value="0.0"/>
          <table:table-cell office:value-type="float" office:value="0.0"/>
          <table:table-cell table:formula="of:=MIN([.$B102];[.$O102])" office:value-type="float"/>
          <table:table-cell table:formula="of:=MIN([.$C102];[.$P102])" office:value-type="float"/>
          <table:table-cell table:formula="of:=MIN([.$D102];[.$Q102])" office:value-type="float"/>
          <table:table-cell table:formula="of:=MIN([.$E102];[.$R102])" office:value-type="float"/>
          <table:table-cell table:formula="of:=MIN([.$F102];[.$S102])" office:value-type="float"/>
          <table:table-cell table:formula="of:=MIN([.$G102];[.$T102])" office:value-type="float"/>
          <table:table-cell table:formula="of:=MIN([.$H102];[.$U102])" office:value-type="float"/>
          <table:table-cell table:formula="of:=MIN([.$I102];[.$V102])" office:value-type="float"/>
          <table:table-cell table:formula="of:=MIN([.$J102])" office:value-type="float"/>
          <table:table-cell table:formula="of:=MIN([.$K102];[.$W102])" office:value-type="float"/>
          <table:table-cell table:formula="of:=MIN([.$L102];[.$X102])" office:value-type="float"/>
          <table:table-cell table:formula="of:=MIN([.$M102];[.$Y102])" office:value-type="float"/>
          <table:table-cell table:formula="of:=MIN([.$N102];[.$Z102])" office:value-type="float"/>
          <table:table-cell table:formula="of:=MEDIAN([.$B102];[.$O102])" office:value-type="float"/>
          <table:table-cell table:formula="of:=MEDIAN([.$C102];[.$P102])" office:value-type="float"/>
          <table:table-cell table:formula="of:=MEDIAN([.$D102];[.$Q102])" office:value-type="float"/>
          <table:table-cell table:formula="of:=MEDIAN([.$E102];[.$R102])" office:value-type="float"/>
          <table:table-cell table:formula="of:=MEDIAN([.$F102];[.$S102])" office:value-type="float"/>
          <table:table-cell table:formula="of:=MEDIAN([.$G102];[.$T102])" office:value-type="float"/>
          <table:table-cell table:formula="of:=MEDIAN([.$H102];[.$U102])" office:value-type="float"/>
          <table:table-cell table:formula="of:=MEDIAN([.$I102];[.$V102])" office:value-type="float"/>
          <table:table-cell table:formula="of:=MEDIAN([.$J102])" office:value-type="float"/>
          <table:table-cell table:formula="of:=MEDIAN([.$K102];[.$W102])" office:value-type="float"/>
          <table:table-cell table:formula="of:=MEDIAN([.$L102];[.$X102])" office:value-type="float"/>
          <table:table-cell table:formula="of:=MEDIAN([.$M102];[.$Y102])" office:value-type="float"/>
          <table:table-cell table:formula="of:=MEDIAN([.$N102];[.$Z102])" office:value-type="float"/>
          <table:table-cell table:formula="of:=MAX([.$B102];[.$O102])" office:value-type="float"/>
          <table:table-cell table:formula="of:=MAX([.$C102];[.$P102])" office:value-type="float"/>
          <table:table-cell table:formula="of:=MAX([.$D102];[.$Q102])" office:value-type="float"/>
          <table:table-cell table:formula="of:=MAX([.$E102];[.$R102])" office:value-type="float"/>
          <table:table-cell table:formula="of:=MAX([.$F102];[.$S102])" office:value-type="float"/>
          <table:table-cell table:formula="of:=MAX([.$G102];[.$T102])" office:value-type="float"/>
          <table:table-cell table:formula="of:=MAX([.$H102];[.$U102])" office:value-type="float"/>
          <table:table-cell table:formula="of:=MAX([.$I102];[.$V102])" office:value-type="float"/>
          <table:table-cell table:formula="of:=MAX([.$J102])" office:value-type="float"/>
          <table:table-cell table:formula="of:=MAX([.$K102];[.$W102])" office:value-type="float"/>
          <table:table-cell table:formula="of:=MAX([.$L102];[.$X102])" office:value-type="float"/>
          <table:table-cell table:formula="of:=MAX([.$M102];[.$Y102])" office:value-type="float"/>
          <table:table-cell table:formula="of:=MAX([.$N102];[.$Z102])" office:value-type="float"/>
        </table:table-row>
        <table:table-row table:style-name="ro1">
          <table:table-cell office:value-type="string">
            <text:p>freecell.freecell-3-2.asp/5</text:p>
          </table:table-cell>
          <table:table-cell office:value-type="float" office:value="45.0425"/>
          <table:table-cell office:value-type="float" office:value="44.866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71.0"/>
          <table:table-cell office:value-type="float" office:value="659.0"/>
          <table:table-cell office:value-type="float" office:value="184.0"/>
          <table:table-cell office:value-type="float" office:value="855090.0"/>
          <table:table-cell office:value-type="float" office:value="43847.0"/>
          <table:table-cell office:value-type="float" office:value="0.0"/>
          <table:table-cell office:value-type="float" office:value="0.0"/>
          <table:table-cell office:value-type="float" office:value="45.8335"/>
          <table:table-cell office:value-type="float" office:value="45.672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1.0"/>
          <table:table-cell office:value-type="float" office:value="429.0"/>
          <table:table-cell office:value-type="float" office:value="855090.0"/>
          <table:table-cell office:value-type="float" office:value="43847.0"/>
          <table:table-cell office:value-type="float" office:value="0.0"/>
          <table:table-cell office:value-type="float" office:value="0.0"/>
          <table:table-cell table:formula="of:=MIN([.$B103];[.$O103])" office:value-type="float"/>
          <table:table-cell table:formula="of:=MIN([.$C103];[.$P103])" office:value-type="float"/>
          <table:table-cell table:formula="of:=MIN([.$D103];[.$Q103])" office:value-type="float"/>
          <table:table-cell table:formula="of:=MIN([.$E103];[.$R103])" office:value-type="float"/>
          <table:table-cell table:formula="of:=MIN([.$F103];[.$S103])" office:value-type="float"/>
          <table:table-cell table:formula="of:=MIN([.$G103];[.$T103])" office:value-type="float"/>
          <table:table-cell table:formula="of:=MIN([.$H103];[.$U103])" office:value-type="float"/>
          <table:table-cell table:formula="of:=MIN([.$I103];[.$V103])" office:value-type="float"/>
          <table:table-cell table:formula="of:=MIN([.$J103])" office:value-type="float"/>
          <table:table-cell table:formula="of:=MIN([.$K103];[.$W103])" office:value-type="float"/>
          <table:table-cell table:formula="of:=MIN([.$L103];[.$X103])" office:value-type="float"/>
          <table:table-cell table:formula="of:=MIN([.$M103];[.$Y103])" office:value-type="float"/>
          <table:table-cell table:formula="of:=MIN([.$N103];[.$Z103])" office:value-type="float"/>
          <table:table-cell table:formula="of:=MEDIAN([.$B103];[.$O103])" office:value-type="float"/>
          <table:table-cell table:formula="of:=MEDIAN([.$C103];[.$P103])" office:value-type="float"/>
          <table:table-cell table:formula="of:=MEDIAN([.$D103];[.$Q103])" office:value-type="float"/>
          <table:table-cell table:formula="of:=MEDIAN([.$E103];[.$R103])" office:value-type="float"/>
          <table:table-cell table:formula="of:=MEDIAN([.$F103];[.$S103])" office:value-type="float"/>
          <table:table-cell table:formula="of:=MEDIAN([.$G103];[.$T103])" office:value-type="float"/>
          <table:table-cell table:formula="of:=MEDIAN([.$H103];[.$U103])" office:value-type="float"/>
          <table:table-cell table:formula="of:=MEDIAN([.$I103];[.$V103])" office:value-type="float"/>
          <table:table-cell table:formula="of:=MEDIAN([.$J103])" office:value-type="float"/>
          <table:table-cell table:formula="of:=MEDIAN([.$K103];[.$W103])" office:value-type="float"/>
          <table:table-cell table:formula="of:=MEDIAN([.$L103];[.$X103])" office:value-type="float"/>
          <table:table-cell table:formula="of:=MEDIAN([.$M103];[.$Y103])" office:value-type="float"/>
          <table:table-cell table:formula="of:=MEDIAN([.$N103];[.$Z103])" office:value-type="float"/>
          <table:table-cell table:formula="of:=MAX([.$B103];[.$O103])" office:value-type="float"/>
          <table:table-cell table:formula="of:=MAX([.$C103];[.$P103])" office:value-type="float"/>
          <table:table-cell table:formula="of:=MAX([.$D103];[.$Q103])" office:value-type="float"/>
          <table:table-cell table:formula="of:=MAX([.$E103];[.$R103])" office:value-type="float"/>
          <table:table-cell table:formula="of:=MAX([.$F103];[.$S103])" office:value-type="float"/>
          <table:table-cell table:formula="of:=MAX([.$G103];[.$T103])" office:value-type="float"/>
          <table:table-cell table:formula="of:=MAX([.$H103];[.$U103])" office:value-type="float"/>
          <table:table-cell table:formula="of:=MAX([.$I103];[.$V103])" office:value-type="float"/>
          <table:table-cell table:formula="of:=MAX([.$J103])" office:value-type="float"/>
          <table:table-cell table:formula="of:=MAX([.$K103];[.$W103])" office:value-type="float"/>
          <table:table-cell table:formula="of:=MAX([.$L103];[.$X103])" office:value-type="float"/>
          <table:table-cell table:formula="of:=MAX([.$M103];[.$Y103])" office:value-type="float"/>
          <table:table-cell table:formula="of:=MAX([.$N103];[.$Z103])" office:value-type="float"/>
        </table:table-row>
        <table:table-row table:style-name="ro1">
          <table:table-cell office:value-type="string">
            <text:p>freecell.freecell-3-2.asp/6</text:p>
          </table:table-cell>
          <table:table-cell office:value-type="float" office:value="47.1628"/>
          <table:table-cell office:value-type="float" office:value="46.952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70.0"/>
          <table:table-cell office:value-type="float" office:value="2148.0"/>
          <table:table-cell office:value-type="float" office:value="896.0"/>
          <table:table-cell office:value-type="float" office:value="1010964.0"/>
          <table:table-cell office:value-type="float" office:value="66304.0"/>
          <table:table-cell office:value-type="float" office:value="0.0"/>
          <table:table-cell office:value-type="float" office:value="0.0"/>
          <table:table-cell office:value-type="float" office:value="47.0174"/>
          <table:table-cell office:value-type="float" office:value="46.826"/>
          <table:table-cell office:value-type="float" office:value="0.36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928.0"/>
          <table:table-cell office:value-type="float" office:value="1178.0"/>
          <table:table-cell office:value-type="float" office:value="1010964.0"/>
          <table:table-cell office:value-type="float" office:value="66304.0"/>
          <table:table-cell office:value-type="float" office:value="0.0"/>
          <table:table-cell office:value-type="float" office:value="0.0"/>
          <table:table-cell table:formula="of:=MIN([.$B104];[.$O104])" office:value-type="float"/>
          <table:table-cell table:formula="of:=MIN([.$C104];[.$P104])" office:value-type="float"/>
          <table:table-cell table:formula="of:=MIN([.$D104];[.$Q104])" office:value-type="float"/>
          <table:table-cell table:formula="of:=MIN([.$E104];[.$R104])" office:value-type="float"/>
          <table:table-cell table:formula="of:=MIN([.$F104];[.$S104])" office:value-type="float"/>
          <table:table-cell table:formula="of:=MIN([.$G104];[.$T104])" office:value-type="float"/>
          <table:table-cell table:formula="of:=MIN([.$H104];[.$U104])" office:value-type="float"/>
          <table:table-cell table:formula="of:=MIN([.$I104];[.$V104])" office:value-type="float"/>
          <table:table-cell table:formula="of:=MIN([.$J104])" office:value-type="float"/>
          <table:table-cell table:formula="of:=MIN([.$K104];[.$W104])" office:value-type="float"/>
          <table:table-cell table:formula="of:=MIN([.$L104];[.$X104])" office:value-type="float"/>
          <table:table-cell table:formula="of:=MIN([.$M104];[.$Y104])" office:value-type="float"/>
          <table:table-cell table:formula="of:=MIN([.$N104];[.$Z104])" office:value-type="float"/>
          <table:table-cell table:formula="of:=MEDIAN([.$B104];[.$O104])" office:value-type="float"/>
          <table:table-cell table:formula="of:=MEDIAN([.$C104];[.$P104])" office:value-type="float"/>
          <table:table-cell table:formula="of:=MEDIAN([.$D104];[.$Q104])" office:value-type="float"/>
          <table:table-cell table:formula="of:=MEDIAN([.$E104];[.$R104])" office:value-type="float"/>
          <table:table-cell table:formula="of:=MEDIAN([.$F104];[.$S104])" office:value-type="float"/>
          <table:table-cell table:formula="of:=MEDIAN([.$G104];[.$T104])" office:value-type="float"/>
          <table:table-cell table:formula="of:=MEDIAN([.$H104];[.$U104])" office:value-type="float"/>
          <table:table-cell table:formula="of:=MEDIAN([.$I104];[.$V104])" office:value-type="float"/>
          <table:table-cell table:formula="of:=MEDIAN([.$J104])" office:value-type="float"/>
          <table:table-cell table:formula="of:=MEDIAN([.$K104];[.$W104])" office:value-type="float"/>
          <table:table-cell table:formula="of:=MEDIAN([.$L104];[.$X104])" office:value-type="float"/>
          <table:table-cell table:formula="of:=MEDIAN([.$M104];[.$Y104])" office:value-type="float"/>
          <table:table-cell table:formula="of:=MEDIAN([.$N104];[.$Z104])" office:value-type="float"/>
          <table:table-cell table:formula="of:=MAX([.$B104];[.$O104])" office:value-type="float"/>
          <table:table-cell table:formula="of:=MAX([.$C104];[.$P104])" office:value-type="float"/>
          <table:table-cell table:formula="of:=MAX([.$D104];[.$Q104])" office:value-type="float"/>
          <table:table-cell table:formula="of:=MAX([.$E104];[.$R104])" office:value-type="float"/>
          <table:table-cell table:formula="of:=MAX([.$F104];[.$S104])" office:value-type="float"/>
          <table:table-cell table:formula="of:=MAX([.$G104];[.$T104])" office:value-type="float"/>
          <table:table-cell table:formula="of:=MAX([.$H104];[.$U104])" office:value-type="float"/>
          <table:table-cell table:formula="of:=MAX([.$I104];[.$V104])" office:value-type="float"/>
          <table:table-cell table:formula="of:=MAX([.$J104])" office:value-type="float"/>
          <table:table-cell table:formula="of:=MAX([.$K104];[.$W104])" office:value-type="float"/>
          <table:table-cell table:formula="of:=MAX([.$L104];[.$X104])" office:value-type="float"/>
          <table:table-cell table:formula="of:=MAX([.$M104];[.$Y104])" office:value-type="float"/>
          <table:table-cell table:formula="of:=MAX([.$N104];[.$Z104])" office:value-type="float"/>
        </table:table-row>
        <table:table-row table:style-name="ro1">
          <table:table-cell office:value-type="string">
            <text:p>freecell.freecell-3-2.asp/7</text:p>
          </table:table-cell>
          <table:table-cell office:value-type="float" office:value="49.7749"/>
          <table:table-cell office:value-type="float" office:value="49.558"/>
          <table:table-cell office:value-type="float" office:value="1.12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753.0"/>
          <table:table-cell office:value-type="float" office:value="11159.0"/>
          <table:table-cell office:value-type="float" office:value="3560.0"/>
          <table:table-cell office:value-type="float" office:value="1166838.0"/>
          <table:table-cell office:value-type="float" office:value="93806.0"/>
          <table:table-cell office:value-type="float" office:value="0.0"/>
          <table:table-cell office:value-type="float" office:value="0.0"/>
          <table:table-cell office:value-type="float" office:value="50.2302"/>
          <table:table-cell office:value-type="float" office:value="50.023"/>
          <table:table-cell office:value-type="float" office:value="1.71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504.0"/>
          <table:table-cell office:value-type="float" office:value="5587.0"/>
          <table:table-cell office:value-type="float" office:value="1166838.0"/>
          <table:table-cell office:value-type="float" office:value="93806.0"/>
          <table:table-cell office:value-type="float" office:value="0.0"/>
          <table:table-cell office:value-type="float" office:value="0.0"/>
          <table:table-cell table:formula="of:=MIN([.$B105];[.$O105])" office:value-type="float"/>
          <table:table-cell table:formula="of:=MIN([.$C105];[.$P105])" office:value-type="float"/>
          <table:table-cell table:formula="of:=MIN([.$D105];[.$Q105])" office:value-type="float"/>
          <table:table-cell table:formula="of:=MIN([.$E105];[.$R105])" office:value-type="float"/>
          <table:table-cell table:formula="of:=MIN([.$F105];[.$S105])" office:value-type="float"/>
          <table:table-cell table:formula="of:=MIN([.$G105];[.$T105])" office:value-type="float"/>
          <table:table-cell table:formula="of:=MIN([.$H105];[.$U105])" office:value-type="float"/>
          <table:table-cell table:formula="of:=MIN([.$I105];[.$V105])" office:value-type="float"/>
          <table:table-cell table:formula="of:=MIN([.$J105])" office:value-type="float"/>
          <table:table-cell table:formula="of:=MIN([.$K105];[.$W105])" office:value-type="float"/>
          <table:table-cell table:formula="of:=MIN([.$L105];[.$X105])" office:value-type="float"/>
          <table:table-cell table:formula="of:=MIN([.$M105];[.$Y105])" office:value-type="float"/>
          <table:table-cell table:formula="of:=MIN([.$N105];[.$Z105])" office:value-type="float"/>
          <table:table-cell table:formula="of:=MEDIAN([.$B105];[.$O105])" office:value-type="float"/>
          <table:table-cell table:formula="of:=MEDIAN([.$C105];[.$P105])" office:value-type="float"/>
          <table:table-cell table:formula="of:=MEDIAN([.$D105];[.$Q105])" office:value-type="float"/>
          <table:table-cell table:formula="of:=MEDIAN([.$E105];[.$R105])" office:value-type="float"/>
          <table:table-cell table:formula="of:=MEDIAN([.$F105];[.$S105])" office:value-type="float"/>
          <table:table-cell table:formula="of:=MEDIAN([.$G105];[.$T105])" office:value-type="float"/>
          <table:table-cell table:formula="of:=MEDIAN([.$H105];[.$U105])" office:value-type="float"/>
          <table:table-cell table:formula="of:=MEDIAN([.$I105];[.$V105])" office:value-type="float"/>
          <table:table-cell table:formula="of:=MEDIAN([.$J105])" office:value-type="float"/>
          <table:table-cell table:formula="of:=MEDIAN([.$K105];[.$W105])" office:value-type="float"/>
          <table:table-cell table:formula="of:=MEDIAN([.$L105];[.$X105])" office:value-type="float"/>
          <table:table-cell table:formula="of:=MEDIAN([.$M105];[.$Y105])" office:value-type="float"/>
          <table:table-cell table:formula="of:=MEDIAN([.$N105];[.$Z105])" office:value-type="float"/>
          <table:table-cell table:formula="of:=MAX([.$B105];[.$O105])" office:value-type="float"/>
          <table:table-cell table:formula="of:=MAX([.$C105];[.$P105])" office:value-type="float"/>
          <table:table-cell table:formula="of:=MAX([.$D105];[.$Q105])" office:value-type="float"/>
          <table:table-cell table:formula="of:=MAX([.$E105];[.$R105])" office:value-type="float"/>
          <table:table-cell table:formula="of:=MAX([.$F105];[.$S105])" office:value-type="float"/>
          <table:table-cell table:formula="of:=MAX([.$G105];[.$T105])" office:value-type="float"/>
          <table:table-cell table:formula="of:=MAX([.$H105];[.$U105])" office:value-type="float"/>
          <table:table-cell table:formula="of:=MAX([.$I105];[.$V105])" office:value-type="float"/>
          <table:table-cell table:formula="of:=MAX([.$J105])" office:value-type="float"/>
          <table:table-cell table:formula="of:=MAX([.$K105];[.$W105])" office:value-type="float"/>
          <table:table-cell table:formula="of:=MAX([.$L105];[.$X105])" office:value-type="float"/>
          <table:table-cell table:formula="of:=MAX([.$M105];[.$Y105])" office:value-type="float"/>
          <table:table-cell table:formula="of:=MAX([.$N105];[.$Z105])" office:value-type="float"/>
        </table:table-row>
        <table:table-row table:style-name="ro1">
          <table:table-cell office:value-type="string">
            <text:p>freecell.freecell-3-2.asp/8</text:p>
          </table:table-cell>
          <table:table-cell office:value-type="float" office:value="59.1814"/>
          <table:table-cell office:value-type="float" office:value="58.942"/>
          <table:table-cell office:value-type="float" office:value="8.53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6562.0"/>
          <table:table-cell office:value-type="float" office:value="27090.0"/>
          <table:table-cell office:value-type="float" office:value="13472.0"/>
          <table:table-cell office:value-type="float" office:value="1322712.0"/>
          <table:table-cell office:value-type="float" office:value="126856.0"/>
          <table:table-cell office:value-type="float" office:value="0.0"/>
          <table:table-cell office:value-type="float" office:value="0.0"/>
          <table:table-cell office:value-type="float" office:value="56.4005"/>
          <table:table-cell office:value-type="float" office:value="56.167"/>
          <table:table-cell office:value-type="float" office:value="6.17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5663.0"/>
          <table:table-cell office:value-type="float" office:value="19110.0"/>
          <table:table-cell office:value-type="float" office:value="1322712.0"/>
          <table:table-cell office:value-type="float" office:value="126856.0"/>
          <table:table-cell office:value-type="float" office:value="0.0"/>
          <table:table-cell office:value-type="float" office:value="0.0"/>
          <table:table-cell table:formula="of:=MIN([.$B106];[.$O106])" office:value-type="float"/>
          <table:table-cell table:formula="of:=MIN([.$C106];[.$P106])" office:value-type="float"/>
          <table:table-cell table:formula="of:=MIN([.$D106];[.$Q106])" office:value-type="float"/>
          <table:table-cell table:formula="of:=MIN([.$E106];[.$R106])" office:value-type="float"/>
          <table:table-cell table:formula="of:=MIN([.$F106];[.$S106])" office:value-type="float"/>
          <table:table-cell table:formula="of:=MIN([.$G106];[.$T106])" office:value-type="float"/>
          <table:table-cell table:formula="of:=MIN([.$H106];[.$U106])" office:value-type="float"/>
          <table:table-cell table:formula="of:=MIN([.$I106];[.$V106])" office:value-type="float"/>
          <table:table-cell table:formula="of:=MIN([.$J106])" office:value-type="float"/>
          <table:table-cell table:formula="of:=MIN([.$K106];[.$W106])" office:value-type="float"/>
          <table:table-cell table:formula="of:=MIN([.$L106];[.$X106])" office:value-type="float"/>
          <table:table-cell table:formula="of:=MIN([.$M106];[.$Y106])" office:value-type="float"/>
          <table:table-cell table:formula="of:=MIN([.$N106];[.$Z106])" office:value-type="float"/>
          <table:table-cell table:formula="of:=MEDIAN([.$B106];[.$O106])" office:value-type="float"/>
          <table:table-cell table:formula="of:=MEDIAN([.$C106];[.$P106])" office:value-type="float"/>
          <table:table-cell table:formula="of:=MEDIAN([.$D106];[.$Q106])" office:value-type="float"/>
          <table:table-cell table:formula="of:=MEDIAN([.$E106];[.$R106])" office:value-type="float"/>
          <table:table-cell table:formula="of:=MEDIAN([.$F106];[.$S106])" office:value-type="float"/>
          <table:table-cell table:formula="of:=MEDIAN([.$G106];[.$T106])" office:value-type="float"/>
          <table:table-cell table:formula="of:=MEDIAN([.$H106];[.$U106])" office:value-type="float"/>
          <table:table-cell table:formula="of:=MEDIAN([.$I106];[.$V106])" office:value-type="float"/>
          <table:table-cell table:formula="of:=MEDIAN([.$J106])" office:value-type="float"/>
          <table:table-cell table:formula="of:=MEDIAN([.$K106];[.$W106])" office:value-type="float"/>
          <table:table-cell table:formula="of:=MEDIAN([.$L106];[.$X106])" office:value-type="float"/>
          <table:table-cell table:formula="of:=MEDIAN([.$M106];[.$Y106])" office:value-type="float"/>
          <table:table-cell table:formula="of:=MEDIAN([.$N106];[.$Z106])" office:value-type="float"/>
          <table:table-cell table:formula="of:=MAX([.$B106];[.$O106])" office:value-type="float"/>
          <table:table-cell table:formula="of:=MAX([.$C106];[.$P106])" office:value-type="float"/>
          <table:table-cell table:formula="of:=MAX([.$D106];[.$Q106])" office:value-type="float"/>
          <table:table-cell table:formula="of:=MAX([.$E106];[.$R106])" office:value-type="float"/>
          <table:table-cell table:formula="of:=MAX([.$F106];[.$S106])" office:value-type="float"/>
          <table:table-cell table:formula="of:=MAX([.$G106];[.$T106])" office:value-type="float"/>
          <table:table-cell table:formula="of:=MAX([.$H106];[.$U106])" office:value-type="float"/>
          <table:table-cell table:formula="of:=MAX([.$I106];[.$V106])" office:value-type="float"/>
          <table:table-cell table:formula="of:=MAX([.$J106])" office:value-type="float"/>
          <table:table-cell table:formula="of:=MAX([.$K106];[.$W106])" office:value-type="float"/>
          <table:table-cell table:formula="of:=MAX([.$L106];[.$X106])" office:value-type="float"/>
          <table:table-cell table:formula="of:=MAX([.$M106];[.$Y106])" office:value-type="float"/>
          <table:table-cell table:formula="of:=MAX([.$N106];[.$Z106])" office:value-type="float"/>
        </table:table-row>
        <table:table-row table:style-name="ro1">
          <table:table-cell office:value-type="string">
            <text:p>freecell.freecell-3-2.asp/9</text:p>
          </table:table-cell>
          <table:table-cell office:value-type="float" office:value="120.563"/>
          <table:table-cell office:value-type="float" office:value="120.298"/>
          <table:table-cell office:value-type="float" office:value="68.0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9173.0"/>
          <table:table-cell office:value-type="float" office:value="103800.0"/>
          <table:table-cell office:value-type="float" office:value="58901.0"/>
          <table:table-cell office:value-type="float" office:value="1478586.0"/>
          <table:table-cell office:value-type="float" office:value="165958.0"/>
          <table:table-cell office:value-type="float" office:value="0.0"/>
          <table:table-cell office:value-type="float" office:value="0.0"/>
          <table:table-cell office:value-type="float" office:value="68.7099"/>
          <table:table-cell office:value-type="float" office:value="68.456"/>
          <table:table-cell office:value-type="float" office:value="15.38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8948.0"/>
          <table:table-cell office:value-type="float" office:value="37395.0"/>
          <table:table-cell office:value-type="float" office:value="1478586.0"/>
          <table:table-cell office:value-type="float" office:value="165958.0"/>
          <table:table-cell office:value-type="float" office:value="0.0"/>
          <table:table-cell office:value-type="float" office:value="0.0"/>
          <table:table-cell table:formula="of:=MIN([.$B107];[.$O107])" office:value-type="float"/>
          <table:table-cell table:formula="of:=MIN([.$C107];[.$P107])" office:value-type="float"/>
          <table:table-cell table:formula="of:=MIN([.$D107];[.$Q107])" office:value-type="float"/>
          <table:table-cell table:formula="of:=MIN([.$E107];[.$R107])" office:value-type="float"/>
          <table:table-cell table:formula="of:=MIN([.$F107];[.$S107])" office:value-type="float"/>
          <table:table-cell table:formula="of:=MIN([.$G107];[.$T107])" office:value-type="float"/>
          <table:table-cell table:formula="of:=MIN([.$H107];[.$U107])" office:value-type="float"/>
          <table:table-cell table:formula="of:=MIN([.$I107];[.$V107])" office:value-type="float"/>
          <table:table-cell table:formula="of:=MIN([.$J107])" office:value-type="float"/>
          <table:table-cell table:formula="of:=MIN([.$K107];[.$W107])" office:value-type="float"/>
          <table:table-cell table:formula="of:=MIN([.$L107];[.$X107])" office:value-type="float"/>
          <table:table-cell table:formula="of:=MIN([.$M107];[.$Y107])" office:value-type="float"/>
          <table:table-cell table:formula="of:=MIN([.$N107];[.$Z107])" office:value-type="float"/>
          <table:table-cell table:formula="of:=MEDIAN([.$B107];[.$O107])" office:value-type="float"/>
          <table:table-cell table:formula="of:=MEDIAN([.$C107];[.$P107])" office:value-type="float"/>
          <table:table-cell table:formula="of:=MEDIAN([.$D107];[.$Q107])" office:value-type="float"/>
          <table:table-cell table:formula="of:=MEDIAN([.$E107];[.$R107])" office:value-type="float"/>
          <table:table-cell table:formula="of:=MEDIAN([.$F107];[.$S107])" office:value-type="float"/>
          <table:table-cell table:formula="of:=MEDIAN([.$G107];[.$T107])" office:value-type="float"/>
          <table:table-cell table:formula="of:=MEDIAN([.$H107];[.$U107])" office:value-type="float"/>
          <table:table-cell table:formula="of:=MEDIAN([.$I107];[.$V107])" office:value-type="float"/>
          <table:table-cell table:formula="of:=MEDIAN([.$J107])" office:value-type="float"/>
          <table:table-cell table:formula="of:=MEDIAN([.$K107];[.$W107])" office:value-type="float"/>
          <table:table-cell table:formula="of:=MEDIAN([.$L107];[.$X107])" office:value-type="float"/>
          <table:table-cell table:formula="of:=MEDIAN([.$M107];[.$Y107])" office:value-type="float"/>
          <table:table-cell table:formula="of:=MEDIAN([.$N107];[.$Z107])" office:value-type="float"/>
          <table:table-cell table:formula="of:=MAX([.$B107];[.$O107])" office:value-type="float"/>
          <table:table-cell table:formula="of:=MAX([.$C107];[.$P107])" office:value-type="float"/>
          <table:table-cell table:formula="of:=MAX([.$D107];[.$Q107])" office:value-type="float"/>
          <table:table-cell table:formula="of:=MAX([.$E107];[.$R107])" office:value-type="float"/>
          <table:table-cell table:formula="of:=MAX([.$F107];[.$S107])" office:value-type="float"/>
          <table:table-cell table:formula="of:=MAX([.$G107];[.$T107])" office:value-type="float"/>
          <table:table-cell table:formula="of:=MAX([.$H107];[.$U107])" office:value-type="float"/>
          <table:table-cell table:formula="of:=MAX([.$I107];[.$V107])" office:value-type="float"/>
          <table:table-cell table:formula="of:=MAX([.$J107])" office:value-type="float"/>
          <table:table-cell table:formula="of:=MAX([.$K107];[.$W107])" office:value-type="float"/>
          <table:table-cell table:formula="of:=MAX([.$L107];[.$X107])" office:value-type="float"/>
          <table:table-cell table:formula="of:=MAX([.$M107];[.$Y107])" office:value-type="float"/>
          <table:table-cell table:formula="of:=MAX([.$N107];[.$Z107])" office:value-type="float"/>
        </table:table-row>
        <table:table-row table:style-name="ro1">
          <table:table-cell office:value-type="string">
            <text:p>freecell.freecell-3-3.asp/1</text:p>
          </table:table-cell>
          <table:table-cell office:value-type="float" office:value="39.8718"/>
          <table:table-cell office:value-type="float" office:value="39.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1594.0"/>
          <table:table-cell office:value-type="float" office:value="12.0"/>
          <table:table-cell office:value-type="float" office:value="0.0"/>
          <table:table-cell office:value-type="float" office:value="0.0"/>
          <table:table-cell office:value-type="float" office:value="39.8249"/>
          <table:table-cell office:value-type="float" office:value="39.6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1594.0"/>
          <table:table-cell office:value-type="float" office:value="12.0"/>
          <table:table-cell office:value-type="float" office:value="0.0"/>
          <table:table-cell office:value-type="float" office:value="0.0"/>
          <table:table-cell table:formula="of:=MIN([.$B108];[.$O108])" office:value-type="float"/>
          <table:table-cell table:formula="of:=MIN([.$C108];[.$P108])" office:value-type="float"/>
          <table:table-cell table:formula="of:=MIN([.$D108];[.$Q108])" office:value-type="float"/>
          <table:table-cell table:formula="of:=MIN([.$E108];[.$R108])" office:value-type="float"/>
          <table:table-cell table:formula="of:=MIN([.$F108];[.$S108])" office:value-type="float"/>
          <table:table-cell table:formula="of:=MIN([.$G108];[.$T108])" office:value-type="float"/>
          <table:table-cell table:formula="of:=MIN([.$H108];[.$U108])" office:value-type="float"/>
          <table:table-cell table:formula="of:=MIN([.$I108];[.$V108])" office:value-type="float"/>
          <table:table-cell table:formula="of:=MIN([.$J108])" office:value-type="float"/>
          <table:table-cell table:formula="of:=MIN([.$K108];[.$W108])" office:value-type="float"/>
          <table:table-cell table:formula="of:=MIN([.$L108];[.$X108])" office:value-type="float"/>
          <table:table-cell table:formula="of:=MIN([.$M108];[.$Y108])" office:value-type="float"/>
          <table:table-cell table:formula="of:=MIN([.$N108];[.$Z108])" office:value-type="float"/>
          <table:table-cell table:formula="of:=MEDIAN([.$B108];[.$O108])" office:value-type="float"/>
          <table:table-cell table:formula="of:=MEDIAN([.$C108];[.$P108])" office:value-type="float"/>
          <table:table-cell table:formula="of:=MEDIAN([.$D108];[.$Q108])" office:value-type="float"/>
          <table:table-cell table:formula="of:=MEDIAN([.$E108];[.$R108])" office:value-type="float"/>
          <table:table-cell table:formula="of:=MEDIAN([.$F108];[.$S108])" office:value-type="float"/>
          <table:table-cell table:formula="of:=MEDIAN([.$G108];[.$T108])" office:value-type="float"/>
          <table:table-cell table:formula="of:=MEDIAN([.$H108];[.$U108])" office:value-type="float"/>
          <table:table-cell table:formula="of:=MEDIAN([.$I108];[.$V108])" office:value-type="float"/>
          <table:table-cell table:formula="of:=MEDIAN([.$J108])" office:value-type="float"/>
          <table:table-cell table:formula="of:=MEDIAN([.$K108];[.$W108])" office:value-type="float"/>
          <table:table-cell table:formula="of:=MEDIAN([.$L108];[.$X108])" office:value-type="float"/>
          <table:table-cell table:formula="of:=MEDIAN([.$M108];[.$Y108])" office:value-type="float"/>
          <table:table-cell table:formula="of:=MEDIAN([.$N108];[.$Z108])" office:value-type="float"/>
          <table:table-cell table:formula="of:=MAX([.$B108];[.$O108])" office:value-type="float"/>
          <table:table-cell table:formula="of:=MAX([.$C108];[.$P108])" office:value-type="float"/>
          <table:table-cell table:formula="of:=MAX([.$D108];[.$Q108])" office:value-type="float"/>
          <table:table-cell table:formula="of:=MAX([.$E108];[.$R108])" office:value-type="float"/>
          <table:table-cell table:formula="of:=MAX([.$F108];[.$S108])" office:value-type="float"/>
          <table:table-cell table:formula="of:=MAX([.$G108];[.$T108])" office:value-type="float"/>
          <table:table-cell table:formula="of:=MAX([.$H108];[.$U108])" office:value-type="float"/>
          <table:table-cell table:formula="of:=MAX([.$I108];[.$V108])" office:value-type="float"/>
          <table:table-cell table:formula="of:=MAX([.$J108])" office:value-type="float"/>
          <table:table-cell table:formula="of:=MAX([.$K108];[.$W108])" office:value-type="float"/>
          <table:table-cell table:formula="of:=MAX([.$L108];[.$X108])" office:value-type="float"/>
          <table:table-cell table:formula="of:=MAX([.$M108];[.$Y108])" office:value-type="float"/>
          <table:table-cell table:formula="of:=MAX([.$N108];[.$Z108])" office:value-type="float"/>
        </table:table-row>
        <table:table-row table:style-name="ro1">
          <table:table-cell office:value-type="string">
            <text:p>freecell.freecell-3-3.asp/10</text:p>
          </table:table-cell>
          <table:table-cell office:value-type="float" office:value="300.0"/>
          <table:table-cell office:value-type="float" office:value="299.969"/>
          <table:table-cell office:value-type="float" office:value="245.69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7051.0"/>
          <table:table-cell office:value-type="float" office:value="240101.0"/>
          <table:table-cell office:value-type="float" office:value="141712.0"/>
          <table:table-cell office:value-type="float" office:value="1634460.0"/>
          <table:table-cell office:value-type="float" office:value="211421.0"/>
          <table:table-cell office:value-type="float" office:value="0.0"/>
          <table:table-cell office:value-type="float" office:value="0.0"/>
          <table:table-cell office:value-type="float" office:value="111.24"/>
          <table:table-cell office:value-type="float" office:value="110.972"/>
          <table:table-cell office:value-type="float" office:value="56.91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2333.0"/>
          <table:table-cell office:value-type="float" office:value="79801.0"/>
          <table:table-cell office:value-type="float" office:value="1634460.0"/>
          <table:table-cell office:value-type="float" office:value="211421.0"/>
          <table:table-cell office:value-type="float" office:value="0.0"/>
          <table:table-cell office:value-type="float" office:value="0.0"/>
          <table:table-cell table:formula="of:=MIN([.$B109];[.$O109])" office:value-type="float"/>
          <table:table-cell table:formula="of:=MIN([.$C109];[.$P109])" office:value-type="float"/>
          <table:table-cell table:formula="of:=MIN([.$D109];[.$Q109])" office:value-type="float"/>
          <table:table-cell table:formula="of:=MIN([.$E109];[.$R109])" office:value-type="float"/>
          <table:table-cell table:formula="of:=MIN([.$F109];[.$S109])" office:value-type="float"/>
          <table:table-cell table:formula="of:=MIN([.$G109];[.$T109])" office:value-type="float"/>
          <table:table-cell table:formula="of:=MIN([.$H109];[.$U109])" office:value-type="float"/>
          <table:table-cell table:formula="of:=MIN([.$I109];[.$V109])" office:value-type="float"/>
          <table:table-cell table:formula="of:=MIN([.$J109])" office:value-type="float"/>
          <table:table-cell table:formula="of:=MIN([.$K109];[.$W109])" office:value-type="float"/>
          <table:table-cell table:formula="of:=MIN([.$L109];[.$X109])" office:value-type="float"/>
          <table:table-cell table:formula="of:=MIN([.$M109];[.$Y109])" office:value-type="float"/>
          <table:table-cell table:formula="of:=MIN([.$N109];[.$Z109])" office:value-type="float"/>
          <table:table-cell table:formula="of:=MEDIAN([.$B109];[.$O109])" office:value-type="float"/>
          <table:table-cell table:formula="of:=MEDIAN([.$C109];[.$P109])" office:value-type="float"/>
          <table:table-cell table:formula="of:=MEDIAN([.$D109];[.$Q109])" office:value-type="float"/>
          <table:table-cell table:formula="of:=MEDIAN([.$E109];[.$R109])" office:value-type="float"/>
          <table:table-cell table:formula="of:=MEDIAN([.$F109];[.$S109])" office:value-type="float"/>
          <table:table-cell table:formula="of:=MEDIAN([.$G109];[.$T109])" office:value-type="float"/>
          <table:table-cell table:formula="of:=MEDIAN([.$H109];[.$U109])" office:value-type="float"/>
          <table:table-cell table:formula="of:=MEDIAN([.$I109];[.$V109])" office:value-type="float"/>
          <table:table-cell table:formula="of:=MEDIAN([.$J109])" office:value-type="float"/>
          <table:table-cell table:formula="of:=MEDIAN([.$K109];[.$W109])" office:value-type="float"/>
          <table:table-cell table:formula="of:=MEDIAN([.$L109];[.$X109])" office:value-type="float"/>
          <table:table-cell table:formula="of:=MEDIAN([.$M109];[.$Y109])" office:value-type="float"/>
          <table:table-cell table:formula="of:=MEDIAN([.$N109];[.$Z109])" office:value-type="float"/>
          <table:table-cell table:formula="of:=MAX([.$B109];[.$O109])" office:value-type="float"/>
          <table:table-cell table:formula="of:=MAX([.$C109];[.$P109])" office:value-type="float"/>
          <table:table-cell table:formula="of:=MAX([.$D109];[.$Q109])" office:value-type="float"/>
          <table:table-cell table:formula="of:=MAX([.$E109];[.$R109])" office:value-type="float"/>
          <table:table-cell table:formula="of:=MAX([.$F109];[.$S109])" office:value-type="float"/>
          <table:table-cell table:formula="of:=MAX([.$G109];[.$T109])" office:value-type="float"/>
          <table:table-cell table:formula="of:=MAX([.$H109];[.$U109])" office:value-type="float"/>
          <table:table-cell table:formula="of:=MAX([.$I109];[.$V109])" office:value-type="float"/>
          <table:table-cell table:formula="of:=MAX([.$J109])" office:value-type="float"/>
          <table:table-cell table:formula="of:=MAX([.$K109];[.$W109])" office:value-type="float"/>
          <table:table-cell table:formula="of:=MAX([.$L109];[.$X109])" office:value-type="float"/>
          <table:table-cell table:formula="of:=MAX([.$M109];[.$Y109])" office:value-type="float"/>
          <table:table-cell table:formula="of:=MAX([.$N109];[.$Z109])" office:value-type="float"/>
        </table:table-row>
        <table:table-row table:style-name="ro1">
          <table:table-cell office:value-type="string">
            <text:p>freecell.freecell-3-3.asp/11</text:p>
          </table:table-cell>
          <table:table-cell office:value-type="float" office:value="300.0"/>
          <table:table-cell office:value-type="float" office:value="299.954"/>
          <table:table-cell office:value-type="float" office:value="243.73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19361.0"/>
          <table:table-cell office:value-type="float" office:value="188236.0"/>
          <table:table-cell office:value-type="float" office:value="120729.0"/>
          <table:table-cell office:value-type="float" office:value="1790334.0"/>
          <table:table-cell office:value-type="float" office:value="261347.0"/>
          <table:table-cell office:value-type="float" office:value="0.0"/>
          <table:table-cell office:value-type="float" office:value="0.0"/>
          <table:table-cell office:value-type="float" office:value="266.862"/>
          <table:table-cell office:value-type="float" office:value="266.554"/>
          <table:table-cell office:value-type="float" office:value="210.02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63424.0"/>
          <table:table-cell office:value-type="float" office:value="211693.0"/>
          <table:table-cell office:value-type="float" office:value="1790334.0"/>
          <table:table-cell office:value-type="float" office:value="261347.0"/>
          <table:table-cell office:value-type="float" office:value="0.0"/>
          <table:table-cell office:value-type="float" office:value="0.0"/>
          <table:table-cell table:formula="of:=MIN([.$B110];[.$O110])" office:value-type="float"/>
          <table:table-cell table:formula="of:=MIN([.$C110];[.$P110])" office:value-type="float"/>
          <table:table-cell table:formula="of:=MIN([.$D110];[.$Q110])" office:value-type="float"/>
          <table:table-cell table:formula="of:=MIN([.$E110];[.$R110])" office:value-type="float"/>
          <table:table-cell table:formula="of:=MIN([.$F110];[.$S110])" office:value-type="float"/>
          <table:table-cell table:formula="of:=MIN([.$G110];[.$T110])" office:value-type="float"/>
          <table:table-cell table:formula="of:=MIN([.$H110];[.$U110])" office:value-type="float"/>
          <table:table-cell table:formula="of:=MIN([.$I110];[.$V110])" office:value-type="float"/>
          <table:table-cell table:formula="of:=MIN([.$J110])" office:value-type="float"/>
          <table:table-cell table:formula="of:=MIN([.$K110];[.$W110])" office:value-type="float"/>
          <table:table-cell table:formula="of:=MIN([.$L110];[.$X110])" office:value-type="float"/>
          <table:table-cell table:formula="of:=MIN([.$M110];[.$Y110])" office:value-type="float"/>
          <table:table-cell table:formula="of:=MIN([.$N110];[.$Z110])" office:value-type="float"/>
          <table:table-cell table:formula="of:=MEDIAN([.$B110];[.$O110])" office:value-type="float"/>
          <table:table-cell table:formula="of:=MEDIAN([.$C110];[.$P110])" office:value-type="float"/>
          <table:table-cell table:formula="of:=MEDIAN([.$D110];[.$Q110])" office:value-type="float"/>
          <table:table-cell table:formula="of:=MEDIAN([.$E110];[.$R110])" office:value-type="float"/>
          <table:table-cell table:formula="of:=MEDIAN([.$F110];[.$S110])" office:value-type="float"/>
          <table:table-cell table:formula="of:=MEDIAN([.$G110];[.$T110])" office:value-type="float"/>
          <table:table-cell table:formula="of:=MEDIAN([.$H110];[.$U110])" office:value-type="float"/>
          <table:table-cell table:formula="of:=MEDIAN([.$I110];[.$V110])" office:value-type="float"/>
          <table:table-cell table:formula="of:=MEDIAN([.$J110])" office:value-type="float"/>
          <table:table-cell table:formula="of:=MEDIAN([.$K110];[.$W110])" office:value-type="float"/>
          <table:table-cell table:formula="of:=MEDIAN([.$L110];[.$X110])" office:value-type="float"/>
          <table:table-cell table:formula="of:=MEDIAN([.$M110];[.$Y110])" office:value-type="float"/>
          <table:table-cell table:formula="of:=MEDIAN([.$N110];[.$Z110])" office:value-type="float"/>
          <table:table-cell table:formula="of:=MAX([.$B110];[.$O110])" office:value-type="float"/>
          <table:table-cell table:formula="of:=MAX([.$C110];[.$P110])" office:value-type="float"/>
          <table:table-cell table:formula="of:=MAX([.$D110];[.$Q110])" office:value-type="float"/>
          <table:table-cell table:formula="of:=MAX([.$E110];[.$R110])" office:value-type="float"/>
          <table:table-cell table:formula="of:=MAX([.$F110];[.$S110])" office:value-type="float"/>
          <table:table-cell table:formula="of:=MAX([.$G110];[.$T110])" office:value-type="float"/>
          <table:table-cell table:formula="of:=MAX([.$H110];[.$U110])" office:value-type="float"/>
          <table:table-cell table:formula="of:=MAX([.$I110];[.$V110])" office:value-type="float"/>
          <table:table-cell table:formula="of:=MAX([.$J110])" office:value-type="float"/>
          <table:table-cell table:formula="of:=MAX([.$K110];[.$W110])" office:value-type="float"/>
          <table:table-cell table:formula="of:=MAX([.$L110];[.$X110])" office:value-type="float"/>
          <table:table-cell table:formula="of:=MAX([.$M110];[.$Y110])" office:value-type="float"/>
          <table:table-cell table:formula="of:=MAX([.$N110];[.$Z110])" office:value-type="float"/>
        </table:table-row>
        <table:table-row table:style-name="ro1">
          <table:table-cell office:value-type="string">
            <text:p>freecell.freecell-3-3.asp/12</text:p>
          </table:table-cell>
          <table:table-cell office:value-type="float" office:value="62.1683"/>
          <table:table-cell office:value-type="float" office:value="61.824"/>
          <table:table-cell office:value-type="float" office:value="3.92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5174.0"/>
          <table:table-cell office:value-type="float" office:value="15607.0"/>
          <table:table-cell office:value-type="float" office:value="9925.0"/>
          <table:table-cell office:value-type="float" office:value="1946208.0"/>
          <table:table-cell office:value-type="float" office:value="314237.0"/>
          <table:table-cell office:value-type="float" office:value="0.0"/>
          <table:table-cell office:value-type="float" office:value="0.0"/>
          <table:table-cell office:value-type="float" office:value="263.42"/>
          <table:table-cell office:value-type="float" office:value="263.053"/>
          <table:table-cell office:value-type="float" office:value="204.91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156464.0"/>
          <table:table-cell office:value-type="float" office:value="201680.0"/>
          <table:table-cell office:value-type="float" office:value="1946208.0"/>
          <table:table-cell office:value-type="float" office:value="314237.0"/>
          <table:table-cell office:value-type="float" office:value="0.0"/>
          <table:table-cell office:value-type="float" office:value="0.0"/>
          <table:table-cell table:formula="of:=MIN([.$B111];[.$O111])" office:value-type="float"/>
          <table:table-cell table:formula="of:=MIN([.$C111];[.$P111])" office:value-type="float"/>
          <table:table-cell table:formula="of:=MIN([.$D111];[.$Q111])" office:value-type="float"/>
          <table:table-cell table:formula="of:=MIN([.$E111];[.$R111])" office:value-type="float"/>
          <table:table-cell table:formula="of:=MIN([.$F111];[.$S111])" office:value-type="float"/>
          <table:table-cell table:formula="of:=MIN([.$G111];[.$T111])" office:value-type="float"/>
          <table:table-cell table:formula="of:=MIN([.$H111];[.$U111])" office:value-type="float"/>
          <table:table-cell table:formula="of:=MIN([.$I111];[.$V111])" office:value-type="float"/>
          <table:table-cell table:formula="of:=MIN([.$J111])" office:value-type="float"/>
          <table:table-cell table:formula="of:=MIN([.$K111];[.$W111])" office:value-type="float"/>
          <table:table-cell table:formula="of:=MIN([.$L111];[.$X111])" office:value-type="float"/>
          <table:table-cell table:formula="of:=MIN([.$M111];[.$Y111])" office:value-type="float"/>
          <table:table-cell table:formula="of:=MIN([.$N111];[.$Z111])" office:value-type="float"/>
          <table:table-cell table:formula="of:=MEDIAN([.$B111];[.$O111])" office:value-type="float"/>
          <table:table-cell table:formula="of:=MEDIAN([.$C111];[.$P111])" office:value-type="float"/>
          <table:table-cell table:formula="of:=MEDIAN([.$D111];[.$Q111])" office:value-type="float"/>
          <table:table-cell table:formula="of:=MEDIAN([.$E111];[.$R111])" office:value-type="float"/>
          <table:table-cell table:formula="of:=MEDIAN([.$F111];[.$S111])" office:value-type="float"/>
          <table:table-cell table:formula="of:=MEDIAN([.$G111];[.$T111])" office:value-type="float"/>
          <table:table-cell table:formula="of:=MEDIAN([.$H111];[.$U111])" office:value-type="float"/>
          <table:table-cell table:formula="of:=MEDIAN([.$I111];[.$V111])" office:value-type="float"/>
          <table:table-cell table:formula="of:=MEDIAN([.$J111])" office:value-type="float"/>
          <table:table-cell table:formula="of:=MEDIAN([.$K111];[.$W111])" office:value-type="float"/>
          <table:table-cell table:formula="of:=MEDIAN([.$L111];[.$X111])" office:value-type="float"/>
          <table:table-cell table:formula="of:=MEDIAN([.$M111];[.$Y111])" office:value-type="float"/>
          <table:table-cell table:formula="of:=MEDIAN([.$N111];[.$Z111])" office:value-type="float"/>
          <table:table-cell table:formula="of:=MAX([.$B111];[.$O111])" office:value-type="float"/>
          <table:table-cell table:formula="of:=MAX([.$C111];[.$P111])" office:value-type="float"/>
          <table:table-cell table:formula="of:=MAX([.$D111];[.$Q111])" office:value-type="float"/>
          <table:table-cell table:formula="of:=MAX([.$E111];[.$R111])" office:value-type="float"/>
          <table:table-cell table:formula="of:=MAX([.$F111];[.$S111])" office:value-type="float"/>
          <table:table-cell table:formula="of:=MAX([.$G111];[.$T111])" office:value-type="float"/>
          <table:table-cell table:formula="of:=MAX([.$H111];[.$U111])" office:value-type="float"/>
          <table:table-cell table:formula="of:=MAX([.$I111];[.$V111])" office:value-type="float"/>
          <table:table-cell table:formula="of:=MAX([.$J111])" office:value-type="float"/>
          <table:table-cell table:formula="of:=MAX([.$K111];[.$W111])" office:value-type="float"/>
          <table:table-cell table:formula="of:=MAX([.$L111];[.$X111])" office:value-type="float"/>
          <table:table-cell table:formula="of:=MAX([.$M111];[.$Y111])" office:value-type="float"/>
          <table:table-cell table:formula="of:=MAX([.$N111];[.$Z111])" office:value-type="float"/>
        </table:table-row>
        <table:table-row table:style-name="ro1">
          <table:table-cell office:value-type="string">
            <text:p>freecell.freecell-3-3.asp/13</text:p>
          </table:table-cell>
          <table:table-cell office:value-type="float" office:value="64.055"/>
          <table:table-cell office:value-type="float" office:value="63.608"/>
          <table:table-cell office:value-type="float" office:value="2.53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647.0"/>
          <table:table-cell office:value-type="float" office:value="16319.0"/>
          <table:table-cell office:value-type="float" office:value="11553.0"/>
          <table:table-cell office:value-type="float" office:value="2102082.0"/>
          <table:table-cell office:value-type="float" office:value="368323.0"/>
          <table:table-cell office:value-type="float" office:value="0.0"/>
          <table:table-cell office:value-type="float" office:value="0.0"/>
          <table:table-cell office:value-type="float" office:value="240.854"/>
          <table:table-cell office:value-type="float" office:value="240.408"/>
          <table:table-cell office:value-type="float" office:value="179.63"/>
          <table:table-cell office:value-type="float" office:value="1.0"/>
          <table:table-cell office:value-type="float" office:value="0.0"/>
          <table:table-cell office:value-type="float" office:value="15.0"/>
          <table:table-cell office:value-type="float" office:value="128455.0"/>
          <table:table-cell office:value-type="float" office:value="161114.0"/>
          <table:table-cell office:value-type="float" office:value="2102082.0"/>
          <table:table-cell office:value-type="float" office:value="368323.0"/>
          <table:table-cell office:value-type="float" office:value="0.0"/>
          <table:table-cell office:value-type="float" office:value="0.0"/>
          <table:table-cell table:formula="of:=MIN([.$B112];[.$O112])" office:value-type="float"/>
          <table:table-cell table:formula="of:=MIN([.$C112];[.$P112])" office:value-type="float"/>
          <table:table-cell table:formula="of:=MIN([.$D112];[.$Q112])" office:value-type="float"/>
          <table:table-cell table:formula="of:=MIN([.$E112];[.$R112])" office:value-type="float"/>
          <table:table-cell table:formula="of:=MIN([.$F112];[.$S112])" office:value-type="float"/>
          <table:table-cell table:formula="of:=MIN([.$G112];[.$T112])" office:value-type="float"/>
          <table:table-cell table:formula="of:=MIN([.$H112];[.$U112])" office:value-type="float"/>
          <table:table-cell table:formula="of:=MIN([.$I112];[.$V112])" office:value-type="float"/>
          <table:table-cell table:formula="of:=MIN([.$J112])" office:value-type="float"/>
          <table:table-cell table:formula="of:=MIN([.$K112];[.$W112])" office:value-type="float"/>
          <table:table-cell table:formula="of:=MIN([.$L112];[.$X112])" office:value-type="float"/>
          <table:table-cell table:formula="of:=MIN([.$M112];[.$Y112])" office:value-type="float"/>
          <table:table-cell table:formula="of:=MIN([.$N112];[.$Z112])" office:value-type="float"/>
          <table:table-cell table:formula="of:=MEDIAN([.$B112];[.$O112])" office:value-type="float"/>
          <table:table-cell table:formula="of:=MEDIAN([.$C112];[.$P112])" office:value-type="float"/>
          <table:table-cell table:formula="of:=MEDIAN([.$D112];[.$Q112])" office:value-type="float"/>
          <table:table-cell table:formula="of:=MEDIAN([.$E112];[.$R112])" office:value-type="float"/>
          <table:table-cell table:formula="of:=MEDIAN([.$F112];[.$S112])" office:value-type="float"/>
          <table:table-cell table:formula="of:=MEDIAN([.$G112];[.$T112])" office:value-type="float"/>
          <table:table-cell table:formula="of:=MEDIAN([.$H112];[.$U112])" office:value-type="float"/>
          <table:table-cell table:formula="of:=MEDIAN([.$I112];[.$V112])" office:value-type="float"/>
          <table:table-cell table:formula="of:=MEDIAN([.$J112])" office:value-type="float"/>
          <table:table-cell table:formula="of:=MEDIAN([.$K112];[.$W112])" office:value-type="float"/>
          <table:table-cell table:formula="of:=MEDIAN([.$L112];[.$X112])" office:value-type="float"/>
          <table:table-cell table:formula="of:=MEDIAN([.$M112];[.$Y112])" office:value-type="float"/>
          <table:table-cell table:formula="of:=MEDIAN([.$N112];[.$Z112])" office:value-type="float"/>
          <table:table-cell table:formula="of:=MAX([.$B112];[.$O112])" office:value-type="float"/>
          <table:table-cell table:formula="of:=MAX([.$C112];[.$P112])" office:value-type="float"/>
          <table:table-cell table:formula="of:=MAX([.$D112];[.$Q112])" office:value-type="float"/>
          <table:table-cell table:formula="of:=MAX([.$E112];[.$R112])" office:value-type="float"/>
          <table:table-cell table:formula="of:=MAX([.$F112];[.$S112])" office:value-type="float"/>
          <table:table-cell table:formula="of:=MAX([.$G112];[.$T112])" office:value-type="float"/>
          <table:table-cell table:formula="of:=MAX([.$H112];[.$U112])" office:value-type="float"/>
          <table:table-cell table:formula="of:=MAX([.$I112];[.$V112])" office:value-type="float"/>
          <table:table-cell table:formula="of:=MAX([.$J112])" office:value-type="float"/>
          <table:table-cell table:formula="of:=MAX([.$K112];[.$W112])" office:value-type="float"/>
          <table:table-cell table:formula="of:=MAX([.$L112];[.$X112])" office:value-type="float"/>
          <table:table-cell table:formula="of:=MAX([.$M112];[.$Y112])" office:value-type="float"/>
          <table:table-cell table:formula="of:=MAX([.$N112];[.$Z112])" office:value-type="float"/>
        </table:table-row>
        <table:table-row table:style-name="ro1">
          <table:table-cell office:value-type="string">
            <text:p>freecell.freecell-3-3.asp/14</text:p>
          </table:table-cell>
          <table:table-cell office:value-type="float" office:value="62.9629"/>
          <table:table-cell office:value-type="float" office:value="62.563"/>
          <table:table-cell office:value-type="float" office:value="0.4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27.0"/>
          <table:table-cell office:value-type="float" office:value="2639.0"/>
          <table:table-cell office:value-type="float" office:value="1711.0"/>
          <table:table-cell office:value-type="float" office:value="2257956.0"/>
          <table:table-cell office:value-type="float" office:value="42240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6"/>
          <table:table-cell office:value-type="float" office:value="238.34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0050.0"/>
          <table:table-cell office:value-type="float" office:value="203798.0"/>
          <table:table-cell office:value-type="float" office:value="2257956.0"/>
          <table:table-cell office:value-type="float" office:value="422409.0"/>
          <table:table-cell office:value-type="float" office:value="0.0"/>
          <table:table-cell office:value-type="float" office:value="0.0"/>
          <table:table-cell table:formula="of:=MIN([.$B113];[.$O113])" office:value-type="float"/>
          <table:table-cell table:formula="of:=MIN([.$C113];[.$P113])" office:value-type="float"/>
          <table:table-cell table:formula="of:=MIN([.$D113];[.$Q113])" office:value-type="float"/>
          <table:table-cell table:formula="of:=MIN([.$E113];[.$R113])" office:value-type="float"/>
          <table:table-cell table:formula="of:=MIN([.$F113];[.$S113])" office:value-type="float"/>
          <table:table-cell table:formula="of:=MIN([.$G113];[.$T113])" office:value-type="float"/>
          <table:table-cell table:formula="of:=MIN([.$H113];[.$U113])" office:value-type="float"/>
          <table:table-cell table:formula="of:=MIN([.$I113];[.$V113])" office:value-type="float"/>
          <table:table-cell table:formula="of:=MIN([.$J113])" office:value-type="float"/>
          <table:table-cell table:formula="of:=MIN([.$K113];[.$W113])" office:value-type="float"/>
          <table:table-cell table:formula="of:=MIN([.$L113];[.$X113])" office:value-type="float"/>
          <table:table-cell table:formula="of:=MIN([.$M113];[.$Y113])" office:value-type="float"/>
          <table:table-cell table:formula="of:=MIN([.$N113];[.$Z113])" office:value-type="float"/>
          <table:table-cell table:formula="of:=MEDIAN([.$B113];[.$O113])" office:value-type="float"/>
          <table:table-cell table:formula="of:=MEDIAN([.$C113];[.$P113])" office:value-type="float"/>
          <table:table-cell table:formula="of:=MEDIAN([.$D113];[.$Q113])" office:value-type="float"/>
          <table:table-cell table:formula="of:=MEDIAN([.$E113];[.$R113])" office:value-type="float"/>
          <table:table-cell table:formula="of:=MEDIAN([.$F113];[.$S113])" office:value-type="float"/>
          <table:table-cell table:formula="of:=MEDIAN([.$G113];[.$T113])" office:value-type="float"/>
          <table:table-cell table:formula="of:=MEDIAN([.$H113];[.$U113])" office:value-type="float"/>
          <table:table-cell table:formula="of:=MEDIAN([.$I113];[.$V113])" office:value-type="float"/>
          <table:table-cell table:formula="of:=MEDIAN([.$J113])" office:value-type="float"/>
          <table:table-cell table:formula="of:=MEDIAN([.$K113];[.$W113])" office:value-type="float"/>
          <table:table-cell table:formula="of:=MEDIAN([.$L113];[.$X113])" office:value-type="float"/>
          <table:table-cell table:formula="of:=MEDIAN([.$M113];[.$Y113])" office:value-type="float"/>
          <table:table-cell table:formula="of:=MEDIAN([.$N113];[.$Z113])" office:value-type="float"/>
          <table:table-cell table:formula="of:=MAX([.$B113];[.$O113])" office:value-type="float"/>
          <table:table-cell table:formula="of:=MAX([.$C113];[.$P113])" office:value-type="float"/>
          <table:table-cell table:formula="of:=MAX([.$D113];[.$Q113])" office:value-type="float"/>
          <table:table-cell table:formula="of:=MAX([.$E113];[.$R113])" office:value-type="float"/>
          <table:table-cell table:formula="of:=MAX([.$F113];[.$S113])" office:value-type="float"/>
          <table:table-cell table:formula="of:=MAX([.$G113];[.$T113])" office:value-type="float"/>
          <table:table-cell table:formula="of:=MAX([.$H113];[.$U113])" office:value-type="float"/>
          <table:table-cell table:formula="of:=MAX([.$I113];[.$V113])" office:value-type="float"/>
          <table:table-cell table:formula="of:=MAX([.$J113])" office:value-type="float"/>
          <table:table-cell table:formula="of:=MAX([.$K113];[.$W113])" office:value-type="float"/>
          <table:table-cell table:formula="of:=MAX([.$L113];[.$X113])" office:value-type="float"/>
          <table:table-cell table:formula="of:=MAX([.$M113];[.$Y113])" office:value-type="float"/>
          <table:table-cell table:formula="of:=MAX([.$N113];[.$Z113])" office:value-type="float"/>
        </table:table-row>
        <table:table-row table:style-name="ro1">
          <table:table-cell office:value-type="string">
            <text:p>freecell.freecell-3-3.asp/15</text:p>
          </table:table-cell>
          <table:table-cell office:value-type="float" office:value="69.0435"/>
          <table:table-cell office:value-type="float" office:value="68.604"/>
          <table:table-cell office:value-type="float" office:value="4.9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4892.0"/>
          <table:table-cell office:value-type="float" office:value="21175.0"/>
          <table:table-cell office:value-type="float" office:value="16147.0"/>
          <table:table-cell office:value-type="float" office:value="2413830.0"/>
          <table:table-cell office:value-type="float" office:value="47649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1"/>
          <table:table-cell office:value-type="float" office:value="236.26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3434.0"/>
          <table:table-cell office:value-type="float" office:value="200284.0"/>
          <table:table-cell office:value-type="float" office:value="2413830.0"/>
          <table:table-cell office:value-type="float" office:value="476495.0"/>
          <table:table-cell office:value-type="float" office:value="0.0"/>
          <table:table-cell office:value-type="float" office:value="0.0"/>
          <table:table-cell table:formula="of:=MIN([.$B114];[.$O114])" office:value-type="float"/>
          <table:table-cell table:formula="of:=MIN([.$C114];[.$P114])" office:value-type="float"/>
          <table:table-cell table:formula="of:=MIN([.$D114];[.$Q114])" office:value-type="float"/>
          <table:table-cell table:formula="of:=MIN([.$E114];[.$R114])" office:value-type="float"/>
          <table:table-cell table:formula="of:=MIN([.$F114];[.$S114])" office:value-type="float"/>
          <table:table-cell table:formula="of:=MIN([.$G114];[.$T114])" office:value-type="float"/>
          <table:table-cell table:formula="of:=MIN([.$H114];[.$U114])" office:value-type="float"/>
          <table:table-cell table:formula="of:=MIN([.$I114];[.$V114])" office:value-type="float"/>
          <table:table-cell table:formula="of:=MIN([.$J114])" office:value-type="float"/>
          <table:table-cell table:formula="of:=MIN([.$K114];[.$W114])" office:value-type="float"/>
          <table:table-cell table:formula="of:=MIN([.$L114];[.$X114])" office:value-type="float"/>
          <table:table-cell table:formula="of:=MIN([.$M114];[.$Y114])" office:value-type="float"/>
          <table:table-cell table:formula="of:=MIN([.$N114];[.$Z114])" office:value-type="float"/>
          <table:table-cell table:formula="of:=MEDIAN([.$B114];[.$O114])" office:value-type="float"/>
          <table:table-cell table:formula="of:=MEDIAN([.$C114];[.$P114])" office:value-type="float"/>
          <table:table-cell table:formula="of:=MEDIAN([.$D114];[.$Q114])" office:value-type="float"/>
          <table:table-cell table:formula="of:=MEDIAN([.$E114];[.$R114])" office:value-type="float"/>
          <table:table-cell table:formula="of:=MEDIAN([.$F114];[.$S114])" office:value-type="float"/>
          <table:table-cell table:formula="of:=MEDIAN([.$G114];[.$T114])" office:value-type="float"/>
          <table:table-cell table:formula="of:=MEDIAN([.$H114];[.$U114])" office:value-type="float"/>
          <table:table-cell table:formula="of:=MEDIAN([.$I114];[.$V114])" office:value-type="float"/>
          <table:table-cell table:formula="of:=MEDIAN([.$J114])" office:value-type="float"/>
          <table:table-cell table:formula="of:=MEDIAN([.$K114];[.$W114])" office:value-type="float"/>
          <table:table-cell table:formula="of:=MEDIAN([.$L114];[.$X114])" office:value-type="float"/>
          <table:table-cell table:formula="of:=MEDIAN([.$M114];[.$Y114])" office:value-type="float"/>
          <table:table-cell table:formula="of:=MEDIAN([.$N114];[.$Z114])" office:value-type="float"/>
          <table:table-cell table:formula="of:=MAX([.$B114];[.$O114])" office:value-type="float"/>
          <table:table-cell table:formula="of:=MAX([.$C114];[.$P114])" office:value-type="float"/>
          <table:table-cell table:formula="of:=MAX([.$D114];[.$Q114])" office:value-type="float"/>
          <table:table-cell table:formula="of:=MAX([.$E114];[.$R114])" office:value-type="float"/>
          <table:table-cell table:formula="of:=MAX([.$F114];[.$S114])" office:value-type="float"/>
          <table:table-cell table:formula="of:=MAX([.$G114];[.$T114])" office:value-type="float"/>
          <table:table-cell table:formula="of:=MAX([.$H114];[.$U114])" office:value-type="float"/>
          <table:table-cell table:formula="of:=MAX([.$I114];[.$V114])" office:value-type="float"/>
          <table:table-cell table:formula="of:=MAX([.$J114])" office:value-type="float"/>
          <table:table-cell table:formula="of:=MAX([.$K114];[.$W114])" office:value-type="float"/>
          <table:table-cell table:formula="of:=MAX([.$L114];[.$X114])" office:value-type="float"/>
          <table:table-cell table:formula="of:=MAX([.$M114];[.$Y114])" office:value-type="float"/>
          <table:table-cell table:formula="of:=MAX([.$N114];[.$Z114])" office:value-type="float"/>
        </table:table-row>
        <table:table-row table:style-name="ro1">
          <table:table-cell office:value-type="string">
            <text:p>freecell.freecell-3-3.asp/2</text:p>
          </table:table-cell>
          <table:table-cell office:value-type="float" office:value="39.1052"/>
          <table:table-cell office:value-type="float" office:value="38.9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7468.0"/>
          <table:table-cell office:value-type="float" office:value="167.0"/>
          <table:table-cell office:value-type="float" office:value="0.0"/>
          <table:table-cell office:value-type="float" office:value="0.0"/>
          <table:table-cell office:value-type="float" office:value="39.1818"/>
          <table:table-cell office:value-type="float" office:value="39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87468.0"/>
          <table:table-cell office:value-type="float" office:value="167.0"/>
          <table:table-cell office:value-type="float" office:value="0.0"/>
          <table:table-cell office:value-type="float" office:value="0.0"/>
          <table:table-cell table:formula="of:=MIN([.$B115];[.$O115])" office:value-type="float"/>
          <table:table-cell table:formula="of:=MIN([.$C115];[.$P115])" office:value-type="float"/>
          <table:table-cell table:formula="of:=MIN([.$D115];[.$Q115])" office:value-type="float"/>
          <table:table-cell table:formula="of:=MIN([.$E115];[.$R115])" office:value-type="float"/>
          <table:table-cell table:formula="of:=MIN([.$F115];[.$S115])" office:value-type="float"/>
          <table:table-cell table:formula="of:=MIN([.$G115];[.$T115])" office:value-type="float"/>
          <table:table-cell table:formula="of:=MIN([.$H115];[.$U115])" office:value-type="float"/>
          <table:table-cell table:formula="of:=MIN([.$I115];[.$V115])" office:value-type="float"/>
          <table:table-cell table:formula="of:=MIN([.$J115])" office:value-type="float"/>
          <table:table-cell table:formula="of:=MIN([.$K115];[.$W115])" office:value-type="float"/>
          <table:table-cell table:formula="of:=MIN([.$L115];[.$X115])" office:value-type="float"/>
          <table:table-cell table:formula="of:=MIN([.$M115];[.$Y115])" office:value-type="float"/>
          <table:table-cell table:formula="of:=MIN([.$N115];[.$Z115])" office:value-type="float"/>
          <table:table-cell table:formula="of:=MEDIAN([.$B115];[.$O115])" office:value-type="float"/>
          <table:table-cell table:formula="of:=MEDIAN([.$C115];[.$P115])" office:value-type="float"/>
          <table:table-cell table:formula="of:=MEDIAN([.$D115];[.$Q115])" office:value-type="float"/>
          <table:table-cell table:formula="of:=MEDIAN([.$E115];[.$R115])" office:value-type="float"/>
          <table:table-cell table:formula="of:=MEDIAN([.$F115];[.$S115])" office:value-type="float"/>
          <table:table-cell table:formula="of:=MEDIAN([.$G115];[.$T115])" office:value-type="float"/>
          <table:table-cell table:formula="of:=MEDIAN([.$H115];[.$U115])" office:value-type="float"/>
          <table:table-cell table:formula="of:=MEDIAN([.$I115];[.$V115])" office:value-type="float"/>
          <table:table-cell table:formula="of:=MEDIAN([.$J115])" office:value-type="float"/>
          <table:table-cell table:formula="of:=MEDIAN([.$K115];[.$W115])" office:value-type="float"/>
          <table:table-cell table:formula="of:=MEDIAN([.$L115];[.$X115])" office:value-type="float"/>
          <table:table-cell table:formula="of:=MEDIAN([.$M115];[.$Y115])" office:value-type="float"/>
          <table:table-cell table:formula="of:=MEDIAN([.$N115];[.$Z115])" office:value-type="float"/>
          <table:table-cell table:formula="of:=MAX([.$B115];[.$O115])" office:value-type="float"/>
          <table:table-cell table:formula="of:=MAX([.$C115];[.$P115])" office:value-type="float"/>
          <table:table-cell table:formula="of:=MAX([.$D115];[.$Q115])" office:value-type="float"/>
          <table:table-cell table:formula="of:=MAX([.$E115];[.$R115])" office:value-type="float"/>
          <table:table-cell table:formula="of:=MAX([.$F115];[.$S115])" office:value-type="float"/>
          <table:table-cell table:formula="of:=MAX([.$G115];[.$T115])" office:value-type="float"/>
          <table:table-cell table:formula="of:=MAX([.$H115];[.$U115])" office:value-type="float"/>
          <table:table-cell table:formula="of:=MAX([.$I115];[.$V115])" office:value-type="float"/>
          <table:table-cell table:formula="of:=MAX([.$J115])" office:value-type="float"/>
          <table:table-cell table:formula="of:=MAX([.$K115];[.$W115])" office:value-type="float"/>
          <table:table-cell table:formula="of:=MAX([.$L115];[.$X115])" office:value-type="float"/>
          <table:table-cell table:formula="of:=MAX([.$M115];[.$Y115])" office:value-type="float"/>
          <table:table-cell table:formula="of:=MAX([.$N115];[.$Z115])" office:value-type="float"/>
        </table:table-row>
        <table:table-row table:style-name="ro1">
          <table:table-cell office:value-type="string">
            <text:p>freecell.freecell-3-3.asp/3</text:p>
          </table:table-cell>
          <table:table-cell office:value-type="float" office:value="41.1506"/>
          <table:table-cell office:value-type="float" office:value="41.0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43342.0"/>
          <table:table-cell office:value-type="float" office:value="381.0"/>
          <table:table-cell office:value-type="float" office:value="0.0"/>
          <table:table-cell office:value-type="float" office:value="0.0"/>
          <table:table-cell office:value-type="float" office:value="40.8626"/>
          <table:table-cell office:value-type="float" office:value="40.7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43342.0"/>
          <table:table-cell office:value-type="float" office:value="381.0"/>
          <table:table-cell office:value-type="float" office:value="0.0"/>
          <table:table-cell office:value-type="float" office:value="0.0"/>
          <table:table-cell table:formula="of:=MIN([.$B116];[.$O116])" office:value-type="float"/>
          <table:table-cell table:formula="of:=MIN([.$C116];[.$P116])" office:value-type="float"/>
          <table:table-cell table:formula="of:=MIN([.$D116];[.$Q116])" office:value-type="float"/>
          <table:table-cell table:formula="of:=MIN([.$E116];[.$R116])" office:value-type="float"/>
          <table:table-cell table:formula="of:=MIN([.$F116];[.$S116])" office:value-type="float"/>
          <table:table-cell table:formula="of:=MIN([.$G116];[.$T116])" office:value-type="float"/>
          <table:table-cell table:formula="of:=MIN([.$H116];[.$U116])" office:value-type="float"/>
          <table:table-cell table:formula="of:=MIN([.$I116];[.$V116])" office:value-type="float"/>
          <table:table-cell table:formula="of:=MIN([.$J116])" office:value-type="float"/>
          <table:table-cell table:formula="of:=MIN([.$K116];[.$W116])" office:value-type="float"/>
          <table:table-cell table:formula="of:=MIN([.$L116];[.$X116])" office:value-type="float"/>
          <table:table-cell table:formula="of:=MIN([.$M116];[.$Y116])" office:value-type="float"/>
          <table:table-cell table:formula="of:=MIN([.$N116];[.$Z116])" office:value-type="float"/>
          <table:table-cell table:formula="of:=MEDIAN([.$B116];[.$O116])" office:value-type="float"/>
          <table:table-cell table:formula="of:=MEDIAN([.$C116];[.$P116])" office:value-type="float"/>
          <table:table-cell table:formula="of:=MEDIAN([.$D116];[.$Q116])" office:value-type="float"/>
          <table:table-cell table:formula="of:=MEDIAN([.$E116];[.$R116])" office:value-type="float"/>
          <table:table-cell table:formula="of:=MEDIAN([.$F116];[.$S116])" office:value-type="float"/>
          <table:table-cell table:formula="of:=MEDIAN([.$G116];[.$T116])" office:value-type="float"/>
          <table:table-cell table:formula="of:=MEDIAN([.$H116];[.$U116])" office:value-type="float"/>
          <table:table-cell table:formula="of:=MEDIAN([.$I116];[.$V116])" office:value-type="float"/>
          <table:table-cell table:formula="of:=MEDIAN([.$J116])" office:value-type="float"/>
          <table:table-cell table:formula="of:=MEDIAN([.$K116];[.$W116])" office:value-type="float"/>
          <table:table-cell table:formula="of:=MEDIAN([.$L116];[.$X116])" office:value-type="float"/>
          <table:table-cell table:formula="of:=MEDIAN([.$M116];[.$Y116])" office:value-type="float"/>
          <table:table-cell table:formula="of:=MEDIAN([.$N116];[.$Z116])" office:value-type="float"/>
          <table:table-cell table:formula="of:=MAX([.$B116];[.$O116])" office:value-type="float"/>
          <table:table-cell table:formula="of:=MAX([.$C116];[.$P116])" office:value-type="float"/>
          <table:table-cell table:formula="of:=MAX([.$D116];[.$Q116])" office:value-type="float"/>
          <table:table-cell table:formula="of:=MAX([.$E116];[.$R116])" office:value-type="float"/>
          <table:table-cell table:formula="of:=MAX([.$F116];[.$S116])" office:value-type="float"/>
          <table:table-cell table:formula="of:=MAX([.$G116];[.$T116])" office:value-type="float"/>
          <table:table-cell table:formula="of:=MAX([.$H116];[.$U116])" office:value-type="float"/>
          <table:table-cell table:formula="of:=MAX([.$I116];[.$V116])" office:value-type="float"/>
          <table:table-cell table:formula="of:=MAX([.$J116])" office:value-type="float"/>
          <table:table-cell table:formula="of:=MAX([.$K116];[.$W116])" office:value-type="float"/>
          <table:table-cell table:formula="of:=MAX([.$L116];[.$X116])" office:value-type="float"/>
          <table:table-cell table:formula="of:=MAX([.$M116];[.$Y116])" office:value-type="float"/>
          <table:table-cell table:formula="of:=MAX([.$N116];[.$Z116])" office:value-type="float"/>
        </table:table-row>
        <table:table-row table:style-name="ro1">
          <table:table-cell office:value-type="string">
            <text:p>freecell.freecell-3-3.asp/4</text:p>
          </table:table-cell>
          <table:table-cell office:value-type="float" office:value="42.935"/>
          <table:table-cell office:value-type="float" office:value="42.76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41.0"/>
          <table:table-cell office:value-type="float" office:value="15.0"/>
          <table:table-cell office:value-type="float" office:value="699216.0"/>
          <table:table-cell office:value-type="float" office:value="26220.0"/>
          <table:table-cell office:value-type="float" office:value="0.0"/>
          <table:table-cell office:value-type="float" office:value="0.0"/>
          <table:table-cell office:value-type="float" office:value="43.133"/>
          <table:table-cell office:value-type="float" office:value="42.99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 office:value-type="float" office:value="72.0"/>
          <table:table-cell office:value-type="float" office:value="699216.0"/>
          <table:table-cell office:value-type="float" office:value="26220.0"/>
          <table:table-cell office:value-type="float" office:value="0.0"/>
          <table:table-cell office:value-type="float" office:value="0.0"/>
          <table:table-cell table:formula="of:=MIN([.$B117];[.$O117])" office:value-type="float"/>
          <table:table-cell table:formula="of:=MIN([.$C117];[.$P117])" office:value-type="float"/>
          <table:table-cell table:formula="of:=MIN([.$D117];[.$Q117])" office:value-type="float"/>
          <table:table-cell table:formula="of:=MIN([.$E117];[.$R117])" office:value-type="float"/>
          <table:table-cell table:formula="of:=MIN([.$F117];[.$S117])" office:value-type="float"/>
          <table:table-cell table:formula="of:=MIN([.$G117];[.$T117])" office:value-type="float"/>
          <table:table-cell table:formula="of:=MIN([.$H117];[.$U117])" office:value-type="float"/>
          <table:table-cell table:formula="of:=MIN([.$I117];[.$V117])" office:value-type="float"/>
          <table:table-cell table:formula="of:=MIN([.$J117])" office:value-type="float"/>
          <table:table-cell table:formula="of:=MIN([.$K117];[.$W117])" office:value-type="float"/>
          <table:table-cell table:formula="of:=MIN([.$L117];[.$X117])" office:value-type="float"/>
          <table:table-cell table:formula="of:=MIN([.$M117];[.$Y117])" office:value-type="float"/>
          <table:table-cell table:formula="of:=MIN([.$N117];[.$Z117])" office:value-type="float"/>
          <table:table-cell table:formula="of:=MEDIAN([.$B117];[.$O117])" office:value-type="float"/>
          <table:table-cell table:formula="of:=MEDIAN([.$C117];[.$P117])" office:value-type="float"/>
          <table:table-cell table:formula="of:=MEDIAN([.$D117];[.$Q117])" office:value-type="float"/>
          <table:table-cell table:formula="of:=MEDIAN([.$E117];[.$R117])" office:value-type="float"/>
          <table:table-cell table:formula="of:=MEDIAN([.$F117];[.$S117])" office:value-type="float"/>
          <table:table-cell table:formula="of:=MEDIAN([.$G117];[.$T117])" office:value-type="float"/>
          <table:table-cell table:formula="of:=MEDIAN([.$H117];[.$U117])" office:value-type="float"/>
          <table:table-cell table:formula="of:=MEDIAN([.$I117];[.$V117])" office:value-type="float"/>
          <table:table-cell table:formula="of:=MEDIAN([.$J117])" office:value-type="float"/>
          <table:table-cell table:formula="of:=MEDIAN([.$K117];[.$W117])" office:value-type="float"/>
          <table:table-cell table:formula="of:=MEDIAN([.$L117];[.$X117])" office:value-type="float"/>
          <table:table-cell table:formula="of:=MEDIAN([.$M117];[.$Y117])" office:value-type="float"/>
          <table:table-cell table:formula="of:=MEDIAN([.$N117];[.$Z117])" office:value-type="float"/>
          <table:table-cell table:formula="of:=MAX([.$B117];[.$O117])" office:value-type="float"/>
          <table:table-cell table:formula="of:=MAX([.$C117];[.$P117])" office:value-type="float"/>
          <table:table-cell table:formula="of:=MAX([.$D117];[.$Q117])" office:value-type="float"/>
          <table:table-cell table:formula="of:=MAX([.$E117];[.$R117])" office:value-type="float"/>
          <table:table-cell table:formula="of:=MAX([.$F117];[.$S117])" office:value-type="float"/>
          <table:table-cell table:formula="of:=MAX([.$G117];[.$T117])" office:value-type="float"/>
          <table:table-cell table:formula="of:=MAX([.$H117];[.$U117])" office:value-type="float"/>
          <table:table-cell table:formula="of:=MAX([.$I117];[.$V117])" office:value-type="float"/>
          <table:table-cell table:formula="of:=MAX([.$J117])" office:value-type="float"/>
          <table:table-cell table:formula="of:=MAX([.$K117];[.$W117])" office:value-type="float"/>
          <table:table-cell table:formula="of:=MAX([.$L117];[.$X117])" office:value-type="float"/>
          <table:table-cell table:formula="of:=MAX([.$M117];[.$Y117])" office:value-type="float"/>
          <table:table-cell table:formula="of:=MAX([.$N117];[.$Z117])" office:value-type="float"/>
        </table:table-row>
        <table:table-row table:style-name="ro1">
          <table:table-cell office:value-type="string">
            <text:p>freecell.freecell-3-3.asp/5</text:p>
          </table:table-cell>
          <table:table-cell office:value-type="float" office:value="44.7919"/>
          <table:table-cell office:value-type="float" office:value="44.627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8.0"/>
          <table:table-cell office:value-type="float" office:value="1251.0"/>
          <table:table-cell office:value-type="float" office:value="205.0"/>
          <table:table-cell office:value-type="float" office:value="855090.0"/>
          <table:table-cell office:value-type="float" office:value="44131.0"/>
          <table:table-cell office:value-type="float" office:value="0.0"/>
          <table:table-cell office:value-type="float" office:value="0.0"/>
          <table:table-cell office:value-type="float" office:value="44.8572"/>
          <table:table-cell office:value-type="float" office:value="44.702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17.0"/>
          <table:table-cell office:value-type="float" office:value="356.0"/>
          <table:table-cell office:value-type="float" office:value="855090.0"/>
          <table:table-cell office:value-type="float" office:value="44131.0"/>
          <table:table-cell office:value-type="float" office:value="0.0"/>
          <table:table-cell office:value-type="float" office:value="0.0"/>
          <table:table-cell table:formula="of:=MIN([.$B118];[.$O118])" office:value-type="float"/>
          <table:table-cell table:formula="of:=MIN([.$C118];[.$P118])" office:value-type="float"/>
          <table:table-cell table:formula="of:=MIN([.$D118];[.$Q118])" office:value-type="float"/>
          <table:table-cell table:formula="of:=MIN([.$E118];[.$R118])" office:value-type="float"/>
          <table:table-cell table:formula="of:=MIN([.$F118];[.$S118])" office:value-type="float"/>
          <table:table-cell table:formula="of:=MIN([.$G118];[.$T118])" office:value-type="float"/>
          <table:table-cell table:formula="of:=MIN([.$H118];[.$U118])" office:value-type="float"/>
          <table:table-cell table:formula="of:=MIN([.$I118];[.$V118])" office:value-type="float"/>
          <table:table-cell table:formula="of:=MIN([.$J118])" office:value-type="float"/>
          <table:table-cell table:formula="of:=MIN([.$K118];[.$W118])" office:value-type="float"/>
          <table:table-cell table:formula="of:=MIN([.$L118];[.$X118])" office:value-type="float"/>
          <table:table-cell table:formula="of:=MIN([.$M118];[.$Y118])" office:value-type="float"/>
          <table:table-cell table:formula="of:=MIN([.$N118];[.$Z118])" office:value-type="float"/>
          <table:table-cell table:formula="of:=MEDIAN([.$B118];[.$O118])" office:value-type="float"/>
          <table:table-cell table:formula="of:=MEDIAN([.$C118];[.$P118])" office:value-type="float"/>
          <table:table-cell table:formula="of:=MEDIAN([.$D118];[.$Q118])" office:value-type="float"/>
          <table:table-cell table:formula="of:=MEDIAN([.$E118];[.$R118])" office:value-type="float"/>
          <table:table-cell table:formula="of:=MEDIAN([.$F118];[.$S118])" office:value-type="float"/>
          <table:table-cell table:formula="of:=MEDIAN([.$G118];[.$T118])" office:value-type="float"/>
          <table:table-cell table:formula="of:=MEDIAN([.$H118];[.$U118])" office:value-type="float"/>
          <table:table-cell table:formula="of:=MEDIAN([.$I118];[.$V118])" office:value-type="float"/>
          <table:table-cell table:formula="of:=MEDIAN([.$J118])" office:value-type="float"/>
          <table:table-cell table:formula="of:=MEDIAN([.$K118];[.$W118])" office:value-type="float"/>
          <table:table-cell table:formula="of:=MEDIAN([.$L118];[.$X118])" office:value-type="float"/>
          <table:table-cell table:formula="of:=MEDIAN([.$M118];[.$Y118])" office:value-type="float"/>
          <table:table-cell table:formula="of:=MEDIAN([.$N118];[.$Z118])" office:value-type="float"/>
          <table:table-cell table:formula="of:=MAX([.$B118];[.$O118])" office:value-type="float"/>
          <table:table-cell table:formula="of:=MAX([.$C118];[.$P118])" office:value-type="float"/>
          <table:table-cell table:formula="of:=MAX([.$D118];[.$Q118])" office:value-type="float"/>
          <table:table-cell table:formula="of:=MAX([.$E118];[.$R118])" office:value-type="float"/>
          <table:table-cell table:formula="of:=MAX([.$F118];[.$S118])" office:value-type="float"/>
          <table:table-cell table:formula="of:=MAX([.$G118];[.$T118])" office:value-type="float"/>
          <table:table-cell table:formula="of:=MAX([.$H118];[.$U118])" office:value-type="float"/>
          <table:table-cell table:formula="of:=MAX([.$I118];[.$V118])" office:value-type="float"/>
          <table:table-cell table:formula="of:=MAX([.$J118])" office:value-type="float"/>
          <table:table-cell table:formula="of:=MAX([.$K118];[.$W118])" office:value-type="float"/>
          <table:table-cell table:formula="of:=MAX([.$L118];[.$X118])" office:value-type="float"/>
          <table:table-cell table:formula="of:=MAX([.$M118];[.$Y118])" office:value-type="float"/>
          <table:table-cell table:formula="of:=MAX([.$N118];[.$Z118])" office:value-type="float"/>
        </table:table-row>
        <table:table-row table:style-name="ro1">
          <table:table-cell office:value-type="string">
            <text:p>freecell.freecell-3-3.asp/6</text:p>
          </table:table-cell>
          <table:table-cell office:value-type="float" office:value="47.2167"/>
          <table:table-cell office:value-type="float" office:value="47.029"/>
          <table:table-cell office:value-type="float" office:value="0.5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37.0"/>
          <table:table-cell office:value-type="float" office:value="2726.0"/>
          <table:table-cell office:value-type="float" office:value="936.0"/>
          <table:table-cell office:value-type="float" office:value="1010964.0"/>
          <table:table-cell office:value-type="float" office:value="66589.0"/>
          <table:table-cell office:value-type="float" office:value="0.0"/>
          <table:table-cell office:value-type="float" office:value="0.0"/>
          <table:table-cell office:value-type="float" office:value="48.179"/>
          <table:table-cell office:value-type="float" office:value="47.992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27.0"/>
          <table:table-cell office:value-type="float" office:value="1854.0"/>
          <table:table-cell office:value-type="float" office:value="1010964.0"/>
          <table:table-cell office:value-type="float" office:value="66589.0"/>
          <table:table-cell office:value-type="float" office:value="0.0"/>
          <table:table-cell office:value-type="float" office:value="0.0"/>
          <table:table-cell table:formula="of:=MIN([.$B119];[.$O119])" office:value-type="float"/>
          <table:table-cell table:formula="of:=MIN([.$C119];[.$P119])" office:value-type="float"/>
          <table:table-cell table:formula="of:=MIN([.$D119];[.$Q119])" office:value-type="float"/>
          <table:table-cell table:formula="of:=MIN([.$E119];[.$R119])" office:value-type="float"/>
          <table:table-cell table:formula="of:=MIN([.$F119];[.$S119])" office:value-type="float"/>
          <table:table-cell table:formula="of:=MIN([.$G119];[.$T119])" office:value-type="float"/>
          <table:table-cell table:formula="of:=MIN([.$H119];[.$U119])" office:value-type="float"/>
          <table:table-cell table:formula="of:=MIN([.$I119];[.$V119])" office:value-type="float"/>
          <table:table-cell table:formula="of:=MIN([.$J119])" office:value-type="float"/>
          <table:table-cell table:formula="of:=MIN([.$K119];[.$W119])" office:value-type="float"/>
          <table:table-cell table:formula="of:=MIN([.$L119];[.$X119])" office:value-type="float"/>
          <table:table-cell table:formula="of:=MIN([.$M119];[.$Y119])" office:value-type="float"/>
          <table:table-cell table:formula="of:=MIN([.$N119];[.$Z119])" office:value-type="float"/>
          <table:table-cell table:formula="of:=MEDIAN([.$B119];[.$O119])" office:value-type="float"/>
          <table:table-cell table:formula="of:=MEDIAN([.$C119];[.$P119])" office:value-type="float"/>
          <table:table-cell table:formula="of:=MEDIAN([.$D119];[.$Q119])" office:value-type="float"/>
          <table:table-cell table:formula="of:=MEDIAN([.$E119];[.$R119])" office:value-type="float"/>
          <table:table-cell table:formula="of:=MEDIAN([.$F119];[.$S119])" office:value-type="float"/>
          <table:table-cell table:formula="of:=MEDIAN([.$G119];[.$T119])" office:value-type="float"/>
          <table:table-cell table:formula="of:=MEDIAN([.$H119];[.$U119])" office:value-type="float"/>
          <table:table-cell table:formula="of:=MEDIAN([.$I119];[.$V119])" office:value-type="float"/>
          <table:table-cell table:formula="of:=MEDIAN([.$J119])" office:value-type="float"/>
          <table:table-cell table:formula="of:=MEDIAN([.$K119];[.$W119])" office:value-type="float"/>
          <table:table-cell table:formula="of:=MEDIAN([.$L119];[.$X119])" office:value-type="float"/>
          <table:table-cell table:formula="of:=MEDIAN([.$M119];[.$Y119])" office:value-type="float"/>
          <table:table-cell table:formula="of:=MEDIAN([.$N119];[.$Z119])" office:value-type="float"/>
          <table:table-cell table:formula="of:=MAX([.$B119];[.$O119])" office:value-type="float"/>
          <table:table-cell table:formula="of:=MAX([.$C119];[.$P119])" office:value-type="float"/>
          <table:table-cell table:formula="of:=MAX([.$D119];[.$Q119])" office:value-type="float"/>
          <table:table-cell table:formula="of:=MAX([.$E119];[.$R119])" office:value-type="float"/>
          <table:table-cell table:formula="of:=MAX([.$F119];[.$S119])" office:value-type="float"/>
          <table:table-cell table:formula="of:=MAX([.$G119];[.$T119])" office:value-type="float"/>
          <table:table-cell table:formula="of:=MAX([.$H119];[.$U119])" office:value-type="float"/>
          <table:table-cell table:formula="of:=MAX([.$I119];[.$V119])" office:value-type="float"/>
          <table:table-cell table:formula="of:=MAX([.$J119])" office:value-type="float"/>
          <table:table-cell table:formula="of:=MAX([.$K119];[.$W119])" office:value-type="float"/>
          <table:table-cell table:formula="of:=MAX([.$L119];[.$X119])" office:value-type="float"/>
          <table:table-cell table:formula="of:=MAX([.$M119];[.$Y119])" office:value-type="float"/>
          <table:table-cell table:formula="of:=MAX([.$N119];[.$Z119])" office:value-type="float"/>
        </table:table-row>
        <table:table-row table:style-name="ro1">
          <table:table-cell office:value-type="string">
            <text:p>freecell.freecell-3-3.asp/7</text:p>
          </table:table-cell>
          <table:table-cell office:value-type="float" office:value="49.6986"/>
          <table:table-cell office:value-type="float" office:value="49.486"/>
          <table:table-cell office:value-type="float" office:value="1.03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953.0"/>
          <table:table-cell office:value-type="float" office:value="8414.0"/>
          <table:table-cell office:value-type="float" office:value="3444.0"/>
          <table:table-cell office:value-type="float" office:value="1166838.0"/>
          <table:table-cell office:value-type="float" office:value="94091.0"/>
          <table:table-cell office:value-type="float" office:value="0.0"/>
          <table:table-cell office:value-type="float" office:value="0.0"/>
          <table:table-cell office:value-type="float" office:value="50.7113"/>
          <table:table-cell office:value-type="float" office:value="50.513"/>
          <table:table-cell office:value-type="float" office:value="1.95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582.0"/>
          <table:table-cell office:value-type="float" office:value="6765.0"/>
          <table:table-cell office:value-type="float" office:value="1166838.0"/>
          <table:table-cell office:value-type="float" office:value="94091.0"/>
          <table:table-cell office:value-type="float" office:value="0.0"/>
          <table:table-cell office:value-type="float" office:value="0.0"/>
          <table:table-cell table:formula="of:=MIN([.$B120];[.$O120])" office:value-type="float"/>
          <table:table-cell table:formula="of:=MIN([.$C120];[.$P120])" office:value-type="float"/>
          <table:table-cell table:formula="of:=MIN([.$D120];[.$Q120])" office:value-type="float"/>
          <table:table-cell table:formula="of:=MIN([.$E120];[.$R120])" office:value-type="float"/>
          <table:table-cell table:formula="of:=MIN([.$F120];[.$S120])" office:value-type="float"/>
          <table:table-cell table:formula="of:=MIN([.$G120];[.$T120])" office:value-type="float"/>
          <table:table-cell table:formula="of:=MIN([.$H120];[.$U120])" office:value-type="float"/>
          <table:table-cell table:formula="of:=MIN([.$I120];[.$V120])" office:value-type="float"/>
          <table:table-cell table:formula="of:=MIN([.$J120])" office:value-type="float"/>
          <table:table-cell table:formula="of:=MIN([.$K120];[.$W120])" office:value-type="float"/>
          <table:table-cell table:formula="of:=MIN([.$L120];[.$X120])" office:value-type="float"/>
          <table:table-cell table:formula="of:=MIN([.$M120];[.$Y120])" office:value-type="float"/>
          <table:table-cell table:formula="of:=MIN([.$N120];[.$Z120])" office:value-type="float"/>
          <table:table-cell table:formula="of:=MEDIAN([.$B120];[.$O120])" office:value-type="float"/>
          <table:table-cell table:formula="of:=MEDIAN([.$C120];[.$P120])" office:value-type="float"/>
          <table:table-cell table:formula="of:=MEDIAN([.$D120];[.$Q120])" office:value-type="float"/>
          <table:table-cell table:formula="of:=MEDIAN([.$E120];[.$R120])" office:value-type="float"/>
          <table:table-cell table:formula="of:=MEDIAN([.$F120];[.$S120])" office:value-type="float"/>
          <table:table-cell table:formula="of:=MEDIAN([.$G120];[.$T120])" office:value-type="float"/>
          <table:table-cell table:formula="of:=MEDIAN([.$H120];[.$U120])" office:value-type="float"/>
          <table:table-cell table:formula="of:=MEDIAN([.$I120];[.$V120])" office:value-type="float"/>
          <table:table-cell table:formula="of:=MEDIAN([.$J120])" office:value-type="float"/>
          <table:table-cell table:formula="of:=MEDIAN([.$K120];[.$W120])" office:value-type="float"/>
          <table:table-cell table:formula="of:=MEDIAN([.$L120];[.$X120])" office:value-type="float"/>
          <table:table-cell table:formula="of:=MEDIAN([.$M120];[.$Y120])" office:value-type="float"/>
          <table:table-cell table:formula="of:=MEDIAN([.$N120];[.$Z120])" office:value-type="float"/>
          <table:table-cell table:formula="of:=MAX([.$B120];[.$O120])" office:value-type="float"/>
          <table:table-cell table:formula="of:=MAX([.$C120];[.$P120])" office:value-type="float"/>
          <table:table-cell table:formula="of:=MAX([.$D120];[.$Q120])" office:value-type="float"/>
          <table:table-cell table:formula="of:=MAX([.$E120];[.$R120])" office:value-type="float"/>
          <table:table-cell table:formula="of:=MAX([.$F120];[.$S120])" office:value-type="float"/>
          <table:table-cell table:formula="of:=MAX([.$G120];[.$T120])" office:value-type="float"/>
          <table:table-cell table:formula="of:=MAX([.$H120];[.$U120])" office:value-type="float"/>
          <table:table-cell table:formula="of:=MAX([.$I120];[.$V120])" office:value-type="float"/>
          <table:table-cell table:formula="of:=MAX([.$J120])" office:value-type="float"/>
          <table:table-cell table:formula="of:=MAX([.$K120];[.$W120])" office:value-type="float"/>
          <table:table-cell table:formula="of:=MAX([.$L120];[.$X120])" office:value-type="float"/>
          <table:table-cell table:formula="of:=MAX([.$M120];[.$Y120])" office:value-type="float"/>
          <table:table-cell table:formula="of:=MAX([.$N120];[.$Z120])" office:value-type="float"/>
        </table:table-row>
        <table:table-row table:style-name="ro1">
          <table:table-cell office:value-type="string">
            <text:p>freecell.freecell-3-3.asp/8</text:p>
          </table:table-cell>
          <table:table-cell office:value-type="float" office:value="60.2803"/>
          <table:table-cell office:value-type="float" office:value="60.023"/>
          <table:table-cell office:value-type="float" office:value="9.76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9046.0"/>
          <table:table-cell office:value-type="float" office:value="31377.0"/>
          <table:table-cell office:value-type="float" office:value="14581.0"/>
          <table:table-cell office:value-type="float" office:value="1322712.0"/>
          <table:table-cell office:value-type="float" office:value="127141.0"/>
          <table:table-cell office:value-type="float" office:value="0.0"/>
          <table:table-cell office:value-type="float" office:value="0.0"/>
          <table:table-cell office:value-type="float" office:value="55.9054"/>
          <table:table-cell office:value-type="float" office:value="55.679"/>
          <table:table-cell office:value-type="float" office:value="5.45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3535.0"/>
          <table:table-cell office:value-type="float" office:value="16710.0"/>
          <table:table-cell office:value-type="float" office:value="1322712.0"/>
          <table:table-cell office:value-type="float" office:value="127141.0"/>
          <table:table-cell office:value-type="float" office:value="0.0"/>
          <table:table-cell office:value-type="float" office:value="0.0"/>
          <table:table-cell table:formula="of:=MIN([.$B121];[.$O121])" office:value-type="float"/>
          <table:table-cell table:formula="of:=MIN([.$C121];[.$P121])" office:value-type="float"/>
          <table:table-cell table:formula="of:=MIN([.$D121];[.$Q121])" office:value-type="float"/>
          <table:table-cell table:formula="of:=MIN([.$E121];[.$R121])" office:value-type="float"/>
          <table:table-cell table:formula="of:=MIN([.$F121];[.$S121])" office:value-type="float"/>
          <table:table-cell table:formula="of:=MIN([.$G121];[.$T121])" office:value-type="float"/>
          <table:table-cell table:formula="of:=MIN([.$H121];[.$U121])" office:value-type="float"/>
          <table:table-cell table:formula="of:=MIN([.$I121];[.$V121])" office:value-type="float"/>
          <table:table-cell table:formula="of:=MIN([.$J121])" office:value-type="float"/>
          <table:table-cell table:formula="of:=MIN([.$K121];[.$W121])" office:value-type="float"/>
          <table:table-cell table:formula="of:=MIN([.$L121];[.$X121])" office:value-type="float"/>
          <table:table-cell table:formula="of:=MIN([.$M121];[.$Y121])" office:value-type="float"/>
          <table:table-cell table:formula="of:=MIN([.$N121];[.$Z121])" office:value-type="float"/>
          <table:table-cell table:formula="of:=MEDIAN([.$B121];[.$O121])" office:value-type="float"/>
          <table:table-cell table:formula="of:=MEDIAN([.$C121];[.$P121])" office:value-type="float"/>
          <table:table-cell table:formula="of:=MEDIAN([.$D121];[.$Q121])" office:value-type="float"/>
          <table:table-cell table:formula="of:=MEDIAN([.$E121];[.$R121])" office:value-type="float"/>
          <table:table-cell table:formula="of:=MEDIAN([.$F121];[.$S121])" office:value-type="float"/>
          <table:table-cell table:formula="of:=MEDIAN([.$G121];[.$T121])" office:value-type="float"/>
          <table:table-cell table:formula="of:=MEDIAN([.$H121];[.$U121])" office:value-type="float"/>
          <table:table-cell table:formula="of:=MEDIAN([.$I121];[.$V121])" office:value-type="float"/>
          <table:table-cell table:formula="of:=MEDIAN([.$J121])" office:value-type="float"/>
          <table:table-cell table:formula="of:=MEDIAN([.$K121];[.$W121])" office:value-type="float"/>
          <table:table-cell table:formula="of:=MEDIAN([.$L121];[.$X121])" office:value-type="float"/>
          <table:table-cell table:formula="of:=MEDIAN([.$M121];[.$Y121])" office:value-type="float"/>
          <table:table-cell table:formula="of:=MEDIAN([.$N121];[.$Z121])" office:value-type="float"/>
          <table:table-cell table:formula="of:=MAX([.$B121];[.$O121])" office:value-type="float"/>
          <table:table-cell table:formula="of:=MAX([.$C121];[.$P121])" office:value-type="float"/>
          <table:table-cell table:formula="of:=MAX([.$D121];[.$Q121])" office:value-type="float"/>
          <table:table-cell table:formula="of:=MAX([.$E121];[.$R121])" office:value-type="float"/>
          <table:table-cell table:formula="of:=MAX([.$F121];[.$S121])" office:value-type="float"/>
          <table:table-cell table:formula="of:=MAX([.$G121];[.$T121])" office:value-type="float"/>
          <table:table-cell table:formula="of:=MAX([.$H121];[.$U121])" office:value-type="float"/>
          <table:table-cell table:formula="of:=MAX([.$I121];[.$V121])" office:value-type="float"/>
          <table:table-cell table:formula="of:=MAX([.$J121])" office:value-type="float"/>
          <table:table-cell table:formula="of:=MAX([.$K121];[.$W121])" office:value-type="float"/>
          <table:table-cell table:formula="of:=MAX([.$L121];[.$X121])" office:value-type="float"/>
          <table:table-cell table:formula="of:=MAX([.$M121];[.$Y121])" office:value-type="float"/>
          <table:table-cell table:formula="of:=MAX([.$N121];[.$Z121])" office:value-type="float"/>
        </table:table-row>
        <table:table-row table:style-name="ro1">
          <table:table-cell office:value-type="string">
            <text:p>freecell.freecell-3-3.asp/9</text:p>
          </table:table-cell>
          <table:table-cell office:value-type="float" office:value="86.4797"/>
          <table:table-cell office:value-type="float" office:value="86.189"/>
          <table:table-cell office:value-type="float" office:value="34.2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7477.0"/>
          <table:table-cell office:value-type="float" office:value="74827.0"/>
          <table:table-cell office:value-type="float" office:value="36534.0"/>
          <table:table-cell office:value-type="float" office:value="1478586.0"/>
          <table:table-cell office:value-type="float" office:value="166243.0"/>
          <table:table-cell office:value-type="float" office:value="0.0"/>
          <table:table-cell office:value-type="float" office:value="0.0"/>
          <table:table-cell office:value-type="float" office:value="68.2645"/>
          <table:table-cell office:value-type="float" office:value="68.025"/>
          <table:table-cell office:value-type="float" office:value="15.36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4179.0"/>
          <table:table-cell office:value-type="float" office:value="31620.0"/>
          <table:table-cell office:value-type="float" office:value="1478586.0"/>
          <table:table-cell office:value-type="float" office:value="166243.0"/>
          <table:table-cell office:value-type="float" office:value="0.0"/>
          <table:table-cell office:value-type="float" office:value="0.0"/>
          <table:table-cell table:formula="of:=MIN([.$B122];[.$O122])" office:value-type="float"/>
          <table:table-cell table:formula="of:=MIN([.$C122];[.$P122])" office:value-type="float"/>
          <table:table-cell table:formula="of:=MIN([.$D122];[.$Q122])" office:value-type="float"/>
          <table:table-cell table:formula="of:=MIN([.$E122];[.$R122])" office:value-type="float"/>
          <table:table-cell table:formula="of:=MIN([.$F122];[.$S122])" office:value-type="float"/>
          <table:table-cell table:formula="of:=MIN([.$G122];[.$T122])" office:value-type="float"/>
          <table:table-cell table:formula="of:=MIN([.$H122];[.$U122])" office:value-type="float"/>
          <table:table-cell table:formula="of:=MIN([.$I122];[.$V122])" office:value-type="float"/>
          <table:table-cell table:formula="of:=MIN([.$J122])" office:value-type="float"/>
          <table:table-cell table:formula="of:=MIN([.$K122];[.$W122])" office:value-type="float"/>
          <table:table-cell table:formula="of:=MIN([.$L122];[.$X122])" office:value-type="float"/>
          <table:table-cell table:formula="of:=MIN([.$M122];[.$Y122])" office:value-type="float"/>
          <table:table-cell table:formula="of:=MIN([.$N122];[.$Z122])" office:value-type="float"/>
          <table:table-cell table:formula="of:=MEDIAN([.$B122];[.$O122])" office:value-type="float"/>
          <table:table-cell table:formula="of:=MEDIAN([.$C122];[.$P122])" office:value-type="float"/>
          <table:table-cell table:formula="of:=MEDIAN([.$D122];[.$Q122])" office:value-type="float"/>
          <table:table-cell table:formula="of:=MEDIAN([.$E122];[.$R122])" office:value-type="float"/>
          <table:table-cell table:formula="of:=MEDIAN([.$F122];[.$S122])" office:value-type="float"/>
          <table:table-cell table:formula="of:=MEDIAN([.$G122];[.$T122])" office:value-type="float"/>
          <table:table-cell table:formula="of:=MEDIAN([.$H122];[.$U122])" office:value-type="float"/>
          <table:table-cell table:formula="of:=MEDIAN([.$I122];[.$V122])" office:value-type="float"/>
          <table:table-cell table:formula="of:=MEDIAN([.$J122])" office:value-type="float"/>
          <table:table-cell table:formula="of:=MEDIAN([.$K122];[.$W122])" office:value-type="float"/>
          <table:table-cell table:formula="of:=MEDIAN([.$L122];[.$X122])" office:value-type="float"/>
          <table:table-cell table:formula="of:=MEDIAN([.$M122];[.$Y122])" office:value-type="float"/>
          <table:table-cell table:formula="of:=MEDIAN([.$N122];[.$Z122])" office:value-type="float"/>
          <table:table-cell table:formula="of:=MAX([.$B122];[.$O122])" office:value-type="float"/>
          <table:table-cell table:formula="of:=MAX([.$C122];[.$P122])" office:value-type="float"/>
          <table:table-cell table:formula="of:=MAX([.$D122];[.$Q122])" office:value-type="float"/>
          <table:table-cell table:formula="of:=MAX([.$E122];[.$R122])" office:value-type="float"/>
          <table:table-cell table:formula="of:=MAX([.$F122];[.$S122])" office:value-type="float"/>
          <table:table-cell table:formula="of:=MAX([.$G122];[.$T122])" office:value-type="float"/>
          <table:table-cell table:formula="of:=MAX([.$H122];[.$U122])" office:value-type="float"/>
          <table:table-cell table:formula="of:=MAX([.$I122];[.$V122])" office:value-type="float"/>
          <table:table-cell table:formula="of:=MAX([.$J122])" office:value-type="float"/>
          <table:table-cell table:formula="of:=MAX([.$K122];[.$W122])" office:value-type="float"/>
          <table:table-cell table:formula="of:=MAX([.$L122];[.$X122])" office:value-type="float"/>
          <table:table-cell table:formula="of:=MAX([.$M122];[.$Y122])" office:value-type="float"/>
          <table:table-cell table:formula="of:=MAX([.$N122];[.$Z122])" office:value-type="float"/>
        </table:table-row>
        <table:table-row table:style-name="ro1">
          <table:table-cell office:value-type="string">
            <text:p>freecell.freecell-3-4.asp/1</text:p>
          </table:table-cell>
          <table:table-cell office:value-type="float" office:value="40.0589"/>
          <table:table-cell office:value-type="float" office:value="39.2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1594.0"/>
          <table:table-cell office:value-type="float" office:value="17.0"/>
          <table:table-cell office:value-type="float" office:value="0.0"/>
          <table:table-cell office:value-type="float" office:value="0.0"/>
          <table:table-cell office:value-type="float" office:value="39.256"/>
          <table:table-cell office:value-type="float" office:value="39.0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1594.0"/>
          <table:table-cell office:value-type="float" office:value="17.0"/>
          <table:table-cell office:value-type="float" office:value="0.0"/>
          <table:table-cell office:value-type="float" office:value="0.0"/>
          <table:table-cell table:formula="of:=MIN([.$B123];[.$O123])" office:value-type="float"/>
          <table:table-cell table:formula="of:=MIN([.$C123];[.$P123])" office:value-type="float"/>
          <table:table-cell table:formula="of:=MIN([.$D123];[.$Q123])" office:value-type="float"/>
          <table:table-cell table:formula="of:=MIN([.$E123];[.$R123])" office:value-type="float"/>
          <table:table-cell table:formula="of:=MIN([.$F123];[.$S123])" office:value-type="float"/>
          <table:table-cell table:formula="of:=MIN([.$G123];[.$T123])" office:value-type="float"/>
          <table:table-cell table:formula="of:=MIN([.$H123];[.$U123])" office:value-type="float"/>
          <table:table-cell table:formula="of:=MIN([.$I123];[.$V123])" office:value-type="float"/>
          <table:table-cell table:formula="of:=MIN([.$J123])" office:value-type="float"/>
          <table:table-cell table:formula="of:=MIN([.$K123];[.$W123])" office:value-type="float"/>
          <table:table-cell table:formula="of:=MIN([.$L123];[.$X123])" office:value-type="float"/>
          <table:table-cell table:formula="of:=MIN([.$M123];[.$Y123])" office:value-type="float"/>
          <table:table-cell table:formula="of:=MIN([.$N123];[.$Z123])" office:value-type="float"/>
          <table:table-cell table:formula="of:=MEDIAN([.$B123];[.$O123])" office:value-type="float"/>
          <table:table-cell table:formula="of:=MEDIAN([.$C123];[.$P123])" office:value-type="float"/>
          <table:table-cell table:formula="of:=MEDIAN([.$D123];[.$Q123])" office:value-type="float"/>
          <table:table-cell table:formula="of:=MEDIAN([.$E123];[.$R123])" office:value-type="float"/>
          <table:table-cell table:formula="of:=MEDIAN([.$F123];[.$S123])" office:value-type="float"/>
          <table:table-cell table:formula="of:=MEDIAN([.$G123];[.$T123])" office:value-type="float"/>
          <table:table-cell table:formula="of:=MEDIAN([.$H123];[.$U123])" office:value-type="float"/>
          <table:table-cell table:formula="of:=MEDIAN([.$I123];[.$V123])" office:value-type="float"/>
          <table:table-cell table:formula="of:=MEDIAN([.$J123])" office:value-type="float"/>
          <table:table-cell table:formula="of:=MEDIAN([.$K123];[.$W123])" office:value-type="float"/>
          <table:table-cell table:formula="of:=MEDIAN([.$L123];[.$X123])" office:value-type="float"/>
          <table:table-cell table:formula="of:=MEDIAN([.$M123];[.$Y123])" office:value-type="float"/>
          <table:table-cell table:formula="of:=MEDIAN([.$N123];[.$Z123])" office:value-type="float"/>
          <table:table-cell table:formula="of:=MAX([.$B123];[.$O123])" office:value-type="float"/>
          <table:table-cell table:formula="of:=MAX([.$C123];[.$P123])" office:value-type="float"/>
          <table:table-cell table:formula="of:=MAX([.$D123];[.$Q123])" office:value-type="float"/>
          <table:table-cell table:formula="of:=MAX([.$E123];[.$R123])" office:value-type="float"/>
          <table:table-cell table:formula="of:=MAX([.$F123];[.$S123])" office:value-type="float"/>
          <table:table-cell table:formula="of:=MAX([.$G123];[.$T123])" office:value-type="float"/>
          <table:table-cell table:formula="of:=MAX([.$H123];[.$U123])" office:value-type="float"/>
          <table:table-cell table:formula="of:=MAX([.$I123];[.$V123])" office:value-type="float"/>
          <table:table-cell table:formula="of:=MAX([.$J123])" office:value-type="float"/>
          <table:table-cell table:formula="of:=MAX([.$K123];[.$W123])" office:value-type="float"/>
          <table:table-cell table:formula="of:=MAX([.$L123];[.$X123])" office:value-type="float"/>
          <table:table-cell table:formula="of:=MAX([.$M123];[.$Y123])" office:value-type="float"/>
          <table:table-cell table:formula="of:=MAX([.$N123];[.$Z123])" office:value-type="float"/>
        </table:table-row>
        <table:table-row table:style-name="ro1">
          <table:table-cell office:value-type="string">
            <text:p>freecell.freecell-3-4.asp/10</text:p>
          </table:table-cell>
          <table:table-cell office:value-type="float" office:value="300.0"/>
          <table:table-cell office:value-type="float" office:value="299.957"/>
          <table:table-cell office:value-type="float" office:value="245.57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2291.0"/>
          <table:table-cell office:value-type="float" office:value="252618.0"/>
          <table:table-cell office:value-type="float" office:value="156582.0"/>
          <table:table-cell office:value-type="float" office:value="1634460.0"/>
          <table:table-cell office:value-type="float" office:value="213589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67"/>
          <table:table-cell office:value-type="float" office:value="245.59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94465.0"/>
          <table:table-cell office:value-type="float" office:value="239224.0"/>
          <table:table-cell office:value-type="float" office:value="1634460.0"/>
          <table:table-cell office:value-type="float" office:value="213589.0"/>
          <table:table-cell office:value-type="float" office:value="0.0"/>
          <table:table-cell office:value-type="float" office:value="0.0"/>
          <table:table-cell table:formula="of:=MIN([.$B124];[.$O124])" office:value-type="float"/>
          <table:table-cell table:formula="of:=MIN([.$C124];[.$P124])" office:value-type="float"/>
          <table:table-cell table:formula="of:=MIN([.$D124];[.$Q124])" office:value-type="float"/>
          <table:table-cell table:formula="of:=MIN([.$E124];[.$R124])" office:value-type="float"/>
          <table:table-cell table:formula="of:=MIN([.$F124];[.$S124])" office:value-type="float"/>
          <table:table-cell table:formula="of:=MIN([.$G124];[.$T124])" office:value-type="float"/>
          <table:table-cell table:formula="of:=MIN([.$H124];[.$U124])" office:value-type="float"/>
          <table:table-cell table:formula="of:=MIN([.$I124];[.$V124])" office:value-type="float"/>
          <table:table-cell table:formula="of:=MIN([.$J124])" office:value-type="float"/>
          <table:table-cell table:formula="of:=MIN([.$K124];[.$W124])" office:value-type="float"/>
          <table:table-cell table:formula="of:=MIN([.$L124];[.$X124])" office:value-type="float"/>
          <table:table-cell table:formula="of:=MIN([.$M124];[.$Y124])" office:value-type="float"/>
          <table:table-cell table:formula="of:=MIN([.$N124];[.$Z124])" office:value-type="float"/>
          <table:table-cell table:formula="of:=MEDIAN([.$B124];[.$O124])" office:value-type="float"/>
          <table:table-cell table:formula="of:=MEDIAN([.$C124];[.$P124])" office:value-type="float"/>
          <table:table-cell table:formula="of:=MEDIAN([.$D124];[.$Q124])" office:value-type="float"/>
          <table:table-cell table:formula="of:=MEDIAN([.$E124];[.$R124])" office:value-type="float"/>
          <table:table-cell table:formula="of:=MEDIAN([.$F124];[.$S124])" office:value-type="float"/>
          <table:table-cell table:formula="of:=MEDIAN([.$G124];[.$T124])" office:value-type="float"/>
          <table:table-cell table:formula="of:=MEDIAN([.$H124];[.$U124])" office:value-type="float"/>
          <table:table-cell table:formula="of:=MEDIAN([.$I124];[.$V124])" office:value-type="float"/>
          <table:table-cell table:formula="of:=MEDIAN([.$J124])" office:value-type="float"/>
          <table:table-cell table:formula="of:=MEDIAN([.$K124];[.$W124])" office:value-type="float"/>
          <table:table-cell table:formula="of:=MEDIAN([.$L124];[.$X124])" office:value-type="float"/>
          <table:table-cell table:formula="of:=MEDIAN([.$M124];[.$Y124])" office:value-type="float"/>
          <table:table-cell table:formula="of:=MEDIAN([.$N124];[.$Z124])" office:value-type="float"/>
          <table:table-cell table:formula="of:=MAX([.$B124];[.$O124])" office:value-type="float"/>
          <table:table-cell table:formula="of:=MAX([.$C124];[.$P124])" office:value-type="float"/>
          <table:table-cell table:formula="of:=MAX([.$D124];[.$Q124])" office:value-type="float"/>
          <table:table-cell table:formula="of:=MAX([.$E124];[.$R124])" office:value-type="float"/>
          <table:table-cell table:formula="of:=MAX([.$F124];[.$S124])" office:value-type="float"/>
          <table:table-cell table:formula="of:=MAX([.$G124];[.$T124])" office:value-type="float"/>
          <table:table-cell table:formula="of:=MAX([.$H124];[.$U124])" office:value-type="float"/>
          <table:table-cell table:formula="of:=MAX([.$I124];[.$V124])" office:value-type="float"/>
          <table:table-cell table:formula="of:=MAX([.$J124])" office:value-type="float"/>
          <table:table-cell table:formula="of:=MAX([.$K124];[.$W124])" office:value-type="float"/>
          <table:table-cell table:formula="of:=MAX([.$L124];[.$X124])" office:value-type="float"/>
          <table:table-cell table:formula="of:=MAX([.$M124];[.$Y124])" office:value-type="float"/>
          <table:table-cell table:formula="of:=MAX([.$N124];[.$Z124])" office:value-type="float"/>
        </table:table-row>
        <table:table-row table:style-name="ro1">
          <table:table-cell office:value-type="string">
            <text:p>freecell.freecell-3-4.asp/11</text:p>
          </table:table-cell>
          <table:table-cell office:value-type="float" office:value="300.0"/>
          <table:table-cell office:value-type="float" office:value="299.967"/>
          <table:table-cell office:value-type="float" office:value="243.72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05690.0"/>
          <table:table-cell office:value-type="float" office:value="171563.0"/>
          <table:table-cell office:value-type="float" office:value="108495.0"/>
          <table:table-cell office:value-type="float" office:value="1790334.0"/>
          <table:table-cell office:value-type="float" office:value="263761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4"/>
          <table:table-cell office:value-type="float" office:value="243.49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2595.0"/>
          <table:table-cell office:value-type="float" office:value="203339.0"/>
          <table:table-cell office:value-type="float" office:value="1790334.0"/>
          <table:table-cell office:value-type="float" office:value="263761.0"/>
          <table:table-cell office:value-type="float" office:value="0.0"/>
          <table:table-cell office:value-type="float" office:value="0.0"/>
          <table:table-cell table:formula="of:=MIN([.$B125];[.$O125])" office:value-type="float"/>
          <table:table-cell table:formula="of:=MIN([.$C125];[.$P125])" office:value-type="float"/>
          <table:table-cell table:formula="of:=MIN([.$D125];[.$Q125])" office:value-type="float"/>
          <table:table-cell table:formula="of:=MIN([.$E125];[.$R125])" office:value-type="float"/>
          <table:table-cell table:formula="of:=MIN([.$F125];[.$S125])" office:value-type="float"/>
          <table:table-cell table:formula="of:=MIN([.$G125];[.$T125])" office:value-type="float"/>
          <table:table-cell table:formula="of:=MIN([.$H125];[.$U125])" office:value-type="float"/>
          <table:table-cell table:formula="of:=MIN([.$I125];[.$V125])" office:value-type="float"/>
          <table:table-cell table:formula="of:=MIN([.$J125])" office:value-type="float"/>
          <table:table-cell table:formula="of:=MIN([.$K125];[.$W125])" office:value-type="float"/>
          <table:table-cell table:formula="of:=MIN([.$L125];[.$X125])" office:value-type="float"/>
          <table:table-cell table:formula="of:=MIN([.$M125];[.$Y125])" office:value-type="float"/>
          <table:table-cell table:formula="of:=MIN([.$N125];[.$Z125])" office:value-type="float"/>
          <table:table-cell table:formula="of:=MEDIAN([.$B125];[.$O125])" office:value-type="float"/>
          <table:table-cell table:formula="of:=MEDIAN([.$C125];[.$P125])" office:value-type="float"/>
          <table:table-cell table:formula="of:=MEDIAN([.$D125];[.$Q125])" office:value-type="float"/>
          <table:table-cell table:formula="of:=MEDIAN([.$E125];[.$R125])" office:value-type="float"/>
          <table:table-cell table:formula="of:=MEDIAN([.$F125];[.$S125])" office:value-type="float"/>
          <table:table-cell table:formula="of:=MEDIAN([.$G125];[.$T125])" office:value-type="float"/>
          <table:table-cell table:formula="of:=MEDIAN([.$H125];[.$U125])" office:value-type="float"/>
          <table:table-cell table:formula="of:=MEDIAN([.$I125];[.$V125])" office:value-type="float"/>
          <table:table-cell table:formula="of:=MEDIAN([.$J125])" office:value-type="float"/>
          <table:table-cell table:formula="of:=MEDIAN([.$K125];[.$W125])" office:value-type="float"/>
          <table:table-cell table:formula="of:=MEDIAN([.$L125];[.$X125])" office:value-type="float"/>
          <table:table-cell table:formula="of:=MEDIAN([.$M125];[.$Y125])" office:value-type="float"/>
          <table:table-cell table:formula="of:=MEDIAN([.$N125];[.$Z125])" office:value-type="float"/>
          <table:table-cell table:formula="of:=MAX([.$B125];[.$O125])" office:value-type="float"/>
          <table:table-cell table:formula="of:=MAX([.$C125];[.$P125])" office:value-type="float"/>
          <table:table-cell table:formula="of:=MAX([.$D125];[.$Q125])" office:value-type="float"/>
          <table:table-cell table:formula="of:=MAX([.$E125];[.$R125])" office:value-type="float"/>
          <table:table-cell table:formula="of:=MAX([.$F125];[.$S125])" office:value-type="float"/>
          <table:table-cell table:formula="of:=MAX([.$G125];[.$T125])" office:value-type="float"/>
          <table:table-cell table:formula="of:=MAX([.$H125];[.$U125])" office:value-type="float"/>
          <table:table-cell table:formula="of:=MAX([.$I125];[.$V125])" office:value-type="float"/>
          <table:table-cell table:formula="of:=MAX([.$J125])" office:value-type="float"/>
          <table:table-cell table:formula="of:=MAX([.$K125];[.$W125])" office:value-type="float"/>
          <table:table-cell table:formula="of:=MAX([.$L125];[.$X125])" office:value-type="float"/>
          <table:table-cell table:formula="of:=MAX([.$M125];[.$Y125])" office:value-type="float"/>
          <table:table-cell table:formula="of:=MAX([.$N125];[.$Z125])" office:value-type="float"/>
        </table:table-row>
        <table:table-row table:style-name="ro1">
          <table:table-cell office:value-type="string">
            <text:p>freecell.freecell-3-4.asp/12</text:p>
          </table:table-cell>
          <table:table-cell office:value-type="float" office:value="61.3189"/>
          <table:table-cell office:value-type="float" office:value="60.968"/>
          <table:table-cell office:value-type="float" office:value="2.76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3762.0"/>
          <table:table-cell office:value-type="float" office:value="13076.0"/>
          <table:table-cell office:value-type="float" office:value="9144.0"/>
          <table:table-cell office:value-type="float" office:value="1946208.0"/>
          <table:table-cell office:value-type="float" office:value="31690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"/>
          <table:table-cell office:value-type="float" office:value="242.05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8673.0"/>
          <table:table-cell office:value-type="float" office:value="220656.0"/>
          <table:table-cell office:value-type="float" office:value="1946208.0"/>
          <table:table-cell office:value-type="float" office:value="316905.0"/>
          <table:table-cell office:value-type="float" office:value="0.0"/>
          <table:table-cell office:value-type="float" office:value="0.0"/>
          <table:table-cell table:formula="of:=MIN([.$B126];[.$O126])" office:value-type="float"/>
          <table:table-cell table:formula="of:=MIN([.$C126];[.$P126])" office:value-type="float"/>
          <table:table-cell table:formula="of:=MIN([.$D126];[.$Q126])" office:value-type="float"/>
          <table:table-cell table:formula="of:=MIN([.$E126];[.$R126])" office:value-type="float"/>
          <table:table-cell table:formula="of:=MIN([.$F126];[.$S126])" office:value-type="float"/>
          <table:table-cell table:formula="of:=MIN([.$G126];[.$T126])" office:value-type="float"/>
          <table:table-cell table:formula="of:=MIN([.$H126];[.$U126])" office:value-type="float"/>
          <table:table-cell table:formula="of:=MIN([.$I126];[.$V126])" office:value-type="float"/>
          <table:table-cell table:formula="of:=MIN([.$J126])" office:value-type="float"/>
          <table:table-cell table:formula="of:=MIN([.$K126];[.$W126])" office:value-type="float"/>
          <table:table-cell table:formula="of:=MIN([.$L126];[.$X126])" office:value-type="float"/>
          <table:table-cell table:formula="of:=MIN([.$M126];[.$Y126])" office:value-type="float"/>
          <table:table-cell table:formula="of:=MIN([.$N126];[.$Z126])" office:value-type="float"/>
          <table:table-cell table:formula="of:=MEDIAN([.$B126];[.$O126])" office:value-type="float"/>
          <table:table-cell table:formula="of:=MEDIAN([.$C126];[.$P126])" office:value-type="float"/>
          <table:table-cell table:formula="of:=MEDIAN([.$D126];[.$Q126])" office:value-type="float"/>
          <table:table-cell table:formula="of:=MEDIAN([.$E126];[.$R126])" office:value-type="float"/>
          <table:table-cell table:formula="of:=MEDIAN([.$F126];[.$S126])" office:value-type="float"/>
          <table:table-cell table:formula="of:=MEDIAN([.$G126];[.$T126])" office:value-type="float"/>
          <table:table-cell table:formula="of:=MEDIAN([.$H126];[.$U126])" office:value-type="float"/>
          <table:table-cell table:formula="of:=MEDIAN([.$I126];[.$V126])" office:value-type="float"/>
          <table:table-cell table:formula="of:=MEDIAN([.$J126])" office:value-type="float"/>
          <table:table-cell table:formula="of:=MEDIAN([.$K126];[.$W126])" office:value-type="float"/>
          <table:table-cell table:formula="of:=MEDIAN([.$L126];[.$X126])" office:value-type="float"/>
          <table:table-cell table:formula="of:=MEDIAN([.$M126];[.$Y126])" office:value-type="float"/>
          <table:table-cell table:formula="of:=MEDIAN([.$N126];[.$Z126])" office:value-type="float"/>
          <table:table-cell table:formula="of:=MAX([.$B126];[.$O126])" office:value-type="float"/>
          <table:table-cell table:formula="of:=MAX([.$C126];[.$P126])" office:value-type="float"/>
          <table:table-cell table:formula="of:=MAX([.$D126];[.$Q126])" office:value-type="float"/>
          <table:table-cell table:formula="of:=MAX([.$E126];[.$R126])" office:value-type="float"/>
          <table:table-cell table:formula="of:=MAX([.$F126];[.$S126])" office:value-type="float"/>
          <table:table-cell table:formula="of:=MAX([.$G126];[.$T126])" office:value-type="float"/>
          <table:table-cell table:formula="of:=MAX([.$H126];[.$U126])" office:value-type="float"/>
          <table:table-cell table:formula="of:=MAX([.$I126];[.$V126])" office:value-type="float"/>
          <table:table-cell table:formula="of:=MAX([.$J126])" office:value-type="float"/>
          <table:table-cell table:formula="of:=MAX([.$K126];[.$W126])" office:value-type="float"/>
          <table:table-cell table:formula="of:=MAX([.$L126];[.$X126])" office:value-type="float"/>
          <table:table-cell table:formula="of:=MAX([.$M126];[.$Y126])" office:value-type="float"/>
          <table:table-cell table:formula="of:=MAX([.$N126];[.$Z126])" office:value-type="float"/>
        </table:table-row>
        <table:table-row table:style-name="ro1">
          <table:table-cell office:value-type="string">
            <text:p>freecell.freecell-3-4.asp/13</text:p>
          </table:table-cell>
          <table:table-cell office:value-type="float" office:value="60.8115"/>
          <table:table-cell office:value-type="float" office:value="60.408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69.0"/>
          <table:table-cell office:value-type="float" office:value="4862.0"/>
          <table:table-cell office:value-type="float" office:value="1796.0"/>
          <table:table-cell office:value-type="float" office:value="2102082.0"/>
          <table:table-cell office:value-type="float" office:value="37125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"/>
          <table:table-cell office:value-type="float" office:value="239.8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4698.0"/>
          <table:table-cell office:value-type="float" office:value="180307.0"/>
          <table:table-cell office:value-type="float" office:value="2102082.0"/>
          <table:table-cell office:value-type="float" office:value="371250.0"/>
          <table:table-cell office:value-type="float" office:value="0.0"/>
          <table:table-cell office:value-type="float" office:value="0.0"/>
          <table:table-cell table:formula="of:=MIN([.$B127];[.$O127])" office:value-type="float"/>
          <table:table-cell table:formula="of:=MIN([.$C127];[.$P127])" office:value-type="float"/>
          <table:table-cell table:formula="of:=MIN([.$D127];[.$Q127])" office:value-type="float"/>
          <table:table-cell table:formula="of:=MIN([.$E127];[.$R127])" office:value-type="float"/>
          <table:table-cell table:formula="of:=MIN([.$F127];[.$S127])" office:value-type="float"/>
          <table:table-cell table:formula="of:=MIN([.$G127];[.$T127])" office:value-type="float"/>
          <table:table-cell table:formula="of:=MIN([.$H127];[.$U127])" office:value-type="float"/>
          <table:table-cell table:formula="of:=MIN([.$I127];[.$V127])" office:value-type="float"/>
          <table:table-cell table:formula="of:=MIN([.$J127])" office:value-type="float"/>
          <table:table-cell table:formula="of:=MIN([.$K127];[.$W127])" office:value-type="float"/>
          <table:table-cell table:formula="of:=MIN([.$L127];[.$X127])" office:value-type="float"/>
          <table:table-cell table:formula="of:=MIN([.$M127];[.$Y127])" office:value-type="float"/>
          <table:table-cell table:formula="of:=MIN([.$N127];[.$Z127])" office:value-type="float"/>
          <table:table-cell table:formula="of:=MEDIAN([.$B127];[.$O127])" office:value-type="float"/>
          <table:table-cell table:formula="of:=MEDIAN([.$C127];[.$P127])" office:value-type="float"/>
          <table:table-cell table:formula="of:=MEDIAN([.$D127];[.$Q127])" office:value-type="float"/>
          <table:table-cell table:formula="of:=MEDIAN([.$E127];[.$R127])" office:value-type="float"/>
          <table:table-cell table:formula="of:=MEDIAN([.$F127];[.$S127])" office:value-type="float"/>
          <table:table-cell table:formula="of:=MEDIAN([.$G127];[.$T127])" office:value-type="float"/>
          <table:table-cell table:formula="of:=MEDIAN([.$H127];[.$U127])" office:value-type="float"/>
          <table:table-cell table:formula="of:=MEDIAN([.$I127];[.$V127])" office:value-type="float"/>
          <table:table-cell table:formula="of:=MEDIAN([.$J127])" office:value-type="float"/>
          <table:table-cell table:formula="of:=MEDIAN([.$K127];[.$W127])" office:value-type="float"/>
          <table:table-cell table:formula="of:=MEDIAN([.$L127];[.$X127])" office:value-type="float"/>
          <table:table-cell table:formula="of:=MEDIAN([.$M127];[.$Y127])" office:value-type="float"/>
          <table:table-cell table:formula="of:=MEDIAN([.$N127];[.$Z127])" office:value-type="float"/>
          <table:table-cell table:formula="of:=MAX([.$B127];[.$O127])" office:value-type="float"/>
          <table:table-cell table:formula="of:=MAX([.$C127];[.$P127])" office:value-type="float"/>
          <table:table-cell table:formula="of:=MAX([.$D127];[.$Q127])" office:value-type="float"/>
          <table:table-cell table:formula="of:=MAX([.$E127];[.$R127])" office:value-type="float"/>
          <table:table-cell table:formula="of:=MAX([.$F127];[.$S127])" office:value-type="float"/>
          <table:table-cell table:formula="of:=MAX([.$G127];[.$T127])" office:value-type="float"/>
          <table:table-cell table:formula="of:=MAX([.$H127];[.$U127])" office:value-type="float"/>
          <table:table-cell table:formula="of:=MAX([.$I127];[.$V127])" office:value-type="float"/>
          <table:table-cell table:formula="of:=MAX([.$J127])" office:value-type="float"/>
          <table:table-cell table:formula="of:=MAX([.$K127];[.$W127])" office:value-type="float"/>
          <table:table-cell table:formula="of:=MAX([.$L127];[.$X127])" office:value-type="float"/>
          <table:table-cell table:formula="of:=MAX([.$M127];[.$Y127])" office:value-type="float"/>
          <table:table-cell table:formula="of:=MAX([.$N127];[.$Z127])" office:value-type="float"/>
        </table:table-row>
        <table:table-row table:style-name="ro1">
          <table:table-cell office:value-type="string">
            <text:p>freecell.freecell-3-4.asp/14</text:p>
          </table:table-cell>
          <table:table-cell office:value-type="float" office:value="63.0748"/>
          <table:table-cell office:value-type="float" office:value="62.675"/>
          <table:table-cell office:value-type="float" office:value="0.5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89.0"/>
          <table:table-cell office:value-type="float" office:value="3317.0"/>
          <table:table-cell office:value-type="float" office:value="2205.0"/>
          <table:table-cell office:value-type="float" office:value="2257956.0"/>
          <table:table-cell office:value-type="float" office:value="425595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1"/>
          <table:table-cell office:value-type="float" office:value="237.4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0716.0"/>
          <table:table-cell office:value-type="float" office:value="194411.0"/>
          <table:table-cell office:value-type="float" office:value="2257956.0"/>
          <table:table-cell office:value-type="float" office:value="425595.0"/>
          <table:table-cell office:value-type="float" office:value="0.0"/>
          <table:table-cell office:value-type="float" office:value="0.0"/>
          <table:table-cell table:formula="of:=MIN([.$B128];[.$O128])" office:value-type="float"/>
          <table:table-cell table:formula="of:=MIN([.$C128];[.$P128])" office:value-type="float"/>
          <table:table-cell table:formula="of:=MIN([.$D128];[.$Q128])" office:value-type="float"/>
          <table:table-cell table:formula="of:=MIN([.$E128];[.$R128])" office:value-type="float"/>
          <table:table-cell table:formula="of:=MIN([.$F128];[.$S128])" office:value-type="float"/>
          <table:table-cell table:formula="of:=MIN([.$G128];[.$T128])" office:value-type="float"/>
          <table:table-cell table:formula="of:=MIN([.$H128];[.$U128])" office:value-type="float"/>
          <table:table-cell table:formula="of:=MIN([.$I128];[.$V128])" office:value-type="float"/>
          <table:table-cell table:formula="of:=MIN([.$J128])" office:value-type="float"/>
          <table:table-cell table:formula="of:=MIN([.$K128];[.$W128])" office:value-type="float"/>
          <table:table-cell table:formula="of:=MIN([.$L128];[.$X128])" office:value-type="float"/>
          <table:table-cell table:formula="of:=MIN([.$M128];[.$Y128])" office:value-type="float"/>
          <table:table-cell table:formula="of:=MIN([.$N128];[.$Z128])" office:value-type="float"/>
          <table:table-cell table:formula="of:=MEDIAN([.$B128];[.$O128])" office:value-type="float"/>
          <table:table-cell table:formula="of:=MEDIAN([.$C128];[.$P128])" office:value-type="float"/>
          <table:table-cell table:formula="of:=MEDIAN([.$D128];[.$Q128])" office:value-type="float"/>
          <table:table-cell table:formula="of:=MEDIAN([.$E128];[.$R128])" office:value-type="float"/>
          <table:table-cell table:formula="of:=MEDIAN([.$F128];[.$S128])" office:value-type="float"/>
          <table:table-cell table:formula="of:=MEDIAN([.$G128];[.$T128])" office:value-type="float"/>
          <table:table-cell table:formula="of:=MEDIAN([.$H128];[.$U128])" office:value-type="float"/>
          <table:table-cell table:formula="of:=MEDIAN([.$I128];[.$V128])" office:value-type="float"/>
          <table:table-cell table:formula="of:=MEDIAN([.$J128])" office:value-type="float"/>
          <table:table-cell table:formula="of:=MEDIAN([.$K128];[.$W128])" office:value-type="float"/>
          <table:table-cell table:formula="of:=MEDIAN([.$L128];[.$X128])" office:value-type="float"/>
          <table:table-cell table:formula="of:=MEDIAN([.$M128];[.$Y128])" office:value-type="float"/>
          <table:table-cell table:formula="of:=MEDIAN([.$N128];[.$Z128])" office:value-type="float"/>
          <table:table-cell table:formula="of:=MAX([.$B128];[.$O128])" office:value-type="float"/>
          <table:table-cell table:formula="of:=MAX([.$C128];[.$P128])" office:value-type="float"/>
          <table:table-cell table:formula="of:=MAX([.$D128];[.$Q128])" office:value-type="float"/>
          <table:table-cell table:formula="of:=MAX([.$E128];[.$R128])" office:value-type="float"/>
          <table:table-cell table:formula="of:=MAX([.$F128];[.$S128])" office:value-type="float"/>
          <table:table-cell table:formula="of:=MAX([.$G128];[.$T128])" office:value-type="float"/>
          <table:table-cell table:formula="of:=MAX([.$H128];[.$U128])" office:value-type="float"/>
          <table:table-cell table:formula="of:=MAX([.$I128];[.$V128])" office:value-type="float"/>
          <table:table-cell table:formula="of:=MAX([.$J128])" office:value-type="float"/>
          <table:table-cell table:formula="of:=MAX([.$K128];[.$W128])" office:value-type="float"/>
          <table:table-cell table:formula="of:=MAX([.$L128];[.$X128])" office:value-type="float"/>
          <table:table-cell table:formula="of:=MAX([.$M128];[.$Y128])" office:value-type="float"/>
          <table:table-cell table:formula="of:=MAX([.$N128];[.$Z128])" office:value-type="float"/>
        </table:table-row>
        <table:table-row table:style-name="ro1">
          <table:table-cell office:value-type="string">
            <text:p>freecell.freecell-3-4.asp/15</text:p>
          </table:table-cell>
          <table:table-cell office:value-type="float" office:value="66.6067"/>
          <table:table-cell office:value-type="float" office:value="66.18"/>
          <table:table-cell office:value-type="float" office:value="2.3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2404.0"/>
          <table:table-cell office:value-type="float" office:value="12195.0"/>
          <table:table-cell office:value-type="float" office:value="9000.0"/>
          <table:table-cell office:value-type="float" office:value="2413830.0"/>
          <table:table-cell office:value-type="float" office:value="47994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5"/>
          <table:table-cell office:value-type="float" office:value="236.51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64376.0"/>
          <table:table-cell office:value-type="float" office:value="203692.0"/>
          <table:table-cell office:value-type="float" office:value="2413830.0"/>
          <table:table-cell office:value-type="float" office:value="479940.0"/>
          <table:table-cell office:value-type="float" office:value="0.0"/>
          <table:table-cell office:value-type="float" office:value="0.0"/>
          <table:table-cell table:formula="of:=MIN([.$B129];[.$O129])" office:value-type="float"/>
          <table:table-cell table:formula="of:=MIN([.$C129];[.$P129])" office:value-type="float"/>
          <table:table-cell table:formula="of:=MIN([.$D129];[.$Q129])" office:value-type="float"/>
          <table:table-cell table:formula="of:=MIN([.$E129];[.$R129])" office:value-type="float"/>
          <table:table-cell table:formula="of:=MIN([.$F129];[.$S129])" office:value-type="float"/>
          <table:table-cell table:formula="of:=MIN([.$G129];[.$T129])" office:value-type="float"/>
          <table:table-cell table:formula="of:=MIN([.$H129];[.$U129])" office:value-type="float"/>
          <table:table-cell table:formula="of:=MIN([.$I129];[.$V129])" office:value-type="float"/>
          <table:table-cell table:formula="of:=MIN([.$J129])" office:value-type="float"/>
          <table:table-cell table:formula="of:=MIN([.$K129];[.$W129])" office:value-type="float"/>
          <table:table-cell table:formula="of:=MIN([.$L129];[.$X129])" office:value-type="float"/>
          <table:table-cell table:formula="of:=MIN([.$M129];[.$Y129])" office:value-type="float"/>
          <table:table-cell table:formula="of:=MIN([.$N129];[.$Z129])" office:value-type="float"/>
          <table:table-cell table:formula="of:=MEDIAN([.$B129];[.$O129])" office:value-type="float"/>
          <table:table-cell table:formula="of:=MEDIAN([.$C129];[.$P129])" office:value-type="float"/>
          <table:table-cell table:formula="of:=MEDIAN([.$D129];[.$Q129])" office:value-type="float"/>
          <table:table-cell table:formula="of:=MEDIAN([.$E129];[.$R129])" office:value-type="float"/>
          <table:table-cell table:formula="of:=MEDIAN([.$F129];[.$S129])" office:value-type="float"/>
          <table:table-cell table:formula="of:=MEDIAN([.$G129];[.$T129])" office:value-type="float"/>
          <table:table-cell table:formula="of:=MEDIAN([.$H129];[.$U129])" office:value-type="float"/>
          <table:table-cell table:formula="of:=MEDIAN([.$I129];[.$V129])" office:value-type="float"/>
          <table:table-cell table:formula="of:=MEDIAN([.$J129])" office:value-type="float"/>
          <table:table-cell table:formula="of:=MEDIAN([.$K129];[.$W129])" office:value-type="float"/>
          <table:table-cell table:formula="of:=MEDIAN([.$L129];[.$X129])" office:value-type="float"/>
          <table:table-cell table:formula="of:=MEDIAN([.$M129];[.$Y129])" office:value-type="float"/>
          <table:table-cell table:formula="of:=MEDIAN([.$N129];[.$Z129])" office:value-type="float"/>
          <table:table-cell table:formula="of:=MAX([.$B129];[.$O129])" office:value-type="float"/>
          <table:table-cell table:formula="of:=MAX([.$C129];[.$P129])" office:value-type="float"/>
          <table:table-cell table:formula="of:=MAX([.$D129];[.$Q129])" office:value-type="float"/>
          <table:table-cell table:formula="of:=MAX([.$E129];[.$R129])" office:value-type="float"/>
          <table:table-cell table:formula="of:=MAX([.$F129];[.$S129])" office:value-type="float"/>
          <table:table-cell table:formula="of:=MAX([.$G129];[.$T129])" office:value-type="float"/>
          <table:table-cell table:formula="of:=MAX([.$H129];[.$U129])" office:value-type="float"/>
          <table:table-cell table:formula="of:=MAX([.$I129];[.$V129])" office:value-type="float"/>
          <table:table-cell table:formula="of:=MAX([.$J129])" office:value-type="float"/>
          <table:table-cell table:formula="of:=MAX([.$K129];[.$W129])" office:value-type="float"/>
          <table:table-cell table:formula="of:=MAX([.$L129];[.$X129])" office:value-type="float"/>
          <table:table-cell table:formula="of:=MAX([.$M129];[.$Y129])" office:value-type="float"/>
          <table:table-cell table:formula="of:=MAX([.$N129];[.$Z129])" office:value-type="float"/>
        </table:table-row>
        <table:table-row table:style-name="ro1">
          <table:table-cell office:value-type="string">
            <text:p>freecell.freecell-3-4.asp/2</text:p>
          </table:table-cell>
          <table:table-cell office:value-type="float" office:value="39.1552"/>
          <table:table-cell office:value-type="float" office:value="39.0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7468.0"/>
          <table:table-cell office:value-type="float" office:value="175.0"/>
          <table:table-cell office:value-type="float" office:value="0.0"/>
          <table:table-cell office:value-type="float" office:value="0.0"/>
          <table:table-cell office:value-type="float" office:value="38.8482"/>
          <table:table-cell office:value-type="float" office:value="38.7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87468.0"/>
          <table:table-cell office:value-type="float" office:value="175.0"/>
          <table:table-cell office:value-type="float" office:value="0.0"/>
          <table:table-cell office:value-type="float" office:value="0.0"/>
          <table:table-cell table:formula="of:=MIN([.$B130];[.$O130])" office:value-type="float"/>
          <table:table-cell table:formula="of:=MIN([.$C130];[.$P130])" office:value-type="float"/>
          <table:table-cell table:formula="of:=MIN([.$D130];[.$Q130])" office:value-type="float"/>
          <table:table-cell table:formula="of:=MIN([.$E130];[.$R130])" office:value-type="float"/>
          <table:table-cell table:formula="of:=MIN([.$F130];[.$S130])" office:value-type="float"/>
          <table:table-cell table:formula="of:=MIN([.$G130];[.$T130])" office:value-type="float"/>
          <table:table-cell table:formula="of:=MIN([.$H130];[.$U130])" office:value-type="float"/>
          <table:table-cell table:formula="of:=MIN([.$I130];[.$V130])" office:value-type="float"/>
          <table:table-cell table:formula="of:=MIN([.$J130])" office:value-type="float"/>
          <table:table-cell table:formula="of:=MIN([.$K130];[.$W130])" office:value-type="float"/>
          <table:table-cell table:formula="of:=MIN([.$L130];[.$X130])" office:value-type="float"/>
          <table:table-cell table:formula="of:=MIN([.$M130];[.$Y130])" office:value-type="float"/>
          <table:table-cell table:formula="of:=MIN([.$N130];[.$Z130])" office:value-type="float"/>
          <table:table-cell table:formula="of:=MEDIAN([.$B130];[.$O130])" office:value-type="float"/>
          <table:table-cell table:formula="of:=MEDIAN([.$C130];[.$P130])" office:value-type="float"/>
          <table:table-cell table:formula="of:=MEDIAN([.$D130];[.$Q130])" office:value-type="float"/>
          <table:table-cell table:formula="of:=MEDIAN([.$E130];[.$R130])" office:value-type="float"/>
          <table:table-cell table:formula="of:=MEDIAN([.$F130];[.$S130])" office:value-type="float"/>
          <table:table-cell table:formula="of:=MEDIAN([.$G130];[.$T130])" office:value-type="float"/>
          <table:table-cell table:formula="of:=MEDIAN([.$H130];[.$U130])" office:value-type="float"/>
          <table:table-cell table:formula="of:=MEDIAN([.$I130];[.$V130])" office:value-type="float"/>
          <table:table-cell table:formula="of:=MEDIAN([.$J130])" office:value-type="float"/>
          <table:table-cell table:formula="of:=MEDIAN([.$K130];[.$W130])" office:value-type="float"/>
          <table:table-cell table:formula="of:=MEDIAN([.$L130];[.$X130])" office:value-type="float"/>
          <table:table-cell table:formula="of:=MEDIAN([.$M130];[.$Y130])" office:value-type="float"/>
          <table:table-cell table:formula="of:=MEDIAN([.$N130];[.$Z130])" office:value-type="float"/>
          <table:table-cell table:formula="of:=MAX([.$B130];[.$O130])" office:value-type="float"/>
          <table:table-cell table:formula="of:=MAX([.$C130];[.$P130])" office:value-type="float"/>
          <table:table-cell table:formula="of:=MAX([.$D130];[.$Q130])" office:value-type="float"/>
          <table:table-cell table:formula="of:=MAX([.$E130];[.$R130])" office:value-type="float"/>
          <table:table-cell table:formula="of:=MAX([.$F130];[.$S130])" office:value-type="float"/>
          <table:table-cell table:formula="of:=MAX([.$G130];[.$T130])" office:value-type="float"/>
          <table:table-cell table:formula="of:=MAX([.$H130];[.$U130])" office:value-type="float"/>
          <table:table-cell table:formula="of:=MAX([.$I130];[.$V130])" office:value-type="float"/>
          <table:table-cell table:formula="of:=MAX([.$J130])" office:value-type="float"/>
          <table:table-cell table:formula="of:=MAX([.$K130];[.$W130])" office:value-type="float"/>
          <table:table-cell table:formula="of:=MAX([.$L130];[.$X130])" office:value-type="float"/>
          <table:table-cell table:formula="of:=MAX([.$M130];[.$Y130])" office:value-type="float"/>
          <table:table-cell table:formula="of:=MAX([.$N130];[.$Z130])" office:value-type="float"/>
        </table:table-row>
        <table:table-row table:style-name="ro1">
          <table:table-cell office:value-type="string">
            <text:p>freecell.freecell-3-4.asp/3</text:p>
          </table:table-cell>
          <table:table-cell office:value-type="float" office:value="41.1165"/>
          <table:table-cell office:value-type="float" office:value="40.9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53.0"/>
          <table:table-cell office:value-type="float" office:value="14.0"/>
          <table:table-cell office:value-type="float" office:value="543342.0"/>
          <table:table-cell office:value-type="float" office:value="13740.0"/>
          <table:table-cell office:value-type="float" office:value="0.0"/>
          <table:table-cell office:value-type="float" office:value="0.0"/>
          <table:table-cell office:value-type="float" office:value="41.2134"/>
          <table:table-cell office:value-type="float" office:value="41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4.0"/>
          <table:table-cell office:value-type="float" office:value="543342.0"/>
          <table:table-cell office:value-type="float" office:value="13740.0"/>
          <table:table-cell office:value-type="float" office:value="0.0"/>
          <table:table-cell office:value-type="float" office:value="0.0"/>
          <table:table-cell table:formula="of:=MIN([.$B131];[.$O131])" office:value-type="float"/>
          <table:table-cell table:formula="of:=MIN([.$C131];[.$P131])" office:value-type="float"/>
          <table:table-cell table:formula="of:=MIN([.$D131];[.$Q131])" office:value-type="float"/>
          <table:table-cell table:formula="of:=MIN([.$E131];[.$R131])" office:value-type="float"/>
          <table:table-cell table:formula="of:=MIN([.$F131];[.$S131])" office:value-type="float"/>
          <table:table-cell table:formula="of:=MIN([.$G131];[.$T131])" office:value-type="float"/>
          <table:table-cell table:formula="of:=MIN([.$H131];[.$U131])" office:value-type="float"/>
          <table:table-cell table:formula="of:=MIN([.$I131];[.$V131])" office:value-type="float"/>
          <table:table-cell table:formula="of:=MIN([.$J131])" office:value-type="float"/>
          <table:table-cell table:formula="of:=MIN([.$K131];[.$W131])" office:value-type="float"/>
          <table:table-cell table:formula="of:=MIN([.$L131];[.$X131])" office:value-type="float"/>
          <table:table-cell table:formula="of:=MIN([.$M131];[.$Y131])" office:value-type="float"/>
          <table:table-cell table:formula="of:=MIN([.$N131];[.$Z131])" office:value-type="float"/>
          <table:table-cell table:formula="of:=MEDIAN([.$B131];[.$O131])" office:value-type="float"/>
          <table:table-cell table:formula="of:=MEDIAN([.$C131];[.$P131])" office:value-type="float"/>
          <table:table-cell table:formula="of:=MEDIAN([.$D131];[.$Q131])" office:value-type="float"/>
          <table:table-cell table:formula="of:=MEDIAN([.$E131];[.$R131])" office:value-type="float"/>
          <table:table-cell table:formula="of:=MEDIAN([.$F131];[.$S131])" office:value-type="float"/>
          <table:table-cell table:formula="of:=MEDIAN([.$G131];[.$T131])" office:value-type="float"/>
          <table:table-cell table:formula="of:=MEDIAN([.$H131];[.$U131])" office:value-type="float"/>
          <table:table-cell table:formula="of:=MEDIAN([.$I131];[.$V131])" office:value-type="float"/>
          <table:table-cell table:formula="of:=MEDIAN([.$J131])" office:value-type="float"/>
          <table:table-cell table:formula="of:=MEDIAN([.$K131];[.$W131])" office:value-type="float"/>
          <table:table-cell table:formula="of:=MEDIAN([.$L131];[.$X131])" office:value-type="float"/>
          <table:table-cell table:formula="of:=MEDIAN([.$M131];[.$Y131])" office:value-type="float"/>
          <table:table-cell table:formula="of:=MEDIAN([.$N131];[.$Z131])" office:value-type="float"/>
          <table:table-cell table:formula="of:=MAX([.$B131];[.$O131])" office:value-type="float"/>
          <table:table-cell table:formula="of:=MAX([.$C131];[.$P131])" office:value-type="float"/>
          <table:table-cell table:formula="of:=MAX([.$D131];[.$Q131])" office:value-type="float"/>
          <table:table-cell table:formula="of:=MAX([.$E131];[.$R131])" office:value-type="float"/>
          <table:table-cell table:formula="of:=MAX([.$F131];[.$S131])" office:value-type="float"/>
          <table:table-cell table:formula="of:=MAX([.$G131];[.$T131])" office:value-type="float"/>
          <table:table-cell table:formula="of:=MAX([.$H131];[.$U131])" office:value-type="float"/>
          <table:table-cell table:formula="of:=MAX([.$I131];[.$V131])" office:value-type="float"/>
          <table:table-cell table:formula="of:=MAX([.$J131])" office:value-type="float"/>
          <table:table-cell table:formula="of:=MAX([.$K131];[.$W131])" office:value-type="float"/>
          <table:table-cell table:formula="of:=MAX([.$L131];[.$X131])" office:value-type="float"/>
          <table:table-cell table:formula="of:=MAX([.$M131];[.$Y131])" office:value-type="float"/>
          <table:table-cell table:formula="of:=MAX([.$N131];[.$Z131])" office:value-type="float"/>
        </table:table-row>
        <table:table-row table:style-name="ro1">
          <table:table-cell office:value-type="string">
            <text:p>freecell.freecell-3-4.asp/4</text:p>
          </table:table-cell>
          <table:table-cell office:value-type="float" office:value="43.149"/>
          <table:table-cell office:value-type="float" office:value="43.004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0.0"/>
          <table:table-cell office:value-type="float" office:value="460.0"/>
          <table:table-cell office:value-type="float" office:value="94.0"/>
          <table:table-cell office:value-type="float" office:value="699216.0"/>
          <table:table-cell office:value-type="float" office:value="27248.0"/>
          <table:table-cell office:value-type="float" office:value="0.0"/>
          <table:table-cell office:value-type="float" office:value="0.0"/>
          <table:table-cell office:value-type="float" office:value="43.358"/>
          <table:table-cell office:value-type="float" office:value="43.214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.0"/>
          <table:table-cell office:value-type="float" office:value="306.0"/>
          <table:table-cell office:value-type="float" office:value="699216.0"/>
          <table:table-cell office:value-type="float" office:value="27248.0"/>
          <table:table-cell office:value-type="float" office:value="0.0"/>
          <table:table-cell office:value-type="float" office:value="0.0"/>
          <table:table-cell table:formula="of:=MIN([.$B132];[.$O132])" office:value-type="float"/>
          <table:table-cell table:formula="of:=MIN([.$C132];[.$P132])" office:value-type="float"/>
          <table:table-cell table:formula="of:=MIN([.$D132];[.$Q132])" office:value-type="float"/>
          <table:table-cell table:formula="of:=MIN([.$E132];[.$R132])" office:value-type="float"/>
          <table:table-cell table:formula="of:=MIN([.$F132];[.$S132])" office:value-type="float"/>
          <table:table-cell table:formula="of:=MIN([.$G132];[.$T132])" office:value-type="float"/>
          <table:table-cell table:formula="of:=MIN([.$H132];[.$U132])" office:value-type="float"/>
          <table:table-cell table:formula="of:=MIN([.$I132];[.$V132])" office:value-type="float"/>
          <table:table-cell table:formula="of:=MIN([.$J132])" office:value-type="float"/>
          <table:table-cell table:formula="of:=MIN([.$K132];[.$W132])" office:value-type="float"/>
          <table:table-cell table:formula="of:=MIN([.$L132];[.$X132])" office:value-type="float"/>
          <table:table-cell table:formula="of:=MIN([.$M132];[.$Y132])" office:value-type="float"/>
          <table:table-cell table:formula="of:=MIN([.$N132];[.$Z132])" office:value-type="float"/>
          <table:table-cell table:formula="of:=MEDIAN([.$B132];[.$O132])" office:value-type="float"/>
          <table:table-cell table:formula="of:=MEDIAN([.$C132];[.$P132])" office:value-type="float"/>
          <table:table-cell table:formula="of:=MEDIAN([.$D132];[.$Q132])" office:value-type="float"/>
          <table:table-cell table:formula="of:=MEDIAN([.$E132];[.$R132])" office:value-type="float"/>
          <table:table-cell table:formula="of:=MEDIAN([.$F132];[.$S132])" office:value-type="float"/>
          <table:table-cell table:formula="of:=MEDIAN([.$G132];[.$T132])" office:value-type="float"/>
          <table:table-cell table:formula="of:=MEDIAN([.$H132];[.$U132])" office:value-type="float"/>
          <table:table-cell table:formula="of:=MEDIAN([.$I132];[.$V132])" office:value-type="float"/>
          <table:table-cell table:formula="of:=MEDIAN([.$J132])" office:value-type="float"/>
          <table:table-cell table:formula="of:=MEDIAN([.$K132];[.$W132])" office:value-type="float"/>
          <table:table-cell table:formula="of:=MEDIAN([.$L132];[.$X132])" office:value-type="float"/>
          <table:table-cell table:formula="of:=MEDIAN([.$M132];[.$Y132])" office:value-type="float"/>
          <table:table-cell table:formula="of:=MEDIAN([.$N132];[.$Z132])" office:value-type="float"/>
          <table:table-cell table:formula="of:=MAX([.$B132];[.$O132])" office:value-type="float"/>
          <table:table-cell table:formula="of:=MAX([.$C132];[.$P132])" office:value-type="float"/>
          <table:table-cell table:formula="of:=MAX([.$D132];[.$Q132])" office:value-type="float"/>
          <table:table-cell table:formula="of:=MAX([.$E132];[.$R132])" office:value-type="float"/>
          <table:table-cell table:formula="of:=MAX([.$F132];[.$S132])" office:value-type="float"/>
          <table:table-cell table:formula="of:=MAX([.$G132];[.$T132])" office:value-type="float"/>
          <table:table-cell table:formula="of:=MAX([.$H132];[.$U132])" office:value-type="float"/>
          <table:table-cell table:formula="of:=MAX([.$I132];[.$V132])" office:value-type="float"/>
          <table:table-cell table:formula="of:=MAX([.$J132])" office:value-type="float"/>
          <table:table-cell table:formula="of:=MAX([.$K132];[.$W132])" office:value-type="float"/>
          <table:table-cell table:formula="of:=MAX([.$L132];[.$X132])" office:value-type="float"/>
          <table:table-cell table:formula="of:=MAX([.$M132];[.$Y132])" office:value-type="float"/>
          <table:table-cell table:formula="of:=MAX([.$N132];[.$Z132])" office:value-type="float"/>
        </table:table-row>
        <table:table-row table:style-name="ro1">
          <table:table-cell office:value-type="string">
            <text:p>freecell.freecell-3-4.asp/5</text:p>
          </table:table-cell>
          <table:table-cell office:value-type="float" office:value="45.4878"/>
          <table:table-cell office:value-type="float" office:value="45.313"/>
          <table:table-cell office:value-type="float" office:value="0.4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77.0"/>
          <table:table-cell office:value-type="float" office:value="2054.0"/>
          <table:table-cell office:value-type="float" office:value="626.0"/>
          <table:table-cell office:value-type="float" office:value="855090.0"/>
          <table:table-cell office:value-type="float" office:value="45309.0"/>
          <table:table-cell office:value-type="float" office:value="0.0"/>
          <table:table-cell office:value-type="float" office:value="0.0"/>
          <table:table-cell office:value-type="float" office:value="45.4298"/>
          <table:table-cell office:value-type="float" office:value="45.259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18.0"/>
          <table:table-cell office:value-type="float" office:value="979.0"/>
          <table:table-cell office:value-type="float" office:value="855090.0"/>
          <table:table-cell office:value-type="float" office:value="45309.0"/>
          <table:table-cell office:value-type="float" office:value="0.0"/>
          <table:table-cell office:value-type="float" office:value="0.0"/>
          <table:table-cell table:formula="of:=MIN([.$B133];[.$O133])" office:value-type="float"/>
          <table:table-cell table:formula="of:=MIN([.$C133];[.$P133])" office:value-type="float"/>
          <table:table-cell table:formula="of:=MIN([.$D133];[.$Q133])" office:value-type="float"/>
          <table:table-cell table:formula="of:=MIN([.$E133];[.$R133])" office:value-type="float"/>
          <table:table-cell table:formula="of:=MIN([.$F133];[.$S133])" office:value-type="float"/>
          <table:table-cell table:formula="of:=MIN([.$G133];[.$T133])" office:value-type="float"/>
          <table:table-cell table:formula="of:=MIN([.$H133];[.$U133])" office:value-type="float"/>
          <table:table-cell table:formula="of:=MIN([.$I133];[.$V133])" office:value-type="float"/>
          <table:table-cell table:formula="of:=MIN([.$J133])" office:value-type="float"/>
          <table:table-cell table:formula="of:=MIN([.$K133];[.$W133])" office:value-type="float"/>
          <table:table-cell table:formula="of:=MIN([.$L133];[.$X133])" office:value-type="float"/>
          <table:table-cell table:formula="of:=MIN([.$M133];[.$Y133])" office:value-type="float"/>
          <table:table-cell table:formula="of:=MIN([.$N133];[.$Z133])" office:value-type="float"/>
          <table:table-cell table:formula="of:=MEDIAN([.$B133];[.$O133])" office:value-type="float"/>
          <table:table-cell table:formula="of:=MEDIAN([.$C133];[.$P133])" office:value-type="float"/>
          <table:table-cell table:formula="of:=MEDIAN([.$D133];[.$Q133])" office:value-type="float"/>
          <table:table-cell table:formula="of:=MEDIAN([.$E133];[.$R133])" office:value-type="float"/>
          <table:table-cell table:formula="of:=MEDIAN([.$F133];[.$S133])" office:value-type="float"/>
          <table:table-cell table:formula="of:=MEDIAN([.$G133];[.$T133])" office:value-type="float"/>
          <table:table-cell table:formula="of:=MEDIAN([.$H133];[.$U133])" office:value-type="float"/>
          <table:table-cell table:formula="of:=MEDIAN([.$I133];[.$V133])" office:value-type="float"/>
          <table:table-cell table:formula="of:=MEDIAN([.$J133])" office:value-type="float"/>
          <table:table-cell table:formula="of:=MEDIAN([.$K133];[.$W133])" office:value-type="float"/>
          <table:table-cell table:formula="of:=MEDIAN([.$L133];[.$X133])" office:value-type="float"/>
          <table:table-cell table:formula="of:=MEDIAN([.$M133];[.$Y133])" office:value-type="float"/>
          <table:table-cell table:formula="of:=MEDIAN([.$N133];[.$Z133])" office:value-type="float"/>
          <table:table-cell table:formula="of:=MAX([.$B133];[.$O133])" office:value-type="float"/>
          <table:table-cell table:formula="of:=MAX([.$C133];[.$P133])" office:value-type="float"/>
          <table:table-cell table:formula="of:=MAX([.$D133];[.$Q133])" office:value-type="float"/>
          <table:table-cell table:formula="of:=MAX([.$E133];[.$R133])" office:value-type="float"/>
          <table:table-cell table:formula="of:=MAX([.$F133];[.$S133])" office:value-type="float"/>
          <table:table-cell table:formula="of:=MAX([.$G133];[.$T133])" office:value-type="float"/>
          <table:table-cell table:formula="of:=MAX([.$H133];[.$U133])" office:value-type="float"/>
          <table:table-cell table:formula="of:=MAX([.$I133];[.$V133])" office:value-type="float"/>
          <table:table-cell table:formula="of:=MAX([.$J133])" office:value-type="float"/>
          <table:table-cell table:formula="of:=MAX([.$K133];[.$W133])" office:value-type="float"/>
          <table:table-cell table:formula="of:=MAX([.$L133];[.$X133])" office:value-type="float"/>
          <table:table-cell table:formula="of:=MAX([.$M133];[.$Y133])" office:value-type="float"/>
          <table:table-cell table:formula="of:=MAX([.$N133];[.$Z133])" office:value-type="float"/>
        </table:table-row>
        <table:table-row table:style-name="ro1">
          <table:table-cell office:value-type="string">
            <text:p>freecell.freecell-3-4.asp/6</text:p>
          </table:table-cell>
          <table:table-cell office:value-type="float" office:value="47.2898"/>
          <table:table-cell office:value-type="float" office:value="47.1"/>
          <table:table-cell office:value-type="float" office:value="0.47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423.0"/>
          <table:table-cell office:value-type="float" office:value="3070.0"/>
          <table:table-cell office:value-type="float" office:value="1457.0"/>
          <table:table-cell office:value-type="float" office:value="1010964.0"/>
          <table:table-cell office:value-type="float" office:value="67931.0"/>
          <table:table-cell office:value-type="float" office:value="0.0"/>
          <table:table-cell office:value-type="float" office:value="0.0"/>
          <table:table-cell office:value-type="float" office:value="47.9432"/>
          <table:table-cell office:value-type="float" office:value="47.75"/>
          <table:table-cell office:value-type="float" office:value="1.36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107.0"/>
          <table:table-cell office:value-type="float" office:value="5066.0"/>
          <table:table-cell office:value-type="float" office:value="1010964.0"/>
          <table:table-cell office:value-type="float" office:value="67931.0"/>
          <table:table-cell office:value-type="float" office:value="0.0"/>
          <table:table-cell office:value-type="float" office:value="0.0"/>
          <table:table-cell table:formula="of:=MIN([.$B134];[.$O134])" office:value-type="float"/>
          <table:table-cell table:formula="of:=MIN([.$C134];[.$P134])" office:value-type="float"/>
          <table:table-cell table:formula="of:=MIN([.$D134];[.$Q134])" office:value-type="float"/>
          <table:table-cell table:formula="of:=MIN([.$E134];[.$R134])" office:value-type="float"/>
          <table:table-cell table:formula="of:=MIN([.$F134];[.$S134])" office:value-type="float"/>
          <table:table-cell table:formula="of:=MIN([.$G134];[.$T134])" office:value-type="float"/>
          <table:table-cell table:formula="of:=MIN([.$H134];[.$U134])" office:value-type="float"/>
          <table:table-cell table:formula="of:=MIN([.$I134];[.$V134])" office:value-type="float"/>
          <table:table-cell table:formula="of:=MIN([.$J134])" office:value-type="float"/>
          <table:table-cell table:formula="of:=MIN([.$K134];[.$W134])" office:value-type="float"/>
          <table:table-cell table:formula="of:=MIN([.$L134];[.$X134])" office:value-type="float"/>
          <table:table-cell table:formula="of:=MIN([.$M134];[.$Y134])" office:value-type="float"/>
          <table:table-cell table:formula="of:=MIN([.$N134];[.$Z134])" office:value-type="float"/>
          <table:table-cell table:formula="of:=MEDIAN([.$B134];[.$O134])" office:value-type="float"/>
          <table:table-cell table:formula="of:=MEDIAN([.$C134];[.$P134])" office:value-type="float"/>
          <table:table-cell table:formula="of:=MEDIAN([.$D134];[.$Q134])" office:value-type="float"/>
          <table:table-cell table:formula="of:=MEDIAN([.$E134];[.$R134])" office:value-type="float"/>
          <table:table-cell table:formula="of:=MEDIAN([.$F134];[.$S134])" office:value-type="float"/>
          <table:table-cell table:formula="of:=MEDIAN([.$G134];[.$T134])" office:value-type="float"/>
          <table:table-cell table:formula="of:=MEDIAN([.$H134];[.$U134])" office:value-type="float"/>
          <table:table-cell table:formula="of:=MEDIAN([.$I134];[.$V134])" office:value-type="float"/>
          <table:table-cell table:formula="of:=MEDIAN([.$J134])" office:value-type="float"/>
          <table:table-cell table:formula="of:=MEDIAN([.$K134];[.$W134])" office:value-type="float"/>
          <table:table-cell table:formula="of:=MEDIAN([.$L134];[.$X134])" office:value-type="float"/>
          <table:table-cell table:formula="of:=MEDIAN([.$M134];[.$Y134])" office:value-type="float"/>
          <table:table-cell table:formula="of:=MEDIAN([.$N134];[.$Z134])" office:value-type="float"/>
          <table:table-cell table:formula="of:=MAX([.$B134];[.$O134])" office:value-type="float"/>
          <table:table-cell table:formula="of:=MAX([.$C134];[.$P134])" office:value-type="float"/>
          <table:table-cell table:formula="of:=MAX([.$D134];[.$Q134])" office:value-type="float"/>
          <table:table-cell table:formula="of:=MAX([.$E134];[.$R134])" office:value-type="float"/>
          <table:table-cell table:formula="of:=MAX([.$F134];[.$S134])" office:value-type="float"/>
          <table:table-cell table:formula="of:=MAX([.$G134];[.$T134])" office:value-type="float"/>
          <table:table-cell table:formula="of:=MAX([.$H134];[.$U134])" office:value-type="float"/>
          <table:table-cell table:formula="of:=MAX([.$I134];[.$V134])" office:value-type="float"/>
          <table:table-cell table:formula="of:=MAX([.$J134])" office:value-type="float"/>
          <table:table-cell table:formula="of:=MAX([.$K134];[.$W134])" office:value-type="float"/>
          <table:table-cell table:formula="of:=MAX([.$L134];[.$X134])" office:value-type="float"/>
          <table:table-cell table:formula="of:=MAX([.$M134];[.$Y134])" office:value-type="float"/>
          <table:table-cell table:formula="of:=MAX([.$N134];[.$Z134])" office:value-type="float"/>
        </table:table-row>
        <table:table-row table:style-name="ro1">
          <table:table-cell office:value-type="string">
            <text:p>freecell.freecell-3-4.asp/7</text:p>
          </table:table-cell>
          <table:table-cell office:value-type="float" office:value="54.5453"/>
          <table:table-cell office:value-type="float" office:value="54.34"/>
          <table:table-cell office:value-type="float" office:value="5.91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164.0"/>
          <table:table-cell office:value-type="float" office:value="18395.0"/>
          <table:table-cell office:value-type="float" office:value="8766.0"/>
          <table:table-cell office:value-type="float" office:value="1166838.0"/>
          <table:table-cell office:value-type="float" office:value="95614.0"/>
          <table:table-cell office:value-type="float" office:value="0.0"/>
          <table:table-cell office:value-type="float" office:value="0.0"/>
          <table:table-cell office:value-type="float" office:value="53.3157"/>
          <table:table-cell office:value-type="float" office:value="53.104"/>
          <table:table-cell office:value-type="float" office:value="4.02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934.0"/>
          <table:table-cell office:value-type="float" office:value="12323.0"/>
          <table:table-cell office:value-type="float" office:value="1166838.0"/>
          <table:table-cell office:value-type="float" office:value="95614.0"/>
          <table:table-cell office:value-type="float" office:value="0.0"/>
          <table:table-cell office:value-type="float" office:value="0.0"/>
          <table:table-cell table:formula="of:=MIN([.$B135];[.$O135])" office:value-type="float"/>
          <table:table-cell table:formula="of:=MIN([.$C135];[.$P135])" office:value-type="float"/>
          <table:table-cell table:formula="of:=MIN([.$D135];[.$Q135])" office:value-type="float"/>
          <table:table-cell table:formula="of:=MIN([.$E135];[.$R135])" office:value-type="float"/>
          <table:table-cell table:formula="of:=MIN([.$F135];[.$S135])" office:value-type="float"/>
          <table:table-cell table:formula="of:=MIN([.$G135];[.$T135])" office:value-type="float"/>
          <table:table-cell table:formula="of:=MIN([.$H135];[.$U135])" office:value-type="float"/>
          <table:table-cell table:formula="of:=MIN([.$I135];[.$V135])" office:value-type="float"/>
          <table:table-cell table:formula="of:=MIN([.$J135])" office:value-type="float"/>
          <table:table-cell table:formula="of:=MIN([.$K135];[.$W135])" office:value-type="float"/>
          <table:table-cell table:formula="of:=MIN([.$L135];[.$X135])" office:value-type="float"/>
          <table:table-cell table:formula="of:=MIN([.$M135];[.$Y135])" office:value-type="float"/>
          <table:table-cell table:formula="of:=MIN([.$N135];[.$Z135])" office:value-type="float"/>
          <table:table-cell table:formula="of:=MEDIAN([.$B135];[.$O135])" office:value-type="float"/>
          <table:table-cell table:formula="of:=MEDIAN([.$C135];[.$P135])" office:value-type="float"/>
          <table:table-cell table:formula="of:=MEDIAN([.$D135];[.$Q135])" office:value-type="float"/>
          <table:table-cell table:formula="of:=MEDIAN([.$E135];[.$R135])" office:value-type="float"/>
          <table:table-cell table:formula="of:=MEDIAN([.$F135];[.$S135])" office:value-type="float"/>
          <table:table-cell table:formula="of:=MEDIAN([.$G135];[.$T135])" office:value-type="float"/>
          <table:table-cell table:formula="of:=MEDIAN([.$H135];[.$U135])" office:value-type="float"/>
          <table:table-cell table:formula="of:=MEDIAN([.$I135];[.$V135])" office:value-type="float"/>
          <table:table-cell table:formula="of:=MEDIAN([.$J135])" office:value-type="float"/>
          <table:table-cell table:formula="of:=MEDIAN([.$K135];[.$W135])" office:value-type="float"/>
          <table:table-cell table:formula="of:=MEDIAN([.$L135];[.$X135])" office:value-type="float"/>
          <table:table-cell table:formula="of:=MEDIAN([.$M135];[.$Y135])" office:value-type="float"/>
          <table:table-cell table:formula="of:=MEDIAN([.$N135];[.$Z135])" office:value-type="float"/>
          <table:table-cell table:formula="of:=MAX([.$B135];[.$O135])" office:value-type="float"/>
          <table:table-cell table:formula="of:=MAX([.$C135];[.$P135])" office:value-type="float"/>
          <table:table-cell table:formula="of:=MAX([.$D135];[.$Q135])" office:value-type="float"/>
          <table:table-cell table:formula="of:=MAX([.$E135];[.$R135])" office:value-type="float"/>
          <table:table-cell table:formula="of:=MAX([.$F135];[.$S135])" office:value-type="float"/>
          <table:table-cell table:formula="of:=MAX([.$G135];[.$T135])" office:value-type="float"/>
          <table:table-cell table:formula="of:=MAX([.$H135];[.$U135])" office:value-type="float"/>
          <table:table-cell table:formula="of:=MAX([.$I135];[.$V135])" office:value-type="float"/>
          <table:table-cell table:formula="of:=MAX([.$J135])" office:value-type="float"/>
          <table:table-cell table:formula="of:=MAX([.$K135];[.$W135])" office:value-type="float"/>
          <table:table-cell table:formula="of:=MAX([.$L135];[.$X135])" office:value-type="float"/>
          <table:table-cell table:formula="of:=MAX([.$M135];[.$Y135])" office:value-type="float"/>
          <table:table-cell table:formula="of:=MAX([.$N135];[.$Z135])" office:value-type="float"/>
        </table:table-row>
        <table:table-row table:style-name="ro1">
          <table:table-cell office:value-type="string">
            <text:p>freecell.freecell-3-4.asp/8</text:p>
          </table:table-cell>
          <table:table-cell office:value-type="float" office:value="85.5939"/>
          <table:table-cell office:value-type="float" office:value="85.367"/>
          <table:table-cell office:value-type="float" office:value="35.0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48349.0"/>
          <table:table-cell office:value-type="float" office:value="72500.0"/>
          <table:table-cell office:value-type="float" office:value="35982.0"/>
          <table:table-cell office:value-type="float" office:value="1322712.0"/>
          <table:table-cell office:value-type="float" office:value="128862.0"/>
          <table:table-cell office:value-type="float" office:value="0.0"/>
          <table:table-cell office:value-type="float" office:value="0.0"/>
          <table:table-cell office:value-type="float" office:value="67.0781"/>
          <table:table-cell office:value-type="float" office:value="66.853"/>
          <table:table-cell office:value-type="float" office:value="16.71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5637.0"/>
          <table:table-cell office:value-type="float" office:value="31311.0"/>
          <table:table-cell office:value-type="float" office:value="1322712.0"/>
          <table:table-cell office:value-type="float" office:value="128862.0"/>
          <table:table-cell office:value-type="float" office:value="0.0"/>
          <table:table-cell office:value-type="float" office:value="0.0"/>
          <table:table-cell table:formula="of:=MIN([.$B136];[.$O136])" office:value-type="float"/>
          <table:table-cell table:formula="of:=MIN([.$C136];[.$P136])" office:value-type="float"/>
          <table:table-cell table:formula="of:=MIN([.$D136];[.$Q136])" office:value-type="float"/>
          <table:table-cell table:formula="of:=MIN([.$E136];[.$R136])" office:value-type="float"/>
          <table:table-cell table:formula="of:=MIN([.$F136];[.$S136])" office:value-type="float"/>
          <table:table-cell table:formula="of:=MIN([.$G136];[.$T136])" office:value-type="float"/>
          <table:table-cell table:formula="of:=MIN([.$H136];[.$U136])" office:value-type="float"/>
          <table:table-cell table:formula="of:=MIN([.$I136];[.$V136])" office:value-type="float"/>
          <table:table-cell table:formula="of:=MIN([.$J136])" office:value-type="float"/>
          <table:table-cell table:formula="of:=MIN([.$K136];[.$W136])" office:value-type="float"/>
          <table:table-cell table:formula="of:=MIN([.$L136];[.$X136])" office:value-type="float"/>
          <table:table-cell table:formula="of:=MIN([.$M136];[.$Y136])" office:value-type="float"/>
          <table:table-cell table:formula="of:=MIN([.$N136];[.$Z136])" office:value-type="float"/>
          <table:table-cell table:formula="of:=MEDIAN([.$B136];[.$O136])" office:value-type="float"/>
          <table:table-cell table:formula="of:=MEDIAN([.$C136];[.$P136])" office:value-type="float"/>
          <table:table-cell table:formula="of:=MEDIAN([.$D136];[.$Q136])" office:value-type="float"/>
          <table:table-cell table:formula="of:=MEDIAN([.$E136];[.$R136])" office:value-type="float"/>
          <table:table-cell table:formula="of:=MEDIAN([.$F136];[.$S136])" office:value-type="float"/>
          <table:table-cell table:formula="of:=MEDIAN([.$G136];[.$T136])" office:value-type="float"/>
          <table:table-cell table:formula="of:=MEDIAN([.$H136];[.$U136])" office:value-type="float"/>
          <table:table-cell table:formula="of:=MEDIAN([.$I136];[.$V136])" office:value-type="float"/>
          <table:table-cell table:formula="of:=MEDIAN([.$J136])" office:value-type="float"/>
          <table:table-cell table:formula="of:=MEDIAN([.$K136];[.$W136])" office:value-type="float"/>
          <table:table-cell table:formula="of:=MEDIAN([.$L136];[.$X136])" office:value-type="float"/>
          <table:table-cell table:formula="of:=MEDIAN([.$M136];[.$Y136])" office:value-type="float"/>
          <table:table-cell table:formula="of:=MEDIAN([.$N136];[.$Z136])" office:value-type="float"/>
          <table:table-cell table:formula="of:=MAX([.$B136];[.$O136])" office:value-type="float"/>
          <table:table-cell table:formula="of:=MAX([.$C136];[.$P136])" office:value-type="float"/>
          <table:table-cell table:formula="of:=MAX([.$D136];[.$Q136])" office:value-type="float"/>
          <table:table-cell table:formula="of:=MAX([.$E136];[.$R136])" office:value-type="float"/>
          <table:table-cell table:formula="of:=MAX([.$F136];[.$S136])" office:value-type="float"/>
          <table:table-cell table:formula="of:=MAX([.$G136];[.$T136])" office:value-type="float"/>
          <table:table-cell table:formula="of:=MAX([.$H136];[.$U136])" office:value-type="float"/>
          <table:table-cell table:formula="of:=MAX([.$I136];[.$V136])" office:value-type="float"/>
          <table:table-cell table:formula="of:=MAX([.$J136])" office:value-type="float"/>
          <table:table-cell table:formula="of:=MAX([.$K136];[.$W136])" office:value-type="float"/>
          <table:table-cell table:formula="of:=MAX([.$L136];[.$X136])" office:value-type="float"/>
          <table:table-cell table:formula="of:=MAX([.$M136];[.$Y136])" office:value-type="float"/>
          <table:table-cell table:formula="of:=MAX([.$N136];[.$Z136])" office:value-type="float"/>
        </table:table-row>
        <table:table-row table:style-name="ro1">
          <table:table-cell office:value-type="string">
            <text:p>freecell.freecell-3-4.asp/9</text:p>
          </table:table-cell>
          <table:table-cell office:value-type="float" office:value="162.459"/>
          <table:table-cell office:value-type="float" office:value="162.212"/>
          <table:table-cell office:value-type="float" office:value="109.82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105422.0"/>
          <table:table-cell office:value-type="float" office:value="152995.0"/>
          <table:table-cell office:value-type="float" office:value="82478.0"/>
          <table:table-cell office:value-type="float" office:value="1478586.0"/>
          <table:table-cell office:value-type="float" office:value="168179.0"/>
          <table:table-cell office:value-type="float" office:value="0.0"/>
          <table:table-cell office:value-type="float" office:value="0.0"/>
          <table:table-cell office:value-type="float" office:value="95.9939"/>
          <table:table-cell office:value-type="float" office:value="95.752"/>
          <table:table-cell office:value-type="float" office:value="43.59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3370.0"/>
          <table:table-cell office:value-type="float" office:value="69039.0"/>
          <table:table-cell office:value-type="float" office:value="1478586.0"/>
          <table:table-cell office:value-type="float" office:value="168179.0"/>
          <table:table-cell office:value-type="float" office:value="0.0"/>
          <table:table-cell office:value-type="float" office:value="0.0"/>
          <table:table-cell table:formula="of:=MIN([.$B137];[.$O137])" office:value-type="float"/>
          <table:table-cell table:formula="of:=MIN([.$C137];[.$P137])" office:value-type="float"/>
          <table:table-cell table:formula="of:=MIN([.$D137];[.$Q137])" office:value-type="float"/>
          <table:table-cell table:formula="of:=MIN([.$E137];[.$R137])" office:value-type="float"/>
          <table:table-cell table:formula="of:=MIN([.$F137];[.$S137])" office:value-type="float"/>
          <table:table-cell table:formula="of:=MIN([.$G137];[.$T137])" office:value-type="float"/>
          <table:table-cell table:formula="of:=MIN([.$H137];[.$U137])" office:value-type="float"/>
          <table:table-cell table:formula="of:=MIN([.$I137];[.$V137])" office:value-type="float"/>
          <table:table-cell table:formula="of:=MIN([.$J137])" office:value-type="float"/>
          <table:table-cell table:formula="of:=MIN([.$K137];[.$W137])" office:value-type="float"/>
          <table:table-cell table:formula="of:=MIN([.$L137];[.$X137])" office:value-type="float"/>
          <table:table-cell table:formula="of:=MIN([.$M137];[.$Y137])" office:value-type="float"/>
          <table:table-cell table:formula="of:=MIN([.$N137];[.$Z137])" office:value-type="float"/>
          <table:table-cell table:formula="of:=MEDIAN([.$B137];[.$O137])" office:value-type="float"/>
          <table:table-cell table:formula="of:=MEDIAN([.$C137];[.$P137])" office:value-type="float"/>
          <table:table-cell table:formula="of:=MEDIAN([.$D137];[.$Q137])" office:value-type="float"/>
          <table:table-cell table:formula="of:=MEDIAN([.$E137];[.$R137])" office:value-type="float"/>
          <table:table-cell table:formula="of:=MEDIAN([.$F137];[.$S137])" office:value-type="float"/>
          <table:table-cell table:formula="of:=MEDIAN([.$G137];[.$T137])" office:value-type="float"/>
          <table:table-cell table:formula="of:=MEDIAN([.$H137];[.$U137])" office:value-type="float"/>
          <table:table-cell table:formula="of:=MEDIAN([.$I137];[.$V137])" office:value-type="float"/>
          <table:table-cell table:formula="of:=MEDIAN([.$J137])" office:value-type="float"/>
          <table:table-cell table:formula="of:=MEDIAN([.$K137];[.$W137])" office:value-type="float"/>
          <table:table-cell table:formula="of:=MEDIAN([.$L137];[.$X137])" office:value-type="float"/>
          <table:table-cell table:formula="of:=MEDIAN([.$M137];[.$Y137])" office:value-type="float"/>
          <table:table-cell table:formula="of:=MEDIAN([.$N137];[.$Z137])" office:value-type="float"/>
          <table:table-cell table:formula="of:=MAX([.$B137];[.$O137])" office:value-type="float"/>
          <table:table-cell table:formula="of:=MAX([.$C137];[.$P137])" office:value-type="float"/>
          <table:table-cell table:formula="of:=MAX([.$D137];[.$Q137])" office:value-type="float"/>
          <table:table-cell table:formula="of:=MAX([.$E137];[.$R137])" office:value-type="float"/>
          <table:table-cell table:formula="of:=MAX([.$F137];[.$S137])" office:value-type="float"/>
          <table:table-cell table:formula="of:=MAX([.$G137];[.$T137])" office:value-type="float"/>
          <table:table-cell table:formula="of:=MAX([.$H137];[.$U137])" office:value-type="float"/>
          <table:table-cell table:formula="of:=MAX([.$I137];[.$V137])" office:value-type="float"/>
          <table:table-cell table:formula="of:=MAX([.$J137])" office:value-type="float"/>
          <table:table-cell table:formula="of:=MAX([.$K137];[.$W137])" office:value-type="float"/>
          <table:table-cell table:formula="of:=MAX([.$L137];[.$X137])" office:value-type="float"/>
          <table:table-cell table:formula="of:=MAX([.$M137];[.$Y137])" office:value-type="float"/>
          <table:table-cell table:formula="of:=MAX([.$N137];[.$Z137])" office:value-type="float"/>
        </table:table-row>
        <table:table-row table:style-name="ro1">
          <table:table-cell office:value-type="string">
            <text:p>freecell.freecell-3-5.asp/1</text:p>
          </table:table-cell>
          <table:table-cell office:value-type="float" office:value="39.2855"/>
          <table:table-cell office:value-type="float" office:value="39.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1594.0"/>
          <table:table-cell office:value-type="float" office:value="14.0"/>
          <table:table-cell office:value-type="float" office:value="0.0"/>
          <table:table-cell office:value-type="float" office:value="0.0"/>
          <table:table-cell office:value-type="float" office:value="39.3367"/>
          <table:table-cell office:value-type="float" office:value="39.1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231594.0"/>
          <table:table-cell office:value-type="float" office:value="14.0"/>
          <table:table-cell office:value-type="float" office:value="0.0"/>
          <table:table-cell office:value-type="float" office:value="0.0"/>
          <table:table-cell table:formula="of:=MIN([.$B138];[.$O138])" office:value-type="float"/>
          <table:table-cell table:formula="of:=MIN([.$C138];[.$P138])" office:value-type="float"/>
          <table:table-cell table:formula="of:=MIN([.$D138];[.$Q138])" office:value-type="float"/>
          <table:table-cell table:formula="of:=MIN([.$E138];[.$R138])" office:value-type="float"/>
          <table:table-cell table:formula="of:=MIN([.$F138];[.$S138])" office:value-type="float"/>
          <table:table-cell table:formula="of:=MIN([.$G138];[.$T138])" office:value-type="float"/>
          <table:table-cell table:formula="of:=MIN([.$H138];[.$U138])" office:value-type="float"/>
          <table:table-cell table:formula="of:=MIN([.$I138];[.$V138])" office:value-type="float"/>
          <table:table-cell table:formula="of:=MIN([.$J138])" office:value-type="float"/>
          <table:table-cell table:formula="of:=MIN([.$K138];[.$W138])" office:value-type="float"/>
          <table:table-cell table:formula="of:=MIN([.$L138];[.$X138])" office:value-type="float"/>
          <table:table-cell table:formula="of:=MIN([.$M138];[.$Y138])" office:value-type="float"/>
          <table:table-cell table:formula="of:=MIN([.$N138];[.$Z138])" office:value-type="float"/>
          <table:table-cell table:formula="of:=MEDIAN([.$B138];[.$O138])" office:value-type="float"/>
          <table:table-cell table:formula="of:=MEDIAN([.$C138];[.$P138])" office:value-type="float"/>
          <table:table-cell table:formula="of:=MEDIAN([.$D138];[.$Q138])" office:value-type="float"/>
          <table:table-cell table:formula="of:=MEDIAN([.$E138];[.$R138])" office:value-type="float"/>
          <table:table-cell table:formula="of:=MEDIAN([.$F138];[.$S138])" office:value-type="float"/>
          <table:table-cell table:formula="of:=MEDIAN([.$G138];[.$T138])" office:value-type="float"/>
          <table:table-cell table:formula="of:=MEDIAN([.$H138];[.$U138])" office:value-type="float"/>
          <table:table-cell table:formula="of:=MEDIAN([.$I138];[.$V138])" office:value-type="float"/>
          <table:table-cell table:formula="of:=MEDIAN([.$J138])" office:value-type="float"/>
          <table:table-cell table:formula="of:=MEDIAN([.$K138];[.$W138])" office:value-type="float"/>
          <table:table-cell table:formula="of:=MEDIAN([.$L138];[.$X138])" office:value-type="float"/>
          <table:table-cell table:formula="of:=MEDIAN([.$M138];[.$Y138])" office:value-type="float"/>
          <table:table-cell table:formula="of:=MEDIAN([.$N138];[.$Z138])" office:value-type="float"/>
          <table:table-cell table:formula="of:=MAX([.$B138];[.$O138])" office:value-type="float"/>
          <table:table-cell table:formula="of:=MAX([.$C138];[.$P138])" office:value-type="float"/>
          <table:table-cell table:formula="of:=MAX([.$D138];[.$Q138])" office:value-type="float"/>
          <table:table-cell table:formula="of:=MAX([.$E138];[.$R138])" office:value-type="float"/>
          <table:table-cell table:formula="of:=MAX([.$F138];[.$S138])" office:value-type="float"/>
          <table:table-cell table:formula="of:=MAX([.$G138];[.$T138])" office:value-type="float"/>
          <table:table-cell table:formula="of:=MAX([.$H138];[.$U138])" office:value-type="float"/>
          <table:table-cell table:formula="of:=MAX([.$I138];[.$V138])" office:value-type="float"/>
          <table:table-cell table:formula="of:=MAX([.$J138])" office:value-type="float"/>
          <table:table-cell table:formula="of:=MAX([.$K138];[.$W138])" office:value-type="float"/>
          <table:table-cell table:formula="of:=MAX([.$L138];[.$X138])" office:value-type="float"/>
          <table:table-cell table:formula="of:=MAX([.$M138];[.$Y138])" office:value-type="float"/>
          <table:table-cell table:formula="of:=MAX([.$N138];[.$Z138])" office:value-type="float"/>
        </table:table-row>
        <table:table-row table:style-name="ro1">
          <table:table-cell office:value-type="string">
            <text:p>freecell.freecell-3-5.asp/10</text:p>
          </table:table-cell>
          <table:table-cell office:value-type="float" office:value="300.0"/>
          <table:table-cell office:value-type="float" office:value="299.978"/>
          <table:table-cell office:value-type="float" office:value="245.52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3376.0"/>
          <table:table-cell office:value-type="float" office:value="270889.0"/>
          <table:table-cell office:value-type="float" office:value="165472.0"/>
          <table:table-cell office:value-type="float" office:value="1634460.0"/>
          <table:table-cell office:value-type="float" office:value="211672.0"/>
          <table:table-cell office:value-type="float" office:value="0.0"/>
          <table:table-cell office:value-type="float" office:value="0.0"/>
          <table:table-cell office:value-type="float" office:value="107.579"/>
          <table:table-cell office:value-type="float" office:value="107.313"/>
          <table:table-cell office:value-type="float" office:value="53.31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63075.0"/>
          <table:table-cell office:value-type="float" office:value="81123.0"/>
          <table:table-cell office:value-type="float" office:value="1634460.0"/>
          <table:table-cell office:value-type="float" office:value="211672.0"/>
          <table:table-cell office:value-type="float" office:value="0.0"/>
          <table:table-cell office:value-type="float" office:value="0.0"/>
          <table:table-cell table:formula="of:=MIN([.$B139];[.$O139])" office:value-type="float"/>
          <table:table-cell table:formula="of:=MIN([.$C139];[.$P139])" office:value-type="float"/>
          <table:table-cell table:formula="of:=MIN([.$D139];[.$Q139])" office:value-type="float"/>
          <table:table-cell table:formula="of:=MIN([.$E139];[.$R139])" office:value-type="float"/>
          <table:table-cell table:formula="of:=MIN([.$F139];[.$S139])" office:value-type="float"/>
          <table:table-cell table:formula="of:=MIN([.$G139];[.$T139])" office:value-type="float"/>
          <table:table-cell table:formula="of:=MIN([.$H139];[.$U139])" office:value-type="float"/>
          <table:table-cell table:formula="of:=MIN([.$I139];[.$V139])" office:value-type="float"/>
          <table:table-cell table:formula="of:=MIN([.$J139])" office:value-type="float"/>
          <table:table-cell table:formula="of:=MIN([.$K139];[.$W139])" office:value-type="float"/>
          <table:table-cell table:formula="of:=MIN([.$L139];[.$X139])" office:value-type="float"/>
          <table:table-cell table:formula="of:=MIN([.$M139];[.$Y139])" office:value-type="float"/>
          <table:table-cell table:formula="of:=MIN([.$N139];[.$Z139])" office:value-type="float"/>
          <table:table-cell table:formula="of:=MEDIAN([.$B139];[.$O139])" office:value-type="float"/>
          <table:table-cell table:formula="of:=MEDIAN([.$C139];[.$P139])" office:value-type="float"/>
          <table:table-cell table:formula="of:=MEDIAN([.$D139];[.$Q139])" office:value-type="float"/>
          <table:table-cell table:formula="of:=MEDIAN([.$E139];[.$R139])" office:value-type="float"/>
          <table:table-cell table:formula="of:=MEDIAN([.$F139];[.$S139])" office:value-type="float"/>
          <table:table-cell table:formula="of:=MEDIAN([.$G139];[.$T139])" office:value-type="float"/>
          <table:table-cell table:formula="of:=MEDIAN([.$H139];[.$U139])" office:value-type="float"/>
          <table:table-cell table:formula="of:=MEDIAN([.$I139];[.$V139])" office:value-type="float"/>
          <table:table-cell table:formula="of:=MEDIAN([.$J139])" office:value-type="float"/>
          <table:table-cell table:formula="of:=MEDIAN([.$K139];[.$W139])" office:value-type="float"/>
          <table:table-cell table:formula="of:=MEDIAN([.$L139];[.$X139])" office:value-type="float"/>
          <table:table-cell table:formula="of:=MEDIAN([.$M139];[.$Y139])" office:value-type="float"/>
          <table:table-cell table:formula="of:=MEDIAN([.$N139];[.$Z139])" office:value-type="float"/>
          <table:table-cell table:formula="of:=MAX([.$B139];[.$O139])" office:value-type="float"/>
          <table:table-cell table:formula="of:=MAX([.$C139];[.$P139])" office:value-type="float"/>
          <table:table-cell table:formula="of:=MAX([.$D139];[.$Q139])" office:value-type="float"/>
          <table:table-cell table:formula="of:=MAX([.$E139];[.$R139])" office:value-type="float"/>
          <table:table-cell table:formula="of:=MAX([.$F139];[.$S139])" office:value-type="float"/>
          <table:table-cell table:formula="of:=MAX([.$G139];[.$T139])" office:value-type="float"/>
          <table:table-cell table:formula="of:=MAX([.$H139];[.$U139])" office:value-type="float"/>
          <table:table-cell table:formula="of:=MAX([.$I139];[.$V139])" office:value-type="float"/>
          <table:table-cell table:formula="of:=MAX([.$J139])" office:value-type="float"/>
          <table:table-cell table:formula="of:=MAX([.$K139];[.$W139])" office:value-type="float"/>
          <table:table-cell table:formula="of:=MAX([.$L139];[.$X139])" office:value-type="float"/>
          <table:table-cell table:formula="of:=MAX([.$M139];[.$Y139])" office:value-type="float"/>
          <table:table-cell table:formula="of:=MAX([.$N139];[.$Z139])" office:value-type="float"/>
        </table:table-row>
        <table:table-row table:style-name="ro1">
          <table:table-cell office:value-type="string">
            <text:p>freecell.freecell-3-5.asp/11</text:p>
          </table:table-cell>
          <table:table-cell office:value-type="float" office:value="300.0"/>
          <table:table-cell office:value-type="float" office:value="299.978"/>
          <table:table-cell office:value-type="float" office:value="243.19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39390.0"/>
          <table:table-cell office:value-type="float" office:value="218833.0"/>
          <table:table-cell office:value-type="float" office:value="135634.0"/>
          <table:table-cell office:value-type="float" office:value="1790334.0"/>
          <table:table-cell office:value-type="float" office:value="26159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7"/>
          <table:table-cell office:value-type="float" office:value="244.28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8014.0"/>
          <table:table-cell office:value-type="float" office:value="235315.0"/>
          <table:table-cell office:value-type="float" office:value="1790334.0"/>
          <table:table-cell office:value-type="float" office:value="261598.0"/>
          <table:table-cell office:value-type="float" office:value="0.0"/>
          <table:table-cell office:value-type="float" office:value="0.0"/>
          <table:table-cell table:formula="of:=MIN([.$B140];[.$O140])" office:value-type="float"/>
          <table:table-cell table:formula="of:=MIN([.$C140];[.$P140])" office:value-type="float"/>
          <table:table-cell table:formula="of:=MIN([.$D140];[.$Q140])" office:value-type="float"/>
          <table:table-cell table:formula="of:=MIN([.$E140];[.$R140])" office:value-type="float"/>
          <table:table-cell table:formula="of:=MIN([.$F140];[.$S140])" office:value-type="float"/>
          <table:table-cell table:formula="of:=MIN([.$G140];[.$T140])" office:value-type="float"/>
          <table:table-cell table:formula="of:=MIN([.$H140];[.$U140])" office:value-type="float"/>
          <table:table-cell table:formula="of:=MIN([.$I140];[.$V140])" office:value-type="float"/>
          <table:table-cell table:formula="of:=MIN([.$J140])" office:value-type="float"/>
          <table:table-cell table:formula="of:=MIN([.$K140];[.$W140])" office:value-type="float"/>
          <table:table-cell table:formula="of:=MIN([.$L140];[.$X140])" office:value-type="float"/>
          <table:table-cell table:formula="of:=MIN([.$M140];[.$Y140])" office:value-type="float"/>
          <table:table-cell table:formula="of:=MIN([.$N140];[.$Z140])" office:value-type="float"/>
          <table:table-cell table:formula="of:=MEDIAN([.$B140];[.$O140])" office:value-type="float"/>
          <table:table-cell table:formula="of:=MEDIAN([.$C140];[.$P140])" office:value-type="float"/>
          <table:table-cell table:formula="of:=MEDIAN([.$D140];[.$Q140])" office:value-type="float"/>
          <table:table-cell table:formula="of:=MEDIAN([.$E140];[.$R140])" office:value-type="float"/>
          <table:table-cell table:formula="of:=MEDIAN([.$F140];[.$S140])" office:value-type="float"/>
          <table:table-cell table:formula="of:=MEDIAN([.$G140];[.$T140])" office:value-type="float"/>
          <table:table-cell table:formula="of:=MEDIAN([.$H140];[.$U140])" office:value-type="float"/>
          <table:table-cell table:formula="of:=MEDIAN([.$I140];[.$V140])" office:value-type="float"/>
          <table:table-cell table:formula="of:=MEDIAN([.$J140])" office:value-type="float"/>
          <table:table-cell table:formula="of:=MEDIAN([.$K140];[.$W140])" office:value-type="float"/>
          <table:table-cell table:formula="of:=MEDIAN([.$L140];[.$X140])" office:value-type="float"/>
          <table:table-cell table:formula="of:=MEDIAN([.$M140];[.$Y140])" office:value-type="float"/>
          <table:table-cell table:formula="of:=MEDIAN([.$N140];[.$Z140])" office:value-type="float"/>
          <table:table-cell table:formula="of:=MAX([.$B140];[.$O140])" office:value-type="float"/>
          <table:table-cell table:formula="of:=MAX([.$C140];[.$P140])" office:value-type="float"/>
          <table:table-cell table:formula="of:=MAX([.$D140];[.$Q140])" office:value-type="float"/>
          <table:table-cell table:formula="of:=MAX([.$E140];[.$R140])" office:value-type="float"/>
          <table:table-cell table:formula="of:=MAX([.$F140];[.$S140])" office:value-type="float"/>
          <table:table-cell table:formula="of:=MAX([.$G140];[.$T140])" office:value-type="float"/>
          <table:table-cell table:formula="of:=MAX([.$H140];[.$U140])" office:value-type="float"/>
          <table:table-cell table:formula="of:=MAX([.$I140];[.$V140])" office:value-type="float"/>
          <table:table-cell table:formula="of:=MAX([.$J140])" office:value-type="float"/>
          <table:table-cell table:formula="of:=MAX([.$K140];[.$W140])" office:value-type="float"/>
          <table:table-cell table:formula="of:=MAX([.$L140];[.$X140])" office:value-type="float"/>
          <table:table-cell table:formula="of:=MAX([.$M140];[.$Y140])" office:value-type="float"/>
          <table:table-cell table:formula="of:=MAX([.$N140];[.$Z140])" office:value-type="float"/>
        </table:table-row>
        <table:table-row table:style-name="ro1">
          <table:table-cell office:value-type="string">
            <text:p>freecell.freecell-3-5.asp/12</text:p>
          </table:table-cell>
          <table:table-cell office:value-type="float" office:value="300.0"/>
          <table:table-cell office:value-type="float" office:value="299.979"/>
          <table:table-cell office:value-type="float" office:value="241.92"/>
          <table:table-cell office:value-type="float" office:value="0.0"/>
          <table:table-cell office:value-type="float" office:value="1.0"/>
          <table:table-cell office:value-type="float" office:value="15.0"/>
          <table:table-cell office:value-type="float" office:value="106093.0"/>
          <table:table-cell office:value-type="float" office:value="165665.0"/>
          <table:table-cell office:value-type="float" office:value="91470.0"/>
          <table:table-cell office:value-type="float" office:value="1946208.0"/>
          <table:table-cell office:value-type="float" office:value="314488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"/>
          <table:table-cell office:value-type="float" office:value="242.01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82840.0"/>
          <table:table-cell office:value-type="float" office:value="236091.0"/>
          <table:table-cell office:value-type="float" office:value="1946208.0"/>
          <table:table-cell office:value-type="float" office:value="314488.0"/>
          <table:table-cell office:value-type="float" office:value="0.0"/>
          <table:table-cell office:value-type="float" office:value="0.0"/>
          <table:table-cell table:formula="of:=MIN([.$B141];[.$O141])" office:value-type="float"/>
          <table:table-cell table:formula="of:=MIN([.$C141];[.$P141])" office:value-type="float"/>
          <table:table-cell table:formula="of:=MIN([.$D141];[.$Q141])" office:value-type="float"/>
          <table:table-cell table:formula="of:=MIN([.$E141];[.$R141])" office:value-type="float"/>
          <table:table-cell table:formula="of:=MIN([.$F141];[.$S141])" office:value-type="float"/>
          <table:table-cell table:formula="of:=MIN([.$G141];[.$T141])" office:value-type="float"/>
          <table:table-cell table:formula="of:=MIN([.$H141];[.$U141])" office:value-type="float"/>
          <table:table-cell table:formula="of:=MIN([.$I141];[.$V141])" office:value-type="float"/>
          <table:table-cell table:formula="of:=MIN([.$J141])" office:value-type="float"/>
          <table:table-cell table:formula="of:=MIN([.$K141];[.$W141])" office:value-type="float"/>
          <table:table-cell table:formula="of:=MIN([.$L141];[.$X141])" office:value-type="float"/>
          <table:table-cell table:formula="of:=MIN([.$M141];[.$Y141])" office:value-type="float"/>
          <table:table-cell table:formula="of:=MIN([.$N141];[.$Z141])" office:value-type="float"/>
          <table:table-cell table:formula="of:=MEDIAN([.$B141];[.$O141])" office:value-type="float"/>
          <table:table-cell table:formula="of:=MEDIAN([.$C141];[.$P141])" office:value-type="float"/>
          <table:table-cell table:formula="of:=MEDIAN([.$D141];[.$Q141])" office:value-type="float"/>
          <table:table-cell table:formula="of:=MEDIAN([.$E141];[.$R141])" office:value-type="float"/>
          <table:table-cell table:formula="of:=MEDIAN([.$F141];[.$S141])" office:value-type="float"/>
          <table:table-cell table:formula="of:=MEDIAN([.$G141];[.$T141])" office:value-type="float"/>
          <table:table-cell table:formula="of:=MEDIAN([.$H141];[.$U141])" office:value-type="float"/>
          <table:table-cell table:formula="of:=MEDIAN([.$I141];[.$V141])" office:value-type="float"/>
          <table:table-cell table:formula="of:=MEDIAN([.$J141])" office:value-type="float"/>
          <table:table-cell table:formula="of:=MEDIAN([.$K141];[.$W141])" office:value-type="float"/>
          <table:table-cell table:formula="of:=MEDIAN([.$L141];[.$X141])" office:value-type="float"/>
          <table:table-cell table:formula="of:=MEDIAN([.$M141];[.$Y141])" office:value-type="float"/>
          <table:table-cell table:formula="of:=MEDIAN([.$N141];[.$Z141])" office:value-type="float"/>
          <table:table-cell table:formula="of:=MAX([.$B141];[.$O141])" office:value-type="float"/>
          <table:table-cell table:formula="of:=MAX([.$C141];[.$P141])" office:value-type="float"/>
          <table:table-cell table:formula="of:=MAX([.$D141];[.$Q141])" office:value-type="float"/>
          <table:table-cell table:formula="of:=MAX([.$E141];[.$R141])" office:value-type="float"/>
          <table:table-cell table:formula="of:=MAX([.$F141];[.$S141])" office:value-type="float"/>
          <table:table-cell table:formula="of:=MAX([.$G141];[.$T141])" office:value-type="float"/>
          <table:table-cell table:formula="of:=MAX([.$H141];[.$U141])" office:value-type="float"/>
          <table:table-cell table:formula="of:=MAX([.$I141];[.$V141])" office:value-type="float"/>
          <table:table-cell table:formula="of:=MAX([.$J141])" office:value-type="float"/>
          <table:table-cell table:formula="of:=MAX([.$K141];[.$W141])" office:value-type="float"/>
          <table:table-cell table:formula="of:=MAX([.$L141];[.$X141])" office:value-type="float"/>
          <table:table-cell table:formula="of:=MAX([.$M141];[.$Y141])" office:value-type="float"/>
          <table:table-cell table:formula="of:=MAX([.$N141];[.$Z141])" office:value-type="float"/>
        </table:table-row>
        <table:table-row table:style-name="ro1">
          <table:table-cell office:value-type="string">
            <text:p>freecell.freecell-3-5.asp/13</text:p>
          </table:table-cell>
          <table:table-cell office:value-type="float" office:value="61.312"/>
          <table:table-cell office:value-type="float" office:value="60.928"/>
          <table:table-cell office:value-type="float" office:value="0.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25.0"/>
          <table:table-cell office:value-type="float" office:value="3137.0"/>
          <table:table-cell office:value-type="float" office:value="1543.0"/>
          <table:table-cell office:value-type="float" office:value="2102082.0"/>
          <table:table-cell office:value-type="float" office:value="368574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92"/>
          <table:table-cell office:value-type="float" office:value="240.38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46746.0"/>
          <table:table-cell office:value-type="float" office:value="186185.0"/>
          <table:table-cell office:value-type="float" office:value="2102082.0"/>
          <table:table-cell office:value-type="float" office:value="368574.0"/>
          <table:table-cell office:value-type="float" office:value="0.0"/>
          <table:table-cell office:value-type="float" office:value="0.0"/>
          <table:table-cell table:formula="of:=MIN([.$B142];[.$O142])" office:value-type="float"/>
          <table:table-cell table:formula="of:=MIN([.$C142];[.$P142])" office:value-type="float"/>
          <table:table-cell table:formula="of:=MIN([.$D142];[.$Q142])" office:value-type="float"/>
          <table:table-cell table:formula="of:=MIN([.$E142];[.$R142])" office:value-type="float"/>
          <table:table-cell table:formula="of:=MIN([.$F142];[.$S142])" office:value-type="float"/>
          <table:table-cell table:formula="of:=MIN([.$G142];[.$T142])" office:value-type="float"/>
          <table:table-cell table:formula="of:=MIN([.$H142];[.$U142])" office:value-type="float"/>
          <table:table-cell table:formula="of:=MIN([.$I142];[.$V142])" office:value-type="float"/>
          <table:table-cell table:formula="of:=MIN([.$J142])" office:value-type="float"/>
          <table:table-cell table:formula="of:=MIN([.$K142];[.$W142])" office:value-type="float"/>
          <table:table-cell table:formula="of:=MIN([.$L142];[.$X142])" office:value-type="float"/>
          <table:table-cell table:formula="of:=MIN([.$M142];[.$Y142])" office:value-type="float"/>
          <table:table-cell table:formula="of:=MIN([.$N142];[.$Z142])" office:value-type="float"/>
          <table:table-cell table:formula="of:=MEDIAN([.$B142];[.$O142])" office:value-type="float"/>
          <table:table-cell table:formula="of:=MEDIAN([.$C142];[.$P142])" office:value-type="float"/>
          <table:table-cell table:formula="of:=MEDIAN([.$D142];[.$Q142])" office:value-type="float"/>
          <table:table-cell table:formula="of:=MEDIAN([.$E142];[.$R142])" office:value-type="float"/>
          <table:table-cell table:formula="of:=MEDIAN([.$F142];[.$S142])" office:value-type="float"/>
          <table:table-cell table:formula="of:=MEDIAN([.$G142];[.$T142])" office:value-type="float"/>
          <table:table-cell table:formula="of:=MEDIAN([.$H142];[.$U142])" office:value-type="float"/>
          <table:table-cell table:formula="of:=MEDIAN([.$I142];[.$V142])" office:value-type="float"/>
          <table:table-cell table:formula="of:=MEDIAN([.$J142])" office:value-type="float"/>
          <table:table-cell table:formula="of:=MEDIAN([.$K142];[.$W142])" office:value-type="float"/>
          <table:table-cell table:formula="of:=MEDIAN([.$L142];[.$X142])" office:value-type="float"/>
          <table:table-cell table:formula="of:=MEDIAN([.$M142];[.$Y142])" office:value-type="float"/>
          <table:table-cell table:formula="of:=MEDIAN([.$N142];[.$Z142])" office:value-type="float"/>
          <table:table-cell table:formula="of:=MAX([.$B142];[.$O142])" office:value-type="float"/>
          <table:table-cell table:formula="of:=MAX([.$C142];[.$P142])" office:value-type="float"/>
          <table:table-cell table:formula="of:=MAX([.$D142];[.$Q142])" office:value-type="float"/>
          <table:table-cell table:formula="of:=MAX([.$E142];[.$R142])" office:value-type="float"/>
          <table:table-cell table:formula="of:=MAX([.$F142];[.$S142])" office:value-type="float"/>
          <table:table-cell table:formula="of:=MAX([.$G142];[.$T142])" office:value-type="float"/>
          <table:table-cell table:formula="of:=MAX([.$H142];[.$U142])" office:value-type="float"/>
          <table:table-cell table:formula="of:=MAX([.$I142];[.$V142])" office:value-type="float"/>
          <table:table-cell table:formula="of:=MAX([.$J142])" office:value-type="float"/>
          <table:table-cell table:formula="of:=MAX([.$K142];[.$W142])" office:value-type="float"/>
          <table:table-cell table:formula="of:=MAX([.$L142];[.$X142])" office:value-type="float"/>
          <table:table-cell table:formula="of:=MAX([.$M142];[.$Y142])" office:value-type="float"/>
          <table:table-cell table:formula="of:=MAX([.$N142];[.$Z142])" office:value-type="float"/>
        </table:table-row>
        <table:table-row table:style-name="ro1">
          <table:table-cell office:value-type="string">
            <text:p>freecell.freecell-3-5.asp/14</text:p>
          </table:table-cell>
          <table:table-cell office:value-type="float" office:value="63.5332"/>
          <table:table-cell office:value-type="float" office:value="62.89"/>
          <table:table-cell office:value-type="float" office:value="0.9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1308.0"/>
          <table:table-cell office:value-type="float" office:value="4407.0"/>
          <table:table-cell office:value-type="float" office:value="2270.0"/>
          <table:table-cell office:value-type="float" office:value="2257956.0"/>
          <table:table-cell office:value-type="float" office:value="422660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77"/>
          <table:table-cell office:value-type="float" office:value="238.27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70999.0"/>
          <table:table-cell office:value-type="float" office:value="222399.0"/>
          <table:table-cell office:value-type="float" office:value="2257956.0"/>
          <table:table-cell office:value-type="float" office:value="422660.0"/>
          <table:table-cell office:value-type="float" office:value="0.0"/>
          <table:table-cell office:value-type="float" office:value="0.0"/>
          <table:table-cell table:formula="of:=MIN([.$B143];[.$O143])" office:value-type="float"/>
          <table:table-cell table:formula="of:=MIN([.$C143];[.$P143])" office:value-type="float"/>
          <table:table-cell table:formula="of:=MIN([.$D143];[.$Q143])" office:value-type="float"/>
          <table:table-cell table:formula="of:=MIN([.$E143];[.$R143])" office:value-type="float"/>
          <table:table-cell table:formula="of:=MIN([.$F143];[.$S143])" office:value-type="float"/>
          <table:table-cell table:formula="of:=MIN([.$G143];[.$T143])" office:value-type="float"/>
          <table:table-cell table:formula="of:=MIN([.$H143];[.$U143])" office:value-type="float"/>
          <table:table-cell table:formula="of:=MIN([.$I143];[.$V143])" office:value-type="float"/>
          <table:table-cell table:formula="of:=MIN([.$J143])" office:value-type="float"/>
          <table:table-cell table:formula="of:=MIN([.$K143];[.$W143])" office:value-type="float"/>
          <table:table-cell table:formula="of:=MIN([.$L143];[.$X143])" office:value-type="float"/>
          <table:table-cell table:formula="of:=MIN([.$M143];[.$Y143])" office:value-type="float"/>
          <table:table-cell table:formula="of:=MIN([.$N143];[.$Z143])" office:value-type="float"/>
          <table:table-cell table:formula="of:=MEDIAN([.$B143];[.$O143])" office:value-type="float"/>
          <table:table-cell table:formula="of:=MEDIAN([.$C143];[.$P143])" office:value-type="float"/>
          <table:table-cell table:formula="of:=MEDIAN([.$D143];[.$Q143])" office:value-type="float"/>
          <table:table-cell table:formula="of:=MEDIAN([.$E143];[.$R143])" office:value-type="float"/>
          <table:table-cell table:formula="of:=MEDIAN([.$F143];[.$S143])" office:value-type="float"/>
          <table:table-cell table:formula="of:=MEDIAN([.$G143];[.$T143])" office:value-type="float"/>
          <table:table-cell table:formula="of:=MEDIAN([.$H143];[.$U143])" office:value-type="float"/>
          <table:table-cell table:formula="of:=MEDIAN([.$I143];[.$V143])" office:value-type="float"/>
          <table:table-cell table:formula="of:=MEDIAN([.$J143])" office:value-type="float"/>
          <table:table-cell table:formula="of:=MEDIAN([.$K143];[.$W143])" office:value-type="float"/>
          <table:table-cell table:formula="of:=MEDIAN([.$L143];[.$X143])" office:value-type="float"/>
          <table:table-cell table:formula="of:=MEDIAN([.$M143];[.$Y143])" office:value-type="float"/>
          <table:table-cell table:formula="of:=MEDIAN([.$N143];[.$Z143])" office:value-type="float"/>
          <table:table-cell table:formula="of:=MAX([.$B143];[.$O143])" office:value-type="float"/>
          <table:table-cell table:formula="of:=MAX([.$C143];[.$P143])" office:value-type="float"/>
          <table:table-cell table:formula="of:=MAX([.$D143];[.$Q143])" office:value-type="float"/>
          <table:table-cell table:formula="of:=MAX([.$E143];[.$R143])" office:value-type="float"/>
          <table:table-cell table:formula="of:=MAX([.$F143];[.$S143])" office:value-type="float"/>
          <table:table-cell table:formula="of:=MAX([.$G143];[.$T143])" office:value-type="float"/>
          <table:table-cell table:formula="of:=MAX([.$H143];[.$U143])" office:value-type="float"/>
          <table:table-cell table:formula="of:=MAX([.$I143];[.$V143])" office:value-type="float"/>
          <table:table-cell table:formula="of:=MAX([.$J143])" office:value-type="float"/>
          <table:table-cell table:formula="of:=MAX([.$K143];[.$W143])" office:value-type="float"/>
          <table:table-cell table:formula="of:=MAX([.$L143];[.$X143])" office:value-type="float"/>
          <table:table-cell table:formula="of:=MAX([.$M143];[.$Y143])" office:value-type="float"/>
          <table:table-cell table:formula="of:=MAX([.$N143];[.$Z143])" office:value-type="float"/>
        </table:table-row>
        <table:table-row table:style-name="ro1">
          <table:table-cell office:value-type="string">
            <text:p>freecell.freecell-3-5.asp/15</text:p>
          </table:table-cell>
          <table:table-cell office:value-type="float" office:value="64.9921"/>
          <table:table-cell office:value-type="float" office:value="64.551"/>
          <table:table-cell office:value-type="float" office:value="0.7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772.0"/>
          <table:table-cell office:value-type="float" office:value="3350.0"/>
          <table:table-cell office:value-type="float" office:value="2359.0"/>
          <table:table-cell office:value-type="float" office:value="2413830.0"/>
          <table:table-cell office:value-type="float" office:value="476746.0"/>
          <table:table-cell office:value-type="float" office:value="0.0"/>
          <table:table-cell office:value-type="float" office:value="0.0"/>
          <table:table-cell office:value-type="float" office:value="300.0"/>
          <table:table-cell office:value-type="float" office:value="299.986"/>
          <table:table-cell office:value-type="float" office:value="235.71"/>
          <table:table-cell office:value-type="float" office:value="0.0"/>
          <table:table-cell office:value-type="float" office:value="1.0"/>
          <table:table-cell office:value-type="float" office:value="16.0"/>
          <table:table-cell office:value-type="float" office:value="154494.0"/>
          <table:table-cell office:value-type="float" office:value="202153.0"/>
          <table:table-cell office:value-type="float" office:value="2413830.0"/>
          <table:table-cell office:value-type="float" office:value="476746.0"/>
          <table:table-cell office:value-type="float" office:value="0.0"/>
          <table:table-cell office:value-type="float" office:value="0.0"/>
          <table:table-cell table:formula="of:=MIN([.$B144];[.$O144])" office:value-type="float"/>
          <table:table-cell table:formula="of:=MIN([.$C144];[.$P144])" office:value-type="float"/>
          <table:table-cell table:formula="of:=MIN([.$D144];[.$Q144])" office:value-type="float"/>
          <table:table-cell table:formula="of:=MIN([.$E144];[.$R144])" office:value-type="float"/>
          <table:table-cell table:formula="of:=MIN([.$F144];[.$S144])" office:value-type="float"/>
          <table:table-cell table:formula="of:=MIN([.$G144];[.$T144])" office:value-type="float"/>
          <table:table-cell table:formula="of:=MIN([.$H144];[.$U144])" office:value-type="float"/>
          <table:table-cell table:formula="of:=MIN([.$I144];[.$V144])" office:value-type="float"/>
          <table:table-cell table:formula="of:=MIN([.$J144])" office:value-type="float"/>
          <table:table-cell table:formula="of:=MIN([.$K144];[.$W144])" office:value-type="float"/>
          <table:table-cell table:formula="of:=MIN([.$L144];[.$X144])" office:value-type="float"/>
          <table:table-cell table:formula="of:=MIN([.$M144];[.$Y144])" office:value-type="float"/>
          <table:table-cell table:formula="of:=MIN([.$N144];[.$Z144])" office:value-type="float"/>
          <table:table-cell table:formula="of:=MEDIAN([.$B144];[.$O144])" office:value-type="float"/>
          <table:table-cell table:formula="of:=MEDIAN([.$C144];[.$P144])" office:value-type="float"/>
          <table:table-cell table:formula="of:=MEDIAN([.$D144];[.$Q144])" office:value-type="float"/>
          <table:table-cell table:formula="of:=MEDIAN([.$E144];[.$R144])" office:value-type="float"/>
          <table:table-cell table:formula="of:=MEDIAN([.$F144];[.$S144])" office:value-type="float"/>
          <table:table-cell table:formula="of:=MEDIAN([.$G144];[.$T144])" office:value-type="float"/>
          <table:table-cell table:formula="of:=MEDIAN([.$H144];[.$U144])" office:value-type="float"/>
          <table:table-cell table:formula="of:=MEDIAN([.$I144];[.$V144])" office:value-type="float"/>
          <table:table-cell table:formula="of:=MEDIAN([.$J144])" office:value-type="float"/>
          <table:table-cell table:formula="of:=MEDIAN([.$K144];[.$W144])" office:value-type="float"/>
          <table:table-cell table:formula="of:=MEDIAN([.$L144];[.$X144])" office:value-type="float"/>
          <table:table-cell table:formula="of:=MEDIAN([.$M144];[.$Y144])" office:value-type="float"/>
          <table:table-cell table:formula="of:=MEDIAN([.$N144];[.$Z144])" office:value-type="float"/>
          <table:table-cell table:formula="of:=MAX([.$B144];[.$O144])" office:value-type="float"/>
          <table:table-cell table:formula="of:=MAX([.$C144];[.$P144])" office:value-type="float"/>
          <table:table-cell table:formula="of:=MAX([.$D144];[.$Q144])" office:value-type="float"/>
          <table:table-cell table:formula="of:=MAX([.$E144];[.$R144])" office:value-type="float"/>
          <table:table-cell table:formula="of:=MAX([.$F144];[.$S144])" office:value-type="float"/>
          <table:table-cell table:formula="of:=MAX([.$G144];[.$T144])" office:value-type="float"/>
          <table:table-cell table:formula="of:=MAX([.$H144];[.$U144])" office:value-type="float"/>
          <table:table-cell table:formula="of:=MAX([.$I144];[.$V144])" office:value-type="float"/>
          <table:table-cell table:formula="of:=MAX([.$J144])" office:value-type="float"/>
          <table:table-cell table:formula="of:=MAX([.$K144];[.$W144])" office:value-type="float"/>
          <table:table-cell table:formula="of:=MAX([.$L144];[.$X144])" office:value-type="float"/>
          <table:table-cell table:formula="of:=MAX([.$M144];[.$Y144])" office:value-type="float"/>
          <table:table-cell table:formula="of:=MAX([.$N144];[.$Z144])" office:value-type="float"/>
        </table:table-row>
        <table:table-row table:style-name="ro1">
          <table:table-cell office:value-type="string">
            <text:p>freecell.freecell-3-5.asp/2</text:p>
          </table:table-cell>
          <table:table-cell office:value-type="float" office:value="39.4385"/>
          <table:table-cell office:value-type="float" office:value="39.3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87468.0"/>
          <table:table-cell office:value-type="float" office:value="171.0"/>
          <table:table-cell office:value-type="float" office:value="0.0"/>
          <table:table-cell office:value-type="float" office:value="0.0"/>
          <table:table-cell office:value-type="float" office:value="39.0494"/>
          <table:table-cell office:value-type="float" office:value="38.9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387468.0"/>
          <table:table-cell office:value-type="float" office:value="171.0"/>
          <table:table-cell office:value-type="float" office:value="0.0"/>
          <table:table-cell office:value-type="float" office:value="0.0"/>
          <table:table-cell table:formula="of:=MIN([.$B145];[.$O145])" office:value-type="float"/>
          <table:table-cell table:formula="of:=MIN([.$C145];[.$P145])" office:value-type="float"/>
          <table:table-cell table:formula="of:=MIN([.$D145];[.$Q145])" office:value-type="float"/>
          <table:table-cell table:formula="of:=MIN([.$E145];[.$R145])" office:value-type="float"/>
          <table:table-cell table:formula="of:=MIN([.$F145];[.$S145])" office:value-type="float"/>
          <table:table-cell table:formula="of:=MIN([.$G145];[.$T145])" office:value-type="float"/>
          <table:table-cell table:formula="of:=MIN([.$H145];[.$U145])" office:value-type="float"/>
          <table:table-cell table:formula="of:=MIN([.$I145];[.$V145])" office:value-type="float"/>
          <table:table-cell table:formula="of:=MIN([.$J145])" office:value-type="float"/>
          <table:table-cell table:formula="of:=MIN([.$K145];[.$W145])" office:value-type="float"/>
          <table:table-cell table:formula="of:=MIN([.$L145];[.$X145])" office:value-type="float"/>
          <table:table-cell table:formula="of:=MIN([.$M145];[.$Y145])" office:value-type="float"/>
          <table:table-cell table:formula="of:=MIN([.$N145];[.$Z145])" office:value-type="float"/>
          <table:table-cell table:formula="of:=MEDIAN([.$B145];[.$O145])" office:value-type="float"/>
          <table:table-cell table:formula="of:=MEDIAN([.$C145];[.$P145])" office:value-type="float"/>
          <table:table-cell table:formula="of:=MEDIAN([.$D145];[.$Q145])" office:value-type="float"/>
          <table:table-cell table:formula="of:=MEDIAN([.$E145];[.$R145])" office:value-type="float"/>
          <table:table-cell table:formula="of:=MEDIAN([.$F145];[.$S145])" office:value-type="float"/>
          <table:table-cell table:formula="of:=MEDIAN([.$G145];[.$T145])" office:value-type="float"/>
          <table:table-cell table:formula="of:=MEDIAN([.$H145];[.$U145])" office:value-type="float"/>
          <table:table-cell table:formula="of:=MEDIAN([.$I145];[.$V145])" office:value-type="float"/>
          <table:table-cell table:formula="of:=MEDIAN([.$J145])" office:value-type="float"/>
          <table:table-cell table:formula="of:=MEDIAN([.$K145];[.$W145])" office:value-type="float"/>
          <table:table-cell table:formula="of:=MEDIAN([.$L145];[.$X145])" office:value-type="float"/>
          <table:table-cell table:formula="of:=MEDIAN([.$M145];[.$Y145])" office:value-type="float"/>
          <table:table-cell table:formula="of:=MEDIAN([.$N145];[.$Z145])" office:value-type="float"/>
          <table:table-cell table:formula="of:=MAX([.$B145];[.$O145])" office:value-type="float"/>
          <table:table-cell table:formula="of:=MAX([.$C145];[.$P145])" office:value-type="float"/>
          <table:table-cell table:formula="of:=MAX([.$D145];[.$Q145])" office:value-type="float"/>
          <table:table-cell table:formula="of:=MAX([.$E145];[.$R145])" office:value-type="float"/>
          <table:table-cell table:formula="of:=MAX([.$F145];[.$S145])" office:value-type="float"/>
          <table:table-cell table:formula="of:=MAX([.$G145];[.$T145])" office:value-type="float"/>
          <table:table-cell table:formula="of:=MAX([.$H145];[.$U145])" office:value-type="float"/>
          <table:table-cell table:formula="of:=MAX([.$I145];[.$V145])" office:value-type="float"/>
          <table:table-cell table:formula="of:=MAX([.$J145])" office:value-type="float"/>
          <table:table-cell table:formula="of:=MAX([.$K145];[.$W145])" office:value-type="float"/>
          <table:table-cell table:formula="of:=MAX([.$L145];[.$X145])" office:value-type="float"/>
          <table:table-cell table:formula="of:=MAX([.$M145];[.$Y145])" office:value-type="float"/>
          <table:table-cell table:formula="of:=MAX([.$N145];[.$Z145])" office:value-type="float"/>
        </table:table-row>
        <table:table-row table:style-name="ro1">
          <table:table-cell office:value-type="string">
            <text:p>freecell.freecell-3-5.asp/3</text:p>
          </table:table-cell>
          <table:table-cell office:value-type="float" office:value="40.909"/>
          <table:table-cell office:value-type="float" office:value="40.7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43342.0"/>
          <table:table-cell office:value-type="float" office:value="385.0"/>
          <table:table-cell office:value-type="float" office:value="0.0"/>
          <table:table-cell office:value-type="float" office:value="0.0"/>
          <table:table-cell office:value-type="float" office:value="40.6846"/>
          <table:table-cell office:value-type="float" office:value="40.5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543342.0"/>
          <table:table-cell office:value-type="float" office:value="385.0"/>
          <table:table-cell office:value-type="float" office:value="0.0"/>
          <table:table-cell office:value-type="float" office:value="0.0"/>
          <table:table-cell table:formula="of:=MIN([.$B146];[.$O146])" office:value-type="float"/>
          <table:table-cell table:formula="of:=MIN([.$C146];[.$P146])" office:value-type="float"/>
          <table:table-cell table:formula="of:=MIN([.$D146];[.$Q146])" office:value-type="float"/>
          <table:table-cell table:formula="of:=MIN([.$E146];[.$R146])" office:value-type="float"/>
          <table:table-cell table:formula="of:=MIN([.$F146];[.$S146])" office:value-type="float"/>
          <table:table-cell table:formula="of:=MIN([.$G146];[.$T146])" office:value-type="float"/>
          <table:table-cell table:formula="of:=MIN([.$H146];[.$U146])" office:value-type="float"/>
          <table:table-cell table:formula="of:=MIN([.$I146];[.$V146])" office:value-type="float"/>
          <table:table-cell table:formula="of:=MIN([.$J146])" office:value-type="float"/>
          <table:table-cell table:formula="of:=MIN([.$K146];[.$W146])" office:value-type="float"/>
          <table:table-cell table:formula="of:=MIN([.$L146];[.$X146])" office:value-type="float"/>
          <table:table-cell table:formula="of:=MIN([.$M146];[.$Y146])" office:value-type="float"/>
          <table:table-cell table:formula="of:=MIN([.$N146];[.$Z146])" office:value-type="float"/>
          <table:table-cell table:formula="of:=MEDIAN([.$B146];[.$O146])" office:value-type="float"/>
          <table:table-cell table:formula="of:=MEDIAN([.$C146];[.$P146])" office:value-type="float"/>
          <table:table-cell table:formula="of:=MEDIAN([.$D146];[.$Q146])" office:value-type="float"/>
          <table:table-cell table:formula="of:=MEDIAN([.$E146];[.$R146])" office:value-type="float"/>
          <table:table-cell table:formula="of:=MEDIAN([.$F146];[.$S146])" office:value-type="float"/>
          <table:table-cell table:formula="of:=MEDIAN([.$G146];[.$T146])" office:value-type="float"/>
          <table:table-cell table:formula="of:=MEDIAN([.$H146];[.$U146])" office:value-type="float"/>
          <table:table-cell table:formula="of:=MEDIAN([.$I146];[.$V146])" office:value-type="float"/>
          <table:table-cell table:formula="of:=MEDIAN([.$J146])" office:value-type="float"/>
          <table:table-cell table:formula="of:=MEDIAN([.$K146];[.$W146])" office:value-type="float"/>
          <table:table-cell table:formula="of:=MEDIAN([.$L146];[.$X146])" office:value-type="float"/>
          <table:table-cell table:formula="of:=MEDIAN([.$M146];[.$Y146])" office:value-type="float"/>
          <table:table-cell table:formula="of:=MEDIAN([.$N146];[.$Z146])" office:value-type="float"/>
          <table:table-cell table:formula="of:=MAX([.$B146];[.$O146])" office:value-type="float"/>
          <table:table-cell table:formula="of:=MAX([.$C146];[.$P146])" office:value-type="float"/>
          <table:table-cell table:formula="of:=MAX([.$D146];[.$Q146])" office:value-type="float"/>
          <table:table-cell table:formula="of:=MAX([.$E146];[.$R146])" office:value-type="float"/>
          <table:table-cell table:formula="of:=MAX([.$F146];[.$S146])" office:value-type="float"/>
          <table:table-cell table:formula="of:=MAX([.$G146];[.$T146])" office:value-type="float"/>
          <table:table-cell table:formula="of:=MAX([.$H146];[.$U146])" office:value-type="float"/>
          <table:table-cell table:formula="of:=MAX([.$I146];[.$V146])" office:value-type="float"/>
          <table:table-cell table:formula="of:=MAX([.$J146])" office:value-type="float"/>
          <table:table-cell table:formula="of:=MAX([.$K146];[.$W146])" office:value-type="float"/>
          <table:table-cell table:formula="of:=MAX([.$L146];[.$X146])" office:value-type="float"/>
          <table:table-cell table:formula="of:=MAX([.$M146];[.$Y146])" office:value-type="float"/>
          <table:table-cell table:formula="of:=MAX([.$N146];[.$Z146])" office:value-type="float"/>
        </table:table-row>
        <table:table-row table:style-name="ro1">
          <table:table-cell office:value-type="string">
            <text:p>freecell.freecell-3-5.asp/4</text:p>
          </table:table-cell>
          <table:table-cell office:value-type="float" office:value="42.7002"/>
          <table:table-cell office:value-type="float" office:value="42.5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99216.0"/>
          <table:table-cell office:value-type="float" office:value="599.0"/>
          <table:table-cell office:value-type="float" office:value="0.0"/>
          <table:table-cell office:value-type="float" office:value="0.0"/>
          <table:table-cell office:value-type="float" office:value="42.4777"/>
          <table:table-cell office:value-type="float" office:value="42.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699216.0"/>
          <table:table-cell office:value-type="float" office:value="599.0"/>
          <table:table-cell office:value-type="float" office:value="0.0"/>
          <table:table-cell office:value-type="float" office:value="0.0"/>
          <table:table-cell table:formula="of:=MIN([.$B147];[.$O147])" office:value-type="float"/>
          <table:table-cell table:formula="of:=MIN([.$C147];[.$P147])" office:value-type="float"/>
          <table:table-cell table:formula="of:=MIN([.$D147];[.$Q147])" office:value-type="float"/>
          <table:table-cell table:formula="of:=MIN([.$E147];[.$R147])" office:value-type="float"/>
          <table:table-cell table:formula="of:=MIN([.$F147];[.$S147])" office:value-type="float"/>
          <table:table-cell table:formula="of:=MIN([.$G147];[.$T147])" office:value-type="float"/>
          <table:table-cell table:formula="of:=MIN([.$H147];[.$U147])" office:value-type="float"/>
          <table:table-cell table:formula="of:=MIN([.$I147];[.$V147])" office:value-type="float"/>
          <table:table-cell table:formula="of:=MIN([.$J147])" office:value-type="float"/>
          <table:table-cell table:formula="of:=MIN([.$K147];[.$W147])" office:value-type="float"/>
          <table:table-cell table:formula="of:=MIN([.$L147];[.$X147])" office:value-type="float"/>
          <table:table-cell table:formula="of:=MIN([.$M147];[.$Y147])" office:value-type="float"/>
          <table:table-cell table:formula="of:=MIN([.$N147];[.$Z147])" office:value-type="float"/>
          <table:table-cell table:formula="of:=MEDIAN([.$B147];[.$O147])" office:value-type="float"/>
          <table:table-cell table:formula="of:=MEDIAN([.$C147];[.$P147])" office:value-type="float"/>
          <table:table-cell table:formula="of:=MEDIAN([.$D147];[.$Q147])" office:value-type="float"/>
          <table:table-cell table:formula="of:=MEDIAN([.$E147];[.$R147])" office:value-type="float"/>
          <table:table-cell table:formula="of:=MEDIAN([.$F147];[.$S147])" office:value-type="float"/>
          <table:table-cell table:formula="of:=MEDIAN([.$G147];[.$T147])" office:value-type="float"/>
          <table:table-cell table:formula="of:=MEDIAN([.$H147];[.$U147])" office:value-type="float"/>
          <table:table-cell table:formula="of:=MEDIAN([.$I147];[.$V147])" office:value-type="float"/>
          <table:table-cell table:formula="of:=MEDIAN([.$J147])" office:value-type="float"/>
          <table:table-cell table:formula="of:=MEDIAN([.$K147];[.$W147])" office:value-type="float"/>
          <table:table-cell table:formula="of:=MEDIAN([.$L147];[.$X147])" office:value-type="float"/>
          <table:table-cell table:formula="of:=MEDIAN([.$M147];[.$Y147])" office:value-type="float"/>
          <table:table-cell table:formula="of:=MEDIAN([.$N147];[.$Z147])" office:value-type="float"/>
          <table:table-cell table:formula="of:=MAX([.$B147];[.$O147])" office:value-type="float"/>
          <table:table-cell table:formula="of:=MAX([.$C147];[.$P147])" office:value-type="float"/>
          <table:table-cell table:formula="of:=MAX([.$D147];[.$Q147])" office:value-type="float"/>
          <table:table-cell table:formula="of:=MAX([.$E147];[.$R147])" office:value-type="float"/>
          <table:table-cell table:formula="of:=MAX([.$F147];[.$S147])" office:value-type="float"/>
          <table:table-cell table:formula="of:=MAX([.$G147];[.$T147])" office:value-type="float"/>
          <table:table-cell table:formula="of:=MAX([.$H147];[.$U147])" office:value-type="float"/>
          <table:table-cell table:formula="of:=MAX([.$I147];[.$V147])" office:value-type="float"/>
          <table:table-cell table:formula="of:=MAX([.$J147])" office:value-type="float"/>
          <table:table-cell table:formula="of:=MAX([.$K147];[.$W147])" office:value-type="float"/>
          <table:table-cell table:formula="of:=MAX([.$L147];[.$X147])" office:value-type="float"/>
          <table:table-cell table:formula="of:=MAX([.$M147];[.$Y147])" office:value-type="float"/>
          <table:table-cell table:formula="of:=MAX([.$N147];[.$Z147])" office:value-type="float"/>
        </table:table-row>
        <table:table-row table:style-name="ro1">
          <table:table-cell office:value-type="string">
            <text:p>freecell.freecell-3-5.asp/5</text:p>
          </table:table-cell>
          <table:table-cell office:value-type="float" office:value="45.0561"/>
          <table:table-cell office:value-type="float" office:value="44.856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6.0"/>
          <table:table-cell office:value-type="float" office:value="327.0"/>
          <table:table-cell office:value-type="float" office:value="109.0"/>
          <table:table-cell office:value-type="float" office:value="855090.0"/>
          <table:table-cell office:value-type="float" office:value="44383.0"/>
          <table:table-cell office:value-type="float" office:value="0.0"/>
          <table:table-cell office:value-type="float" office:value="0.0"/>
          <table:table-cell office:value-type="float" office:value="44.7617"/>
          <table:table-cell office:value-type="float" office:value="44.603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7.0"/>
          <table:table-cell office:value-type="float" office:value="399.0"/>
          <table:table-cell office:value-type="float" office:value="855090.0"/>
          <table:table-cell office:value-type="float" office:value="44383.0"/>
          <table:table-cell office:value-type="float" office:value="0.0"/>
          <table:table-cell office:value-type="float" office:value="0.0"/>
          <table:table-cell table:formula="of:=MIN([.$B148];[.$O148])" office:value-type="float"/>
          <table:table-cell table:formula="of:=MIN([.$C148];[.$P148])" office:value-type="float"/>
          <table:table-cell table:formula="of:=MIN([.$D148];[.$Q148])" office:value-type="float"/>
          <table:table-cell table:formula="of:=MIN([.$E148];[.$R148])" office:value-type="float"/>
          <table:table-cell table:formula="of:=MIN([.$F148];[.$S148])" office:value-type="float"/>
          <table:table-cell table:formula="of:=MIN([.$G148];[.$T148])" office:value-type="float"/>
          <table:table-cell table:formula="of:=MIN([.$H148];[.$U148])" office:value-type="float"/>
          <table:table-cell table:formula="of:=MIN([.$I148];[.$V148])" office:value-type="float"/>
          <table:table-cell table:formula="of:=MIN([.$J148])" office:value-type="float"/>
          <table:table-cell table:formula="of:=MIN([.$K148];[.$W148])" office:value-type="float"/>
          <table:table-cell table:formula="of:=MIN([.$L148];[.$X148])" office:value-type="float"/>
          <table:table-cell table:formula="of:=MIN([.$M148];[.$Y148])" office:value-type="float"/>
          <table:table-cell table:formula="of:=MIN([.$N148];[.$Z148])" office:value-type="float"/>
          <table:table-cell table:formula="of:=MEDIAN([.$B148];[.$O148])" office:value-type="float"/>
          <table:table-cell table:formula="of:=MEDIAN([.$C148];[.$P148])" office:value-type="float"/>
          <table:table-cell table:formula="of:=MEDIAN([.$D148];[.$Q148])" office:value-type="float"/>
          <table:table-cell table:formula="of:=MEDIAN([.$E148];[.$R148])" office:value-type="float"/>
          <table:table-cell table:formula="of:=MEDIAN([.$F148];[.$S148])" office:value-type="float"/>
          <table:table-cell table:formula="of:=MEDIAN([.$G148];[.$T148])" office:value-type="float"/>
          <table:table-cell table:formula="of:=MEDIAN([.$H148];[.$U148])" office:value-type="float"/>
          <table:table-cell table:formula="of:=MEDIAN([.$I148];[.$V148])" office:value-type="float"/>
          <table:table-cell table:formula="of:=MEDIAN([.$J148])" office:value-type="float"/>
          <table:table-cell table:formula="of:=MEDIAN([.$K148];[.$W148])" office:value-type="float"/>
          <table:table-cell table:formula="of:=MEDIAN([.$L148];[.$X148])" office:value-type="float"/>
          <table:table-cell table:formula="of:=MEDIAN([.$M148];[.$Y148])" office:value-type="float"/>
          <table:table-cell table:formula="of:=MEDIAN([.$N148];[.$Z148])" office:value-type="float"/>
          <table:table-cell table:formula="of:=MAX([.$B148];[.$O148])" office:value-type="float"/>
          <table:table-cell table:formula="of:=MAX([.$C148];[.$P148])" office:value-type="float"/>
          <table:table-cell table:formula="of:=MAX([.$D148];[.$Q148])" office:value-type="float"/>
          <table:table-cell table:formula="of:=MAX([.$E148];[.$R148])" office:value-type="float"/>
          <table:table-cell table:formula="of:=MAX([.$F148];[.$S148])" office:value-type="float"/>
          <table:table-cell table:formula="of:=MAX([.$G148];[.$T148])" office:value-type="float"/>
          <table:table-cell table:formula="of:=MAX([.$H148];[.$U148])" office:value-type="float"/>
          <table:table-cell table:formula="of:=MAX([.$I148];[.$V148])" office:value-type="float"/>
          <table:table-cell table:formula="of:=MAX([.$J148])" office:value-type="float"/>
          <table:table-cell table:formula="of:=MAX([.$K148];[.$W148])" office:value-type="float"/>
          <table:table-cell table:formula="of:=MAX([.$L148];[.$X148])" office:value-type="float"/>
          <table:table-cell table:formula="of:=MAX([.$M148];[.$Y148])" office:value-type="float"/>
          <table:table-cell table:formula="of:=MAX([.$N148];[.$Z148])" office:value-type="float"/>
        </table:table-row>
        <table:table-row table:style-name="ro1">
          <table:table-cell office:value-type="string">
            <text:p>freecell.freecell-3-5.asp/6</text:p>
          </table:table-cell>
          <table:table-cell office:value-type="float" office:value="47.1775"/>
          <table:table-cell office:value-type="float" office:value="46.975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42.0"/>
          <table:table-cell office:value-type="float" office:value="1962.0"/>
          <table:table-cell office:value-type="float" office:value="792.0"/>
          <table:table-cell office:value-type="float" office:value="1010964.0"/>
          <table:table-cell office:value-type="float" office:value="66840.0"/>
          <table:table-cell office:value-type="float" office:value="0.0"/>
          <table:table-cell office:value-type="float" office:value="0.0"/>
          <table:table-cell office:value-type="float" office:value="47.0354"/>
          <table:table-cell office:value-type="float" office:value="46.853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882.0"/>
          <table:table-cell office:value-type="float" office:value="1575.0"/>
          <table:table-cell office:value-type="float" office:value="1010964.0"/>
          <table:table-cell office:value-type="float" office:value="66840.0"/>
          <table:table-cell office:value-type="float" office:value="0.0"/>
          <table:table-cell office:value-type="float" office:value="0.0"/>
          <table:table-cell table:formula="of:=MIN([.$B149];[.$O149])" office:value-type="float"/>
          <table:table-cell table:formula="of:=MIN([.$C149];[.$P149])" office:value-type="float"/>
          <table:table-cell table:formula="of:=MIN([.$D149];[.$Q149])" office:value-type="float"/>
          <table:table-cell table:formula="of:=MIN([.$E149];[.$R149])" office:value-type="float"/>
          <table:table-cell table:formula="of:=MIN([.$F149];[.$S149])" office:value-type="float"/>
          <table:table-cell table:formula="of:=MIN([.$G149];[.$T149])" office:value-type="float"/>
          <table:table-cell table:formula="of:=MIN([.$H149];[.$U149])" office:value-type="float"/>
          <table:table-cell table:formula="of:=MIN([.$I149];[.$V149])" office:value-type="float"/>
          <table:table-cell table:formula="of:=MIN([.$J149])" office:value-type="float"/>
          <table:table-cell table:formula="of:=MIN([.$K149];[.$W149])" office:value-type="float"/>
          <table:table-cell table:formula="of:=MIN([.$L149];[.$X149])" office:value-type="float"/>
          <table:table-cell table:formula="of:=MIN([.$M149];[.$Y149])" office:value-type="float"/>
          <table:table-cell table:formula="of:=MIN([.$N149];[.$Z149])" office:value-type="float"/>
          <table:table-cell table:formula="of:=MEDIAN([.$B149];[.$O149])" office:value-type="float"/>
          <table:table-cell table:formula="of:=MEDIAN([.$C149];[.$P149])" office:value-type="float"/>
          <table:table-cell table:formula="of:=MEDIAN([.$D149];[.$Q149])" office:value-type="float"/>
          <table:table-cell table:formula="of:=MEDIAN([.$E149];[.$R149])" office:value-type="float"/>
          <table:table-cell table:formula="of:=MEDIAN([.$F149];[.$S149])" office:value-type="float"/>
          <table:table-cell table:formula="of:=MEDIAN([.$G149];[.$T149])" office:value-type="float"/>
          <table:table-cell table:formula="of:=MEDIAN([.$H149];[.$U149])" office:value-type="float"/>
          <table:table-cell table:formula="of:=MEDIAN([.$I149];[.$V149])" office:value-type="float"/>
          <table:table-cell table:formula="of:=MEDIAN([.$J149])" office:value-type="float"/>
          <table:table-cell table:formula="of:=MEDIAN([.$K149];[.$W149])" office:value-type="float"/>
          <table:table-cell table:formula="of:=MEDIAN([.$L149];[.$X149])" office:value-type="float"/>
          <table:table-cell table:formula="of:=MEDIAN([.$M149];[.$Y149])" office:value-type="float"/>
          <table:table-cell table:formula="of:=MEDIAN([.$N149];[.$Z149])" office:value-type="float"/>
          <table:table-cell table:formula="of:=MAX([.$B149];[.$O149])" office:value-type="float"/>
          <table:table-cell table:formula="of:=MAX([.$C149];[.$P149])" office:value-type="float"/>
          <table:table-cell table:formula="of:=MAX([.$D149];[.$Q149])" office:value-type="float"/>
          <table:table-cell table:formula="of:=MAX([.$E149];[.$R149])" office:value-type="float"/>
          <table:table-cell table:formula="of:=MAX([.$F149];[.$S149])" office:value-type="float"/>
          <table:table-cell table:formula="of:=MAX([.$G149];[.$T149])" office:value-type="float"/>
          <table:table-cell table:formula="of:=MAX([.$H149];[.$U149])" office:value-type="float"/>
          <table:table-cell table:formula="of:=MAX([.$I149];[.$V149])" office:value-type="float"/>
          <table:table-cell table:formula="of:=MAX([.$J149])" office:value-type="float"/>
          <table:table-cell table:formula="of:=MAX([.$K149];[.$W149])" office:value-type="float"/>
          <table:table-cell table:formula="of:=MAX([.$L149];[.$X149])" office:value-type="float"/>
          <table:table-cell table:formula="of:=MAX([.$M149];[.$Y149])" office:value-type="float"/>
          <table:table-cell table:formula="of:=MAX([.$N149];[.$Z149])" office:value-type="float"/>
        </table:table-row>
        <table:table-row table:style-name="ro1">
          <table:table-cell office:value-type="string">
            <text:p>freecell.freecell-3-5.asp/7</text:p>
          </table:table-cell>
          <table:table-cell office:value-type="float" office:value="50.4028"/>
          <table:table-cell office:value-type="float" office:value="50.184"/>
          <table:table-cell office:value-type="float" office:value="1.5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852.0"/>
          <table:table-cell office:value-type="float" office:value="9508.0"/>
          <table:table-cell office:value-type="float" office:value="3328.0"/>
          <table:table-cell office:value-type="float" office:value="1166838.0"/>
          <table:table-cell office:value-type="float" office:value="94342.0"/>
          <table:table-cell office:value-type="float" office:value="0.0"/>
          <table:table-cell office:value-type="float" office:value="0.0"/>
          <table:table-cell office:value-type="float" office:value="50.3503"/>
          <table:table-cell office:value-type="float" office:value="50.15"/>
          <table:table-cell office:value-type="float" office:value="1.18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3364.0"/>
          <table:table-cell office:value-type="float" office:value="4219.0"/>
          <table:table-cell office:value-type="float" office:value="1166838.0"/>
          <table:table-cell office:value-type="float" office:value="94342.0"/>
          <table:table-cell office:value-type="float" office:value="0.0"/>
          <table:table-cell office:value-type="float" office:value="0.0"/>
          <table:table-cell table:formula="of:=MIN([.$B150];[.$O150])" office:value-type="float"/>
          <table:table-cell table:formula="of:=MIN([.$C150];[.$P150])" office:value-type="float"/>
          <table:table-cell table:formula="of:=MIN([.$D150];[.$Q150])" office:value-type="float"/>
          <table:table-cell table:formula="of:=MIN([.$E150];[.$R150])" office:value-type="float"/>
          <table:table-cell table:formula="of:=MIN([.$F150];[.$S150])" office:value-type="float"/>
          <table:table-cell table:formula="of:=MIN([.$G150];[.$T150])" office:value-type="float"/>
          <table:table-cell table:formula="of:=MIN([.$H150];[.$U150])" office:value-type="float"/>
          <table:table-cell table:formula="of:=MIN([.$I150];[.$V150])" office:value-type="float"/>
          <table:table-cell table:formula="of:=MIN([.$J150])" office:value-type="float"/>
          <table:table-cell table:formula="of:=MIN([.$K150];[.$W150])" office:value-type="float"/>
          <table:table-cell table:formula="of:=MIN([.$L150];[.$X150])" office:value-type="float"/>
          <table:table-cell table:formula="of:=MIN([.$M150];[.$Y150])" office:value-type="float"/>
          <table:table-cell table:formula="of:=MIN([.$N150];[.$Z150])" office:value-type="float"/>
          <table:table-cell table:formula="of:=MEDIAN([.$B150];[.$O150])" office:value-type="float"/>
          <table:table-cell table:formula="of:=MEDIAN([.$C150];[.$P150])" office:value-type="float"/>
          <table:table-cell table:formula="of:=MEDIAN([.$D150];[.$Q150])" office:value-type="float"/>
          <table:table-cell table:formula="of:=MEDIAN([.$E150];[.$R150])" office:value-type="float"/>
          <table:table-cell table:formula="of:=MEDIAN([.$F150];[.$S150])" office:value-type="float"/>
          <table:table-cell table:formula="of:=MEDIAN([.$G150];[.$T150])" office:value-type="float"/>
          <table:table-cell table:formula="of:=MEDIAN([.$H150];[.$U150])" office:value-type="float"/>
          <table:table-cell table:formula="of:=MEDIAN([.$I150];[.$V150])" office:value-type="float"/>
          <table:table-cell table:formula="of:=MEDIAN([.$J150])" office:value-type="float"/>
          <table:table-cell table:formula="of:=MEDIAN([.$K150];[.$W150])" office:value-type="float"/>
          <table:table-cell table:formula="of:=MEDIAN([.$L150];[.$X150])" office:value-type="float"/>
          <table:table-cell table:formula="of:=MEDIAN([.$M150];[.$Y150])" office:value-type="float"/>
          <table:table-cell table:formula="of:=MEDIAN([.$N150];[.$Z150])" office:value-type="float"/>
          <table:table-cell table:formula="of:=MAX([.$B150];[.$O150])" office:value-type="float"/>
          <table:table-cell table:formula="of:=MAX([.$C150];[.$P150])" office:value-type="float"/>
          <table:table-cell table:formula="of:=MAX([.$D150];[.$Q150])" office:value-type="float"/>
          <table:table-cell table:formula="of:=MAX([.$E150];[.$R150])" office:value-type="float"/>
          <table:table-cell table:formula="of:=MAX([.$F150];[.$S150])" office:value-type="float"/>
          <table:table-cell table:formula="of:=MAX([.$G150];[.$T150])" office:value-type="float"/>
          <table:table-cell table:formula="of:=MAX([.$H150];[.$U150])" office:value-type="float"/>
          <table:table-cell table:formula="of:=MAX([.$I150];[.$V150])" office:value-type="float"/>
          <table:table-cell table:formula="of:=MAX([.$J150])" office:value-type="float"/>
          <table:table-cell table:formula="of:=MAX([.$K150];[.$W150])" office:value-type="float"/>
          <table:table-cell table:formula="of:=MAX([.$L150];[.$X150])" office:value-type="float"/>
          <table:table-cell table:formula="of:=MAX([.$M150];[.$Y150])" office:value-type="float"/>
          <table:table-cell table:formula="of:=MAX([.$N150];[.$Z150])" office:value-type="float"/>
        </table:table-row>
        <table:table-row table:style-name="ro1">
          <table:table-cell office:value-type="string">
            <text:p>freecell.freecell-3-5.asp/8</text:p>
          </table:table-cell>
          <table:table-cell office:value-type="float" office:value="57.5981"/>
          <table:table-cell office:value-type="float" office:value="57.358"/>
          <table:table-cell office:value-type="float" office:value="6.98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114.0"/>
          <table:table-cell office:value-type="float" office:value="25490.0"/>
          <table:table-cell office:value-type="float" office:value="13118.0"/>
          <table:table-cell office:value-type="float" office:value="1322712.0"/>
          <table:table-cell office:value-type="float" office:value="127392.0"/>
          <table:table-cell office:value-type="float" office:value="0.0"/>
          <table:table-cell office:value-type="float" office:value="0.0"/>
          <table:table-cell office:value-type="float" office:value="52.8934"/>
          <table:table-cell office:value-type="float" office:value="52.666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4226.0"/>
          <table:table-cell office:value-type="float" office:value="6098.0"/>
          <table:table-cell office:value-type="float" office:value="1322712.0"/>
          <table:table-cell office:value-type="float" office:value="127392.0"/>
          <table:table-cell office:value-type="float" office:value="0.0"/>
          <table:table-cell office:value-type="float" office:value="0.0"/>
          <table:table-cell table:formula="of:=MIN([.$B151];[.$O151])" office:value-type="float"/>
          <table:table-cell table:formula="of:=MIN([.$C151];[.$P151])" office:value-type="float"/>
          <table:table-cell table:formula="of:=MIN([.$D151];[.$Q151])" office:value-type="float"/>
          <table:table-cell table:formula="of:=MIN([.$E151];[.$R151])" office:value-type="float"/>
          <table:table-cell table:formula="of:=MIN([.$F151];[.$S151])" office:value-type="float"/>
          <table:table-cell table:formula="of:=MIN([.$G151];[.$T151])" office:value-type="float"/>
          <table:table-cell table:formula="of:=MIN([.$H151];[.$U151])" office:value-type="float"/>
          <table:table-cell table:formula="of:=MIN([.$I151];[.$V151])" office:value-type="float"/>
          <table:table-cell table:formula="of:=MIN([.$J151])" office:value-type="float"/>
          <table:table-cell table:formula="of:=MIN([.$K151];[.$W151])" office:value-type="float"/>
          <table:table-cell table:formula="of:=MIN([.$L151];[.$X151])" office:value-type="float"/>
          <table:table-cell table:formula="of:=MIN([.$M151];[.$Y151])" office:value-type="float"/>
          <table:table-cell table:formula="of:=MIN([.$N151];[.$Z151])" office:value-type="float"/>
          <table:table-cell table:formula="of:=MEDIAN([.$B151];[.$O151])" office:value-type="float"/>
          <table:table-cell table:formula="of:=MEDIAN([.$C151];[.$P151])" office:value-type="float"/>
          <table:table-cell table:formula="of:=MEDIAN([.$D151];[.$Q151])" office:value-type="float"/>
          <table:table-cell table:formula="of:=MEDIAN([.$E151];[.$R151])" office:value-type="float"/>
          <table:table-cell table:formula="of:=MEDIAN([.$F151];[.$S151])" office:value-type="float"/>
          <table:table-cell table:formula="of:=MEDIAN([.$G151];[.$T151])" office:value-type="float"/>
          <table:table-cell table:formula="of:=MEDIAN([.$H151];[.$U151])" office:value-type="float"/>
          <table:table-cell table:formula="of:=MEDIAN([.$I151];[.$V151])" office:value-type="float"/>
          <table:table-cell table:formula="of:=MEDIAN([.$J151])" office:value-type="float"/>
          <table:table-cell table:formula="of:=MEDIAN([.$K151];[.$W151])" office:value-type="float"/>
          <table:table-cell table:formula="of:=MEDIAN([.$L151];[.$X151])" office:value-type="float"/>
          <table:table-cell table:formula="of:=MEDIAN([.$M151];[.$Y151])" office:value-type="float"/>
          <table:table-cell table:formula="of:=MEDIAN([.$N151];[.$Z151])" office:value-type="float"/>
          <table:table-cell table:formula="of:=MAX([.$B151];[.$O151])" office:value-type="float"/>
          <table:table-cell table:formula="of:=MAX([.$C151];[.$P151])" office:value-type="float"/>
          <table:table-cell table:formula="of:=MAX([.$D151];[.$Q151])" office:value-type="float"/>
          <table:table-cell table:formula="of:=MAX([.$E151];[.$R151])" office:value-type="float"/>
          <table:table-cell table:formula="of:=MAX([.$F151];[.$S151])" office:value-type="float"/>
          <table:table-cell table:formula="of:=MAX([.$G151];[.$T151])" office:value-type="float"/>
          <table:table-cell table:formula="of:=MAX([.$H151];[.$U151])" office:value-type="float"/>
          <table:table-cell table:formula="of:=MAX([.$I151];[.$V151])" office:value-type="float"/>
          <table:table-cell table:formula="of:=MAX([.$J151])" office:value-type="float"/>
          <table:table-cell table:formula="of:=MAX([.$K151];[.$W151])" office:value-type="float"/>
          <table:table-cell table:formula="of:=MAX([.$L151];[.$X151])" office:value-type="float"/>
          <table:table-cell table:formula="of:=MAX([.$M151];[.$Y151])" office:value-type="float"/>
          <table:table-cell table:formula="of:=MAX([.$N151];[.$Z151])" office:value-type="float"/>
        </table:table-row>
        <table:table-row table:style-name="ro1">
          <table:table-cell office:value-type="string">
            <text:p>freecell.freecell-3-5.asp/9</text:p>
          </table:table-cell>
          <table:table-cell office:value-type="float" office:value="77.2909"/>
          <table:table-cell office:value-type="float" office:value="77.024"/>
          <table:table-cell office:value-type="float" office:value="24.7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35172.0"/>
          <table:table-cell office:value-type="float" office:value="57914.0"/>
          <table:table-cell office:value-type="float" office:value="29828.0"/>
          <table:table-cell office:value-type="float" office:value="1478586.0"/>
          <table:table-cell office:value-type="float" office:value="166494.0"/>
          <table:table-cell office:value-type="float" office:value="0.0"/>
          <table:table-cell office:value-type="float" office:value="0.0"/>
          <table:table-cell office:value-type="float" office:value="69.4357"/>
          <table:table-cell office:value-type="float" office:value="69.193"/>
          <table:table-cell office:value-type="float" office:value="16.96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25479.0"/>
          <table:table-cell office:value-type="float" office:value="33110.0"/>
          <table:table-cell office:value-type="float" office:value="1478586.0"/>
          <table:table-cell office:value-type="float" office:value="166494.0"/>
          <table:table-cell office:value-type="float" office:value="0.0"/>
          <table:table-cell office:value-type="float" office:value="0.0"/>
          <table:table-cell table:formula="of:=MIN([.$B152];[.$O152])" office:value-type="float"/>
          <table:table-cell table:formula="of:=MIN([.$C152];[.$P152])" office:value-type="float"/>
          <table:table-cell table:formula="of:=MIN([.$D152];[.$Q152])" office:value-type="float"/>
          <table:table-cell table:formula="of:=MIN([.$E152];[.$R152])" office:value-type="float"/>
          <table:table-cell table:formula="of:=MIN([.$F152];[.$S152])" office:value-type="float"/>
          <table:table-cell table:formula="of:=MIN([.$G152];[.$T152])" office:value-type="float"/>
          <table:table-cell table:formula="of:=MIN([.$H152];[.$U152])" office:value-type="float"/>
          <table:table-cell table:formula="of:=MIN([.$I152];[.$V152])" office:value-type="float"/>
          <table:table-cell table:formula="of:=MIN([.$J152])" office:value-type="float"/>
          <table:table-cell table:formula="of:=MIN([.$K152];[.$W152])" office:value-type="float"/>
          <table:table-cell table:formula="of:=MIN([.$L152];[.$X152])" office:value-type="float"/>
          <table:table-cell table:formula="of:=MIN([.$M152];[.$Y152])" office:value-type="float"/>
          <table:table-cell table:formula="of:=MIN([.$N152];[.$Z152])" office:value-type="float"/>
          <table:table-cell table:formula="of:=MEDIAN([.$B152];[.$O152])" office:value-type="float"/>
          <table:table-cell table:formula="of:=MEDIAN([.$C152];[.$P152])" office:value-type="float"/>
          <table:table-cell table:formula="of:=MEDIAN([.$D152];[.$Q152])" office:value-type="float"/>
          <table:table-cell table:formula="of:=MEDIAN([.$E152];[.$R152])" office:value-type="float"/>
          <table:table-cell table:formula="of:=MEDIAN([.$F152];[.$S152])" office:value-type="float"/>
          <table:table-cell table:formula="of:=MEDIAN([.$G152];[.$T152])" office:value-type="float"/>
          <table:table-cell table:formula="of:=MEDIAN([.$H152];[.$U152])" office:value-type="float"/>
          <table:table-cell table:formula="of:=MEDIAN([.$I152];[.$V152])" office:value-type="float"/>
          <table:table-cell table:formula="of:=MEDIAN([.$J152])" office:value-type="float"/>
          <table:table-cell table:formula="of:=MEDIAN([.$K152];[.$W152])" office:value-type="float"/>
          <table:table-cell table:formula="of:=MEDIAN([.$L152];[.$X152])" office:value-type="float"/>
          <table:table-cell table:formula="of:=MEDIAN([.$M152];[.$Y152])" office:value-type="float"/>
          <table:table-cell table:formula="of:=MEDIAN([.$N152];[.$Z152])" office:value-type="float"/>
          <table:table-cell table:formula="of:=MAX([.$B152];[.$O152])" office:value-type="float"/>
          <table:table-cell table:formula="of:=MAX([.$C152];[.$P152])" office:value-type="float"/>
          <table:table-cell table:formula="of:=MAX([.$D152];[.$Q152])" office:value-type="float"/>
          <table:table-cell table:formula="of:=MAX([.$E152];[.$R152])" office:value-type="float"/>
          <table:table-cell table:formula="of:=MAX([.$F152];[.$S152])" office:value-type="float"/>
          <table:table-cell table:formula="of:=MAX([.$G152];[.$T152])" office:value-type="float"/>
          <table:table-cell table:formula="of:=MAX([.$H152];[.$U152])" office:value-type="float"/>
          <table:table-cell table:formula="of:=MAX([.$I152];[.$V152])" office:value-type="float"/>
          <table:table-cell table:formula="of:=MAX([.$J152])" office:value-type="float"/>
          <table:table-cell table:formula="of:=MAX([.$K152];[.$W152])" office:value-type="float"/>
          <table:table-cell table:formula="of:=MAX([.$L152];[.$X152])" office:value-type="float"/>
          <table:table-cell table:formula="of:=MAX([.$M152];[.$Y152])" office:value-type="float"/>
          <table:table-cell table:formula="of:=MAX([.$N152];[.$Z15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52])" office:value-type="float"/>
          <table:table-cell table:formula="of:=SUM([.C3:.C152])" office:value-type="float"/>
          <table:table-cell table:formula="of:=SUM([.D3:.D152])" office:value-type="float"/>
          <table:table-cell table:formula="of:=SUM([.E3:.E152])" office:value-type="float"/>
          <table:table-cell table:formula="of:=SUM([.F3:.F152])" office:value-type="float"/>
          <table:table-cell table:formula="of:=SUM([.G3:.G152])" office:value-type="float"/>
          <table:table-cell table:formula="of:=SUM([.H3:.H152])" office:value-type="float"/>
          <table:table-cell table:formula="of:=SUM([.I3:.I152])" office:value-type="float"/>
          <table:table-cell table:formula="of:=SUM([.J3:.J152])" office:value-type="float"/>
          <table:table-cell table:formula="of:=SUM([.K3:.K152])" office:value-type="float"/>
          <table:table-cell table:formula="of:=SUM([.L3:.L152])" office:value-type="float"/>
          <table:table-cell table:formula="of:=SUM([.M3:.M152])" office:value-type="float"/>
          <table:table-cell table:formula="of:=SUM([.N3:.N152])" office:value-type="float"/>
          <table:table-cell table:formula="of:=SUM([.O3:.O152])" office:value-type="float"/>
          <table:table-cell table:formula="of:=SUM([.P3:.P152])" office:value-type="float"/>
          <table:table-cell table:formula="of:=SUM([.Q3:.Q152])" office:value-type="float"/>
          <table:table-cell table:formula="of:=SUM([.R3:.R152])" office:value-type="float"/>
          <table:table-cell table:formula="of:=SUM([.S3:.S152])" office:value-type="float"/>
          <table:table-cell table:formula="of:=SUM([.T3:.T152])" office:value-type="float"/>
          <table:table-cell table:formula="of:=SUM([.U3:.U152])" office:value-type="float"/>
          <table:table-cell table:formula="of:=SUM([.V3:.V152])" office:value-type="float"/>
          <table:table-cell table:formula="of:=SUM([.W3:.W152])" office:value-type="float"/>
          <table:table-cell table:formula="of:=SUM([.X3:.X152])" office:value-type="float"/>
          <table:table-cell table:formula="of:=SUM([.Y3:.Y152])" office:value-type="float"/>
          <table:table-cell table:formula="of:=SUM([.Z3:.Z152])" office:value-type="float"/>
          <table:table-cell table:formula="of:=SUM([.AA3:.AA152])" office:value-type="float"/>
          <table:table-cell table:formula="of:=SUM([.AB3:.AB152])" office:value-type="float"/>
          <table:table-cell table:formula="of:=SUM([.AC3:.AC152])" office:value-type="float"/>
          <table:table-cell table:formula="of:=SUM([.AD3:.AD152])" office:value-type="float"/>
          <table:table-cell table:formula="of:=SUM([.AE3:.AE152])" office:value-type="float"/>
          <table:table-cell table:formula="of:=SUM([.AF3:.AF152])" office:value-type="float"/>
          <table:table-cell table:formula="of:=SUM([.AG3:.AG152])" office:value-type="float"/>
          <table:table-cell table:formula="of:=SUM([.AH3:.AH152])" office:value-type="float"/>
          <table:table-cell table:formula="of:=SUM([.AI3:.AI152])" office:value-type="float"/>
          <table:table-cell table:formula="of:=SUM([.AJ3:.AJ152])" office:value-type="float"/>
          <table:table-cell table:formula="of:=SUM([.AK3:.AK152])" office:value-type="float"/>
          <table:table-cell table:formula="of:=SUM([.AL3:.AL152])" office:value-type="float"/>
          <table:table-cell table:formula="of:=SUM([.AM3:.AM152])" office:value-type="float"/>
          <table:table-cell table:formula="of:=SUM([.AN3:.AN152])" office:value-type="float"/>
          <table:table-cell table:formula="of:=SUM([.AO3:.AO152])" office:value-type="float"/>
          <table:table-cell table:formula="of:=SUM([.AP3:.AP152])" office:value-type="float"/>
          <table:table-cell table:formula="of:=SUM([.AQ3:.AQ152])" office:value-type="float"/>
          <table:table-cell table:formula="of:=SUM([.AR3:.AR152])" office:value-type="float"/>
          <table:table-cell table:formula="of:=SUM([.AS3:.AS152])" office:value-type="float"/>
          <table:table-cell table:formula="of:=SUM([.AT3:.AT152])" office:value-type="float"/>
          <table:table-cell table:formula="of:=SUM([.AU3:.AU152])" office:value-type="float"/>
          <table:table-cell table:formula="of:=SUM([.AV3:.AV152])" office:value-type="float"/>
          <table:table-cell table:formula="of:=SUM([.AW3:.AW152])" office:value-type="float"/>
          <table:table-cell table:formula="of:=SUM([.AX3:.AX152])" office:value-type="float"/>
          <table:table-cell table:formula="of:=SUM([.AY3:.AY152])" office:value-type="float"/>
          <table:table-cell table:formula="of:=SUM([.AZ3:.AZ152])" office:value-type="float"/>
          <table:table-cell table:formula="of:=SUM([.BA3:.BA152])" office:value-type="float"/>
          <table:table-cell table:formula="of:=SUM([.BB3:.BB152])" office:value-type="float"/>
          <table:table-cell table:formula="of:=SUM([.BC3:.BC152])" office:value-type="float"/>
          <table:table-cell table:formula="of:=SUM([.BD3:.BD152])" office:value-type="float"/>
          <table:table-cell table:formula="of:=SUM([.BE3:.BE152])" office:value-type="float"/>
          <table:table-cell table:formula="of:=SUM([.BF3:.BF152])" office:value-type="float"/>
          <table:table-cell table:formula="of:=SUM([.BG3:.BG152])" office:value-type="float"/>
          <table:table-cell table:formula="of:=SUM([.BH3:.BH152])" office:value-type="float"/>
          <table:table-cell table:formula="of:=SUM([.BI3:.BI152])" office:value-type="float"/>
          <table:table-cell table:formula="of:=SUM([.BJ3:.BJ152])" office:value-type="float"/>
          <table:table-cell table:formula="of:=SUM([.BK3:.BK152])" office:value-type="float"/>
          <table:table-cell table:formula="of:=SUM([.BL3:.BL152])" office:value-type="float"/>
          <table:table-cell table:formula="of:=SUM([.BM3:.BM15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52])" office:value-type="float"/>
          <table:table-cell table:formula="of:=AVERAGE([.C3:.C152])" office:value-type="float"/>
          <table:table-cell table:formula="of:=AVERAGE([.D3:.D152])" office:value-type="float"/>
          <table:table-cell table:formula="of:=AVERAGE([.E3:.E152])" office:value-type="float"/>
          <table:table-cell table:formula="of:=AVERAGE([.F3:.F152])" office:value-type="float"/>
          <table:table-cell table:formula="of:=AVERAGE([.G3:.G152])" office:value-type="float"/>
          <table:table-cell table:formula="of:=AVERAGE([.H3:.H152])" office:value-type="float"/>
          <table:table-cell table:formula="of:=AVERAGE([.I3:.I152])" office:value-type="float"/>
          <table:table-cell table:formula="of:=AVERAGE([.J3:.J152])" office:value-type="float"/>
          <table:table-cell table:formula="of:=AVERAGE([.K3:.K152])" office:value-type="float"/>
          <table:table-cell table:formula="of:=AVERAGE([.L3:.L152])" office:value-type="float"/>
          <table:table-cell table:formula="of:=AVERAGE([.M3:.M152])" office:value-type="float"/>
          <table:table-cell table:formula="of:=AVERAGE([.N3:.N152])" office:value-type="float"/>
          <table:table-cell table:formula="of:=AVERAGE([.O3:.O152])" office:value-type="float"/>
          <table:table-cell table:formula="of:=AVERAGE([.P3:.P152])" office:value-type="float"/>
          <table:table-cell table:formula="of:=AVERAGE([.Q3:.Q152])" office:value-type="float"/>
          <table:table-cell table:formula="of:=AVERAGE([.R3:.R152])" office:value-type="float"/>
          <table:table-cell table:formula="of:=AVERAGE([.S3:.S152])" office:value-type="float"/>
          <table:table-cell table:formula="of:=AVERAGE([.T3:.T152])" office:value-type="float"/>
          <table:table-cell table:formula="of:=AVERAGE([.U3:.U152])" office:value-type="float"/>
          <table:table-cell table:formula="of:=AVERAGE([.V3:.V152])" office:value-type="float"/>
          <table:table-cell table:formula="of:=AVERAGE([.W3:.W152])" office:value-type="float"/>
          <table:table-cell table:formula="of:=AVERAGE([.X3:.X152])" office:value-type="float"/>
          <table:table-cell table:formula="of:=AVERAGE([.Y3:.Y152])" office:value-type="float"/>
          <table:table-cell table:formula="of:=AVERAGE([.Z3:.Z152])" office:value-type="float"/>
          <table:table-cell table:formula="of:=AVERAGE([.AA3:.AA152])" office:value-type="float"/>
          <table:table-cell table:formula="of:=AVERAGE([.AB3:.AB152])" office:value-type="float"/>
          <table:table-cell table:formula="of:=AVERAGE([.AC3:.AC152])" office:value-type="float"/>
          <table:table-cell table:formula="of:=AVERAGE([.AD3:.AD152])" office:value-type="float"/>
          <table:table-cell table:formula="of:=AVERAGE([.AE3:.AE152])" office:value-type="float"/>
          <table:table-cell table:formula="of:=AVERAGE([.AF3:.AF152])" office:value-type="float"/>
          <table:table-cell table:formula="of:=AVERAGE([.AG3:.AG152])" office:value-type="float"/>
          <table:table-cell table:formula="of:=AVERAGE([.AH3:.AH152])" office:value-type="float"/>
          <table:table-cell table:formula="of:=AVERAGE([.AI3:.AI152])" office:value-type="float"/>
          <table:table-cell table:formula="of:=AVERAGE([.AJ3:.AJ152])" office:value-type="float"/>
          <table:table-cell table:formula="of:=AVERAGE([.AK3:.AK152])" office:value-type="float"/>
          <table:table-cell table:formula="of:=AVERAGE([.AL3:.AL152])" office:value-type="float"/>
          <table:table-cell table:formula="of:=AVERAGE([.AM3:.AM152])" office:value-type="float"/>
          <table:table-cell table:formula="of:=AVERAGE([.AN3:.AN152])" office:value-type="float"/>
          <table:table-cell table:formula="of:=AVERAGE([.AO3:.AO152])" office:value-type="float"/>
          <table:table-cell table:formula="of:=AVERAGE([.AP3:.AP152])" office:value-type="float"/>
          <table:table-cell table:formula="of:=AVERAGE([.AQ3:.AQ152])" office:value-type="float"/>
          <table:table-cell table:formula="of:=AVERAGE([.AR3:.AR152])" office:value-type="float"/>
          <table:table-cell table:formula="of:=AVERAGE([.AS3:.AS152])" office:value-type="float"/>
          <table:table-cell table:formula="of:=AVERAGE([.AT3:.AT152])" office:value-type="float"/>
          <table:table-cell table:formula="of:=AVERAGE([.AU3:.AU152])" office:value-type="float"/>
          <table:table-cell table:formula="of:=AVERAGE([.AV3:.AV152])" office:value-type="float"/>
          <table:table-cell table:formula="of:=AVERAGE([.AW3:.AW152])" office:value-type="float"/>
          <table:table-cell table:formula="of:=AVERAGE([.AX3:.AX152])" office:value-type="float"/>
          <table:table-cell table:formula="of:=AVERAGE([.AY3:.AY152])" office:value-type="float"/>
          <table:table-cell table:formula="of:=AVERAGE([.AZ3:.AZ152])" office:value-type="float"/>
          <table:table-cell table:formula="of:=AVERAGE([.BA3:.BA152])" office:value-type="float"/>
          <table:table-cell table:formula="of:=AVERAGE([.BB3:.BB152])" office:value-type="float"/>
          <table:table-cell table:formula="of:=AVERAGE([.BC3:.BC152])" office:value-type="float"/>
          <table:table-cell table:formula="of:=AVERAGE([.BD3:.BD152])" office:value-type="float"/>
          <table:table-cell table:formula="of:=AVERAGE([.BE3:.BE152])" office:value-type="float"/>
          <table:table-cell table:formula="of:=AVERAGE([.BF3:.BF152])" office:value-type="float"/>
          <table:table-cell table:formula="of:=AVERAGE([.BG3:.BG152])" office:value-type="float"/>
          <table:table-cell table:formula="of:=AVERAGE([.BH3:.BH152])" office:value-type="float"/>
          <table:table-cell table:formula="of:=AVERAGE([.BI3:.BI152])" office:value-type="float"/>
          <table:table-cell table:formula="of:=AVERAGE([.BJ3:.BJ152])" office:value-type="float"/>
          <table:table-cell table:formula="of:=AVERAGE([.BK3:.BK152])" office:value-type="float"/>
          <table:table-cell table:formula="of:=AVERAGE([.BL3:.BL152])" office:value-type="float"/>
          <table:table-cell table:formula="of:=AVERAGE([.BM3:.BM15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52])" office:value-type="float"/>
          <table:table-cell table:formula="of:=STDEV([.C3:.C152])" office:value-type="float"/>
          <table:table-cell table:formula="of:=STDEV([.D3:.D152])" office:value-type="float"/>
          <table:table-cell table:formula="of:=STDEV([.E3:.E152])" office:value-type="float"/>
          <table:table-cell table:formula="of:=STDEV([.F3:.F152])" office:value-type="float"/>
          <table:table-cell table:formula="of:=STDEV([.G3:.G152])" office:value-type="float"/>
          <table:table-cell table:formula="of:=STDEV([.H3:.H152])" office:value-type="float"/>
          <table:table-cell table:formula="of:=STDEV([.I3:.I152])" office:value-type="float"/>
          <table:table-cell table:formula="of:=STDEV([.J3:.J152])" office:value-type="float"/>
          <table:table-cell table:formula="of:=STDEV([.K3:.K152])" office:value-type="float"/>
          <table:table-cell table:formula="of:=STDEV([.L3:.L152])" office:value-type="float"/>
          <table:table-cell table:formula="of:=STDEV([.M3:.M152])" office:value-type="float"/>
          <table:table-cell table:formula="of:=STDEV([.N3:.N152])" office:value-type="float"/>
          <table:table-cell table:formula="of:=STDEV([.O3:.O152])" office:value-type="float"/>
          <table:table-cell table:formula="of:=STDEV([.P3:.P152])" office:value-type="float"/>
          <table:table-cell table:formula="of:=STDEV([.Q3:.Q152])" office:value-type="float"/>
          <table:table-cell table:formula="of:=STDEV([.R3:.R152])" office:value-type="float"/>
          <table:table-cell table:formula="of:=STDEV([.S3:.S152])" office:value-type="float"/>
          <table:table-cell table:formula="of:=STDEV([.T3:.T152])" office:value-type="float"/>
          <table:table-cell table:formula="of:=STDEV([.U3:.U152])" office:value-type="float"/>
          <table:table-cell table:formula="of:=STDEV([.V3:.V152])" office:value-type="float"/>
          <table:table-cell table:formula="of:=STDEV([.W3:.W152])" office:value-type="float"/>
          <table:table-cell table:formula="of:=STDEV([.X3:.X152])" office:value-type="float"/>
          <table:table-cell table:formula="of:=STDEV([.Y3:.Y152])" office:value-type="float"/>
          <table:table-cell table:formula="of:=STDEV([.Z3:.Z152])" office:value-type="float"/>
          <table:table-cell table:formula="of:=STDEV([.AA3:.AA152])" office:value-type="float"/>
          <table:table-cell table:formula="of:=STDEV([.AB3:.AB152])" office:value-type="float"/>
          <table:table-cell table:formula="of:=STDEV([.AC3:.AC152])" office:value-type="float"/>
          <table:table-cell table:formula="of:=STDEV([.AD3:.AD152])" office:value-type="float"/>
          <table:table-cell table:formula="of:=STDEV([.AE3:.AE152])" office:value-type="float"/>
          <table:table-cell table:formula="of:=STDEV([.AF3:.AF152])" office:value-type="float"/>
          <table:table-cell table:formula="of:=STDEV([.AG3:.AG152])" office:value-type="float"/>
          <table:table-cell table:formula="of:=STDEV([.AH3:.AH152])" office:value-type="float"/>
          <table:table-cell table:formula="of:=STDEV([.AI3:.AI152])" office:value-type="float"/>
          <table:table-cell table:formula="of:=STDEV([.AJ3:.AJ152])" office:value-type="float"/>
          <table:table-cell table:formula="of:=STDEV([.AK3:.AK152])" office:value-type="float"/>
          <table:table-cell table:formula="of:=STDEV([.AL3:.AL152])" office:value-type="float"/>
          <table:table-cell table:formula="of:=STDEV([.AM3:.AM152])" office:value-type="float"/>
          <table:table-cell table:formula="of:=STDEV([.AN3:.AN152])" office:value-type="float"/>
          <table:table-cell table:formula="of:=STDEV([.AO3:.AO152])" office:value-type="float"/>
          <table:table-cell table:formula="of:=STDEV([.AP3:.AP152])" office:value-type="float"/>
          <table:table-cell table:formula="of:=STDEV([.AQ3:.AQ152])" office:value-type="float"/>
          <table:table-cell table:formula="of:=STDEV([.AR3:.AR152])" office:value-type="float"/>
          <table:table-cell table:formula="of:=STDEV([.AS3:.AS152])" office:value-type="float"/>
          <table:table-cell table:formula="of:=STDEV([.AT3:.AT152])" office:value-type="float"/>
          <table:table-cell table:formula="of:=STDEV([.AU3:.AU152])" office:value-type="float"/>
          <table:table-cell table:formula="of:=STDEV([.AV3:.AV152])" office:value-type="float"/>
          <table:table-cell table:formula="of:=STDEV([.AW3:.AW152])" office:value-type="float"/>
          <table:table-cell table:formula="of:=STDEV([.AX3:.AX152])" office:value-type="float"/>
          <table:table-cell table:formula="of:=STDEV([.AY3:.AY152])" office:value-type="float"/>
          <table:table-cell table:formula="of:=STDEV([.AZ3:.AZ152])" office:value-type="float"/>
          <table:table-cell table:formula="of:=STDEV([.BA3:.BA152])" office:value-type="float"/>
          <table:table-cell table:formula="of:=STDEV([.BB3:.BB152])" office:value-type="float"/>
          <table:table-cell table:formula="of:=STDEV([.BC3:.BC152])" office:value-type="float"/>
          <table:table-cell table:formula="of:=STDEV([.BD3:.BD152])" office:value-type="float"/>
          <table:table-cell table:formula="of:=STDEV([.BE3:.BE152])" office:value-type="float"/>
          <table:table-cell table:formula="of:=STDEV([.BF3:.BF152])" office:value-type="float"/>
          <table:table-cell table:formula="of:=STDEV([.BG3:.BG152])" office:value-type="float"/>
          <table:table-cell table:formula="of:=STDEV([.BH3:.BH152])" office:value-type="float"/>
          <table:table-cell table:formula="of:=STDEV([.BI3:.BI152])" office:value-type="float"/>
          <table:table-cell table:formula="of:=STDEV([.BJ3:.BJ152])" office:value-type="float"/>
          <table:table-cell table:formula="of:=STDEV([.BK3:.BK152])" office:value-type="float"/>
          <table:table-cell table:formula="of:=STDEV([.BL3:.BL152])" office:value-type="float"/>
          <table:table-cell table:formula="of:=STDEV([.BM3:.BM15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52]-[.$AA3:.$AA152])^2)^0.5" office:value-type="float"/>
          <table:table-cell table:number-matrix-columns-spanned="1" table:number-matrix-rows-spanned="1" table:formula="of:=SUM(([.C3:.C152]-[.$AB3:.$AB152])^2)^0.5" office:value-type="float"/>
          <table:table-cell table:number-matrix-columns-spanned="1" table:number-matrix-rows-spanned="1" table:formula="of:=SUM(([.D3:.D152]-[.$AC3:.$AC152])^2)^0.5" office:value-type="float"/>
          <table:table-cell table:number-matrix-columns-spanned="1" table:number-matrix-rows-spanned="1" table:formula="of:=SUM(([.E3:.E152]-[.$AD3:.$AD152])^2)^0.5" office:value-type="float"/>
          <table:table-cell table:number-matrix-columns-spanned="1" table:number-matrix-rows-spanned="1" table:formula="of:=SUM(([.F3:.F152]-[.$AE3:.$AE152])^2)^0.5" office:value-type="float"/>
          <table:table-cell table:number-matrix-columns-spanned="1" table:number-matrix-rows-spanned="1" table:formula="of:=SUM(([.G3:.G152]-[.$AF3:.$AF152])^2)^0.5" office:value-type="float"/>
          <table:table-cell table:number-matrix-columns-spanned="1" table:number-matrix-rows-spanned="1" table:formula="of:=SUM(([.H3:.H152]-[.$AG3:.$AG152])^2)^0.5" office:value-type="float"/>
          <table:table-cell table:number-matrix-columns-spanned="1" table:number-matrix-rows-spanned="1" table:formula="of:=SUM(([.I3:.I152]-[.$AH3:.$AH152])^2)^0.5" office:value-type="float"/>
          <table:table-cell table:number-matrix-columns-spanned="1" table:number-matrix-rows-spanned="1" table:formula="of:=SUM(([.J3:.J152]-[.$AI3:.$AI152])^2)^0.5" office:value-type="float"/>
          <table:table-cell table:number-matrix-columns-spanned="1" table:number-matrix-rows-spanned="1" table:formula="of:=SUM(([.K3:.K152]-[.$AJ3:.$AJ152])^2)^0.5" office:value-type="float"/>
          <table:table-cell table:number-matrix-columns-spanned="1" table:number-matrix-rows-spanned="1" table:formula="of:=SUM(([.L3:.L152]-[.$AK3:.$AK152])^2)^0.5" office:value-type="float"/>
          <table:table-cell table:number-matrix-columns-spanned="1" table:number-matrix-rows-spanned="1" table:formula="of:=SUM(([.M3:.M152]-[.$AL3:.$AL152])^2)^0.5" office:value-type="float"/>
          <table:table-cell table:number-matrix-columns-spanned="1" table:number-matrix-rows-spanned="1" table:formula="of:=SUM(([.N3:.N152]-[.$AM3:.$AM152])^2)^0.5" office:value-type="float"/>
          <table:table-cell table:number-matrix-columns-spanned="1" table:number-matrix-rows-spanned="1" table:formula="of:=SUM(([.O3:.O152]-[.$AA3:.$AA152])^2)^0.5" office:value-type="float"/>
          <table:table-cell table:number-matrix-columns-spanned="1" table:number-matrix-rows-spanned="1" table:formula="of:=SUM(([.P3:.P152]-[.$AB3:.$AB152])^2)^0.5" office:value-type="float"/>
          <table:table-cell table:number-matrix-columns-spanned="1" table:number-matrix-rows-spanned="1" table:formula="of:=SUM(([.Q3:.Q152]-[.$AC3:.$AC152])^2)^0.5" office:value-type="float"/>
          <table:table-cell table:number-matrix-columns-spanned="1" table:number-matrix-rows-spanned="1" table:formula="of:=SUM(([.R3:.R152]-[.$AD3:.$AD152])^2)^0.5" office:value-type="float"/>
          <table:table-cell table:number-matrix-columns-spanned="1" table:number-matrix-rows-spanned="1" table:formula="of:=SUM(([.S3:.S152]-[.$AE3:.$AE152])^2)^0.5" office:value-type="float"/>
          <table:table-cell table:number-matrix-columns-spanned="1" table:number-matrix-rows-spanned="1" table:formula="of:=SUM(([.T3:.T152]-[.$AF3:.$AF152])^2)^0.5" office:value-type="float"/>
          <table:table-cell table:number-matrix-columns-spanned="1" table:number-matrix-rows-spanned="1" table:formula="of:=SUM(([.U3:.U152]-[.$AG3:.$AG152])^2)^0.5" office:value-type="float"/>
          <table:table-cell table:number-matrix-columns-spanned="1" table:number-matrix-rows-spanned="1" table:formula="of:=SUM(([.V3:.V152]-[.$AH3:.$AH152])^2)^0.5" office:value-type="float"/>
          <table:table-cell table:number-matrix-columns-spanned="1" table:number-matrix-rows-spanned="1" table:formula="of:=SUM(([.W3:.W152]-[.$AJ3:.$AJ152])^2)^0.5" office:value-type="float"/>
          <table:table-cell table:number-matrix-columns-spanned="1" table:number-matrix-rows-spanned="1" table:formula="of:=SUM(([.X3:.X152]-[.$AK3:.$AK152])^2)^0.5" office:value-type="float"/>
          <table:table-cell table:number-matrix-columns-spanned="1" table:number-matrix-rows-spanned="1" table:formula="of:=SUM(([.Y3:.Y152]-[.$AL3:.$AL152])^2)^0.5" office:value-type="float"/>
          <table:table-cell table:number-matrix-columns-spanned="1" table:number-matrix-rows-spanned="1" table:formula="of:=SUM(([.Z3:.Z152]-[.$AM3:.$AM15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52]=[.$AA3:.$AA152])" office:value-type="float"/>
          <table:table-cell table:number-matrix-columns-spanned="1" table:number-matrix-rows-spanned="1" table:formula="of:=SUM([.C3:.C152]=[.$AB3:.$AB152])" office:value-type="float"/>
          <table:table-cell table:number-matrix-columns-spanned="1" table:number-matrix-rows-spanned="1" table:formula="of:=SUM([.D3:.D152]=[.$AC3:.$AC152])" office:value-type="float"/>
          <table:table-cell table:number-matrix-columns-spanned="1" table:number-matrix-rows-spanned="1" table:formula="of:=SUM([.E3:.E152]=[.$AD3:.$AD152])" office:value-type="float"/>
          <table:table-cell table:number-matrix-columns-spanned="1" table:number-matrix-rows-spanned="1" table:formula="of:=SUM([.F3:.F152]=[.$AE3:.$AE152])" office:value-type="float"/>
          <table:table-cell table:number-matrix-columns-spanned="1" table:number-matrix-rows-spanned="1" table:formula="of:=SUM([.G3:.G152]=[.$AF3:.$AF152])" office:value-type="float"/>
          <table:table-cell table:number-matrix-columns-spanned="1" table:number-matrix-rows-spanned="1" table:formula="of:=SUM([.H3:.H152]=[.$AG3:.$AG152])" office:value-type="float"/>
          <table:table-cell table:number-matrix-columns-spanned="1" table:number-matrix-rows-spanned="1" table:formula="of:=SUM([.I3:.I152]=[.$AH3:.$AH152])" office:value-type="float"/>
          <table:table-cell table:number-matrix-columns-spanned="1" table:number-matrix-rows-spanned="1" table:formula="of:=SUM([.J3:.J152]=[.$AI3:.$AI152])" office:value-type="float"/>
          <table:table-cell table:number-matrix-columns-spanned="1" table:number-matrix-rows-spanned="1" table:formula="of:=SUM([.K3:.K152]=[.$AJ3:.$AJ152])" office:value-type="float"/>
          <table:table-cell table:number-matrix-columns-spanned="1" table:number-matrix-rows-spanned="1" table:formula="of:=SUM([.L3:.L152]=[.$AK3:.$AK152])" office:value-type="float"/>
          <table:table-cell table:number-matrix-columns-spanned="1" table:number-matrix-rows-spanned="1" table:formula="of:=SUM([.M3:.M152]=[.$AL3:.$AL152])" office:value-type="float"/>
          <table:table-cell table:number-matrix-columns-spanned="1" table:number-matrix-rows-spanned="1" table:formula="of:=SUM([.N3:.N152]=[.$AM3:.$AM152])" office:value-type="float"/>
          <table:table-cell table:number-matrix-columns-spanned="1" table:number-matrix-rows-spanned="1" table:formula="of:=SUM([.O3:.O152]=[.$AA3:.$AA152])" office:value-type="float"/>
          <table:table-cell table:number-matrix-columns-spanned="1" table:number-matrix-rows-spanned="1" table:formula="of:=SUM([.P3:.P152]=[.$AB3:.$AB152])" office:value-type="float"/>
          <table:table-cell table:number-matrix-columns-spanned="1" table:number-matrix-rows-spanned="1" table:formula="of:=SUM([.Q3:.Q152]=[.$AC3:.$AC152])" office:value-type="float"/>
          <table:table-cell table:number-matrix-columns-spanned="1" table:number-matrix-rows-spanned="1" table:formula="of:=SUM([.R3:.R152]=[.$AD3:.$AD152])" office:value-type="float"/>
          <table:table-cell table:number-matrix-columns-spanned="1" table:number-matrix-rows-spanned="1" table:formula="of:=SUM([.S3:.S152]=[.$AE3:.$AE152])" office:value-type="float"/>
          <table:table-cell table:number-matrix-columns-spanned="1" table:number-matrix-rows-spanned="1" table:formula="of:=SUM([.T3:.T152]=[.$AF3:.$AF152])" office:value-type="float"/>
          <table:table-cell table:number-matrix-columns-spanned="1" table:number-matrix-rows-spanned="1" table:formula="of:=SUM([.U3:.U152]=[.$AG3:.$AG152])" office:value-type="float"/>
          <table:table-cell table:number-matrix-columns-spanned="1" table:number-matrix-rows-spanned="1" table:formula="of:=SUM([.V3:.V152]=[.$AH3:.$AH152])" office:value-type="float"/>
          <table:table-cell table:number-matrix-columns-spanned="1" table:number-matrix-rows-spanned="1" table:formula="of:=SUM([.W3:.W152]=[.$AJ3:.$AJ152])" office:value-type="float"/>
          <table:table-cell table:number-matrix-columns-spanned="1" table:number-matrix-rows-spanned="1" table:formula="of:=SUM([.X3:.X152]=[.$AK3:.$AK152])" office:value-type="float"/>
          <table:table-cell table:number-matrix-columns-spanned="1" table:number-matrix-rows-spanned="1" table:formula="of:=SUM([.Y3:.Y152]=[.$AL3:.$AL152])" office:value-type="float"/>
          <table:table-cell table:number-matrix-columns-spanned="1" table:number-matrix-rows-spanned="1" table:formula="of:=SUM([.Z3:.Z152]=[.$AM3:.$AM15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52]&lt;[.$AN3:.$AN152])" office:value-type="float"/>
          <table:table-cell table:number-matrix-columns-spanned="1" table:number-matrix-rows-spanned="1" table:formula="of:=SUM([.C3:.C152]&lt;[.$AO3:.$AO152])" office:value-type="float"/>
          <table:table-cell table:number-matrix-columns-spanned="1" table:number-matrix-rows-spanned="1" table:formula="of:=SUM([.D3:.D152]&lt;[.$AP3:.$AP152])" office:value-type="float"/>
          <table:table-cell table:number-matrix-columns-spanned="1" table:number-matrix-rows-spanned="1" table:formula="of:=SUM([.E3:.E152]&lt;[.$AQ3:.$AQ152])" office:value-type="float"/>
          <table:table-cell table:number-matrix-columns-spanned="1" table:number-matrix-rows-spanned="1" table:formula="of:=SUM([.F3:.F152]&lt;[.$AR3:.$AR152])" office:value-type="float"/>
          <table:table-cell table:number-matrix-columns-spanned="1" table:number-matrix-rows-spanned="1" table:formula="of:=SUM([.G3:.G152]&lt;[.$AS3:.$AS152])" office:value-type="float"/>
          <table:table-cell table:number-matrix-columns-spanned="1" table:number-matrix-rows-spanned="1" table:formula="of:=SUM([.H3:.H152]&lt;[.$AT3:.$AT152])" office:value-type="float"/>
          <table:table-cell table:number-matrix-columns-spanned="1" table:number-matrix-rows-spanned="1" table:formula="of:=SUM([.I3:.I152]&lt;[.$AU3:.$AU152])" office:value-type="float"/>
          <table:table-cell table:number-matrix-columns-spanned="1" table:number-matrix-rows-spanned="1" table:formula="of:=SUM([.J3:.J152]&lt;[.$AV3:.$AV152])" office:value-type="float"/>
          <table:table-cell table:number-matrix-columns-spanned="1" table:number-matrix-rows-spanned="1" table:formula="of:=SUM([.K3:.K152]&lt;[.$AW3:.$AW152])" office:value-type="float"/>
          <table:table-cell table:number-matrix-columns-spanned="1" table:number-matrix-rows-spanned="1" table:formula="of:=SUM([.L3:.L152]&lt;[.$AX3:.$AX152])" office:value-type="float"/>
          <table:table-cell table:number-matrix-columns-spanned="1" table:number-matrix-rows-spanned="1" table:formula="of:=SUM([.M3:.M152]&lt;[.$AY3:.$AY152])" office:value-type="float"/>
          <table:table-cell table:number-matrix-columns-spanned="1" table:number-matrix-rows-spanned="1" table:formula="of:=SUM([.N3:.N152]&lt;[.$AZ3:.$AZ152])" office:value-type="float"/>
          <table:table-cell table:number-matrix-columns-spanned="1" table:number-matrix-rows-spanned="1" table:formula="of:=SUM([.O3:.O152]&lt;[.$AN3:.$AN152])" office:value-type="float"/>
          <table:table-cell table:number-matrix-columns-spanned="1" table:number-matrix-rows-spanned="1" table:formula="of:=SUM([.P3:.P152]&lt;[.$AO3:.$AO152])" office:value-type="float"/>
          <table:table-cell table:number-matrix-columns-spanned="1" table:number-matrix-rows-spanned="1" table:formula="of:=SUM([.Q3:.Q152]&lt;[.$AP3:.$AP152])" office:value-type="float"/>
          <table:table-cell table:number-matrix-columns-spanned="1" table:number-matrix-rows-spanned="1" table:formula="of:=SUM([.R3:.R152]&lt;[.$AQ3:.$AQ152])" office:value-type="float"/>
          <table:table-cell table:number-matrix-columns-spanned="1" table:number-matrix-rows-spanned="1" table:formula="of:=SUM([.S3:.S152]&lt;[.$AR3:.$AR152])" office:value-type="float"/>
          <table:table-cell table:number-matrix-columns-spanned="1" table:number-matrix-rows-spanned="1" table:formula="of:=SUM([.T3:.T152]&lt;[.$AS3:.$AS152])" office:value-type="float"/>
          <table:table-cell table:number-matrix-columns-spanned="1" table:number-matrix-rows-spanned="1" table:formula="of:=SUM([.U3:.U152]&lt;[.$AT3:.$AT152])" office:value-type="float"/>
          <table:table-cell table:number-matrix-columns-spanned="1" table:number-matrix-rows-spanned="1" table:formula="of:=SUM([.V3:.V152]&lt;[.$AU3:.$AU152])" office:value-type="float"/>
          <table:table-cell table:number-matrix-columns-spanned="1" table:number-matrix-rows-spanned="1" table:formula="of:=SUM([.W3:.W152]&lt;[.$AW3:.$AW152])" office:value-type="float"/>
          <table:table-cell table:number-matrix-columns-spanned="1" table:number-matrix-rows-spanned="1" table:formula="of:=SUM([.X3:.X152]&lt;[.$AX3:.$AX152])" office:value-type="float"/>
          <table:table-cell table:number-matrix-columns-spanned="1" table:number-matrix-rows-spanned="1" table:formula="of:=SUM([.Y3:.Y152]&lt;[.$AY3:.$AY152])" office:value-type="float"/>
          <table:table-cell table:number-matrix-columns-spanned="1" table:number-matrix-rows-spanned="1" table:formula="of:=SUM([.Z3:.Z152]&lt;[.$AZ3:.$AZ15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52]&gt;[.$AN3:.$AN152])" office:value-type="float"/>
          <table:table-cell table:number-matrix-columns-spanned="1" table:number-matrix-rows-spanned="1" table:formula="of:=SUM([.C3:.C152]&gt;[.$AO3:.$AO152])" office:value-type="float"/>
          <table:table-cell table:number-matrix-columns-spanned="1" table:number-matrix-rows-spanned="1" table:formula="of:=SUM([.D3:.D152]&gt;[.$AP3:.$AP152])" office:value-type="float"/>
          <table:table-cell table:number-matrix-columns-spanned="1" table:number-matrix-rows-spanned="1" table:formula="of:=SUM([.E3:.E152]&gt;[.$AQ3:.$AQ152])" office:value-type="float"/>
          <table:table-cell table:number-matrix-columns-spanned="1" table:number-matrix-rows-spanned="1" table:formula="of:=SUM([.F3:.F152]&gt;[.$AR3:.$AR152])" office:value-type="float"/>
          <table:table-cell table:number-matrix-columns-spanned="1" table:number-matrix-rows-spanned="1" table:formula="of:=SUM([.G3:.G152]&gt;[.$AS3:.$AS152])" office:value-type="float"/>
          <table:table-cell table:number-matrix-columns-spanned="1" table:number-matrix-rows-spanned="1" table:formula="of:=SUM([.H3:.H152]&gt;[.$AT3:.$AT152])" office:value-type="float"/>
          <table:table-cell table:number-matrix-columns-spanned="1" table:number-matrix-rows-spanned="1" table:formula="of:=SUM([.I3:.I152]&gt;[.$AU3:.$AU152])" office:value-type="float"/>
          <table:table-cell table:number-matrix-columns-spanned="1" table:number-matrix-rows-spanned="1" table:formula="of:=SUM([.J3:.J152]&gt;[.$AV3:.$AV152])" office:value-type="float"/>
          <table:table-cell table:number-matrix-columns-spanned="1" table:number-matrix-rows-spanned="1" table:formula="of:=SUM([.K3:.K152]&gt;[.$AW3:.$AW152])" office:value-type="float"/>
          <table:table-cell table:number-matrix-columns-spanned="1" table:number-matrix-rows-spanned="1" table:formula="of:=SUM([.L3:.L152]&gt;[.$AX3:.$AX152])" office:value-type="float"/>
          <table:table-cell table:number-matrix-columns-spanned="1" table:number-matrix-rows-spanned="1" table:formula="of:=SUM([.M3:.M152]&gt;[.$AY3:.$AY152])" office:value-type="float"/>
          <table:table-cell table:number-matrix-columns-spanned="1" table:number-matrix-rows-spanned="1" table:formula="of:=SUM([.N3:.N152]&gt;[.$AZ3:.$AZ152])" office:value-type="float"/>
          <table:table-cell table:number-matrix-columns-spanned="1" table:number-matrix-rows-spanned="1" table:formula="of:=SUM([.O3:.O152]&gt;[.$AN3:.$AN152])" office:value-type="float"/>
          <table:table-cell table:number-matrix-columns-spanned="1" table:number-matrix-rows-spanned="1" table:formula="of:=SUM([.P3:.P152]&gt;[.$AO3:.$AO152])" office:value-type="float"/>
          <table:table-cell table:number-matrix-columns-spanned="1" table:number-matrix-rows-spanned="1" table:formula="of:=SUM([.Q3:.Q152]&gt;[.$AP3:.$AP152])" office:value-type="float"/>
          <table:table-cell table:number-matrix-columns-spanned="1" table:number-matrix-rows-spanned="1" table:formula="of:=SUM([.R3:.R152]&gt;[.$AQ3:.$AQ152])" office:value-type="float"/>
          <table:table-cell table:number-matrix-columns-spanned="1" table:number-matrix-rows-spanned="1" table:formula="of:=SUM([.S3:.S152]&gt;[.$AR3:.$AR152])" office:value-type="float"/>
          <table:table-cell table:number-matrix-columns-spanned="1" table:number-matrix-rows-spanned="1" table:formula="of:=SUM([.T3:.T152]&gt;[.$AS3:.$AS152])" office:value-type="float"/>
          <table:table-cell table:number-matrix-columns-spanned="1" table:number-matrix-rows-spanned="1" table:formula="of:=SUM([.U3:.U152]&gt;[.$AT3:.$AT152])" office:value-type="float"/>
          <table:table-cell table:number-matrix-columns-spanned="1" table:number-matrix-rows-spanned="1" table:formula="of:=SUM([.V3:.V152]&gt;[.$AU3:.$AU152])" office:value-type="float"/>
          <table:table-cell table:number-matrix-columns-spanned="1" table:number-matrix-rows-spanned="1" table:formula="of:=SUM([.W3:.W152]&gt;[.$AW3:.$AW152])" office:value-type="float"/>
          <table:table-cell table:number-matrix-columns-spanned="1" table:number-matrix-rows-spanned="1" table:formula="of:=SUM([.X3:.X152]&gt;[.$AX3:.$AX152])" office:value-type="float"/>
          <table:table-cell table:number-matrix-columns-spanned="1" table:number-matrix-rows-spanned="1" table:formula="of:=SUM([.Y3:.Y152]&gt;[.$AY3:.$AY152])" office:value-type="float"/>
          <table:table-cell table:number-matrix-columns-spanned="1" table:number-matrix-rows-spanned="1" table:formula="of:=SUM([.Z3:.Z152]&gt;[.$AZ3:.$AZ15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52]=[.$BA3:.$BA152])" office:value-type="float"/>
          <table:table-cell table:number-matrix-columns-spanned="1" table:number-matrix-rows-spanned="1" table:formula="of:=SUM([.C3:.C152]=[.$BB3:.$BB152])" office:value-type="float"/>
          <table:table-cell table:number-matrix-columns-spanned="1" table:number-matrix-rows-spanned="1" table:formula="of:=SUM([.D3:.D152]=[.$BC3:.$BC152])" office:value-type="float"/>
          <table:table-cell table:number-matrix-columns-spanned="1" table:number-matrix-rows-spanned="1" table:formula="of:=SUM([.E3:.E152]=[.$BD3:.$BD152])" office:value-type="float"/>
          <table:table-cell table:number-matrix-columns-spanned="1" table:number-matrix-rows-spanned="1" table:formula="of:=SUM([.F3:.F152]=[.$BE3:.$BE152])" office:value-type="float"/>
          <table:table-cell table:number-matrix-columns-spanned="1" table:number-matrix-rows-spanned="1" table:formula="of:=SUM([.G3:.G152]=[.$BF3:.$BF152])" office:value-type="float"/>
          <table:table-cell table:number-matrix-columns-spanned="1" table:number-matrix-rows-spanned="1" table:formula="of:=SUM([.H3:.H152]=[.$BG3:.$BG152])" office:value-type="float"/>
          <table:table-cell table:number-matrix-columns-spanned="1" table:number-matrix-rows-spanned="1" table:formula="of:=SUM([.I3:.I152]=[.$BH3:.$BH152])" office:value-type="float"/>
          <table:table-cell table:number-matrix-columns-spanned="1" table:number-matrix-rows-spanned="1" table:formula="of:=SUM([.J3:.J152]=[.$BI3:.$BI152])" office:value-type="float"/>
          <table:table-cell table:number-matrix-columns-spanned="1" table:number-matrix-rows-spanned="1" table:formula="of:=SUM([.K3:.K152]=[.$BJ3:.$BJ152])" office:value-type="float"/>
          <table:table-cell table:number-matrix-columns-spanned="1" table:number-matrix-rows-spanned="1" table:formula="of:=SUM([.L3:.L152]=[.$BK3:.$BK152])" office:value-type="float"/>
          <table:table-cell table:number-matrix-columns-spanned="1" table:number-matrix-rows-spanned="1" table:formula="of:=SUM([.M3:.M152]=[.$BL3:.$BL152])" office:value-type="float"/>
          <table:table-cell table:number-matrix-columns-spanned="1" table:number-matrix-rows-spanned="1" table:formula="of:=SUM([.N3:.N152]=[.$BM3:.$BM152])" office:value-type="float"/>
          <table:table-cell table:number-matrix-columns-spanned="1" table:number-matrix-rows-spanned="1" table:formula="of:=SUM([.O3:.O152]=[.$BA3:.$BA152])" office:value-type="float"/>
          <table:table-cell table:number-matrix-columns-spanned="1" table:number-matrix-rows-spanned="1" table:formula="of:=SUM([.P3:.P152]=[.$BB3:.$BB152])" office:value-type="float"/>
          <table:table-cell table:number-matrix-columns-spanned="1" table:number-matrix-rows-spanned="1" table:formula="of:=SUM([.Q3:.Q152]=[.$BC3:.$BC152])" office:value-type="float"/>
          <table:table-cell table:number-matrix-columns-spanned="1" table:number-matrix-rows-spanned="1" table:formula="of:=SUM([.R3:.R152]=[.$BD3:.$BD152])" office:value-type="float"/>
          <table:table-cell table:number-matrix-columns-spanned="1" table:number-matrix-rows-spanned="1" table:formula="of:=SUM([.S3:.S152]=[.$BE3:.$BE152])" office:value-type="float"/>
          <table:table-cell table:number-matrix-columns-spanned="1" table:number-matrix-rows-spanned="1" table:formula="of:=SUM([.T3:.T152]=[.$BF3:.$BF152])" office:value-type="float"/>
          <table:table-cell table:number-matrix-columns-spanned="1" table:number-matrix-rows-spanned="1" table:formula="of:=SUM([.U3:.U152]=[.$BG3:.$BG152])" office:value-type="float"/>
          <table:table-cell table:number-matrix-columns-spanned="1" table:number-matrix-rows-spanned="1" table:formula="of:=SUM([.V3:.V152]=[.$BH3:.$BH152])" office:value-type="float"/>
          <table:table-cell table:number-matrix-columns-spanned="1" table:number-matrix-rows-spanned="1" table:formula="of:=SUM([.W3:.W152]=[.$BJ3:.$BJ152])" office:value-type="float"/>
          <table:table-cell table:number-matrix-columns-spanned="1" table:number-matrix-rows-spanned="1" table:formula="of:=SUM([.X3:.X152]=[.$BK3:.$BK152])" office:value-type="float"/>
          <table:table-cell table:number-matrix-columns-spanned="1" table:number-matrix-rows-spanned="1" table:formula="of:=SUM([.Y3:.Y152]=[.$BL3:.$BL152])" office:value-type="float"/>
          <table:table-cell table:number-matrix-columns-spanned="1" table:number-matrix-rows-spanned="1" table:formula="of:=SUM([.Z3:.Z152]=[.$BM3:.$BM15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row table:style-name="ro1">
          <table:table-cell office:value-type="string">
            <text:p/>
          </table:table-cell>
          <table:table-cell office:value-type="string">
            <text:p>run-benchmark-1/hclasp-2-basi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n-benchmark-1/clasp-vsid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domain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freecell.freecell-2-1.asp</text:p>
          </table:table-cell>
          <table:table-cell table:formula="of:=AVERAGE([Instances.B3:Instances.B17])" office:value-type="float"/>
          <table:table-cell table:formula="of:=AVERAGE([Instances.C3:Instances.C17])" office:value-type="float"/>
          <table:table-cell table:formula="of:=AVERAGE([Instances.D3:Instances.D17])" office:value-type="float"/>
          <table:table-cell table:formula="of:=AVERAGE([Instances.E3:Instances.E17])" office:value-type="float"/>
          <table:table-cell table:formula="of:=SUM([Instances.F3:Instances.F17])" office:value-type="float"/>
          <table:table-cell table:formula="of:=AVERAGE([Instances.G3:Instances.G17])" office:value-type="float"/>
          <table:table-cell table:formula="of:=AVERAGE([Instances.H3:Instances.H17])" office:value-type="float"/>
          <table:table-cell table:formula="of:=AVERAGE([Instances.I3:Instances.I17])" office:value-type="float"/>
          <table:table-cell table:formula="of:=AVERAGE([Instances.J3:Instances.J17])" office:value-type="float"/>
          <table:table-cell table:formula="of:=AVERAGE([Instances.K3:Instances.K17])" office:value-type="float"/>
          <table:table-cell table:formula="of:=AVERAGE([Instances.L3:Instances.L17])" office:value-type="float"/>
          <table:table-cell table:formula="of:=AVERAGE([Instances.M3:Instances.M17])" office:value-type="float"/>
          <table:table-cell table:formula="of:=AVERAGE([Instances.N3:Instances.N17])" office:value-type="float"/>
          <table:table-cell table:formula="of:=AVERAGE([Instances.O3:Instances.O17])" office:value-type="float"/>
          <table:table-cell table:formula="of:=AVERAGE([Instances.P3:Instances.P17])" office:value-type="float"/>
          <table:table-cell table:formula="of:=AVERAGE([Instances.Q3:Instances.Q17])" office:value-type="float"/>
          <table:table-cell table:formula="of:=AVERAGE([Instances.R3:Instances.R17])" office:value-type="float"/>
          <table:table-cell table:formula="of:=SUM([Instances.S3:Instances.S17])" office:value-type="float"/>
          <table:table-cell table:formula="of:=AVERAGE([Instances.T3:Instances.T17])" office:value-type="float"/>
          <table:table-cell table:formula="of:=AVERAGE([Instances.U3:Instances.U17])" office:value-type="float"/>
          <table:table-cell table:formula="of:=AVERAGE([Instances.V3:Instances.V17])" office:value-type="float"/>
          <table:table-cell table:formula="of:=AVERAGE([Instances.W3:Instances.W17])" office:value-type="float"/>
          <table:table-cell table:formula="of:=AVERAGE([Instances.X3:Instances.X17])" office:value-type="float"/>
          <table:table-cell table:formula="of:=AVERAGE([Instances.Y3:Instances.Y17])" office:value-type="float"/>
          <table:table-cell table:formula="of:=AVERAGE([Instances.Z3:Instances.Z17])" office:value-type="float"/>
          <table:table-cell table:formula="of:=MIN([.$B3];[.$O3])" office:value-type="float"/>
          <table:table-cell table:formula="of:=MIN([.$C3];[.$P3])" office:value-type="float"/>
          <table:table-cell table:formula="of:=MIN([.$D3];[.$Q3])" office:value-type="float"/>
          <table:table-cell table:formula="of:=MIN([.$E3];[.$R3])" office:value-type="float"/>
          <table:table-cell table:formula="of:=MIN([.$F3];[.$S3])" office:value-type="float"/>
          <table:table-cell table:formula="of:=MIN([.$G3];[.$T3])" office:value-type="float"/>
          <table:table-cell table:formula="of:=MIN([.$H3];[.$U3])" office:value-type="float"/>
          <table:table-cell table:formula="of:=MIN([.$I3];[.$V3])" office:value-type="float"/>
          <table:table-cell table:formula="of:=MIN([.$J3])" office:value-type="float"/>
          <table:table-cell table:formula="of:=MIN([.$K3];[.$W3])" office:value-type="float"/>
          <table:table-cell table:formula="of:=MIN([.$L3];[.$X3])" office:value-type="float"/>
          <table:table-cell table:formula="of:=MIN([.$M3];[.$Y3])" office:value-type="float"/>
          <table:table-cell table:formula="of:=MIN([.$N3];[.$Z3])" office:value-type="float"/>
          <table:table-cell table:formula="of:=MEDIAN([.$B3];[.$O3])" office:value-type="float"/>
          <table:table-cell table:formula="of:=MEDIAN([.$C3];[.$P3])" office:value-type="float"/>
          <table:table-cell table:formula="of:=MEDIAN([.$D3];[.$Q3])" office:value-type="float"/>
          <table:table-cell table:formula="of:=MEDIAN([.$E3];[.$R3])" office:value-type="float"/>
          <table:table-cell table:formula="of:=MEDIAN([.$F3];[.$S3])" office:value-type="float"/>
          <table:table-cell table:formula="of:=MEDIAN([.$G3];[.$T3])" office:value-type="float"/>
          <table:table-cell table:formula="of:=MEDIAN([.$H3];[.$U3])" office:value-type="float"/>
          <table:table-cell table:formula="of:=MEDIAN([.$I3];[.$V3])" office:value-type="float"/>
          <table:table-cell table:formula="of:=MEDIAN([.$J3])" office:value-type="float"/>
          <table:table-cell table:formula="of:=MEDIAN([.$K3];[.$W3])" office:value-type="float"/>
          <table:table-cell table:formula="of:=MEDIAN([.$L3];[.$X3])" office:value-type="float"/>
          <table:table-cell table:formula="of:=MEDIAN([.$M3];[.$Y3])" office:value-type="float"/>
          <table:table-cell table:formula="of:=MEDIAN([.$N3];[.$Z3])" office:value-type="float"/>
          <table:table-cell table:formula="of:=MAX([.$B3];[.$O3])" office:value-type="float"/>
          <table:table-cell table:formula="of:=MAX([.$C3];[.$P3])" office:value-type="float"/>
          <table:table-cell table:formula="of:=MAX([.$D3];[.$Q3])" office:value-type="float"/>
          <table:table-cell table:formula="of:=MAX([.$E3];[.$R3])" office:value-type="float"/>
          <table:table-cell table:formula="of:=MAX([.$F3];[.$S3])" office:value-type="float"/>
          <table:table-cell table:formula="of:=MAX([.$G3];[.$T3])" office:value-type="float"/>
          <table:table-cell table:formula="of:=MAX([.$H3];[.$U3])" office:value-type="float"/>
          <table:table-cell table:formula="of:=MAX([.$I3];[.$V3])" office:value-type="float"/>
          <table:table-cell table:formula="of:=MAX([.$J3])" office:value-type="float"/>
          <table:table-cell table:formula="of:=MAX([.$K3];[.$W3])" office:value-type="float"/>
          <table:table-cell table:formula="of:=MAX([.$L3];[.$X3])" office:value-type="float"/>
          <table:table-cell table:formula="of:=MAX([.$M3];[.$Y3])" office:value-type="float"/>
          <table:table-cell table:formula="of:=MAX([.$N3];[.$Z3])" office:value-type="float"/>
        </table:table-row>
        <table:table-row table:style-name="ro1">
          <table:table-cell office:value-type="string">
            <text:p>freecell.freecell-2-2.asp</text:p>
          </table:table-cell>
          <table:table-cell table:formula="of:=AVERAGE([Instances.B18:Instances.B32])" office:value-type="float"/>
          <table:table-cell table:formula="of:=AVERAGE([Instances.C18:Instances.C32])" office:value-type="float"/>
          <table:table-cell table:formula="of:=AVERAGE([Instances.D18:Instances.D32])" office:value-type="float"/>
          <table:table-cell table:formula="of:=AVERAGE([Instances.E18:Instances.E32])" office:value-type="float"/>
          <table:table-cell table:formula="of:=SUM([Instances.F18:Instances.F32])" office:value-type="float"/>
          <table:table-cell table:formula="of:=AVERAGE([Instances.G18:Instances.G32])" office:value-type="float"/>
          <table:table-cell table:formula="of:=AVERAGE([Instances.H18:Instances.H32])" office:value-type="float"/>
          <table:table-cell table:formula="of:=AVERAGE([Instances.I18:Instances.I32])" office:value-type="float"/>
          <table:table-cell table:formula="of:=AVERAGE([Instances.J18:Instances.J32])" office:value-type="float"/>
          <table:table-cell table:formula="of:=AVERAGE([Instances.K18:Instances.K32])" office:value-type="float"/>
          <table:table-cell table:formula="of:=AVERAGE([Instances.L18:Instances.L32])" office:value-type="float"/>
          <table:table-cell table:formula="of:=AVERAGE([Instances.M18:Instances.M32])" office:value-type="float"/>
          <table:table-cell table:formula="of:=AVERAGE([Instances.N18:Instances.N32])" office:value-type="float"/>
          <table:table-cell table:formula="of:=AVERAGE([Instances.O18:Instances.O32])" office:value-type="float"/>
          <table:table-cell table:formula="of:=AVERAGE([Instances.P18:Instances.P32])" office:value-type="float"/>
          <table:table-cell table:formula="of:=AVERAGE([Instances.Q18:Instances.Q32])" office:value-type="float"/>
          <table:table-cell table:formula="of:=AVERAGE([Instances.R18:Instances.R32])" office:value-type="float"/>
          <table:table-cell table:formula="of:=SUM([Instances.S18:Instances.S32])" office:value-type="float"/>
          <table:table-cell table:formula="of:=AVERAGE([Instances.T18:Instances.T32])" office:value-type="float"/>
          <table:table-cell table:formula="of:=AVERAGE([Instances.U18:Instances.U32])" office:value-type="float"/>
          <table:table-cell table:formula="of:=AVERAGE([Instances.V18:Instances.V32])" office:value-type="float"/>
          <table:table-cell table:formula="of:=AVERAGE([Instances.W18:Instances.W32])" office:value-type="float"/>
          <table:table-cell table:formula="of:=AVERAGE([Instances.X18:Instances.X32])" office:value-type="float"/>
          <table:table-cell table:formula="of:=AVERAGE([Instances.Y18:Instances.Y32])" office:value-type="float"/>
          <table:table-cell table:formula="of:=AVERAGE([Instances.Z18:Instances.Z32])" office:value-type="float"/>
          <table:table-cell table:formula="of:=MIN([.$B4];[.$O4])" office:value-type="float"/>
          <table:table-cell table:formula="of:=MIN([.$C4];[.$P4])" office:value-type="float"/>
          <table:table-cell table:formula="of:=MIN([.$D4];[.$Q4])" office:value-type="float"/>
          <table:table-cell table:formula="of:=MIN([.$E4];[.$R4])" office:value-type="float"/>
          <table:table-cell table:formula="of:=MIN([.$F4];[.$S4])" office:value-type="float"/>
          <table:table-cell table:formula="of:=MIN([.$G4];[.$T4])" office:value-type="float"/>
          <table:table-cell table:formula="of:=MIN([.$H4];[.$U4])" office:value-type="float"/>
          <table:table-cell table:formula="of:=MIN([.$I4];[.$V4])" office:value-type="float"/>
          <table:table-cell table:formula="of:=MIN([.$J4])" office:value-type="float"/>
          <table:table-cell table:formula="of:=MIN([.$K4];[.$W4])" office:value-type="float"/>
          <table:table-cell table:formula="of:=MIN([.$L4];[.$X4])" office:value-type="float"/>
          <table:table-cell table:formula="of:=MIN([.$M4];[.$Y4])" office:value-type="float"/>
          <table:table-cell table:formula="of:=MIN([.$N4];[.$Z4])" office:value-type="float"/>
          <table:table-cell table:formula="of:=MEDIAN([.$B4];[.$O4])" office:value-type="float"/>
          <table:table-cell table:formula="of:=MEDIAN([.$C4];[.$P4])" office:value-type="float"/>
          <table:table-cell table:formula="of:=MEDIAN([.$D4];[.$Q4])" office:value-type="float"/>
          <table:table-cell table:formula="of:=MEDIAN([.$E4];[.$R4])" office:value-type="float"/>
          <table:table-cell table:formula="of:=MEDIAN([.$F4];[.$S4])" office:value-type="float"/>
          <table:table-cell table:formula="of:=MEDIAN([.$G4];[.$T4])" office:value-type="float"/>
          <table:table-cell table:formula="of:=MEDIAN([.$H4];[.$U4])" office:value-type="float"/>
          <table:table-cell table:formula="of:=MEDIAN([.$I4];[.$V4])" office:value-type="float"/>
          <table:table-cell table:formula="of:=MEDIAN([.$J4])" office:value-type="float"/>
          <table:table-cell table:formula="of:=MEDIAN([.$K4];[.$W4])" office:value-type="float"/>
          <table:table-cell table:formula="of:=MEDIAN([.$L4];[.$X4])" office:value-type="float"/>
          <table:table-cell table:formula="of:=MEDIAN([.$M4];[.$Y4])" office:value-type="float"/>
          <table:table-cell table:formula="of:=MEDIAN([.$N4];[.$Z4])" office:value-type="float"/>
          <table:table-cell table:formula="of:=MAX([.$B4];[.$O4])" office:value-type="float"/>
          <table:table-cell table:formula="of:=MAX([.$C4];[.$P4])" office:value-type="float"/>
          <table:table-cell table:formula="of:=MAX([.$D4];[.$Q4])" office:value-type="float"/>
          <table:table-cell table:formula="of:=MAX([.$E4];[.$R4])" office:value-type="float"/>
          <table:table-cell table:formula="of:=MAX([.$F4];[.$S4])" office:value-type="float"/>
          <table:table-cell table:formula="of:=MAX([.$G4];[.$T4])" office:value-type="float"/>
          <table:table-cell table:formula="of:=MAX([.$H4];[.$U4])" office:value-type="float"/>
          <table:table-cell table:formula="of:=MAX([.$I4];[.$V4])" office:value-type="float"/>
          <table:table-cell table:formula="of:=MAX([.$J4])" office:value-type="float"/>
          <table:table-cell table:formula="of:=MAX([.$K4];[.$W4])" office:value-type="float"/>
          <table:table-cell table:formula="of:=MAX([.$L4];[.$X4])" office:value-type="float"/>
          <table:table-cell table:formula="of:=MAX([.$M4];[.$Y4])" office:value-type="float"/>
          <table:table-cell table:formula="of:=MAX([.$N4];[.$Z4])" office:value-type="float"/>
        </table:table-row>
        <table:table-row table:style-name="ro1">
          <table:table-cell office:value-type="string">
            <text:p>freecell.freecell-2-3.asp</text:p>
          </table:table-cell>
          <table:table-cell table:formula="of:=AVERAGE([Instances.B33:Instances.B47])" office:value-type="float"/>
          <table:table-cell table:formula="of:=AVERAGE([Instances.C33:Instances.C47])" office:value-type="float"/>
          <table:table-cell table:formula="of:=AVERAGE([Instances.D33:Instances.D47])" office:value-type="float"/>
          <table:table-cell table:formula="of:=AVERAGE([Instances.E33:Instances.E47])" office:value-type="float"/>
          <table:table-cell table:formula="of:=SUM([Instances.F33:Instances.F47])" office:value-type="float"/>
          <table:table-cell table:formula="of:=AVERAGE([Instances.G33:Instances.G47])" office:value-type="float"/>
          <table:table-cell table:formula="of:=AVERAGE([Instances.H33:Instances.H47])" office:value-type="float"/>
          <table:table-cell table:formula="of:=AVERAGE([Instances.I33:Instances.I47])" office:value-type="float"/>
          <table:table-cell table:formula="of:=AVERAGE([Instances.J33:Instances.J47])" office:value-type="float"/>
          <table:table-cell table:formula="of:=AVERAGE([Instances.K33:Instances.K47])" office:value-type="float"/>
          <table:table-cell table:formula="of:=AVERAGE([Instances.L33:Instances.L47])" office:value-type="float"/>
          <table:table-cell table:formula="of:=AVERAGE([Instances.M33:Instances.M47])" office:value-type="float"/>
          <table:table-cell table:formula="of:=AVERAGE([Instances.N33:Instances.N47])" office:value-type="float"/>
          <table:table-cell table:formula="of:=AVERAGE([Instances.O33:Instances.O47])" office:value-type="float"/>
          <table:table-cell table:formula="of:=AVERAGE([Instances.P33:Instances.P47])" office:value-type="float"/>
          <table:table-cell table:formula="of:=AVERAGE([Instances.Q33:Instances.Q47])" office:value-type="float"/>
          <table:table-cell table:formula="of:=AVERAGE([Instances.R33:Instances.R47])" office:value-type="float"/>
          <table:table-cell table:formula="of:=SUM([Instances.S33:Instances.S47])" office:value-type="float"/>
          <table:table-cell table:formula="of:=AVERAGE([Instances.T33:Instances.T47])" office:value-type="float"/>
          <table:table-cell table:formula="of:=AVERAGE([Instances.U33:Instances.U47])" office:value-type="float"/>
          <table:table-cell table:formula="of:=AVERAGE([Instances.V33:Instances.V47])" office:value-type="float"/>
          <table:table-cell table:formula="of:=AVERAGE([Instances.W33:Instances.W47])" office:value-type="float"/>
          <table:table-cell table:formula="of:=AVERAGE([Instances.X33:Instances.X47])" office:value-type="float"/>
          <table:table-cell table:formula="of:=AVERAGE([Instances.Y33:Instances.Y47])" office:value-type="float"/>
          <table:table-cell table:formula="of:=AVERAGE([Instances.Z33:Instances.Z47])" office:value-type="float"/>
          <table:table-cell table:formula="of:=MIN([.$B5];[.$O5])" office:value-type="float"/>
          <table:table-cell table:formula="of:=MIN([.$C5];[.$P5])" office:value-type="float"/>
          <table:table-cell table:formula="of:=MIN([.$D5];[.$Q5])" office:value-type="float"/>
          <table:table-cell table:formula="of:=MIN([.$E5];[.$R5])" office:value-type="float"/>
          <table:table-cell table:formula="of:=MIN([.$F5];[.$S5])" office:value-type="float"/>
          <table:table-cell table:formula="of:=MIN([.$G5];[.$T5])" office:value-type="float"/>
          <table:table-cell table:formula="of:=MIN([.$H5];[.$U5])" office:value-type="float"/>
          <table:table-cell table:formula="of:=MIN([.$I5];[.$V5])" office:value-type="float"/>
          <table:table-cell table:formula="of:=MIN([.$J5])" office:value-type="float"/>
          <table:table-cell table:formula="of:=MIN([.$K5];[.$W5])" office:value-type="float"/>
          <table:table-cell table:formula="of:=MIN([.$L5];[.$X5])" office:value-type="float"/>
          <table:table-cell table:formula="of:=MIN([.$M5];[.$Y5])" office:value-type="float"/>
          <table:table-cell table:formula="of:=MIN([.$N5];[.$Z5])" office:value-type="float"/>
          <table:table-cell table:formula="of:=MEDIAN([.$B5];[.$O5])" office:value-type="float"/>
          <table:table-cell table:formula="of:=MEDIAN([.$C5];[.$P5])" office:value-type="float"/>
          <table:table-cell table:formula="of:=MEDIAN([.$D5];[.$Q5])" office:value-type="float"/>
          <table:table-cell table:formula="of:=MEDIAN([.$E5];[.$R5])" office:value-type="float"/>
          <table:table-cell table:formula="of:=MEDIAN([.$F5];[.$S5])" office:value-type="float"/>
          <table:table-cell table:formula="of:=MEDIAN([.$G5];[.$T5])" office:value-type="float"/>
          <table:table-cell table:formula="of:=MEDIAN([.$H5];[.$U5])" office:value-type="float"/>
          <table:table-cell table:formula="of:=MEDIAN([.$I5];[.$V5])" office:value-type="float"/>
          <table:table-cell table:formula="of:=MEDIAN([.$J5])" office:value-type="float"/>
          <table:table-cell table:formula="of:=MEDIAN([.$K5];[.$W5])" office:value-type="float"/>
          <table:table-cell table:formula="of:=MEDIAN([.$L5];[.$X5])" office:value-type="float"/>
          <table:table-cell table:formula="of:=MEDIAN([.$M5];[.$Y5])" office:value-type="float"/>
          <table:table-cell table:formula="of:=MEDIAN([.$N5];[.$Z5])" office:value-type="float"/>
          <table:table-cell table:formula="of:=MAX([.$B5];[.$O5])" office:value-type="float"/>
          <table:table-cell table:formula="of:=MAX([.$C5];[.$P5])" office:value-type="float"/>
          <table:table-cell table:formula="of:=MAX([.$D5];[.$Q5])" office:value-type="float"/>
          <table:table-cell table:formula="of:=MAX([.$E5];[.$R5])" office:value-type="float"/>
          <table:table-cell table:formula="of:=MAX([.$F5];[.$S5])" office:value-type="float"/>
          <table:table-cell table:formula="of:=MAX([.$G5];[.$T5])" office:value-type="float"/>
          <table:table-cell table:formula="of:=MAX([.$H5];[.$U5])" office:value-type="float"/>
          <table:table-cell table:formula="of:=MAX([.$I5];[.$V5])" office:value-type="float"/>
          <table:table-cell table:formula="of:=MAX([.$J5])" office:value-type="float"/>
          <table:table-cell table:formula="of:=MAX([.$K5];[.$W5])" office:value-type="float"/>
          <table:table-cell table:formula="of:=MAX([.$L5];[.$X5])" office:value-type="float"/>
          <table:table-cell table:formula="of:=MAX([.$M5];[.$Y5])" office:value-type="float"/>
          <table:table-cell table:formula="of:=MAX([.$N5];[.$Z5])" office:value-type="float"/>
        </table:table-row>
        <table:table-row table:style-name="ro1">
          <table:table-cell office:value-type="string">
            <text:p>freecell.freecell-2-4.asp</text:p>
          </table:table-cell>
          <table:table-cell table:formula="of:=AVERAGE([Instances.B48:Instances.B62])" office:value-type="float"/>
          <table:table-cell table:formula="of:=AVERAGE([Instances.C48:Instances.C62])" office:value-type="float"/>
          <table:table-cell table:formula="of:=AVERAGE([Instances.D48:Instances.D62])" office:value-type="float"/>
          <table:table-cell table:formula="of:=AVERAGE([Instances.E48:Instances.E62])" office:value-type="float"/>
          <table:table-cell table:formula="of:=SUM([Instances.F48:Instances.F62])" office:value-type="float"/>
          <table:table-cell table:formula="of:=AVERAGE([Instances.G48:Instances.G62])" office:value-type="float"/>
          <table:table-cell table:formula="of:=AVERAGE([Instances.H48:Instances.H62])" office:value-type="float"/>
          <table:table-cell table:formula="of:=AVERAGE([Instances.I48:Instances.I62])" office:value-type="float"/>
          <table:table-cell table:formula="of:=AVERAGE([Instances.J48:Instances.J62])" office:value-type="float"/>
          <table:table-cell table:formula="of:=AVERAGE([Instances.K48:Instances.K62])" office:value-type="float"/>
          <table:table-cell table:formula="of:=AVERAGE([Instances.L48:Instances.L62])" office:value-type="float"/>
          <table:table-cell table:formula="of:=AVERAGE([Instances.M48:Instances.M62])" office:value-type="float"/>
          <table:table-cell table:formula="of:=AVERAGE([Instances.N48:Instances.N62])" office:value-type="float"/>
          <table:table-cell table:formula="of:=AVERAGE([Instances.O48:Instances.O62])" office:value-type="float"/>
          <table:table-cell table:formula="of:=AVERAGE([Instances.P48:Instances.P62])" office:value-type="float"/>
          <table:table-cell table:formula="of:=AVERAGE([Instances.Q48:Instances.Q62])" office:value-type="float"/>
          <table:table-cell table:formula="of:=AVERAGE([Instances.R48:Instances.R62])" office:value-type="float"/>
          <table:table-cell table:formula="of:=SUM([Instances.S48:Instances.S62])" office:value-type="float"/>
          <table:table-cell table:formula="of:=AVERAGE([Instances.T48:Instances.T62])" office:value-type="float"/>
          <table:table-cell table:formula="of:=AVERAGE([Instances.U48:Instances.U62])" office:value-type="float"/>
          <table:table-cell table:formula="of:=AVERAGE([Instances.V48:Instances.V62])" office:value-type="float"/>
          <table:table-cell table:formula="of:=AVERAGE([Instances.W48:Instances.W62])" office:value-type="float"/>
          <table:table-cell table:formula="of:=AVERAGE([Instances.X48:Instances.X62])" office:value-type="float"/>
          <table:table-cell table:formula="of:=AVERAGE([Instances.Y48:Instances.Y62])" office:value-type="float"/>
          <table:table-cell table:formula="of:=AVERAGE([Instances.Z48:Instances.Z62])" office:value-type="float"/>
          <table:table-cell table:formula="of:=MIN([.$B6];[.$O6])" office:value-type="float"/>
          <table:table-cell table:formula="of:=MIN([.$C6];[.$P6])" office:value-type="float"/>
          <table:table-cell table:formula="of:=MIN([.$D6];[.$Q6])" office:value-type="float"/>
          <table:table-cell table:formula="of:=MIN([.$E6];[.$R6])" office:value-type="float"/>
          <table:table-cell table:formula="of:=MIN([.$F6];[.$S6])" office:value-type="float"/>
          <table:table-cell table:formula="of:=MIN([.$G6];[.$T6])" office:value-type="float"/>
          <table:table-cell table:formula="of:=MIN([.$H6];[.$U6])" office:value-type="float"/>
          <table:table-cell table:formula="of:=MIN([.$I6];[.$V6])" office:value-type="float"/>
          <table:table-cell table:formula="of:=MIN([.$J6])" office:value-type="float"/>
          <table:table-cell table:formula="of:=MIN([.$K6];[.$W6])" office:value-type="float"/>
          <table:table-cell table:formula="of:=MIN([.$L6];[.$X6])" office:value-type="float"/>
          <table:table-cell table:formula="of:=MIN([.$M6];[.$Y6])" office:value-type="float"/>
          <table:table-cell table:formula="of:=MIN([.$N6];[.$Z6])" office:value-type="float"/>
          <table:table-cell table:formula="of:=MEDIAN([.$B6];[.$O6])" office:value-type="float"/>
          <table:table-cell table:formula="of:=MEDIAN([.$C6];[.$P6])" office:value-type="float"/>
          <table:table-cell table:formula="of:=MEDIAN([.$D6];[.$Q6])" office:value-type="float"/>
          <table:table-cell table:formula="of:=MEDIAN([.$E6];[.$R6])" office:value-type="float"/>
          <table:table-cell table:formula="of:=MEDIAN([.$F6];[.$S6])" office:value-type="float"/>
          <table:table-cell table:formula="of:=MEDIAN([.$G6];[.$T6])" office:value-type="float"/>
          <table:table-cell table:formula="of:=MEDIAN([.$H6];[.$U6])" office:value-type="float"/>
          <table:table-cell table:formula="of:=MEDIAN([.$I6];[.$V6])" office:value-type="float"/>
          <table:table-cell table:formula="of:=MEDIAN([.$J6])" office:value-type="float"/>
          <table:table-cell table:formula="of:=MEDIAN([.$K6];[.$W6])" office:value-type="float"/>
          <table:table-cell table:formula="of:=MEDIAN([.$L6];[.$X6])" office:value-type="float"/>
          <table:table-cell table:formula="of:=MEDIAN([.$M6];[.$Y6])" office:value-type="float"/>
          <table:table-cell table:formula="of:=MEDIAN([.$N6];[.$Z6])" office:value-type="float"/>
          <table:table-cell table:formula="of:=MAX([.$B6];[.$O6])" office:value-type="float"/>
          <table:table-cell table:formula="of:=MAX([.$C6];[.$P6])" office:value-type="float"/>
          <table:table-cell table:formula="of:=MAX([.$D6];[.$Q6])" office:value-type="float"/>
          <table:table-cell table:formula="of:=MAX([.$E6];[.$R6])" office:value-type="float"/>
          <table:table-cell table:formula="of:=MAX([.$F6];[.$S6])" office:value-type="float"/>
          <table:table-cell table:formula="of:=MAX([.$G6];[.$T6])" office:value-type="float"/>
          <table:table-cell table:formula="of:=MAX([.$H6];[.$U6])" office:value-type="float"/>
          <table:table-cell table:formula="of:=MAX([.$I6];[.$V6])" office:value-type="float"/>
          <table:table-cell table:formula="of:=MAX([.$J6])" office:value-type="float"/>
          <table:table-cell table:formula="of:=MAX([.$K6];[.$W6])" office:value-type="float"/>
          <table:table-cell table:formula="of:=MAX([.$L6];[.$X6])" office:value-type="float"/>
          <table:table-cell table:formula="of:=MAX([.$M6];[.$Y6])" office:value-type="float"/>
          <table:table-cell table:formula="of:=MAX([.$N6];[.$Z6])" office:value-type="float"/>
        </table:table-row>
        <table:table-row table:style-name="ro1">
          <table:table-cell office:value-type="string">
            <text:p>freecell.freecell-2-5.asp</text:p>
          </table:table-cell>
          <table:table-cell table:formula="of:=AVERAGE([Instances.B63:Instances.B77])" office:value-type="float"/>
          <table:table-cell table:formula="of:=AVERAGE([Instances.C63:Instances.C77])" office:value-type="float"/>
          <table:table-cell table:formula="of:=AVERAGE([Instances.D63:Instances.D77])" office:value-type="float"/>
          <table:table-cell table:formula="of:=AVERAGE([Instances.E63:Instances.E77])" office:value-type="float"/>
          <table:table-cell table:formula="of:=SUM([Instances.F63:Instances.F77])" office:value-type="float"/>
          <table:table-cell table:formula="of:=AVERAGE([Instances.G63:Instances.G77])" office:value-type="float"/>
          <table:table-cell table:formula="of:=AVERAGE([Instances.H63:Instances.H77])" office:value-type="float"/>
          <table:table-cell table:formula="of:=AVERAGE([Instances.I63:Instances.I77])" office:value-type="float"/>
          <table:table-cell table:formula="of:=AVERAGE([Instances.J63:Instances.J77])" office:value-type="float"/>
          <table:table-cell table:formula="of:=AVERAGE([Instances.K63:Instances.K77])" office:value-type="float"/>
          <table:table-cell table:formula="of:=AVERAGE([Instances.L63:Instances.L77])" office:value-type="float"/>
          <table:table-cell table:formula="of:=AVERAGE([Instances.M63:Instances.M77])" office:value-type="float"/>
          <table:table-cell table:formula="of:=AVERAGE([Instances.N63:Instances.N77])" office:value-type="float"/>
          <table:table-cell table:formula="of:=AVERAGE([Instances.O63:Instances.O77])" office:value-type="float"/>
          <table:table-cell table:formula="of:=AVERAGE([Instances.P63:Instances.P77])" office:value-type="float"/>
          <table:table-cell table:formula="of:=AVERAGE([Instances.Q63:Instances.Q77])" office:value-type="float"/>
          <table:table-cell table:formula="of:=AVERAGE([Instances.R63:Instances.R77])" office:value-type="float"/>
          <table:table-cell table:formula="of:=SUM([Instances.S63:Instances.S77])" office:value-type="float"/>
          <table:table-cell table:formula="of:=AVERAGE([Instances.T63:Instances.T77])" office:value-type="float"/>
          <table:table-cell table:formula="of:=AVERAGE([Instances.U63:Instances.U77])" office:value-type="float"/>
          <table:table-cell table:formula="of:=AVERAGE([Instances.V63:Instances.V77])" office:value-type="float"/>
          <table:table-cell table:formula="of:=AVERAGE([Instances.W63:Instances.W77])" office:value-type="float"/>
          <table:table-cell table:formula="of:=AVERAGE([Instances.X63:Instances.X77])" office:value-type="float"/>
          <table:table-cell table:formula="of:=AVERAGE([Instances.Y63:Instances.Y77])" office:value-type="float"/>
          <table:table-cell table:formula="of:=AVERAGE([Instances.Z63:Instances.Z77])" office:value-type="float"/>
          <table:table-cell table:formula="of:=MIN([.$B7];[.$O7])" office:value-type="float"/>
          <table:table-cell table:formula="of:=MIN([.$C7];[.$P7])" office:value-type="float"/>
          <table:table-cell table:formula="of:=MIN([.$D7];[.$Q7])" office:value-type="float"/>
          <table:table-cell table:formula="of:=MIN([.$E7];[.$R7])" office:value-type="float"/>
          <table:table-cell table:formula="of:=MIN([.$F7];[.$S7])" office:value-type="float"/>
          <table:table-cell table:formula="of:=MIN([.$G7];[.$T7])" office:value-type="float"/>
          <table:table-cell table:formula="of:=MIN([.$H7];[.$U7])" office:value-type="float"/>
          <table:table-cell table:formula="of:=MIN([.$I7];[.$V7])" office:value-type="float"/>
          <table:table-cell table:formula="of:=MIN([.$J7])" office:value-type="float"/>
          <table:table-cell table:formula="of:=MIN([.$K7];[.$W7])" office:value-type="float"/>
          <table:table-cell table:formula="of:=MIN([.$L7];[.$X7])" office:value-type="float"/>
          <table:table-cell table:formula="of:=MIN([.$M7];[.$Y7])" office:value-type="float"/>
          <table:table-cell table:formula="of:=MIN([.$N7];[.$Z7])" office:value-type="float"/>
          <table:table-cell table:formula="of:=MEDIAN([.$B7];[.$O7])" office:value-type="float"/>
          <table:table-cell table:formula="of:=MEDIAN([.$C7];[.$P7])" office:value-type="float"/>
          <table:table-cell table:formula="of:=MEDIAN([.$D7];[.$Q7])" office:value-type="float"/>
          <table:table-cell table:formula="of:=MEDIAN([.$E7];[.$R7])" office:value-type="float"/>
          <table:table-cell table:formula="of:=MEDIAN([.$F7];[.$S7])" office:value-type="float"/>
          <table:table-cell table:formula="of:=MEDIAN([.$G7];[.$T7])" office:value-type="float"/>
          <table:table-cell table:formula="of:=MEDIAN([.$H7];[.$U7])" office:value-type="float"/>
          <table:table-cell table:formula="of:=MEDIAN([.$I7];[.$V7])" office:value-type="float"/>
          <table:table-cell table:formula="of:=MEDIAN([.$J7])" office:value-type="float"/>
          <table:table-cell table:formula="of:=MEDIAN([.$K7];[.$W7])" office:value-type="float"/>
          <table:table-cell table:formula="of:=MEDIAN([.$L7];[.$X7])" office:value-type="float"/>
          <table:table-cell table:formula="of:=MEDIAN([.$M7];[.$Y7])" office:value-type="float"/>
          <table:table-cell table:formula="of:=MEDIAN([.$N7];[.$Z7])" office:value-type="float"/>
          <table:table-cell table:formula="of:=MAX([.$B7];[.$O7])" office:value-type="float"/>
          <table:table-cell table:formula="of:=MAX([.$C7];[.$P7])" office:value-type="float"/>
          <table:table-cell table:formula="of:=MAX([.$D7];[.$Q7])" office:value-type="float"/>
          <table:table-cell table:formula="of:=MAX([.$E7];[.$R7])" office:value-type="float"/>
          <table:table-cell table:formula="of:=MAX([.$F7];[.$S7])" office:value-type="float"/>
          <table:table-cell table:formula="of:=MAX([.$G7];[.$T7])" office:value-type="float"/>
          <table:table-cell table:formula="of:=MAX([.$H7];[.$U7])" office:value-type="float"/>
          <table:table-cell table:formula="of:=MAX([.$I7];[.$V7])" office:value-type="float"/>
          <table:table-cell table:formula="of:=MAX([.$J7])" office:value-type="float"/>
          <table:table-cell table:formula="of:=MAX([.$K7];[.$W7])" office:value-type="float"/>
          <table:table-cell table:formula="of:=MAX([.$L7];[.$X7])" office:value-type="float"/>
          <table:table-cell table:formula="of:=MAX([.$M7];[.$Y7])" office:value-type="float"/>
          <table:table-cell table:formula="of:=MAX([.$N7];[.$Z7])" office:value-type="float"/>
        </table:table-row>
        <table:table-row table:style-name="ro1">
          <table:table-cell office:value-type="string">
            <text:p>freecell.freecell-3-1.asp</text:p>
          </table:table-cell>
          <table:table-cell table:formula="of:=AVERAGE([Instances.B78:Instances.B92])" office:value-type="float"/>
          <table:table-cell table:formula="of:=AVERAGE([Instances.C78:Instances.C92])" office:value-type="float"/>
          <table:table-cell table:formula="of:=AVERAGE([Instances.D78:Instances.D92])" office:value-type="float"/>
          <table:table-cell table:formula="of:=AVERAGE([Instances.E78:Instances.E92])" office:value-type="float"/>
          <table:table-cell table:formula="of:=SUM([Instances.F78:Instances.F92])" office:value-type="float"/>
          <table:table-cell table:formula="of:=AVERAGE([Instances.G78:Instances.G92])" office:value-type="float"/>
          <table:table-cell table:formula="of:=AVERAGE([Instances.H78:Instances.H92])" office:value-type="float"/>
          <table:table-cell table:formula="of:=AVERAGE([Instances.I78:Instances.I92])" office:value-type="float"/>
          <table:table-cell table:formula="of:=AVERAGE([Instances.J78:Instances.J92])" office:value-type="float"/>
          <table:table-cell table:formula="of:=AVERAGE([Instances.K78:Instances.K92])" office:value-type="float"/>
          <table:table-cell table:formula="of:=AVERAGE([Instances.L78:Instances.L92])" office:value-type="float"/>
          <table:table-cell table:formula="of:=AVERAGE([Instances.M78:Instances.M92])" office:value-type="float"/>
          <table:table-cell table:formula="of:=AVERAGE([Instances.N78:Instances.N92])" office:value-type="float"/>
          <table:table-cell table:formula="of:=AVERAGE([Instances.O78:Instances.O92])" office:value-type="float"/>
          <table:table-cell table:formula="of:=AVERAGE([Instances.P78:Instances.P92])" office:value-type="float"/>
          <table:table-cell table:formula="of:=AVERAGE([Instances.Q78:Instances.Q92])" office:value-type="float"/>
          <table:table-cell table:formula="of:=AVERAGE([Instances.R78:Instances.R92])" office:value-type="float"/>
          <table:table-cell table:formula="of:=SUM([Instances.S78:Instances.S92])" office:value-type="float"/>
          <table:table-cell table:formula="of:=AVERAGE([Instances.T78:Instances.T92])" office:value-type="float"/>
          <table:table-cell table:formula="of:=AVERAGE([Instances.U78:Instances.U92])" office:value-type="float"/>
          <table:table-cell table:formula="of:=AVERAGE([Instances.V78:Instances.V92])" office:value-type="float"/>
          <table:table-cell table:formula="of:=AVERAGE([Instances.W78:Instances.W92])" office:value-type="float"/>
          <table:table-cell table:formula="of:=AVERAGE([Instances.X78:Instances.X92])" office:value-type="float"/>
          <table:table-cell table:formula="of:=AVERAGE([Instances.Y78:Instances.Y92])" office:value-type="float"/>
          <table:table-cell table:formula="of:=AVERAGE([Instances.Z78:Instances.Z92])" office:value-type="float"/>
          <table:table-cell table:formula="of:=MIN([.$B8];[.$O8])" office:value-type="float"/>
          <table:table-cell table:formula="of:=MIN([.$C8];[.$P8])" office:value-type="float"/>
          <table:table-cell table:formula="of:=MIN([.$D8];[.$Q8])" office:value-type="float"/>
          <table:table-cell table:formula="of:=MIN([.$E8];[.$R8])" office:value-type="float"/>
          <table:table-cell table:formula="of:=MIN([.$F8];[.$S8])" office:value-type="float"/>
          <table:table-cell table:formula="of:=MIN([.$G8];[.$T8])" office:value-type="float"/>
          <table:table-cell table:formula="of:=MIN([.$H8];[.$U8])" office:value-type="float"/>
          <table:table-cell table:formula="of:=MIN([.$I8];[.$V8])" office:value-type="float"/>
          <table:table-cell table:formula="of:=MIN([.$J8])" office:value-type="float"/>
          <table:table-cell table:formula="of:=MIN([.$K8];[.$W8])" office:value-type="float"/>
          <table:table-cell table:formula="of:=MIN([.$L8];[.$X8])" office:value-type="float"/>
          <table:table-cell table:formula="of:=MIN([.$M8];[.$Y8])" office:value-type="float"/>
          <table:table-cell table:formula="of:=MIN([.$N8];[.$Z8])" office:value-type="float"/>
          <table:table-cell table:formula="of:=MEDIAN([.$B8];[.$O8])" office:value-type="float"/>
          <table:table-cell table:formula="of:=MEDIAN([.$C8];[.$P8])" office:value-type="float"/>
          <table:table-cell table:formula="of:=MEDIAN([.$D8];[.$Q8])" office:value-type="float"/>
          <table:table-cell table:formula="of:=MEDIAN([.$E8];[.$R8])" office:value-type="float"/>
          <table:table-cell table:formula="of:=MEDIAN([.$F8];[.$S8])" office:value-type="float"/>
          <table:table-cell table:formula="of:=MEDIAN([.$G8];[.$T8])" office:value-type="float"/>
          <table:table-cell table:formula="of:=MEDIAN([.$H8];[.$U8])" office:value-type="float"/>
          <table:table-cell table:formula="of:=MEDIAN([.$I8];[.$V8])" office:value-type="float"/>
          <table:table-cell table:formula="of:=MEDIAN([.$J8])" office:value-type="float"/>
          <table:table-cell table:formula="of:=MEDIAN([.$K8];[.$W8])" office:value-type="float"/>
          <table:table-cell table:formula="of:=MEDIAN([.$L8];[.$X8])" office:value-type="float"/>
          <table:table-cell table:formula="of:=MEDIAN([.$M8];[.$Y8])" office:value-type="float"/>
          <table:table-cell table:formula="of:=MEDIAN([.$N8];[.$Z8])" office:value-type="float"/>
          <table:table-cell table:formula="of:=MAX([.$B8];[.$O8])" office:value-type="float"/>
          <table:table-cell table:formula="of:=MAX([.$C8];[.$P8])" office:value-type="float"/>
          <table:table-cell table:formula="of:=MAX([.$D8];[.$Q8])" office:value-type="float"/>
          <table:table-cell table:formula="of:=MAX([.$E8];[.$R8])" office:value-type="float"/>
          <table:table-cell table:formula="of:=MAX([.$F8];[.$S8])" office:value-type="float"/>
          <table:table-cell table:formula="of:=MAX([.$G8];[.$T8])" office:value-type="float"/>
          <table:table-cell table:formula="of:=MAX([.$H8];[.$U8])" office:value-type="float"/>
          <table:table-cell table:formula="of:=MAX([.$I8];[.$V8])" office:value-type="float"/>
          <table:table-cell table:formula="of:=MAX([.$J8])" office:value-type="float"/>
          <table:table-cell table:formula="of:=MAX([.$K8];[.$W8])" office:value-type="float"/>
          <table:table-cell table:formula="of:=MAX([.$L8];[.$X8])" office:value-type="float"/>
          <table:table-cell table:formula="of:=MAX([.$M8];[.$Y8])" office:value-type="float"/>
          <table:table-cell table:formula="of:=MAX([.$N8];[.$Z8])" office:value-type="float"/>
        </table:table-row>
        <table:table-row table:style-name="ro1">
          <table:table-cell office:value-type="string">
            <text:p>freecell.freecell-3-2.asp</text:p>
          </table:table-cell>
          <table:table-cell table:formula="of:=AVERAGE([Instances.B93:Instances.B107])" office:value-type="float"/>
          <table:table-cell table:formula="of:=AVERAGE([Instances.C93:Instances.C107])" office:value-type="float"/>
          <table:table-cell table:formula="of:=AVERAGE([Instances.D93:Instances.D107])" office:value-type="float"/>
          <table:table-cell table:formula="of:=AVERAGE([Instances.E93:Instances.E107])" office:value-type="float"/>
          <table:table-cell table:formula="of:=SUM([Instances.F93:Instances.F107])" office:value-type="float"/>
          <table:table-cell table:formula="of:=AVERAGE([Instances.G93:Instances.G107])" office:value-type="float"/>
          <table:table-cell table:formula="of:=AVERAGE([Instances.H93:Instances.H107])" office:value-type="float"/>
          <table:table-cell table:formula="of:=AVERAGE([Instances.I93:Instances.I107])" office:value-type="float"/>
          <table:table-cell table:formula="of:=AVERAGE([Instances.J93:Instances.J107])" office:value-type="float"/>
          <table:table-cell table:formula="of:=AVERAGE([Instances.K93:Instances.K107])" office:value-type="float"/>
          <table:table-cell table:formula="of:=AVERAGE([Instances.L93:Instances.L107])" office:value-type="float"/>
          <table:table-cell table:formula="of:=AVERAGE([Instances.M93:Instances.M107])" office:value-type="float"/>
          <table:table-cell table:formula="of:=AVERAGE([Instances.N93:Instances.N107])" office:value-type="float"/>
          <table:table-cell table:formula="of:=AVERAGE([Instances.O93:Instances.O107])" office:value-type="float"/>
          <table:table-cell table:formula="of:=AVERAGE([Instances.P93:Instances.P107])" office:value-type="float"/>
          <table:table-cell table:formula="of:=AVERAGE([Instances.Q93:Instances.Q107])" office:value-type="float"/>
          <table:table-cell table:formula="of:=AVERAGE([Instances.R93:Instances.R107])" office:value-type="float"/>
          <table:table-cell table:formula="of:=SUM([Instances.S93:Instances.S107])" office:value-type="float"/>
          <table:table-cell table:formula="of:=AVERAGE([Instances.T93:Instances.T107])" office:value-type="float"/>
          <table:table-cell table:formula="of:=AVERAGE([Instances.U93:Instances.U107])" office:value-type="float"/>
          <table:table-cell table:formula="of:=AVERAGE([Instances.V93:Instances.V107])" office:value-type="float"/>
          <table:table-cell table:formula="of:=AVERAGE([Instances.W93:Instances.W107])" office:value-type="float"/>
          <table:table-cell table:formula="of:=AVERAGE([Instances.X93:Instances.X107])" office:value-type="float"/>
          <table:table-cell table:formula="of:=AVERAGE([Instances.Y93:Instances.Y107])" office:value-type="float"/>
          <table:table-cell table:formula="of:=AVERAGE([Instances.Z93:Instances.Z107])" office:value-type="float"/>
          <table:table-cell table:formula="of:=MIN([.$B9];[.$O9])" office:value-type="float"/>
          <table:table-cell table:formula="of:=MIN([.$C9];[.$P9])" office:value-type="float"/>
          <table:table-cell table:formula="of:=MIN([.$D9];[.$Q9])" office:value-type="float"/>
          <table:table-cell table:formula="of:=MIN([.$E9];[.$R9])" office:value-type="float"/>
          <table:table-cell table:formula="of:=MIN([.$F9];[.$S9])" office:value-type="float"/>
          <table:table-cell table:formula="of:=MIN([.$G9];[.$T9])" office:value-type="float"/>
          <table:table-cell table:formula="of:=MIN([.$H9];[.$U9])" office:value-type="float"/>
          <table:table-cell table:formula="of:=MIN([.$I9];[.$V9])" office:value-type="float"/>
          <table:table-cell table:formula="of:=MIN([.$J9])" office:value-type="float"/>
          <table:table-cell table:formula="of:=MIN([.$K9];[.$W9])" office:value-type="float"/>
          <table:table-cell table:formula="of:=MIN([.$L9];[.$X9])" office:value-type="float"/>
          <table:table-cell table:formula="of:=MIN([.$M9];[.$Y9])" office:value-type="float"/>
          <table:table-cell table:formula="of:=MIN([.$N9];[.$Z9])" office:value-type="float"/>
          <table:table-cell table:formula="of:=MEDIAN([.$B9];[.$O9])" office:value-type="float"/>
          <table:table-cell table:formula="of:=MEDIAN([.$C9];[.$P9])" office:value-type="float"/>
          <table:table-cell table:formula="of:=MEDIAN([.$D9];[.$Q9])" office:value-type="float"/>
          <table:table-cell table:formula="of:=MEDIAN([.$E9];[.$R9])" office:value-type="float"/>
          <table:table-cell table:formula="of:=MEDIAN([.$F9];[.$S9])" office:value-type="float"/>
          <table:table-cell table:formula="of:=MEDIAN([.$G9];[.$T9])" office:value-type="float"/>
          <table:table-cell table:formula="of:=MEDIAN([.$H9];[.$U9])" office:value-type="float"/>
          <table:table-cell table:formula="of:=MEDIAN([.$I9];[.$V9])" office:value-type="float"/>
          <table:table-cell table:formula="of:=MEDIAN([.$J9])" office:value-type="float"/>
          <table:table-cell table:formula="of:=MEDIAN([.$K9];[.$W9])" office:value-type="float"/>
          <table:table-cell table:formula="of:=MEDIAN([.$L9];[.$X9])" office:value-type="float"/>
          <table:table-cell table:formula="of:=MEDIAN([.$M9];[.$Y9])" office:value-type="float"/>
          <table:table-cell table:formula="of:=MEDIAN([.$N9];[.$Z9])" office:value-type="float"/>
          <table:table-cell table:formula="of:=MAX([.$B9];[.$O9])" office:value-type="float"/>
          <table:table-cell table:formula="of:=MAX([.$C9];[.$P9])" office:value-type="float"/>
          <table:table-cell table:formula="of:=MAX([.$D9];[.$Q9])" office:value-type="float"/>
          <table:table-cell table:formula="of:=MAX([.$E9];[.$R9])" office:value-type="float"/>
          <table:table-cell table:formula="of:=MAX([.$F9];[.$S9])" office:value-type="float"/>
          <table:table-cell table:formula="of:=MAX([.$G9];[.$T9])" office:value-type="float"/>
          <table:table-cell table:formula="of:=MAX([.$H9];[.$U9])" office:value-type="float"/>
          <table:table-cell table:formula="of:=MAX([.$I9];[.$V9])" office:value-type="float"/>
          <table:table-cell table:formula="of:=MAX([.$J9])" office:value-type="float"/>
          <table:table-cell table:formula="of:=MAX([.$K9];[.$W9])" office:value-type="float"/>
          <table:table-cell table:formula="of:=MAX([.$L9];[.$X9])" office:value-type="float"/>
          <table:table-cell table:formula="of:=MAX([.$M9];[.$Y9])" office:value-type="float"/>
          <table:table-cell table:formula="of:=MAX([.$N9];[.$Z9])" office:value-type="float"/>
        </table:table-row>
        <table:table-row table:style-name="ro1">
          <table:table-cell office:value-type="string">
            <text:p>freecell.freecell-3-3.asp</text:p>
          </table:table-cell>
          <table:table-cell table:formula="of:=AVERAGE([Instances.B108:Instances.B122])" office:value-type="float"/>
          <table:table-cell table:formula="of:=AVERAGE([Instances.C108:Instances.C122])" office:value-type="float"/>
          <table:table-cell table:formula="of:=AVERAGE([Instances.D108:Instances.D122])" office:value-type="float"/>
          <table:table-cell table:formula="of:=AVERAGE([Instances.E108:Instances.E122])" office:value-type="float"/>
          <table:table-cell table:formula="of:=SUM([Instances.F108:Instances.F122])" office:value-type="float"/>
          <table:table-cell table:formula="of:=AVERAGE([Instances.G108:Instances.G122])" office:value-type="float"/>
          <table:table-cell table:formula="of:=AVERAGE([Instances.H108:Instances.H122])" office:value-type="float"/>
          <table:table-cell table:formula="of:=AVERAGE([Instances.I108:Instances.I122])" office:value-type="float"/>
          <table:table-cell table:formula="of:=AVERAGE([Instances.J108:Instances.J122])" office:value-type="float"/>
          <table:table-cell table:formula="of:=AVERAGE([Instances.K108:Instances.K122])" office:value-type="float"/>
          <table:table-cell table:formula="of:=AVERAGE([Instances.L108:Instances.L122])" office:value-type="float"/>
          <table:table-cell table:formula="of:=AVERAGE([Instances.M108:Instances.M122])" office:value-type="float"/>
          <table:table-cell table:formula="of:=AVERAGE([Instances.N108:Instances.N122])" office:value-type="float"/>
          <table:table-cell table:formula="of:=AVERAGE([Instances.O108:Instances.O122])" office:value-type="float"/>
          <table:table-cell table:formula="of:=AVERAGE([Instances.P108:Instances.P122])" office:value-type="float"/>
          <table:table-cell table:formula="of:=AVERAGE([Instances.Q108:Instances.Q122])" office:value-type="float"/>
          <table:table-cell table:formula="of:=AVERAGE([Instances.R108:Instances.R122])" office:value-type="float"/>
          <table:table-cell table:formula="of:=SUM([Instances.S108:Instances.S122])" office:value-type="float"/>
          <table:table-cell table:formula="of:=AVERAGE([Instances.T108:Instances.T122])" office:value-type="float"/>
          <table:table-cell table:formula="of:=AVERAGE([Instances.U108:Instances.U122])" office:value-type="float"/>
          <table:table-cell table:formula="of:=AVERAGE([Instances.V108:Instances.V122])" office:value-type="float"/>
          <table:table-cell table:formula="of:=AVERAGE([Instances.W108:Instances.W122])" office:value-type="float"/>
          <table:table-cell table:formula="of:=AVERAGE([Instances.X108:Instances.X122])" office:value-type="float"/>
          <table:table-cell table:formula="of:=AVERAGE([Instances.Y108:Instances.Y122])" office:value-type="float"/>
          <table:table-cell table:formula="of:=AVERAGE([Instances.Z108:Instances.Z122])" office:value-type="float"/>
          <table:table-cell table:formula="of:=MIN([.$B10];[.$O10])" office:value-type="float"/>
          <table:table-cell table:formula="of:=MIN([.$C10];[.$P10])" office:value-type="float"/>
          <table:table-cell table:formula="of:=MIN([.$D10];[.$Q10])" office:value-type="float"/>
          <table:table-cell table:formula="of:=MIN([.$E10];[.$R10])" office:value-type="float"/>
          <table:table-cell table:formula="of:=MIN([.$F10];[.$S10])" office:value-type="float"/>
          <table:table-cell table:formula="of:=MIN([.$G10];[.$T10])" office:value-type="float"/>
          <table:table-cell table:formula="of:=MIN([.$H10];[.$U10])" office:value-type="float"/>
          <table:table-cell table:formula="of:=MIN([.$I10];[.$V10])" office:value-type="float"/>
          <table:table-cell table:formula="of:=MIN([.$J10])" office:value-type="float"/>
          <table:table-cell table:formula="of:=MIN([.$K10];[.$W10])" office:value-type="float"/>
          <table:table-cell table:formula="of:=MIN([.$L10];[.$X10])" office:value-type="float"/>
          <table:table-cell table:formula="of:=MIN([.$M10];[.$Y10])" office:value-type="float"/>
          <table:table-cell table:formula="of:=MIN([.$N10];[.$Z10])" office:value-type="float"/>
          <table:table-cell table:formula="of:=MEDIAN([.$B10];[.$O10])" office:value-type="float"/>
          <table:table-cell table:formula="of:=MEDIAN([.$C10];[.$P10])" office:value-type="float"/>
          <table:table-cell table:formula="of:=MEDIAN([.$D10];[.$Q10])" office:value-type="float"/>
          <table:table-cell table:formula="of:=MEDIAN([.$E10];[.$R10])" office:value-type="float"/>
          <table:table-cell table:formula="of:=MEDIAN([.$F10];[.$S10])" office:value-type="float"/>
          <table:table-cell table:formula="of:=MEDIAN([.$G10];[.$T10])" office:value-type="float"/>
          <table:table-cell table:formula="of:=MEDIAN([.$H10];[.$U10])" office:value-type="float"/>
          <table:table-cell table:formula="of:=MEDIAN([.$I10];[.$V10])" office:value-type="float"/>
          <table:table-cell table:formula="of:=MEDIAN([.$J10])" office:value-type="float"/>
          <table:table-cell table:formula="of:=MEDIAN([.$K10];[.$W10])" office:value-type="float"/>
          <table:table-cell table:formula="of:=MEDIAN([.$L10];[.$X10])" office:value-type="float"/>
          <table:table-cell table:formula="of:=MEDIAN([.$M10];[.$Y10])" office:value-type="float"/>
          <table:table-cell table:formula="of:=MEDIAN([.$N10];[.$Z10])" office:value-type="float"/>
          <table:table-cell table:formula="of:=MAX([.$B10];[.$O10])" office:value-type="float"/>
          <table:table-cell table:formula="of:=MAX([.$C10];[.$P10])" office:value-type="float"/>
          <table:table-cell table:formula="of:=MAX([.$D10];[.$Q10])" office:value-type="float"/>
          <table:table-cell table:formula="of:=MAX([.$E10];[.$R10])" office:value-type="float"/>
          <table:table-cell table:formula="of:=MAX([.$F10];[.$S10])" office:value-type="float"/>
          <table:table-cell table:formula="of:=MAX([.$G10];[.$T10])" office:value-type="float"/>
          <table:table-cell table:formula="of:=MAX([.$H10];[.$U10])" office:value-type="float"/>
          <table:table-cell table:formula="of:=MAX([.$I10];[.$V10])" office:value-type="float"/>
          <table:table-cell table:formula="of:=MAX([.$J10])" office:value-type="float"/>
          <table:table-cell table:formula="of:=MAX([.$K10];[.$W10])" office:value-type="float"/>
          <table:table-cell table:formula="of:=MAX([.$L10];[.$X10])" office:value-type="float"/>
          <table:table-cell table:formula="of:=MAX([.$M10];[.$Y10])" office:value-type="float"/>
          <table:table-cell table:formula="of:=MAX([.$N10];[.$Z10])" office:value-type="float"/>
        </table:table-row>
        <table:table-row table:style-name="ro1">
          <table:table-cell office:value-type="string">
            <text:p>freecell.freecell-3-4.asp</text:p>
          </table:table-cell>
          <table:table-cell table:formula="of:=AVERAGE([Instances.B123:Instances.B137])" office:value-type="float"/>
          <table:table-cell table:formula="of:=AVERAGE([Instances.C123:Instances.C137])" office:value-type="float"/>
          <table:table-cell table:formula="of:=AVERAGE([Instances.D123:Instances.D137])" office:value-type="float"/>
          <table:table-cell table:formula="of:=AVERAGE([Instances.E123:Instances.E137])" office:value-type="float"/>
          <table:table-cell table:formula="of:=SUM([Instances.F123:Instances.F137])" office:value-type="float"/>
          <table:table-cell table:formula="of:=AVERAGE([Instances.G123:Instances.G137])" office:value-type="float"/>
          <table:table-cell table:formula="of:=AVERAGE([Instances.H123:Instances.H137])" office:value-type="float"/>
          <table:table-cell table:formula="of:=AVERAGE([Instances.I123:Instances.I137])" office:value-type="float"/>
          <table:table-cell table:formula="of:=AVERAGE([Instances.J123:Instances.J137])" office:value-type="float"/>
          <table:table-cell table:formula="of:=AVERAGE([Instances.K123:Instances.K137])" office:value-type="float"/>
          <table:table-cell table:formula="of:=AVERAGE([Instances.L123:Instances.L137])" office:value-type="float"/>
          <table:table-cell table:formula="of:=AVERAGE([Instances.M123:Instances.M137])" office:value-type="float"/>
          <table:table-cell table:formula="of:=AVERAGE([Instances.N123:Instances.N137])" office:value-type="float"/>
          <table:table-cell table:formula="of:=AVERAGE([Instances.O123:Instances.O137])" office:value-type="float"/>
          <table:table-cell table:formula="of:=AVERAGE([Instances.P123:Instances.P137])" office:value-type="float"/>
          <table:table-cell table:formula="of:=AVERAGE([Instances.Q123:Instances.Q137])" office:value-type="float"/>
          <table:table-cell table:formula="of:=AVERAGE([Instances.R123:Instances.R137])" office:value-type="float"/>
          <table:table-cell table:formula="of:=SUM([Instances.S123:Instances.S137])" office:value-type="float"/>
          <table:table-cell table:formula="of:=AVERAGE([Instances.T123:Instances.T137])" office:value-type="float"/>
          <table:table-cell table:formula="of:=AVERAGE([Instances.U123:Instances.U137])" office:value-type="float"/>
          <table:table-cell table:formula="of:=AVERAGE([Instances.V123:Instances.V137])" office:value-type="float"/>
          <table:table-cell table:formula="of:=AVERAGE([Instances.W123:Instances.W137])" office:value-type="float"/>
          <table:table-cell table:formula="of:=AVERAGE([Instances.X123:Instances.X137])" office:value-type="float"/>
          <table:table-cell table:formula="of:=AVERAGE([Instances.Y123:Instances.Y137])" office:value-type="float"/>
          <table:table-cell table:formula="of:=AVERAGE([Instances.Z123:Instances.Z137])" office:value-type="float"/>
          <table:table-cell table:formula="of:=MIN([.$B11];[.$O11])" office:value-type="float"/>
          <table:table-cell table:formula="of:=MIN([.$C11];[.$P11])" office:value-type="float"/>
          <table:table-cell table:formula="of:=MIN([.$D11];[.$Q11])" office:value-type="float"/>
          <table:table-cell table:formula="of:=MIN([.$E11];[.$R11])" office:value-type="float"/>
          <table:table-cell table:formula="of:=MIN([.$F11];[.$S11])" office:value-type="float"/>
          <table:table-cell table:formula="of:=MIN([.$G11];[.$T11])" office:value-type="float"/>
          <table:table-cell table:formula="of:=MIN([.$H11];[.$U11])" office:value-type="float"/>
          <table:table-cell table:formula="of:=MIN([.$I11];[.$V11])" office:value-type="float"/>
          <table:table-cell table:formula="of:=MIN([.$J11])" office:value-type="float"/>
          <table:table-cell table:formula="of:=MIN([.$K11];[.$W11])" office:value-type="float"/>
          <table:table-cell table:formula="of:=MIN([.$L11];[.$X11])" office:value-type="float"/>
          <table:table-cell table:formula="of:=MIN([.$M11];[.$Y11])" office:value-type="float"/>
          <table:table-cell table:formula="of:=MIN([.$N11];[.$Z11])" office:value-type="float"/>
          <table:table-cell table:formula="of:=MEDIAN([.$B11];[.$O11])" office:value-type="float"/>
          <table:table-cell table:formula="of:=MEDIAN([.$C11];[.$P11])" office:value-type="float"/>
          <table:table-cell table:formula="of:=MEDIAN([.$D11];[.$Q11])" office:value-type="float"/>
          <table:table-cell table:formula="of:=MEDIAN([.$E11];[.$R11])" office:value-type="float"/>
          <table:table-cell table:formula="of:=MEDIAN([.$F11];[.$S11])" office:value-type="float"/>
          <table:table-cell table:formula="of:=MEDIAN([.$G11];[.$T11])" office:value-type="float"/>
          <table:table-cell table:formula="of:=MEDIAN([.$H11];[.$U11])" office:value-type="float"/>
          <table:table-cell table:formula="of:=MEDIAN([.$I11];[.$V11])" office:value-type="float"/>
          <table:table-cell table:formula="of:=MEDIAN([.$J11])" office:value-type="float"/>
          <table:table-cell table:formula="of:=MEDIAN([.$K11];[.$W11])" office:value-type="float"/>
          <table:table-cell table:formula="of:=MEDIAN([.$L11];[.$X11])" office:value-type="float"/>
          <table:table-cell table:formula="of:=MEDIAN([.$M11];[.$Y11])" office:value-type="float"/>
          <table:table-cell table:formula="of:=MEDIAN([.$N11];[.$Z11])" office:value-type="float"/>
          <table:table-cell table:formula="of:=MAX([.$B11];[.$O11])" office:value-type="float"/>
          <table:table-cell table:formula="of:=MAX([.$C11];[.$P11])" office:value-type="float"/>
          <table:table-cell table:formula="of:=MAX([.$D11];[.$Q11])" office:value-type="float"/>
          <table:table-cell table:formula="of:=MAX([.$E11];[.$R11])" office:value-type="float"/>
          <table:table-cell table:formula="of:=MAX([.$F11];[.$S11])" office:value-type="float"/>
          <table:table-cell table:formula="of:=MAX([.$G11];[.$T11])" office:value-type="float"/>
          <table:table-cell table:formula="of:=MAX([.$H11];[.$U11])" office:value-type="float"/>
          <table:table-cell table:formula="of:=MAX([.$I11];[.$V11])" office:value-type="float"/>
          <table:table-cell table:formula="of:=MAX([.$J11])" office:value-type="float"/>
          <table:table-cell table:formula="of:=MAX([.$K11];[.$W11])" office:value-type="float"/>
          <table:table-cell table:formula="of:=MAX([.$L11];[.$X11])" office:value-type="float"/>
          <table:table-cell table:formula="of:=MAX([.$M11];[.$Y11])" office:value-type="float"/>
          <table:table-cell table:formula="of:=MAX([.$N11];[.$Z11])" office:value-type="float"/>
        </table:table-row>
        <table:table-row table:style-name="ro1">
          <table:table-cell office:value-type="string">
            <text:p>freecell.freecell-3-5.asp</text:p>
          </table:table-cell>
          <table:table-cell table:formula="of:=AVERAGE([Instances.B138:Instances.B152])" office:value-type="float"/>
          <table:table-cell table:formula="of:=AVERAGE([Instances.C138:Instances.C152])" office:value-type="float"/>
          <table:table-cell table:formula="of:=AVERAGE([Instances.D138:Instances.D152])" office:value-type="float"/>
          <table:table-cell table:formula="of:=AVERAGE([Instances.E138:Instances.E152])" office:value-type="float"/>
          <table:table-cell table:formula="of:=SUM([Instances.F138:Instances.F152])" office:value-type="float"/>
          <table:table-cell table:formula="of:=AVERAGE([Instances.G138:Instances.G152])" office:value-type="float"/>
          <table:table-cell table:formula="of:=AVERAGE([Instances.H138:Instances.H152])" office:value-type="float"/>
          <table:table-cell table:formula="of:=AVERAGE([Instances.I138:Instances.I152])" office:value-type="float"/>
          <table:table-cell table:formula="of:=AVERAGE([Instances.J138:Instances.J152])" office:value-type="float"/>
          <table:table-cell table:formula="of:=AVERAGE([Instances.K138:Instances.K152])" office:value-type="float"/>
          <table:table-cell table:formula="of:=AVERAGE([Instances.L138:Instances.L152])" office:value-type="float"/>
          <table:table-cell table:formula="of:=AVERAGE([Instances.M138:Instances.M152])" office:value-type="float"/>
          <table:table-cell table:formula="of:=AVERAGE([Instances.N138:Instances.N152])" office:value-type="float"/>
          <table:table-cell table:formula="of:=AVERAGE([Instances.O138:Instances.O152])" office:value-type="float"/>
          <table:table-cell table:formula="of:=AVERAGE([Instances.P138:Instances.P152])" office:value-type="float"/>
          <table:table-cell table:formula="of:=AVERAGE([Instances.Q138:Instances.Q152])" office:value-type="float"/>
          <table:table-cell table:formula="of:=AVERAGE([Instances.R138:Instances.R152])" office:value-type="float"/>
          <table:table-cell table:formula="of:=SUM([Instances.S138:Instances.S152])" office:value-type="float"/>
          <table:table-cell table:formula="of:=AVERAGE([Instances.T138:Instances.T152])" office:value-type="float"/>
          <table:table-cell table:formula="of:=AVERAGE([Instances.U138:Instances.U152])" office:value-type="float"/>
          <table:table-cell table:formula="of:=AVERAGE([Instances.V138:Instances.V152])" office:value-type="float"/>
          <table:table-cell table:formula="of:=AVERAGE([Instances.W138:Instances.W152])" office:value-type="float"/>
          <table:table-cell table:formula="of:=AVERAGE([Instances.X138:Instances.X152])" office:value-type="float"/>
          <table:table-cell table:formula="of:=AVERAGE([Instances.Y138:Instances.Y152])" office:value-type="float"/>
          <table:table-cell table:formula="of:=AVERAGE([Instances.Z138:Instances.Z152])" office:value-type="float"/>
          <table:table-cell table:formula="of:=MIN([.$B12];[.$O12])" office:value-type="float"/>
          <table:table-cell table:formula="of:=MIN([.$C12];[.$P12])" office:value-type="float"/>
          <table:table-cell table:formula="of:=MIN([.$D12];[.$Q12])" office:value-type="float"/>
          <table:table-cell table:formula="of:=MIN([.$E12];[.$R12])" office:value-type="float"/>
          <table:table-cell table:formula="of:=MIN([.$F12];[.$S12])" office:value-type="float"/>
          <table:table-cell table:formula="of:=MIN([.$G12];[.$T12])" office:value-type="float"/>
          <table:table-cell table:formula="of:=MIN([.$H12];[.$U12])" office:value-type="float"/>
          <table:table-cell table:formula="of:=MIN([.$I12];[.$V12])" office:value-type="float"/>
          <table:table-cell table:formula="of:=MIN([.$J12])" office:value-type="float"/>
          <table:table-cell table:formula="of:=MIN([.$K12];[.$W12])" office:value-type="float"/>
          <table:table-cell table:formula="of:=MIN([.$L12];[.$X12])" office:value-type="float"/>
          <table:table-cell table:formula="of:=MIN([.$M12];[.$Y12])" office:value-type="float"/>
          <table:table-cell table:formula="of:=MIN([.$N12];[.$Z12])" office:value-type="float"/>
          <table:table-cell table:formula="of:=MEDIAN([.$B12];[.$O12])" office:value-type="float"/>
          <table:table-cell table:formula="of:=MEDIAN([.$C12];[.$P12])" office:value-type="float"/>
          <table:table-cell table:formula="of:=MEDIAN([.$D12];[.$Q12])" office:value-type="float"/>
          <table:table-cell table:formula="of:=MEDIAN([.$E12];[.$R12])" office:value-type="float"/>
          <table:table-cell table:formula="of:=MEDIAN([.$F12];[.$S12])" office:value-type="float"/>
          <table:table-cell table:formula="of:=MEDIAN([.$G12];[.$T12])" office:value-type="float"/>
          <table:table-cell table:formula="of:=MEDIAN([.$H12];[.$U12])" office:value-type="float"/>
          <table:table-cell table:formula="of:=MEDIAN([.$I12];[.$V12])" office:value-type="float"/>
          <table:table-cell table:formula="of:=MEDIAN([.$J12])" office:value-type="float"/>
          <table:table-cell table:formula="of:=MEDIAN([.$K12];[.$W12])" office:value-type="float"/>
          <table:table-cell table:formula="of:=MEDIAN([.$L12];[.$X12])" office:value-type="float"/>
          <table:table-cell table:formula="of:=MEDIAN([.$M12];[.$Y12])" office:value-type="float"/>
          <table:table-cell table:formula="of:=MEDIAN([.$N12];[.$Z12])" office:value-type="float"/>
          <table:table-cell table:formula="of:=MAX([.$B12];[.$O12])" office:value-type="float"/>
          <table:table-cell table:formula="of:=MAX([.$C12];[.$P12])" office:value-type="float"/>
          <table:table-cell table:formula="of:=MAX([.$D12];[.$Q12])" office:value-type="float"/>
          <table:table-cell table:formula="of:=MAX([.$E12];[.$R12])" office:value-type="float"/>
          <table:table-cell table:formula="of:=MAX([.$F12];[.$S12])" office:value-type="float"/>
          <table:table-cell table:formula="of:=MAX([.$G12];[.$T12])" office:value-type="float"/>
          <table:table-cell table:formula="of:=MAX([.$H12];[.$U12])" office:value-type="float"/>
          <table:table-cell table:formula="of:=MAX([.$I12];[.$V12])" office:value-type="float"/>
          <table:table-cell table:formula="of:=MAX([.$J12])" office:value-type="float"/>
          <table:table-cell table:formula="of:=MAX([.$K12];[.$W12])" office:value-type="float"/>
          <table:table-cell table:formula="of:=MAX([.$L12];[.$X12])" office:value-type="float"/>
          <table:table-cell table:formula="of:=MAX([.$M12];[.$Y12])" office:value-type="float"/>
          <table:table-cell table:formula="of:=MAX([.$N12];[.$Z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A3:.$AA12])^2)^0.5" office:value-type="float"/>
          <table:table-cell table:number-matrix-columns-spanned="1" table:number-matrix-rows-spanned="1" table:formula="of:=SUM(([.C3:.C12]-[.$AB3:.$AB12])^2)^0.5" office:value-type="float"/>
          <table:table-cell table:number-matrix-columns-spanned="1" table:number-matrix-rows-spanned="1" table:formula="of:=SUM(([.D3:.D12]-[.$AC3:.$AC12])^2)^0.5" office:value-type="float"/>
          <table:table-cell table:number-matrix-columns-spanned="1" table:number-matrix-rows-spanned="1" table:formula="of:=SUM(([.E3:.E12]-[.$AD3:.$AD12])^2)^0.5" office:value-type="float"/>
          <table:table-cell table:number-matrix-columns-spanned="1" table:number-matrix-rows-spanned="1" table:formula="of:=SUM(([.F3:.F12]-[.$AE3:.$AE12])^2)^0.5" office:value-type="float"/>
          <table:table-cell table:number-matrix-columns-spanned="1" table:number-matrix-rows-spanned="1" table:formula="of:=SUM(([.G3:.G12]-[.$AF3:.$AF12])^2)^0.5" office:value-type="float"/>
          <table:table-cell table:number-matrix-columns-spanned="1" table:number-matrix-rows-spanned="1" table:formula="of:=SUM(([.H3:.H12]-[.$AG3:.$AG12])^2)^0.5" office:value-type="float"/>
          <table:table-cell table:number-matrix-columns-spanned="1" table:number-matrix-rows-spanned="1" table:formula="of:=SUM(([.I3:.I12]-[.$AH3:.$AH12])^2)^0.5" office:value-type="float"/>
          <table:table-cell table:number-matrix-columns-spanned="1" table:number-matrix-rows-spanned="1" table:formula="of:=SUM(([.J3:.J12]-[.$AI3:.$AI12])^2)^0.5" office:value-type="float"/>
          <table:table-cell table:number-matrix-columns-spanned="1" table:number-matrix-rows-spanned="1" table:formula="of:=SUM(([.K3:.K12]-[.$AJ3:.$AJ12])^2)^0.5" office:value-type="float"/>
          <table:table-cell table:number-matrix-columns-spanned="1" table:number-matrix-rows-spanned="1" table:formula="of:=SUM(([.L3:.L12]-[.$AK3:.$AK12])^2)^0.5" office:value-type="float"/>
          <table:table-cell table:number-matrix-columns-spanned="1" table:number-matrix-rows-spanned="1" table:formula="of:=SUM(([.M3:.M12]-[.$AL3:.$AL12])^2)^0.5" office:value-type="float"/>
          <table:table-cell table:number-matrix-columns-spanned="1" table:number-matrix-rows-spanned="1" table:formula="of:=SUM(([.N3:.N12]-[.$AM3:.$AM12])^2)^0.5" office:value-type="float"/>
          <table:table-cell table:number-matrix-columns-spanned="1" table:number-matrix-rows-spanned="1" table:formula="of:=SUM(([.O3:.O12]-[.$AA3:.$AA12])^2)^0.5" office:value-type="float"/>
          <table:table-cell table:number-matrix-columns-spanned="1" table:number-matrix-rows-spanned="1" table:formula="of:=SUM(([.P3:.P12]-[.$AB3:.$AB12])^2)^0.5" office:value-type="float"/>
          <table:table-cell table:number-matrix-columns-spanned="1" table:number-matrix-rows-spanned="1" table:formula="of:=SUM(([.Q3:.Q12]-[.$AC3:.$AC12])^2)^0.5" office:value-type="float"/>
          <table:table-cell table:number-matrix-columns-spanned="1" table:number-matrix-rows-spanned="1" table:formula="of:=SUM(([.R3:.R12]-[.$AD3:.$AD12])^2)^0.5" office:value-type="float"/>
          <table:table-cell table:number-matrix-columns-spanned="1" table:number-matrix-rows-spanned="1" table:formula="of:=SUM(([.S3:.S12]-[.$AE3:.$AE12])^2)^0.5" office:value-type="float"/>
          <table:table-cell table:number-matrix-columns-spanned="1" table:number-matrix-rows-spanned="1" table:formula="of:=SUM(([.T3:.T12]-[.$AF3:.$AF12])^2)^0.5" office:value-type="float"/>
          <table:table-cell table:number-matrix-columns-spanned="1" table:number-matrix-rows-spanned="1" table:formula="of:=SUM(([.U3:.U12]-[.$AG3:.$AG12])^2)^0.5" office:value-type="float"/>
          <table:table-cell table:number-matrix-columns-spanned="1" table:number-matrix-rows-spanned="1" table:formula="of:=SUM(([.V3:.V12]-[.$AH3:.$AH12])^2)^0.5" office:value-type="float"/>
          <table:table-cell table:number-matrix-columns-spanned="1" table:number-matrix-rows-spanned="1" table:formula="of:=SUM(([.W3:.W12]-[.$AJ3:.$AJ12])^2)^0.5" office:value-type="float"/>
          <table:table-cell table:number-matrix-columns-spanned="1" table:number-matrix-rows-spanned="1" table:formula="of:=SUM(([.X3:.X12]-[.$AK3:.$AK12])^2)^0.5" office:value-type="float"/>
          <table:table-cell table:number-matrix-columns-spanned="1" table:number-matrix-rows-spanned="1" table:formula="of:=SUM(([.Y3:.Y12]-[.$AL3:.$AL12])^2)^0.5" office:value-type="float"/>
          <table:table-cell table:number-matrix-columns-spanned="1" table:number-matrix-rows-spanned="1" table:formula="of:=SUM(([.Z3:.Z12]-[.$AM3:.$AM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A3:.$AA12])" office:value-type="float"/>
          <table:table-cell table:number-matrix-columns-spanned="1" table:number-matrix-rows-spanned="1" table:formula="of:=SUM([.C3:.C12]=[.$AB3:.$AB12])" office:value-type="float"/>
          <table:table-cell table:number-matrix-columns-spanned="1" table:number-matrix-rows-spanned="1" table:formula="of:=SUM([.D3:.D12]=[.$AC3:.$AC12])" office:value-type="float"/>
          <table:table-cell table:number-matrix-columns-spanned="1" table:number-matrix-rows-spanned="1" table:formula="of:=SUM([.E3:.E12]=[.$AD3:.$AD12])" office:value-type="float"/>
          <table:table-cell table:number-matrix-columns-spanned="1" table:number-matrix-rows-spanned="1" table:formula="of:=SUM([.F3:.F12]=[.$AE3:.$AE12])" office:value-type="float"/>
          <table:table-cell table:number-matrix-columns-spanned="1" table:number-matrix-rows-spanned="1" table:formula="of:=SUM([.G3:.G12]=[.$AF3:.$AF12])" office:value-type="float"/>
          <table:table-cell table:number-matrix-columns-spanned="1" table:number-matrix-rows-spanned="1" table:formula="of:=SUM([.H3:.H12]=[.$AG3:.$AG12])" office:value-type="float"/>
          <table:table-cell table:number-matrix-columns-spanned="1" table:number-matrix-rows-spanned="1" table:formula="of:=SUM([.I3:.I12]=[.$AH3:.$AH12])" office:value-type="float"/>
          <table:table-cell table:number-matrix-columns-spanned="1" table:number-matrix-rows-spanned="1" table:formula="of:=SUM([.J3:.J12]=[.$AI3:.$AI12])" office:value-type="float"/>
          <table:table-cell table:number-matrix-columns-spanned="1" table:number-matrix-rows-spanned="1" table:formula="of:=SUM([.K3:.K12]=[.$AJ3:.$AJ12])" office:value-type="float"/>
          <table:table-cell table:number-matrix-columns-spanned="1" table:number-matrix-rows-spanned="1" table:formula="of:=SUM([.L3:.L12]=[.$AK3:.$AK12])" office:value-type="float"/>
          <table:table-cell table:number-matrix-columns-spanned="1" table:number-matrix-rows-spanned="1" table:formula="of:=SUM([.M3:.M12]=[.$AL3:.$AL12])" office:value-type="float"/>
          <table:table-cell table:number-matrix-columns-spanned="1" table:number-matrix-rows-spanned="1" table:formula="of:=SUM([.N3:.N12]=[.$AM3:.$AM12])" office:value-type="float"/>
          <table:table-cell table:number-matrix-columns-spanned="1" table:number-matrix-rows-spanned="1" table:formula="of:=SUM([.O3:.O12]=[.$AA3:.$AA12])" office:value-type="float"/>
          <table:table-cell table:number-matrix-columns-spanned="1" table:number-matrix-rows-spanned="1" table:formula="of:=SUM([.P3:.P12]=[.$AB3:.$AB12])" office:value-type="float"/>
          <table:table-cell table:number-matrix-columns-spanned="1" table:number-matrix-rows-spanned="1" table:formula="of:=SUM([.Q3:.Q12]=[.$AC3:.$AC12])" office:value-type="float"/>
          <table:table-cell table:number-matrix-columns-spanned="1" table:number-matrix-rows-spanned="1" table:formula="of:=SUM([.R3:.R12]=[.$AD3:.$AD12])" office:value-type="float"/>
          <table:table-cell table:number-matrix-columns-spanned="1" table:number-matrix-rows-spanned="1" table:formula="of:=SUM([.S3:.S12]=[.$AE3:.$AE12])" office:value-type="float"/>
          <table:table-cell table:number-matrix-columns-spanned="1" table:number-matrix-rows-spanned="1" table:formula="of:=SUM([.T3:.T12]=[.$AF3:.$AF12])" office:value-type="float"/>
          <table:table-cell table:number-matrix-columns-spanned="1" table:number-matrix-rows-spanned="1" table:formula="of:=SUM([.U3:.U12]=[.$AG3:.$AG12])" office:value-type="float"/>
          <table:table-cell table:number-matrix-columns-spanned="1" table:number-matrix-rows-spanned="1" table:formula="of:=SUM([.V3:.V12]=[.$AH3:.$AH12])" office:value-type="float"/>
          <table:table-cell table:number-matrix-columns-spanned="1" table:number-matrix-rows-spanned="1" table:formula="of:=SUM([.W3:.W12]=[.$AJ3:.$AJ12])" office:value-type="float"/>
          <table:table-cell table:number-matrix-columns-spanned="1" table:number-matrix-rows-spanned="1" table:formula="of:=SUM([.X3:.X12]=[.$AK3:.$AK12])" office:value-type="float"/>
          <table:table-cell table:number-matrix-columns-spanned="1" table:number-matrix-rows-spanned="1" table:formula="of:=SUM([.Y3:.Y12]=[.$AL3:.$AL12])" office:value-type="float"/>
          <table:table-cell table:number-matrix-columns-spanned="1" table:number-matrix-rows-spanned="1" table:formula="of:=SUM([.Z3:.Z12]=[.$AM3:.$AM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AN3:.$AN12])" office:value-type="float"/>
          <table:table-cell table:number-matrix-columns-spanned="1" table:number-matrix-rows-spanned="1" table:formula="of:=SUM([.C3:.C12]&lt;[.$AO3:.$AO12])" office:value-type="float"/>
          <table:table-cell table:number-matrix-columns-spanned="1" table:number-matrix-rows-spanned="1" table:formula="of:=SUM([.D3:.D12]&lt;[.$AP3:.$AP12])" office:value-type="float"/>
          <table:table-cell table:number-matrix-columns-spanned="1" table:number-matrix-rows-spanned="1" table:formula="of:=SUM([.E3:.E12]&lt;[.$AQ3:.$AQ12])" office:value-type="float"/>
          <table:table-cell table:number-matrix-columns-spanned="1" table:number-matrix-rows-spanned="1" table:formula="of:=SUM([.F3:.F12]&lt;[.$AR3:.$AR12])" office:value-type="float"/>
          <table:table-cell table:number-matrix-columns-spanned="1" table:number-matrix-rows-spanned="1" table:formula="of:=SUM([.G3:.G12]&lt;[.$AS3:.$AS12])" office:value-type="float"/>
          <table:table-cell table:number-matrix-columns-spanned="1" table:number-matrix-rows-spanned="1" table:formula="of:=SUM([.H3:.H12]&lt;[.$AT3:.$AT12])" office:value-type="float"/>
          <table:table-cell table:number-matrix-columns-spanned="1" table:number-matrix-rows-spanned="1" table:formula="of:=SUM([.I3:.I12]&lt;[.$AU3:.$AU12])" office:value-type="float"/>
          <table:table-cell table:number-matrix-columns-spanned="1" table:number-matrix-rows-spanned="1" table:formula="of:=SUM([.J3:.J12]&lt;[.$AV3:.$AV12])" office:value-type="float"/>
          <table:table-cell table:number-matrix-columns-spanned="1" table:number-matrix-rows-spanned="1" table:formula="of:=SUM([.K3:.K12]&lt;[.$AW3:.$AW12])" office:value-type="float"/>
          <table:table-cell table:number-matrix-columns-spanned="1" table:number-matrix-rows-spanned="1" table:formula="of:=SUM([.L3:.L12]&lt;[.$AX3:.$AX12])" office:value-type="float"/>
          <table:table-cell table:number-matrix-columns-spanned="1" table:number-matrix-rows-spanned="1" table:formula="of:=SUM([.M3:.M12]&lt;[.$AY3:.$AY12])" office:value-type="float"/>
          <table:table-cell table:number-matrix-columns-spanned="1" table:number-matrix-rows-spanned="1" table:formula="of:=SUM([.N3:.N12]&lt;[.$AZ3:.$AZ12])" office:value-type="float"/>
          <table:table-cell table:number-matrix-columns-spanned="1" table:number-matrix-rows-spanned="1" table:formula="of:=SUM([.O3:.O12]&lt;[.$AN3:.$AN12])" office:value-type="float"/>
          <table:table-cell table:number-matrix-columns-spanned="1" table:number-matrix-rows-spanned="1" table:formula="of:=SUM([.P3:.P12]&lt;[.$AO3:.$AO12])" office:value-type="float"/>
          <table:table-cell table:number-matrix-columns-spanned="1" table:number-matrix-rows-spanned="1" table:formula="of:=SUM([.Q3:.Q12]&lt;[.$AP3:.$AP12])" office:value-type="float"/>
          <table:table-cell table:number-matrix-columns-spanned="1" table:number-matrix-rows-spanned="1" table:formula="of:=SUM([.R3:.R12]&lt;[.$AQ3:.$AQ12])" office:value-type="float"/>
          <table:table-cell table:number-matrix-columns-spanned="1" table:number-matrix-rows-spanned="1" table:formula="of:=SUM([.S3:.S12]&lt;[.$AR3:.$AR12])" office:value-type="float"/>
          <table:table-cell table:number-matrix-columns-spanned="1" table:number-matrix-rows-spanned="1" table:formula="of:=SUM([.T3:.T12]&lt;[.$AS3:.$AS12])" office:value-type="float"/>
          <table:table-cell table:number-matrix-columns-spanned="1" table:number-matrix-rows-spanned="1" table:formula="of:=SUM([.U3:.U12]&lt;[.$AT3:.$AT12])" office:value-type="float"/>
          <table:table-cell table:number-matrix-columns-spanned="1" table:number-matrix-rows-spanned="1" table:formula="of:=SUM([.V3:.V12]&lt;[.$AU3:.$AU12])" office:value-type="float"/>
          <table:table-cell table:number-matrix-columns-spanned="1" table:number-matrix-rows-spanned="1" table:formula="of:=SUM([.W3:.W12]&lt;[.$AW3:.$AW12])" office:value-type="float"/>
          <table:table-cell table:number-matrix-columns-spanned="1" table:number-matrix-rows-spanned="1" table:formula="of:=SUM([.X3:.X12]&lt;[.$AX3:.$AX12])" office:value-type="float"/>
          <table:table-cell table:number-matrix-columns-spanned="1" table:number-matrix-rows-spanned="1" table:formula="of:=SUM([.Y3:.Y12]&lt;[.$AY3:.$AY12])" office:value-type="float"/>
          <table:table-cell table:number-matrix-columns-spanned="1" table:number-matrix-rows-spanned="1" table:formula="of:=SUM([.Z3:.Z12]&lt;[.$AZ3:.$AZ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AN3:.$AN12])" office:value-type="float"/>
          <table:table-cell table:number-matrix-columns-spanned="1" table:number-matrix-rows-spanned="1" table:formula="of:=SUM([.C3:.C12]&gt;[.$AO3:.$AO12])" office:value-type="float"/>
          <table:table-cell table:number-matrix-columns-spanned="1" table:number-matrix-rows-spanned="1" table:formula="of:=SUM([.D3:.D12]&gt;[.$AP3:.$AP12])" office:value-type="float"/>
          <table:table-cell table:number-matrix-columns-spanned="1" table:number-matrix-rows-spanned="1" table:formula="of:=SUM([.E3:.E12]&gt;[.$AQ3:.$AQ12])" office:value-type="float"/>
          <table:table-cell table:number-matrix-columns-spanned="1" table:number-matrix-rows-spanned="1" table:formula="of:=SUM([.F3:.F12]&gt;[.$AR3:.$AR12])" office:value-type="float"/>
          <table:table-cell table:number-matrix-columns-spanned="1" table:number-matrix-rows-spanned="1" table:formula="of:=SUM([.G3:.G12]&gt;[.$AS3:.$AS12])" office:value-type="float"/>
          <table:table-cell table:number-matrix-columns-spanned="1" table:number-matrix-rows-spanned="1" table:formula="of:=SUM([.H3:.H12]&gt;[.$AT3:.$AT12])" office:value-type="float"/>
          <table:table-cell table:number-matrix-columns-spanned="1" table:number-matrix-rows-spanned="1" table:formula="of:=SUM([.I3:.I12]&gt;[.$AU3:.$AU12])" office:value-type="float"/>
          <table:table-cell table:number-matrix-columns-spanned="1" table:number-matrix-rows-spanned="1" table:formula="of:=SUM([.J3:.J12]&gt;[.$AV3:.$AV12])" office:value-type="float"/>
          <table:table-cell table:number-matrix-columns-spanned="1" table:number-matrix-rows-spanned="1" table:formula="of:=SUM([.K3:.K12]&gt;[.$AW3:.$AW12])" office:value-type="float"/>
          <table:table-cell table:number-matrix-columns-spanned="1" table:number-matrix-rows-spanned="1" table:formula="of:=SUM([.L3:.L12]&gt;[.$AX3:.$AX12])" office:value-type="float"/>
          <table:table-cell table:number-matrix-columns-spanned="1" table:number-matrix-rows-spanned="1" table:formula="of:=SUM([.M3:.M12]&gt;[.$AY3:.$AY12])" office:value-type="float"/>
          <table:table-cell table:number-matrix-columns-spanned="1" table:number-matrix-rows-spanned="1" table:formula="of:=SUM([.N3:.N12]&gt;[.$AZ3:.$AZ12])" office:value-type="float"/>
          <table:table-cell table:number-matrix-columns-spanned="1" table:number-matrix-rows-spanned="1" table:formula="of:=SUM([.O3:.O12]&gt;[.$AN3:.$AN12])" office:value-type="float"/>
          <table:table-cell table:number-matrix-columns-spanned="1" table:number-matrix-rows-spanned="1" table:formula="of:=SUM([.P3:.P12]&gt;[.$AO3:.$AO12])" office:value-type="float"/>
          <table:table-cell table:number-matrix-columns-spanned="1" table:number-matrix-rows-spanned="1" table:formula="of:=SUM([.Q3:.Q12]&gt;[.$AP3:.$AP12])" office:value-type="float"/>
          <table:table-cell table:number-matrix-columns-spanned="1" table:number-matrix-rows-spanned="1" table:formula="of:=SUM([.R3:.R12]&gt;[.$AQ3:.$AQ12])" office:value-type="float"/>
          <table:table-cell table:number-matrix-columns-spanned="1" table:number-matrix-rows-spanned="1" table:formula="of:=SUM([.S3:.S12]&gt;[.$AR3:.$AR12])" office:value-type="float"/>
          <table:table-cell table:number-matrix-columns-spanned="1" table:number-matrix-rows-spanned="1" table:formula="of:=SUM([.T3:.T12]&gt;[.$AS3:.$AS12])" office:value-type="float"/>
          <table:table-cell table:number-matrix-columns-spanned="1" table:number-matrix-rows-spanned="1" table:formula="of:=SUM([.U3:.U12]&gt;[.$AT3:.$AT12])" office:value-type="float"/>
          <table:table-cell table:number-matrix-columns-spanned="1" table:number-matrix-rows-spanned="1" table:formula="of:=SUM([.V3:.V12]&gt;[.$AU3:.$AU12])" office:value-type="float"/>
          <table:table-cell table:number-matrix-columns-spanned="1" table:number-matrix-rows-spanned="1" table:formula="of:=SUM([.W3:.W12]&gt;[.$AW3:.$AW12])" office:value-type="float"/>
          <table:table-cell table:number-matrix-columns-spanned="1" table:number-matrix-rows-spanned="1" table:formula="of:=SUM([.X3:.X12]&gt;[.$AX3:.$AX12])" office:value-type="float"/>
          <table:table-cell table:number-matrix-columns-spanned="1" table:number-matrix-rows-spanned="1" table:formula="of:=SUM([.Y3:.Y12]&gt;[.$AY3:.$AY12])" office:value-type="float"/>
          <table:table-cell table:number-matrix-columns-spanned="1" table:number-matrix-rows-spanned="1" table:formula="of:=SUM([.Z3:.Z12]&gt;[.$AZ3:.$AZ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A3:.$BA12])" office:value-type="float"/>
          <table:table-cell table:number-matrix-columns-spanned="1" table:number-matrix-rows-spanned="1" table:formula="of:=SUM([.C3:.C12]=[.$BB3:.$BB12])" office:value-type="float"/>
          <table:table-cell table:number-matrix-columns-spanned="1" table:number-matrix-rows-spanned="1" table:formula="of:=SUM([.D3:.D12]=[.$BC3:.$BC12])" office:value-type="float"/>
          <table:table-cell table:number-matrix-columns-spanned="1" table:number-matrix-rows-spanned="1" table:formula="of:=SUM([.E3:.E12]=[.$BD3:.$BD12])" office:value-type="float"/>
          <table:table-cell table:number-matrix-columns-spanned="1" table:number-matrix-rows-spanned="1" table:formula="of:=SUM([.F3:.F12]=[.$BE3:.$BE12])" office:value-type="float"/>
          <table:table-cell table:number-matrix-columns-spanned="1" table:number-matrix-rows-spanned="1" table:formula="of:=SUM([.G3:.G12]=[.$BF3:.$BF12])" office:value-type="float"/>
          <table:table-cell table:number-matrix-columns-spanned="1" table:number-matrix-rows-spanned="1" table:formula="of:=SUM([.H3:.H12]=[.$BG3:.$BG12])" office:value-type="float"/>
          <table:table-cell table:number-matrix-columns-spanned="1" table:number-matrix-rows-spanned="1" table:formula="of:=SUM([.I3:.I12]=[.$BH3:.$BH12])" office:value-type="float"/>
          <table:table-cell table:number-matrix-columns-spanned="1" table:number-matrix-rows-spanned="1" table:formula="of:=SUM([.J3:.J12]=[.$BI3:.$BI12])" office:value-type="float"/>
          <table:table-cell table:number-matrix-columns-spanned="1" table:number-matrix-rows-spanned="1" table:formula="of:=SUM([.K3:.K12]=[.$BJ3:.$BJ12])" office:value-type="float"/>
          <table:table-cell table:number-matrix-columns-spanned="1" table:number-matrix-rows-spanned="1" table:formula="of:=SUM([.L3:.L12]=[.$BK3:.$BK12])" office:value-type="float"/>
          <table:table-cell table:number-matrix-columns-spanned="1" table:number-matrix-rows-spanned="1" table:formula="of:=SUM([.M3:.M12]=[.$BL3:.$BL12])" office:value-type="float"/>
          <table:table-cell table:number-matrix-columns-spanned="1" table:number-matrix-rows-spanned="1" table:formula="of:=SUM([.N3:.N12]=[.$BM3:.$BM12])" office:value-type="float"/>
          <table:table-cell table:number-matrix-columns-spanned="1" table:number-matrix-rows-spanned="1" table:formula="of:=SUM([.O3:.O12]=[.$BA3:.$BA12])" office:value-type="float"/>
          <table:table-cell table:number-matrix-columns-spanned="1" table:number-matrix-rows-spanned="1" table:formula="of:=SUM([.P3:.P12]=[.$BB3:.$BB12])" office:value-type="float"/>
          <table:table-cell table:number-matrix-columns-spanned="1" table:number-matrix-rows-spanned="1" table:formula="of:=SUM([.Q3:.Q12]=[.$BC3:.$BC12])" office:value-type="float"/>
          <table:table-cell table:number-matrix-columns-spanned="1" table:number-matrix-rows-spanned="1" table:formula="of:=SUM([.R3:.R12]=[.$BD3:.$BD12])" office:value-type="float"/>
          <table:table-cell table:number-matrix-columns-spanned="1" table:number-matrix-rows-spanned="1" table:formula="of:=SUM([.S3:.S12]=[.$BE3:.$BE12])" office:value-type="float"/>
          <table:table-cell table:number-matrix-columns-spanned="1" table:number-matrix-rows-spanned="1" table:formula="of:=SUM([.T3:.T12]=[.$BF3:.$BF12])" office:value-type="float"/>
          <table:table-cell table:number-matrix-columns-spanned="1" table:number-matrix-rows-spanned="1" table:formula="of:=SUM([.U3:.U12]=[.$BG3:.$BG12])" office:value-type="float"/>
          <table:table-cell table:number-matrix-columns-spanned="1" table:number-matrix-rows-spanned="1" table:formula="of:=SUM([.V3:.V12]=[.$BH3:.$BH12])" office:value-type="float"/>
          <table:table-cell table:number-matrix-columns-spanned="1" table:number-matrix-rows-spanned="1" table:formula="of:=SUM([.W3:.W12]=[.$BJ3:.$BJ12])" office:value-type="float"/>
          <table:table-cell table:number-matrix-columns-spanned="1" table:number-matrix-rows-spanned="1" table:formula="of:=SUM([.X3:.X12]=[.$BK3:.$BK12])" office:value-type="float"/>
          <table:table-cell table:number-matrix-columns-spanned="1" table:number-matrix-rows-spanned="1" table:formula="of:=SUM([.Y3:.Y12]=[.$BL3:.$BL12])" office:value-type="float"/>
          <table:table-cell table:number-matrix-columns-spanned="1" table:number-matrix-rows-spanned="1" table:formula="of:=SUM([.Z3:.Z12]=[.$BM3:.$BM12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